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number-columns-repeated="11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276.4" calcext:value-type="float">
            <text:p>-276,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D1]*100" office:value-type="float" office:value="0" calcext:value-type="float">
            <text:p>0</text:p>
          </table:table-cell>
          <table:table-cell table:formula="of:=[.E1]*100" office:value-type="float" office:value="0" calcext:value-type="float">
            <text:p>0</text:p>
          </table:table-cell>
          <table:table-cell/>
          <table:table-cell table:formula="of:=[.G1]*0.067" office:value-type="float" office:value="0" calcext:value-type="float">
            <text:p>0</text:p>
          </table:table-cell>
          <table:table-cell table:formula="of:=[.H1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76.14" calcext:value-type="float">
            <text:p>-276,14</text:p>
          </table:table-cell>
          <table:table-cell office:value-type="float" office:value="-0.264359061" calcext:value-type="float">
            <text:p>-0,26435906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]*100" office:value-type="float" office:value="-26.4359061" calcext:value-type="float">
            <text:p>-26,4359061</text:p>
          </table:table-cell>
          <table:table-cell table:formula="of:=[.E2]*100" office:value-type="float" office:value="0" calcext:value-type="float">
            <text:p>0</text:p>
          </table:table-cell>
          <table:table-cell/>
          <table:table-cell table:formula="of:=[.G2]*0.067" office:value-type="float" office:value="-1.7712057087" calcext:value-type="float">
            <text:p>-1,7712057087</text:p>
          </table:table-cell>
          <table:table-cell table:formula="of:=[.H2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76.14" calcext:value-type="float">
            <text:p>-276,14</text:p>
          </table:table-cell>
          <table:table-cell office:value-type="float" office:value="-0.164386096" calcext:value-type="float">
            <text:p>-0,16438609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]*100" office:value-type="float" office:value="-16.4386096" calcext:value-type="float">
            <text:p>-16,4386096</text:p>
          </table:table-cell>
          <table:table-cell table:formula="of:=[.E3]*100" office:value-type="float" office:value="0" calcext:value-type="float">
            <text:p>0</text:p>
          </table:table-cell>
          <table:table-cell/>
          <table:table-cell table:formula="of:=[.G3]*0.067" office:value-type="float" office:value="-1.1013868432" calcext:value-type="float">
            <text:p>-1,1013868432</text:p>
          </table:table-cell>
          <table:table-cell table:formula="of:=[.H3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76.14" calcext:value-type="float">
            <text:p>-276,14</text:p>
          </table:table-cell>
          <table:table-cell office:value-type="float" office:value="-1.387209005" calcext:value-type="float">
            <text:p>-1,38720900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4]*100" office:value-type="float" office:value="-138.7209005" calcext:value-type="float">
            <text:p>-138,7209005</text:p>
          </table:table-cell>
          <table:table-cell table:formula="of:=[.E4]*100" office:value-type="float" office:value="0" calcext:value-type="float">
            <text:p>0</text:p>
          </table:table-cell>
          <table:table-cell/>
          <table:table-cell table:formula="of:=[.G4]*0.067" office:value-type="float" office:value="-9.2943003335" calcext:value-type="float">
            <text:p>-9,2943003335</text:p>
          </table:table-cell>
          <table:table-cell table:formula="of:=[.H4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74.55" calcext:value-type="float">
            <text:p>-274,55</text:p>
          </table:table-cell>
          <table:table-cell office:value-type="float" office:value="-1.454084846" calcext:value-type="float">
            <text:p>-1,45408484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]*100" office:value-type="float" office:value="-145.4084846" calcext:value-type="float">
            <text:p>-145,4084846</text:p>
          </table:table-cell>
          <table:table-cell table:formula="of:=[.E5]*100" office:value-type="float" office:value="0" calcext:value-type="float">
            <text:p>0</text:p>
          </table:table-cell>
          <table:table-cell/>
          <table:table-cell table:formula="of:=[.G5]*0.067" office:value-type="float" office:value="-9.7423684682" calcext:value-type="float">
            <text:p>-9,7423684682</text:p>
          </table:table-cell>
          <table:table-cell table:formula="of:=[.H5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74.55" calcext:value-type="float">
            <text:p>-274,55</text:p>
          </table:table-cell>
          <table:table-cell office:value-type="float" office:value="-0.649054304" calcext:value-type="float">
            <text:p>-0,64905430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6]*100" office:value-type="float" office:value="-64.9054304" calcext:value-type="float">
            <text:p>-64,9054304</text:p>
          </table:table-cell>
          <table:table-cell table:formula="of:=[.E6]*100" office:value-type="float" office:value="0" calcext:value-type="float">
            <text:p>0</text:p>
          </table:table-cell>
          <table:table-cell/>
          <table:table-cell table:formula="of:=[.G6]*0.067" office:value-type="float" office:value="-4.3486638368" calcext:value-type="float">
            <text:p>-4,3486638368</text:p>
          </table:table-cell>
          <table:table-cell table:formula="of:=[.H6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74.55" calcext:value-type="float">
            <text:p>-274,55</text:p>
          </table:table-cell>
          <table:table-cell office:value-type="float" office:value="-2.259649201" calcext:value-type="float">
            <text:p>-2,2596492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7]*100" office:value-type="float" office:value="-225.9649201" calcext:value-type="float">
            <text:p>-225,9649201</text:p>
          </table:table-cell>
          <table:table-cell table:formula="of:=[.E7]*100" office:value-type="float" office:value="0" calcext:value-type="float">
            <text:p>0</text:p>
          </table:table-cell>
          <table:table-cell/>
          <table:table-cell table:formula="of:=[.G7]*0.067" office:value-type="float" office:value="-15.1396496467" calcext:value-type="float">
            <text:p>-15,1396496467</text:p>
          </table:table-cell>
          <table:table-cell table:formula="of:=[.H7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71.8" calcext:value-type="float">
            <text:p>-271,8</text:p>
          </table:table-cell>
          <table:table-cell office:value-type="float" office:value="-2.616019395" calcext:value-type="float">
            <text:p>-2,61601939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8]*100" office:value-type="float" office:value="-261.6019395" calcext:value-type="float">
            <text:p>-261,6019395</text:p>
          </table:table-cell>
          <table:table-cell table:formula="of:=[.E8]*100" office:value-type="float" office:value="0" calcext:value-type="float">
            <text:p>0</text:p>
          </table:table-cell>
          <table:table-cell/>
          <table:table-cell table:formula="of:=[.G8]*0.067" office:value-type="float" office:value="-17.5273299465" calcext:value-type="float">
            <text:p>-17,5273299465</text:p>
          </table:table-cell>
          <table:table-cell table:formula="of:=[.H8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71.8" calcext:value-type="float">
            <text:p>-271,8</text:p>
          </table:table-cell>
          <table:table-cell office:value-type="float" office:value="-1.95536694" calcext:value-type="float">
            <text:p>-1,9553669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9]*100" office:value-type="float" office:value="-195.536694" calcext:value-type="float">
            <text:p>-195,536694</text:p>
          </table:table-cell>
          <table:table-cell table:formula="of:=[.E9]*100" office:value-type="float" office:value="0" calcext:value-type="float">
            <text:p>0</text:p>
          </table:table-cell>
          <table:table-cell/>
          <table:table-cell table:formula="of:=[.G9]*0.067" office:value-type="float" office:value="-13.100958498" calcext:value-type="float">
            <text:p>-13,100958498</text:p>
          </table:table-cell>
          <table:table-cell table:formula="of:=[.H9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69.91" calcext:value-type="float">
            <text:p>-269,91</text:p>
          </table:table-cell>
          <table:table-cell office:value-type="float" office:value="-1.503369276" calcext:value-type="float">
            <text:p>-1,50336927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0]*100" office:value-type="float" office:value="-150.3369276" calcext:value-type="float">
            <text:p>-150,3369276</text:p>
          </table:table-cell>
          <table:table-cell table:formula="of:=[.E10]*100" office:value-type="float" office:value="0" calcext:value-type="float">
            <text:p>0</text:p>
          </table:table-cell>
          <table:table-cell/>
          <table:table-cell table:formula="of:=[.G10]*0.067" office:value-type="float" office:value="-10.0725741492" calcext:value-type="float">
            <text:p>-10,0725741492</text:p>
          </table:table-cell>
          <table:table-cell table:formula="of:=[.H10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69.91" calcext:value-type="float">
            <text:p>-269,91</text:p>
          </table:table-cell>
          <table:table-cell office:value-type="float" office:value="-0.255198081" calcext:value-type="float">
            <text:p>-0,25519808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1]*100" office:value-type="float" office:value="-25.5198081" calcext:value-type="float">
            <text:p>-25,5198081</text:p>
          </table:table-cell>
          <table:table-cell table:formula="of:=[.E11]*100" office:value-type="float" office:value="0" calcext:value-type="float">
            <text:p>0</text:p>
          </table:table-cell>
          <table:table-cell/>
          <table:table-cell table:formula="of:=[.G11]*0.067" office:value-type="float" office:value="-1.7098271427" calcext:value-type="float">
            <text:p>-1,7098271427</text:p>
          </table:table-cell>
          <table:table-cell table:formula="of:=[.H11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69.91" calcext:value-type="float">
            <text:p>-269,91</text:p>
          </table:table-cell>
          <table:table-cell office:value-type="float" office:value="0.422747754" calcext:value-type="float">
            <text:p>0,42274775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2]*100" office:value-type="float" office:value="42.2747754" calcext:value-type="float">
            <text:p>42,2747754</text:p>
          </table:table-cell>
          <table:table-cell table:formula="of:=[.E12]*100" office:value-type="float" office:value="0" calcext:value-type="float">
            <text:p>0</text:p>
          </table:table-cell>
          <table:table-cell/>
          <table:table-cell table:formula="of:=[.G12]*0.067" office:value-type="float" office:value="2.8324099518" calcext:value-type="float">
            <text:p>2,8324099518</text:p>
          </table:table-cell>
          <table:table-cell table:formula="of:=[.H12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70.55" calcext:value-type="float">
            <text:p>-270,55</text:p>
          </table:table-cell>
          <table:table-cell office:value-type="float" office:value="0.584749913" calcext:value-type="float">
            <text:p>0,58474991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3]*100" office:value-type="float" office:value="58.4749913" calcext:value-type="float">
            <text:p>58,4749913</text:p>
          </table:table-cell>
          <table:table-cell table:formula="of:=[.E13]*100" office:value-type="float" office:value="0" calcext:value-type="float">
            <text:p>0</text:p>
          </table:table-cell>
          <table:table-cell/>
          <table:table-cell table:formula="of:=[.G13]*0.067" office:value-type="float" office:value="3.9178244171" calcext:value-type="float">
            <text:p>3,9178244171</text:p>
          </table:table-cell>
          <table:table-cell table:formula="of:=[.H13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70.55" calcext:value-type="float">
            <text:p>-270,55</text:p>
          </table:table-cell>
          <table:table-cell office:value-type="float" office:value="0.904548135" calcext:value-type="float">
            <text:p>0,90454813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4]*100" office:value-type="float" office:value="90.4548135" calcext:value-type="float">
            <text:p>90,4548135</text:p>
          </table:table-cell>
          <table:table-cell table:formula="of:=[.E14]*100" office:value-type="float" office:value="0" calcext:value-type="float">
            <text:p>0</text:p>
          </table:table-cell>
          <table:table-cell/>
          <table:table-cell table:formula="of:=[.G14]*0.067" office:value-type="float" office:value="6.0604725045" calcext:value-type="float">
            <text:p>6,0604725045</text:p>
          </table:table-cell>
          <table:table-cell table:formula="of:=[.H14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70.55" calcext:value-type="float">
            <text:p>-270,55</text:p>
          </table:table-cell>
          <table:table-cell office:value-type="float" office:value="2.112548501" calcext:value-type="float">
            <text:p>2,1125485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5]*100" office:value-type="float" office:value="211.2548501" calcext:value-type="float">
            <text:p>211,2548501</text:p>
          </table:table-cell>
          <table:table-cell table:formula="of:=[.E15]*100" office:value-type="float" office:value="0" calcext:value-type="float">
            <text:p>0</text:p>
          </table:table-cell>
          <table:table-cell/>
          <table:table-cell table:formula="of:=[.G15]*0.067" office:value-type="float" office:value="14.1540749567" calcext:value-type="float">
            <text:p>14,1540749567</text:p>
          </table:table-cell>
          <table:table-cell table:formula="of:=[.H15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73.53" calcext:value-type="float">
            <text:p>-273,53</text:p>
          </table:table-cell>
          <table:table-cell office:value-type="float" office:value="2.260024681" calcext:value-type="float">
            <text:p>2,26002468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6]*100" office:value-type="float" office:value="226.0024681" calcext:value-type="float">
            <text:p>226,0024681</text:p>
          </table:table-cell>
          <table:table-cell table:formula="of:=[.E16]*100" office:value-type="float" office:value="0" calcext:value-type="float">
            <text:p>0</text:p>
          </table:table-cell>
          <table:table-cell/>
          <table:table-cell table:formula="of:=[.G16]*0.067" office:value-type="float" office:value="15.1421653627" calcext:value-type="float">
            <text:p>15,1421653627</text:p>
          </table:table-cell>
          <table:table-cell table:formula="of:=[.H16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73.53" calcext:value-type="float">
            <text:p>-273,53</text:p>
          </table:table-cell>
          <table:table-cell office:value-type="float" office:value="1.739353176" calcext:value-type="float">
            <text:p>1,73935317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7]*100" office:value-type="float" office:value="173.9353176" calcext:value-type="float">
            <text:p>173,9353176</text:p>
          </table:table-cell>
          <table:table-cell table:formula="of:=[.E17]*100" office:value-type="float" office:value="0" calcext:value-type="float">
            <text:p>0</text:p>
          </table:table-cell>
          <table:table-cell/>
          <table:table-cell table:formula="of:=[.G17]*0.067" office:value-type="float" office:value="11.6536662792" calcext:value-type="float">
            <text:p>11,6536662792</text:p>
          </table:table-cell>
          <table:table-cell table:formula="of:=[.H17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73.53" calcext:value-type="float">
            <text:p>-273,53</text:p>
          </table:table-cell>
          <table:table-cell office:value-type="float" office:value="2.597766839" calcext:value-type="float">
            <text:p>2,59776683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8]*100" office:value-type="float" office:value="259.7766839" calcext:value-type="float">
            <text:p>259,7766839</text:p>
          </table:table-cell>
          <table:table-cell table:formula="of:=[.E18]*100" office:value-type="float" office:value="0" calcext:value-type="float">
            <text:p>0</text:p>
          </table:table-cell>
          <table:table-cell/>
          <table:table-cell table:formula="of:=[.G18]*0.067" office:value-type="float" office:value="17.4050378213" calcext:value-type="float">
            <text:p>17,4050378213</text:p>
          </table:table-cell>
          <table:table-cell table:formula="of:=[.H18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77.15" calcext:value-type="float">
            <text:p>-277,15</text:p>
          </table:table-cell>
          <table:table-cell office:value-type="float" office:value="2.64701837" calcext:value-type="float">
            <text:p>2,6470183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9]*100" office:value-type="float" office:value="264.701837" calcext:value-type="float">
            <text:p>264,701837</text:p>
          </table:table-cell>
          <table:table-cell table:formula="of:=[.E19]*100" office:value-type="float" office:value="0" calcext:value-type="float">
            <text:p>0</text:p>
          </table:table-cell>
          <table:table-cell/>
          <table:table-cell table:formula="of:=[.G19]*0.067" office:value-type="float" office:value="17.735023079" calcext:value-type="float">
            <text:p>17,735023079</text:p>
          </table:table-cell>
          <table:table-cell table:formula="of:=[.H19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77.15" calcext:value-type="float">
            <text:p>-277,15</text:p>
          </table:table-cell>
          <table:table-cell office:value-type="float" office:value="1.929433554" calcext:value-type="float">
            <text:p>1,92943355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0]*100" office:value-type="float" office:value="192.9433554" calcext:value-type="float">
            <text:p>192,9433554</text:p>
          </table:table-cell>
          <table:table-cell table:formula="of:=[.E20]*100" office:value-type="float" office:value="0" calcext:value-type="float">
            <text:p>0</text:p>
          </table:table-cell>
          <table:table-cell/>
          <table:table-cell table:formula="of:=[.G20]*0.067" office:value-type="float" office:value="12.9272048118" calcext:value-type="float">
            <text:p>12,9272048118</text:p>
          </table:table-cell>
          <table:table-cell table:formula="of:=[.H20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77.15" calcext:value-type="float">
            <text:p>-277,15</text:p>
          </table:table-cell>
          <table:table-cell office:value-type="float" office:value="2.477444596" calcext:value-type="float">
            <text:p>2,47744459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1]*100" office:value-type="float" office:value="247.7444596" calcext:value-type="float">
            <text:p>247,7444596</text:p>
          </table:table-cell>
          <table:table-cell table:formula="of:=[.E21]*100" office:value-type="float" office:value="0" calcext:value-type="float">
            <text:p>0</text:p>
          </table:table-cell>
          <table:table-cell/>
          <table:table-cell table:formula="of:=[.G21]*0.067" office:value-type="float" office:value="16.5988787932" calcext:value-type="float">
            <text:p>16,5988787932</text:p>
          </table:table-cell>
          <table:table-cell table:formula="of:=[.H21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  <table:table-cell office:value-type="float" office:value="-280.58" calcext:value-type="float">
            <text:p>-280,58</text:p>
          </table:table-cell>
          <table:table-cell office:value-type="float" office:value="2.466488909" calcext:value-type="float">
            <text:p>2,46648890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2]*100" office:value-type="float" office:value="246.6488909" calcext:value-type="float">
            <text:p>246,6488909</text:p>
          </table:table-cell>
          <table:table-cell table:formula="of:=[.E22]*100" office:value-type="float" office:value="0" calcext:value-type="float">
            <text:p>0</text:p>
          </table:table-cell>
          <table:table-cell/>
          <table:table-cell table:formula="of:=[.G22]*0.067" office:value-type="float" office:value="16.5254756903" calcext:value-type="float">
            <text:p>16,5254756903</text:p>
          </table:table-cell>
          <table:table-cell table:formula="of:=[.H22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-280.58" calcext:value-type="float">
            <text:p>-280,58</text:p>
          </table:table-cell>
          <table:table-cell office:value-type="float" office:value="1.82561805" calcext:value-type="float">
            <text:p>1,8256180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3]*100" office:value-type="float" office:value="182.561805" calcext:value-type="float">
            <text:p>182,561805</text:p>
          </table:table-cell>
          <table:table-cell table:formula="of:=[.E23]*100" office:value-type="float" office:value="0" calcext:value-type="float">
            <text:p>0</text:p>
          </table:table-cell>
          <table:table-cell/>
          <table:table-cell table:formula="of:=[.G23]*0.067" office:value-type="float" office:value="12.231640935" calcext:value-type="float">
            <text:p>12,231640935</text:p>
          </table:table-cell>
          <table:table-cell table:formula="of:=[.H23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  <table:table-cell office:value-type="float" office:value="-280.58" calcext:value-type="float">
            <text:p>-280,58</text:p>
          </table:table-cell>
          <table:table-cell office:value-type="float" office:value="2.349492827" calcext:value-type="float">
            <text:p>2,34949282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4]*100" office:value-type="float" office:value="234.9492827" calcext:value-type="float">
            <text:p>234,9492827</text:p>
          </table:table-cell>
          <table:table-cell table:formula="of:=[.E24]*100" office:value-type="float" office:value="0" calcext:value-type="float">
            <text:p>0</text:p>
          </table:table-cell>
          <table:table-cell/>
          <table:table-cell table:formula="of:=[.G24]*0.067" office:value-type="float" office:value="15.7416019409" calcext:value-type="float">
            <text:p>15,7416019409</text:p>
          </table:table-cell>
          <table:table-cell table:formula="of:=[.H24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-283.63" calcext:value-type="float">
            <text:p>-283,63</text:p>
          </table:table-cell>
          <table:table-cell office:value-type="float" office:value="2.766848058" calcext:value-type="float">
            <text:p>2,76684805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5]*100" office:value-type="float" office:value="276.6848058" calcext:value-type="float">
            <text:p>276,6848058</text:p>
          </table:table-cell>
          <table:table-cell table:formula="of:=[.E25]*100" office:value-type="float" office:value="0" calcext:value-type="float">
            <text:p>0</text:p>
          </table:table-cell>
          <table:table-cell/>
          <table:table-cell table:formula="of:=[.G25]*0.067" office:value-type="float" office:value="18.5378819886" calcext:value-type="float">
            <text:p>18,5378819886</text:p>
          </table:table-cell>
          <table:table-cell table:formula="of:=[.H25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-283.63" calcext:value-type="float">
            <text:p>-283,63</text:p>
          </table:table-cell>
          <table:table-cell office:value-type="float" office:value="2.617922662" calcext:value-type="float">
            <text:p>2,61792266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6]*100" office:value-type="float" office:value="261.7922662" calcext:value-type="float">
            <text:p>261,7922662</text:p>
          </table:table-cell>
          <table:table-cell table:formula="of:=[.E26]*100" office:value-type="float" office:value="0" calcext:value-type="float">
            <text:p>0</text:p>
          </table:table-cell>
          <table:table-cell/>
          <table:table-cell table:formula="of:=[.G26]*0.067" office:value-type="float" office:value="17.5400818354" calcext:value-type="float">
            <text:p>17,5400818354</text:p>
          </table:table-cell>
          <table:table-cell table:formula="of:=[.H26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-286.29" calcext:value-type="float">
            <text:p>-286,29</text:p>
          </table:table-cell>
          <table:table-cell office:value-type="float" office:value="2.107642828" calcext:value-type="float">
            <text:p>2,10764282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7]*100" office:value-type="float" office:value="210.7642828" calcext:value-type="float">
            <text:p>210,7642828</text:p>
          </table:table-cell>
          <table:table-cell table:formula="of:=[.E27]*100" office:value-type="float" office:value="0" calcext:value-type="float">
            <text:p>0</text:p>
          </table:table-cell>
          <table:table-cell/>
          <table:table-cell table:formula="of:=[.G27]*0.067" office:value-type="float" office:value="14.1212069476" calcext:value-type="float">
            <text:p>14,1212069476</text:p>
          </table:table-cell>
          <table:table-cell table:formula="of:=[.H27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office:value-type="float" office:value="-286.29" calcext:value-type="float">
            <text:p>-286,29</text:p>
          </table:table-cell>
          <table:table-cell office:value-type="float" office:value="1.674631058" calcext:value-type="float">
            <text:p>1,67463105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8]*100" office:value-type="float" office:value="167.4631058" calcext:value-type="float">
            <text:p>167,4631058</text:p>
          </table:table-cell>
          <table:table-cell table:formula="of:=[.E28]*100" office:value-type="float" office:value="0" calcext:value-type="float">
            <text:p>0</text:p>
          </table:table-cell>
          <table:table-cell/>
          <table:table-cell table:formula="of:=[.G28]*0.067" office:value-type="float" office:value="11.2200280886" calcext:value-type="float">
            <text:p>11,2200280886</text:p>
          </table:table-cell>
          <table:table-cell table:formula="of:=[.H28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  <table:table-cell office:value-type="float" office:value="-286.29" calcext:value-type="float">
            <text:p>-286,29</text:p>
          </table:table-cell>
          <table:table-cell office:value-type="float" office:value="2.312863884" calcext:value-type="float">
            <text:p>2,31286388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9]*100" office:value-type="float" office:value="231.2863884" calcext:value-type="float">
            <text:p>231,2863884</text:p>
          </table:table-cell>
          <table:table-cell table:formula="of:=[.E29]*100" office:value-type="float" office:value="0" calcext:value-type="float">
            <text:p>0</text:p>
          </table:table-cell>
          <table:table-cell/>
          <table:table-cell table:formula="of:=[.G29]*0.067" office:value-type="float" office:value="15.4961880228" calcext:value-type="float">
            <text:p>15,4961880228</text:p>
          </table:table-cell>
          <table:table-cell table:formula="of:=[.H29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-289.54" calcext:value-type="float">
            <text:p>-289,54</text:p>
          </table:table-cell>
          <table:table-cell office:value-type="float" office:value="2.306888668" calcext:value-type="float">
            <text:p>2,30688866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0]*100" office:value-type="float" office:value="230.6888668" calcext:value-type="float">
            <text:p>230,6888668</text:p>
          </table:table-cell>
          <table:table-cell table:formula="of:=[.E30]*100" office:value-type="float" office:value="0" calcext:value-type="float">
            <text:p>0</text:p>
          </table:table-cell>
          <table:table-cell/>
          <table:table-cell table:formula="of:=[.G30]*0.067" office:value-type="float" office:value="15.4561540756" calcext:value-type="float">
            <text:p>15,4561540756</text:p>
          </table:table-cell>
          <table:table-cell table:formula="of:=[.H30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-289.54" calcext:value-type="float">
            <text:p>-289,54</text:p>
          </table:table-cell>
          <table:table-cell office:value-type="float" office:value="1.662790454" calcext:value-type="float">
            <text:p>1,66279045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1]*100" office:value-type="float" office:value="166.2790454" calcext:value-type="float">
            <text:p>166,2790454</text:p>
          </table:table-cell>
          <table:table-cell table:formula="of:=[.E31]*100" office:value-type="float" office:value="0" calcext:value-type="float">
            <text:p>0</text:p>
          </table:table-cell>
          <table:table-cell/>
          <table:table-cell table:formula="of:=[.G31]*0.067" office:value-type="float" office:value="11.1406960418" calcext:value-type="float">
            <text:p>11,1406960418</text:p>
          </table:table-cell>
          <table:table-cell table:formula="of:=[.H31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 office:value-type="float" office:value="-289.54" calcext:value-type="float">
            <text:p>-289,54</text:p>
          </table:table-cell>
          <table:table-cell office:value-type="float" office:value="2.047567249" calcext:value-type="float">
            <text:p>2,04756724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2]*100" office:value-type="float" office:value="204.7567249" calcext:value-type="float">
            <text:p>204,7567249</text:p>
          </table:table-cell>
          <table:table-cell table:formula="of:=[.E32]*100" office:value-type="float" office:value="0" calcext:value-type="float">
            <text:p>0</text:p>
          </table:table-cell>
          <table:table-cell/>
          <table:table-cell table:formula="of:=[.G32]*0.067" office:value-type="float" office:value="13.7187005683" calcext:value-type="float">
            <text:p>13,7187005683</text:p>
          </table:table-cell>
          <table:table-cell table:formula="of:=[.H32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-292.31" calcext:value-type="float">
            <text:p>-292,31</text:p>
          </table:table-cell>
          <table:table-cell office:value-type="float" office:value="1.962880574" calcext:value-type="float">
            <text:p>1,96288057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3]*100" office:value-type="float" office:value="196.2880574" calcext:value-type="float">
            <text:p>196,2880574</text:p>
          </table:table-cell>
          <table:table-cell table:formula="of:=[.E33]*100" office:value-type="float" office:value="0" calcext:value-type="float">
            <text:p>0</text:p>
          </table:table-cell>
          <table:table-cell/>
          <table:table-cell table:formula="of:=[.G33]*0.067" office:value-type="float" office:value="13.1512998458" calcext:value-type="float">
            <text:p>13,1512998458</text:p>
          </table:table-cell>
          <table:table-cell table:formula="of:=[.H33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-292.31" calcext:value-type="float">
            <text:p>-292,31</text:p>
          </table:table-cell>
          <table:table-cell office:value-type="float" office:value="1.243044386" calcext:value-type="float">
            <text:p>1,24304438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4]*100" office:value-type="float" office:value="124.3044386" calcext:value-type="float">
            <text:p>124,3044386</text:p>
          </table:table-cell>
          <table:table-cell table:formula="of:=[.E34]*100" office:value-type="float" office:value="0" calcext:value-type="float">
            <text:p>0</text:p>
          </table:table-cell>
          <table:table-cell/>
          <table:table-cell table:formula="of:=[.G34]*0.067" office:value-type="float" office:value="8.3283973862" calcext:value-type="float">
            <text:p>8,3283973862</text:p>
          </table:table-cell>
          <table:table-cell table:formula="of:=[.H34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292.31" calcext:value-type="float">
            <text:p>-292,31</text:p>
          </table:table-cell>
          <table:table-cell office:value-type="float" office:value="1.431666146" calcext:value-type="float">
            <text:p>1,43166614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5]*100" office:value-type="float" office:value="143.1666146" calcext:value-type="float">
            <text:p>143,1666146</text:p>
          </table:table-cell>
          <table:table-cell table:formula="of:=[.E35]*100" office:value-type="float" office:value="0" calcext:value-type="float">
            <text:p>0</text:p>
          </table:table-cell>
          <table:table-cell/>
          <table:table-cell table:formula="of:=[.G35]*0.067" office:value-type="float" office:value="9.5921631782" calcext:value-type="float">
            <text:p>9,5921631782</text:p>
          </table:table-cell>
          <table:table-cell table:formula="of:=[.H35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-294.18" calcext:value-type="float">
            <text:p>-294,18</text:p>
          </table:table-cell>
          <table:table-cell office:value-type="float" office:value="1.302768666" calcext:value-type="float">
            <text:p>1,30276866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6]*100" office:value-type="float" office:value="130.2768666" calcext:value-type="float">
            <text:p>130,2768666</text:p>
          </table:table-cell>
          <table:table-cell table:formula="of:=[.E36]*100" office:value-type="float" office:value="0" calcext:value-type="float">
            <text:p>0</text:p>
          </table:table-cell>
          <table:table-cell/>
          <table:table-cell table:formula="of:=[.G36]*0.067" office:value-type="float" office:value="8.7285500622" calcext:value-type="float">
            <text:p>8,7285500622</text:p>
          </table:table-cell>
          <table:table-cell table:formula="of:=[.H36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-294.18" calcext:value-type="float">
            <text:p>-294,18</text:p>
          </table:table-cell>
          <table:table-cell office:value-type="float" office:value="0.506451906" calcext:value-type="float">
            <text:p>0,50645190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7]*100" office:value-type="float" office:value="50.6451906" calcext:value-type="float">
            <text:p>50,6451906</text:p>
          </table:table-cell>
          <table:table-cell table:formula="of:=[.E37]*100" office:value-type="float" office:value="0" calcext:value-type="float">
            <text:p>0</text:p>
          </table:table-cell>
          <table:table-cell/>
          <table:table-cell table:formula="of:=[.G37]*0.067" office:value-type="float" office:value="3.3932277702" calcext:value-type="float">
            <text:p>3,3932277702</text:p>
          </table:table-cell>
          <table:table-cell table:formula="of:=[.H37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-294.18" calcext:value-type="float">
            <text:p>-294,18</text:p>
          </table:table-cell>
          <table:table-cell office:value-type="float" office:value="0.149846325" calcext:value-type="float">
            <text:p>0,14984632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8]*100" office:value-type="float" office:value="14.9846325" calcext:value-type="float">
            <text:p>14,9846325</text:p>
          </table:table-cell>
          <table:table-cell table:formula="of:=[.E38]*100" office:value-type="float" office:value="0" calcext:value-type="float">
            <text:p>0</text:p>
          </table:table-cell>
          <table:table-cell/>
          <table:table-cell table:formula="of:=[.G38]*0.067" office:value-type="float" office:value="1.0039703775" calcext:value-type="float">
            <text:p>1,0039703775</text:p>
          </table:table-cell>
          <table:table-cell table:formula="of:=[.H38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-294.28" calcext:value-type="float">
            <text:p>-294,28</text:p>
          </table:table-cell>
          <table:table-cell office:value-type="float" office:value="0.0379996" calcext:value-type="float">
            <text:p>0,037999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9]*100" office:value-type="float" office:value="3.79996" calcext:value-type="float">
            <text:p>3,79996</text:p>
          </table:table-cell>
          <table:table-cell table:formula="of:=[.E39]*100" office:value-type="float" office:value="0" calcext:value-type="float">
            <text:p>0</text:p>
          </table:table-cell>
          <table:table-cell/>
          <table:table-cell table:formula="of:=[.G39]*0.067" office:value-type="float" office:value="0.25459732" calcext:value-type="float">
            <text:p>0,25459732</text:p>
          </table:table-cell>
          <table:table-cell table:formula="of:=[.H39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-294.28" calcext:value-type="float">
            <text:p>-294,28</text:p>
          </table:table-cell>
          <table:table-cell office:value-type="float" office:value="-0.267181495" calcext:value-type="float">
            <text:p>-0,26718149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40]*100" office:value-type="float" office:value="-26.7181495" calcext:value-type="float">
            <text:p>-26,7181495</text:p>
          </table:table-cell>
          <table:table-cell table:formula="of:=[.E40]*100" office:value-type="float" office:value="0" calcext:value-type="float">
            <text:p>0</text:p>
          </table:table-cell>
          <table:table-cell/>
          <table:table-cell table:formula="of:=[.G40]*0.067" office:value-type="float" office:value="-1.7901160165" calcext:value-type="float">
            <text:p>-1,7901160165</text:p>
          </table:table-cell>
          <table:table-cell table:formula="of:=[.H40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-294.28" calcext:value-type="float">
            <text:p>-294,28</text:p>
          </table:table-cell>
          <table:table-cell office:value-type="float" office:value="-1.019164881" calcext:value-type="float">
            <text:p>-1,01916488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41]*100" office:value-type="float" office:value="-101.9164881" calcext:value-type="float">
            <text:p>-101,9164881</text:p>
          </table:table-cell>
          <table:table-cell table:formula="of:=[.E41]*100" office:value-type="float" office:value="0" calcext:value-type="float">
            <text:p>0</text:p>
          </table:table-cell>
          <table:table-cell/>
          <table:table-cell table:formula="of:=[.G41]*0.067" office:value-type="float" office:value="-6.8284047027" calcext:value-type="float">
            <text:p>-6,8284047027</text:p>
          </table:table-cell>
          <table:table-cell table:formula="of:=[.H41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-292.98" calcext:value-type="float">
            <text:p>-292,98</text:p>
          </table:table-cell>
          <table:table-cell office:value-type="float" office:value="-1.267949748" calcext:value-type="float">
            <text:p>-1,26794974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42]*100" office:value-type="float" office:value="-126.7949748" calcext:value-type="float">
            <text:p>-126,7949748</text:p>
          </table:table-cell>
          <table:table-cell table:formula="of:=[.E42]*100" office:value-type="float" office:value="0" calcext:value-type="float">
            <text:p>0</text:p>
          </table:table-cell>
          <table:table-cell/>
          <table:table-cell table:formula="of:=[.G42]*0.067" office:value-type="float" office:value="-8.4952633116" calcext:value-type="float">
            <text:p>-8,4952633116</text:p>
          </table:table-cell>
          <table:table-cell table:formula="of:=[.H42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-292.98" calcext:value-type="float">
            <text:p>-292,98</text:p>
          </table:table-cell>
          <table:table-cell office:value-type="float" office:value="-1.433504628" calcext:value-type="float">
            <text:p>-1,43350462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43]*100" office:value-type="float" office:value="-143.3504628" calcext:value-type="float">
            <text:p>-143,3504628</text:p>
          </table:table-cell>
          <table:table-cell table:formula="of:=[.E43]*100" office:value-type="float" office:value="0" calcext:value-type="float">
            <text:p>0</text:p>
          </table:table-cell>
          <table:table-cell/>
          <table:table-cell table:formula="of:=[.G43]*0.067" office:value-type="float" office:value="-9.6044810076" calcext:value-type="float">
            <text:p>-9,6044810076</text:p>
          </table:table-cell>
          <table:table-cell table:formula="of:=[.H43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-291.52" calcext:value-type="float">
            <text:p>-291,52</text:p>
          </table:table-cell>
          <table:table-cell office:value-type="float" office:value="-1.19166917" calcext:value-type="float">
            <text:p>-1,1916691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44]*100" office:value-type="float" office:value="-119.166917" calcext:value-type="float">
            <text:p>-119,166917</text:p>
          </table:table-cell>
          <table:table-cell table:formula="of:=[.E44]*100" office:value-type="float" office:value="0" calcext:value-type="float">
            <text:p>0</text:p>
          </table:table-cell>
          <table:table-cell/>
          <table:table-cell table:formula="of:=[.G44]*0.067" office:value-type="float" office:value="-7.984183439" calcext:value-type="float">
            <text:p>-7,984183439</text:p>
          </table:table-cell>
          <table:table-cell table:formula="of:=[.H44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-291.52" calcext:value-type="float">
            <text:p>-291,52</text:p>
          </table:table-cell>
          <table:table-cell office:value-type="float" office:value="-0.461489695" calcext:value-type="float">
            <text:p>-0,46148969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45]*100" office:value-type="float" office:value="-46.1489695" calcext:value-type="float">
            <text:p>-46,1489695</text:p>
          </table:table-cell>
          <table:table-cell table:formula="of:=[.E45]*100" office:value-type="float" office:value="0" calcext:value-type="float">
            <text:p>0</text:p>
          </table:table-cell>
          <table:table-cell/>
          <table:table-cell table:formula="of:=[.G45]*0.067" office:value-type="float" office:value="-3.0919809565" calcext:value-type="float">
            <text:p>-3,0919809565</text:p>
          </table:table-cell>
          <table:table-cell table:formula="of:=[.H45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-291.52" calcext:value-type="float">
            <text:p>-291,52</text:p>
          </table:table-cell>
          <table:table-cell office:value-type="float" office:value="-1.182699421" calcext:value-type="float">
            <text:p>-1,18269942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46]*100" office:value-type="float" office:value="-118.2699421" calcext:value-type="float">
            <text:p>-118,2699421</text:p>
          </table:table-cell>
          <table:table-cell table:formula="of:=[.E46]*100" office:value-type="float" office:value="0" calcext:value-type="float">
            <text:p>0</text:p>
          </table:table-cell>
          <table:table-cell/>
          <table:table-cell table:formula="of:=[.G46]*0.067" office:value-type="float" office:value="-7.9240861207" calcext:value-type="float">
            <text:p>-7,9240861207</text:p>
          </table:table-cell>
          <table:table-cell table:formula="of:=[.H46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-290.18" calcext:value-type="float">
            <text:p>-290,18</text:p>
          </table:table-cell>
          <table:table-cell office:value-type="float" office:value="-1.139691857" calcext:value-type="float">
            <text:p>-1,139691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47]*100" office:value-type="float" office:value="-113.9691857" calcext:value-type="float">
            <text:p>-113,9691857</text:p>
          </table:table-cell>
          <table:table-cell table:formula="of:=[.E47]*100" office:value-type="float" office:value="0" calcext:value-type="float">
            <text:p>0</text:p>
          </table:table-cell>
          <table:table-cell/>
          <table:table-cell table:formula="of:=[.G47]*0.067" office:value-type="float" office:value="-7.6359354419" calcext:value-type="float">
            <text:p>-7,6359354419</text:p>
          </table:table-cell>
          <table:table-cell table:formula="of:=[.H47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-290.18" calcext:value-type="float">
            <text:p>-290,18</text:p>
          </table:table-cell>
          <table:table-cell office:value-type="float" office:value="-0.262682278" calcext:value-type="float">
            <text:p>-0,26268227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48]*100" office:value-type="float" office:value="-26.2682278" calcext:value-type="float">
            <text:p>-26,2682278</text:p>
          </table:table-cell>
          <table:table-cell table:formula="of:=[.E48]*100" office:value-type="float" office:value="0" calcext:value-type="float">
            <text:p>0</text:p>
          </table:table-cell>
          <table:table-cell/>
          <table:table-cell table:formula="of:=[.G48]*0.067" office:value-type="float" office:value="-1.7599712626" calcext:value-type="float">
            <text:p>-1,7599712626</text:p>
          </table:table-cell>
          <table:table-cell table:formula="of:=[.H48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-290.18" calcext:value-type="float">
            <text:p>-290,18</text:p>
          </table:table-cell>
          <table:table-cell office:value-type="float" office:value="-1.351816792" calcext:value-type="float">
            <text:p>-1,35181679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49]*100" office:value-type="float" office:value="-135.1816792" calcext:value-type="float">
            <text:p>-135,1816792</text:p>
          </table:table-cell>
          <table:table-cell table:formula="of:=[.E49]*100" office:value-type="float" office:value="0" calcext:value-type="float">
            <text:p>0</text:p>
          </table:table-cell>
          <table:table-cell/>
          <table:table-cell table:formula="of:=[.G49]*0.067" office:value-type="float" office:value="-9.0571725064" calcext:value-type="float">
            <text:p>-9,0571725064</text:p>
          </table:table-cell>
          <table:table-cell table:formula="of:=[.H49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-288.78" calcext:value-type="float">
            <text:p>-288,78</text:p>
          </table:table-cell>
          <table:table-cell office:value-type="float" office:value="-1.300978561" calcext:value-type="float">
            <text:p>-1,30097856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0]*100" office:value-type="float" office:value="-130.0978561" calcext:value-type="float">
            <text:p>-130,0978561</text:p>
          </table:table-cell>
          <table:table-cell table:formula="of:=[.E50]*100" office:value-type="float" office:value="0" calcext:value-type="float">
            <text:p>0</text:p>
          </table:table-cell>
          <table:table-cell/>
          <table:table-cell table:formula="of:=[.G50]*0.067" office:value-type="float" office:value="-8.7165563587" calcext:value-type="float">
            <text:p>-8,7165563587</text:p>
          </table:table-cell>
          <table:table-cell table:formula="of:=[.H50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-288.78" calcext:value-type="float">
            <text:p>-288,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D51]*100" office:value-type="float" office:value="0" calcext:value-type="float">
            <text:p>0</text:p>
          </table:table-cell>
          <table:table-cell table:formula="of:=[.E51]*100" office:value-type="float" office:value="0" calcext:value-type="float">
            <text:p>0</text:p>
          </table:table-cell>
          <table:table-cell/>
          <table:table-cell table:formula="of:=[.G51]*0.067" office:value-type="float" office:value="0" calcext:value-type="float">
            <text:p>0</text:p>
          </table:table-cell>
          <table:table-cell table:formula="of:=[.H51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276.33" calcext:value-type="float">
            <text:p>-276,33</text:p>
          </table:table-cell>
          <table:table-cell office:value-type="float" office:value="0" calcext:value-type="float">
            <text:p>0</text:p>
          </table:table-cell>
          <table:table-cell office:value-type="float" office:value="1.728306833" calcext:value-type="float">
            <text:p>1,728306833</text:p>
          </table:table-cell>
          <table:table-cell/>
          <table:table-cell table:formula="of:=[.D52]*100" office:value-type="float" office:value="0" calcext:value-type="float">
            <text:p>0</text:p>
          </table:table-cell>
          <table:table-cell table:formula="of:=[.E52]*100" office:value-type="float" office:value="172.8306833" calcext:value-type="float">
            <text:p>172,8306833</text:p>
          </table:table-cell>
          <table:table-cell/>
          <table:table-cell table:formula="of:=[.G52]*0.067" office:value-type="float" office:value="0" calcext:value-type="float">
            <text:p>0</text:p>
          </table:table-cell>
          <table:table-cell table:formula="of:=[.H52]*0.067" office:value-type="float" office:value="11.5796557811" calcext:value-type="float">
            <text:p>11,579655781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-276.05" calcext:value-type="float">
            <text:p>-276,05</text:p>
          </table:table-cell>
          <table:table-cell office:value-type="float" office:value="-0.278451116" calcext:value-type="float">
            <text:p>-0,278451116</text:p>
          </table:table-cell>
          <table:table-cell office:value-type="float" office:value="1.914498792" calcext:value-type="float">
            <text:p>1,914498792</text:p>
          </table:table-cell>
          <table:table-cell/>
          <table:table-cell table:formula="of:=[.D53]*100" office:value-type="float" office:value="-27.8451116" calcext:value-type="float">
            <text:p>-27,8451116</text:p>
          </table:table-cell>
          <table:table-cell table:formula="of:=[.E53]*100" office:value-type="float" office:value="191.4498792" calcext:value-type="float">
            <text:p>191,4498792</text:p>
          </table:table-cell>
          <table:table-cell/>
          <table:table-cell table:formula="of:=[.G53]*0.067" office:value-type="float" office:value="-1.8656224772" calcext:value-type="float">
            <text:p>-1,8656224772</text:p>
          </table:table-cell>
          <table:table-cell table:formula="of:=[.H53]*0.067" office:value-type="float" office:value="12.8271419064" calcext:value-type="float">
            <text:p>12,827141906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-276.05" calcext:value-type="float">
            <text:p>-276,05</text:p>
          </table:table-cell>
          <table:table-cell office:value-type="float" office:value="-0.488681704" calcext:value-type="float">
            <text:p>-0,488681704</text:p>
          </table:table-cell>
          <table:table-cell office:value-type="float" office:value="1.834614552" calcext:value-type="float">
            <text:p>1,834614552</text:p>
          </table:table-cell>
          <table:table-cell/>
          <table:table-cell table:formula="of:=[.D54]*100" office:value-type="float" office:value="-48.8681704" calcext:value-type="float">
            <text:p>-48,8681704</text:p>
          </table:table-cell>
          <table:table-cell table:formula="of:=[.E54]*100" office:value-type="float" office:value="183.4614552" calcext:value-type="float">
            <text:p>183,4614552</text:p>
          </table:table-cell>
          <table:table-cell/>
          <table:table-cell table:formula="of:=[.G54]*0.067" office:value-type="float" office:value="-3.2741674168" calcext:value-type="float">
            <text:p>-3,2741674168</text:p>
          </table:table-cell>
          <table:table-cell table:formula="of:=[.H54]*0.067" office:value-type="float" office:value="12.2919174984" calcext:value-type="float">
            <text:p>12,291917498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-275.46" calcext:value-type="float">
            <text:p>-275,46</text:p>
          </table:table-cell>
          <table:table-cell office:value-type="float" office:value="-0.688701839" calcext:value-type="float">
            <text:p>-0,688701839</text:p>
          </table:table-cell>
          <table:table-cell office:value-type="float" office:value="1.55336245" calcext:value-type="float">
            <text:p>1,55336245</text:p>
          </table:table-cell>
          <table:table-cell/>
          <table:table-cell table:formula="of:=[.D55]*100" office:value-type="float" office:value="-68.8701839" calcext:value-type="float">
            <text:p>-68,8701839</text:p>
          </table:table-cell>
          <table:table-cell table:formula="of:=[.E55]*100" office:value-type="float" office:value="155.336245" calcext:value-type="float">
            <text:p>155,336245</text:p>
          </table:table-cell>
          <table:table-cell/>
          <table:table-cell table:formula="of:=[.G55]*0.067" office:value-type="float" office:value="-4.6143023213" calcext:value-type="float">
            <text:p>-4,6143023213</text:p>
          </table:table-cell>
          <table:table-cell table:formula="of:=[.H55]*0.067" office:value-type="float" office:value="10.407528415" calcext:value-type="float">
            <text:p>10,4075284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-275.46" calcext:value-type="float">
            <text:p>-275,46</text:p>
          </table:table-cell>
          <table:table-cell office:value-type="float" office:value="-0.455536488" calcext:value-type="float">
            <text:p>-0,455536488</text:p>
          </table:table-cell>
          <table:table-cell office:value-type="float" office:value="2.656862473" calcext:value-type="float">
            <text:p>2,656862473</text:p>
          </table:table-cell>
          <table:table-cell/>
          <table:table-cell table:formula="of:=[.D56]*100" office:value-type="float" office:value="-45.5536488" calcext:value-type="float">
            <text:p>-45,5536488</text:p>
          </table:table-cell>
          <table:table-cell table:formula="of:=[.E56]*100" office:value-type="float" office:value="265.6862473" calcext:value-type="float">
            <text:p>265,6862473</text:p>
          </table:table-cell>
          <table:table-cell/>
          <table:table-cell table:formula="of:=[.G56]*0.067" office:value-type="float" office:value="-3.0520944696" calcext:value-type="float">
            <text:p>-3,0520944696</text:p>
          </table:table-cell>
          <table:table-cell table:formula="of:=[.H56]*0.067" office:value-type="float" office:value="17.8009785691" calcext:value-type="float">
            <text:p>17,800978569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-275.46" calcext:value-type="float">
            <text:p>-275,46</text:p>
          </table:table-cell>
          <table:table-cell office:value-type="float" office:value="-1.018689233" calcext:value-type="float">
            <text:p>-1,018689233</text:p>
          </table:table-cell>
          <table:table-cell office:value-type="float" office:value="2.354796616" calcext:value-type="float">
            <text:p>2,354796616</text:p>
          </table:table-cell>
          <table:table-cell/>
          <table:table-cell table:formula="of:=[.D57]*100" office:value-type="float" office:value="-101.8689233" calcext:value-type="float">
            <text:p>-101,8689233</text:p>
          </table:table-cell>
          <table:table-cell table:formula="of:=[.E57]*100" office:value-type="float" office:value="235.4796616" calcext:value-type="float">
            <text:p>235,4796616</text:p>
          </table:table-cell>
          <table:table-cell/>
          <table:table-cell table:formula="of:=[.G57]*0.067" office:value-type="float" office:value="-6.8252178611" calcext:value-type="float">
            <text:p>-6,8252178611</text:p>
          </table:table-cell>
          <table:table-cell table:formula="of:=[.H57]*0.067" office:value-type="float" office:value="15.7771373272" calcext:value-type="float">
            <text:p>15,777137327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-274.26" calcext:value-type="float">
            <text:p>-274,26</text:p>
          </table:table-cell>
          <table:table-cell office:value-type="float" office:value="-1.27007091" calcext:value-type="float">
            <text:p>-1,27007091</text:p>
          </table:table-cell>
          <table:table-cell office:value-type="float" office:value="1.830832211" calcext:value-type="float">
            <text:p>1,830832211</text:p>
          </table:table-cell>
          <table:table-cell/>
          <table:table-cell table:formula="of:=[.D58]*100" office:value-type="float" office:value="-127.007091" calcext:value-type="float">
            <text:p>-127,007091</text:p>
          </table:table-cell>
          <table:table-cell table:formula="of:=[.E58]*100" office:value-type="float" office:value="183.0832211" calcext:value-type="float">
            <text:p>183,0832211</text:p>
          </table:table-cell>
          <table:table-cell/>
          <table:table-cell table:formula="of:=[.G58]*0.067" office:value-type="float" office:value="-8.509475097" calcext:value-type="float">
            <text:p>-8,509475097</text:p>
          </table:table-cell>
          <table:table-cell table:formula="of:=[.H58]*0.067" office:value-type="float" office:value="12.2665758137" calcext:value-type="float">
            <text:p>12,266575813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-274.26" calcext:value-type="float">
            <text:p>-274,26</text:p>
          </table:table-cell>
          <table:table-cell office:value-type="float" office:value="-0.76090689" calcext:value-type="float">
            <text:p>-0,76090689</text:p>
          </table:table-cell>
          <table:table-cell office:value-type="float" office:value="3.355835081" calcext:value-type="float">
            <text:p>3,355835081</text:p>
          </table:table-cell>
          <table:table-cell/>
          <table:table-cell table:formula="of:=[.D59]*100" office:value-type="float" office:value="-76.090689" calcext:value-type="float">
            <text:p>-76,090689</text:p>
          </table:table-cell>
          <table:table-cell table:formula="of:=[.E59]*100" office:value-type="float" office:value="335.5835081" calcext:value-type="float">
            <text:p>335,5835081</text:p>
          </table:table-cell>
          <table:table-cell/>
          <table:table-cell table:formula="of:=[.G59]*0.067" office:value-type="float" office:value="-5.098076163" calcext:value-type="float">
            <text:p>-5,098076163</text:p>
          </table:table-cell>
          <table:table-cell table:formula="of:=[.H59]*0.067" office:value-type="float" office:value="22.4840950427" calcext:value-type="float">
            <text:p>22,484095042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-274.26" calcext:value-type="float">
            <text:p>-274,26</text:p>
          </table:table-cell>
          <table:table-cell office:value-type="float" office:value="-0.987278662" calcext:value-type="float">
            <text:p>-0,987278662</text:p>
          </table:table-cell>
          <table:table-cell office:value-type="float" office:value="3.717315593" calcext:value-type="float">
            <text:p>3,717315593</text:p>
          </table:table-cell>
          <table:table-cell/>
          <table:table-cell table:formula="of:=[.D60]*100" office:value-type="float" office:value="-98.7278662" calcext:value-type="float">
            <text:p>-98,7278662</text:p>
          </table:table-cell>
          <table:table-cell table:formula="of:=[.E60]*100" office:value-type="float" office:value="371.7315593" calcext:value-type="float">
            <text:p>371,7315593</text:p>
          </table:table-cell>
          <table:table-cell/>
          <table:table-cell table:formula="of:=[.G60]*0.067" office:value-type="float" office:value="-6.6147670354" calcext:value-type="float">
            <text:p>-6,6147670354</text:p>
          </table:table-cell>
          <table:table-cell table:formula="of:=[.H60]*0.067" office:value-type="float" office:value="24.9060144731" calcext:value-type="float">
            <text:p>24,906014473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-273.34" calcext:value-type="float">
            <text:p>-273,34</text:p>
          </table:table-cell>
          <table:table-cell office:value-type="float" office:value="-0.890475407" calcext:value-type="float">
            <text:p>-0,890475407</text:p>
          </table:table-cell>
          <table:table-cell office:value-type="float" office:value="4.14462297" calcext:value-type="float">
            <text:p>4,14462297</text:p>
          </table:table-cell>
          <table:table-cell/>
          <table:table-cell table:formula="of:=[.D61]*100" office:value-type="float" office:value="-89.0475407" calcext:value-type="float">
            <text:p>-89,0475407</text:p>
          </table:table-cell>
          <table:table-cell table:formula="of:=[.E61]*100" office:value-type="float" office:value="414.462297" calcext:value-type="float">
            <text:p>414,462297</text:p>
          </table:table-cell>
          <table:table-cell/>
          <table:table-cell table:formula="of:=[.G61]*0.067" office:value-type="float" office:value="-5.9661852269" calcext:value-type="float">
            <text:p>-5,9661852269</text:p>
          </table:table-cell>
          <table:table-cell table:formula="of:=[.H61]*0.067" office:value-type="float" office:value="27.768973899" calcext:value-type="float">
            <text:p>27,76897389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-273.34" calcext:value-type="float">
            <text:p>-273,34</text:p>
          </table:table-cell>
          <table:table-cell office:value-type="float" office:value="-0.161054382" calcext:value-type="float">
            <text:p>-0,161054382</text:p>
          </table:table-cell>
          <table:table-cell office:value-type="float" office:value="4.24612267" calcext:value-type="float">
            <text:p>4,24612267</text:p>
          </table:table-cell>
          <table:table-cell/>
          <table:table-cell table:formula="of:=[.D62]*100" office:value-type="float" office:value="-16.1054382" calcext:value-type="float">
            <text:p>-16,1054382</text:p>
          </table:table-cell>
          <table:table-cell table:formula="of:=[.E62]*100" office:value-type="float" office:value="424.612267" calcext:value-type="float">
            <text:p>424,612267</text:p>
          </table:table-cell>
          <table:table-cell/>
          <table:table-cell table:formula="of:=[.G62]*0.067" office:value-type="float" office:value="-1.0790643594" calcext:value-type="float">
            <text:p>-1,0790643594</text:p>
          </table:table-cell>
          <table:table-cell table:formula="of:=[.H62]*0.067" office:value-type="float" office:value="28.449021889" calcext:value-type="float">
            <text:p>28,44902188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-273.34" calcext:value-type="float">
            <text:p>-273,34</text:p>
          </table:table-cell>
          <table:table-cell office:value-type="float" office:value="0.263756513" calcext:value-type="float">
            <text:p>0,263756513</text:p>
          </table:table-cell>
          <table:table-cell office:value-type="float" office:value="4.112757803" calcext:value-type="float">
            <text:p>4,112757803</text:p>
          </table:table-cell>
          <table:table-cell/>
          <table:table-cell table:formula="of:=[.D63]*100" office:value-type="float" office:value="26.3756513" calcext:value-type="float">
            <text:p>26,3756513</text:p>
          </table:table-cell>
          <table:table-cell table:formula="of:=[.E63]*100" office:value-type="float" office:value="411.2757803" calcext:value-type="float">
            <text:p>411,2757803</text:p>
          </table:table-cell>
          <table:table-cell/>
          <table:table-cell table:formula="of:=[.G63]*0.067" office:value-type="float" office:value="1.7671686371" calcext:value-type="float">
            <text:p>1,7671686371</text:p>
          </table:table-cell>
          <table:table-cell table:formula="of:=[.H63]*0.067" office:value-type="float" office:value="27.5554772801" calcext:value-type="float">
            <text:p>27,555477280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-273.77" calcext:value-type="float">
            <text:p>-273,77</text:p>
          </table:table-cell>
          <table:table-cell office:value-type="float" office:value="0.419067172" calcext:value-type="float">
            <text:p>0,419067172</text:p>
          </table:table-cell>
          <table:table-cell office:value-type="float" office:value="3.851366843" calcext:value-type="float">
            <text:p>3,851366843</text:p>
          </table:table-cell>
          <table:table-cell/>
          <table:table-cell table:formula="of:=[.D64]*100" office:value-type="float" office:value="41.9067172" calcext:value-type="float">
            <text:p>41,9067172</text:p>
          </table:table-cell>
          <table:table-cell table:formula="of:=[.E64]*100" office:value-type="float" office:value="385.1366843" calcext:value-type="float">
            <text:p>385,1366843</text:p>
          </table:table-cell>
          <table:table-cell/>
          <table:table-cell table:formula="of:=[.G64]*0.067" office:value-type="float" office:value="2.8077500524" calcext:value-type="float">
            <text:p>2,8077500524</text:p>
          </table:table-cell>
          <table:table-cell table:formula="of:=[.H64]*0.067" office:value-type="float" office:value="25.8041578481" calcext:value-type="float">
            <text:p>25,804157848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" calcext:value-type="float">
            <text:p>100</text:p>
          </table:table-cell>
          <table:table-cell office:value-type="float" office:value="-273.77" calcext:value-type="float">
            <text:p>-273,77</text:p>
          </table:table-cell>
          <table:table-cell office:value-type="float" office:value="0.710909254" calcext:value-type="float">
            <text:p>0,710909254</text:p>
          </table:table-cell>
          <table:table-cell office:value-type="float" office:value="3.914341189" calcext:value-type="float">
            <text:p>3,914341189</text:p>
          </table:table-cell>
          <table:table-cell/>
          <table:table-cell table:formula="of:=[.D65]*100" office:value-type="float" office:value="71.0909254" calcext:value-type="float">
            <text:p>71,0909254</text:p>
          </table:table-cell>
          <table:table-cell table:formula="of:=[.E65]*100" office:value-type="float" office:value="391.4341189" calcext:value-type="float">
            <text:p>391,4341189</text:p>
          </table:table-cell>
          <table:table-cell/>
          <table:table-cell table:formula="of:=[.G65]*0.067" office:value-type="float" office:value="4.7630920018" calcext:value-type="float">
            <text:p>4,7630920018</text:p>
          </table:table-cell>
          <table:table-cell table:formula="of:=[.H65]*0.067" office:value-type="float" office:value="26.2260859663" calcext:value-type="float">
            <text:p>26,226085966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-273.77" calcext:value-type="float">
            <text:p>-273,77</text:p>
          </table:table-cell>
          <table:table-cell office:value-type="float" office:value="1.438116596" calcext:value-type="float">
            <text:p>1,438116596</text:p>
          </table:table-cell>
          <table:table-cell office:value-type="float" office:value="3.99446094" calcext:value-type="float">
            <text:p>3,99446094</text:p>
          </table:table-cell>
          <table:table-cell/>
          <table:table-cell table:formula="of:=[.D66]*100" office:value-type="float" office:value="143.8116596" calcext:value-type="float">
            <text:p>143,8116596</text:p>
          </table:table-cell>
          <table:table-cell table:formula="of:=[.E66]*100" office:value-type="float" office:value="399.446094" calcext:value-type="float">
            <text:p>399,446094</text:p>
          </table:table-cell>
          <table:table-cell/>
          <table:table-cell table:formula="of:=[.G66]*0.067" office:value-type="float" office:value="9.6353811932" calcext:value-type="float">
            <text:p>9,6353811932</text:p>
          </table:table-cell>
          <table:table-cell table:formula="of:=[.H66]*0.067" office:value-type="float" office:value="26.762888298" calcext:value-type="float">
            <text:p>26,76288829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office:value-type="float" office:value="-275.61" calcext:value-type="float">
            <text:p>-275,61</text:p>
          </table:table-cell>
          <table:table-cell office:value-type="float" office:value="1.49493742" calcext:value-type="float">
            <text:p>1,49493742</text:p>
          </table:table-cell>
          <table:table-cell office:value-type="float" office:value="3.125830512" calcext:value-type="float">
            <text:p>3,125830512</text:p>
          </table:table-cell>
          <table:table-cell/>
          <table:table-cell table:formula="of:=[.D67]*100" office:value-type="float" office:value="149.493742" calcext:value-type="float">
            <text:p>149,493742</text:p>
          </table:table-cell>
          <table:table-cell table:formula="of:=[.E67]*100" office:value-type="float" office:value="312.5830512" calcext:value-type="float">
            <text:p>312,5830512</text:p>
          </table:table-cell>
          <table:table-cell/>
          <table:table-cell table:formula="of:=[.G67]*0.067" office:value-type="float" office:value="10.016080714" calcext:value-type="float">
            <text:p>10,016080714</text:p>
          </table:table-cell>
          <table:table-cell table:formula="of:=[.H67]*0.067" office:value-type="float" office:value="20.9430644304" calcext:value-type="float">
            <text:p>20,943064430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-275.61" calcext:value-type="float">
            <text:p>-275,61</text:p>
          </table:table-cell>
          <table:table-cell office:value-type="float" office:value="1.301938725" calcext:value-type="float">
            <text:p>1,301938725</text:p>
          </table:table-cell>
          <table:table-cell office:value-type="float" office:value="2.934896856" calcext:value-type="float">
            <text:p>2,934896856</text:p>
          </table:table-cell>
          <table:table-cell/>
          <table:table-cell table:formula="of:=[.D68]*100" office:value-type="float" office:value="130.1938725" calcext:value-type="float">
            <text:p>130,1938725</text:p>
          </table:table-cell>
          <table:table-cell table:formula="of:=[.E68]*100" office:value-type="float" office:value="293.4896856" calcext:value-type="float">
            <text:p>293,4896856</text:p>
          </table:table-cell>
          <table:table-cell/>
          <table:table-cell table:formula="of:=[.G68]*0.067" office:value-type="float" office:value="8.7229894575" calcext:value-type="float">
            <text:p>8,7229894575</text:p>
          </table:table-cell>
          <table:table-cell table:formula="of:=[.H68]*0.067" office:value-type="float" office:value="19.6638089352" calcext:value-type="float">
            <text:p>19,663808935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" calcext:value-type="float">
            <text:p>100</text:p>
          </table:table-cell>
          <table:table-cell office:value-type="float" office:value="-275.61" calcext:value-type="float">
            <text:p>-275,61</text:p>
          </table:table-cell>
          <table:table-cell office:value-type="float" office:value="1.929644318" calcext:value-type="float">
            <text:p>1,929644318</text:p>
          </table:table-cell>
          <table:table-cell office:value-type="float" office:value="3.052628083" calcext:value-type="float">
            <text:p>3,052628083</text:p>
          </table:table-cell>
          <table:table-cell/>
          <table:table-cell table:formula="of:=[.D69]*100" office:value-type="float" office:value="192.9644318" calcext:value-type="float">
            <text:p>192,9644318</text:p>
          </table:table-cell>
          <table:table-cell table:formula="of:=[.E69]*100" office:value-type="float" office:value="305.2628083" calcext:value-type="float">
            <text:p>305,2628083</text:p>
          </table:table-cell>
          <table:table-cell/>
          <table:table-cell table:formula="of:=[.G69]*0.067" office:value-type="float" office:value="12.9286169306" calcext:value-type="float">
            <text:p>12,9286169306</text:p>
          </table:table-cell>
          <table:table-cell table:formula="of:=[.H69]*0.067" office:value-type="float" office:value="20.4526081561" calcext:value-type="float">
            <text:p>20,452608156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-277.89" calcext:value-type="float">
            <text:p>-277,89</text:p>
          </table:table-cell>
          <table:table-cell office:value-type="float" office:value="2.304651057" calcext:value-type="float">
            <text:p>2,304651057</text:p>
          </table:table-cell>
          <table:table-cell office:value-type="float" office:value="2.194229647" calcext:value-type="float">
            <text:p>2,194229647</text:p>
          </table:table-cell>
          <table:table-cell/>
          <table:table-cell table:formula="of:=[.D70]*100" office:value-type="float" office:value="230.4651057" calcext:value-type="float">
            <text:p>230,4651057</text:p>
          </table:table-cell>
          <table:table-cell table:formula="of:=[.E70]*100" office:value-type="float" office:value="219.4229647" calcext:value-type="float">
            <text:p>219,4229647</text:p>
          </table:table-cell>
          <table:table-cell/>
          <table:table-cell table:formula="of:=[.G70]*0.067" office:value-type="float" office:value="15.4411620819" calcext:value-type="float">
            <text:p>15,4411620819</text:p>
          </table:table-cell>
          <table:table-cell table:formula="of:=[.H70]*0.067" office:value-type="float" office:value="14.7013386349" calcext:value-type="float">
            <text:p>14,701338634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" calcext:value-type="float">
            <text:p>100</text:p>
          </table:table-cell>
          <table:table-cell office:value-type="float" office:value="-277.89" calcext:value-type="float">
            <text:p>-277,89</text:p>
          </table:table-cell>
          <table:table-cell office:value-type="float" office:value="2.478175763" calcext:value-type="float">
            <text:p>2,478175763</text:p>
          </table:table-cell>
          <table:table-cell office:value-type="float" office:value="2.021661409" calcext:value-type="float">
            <text:p>2,021661409</text:p>
          </table:table-cell>
          <table:table-cell/>
          <table:table-cell table:formula="of:=[.D71]*100" office:value-type="float" office:value="247.8175763" calcext:value-type="float">
            <text:p>247,8175763</text:p>
          </table:table-cell>
          <table:table-cell table:formula="of:=[.E71]*100" office:value-type="float" office:value="202.1661409" calcext:value-type="float">
            <text:p>202,1661409</text:p>
          </table:table-cell>
          <table:table-cell/>
          <table:table-cell table:formula="of:=[.G71]*0.067" office:value-type="float" office:value="16.6037776121" calcext:value-type="float">
            <text:p>16,6037776121</text:p>
          </table:table-cell>
          <table:table-cell table:formula="of:=[.H71]*0.067" office:value-type="float" office:value="13.5451314403" calcext:value-type="float">
            <text:p>13,545131440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-281.02" calcext:value-type="float">
            <text:p>-281,02</text:p>
          </table:table-cell>
          <table:table-cell office:value-type="float" office:value="2.346948894" calcext:value-type="float">
            <text:p>2,346948894</text:p>
          </table:table-cell>
          <table:table-cell office:value-type="float" office:value="2.261076502" calcext:value-type="float">
            <text:p>2,261076502</text:p>
          </table:table-cell>
          <table:table-cell/>
          <table:table-cell table:formula="of:=[.D72]*100" office:value-type="float" office:value="234.6948894" calcext:value-type="float">
            <text:p>234,6948894</text:p>
          </table:table-cell>
          <table:table-cell table:formula="of:=[.E72]*100" office:value-type="float" office:value="226.1076502" calcext:value-type="float">
            <text:p>226,1076502</text:p>
          </table:table-cell>
          <table:table-cell/>
          <table:table-cell table:formula="of:=[.G72]*0.067" office:value-type="float" office:value="15.7245575898" calcext:value-type="float">
            <text:p>15,7245575898</text:p>
          </table:table-cell>
          <table:table-cell table:formula="of:=[.H72]*0.067" office:value-type="float" office:value="15.1492125634" calcext:value-type="float">
            <text:p>15,149212563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00" calcext:value-type="float">
            <text:p>100</text:p>
          </table:table-cell>
          <table:table-cell office:value-type="float" office:value="-281.02" calcext:value-type="float">
            <text:p>-281,02</text:p>
          </table:table-cell>
          <table:table-cell office:value-type="float" office:value="1.928408045" calcext:value-type="float">
            <text:p>1,928408045</text:p>
          </table:table-cell>
          <table:table-cell office:value-type="float" office:value="1.535771137" calcext:value-type="float">
            <text:p>1,535771137</text:p>
          </table:table-cell>
          <table:table-cell/>
          <table:table-cell table:formula="of:=[.D73]*100" office:value-type="float" office:value="192.8408045" calcext:value-type="float">
            <text:p>192,8408045</text:p>
          </table:table-cell>
          <table:table-cell table:formula="of:=[.E73]*100" office:value-type="float" office:value="153.5771137" calcext:value-type="float">
            <text:p>153,5771137</text:p>
          </table:table-cell>
          <table:table-cell/>
          <table:table-cell table:formula="of:=[.G73]*0.067" office:value-type="float" office:value="12.9203339015" calcext:value-type="float">
            <text:p>12,9203339015</text:p>
          </table:table-cell>
          <table:table-cell table:formula="of:=[.H73]*0.067" office:value-type="float" office:value="10.2896666179" calcext:value-type="float">
            <text:p>10,289666617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0" calcext:value-type="float">
            <text:p>100</text:p>
          </table:table-cell>
          <table:table-cell office:value-type="float" office:value="-281.02" calcext:value-type="float">
            <text:p>-281,02</text:p>
          </table:table-cell>
          <table:table-cell office:value-type="float" office:value="2.387283448" calcext:value-type="float">
            <text:p>2,387283448</text:p>
          </table:table-cell>
          <table:table-cell office:value-type="float" office:value="1.405747492" calcext:value-type="float">
            <text:p>1,405747492</text:p>
          </table:table-cell>
          <table:table-cell/>
          <table:table-cell table:formula="of:=[.D74]*100" office:value-type="float" office:value="238.7283448" calcext:value-type="float">
            <text:p>238,7283448</text:p>
          </table:table-cell>
          <table:table-cell table:formula="of:=[.E74]*100" office:value-type="float" office:value="140.5747492" calcext:value-type="float">
            <text:p>140,5747492</text:p>
          </table:table-cell>
          <table:table-cell/>
          <table:table-cell table:formula="of:=[.G74]*0.067" office:value-type="float" office:value="15.9947991016" calcext:value-type="float">
            <text:p>15,9947991016</text:p>
          </table:table-cell>
          <table:table-cell table:formula="of:=[.H74]*0.067" office:value-type="float" office:value="9.4185081964" calcext:value-type="float">
            <text:p>9,418508196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0" calcext:value-type="float">
            <text:p>100</text:p>
          </table:table-cell>
          <table:table-cell office:value-type="float" office:value="-284.74" calcext:value-type="float">
            <text:p>-284,74</text:p>
          </table:table-cell>
          <table:table-cell office:value-type="float" office:value="2.529938249" calcext:value-type="float">
            <text:p>2,529938249</text:p>
          </table:table-cell>
          <table:table-cell office:value-type="float" office:value="1.609384841" calcext:value-type="float">
            <text:p>1,609384841</text:p>
          </table:table-cell>
          <table:table-cell/>
          <table:table-cell table:formula="of:=[.D75]*100" office:value-type="float" office:value="252.9938249" calcext:value-type="float">
            <text:p>252,9938249</text:p>
          </table:table-cell>
          <table:table-cell table:formula="of:=[.E75]*100" office:value-type="float" office:value="160.9384841" calcext:value-type="float">
            <text:p>160,9384841</text:p>
          </table:table-cell>
          <table:table-cell/>
          <table:table-cell table:formula="of:=[.G75]*0.067" office:value-type="float" office:value="16.9505862683" calcext:value-type="float">
            <text:p>16,9505862683</text:p>
          </table:table-cell>
          <table:table-cell table:formula="of:=[.H75]*0.067" office:value-type="float" office:value="10.7828784347" calcext:value-type="float">
            <text:p>10,782878434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0" calcext:value-type="float">
            <text:p>100</text:p>
          </table:table-cell>
          <table:table-cell office:value-type="float" office:value="-284.74" calcext:value-type="float">
            <text:p>-284,74</text:p>
          </table:table-cell>
          <table:table-cell office:value-type="float" office:value="2.153774839" calcext:value-type="float">
            <text:p>2,153774839</text:p>
          </table:table-cell>
          <table:table-cell office:value-type="float" office:value="1.120639303" calcext:value-type="float">
            <text:p>1,120639303</text:p>
          </table:table-cell>
          <table:table-cell/>
          <table:table-cell table:formula="of:=[.D76]*100" office:value-type="float" office:value="215.3774839" calcext:value-type="float">
            <text:p>215,3774839</text:p>
          </table:table-cell>
          <table:table-cell table:formula="of:=[.E76]*100" office:value-type="float" office:value="112.0639303" calcext:value-type="float">
            <text:p>112,0639303</text:p>
          </table:table-cell>
          <table:table-cell/>
          <table:table-cell table:formula="of:=[.G76]*0.067" office:value-type="float" office:value="14.4302914213" calcext:value-type="float">
            <text:p>14,4302914213</text:p>
          </table:table-cell>
          <table:table-cell table:formula="of:=[.H76]*0.067" office:value-type="float" office:value="7.5082833301" calcext:value-type="float">
            <text:p>7,508283330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-284.74" calcext:value-type="float">
            <text:p>-284,74</text:p>
          </table:table-cell>
          <table:table-cell office:value-type="float" office:value="2.432707455" calcext:value-type="float">
            <text:p>2,432707455</text:p>
          </table:table-cell>
          <table:table-cell office:value-type="float" office:value="0.933871393" calcext:value-type="float">
            <text:p>0,933871393</text:p>
          </table:table-cell>
          <table:table-cell/>
          <table:table-cell table:formula="of:=[.D77]*100" office:value-type="float" office:value="243.2707455" calcext:value-type="float">
            <text:p>243,2707455</text:p>
          </table:table-cell>
          <table:table-cell table:formula="of:=[.E77]*100" office:value-type="float" office:value="93.3871393" calcext:value-type="float">
            <text:p>93,3871393</text:p>
          </table:table-cell>
          <table:table-cell/>
          <table:table-cell table:formula="of:=[.G77]*0.067" office:value-type="float" office:value="16.2991399485" calcext:value-type="float">
            <text:p>16,2991399485</text:p>
          </table:table-cell>
          <table:table-cell table:formula="of:=[.H77]*0.067" office:value-type="float" office:value="6.2569383331" calcext:value-type="float">
            <text:p>6,256938333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0" calcext:value-type="float">
            <text:p>100</text:p>
          </table:table-cell>
          <table:table-cell office:value-type="float" office:value="-288.19" calcext:value-type="float">
            <text:p>-288,19</text:p>
          </table:table-cell>
          <table:table-cell office:value-type="float" office:value="2.261535118" calcext:value-type="float">
            <text:p>2,261535118</text:p>
          </table:table-cell>
          <table:table-cell office:value-type="float" office:value="0.505955059" calcext:value-type="float">
            <text:p>0,505955059</text:p>
          </table:table-cell>
          <table:table-cell/>
          <table:table-cell table:formula="of:=[.D78]*100" office:value-type="float" office:value="226.1535118" calcext:value-type="float">
            <text:p>226,1535118</text:p>
          </table:table-cell>
          <table:table-cell table:formula="of:=[.E78]*100" office:value-type="float" office:value="50.5955059" calcext:value-type="float">
            <text:p>50,5955059</text:p>
          </table:table-cell>
          <table:table-cell/>
          <table:table-cell table:formula="of:=[.G78]*0.067" office:value-type="float" office:value="15.1522852906" calcext:value-type="float">
            <text:p>15,1522852906</text:p>
          </table:table-cell>
          <table:table-cell table:formula="of:=[.H78]*0.067" office:value-type="float" office:value="3.3898988953" calcext:value-type="float">
            <text:p>3,3898988953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00" calcext:value-type="float">
            <text:p>100</text:p>
          </table:table-cell>
          <table:table-cell office:value-type="float" office:value="-288.19" calcext:value-type="float">
            <text:p>-288,19</text:p>
          </table:table-cell>
          <table:table-cell office:value-type="float" office:value="1.77261689" calcext:value-type="float">
            <text:p>1,77261689</text:p>
          </table:table-cell>
          <table:table-cell office:value-type="float" office:value="0.475259402" calcext:value-type="float">
            <text:p>0,475259402</text:p>
          </table:table-cell>
          <table:table-cell/>
          <table:table-cell table:formula="of:=[.D79]*100" office:value-type="float" office:value="177.261689" calcext:value-type="float">
            <text:p>177,261689</text:p>
          </table:table-cell>
          <table:table-cell table:formula="of:=[.E79]*100" office:value-type="float" office:value="47.5259402" calcext:value-type="float">
            <text:p>47,5259402</text:p>
          </table:table-cell>
          <table:table-cell/>
          <table:table-cell table:formula="of:=[.G79]*0.067" office:value-type="float" office:value="11.876533163" calcext:value-type="float">
            <text:p>11,876533163</text:p>
          </table:table-cell>
          <table:table-cell table:formula="of:=[.H79]*0.067" office:value-type="float" office:value="3.1842379934" calcext:value-type="float">
            <text:p>3,184237993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0" calcext:value-type="float">
            <text:p>100</text:p>
          </table:table-cell>
          <table:table-cell office:value-type="float" office:value="-288.19" calcext:value-type="float">
            <text:p>-288,19</text:p>
          </table:table-cell>
          <table:table-cell office:value-type="float" office:value="2.103878868" calcext:value-type="float">
            <text:p>2,103878868</text:p>
          </table:table-cell>
          <table:table-cell office:value-type="float" office:value="0.654148696" calcext:value-type="float">
            <text:p>0,654148696</text:p>
          </table:table-cell>
          <table:table-cell/>
          <table:table-cell table:formula="of:=[.D80]*100" office:value-type="float" office:value="210.3878868" calcext:value-type="float">
            <text:p>210,3878868</text:p>
          </table:table-cell>
          <table:table-cell table:formula="of:=[.E80]*100" office:value-type="float" office:value="65.4148696" calcext:value-type="float">
            <text:p>65,4148696</text:p>
          </table:table-cell>
          <table:table-cell/>
          <table:table-cell table:formula="of:=[.G80]*0.067" office:value-type="float" office:value="14.0959884156" calcext:value-type="float">
            <text:p>14,0959884156</text:p>
          </table:table-cell>
          <table:table-cell table:formula="of:=[.H80]*0.067" office:value-type="float" office:value="4.3827962632" calcext:value-type="float">
            <text:p>4,382796263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0" calcext:value-type="float">
            <text:p>100</text:p>
          </table:table-cell>
          <table:table-cell office:value-type="float" office:value="-291.05" calcext:value-type="float">
            <text:p>-291,05</text:p>
          </table:table-cell>
          <table:table-cell office:value-type="float" office:value="2.002240149" calcext:value-type="float">
            <text:p>2,002240149</text:p>
          </table:table-cell>
          <table:table-cell office:value-type="float" office:value="0.059094109" calcext:value-type="float">
            <text:p>0,059094109</text:p>
          </table:table-cell>
          <table:table-cell/>
          <table:table-cell table:formula="of:=[.D81]*100" office:value-type="float" office:value="200.2240149" calcext:value-type="float">
            <text:p>200,2240149</text:p>
          </table:table-cell>
          <table:table-cell table:formula="of:=[.E81]*100" office:value-type="float" office:value="5.9094109" calcext:value-type="float">
            <text:p>5,9094109</text:p>
          </table:table-cell>
          <table:table-cell/>
          <table:table-cell table:formula="of:=[.G81]*0.067" office:value-type="float" office:value="13.4150089983" calcext:value-type="float">
            <text:p>13,4150089983</text:p>
          </table:table-cell>
          <table:table-cell table:formula="of:=[.H81]*0.067" office:value-type="float" office:value="0.3959305303" calcext:value-type="float">
            <text:p>0,395930530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-291.05" calcext:value-type="float">
            <text:p>-291,05</text:p>
          </table:table-cell>
          <table:table-cell office:value-type="float" office:value="1.577089569" calcext:value-type="float">
            <text:p>1,577089569</text:p>
          </table:table-cell>
          <table:table-cell office:value-type="float" office:value="-0.111634897" calcext:value-type="float">
            <text:p>-0,111634897</text:p>
          </table:table-cell>
          <table:table-cell/>
          <table:table-cell table:formula="of:=[.D82]*100" office:value-type="float" office:value="157.7089569" calcext:value-type="float">
            <text:p>157,7089569</text:p>
          </table:table-cell>
          <table:table-cell table:formula="of:=[.E82]*100" office:value-type="float" office:value="-11.1634897" calcext:value-type="float">
            <text:p>-11,1634897</text:p>
          </table:table-cell>
          <table:table-cell/>
          <table:table-cell table:formula="of:=[.G82]*0.067" office:value-type="float" office:value="10.5665001123" calcext:value-type="float">
            <text:p>10,5665001123</text:p>
          </table:table-cell>
          <table:table-cell table:formula="of:=[.H82]*0.067" office:value-type="float" office:value="-0.7479538099" calcext:value-type="float">
            <text:p>-0,74795380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00" calcext:value-type="float">
            <text:p>100</text:p>
          </table:table-cell>
          <table:table-cell office:value-type="float" office:value="-291.05" calcext:value-type="float">
            <text:p>-291,05</text:p>
          </table:table-cell>
          <table:table-cell office:value-type="float" office:value="1.957057391" calcext:value-type="float">
            <text:p>1,957057391</text:p>
          </table:table-cell>
          <table:table-cell office:value-type="float" office:value="0.105420077" calcext:value-type="float">
            <text:p>0,105420077</text:p>
          </table:table-cell>
          <table:table-cell/>
          <table:table-cell table:formula="of:=[.D83]*100" office:value-type="float" office:value="195.7057391" calcext:value-type="float">
            <text:p>195,7057391</text:p>
          </table:table-cell>
          <table:table-cell table:formula="of:=[.E83]*100" office:value-type="float" office:value="10.5420077" calcext:value-type="float">
            <text:p>10,5420077</text:p>
          </table:table-cell>
          <table:table-cell/>
          <table:table-cell table:formula="of:=[.G83]*0.067" office:value-type="float" office:value="13.1122845197" calcext:value-type="float">
            <text:p>13,1122845197</text:p>
          </table:table-cell>
          <table:table-cell table:formula="of:=[.H83]*0.067" office:value-type="float" office:value="0.7063145159" calcext:value-type="float">
            <text:p>0,7063145159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office:value-type="float" office:value="-293.63" calcext:value-type="float">
            <text:p>-293,63</text:p>
          </table:table-cell>
          <table:table-cell office:value-type="float" office:value="2.002295423" calcext:value-type="float">
            <text:p>2,002295423</text:p>
          </table:table-cell>
          <table:table-cell office:value-type="float" office:value="-0.395762468" calcext:value-type="float">
            <text:p>-0,395762468</text:p>
          </table:table-cell>
          <table:table-cell/>
          <table:table-cell table:formula="of:=[.D84]*100" office:value-type="float" office:value="200.2295423" calcext:value-type="float">
            <text:p>200,2295423</text:p>
          </table:table-cell>
          <table:table-cell table:formula="of:=[.E84]*100" office:value-type="float" office:value="-39.5762468" calcext:value-type="float">
            <text:p>-39,5762468</text:p>
          </table:table-cell>
          <table:table-cell/>
          <table:table-cell table:formula="of:=[.G84]*0.067" office:value-type="float" office:value="13.4153793341" calcext:value-type="float">
            <text:p>13,4153793341</text:p>
          </table:table-cell>
          <table:table-cell table:formula="of:=[.H84]*0.067" office:value-type="float" office:value="-2.6516085356" calcext:value-type="float">
            <text:p>-2,6516085356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00" calcext:value-type="float">
            <text:p>100</text:p>
          </table:table-cell>
          <table:table-cell office:value-type="float" office:value="-293.63" calcext:value-type="float">
            <text:p>-293,63</text:p>
          </table:table-cell>
          <table:table-cell office:value-type="float" office:value="1.640470623" calcext:value-type="float">
            <text:p>1,640470623</text:p>
          </table:table-cell>
          <table:table-cell office:value-type="float" office:value="-0.546561582" calcext:value-type="float">
            <text:p>-0,546561582</text:p>
          </table:table-cell>
          <table:table-cell/>
          <table:table-cell table:formula="of:=[.D85]*100" office:value-type="float" office:value="164.0470623" calcext:value-type="float">
            <text:p>164,0470623</text:p>
          </table:table-cell>
          <table:table-cell table:formula="of:=[.E85]*100" office:value-type="float" office:value="-54.6561582" calcext:value-type="float">
            <text:p>-54,6561582</text:p>
          </table:table-cell>
          <table:table-cell/>
          <table:table-cell table:formula="of:=[.G85]*0.067" office:value-type="float" office:value="10.9911531741" calcext:value-type="float">
            <text:p>10,9911531741</text:p>
          </table:table-cell>
          <table:table-cell table:formula="of:=[.H85]*0.067" office:value-type="float" office:value="-3.6619625994" calcext:value-type="float">
            <text:p>-3,6619625994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00" calcext:value-type="float">
            <text:p>100</text:p>
          </table:table-cell>
          <table:table-cell office:value-type="float" office:value="-295.28" calcext:value-type="float">
            <text:p>-295,28</text:p>
          </table:table-cell>
          <table:table-cell office:value-type="float" office:value="1.250273013" calcext:value-type="float">
            <text:p>1,250273013</text:p>
          </table:table-cell>
          <table:table-cell office:value-type="float" office:value="-0.372594362" calcext:value-type="float">
            <text:p>-0,372594362</text:p>
          </table:table-cell>
          <table:table-cell/>
          <table:table-cell table:formula="of:=[.D86]*100" office:value-type="float" office:value="125.0273013" calcext:value-type="float">
            <text:p>125,0273013</text:p>
          </table:table-cell>
          <table:table-cell table:formula="of:=[.E86]*100" office:value-type="float" office:value="-37.2594362" calcext:value-type="float">
            <text:p>-37,2594362</text:p>
          </table:table-cell>
          <table:table-cell/>
          <table:table-cell table:formula="of:=[.G86]*0.067" office:value-type="float" office:value="8.3768291871" calcext:value-type="float">
            <text:p>8,3768291871</text:p>
          </table:table-cell>
          <table:table-cell table:formula="of:=[.H86]*0.067" office:value-type="float" office:value="-2.4963822254" calcext:value-type="float">
            <text:p>-2,4963822254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00" calcext:value-type="float">
            <text:p>100</text:p>
          </table:table-cell>
          <table:table-cell office:value-type="float" office:value="-295.28" calcext:value-type="float">
            <text:p>-295,28</text:p>
          </table:table-cell>
          <table:table-cell office:value-type="float" office:value="0.598485687" calcext:value-type="float">
            <text:p>0,598485687</text:p>
          </table:table-cell>
          <table:table-cell office:value-type="float" office:value="-0.908510991" calcext:value-type="float">
            <text:p>-0,908510991</text:p>
          </table:table-cell>
          <table:table-cell/>
          <table:table-cell table:formula="of:=[.D87]*100" office:value-type="float" office:value="59.8485687" calcext:value-type="float">
            <text:p>59,8485687</text:p>
          </table:table-cell>
          <table:table-cell table:formula="of:=[.E87]*100" office:value-type="float" office:value="-90.8510991" calcext:value-type="float">
            <text:p>-90,8510991</text:p>
          </table:table-cell>
          <table:table-cell/>
          <table:table-cell table:formula="of:=[.G87]*0.067" office:value-type="float" office:value="4.0098541029" calcext:value-type="float">
            <text:p>4,0098541029</text:p>
          </table:table-cell>
          <table:table-cell table:formula="of:=[.H87]*0.067" office:value-type="float" office:value="-6.0870236397" calcext:value-type="float">
            <text:p>-6,0870236397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00" calcext:value-type="float">
            <text:p>100</text:p>
          </table:table-cell>
          <table:table-cell office:value-type="float" office:value="-295.28" calcext:value-type="float">
            <text:p>-295,28</text:p>
          </table:table-cell>
          <table:table-cell office:value-type="float" office:value="0.230919154" calcext:value-type="float">
            <text:p>0,230919154</text:p>
          </table:table-cell>
          <table:table-cell office:value-type="float" office:value="-1.160891993" calcext:value-type="float">
            <text:p>-1,160891993</text:p>
          </table:table-cell>
          <table:table-cell/>
          <table:table-cell table:formula="of:=[.D88]*100" office:value-type="float" office:value="23.0919154" calcext:value-type="float">
            <text:p>23,0919154</text:p>
          </table:table-cell>
          <table:table-cell table:formula="of:=[.E88]*100" office:value-type="float" office:value="-116.0891993" calcext:value-type="float">
            <text:p>-116,0891993</text:p>
          </table:table-cell>
          <table:table-cell/>
          <table:table-cell table:formula="of:=[.G88]*0.067" office:value-type="float" office:value="1.5471583318" calcext:value-type="float">
            <text:p>1,5471583318</text:p>
          </table:table-cell>
          <table:table-cell table:formula="of:=[.H88]*0.067" office:value-type="float" office:value="-7.7779763531" calcext:value-type="float">
            <text:p>-7,7779763531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00" calcext:value-type="float">
            <text:p>100</text:p>
          </table:table-cell>
          <table:table-cell office:value-type="float" office:value="-295.38" calcext:value-type="float">
            <text:p>-295,38</text:p>
          </table:table-cell>
          <table:table-cell office:value-type="float" office:value="0.087342203" calcext:value-type="float">
            <text:p>0,087342203</text:p>
          </table:table-cell>
          <table:table-cell office:value-type="float" office:value="-1.072834827" calcext:value-type="float">
            <text:p>-1,072834827</text:p>
          </table:table-cell>
          <table:table-cell/>
          <table:table-cell table:formula="of:=[.D89]*100" office:value-type="float" office:value="8.7342203" calcext:value-type="float">
            <text:p>8,7342203</text:p>
          </table:table-cell>
          <table:table-cell table:formula="of:=[.E89]*100" office:value-type="float" office:value="-107.2834827" calcext:value-type="float">
            <text:p>-107,2834827</text:p>
          </table:table-cell>
          <table:table-cell/>
          <table:table-cell table:formula="of:=[.G89]*0.067" office:value-type="float" office:value="0.5851927601" calcext:value-type="float">
            <text:p>0,5851927601</text:p>
          </table:table-cell>
          <table:table-cell table:formula="of:=[.H89]*0.067" office:value-type="float" office:value="-7.1879933409" calcext:value-type="float">
            <text:p>-7,1879933409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00" calcext:value-type="float">
            <text:p>100</text:p>
          </table:table-cell>
          <table:table-cell office:value-type="float" office:value="-295.38" calcext:value-type="float">
            <text:p>-295,38</text:p>
          </table:table-cell>
          <table:table-cell office:value-type="float" office:value="-0.181935916" calcext:value-type="float">
            <text:p>-0,181935916</text:p>
          </table:table-cell>
          <table:table-cell office:value-type="float" office:value="-1.087542471" calcext:value-type="float">
            <text:p>-1,087542471</text:p>
          </table:table-cell>
          <table:table-cell/>
          <table:table-cell table:formula="of:=[.D90]*100" office:value-type="float" office:value="-18.1935916" calcext:value-type="float">
            <text:p>-18,1935916</text:p>
          </table:table-cell>
          <table:table-cell table:formula="of:=[.E90]*100" office:value-type="float" office:value="-108.7542471" calcext:value-type="float">
            <text:p>-108,7542471</text:p>
          </table:table-cell>
          <table:table-cell/>
          <table:table-cell table:formula="of:=[.G90]*0.067" office:value-type="float" office:value="-1.2189706372" calcext:value-type="float">
            <text:p>-1,2189706372</text:p>
          </table:table-cell>
          <table:table-cell table:formula="of:=[.H90]*0.067" office:value-type="float" office:value="-7.2865345557" calcext:value-type="float">
            <text:p>-7,2865345557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00" calcext:value-type="float">
            <text:p>100</text:p>
          </table:table-cell>
          <table:table-cell office:value-type="float" office:value="-295.38" calcext:value-type="float">
            <text:p>-295,38</text:p>
          </table:table-cell>
          <table:table-cell office:value-type="float" office:value="-0.731259452" calcext:value-type="float">
            <text:p>-0,731259452</text:p>
          </table:table-cell>
          <table:table-cell office:value-type="float" office:value="-1.226035582" calcext:value-type="float">
            <text:p>-1,226035582</text:p>
          </table:table-cell>
          <table:table-cell/>
          <table:table-cell table:formula="of:=[.D91]*100" office:value-type="float" office:value="-73.1259452" calcext:value-type="float">
            <text:p>-73,1259452</text:p>
          </table:table-cell>
          <table:table-cell table:formula="of:=[.E91]*100" office:value-type="float" office:value="-122.6035582" calcext:value-type="float">
            <text:p>-122,6035582</text:p>
          </table:table-cell>
          <table:table-cell/>
          <table:table-cell table:formula="of:=[.G91]*0.067" office:value-type="float" office:value="-4.8994383284" calcext:value-type="float">
            <text:p>-4,8994383284</text:p>
          </table:table-cell>
          <table:table-cell table:formula="of:=[.H91]*0.067" office:value-type="float" office:value="-8.2144383994" calcext:value-type="float">
            <text:p>-8,214438399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" calcext:value-type="float">
            <text:p>100</text:p>
          </table:table-cell>
          <table:table-cell office:value-type="float" office:value="-294.19" calcext:value-type="float">
            <text:p>-294,19</text:p>
          </table:table-cell>
          <table:table-cell office:value-type="float" office:value="-0.86996421" calcext:value-type="float">
            <text:p>-0,86996421</text:p>
          </table:table-cell>
          <table:table-cell office:value-type="float" office:value="-1.326228551" calcext:value-type="float">
            <text:p>-1,326228551</text:p>
          </table:table-cell>
          <table:table-cell/>
          <table:table-cell table:formula="of:=[.D92]*100" office:value-type="float" office:value="-86.996421" calcext:value-type="float">
            <text:p>-86,996421</text:p>
          </table:table-cell>
          <table:table-cell table:formula="of:=[.E92]*100" office:value-type="float" office:value="-132.6228551" calcext:value-type="float">
            <text:p>-132,6228551</text:p>
          </table:table-cell>
          <table:table-cell/>
          <table:table-cell table:formula="of:=[.G92]*0.067" office:value-type="float" office:value="-5.828760207" calcext:value-type="float">
            <text:p>-5,828760207</text:p>
          </table:table-cell>
          <table:table-cell table:formula="of:=[.H92]*0.067" office:value-type="float" office:value="-8.8857312917" calcext:value-type="float">
            <text:p>-8,8857312917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00" calcext:value-type="float">
            <text:p>100</text:p>
          </table:table-cell>
          <table:table-cell office:value-type="float" office:value="-294.19" calcext:value-type="float">
            <text:p>-294,19</text:p>
          </table:table-cell>
          <table:table-cell office:value-type="float" office:value="-0.661878417" calcext:value-type="float">
            <text:p>-0,661878417</text:p>
          </table:table-cell>
          <table:table-cell office:value-type="float" office:value="-0.744029157" calcext:value-type="float">
            <text:p>-0,744029157</text:p>
          </table:table-cell>
          <table:table-cell/>
          <table:table-cell table:formula="of:=[.D93]*100" office:value-type="float" office:value="-66.1878417" calcext:value-type="float">
            <text:p>-66,1878417</text:p>
          </table:table-cell>
          <table:table-cell table:formula="of:=[.E93]*100" office:value-type="float" office:value="-74.4029157" calcext:value-type="float">
            <text:p>-74,4029157</text:p>
          </table:table-cell>
          <table:table-cell/>
          <table:table-cell table:formula="of:=[.G93]*0.067" office:value-type="float" office:value="-4.4345853939" calcext:value-type="float">
            <text:p>-4,4345853939</text:p>
          </table:table-cell>
          <table:table-cell table:formula="of:=[.H93]*0.067" office:value-type="float" office:value="-4.9849953519" calcext:value-type="float">
            <text:p>-4,9849953519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00" calcext:value-type="float">
            <text:p>100</text:p>
          </table:table-cell>
          <table:table-cell office:value-type="float" office:value="-294.19" calcext:value-type="float">
            <text:p>-294,19</text:p>
          </table:table-cell>
          <table:table-cell office:value-type="float" office:value="-1.288557295" calcext:value-type="float">
            <text:p>-1,288557295</text:p>
          </table:table-cell>
          <table:table-cell office:value-type="float" office:value="-0.562971313" calcext:value-type="float">
            <text:p>-0,562971313</text:p>
          </table:table-cell>
          <table:table-cell/>
          <table:table-cell table:formula="of:=[.D94]*100" office:value-type="float" office:value="-128.8557295" calcext:value-type="float">
            <text:p>-128,8557295</text:p>
          </table:table-cell>
          <table:table-cell table:formula="of:=[.E94]*100" office:value-type="float" office:value="-56.2971313" calcext:value-type="float">
            <text:p>-56,2971313</text:p>
          </table:table-cell>
          <table:table-cell/>
          <table:table-cell table:formula="of:=[.G94]*0.067" office:value-type="float" office:value="-8.6333338765" calcext:value-type="float">
            <text:p>-8,6333338765</text:p>
          </table:table-cell>
          <table:table-cell table:formula="of:=[.H94]*0.067" office:value-type="float" office:value="-3.7719077971" calcext:value-type="float">
            <text:p>-3,7719077971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00" calcext:value-type="float">
            <text:p>100</text:p>
          </table:table-cell>
          <table:table-cell office:value-type="float" office:value="-292.6" calcext:value-type="float">
            <text:p>-292,6</text:p>
          </table:table-cell>
          <table:table-cell office:value-type="float" office:value="-1.244039551" calcext:value-type="float">
            <text:p>-1,244039551</text:p>
          </table:table-cell>
          <table:table-cell office:value-type="float" office:value="-0.374648024" calcext:value-type="float">
            <text:p>-0,374648024</text:p>
          </table:table-cell>
          <table:table-cell/>
          <table:table-cell table:formula="of:=[.D95]*100" office:value-type="float" office:value="-124.4039551" calcext:value-type="float">
            <text:p>-124,4039551</text:p>
          </table:table-cell>
          <table:table-cell table:formula="of:=[.E95]*100" office:value-type="float" office:value="-37.4648024" calcext:value-type="float">
            <text:p>-37,4648024</text:p>
          </table:table-cell>
          <table:table-cell/>
          <table:table-cell table:formula="of:=[.G95]*0.067" office:value-type="float" office:value="-8.3350649917" calcext:value-type="float">
            <text:p>-8,3350649917</text:p>
          </table:table-cell>
          <table:table-cell table:formula="of:=[.H95]*0.067" office:value-type="float" office:value="-2.5101417608" calcext:value-type="float">
            <text:p>-2,5101417608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00" calcext:value-type="float">
            <text:p>100</text:p>
          </table:table-cell>
          <table:table-cell office:value-type="float" office:value="-292.6" calcext:value-type="float">
            <text:p>-292,6</text:p>
          </table:table-cell>
          <table:table-cell office:value-type="float" office:value="-0.601416193" calcext:value-type="float">
            <text:p>-0,601416193</text:p>
          </table:table-cell>
          <table:table-cell office:value-type="float" office:value="-0.444108862" calcext:value-type="float">
            <text:p>-0,444108862</text:p>
          </table:table-cell>
          <table:table-cell/>
          <table:table-cell table:formula="of:=[.D96]*100" office:value-type="float" office:value="-60.1416193" calcext:value-type="float">
            <text:p>-60,1416193</text:p>
          </table:table-cell>
          <table:table-cell table:formula="of:=[.E96]*100" office:value-type="float" office:value="-44.4108862" calcext:value-type="float">
            <text:p>-44,4108862</text:p>
          </table:table-cell>
          <table:table-cell/>
          <table:table-cell table:formula="of:=[.G96]*0.067" office:value-type="float" office:value="-4.0294884931" calcext:value-type="float">
            <text:p>-4,0294884931</text:p>
          </table:table-cell>
          <table:table-cell table:formula="of:=[.H96]*0.067" office:value-type="float" office:value="-2.9755293754" calcext:value-type="float">
            <text:p>-2,9755293754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00" calcext:value-type="float">
            <text:p>100</text:p>
          </table:table-cell>
          <table:table-cell office:value-type="float" office:value="-292.6" calcext:value-type="float">
            <text:p>-292,6</text:p>
          </table:table-cell>
          <table:table-cell office:value-type="float" office:value="-1.264392286" calcext:value-type="float">
            <text:p>-1,264392286</text:p>
          </table:table-cell>
          <table:table-cell office:value-type="float" office:value="-0.908544701" calcext:value-type="float">
            <text:p>-0,908544701</text:p>
          </table:table-cell>
          <table:table-cell/>
          <table:table-cell table:formula="of:=[.D97]*100" office:value-type="float" office:value="-126.4392286" calcext:value-type="float">
            <text:p>-126,4392286</text:p>
          </table:table-cell>
          <table:table-cell table:formula="of:=[.E97]*100" office:value-type="float" office:value="-90.8544701" calcext:value-type="float">
            <text:p>-90,8544701</text:p>
          </table:table-cell>
          <table:table-cell/>
          <table:table-cell table:formula="of:=[.G97]*0.067" office:value-type="float" office:value="-8.4714283162" calcext:value-type="float">
            <text:p>-8,4714283162</text:p>
          </table:table-cell>
          <table:table-cell table:formula="of:=[.H97]*0.067" office:value-type="float" office:value="-6.0872494967" calcext:value-type="float">
            <text:p>-6,0872494967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00" calcext:value-type="float">
            <text:p>100</text:p>
          </table:table-cell>
          <table:table-cell office:value-type="float" office:value="-291.1" calcext:value-type="float">
            <text:p>-291,1</text:p>
          </table:table-cell>
          <table:table-cell office:value-type="float" office:value="-1.121144916" calcext:value-type="float">
            <text:p>-1,121144916</text:p>
          </table:table-cell>
          <table:table-cell office:value-type="float" office:value="-0.301179647" calcext:value-type="float">
            <text:p>-0,301179647</text:p>
          </table:table-cell>
          <table:table-cell/>
          <table:table-cell table:formula="of:=[.D98]*100" office:value-type="float" office:value="-112.1144916" calcext:value-type="float">
            <text:p>-112,1144916</text:p>
          </table:table-cell>
          <table:table-cell table:formula="of:=[.E98]*100" office:value-type="float" office:value="-30.1179647" calcext:value-type="float">
            <text:p>-30,1179647</text:p>
          </table:table-cell>
          <table:table-cell/>
          <table:table-cell table:formula="of:=[.G98]*0.067" office:value-type="float" office:value="-7.5116709372" calcext:value-type="float">
            <text:p>-7,5116709372</text:p>
          </table:table-cell>
          <table:table-cell table:formula="of:=[.H98]*0.067" office:value-type="float" office:value="-2.0179036349" calcext:value-type="float">
            <text:p>-2,0179036349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00" calcext:value-type="float">
            <text:p>100</text:p>
          </table:table-cell>
          <table:table-cell office:value-type="float" office:value="-291.1" calcext:value-type="float">
            <text:p>-291,1</text:p>
          </table:table-cell>
          <table:table-cell office:value-type="float" office:value="-0.363351327" calcext:value-type="float">
            <text:p>-0,363351327</text:p>
          </table:table-cell>
          <table:table-cell office:value-type="float" office:value="-0.256478104" calcext:value-type="float">
            <text:p>-0,256478104</text:p>
          </table:table-cell>
          <table:table-cell/>
          <table:table-cell table:formula="of:=[.D99]*100" office:value-type="float" office:value="-36.3351327" calcext:value-type="float">
            <text:p>-36,3351327</text:p>
          </table:table-cell>
          <table:table-cell table:formula="of:=[.E99]*100" office:value-type="float" office:value="-25.6478104" calcext:value-type="float">
            <text:p>-25,6478104</text:p>
          </table:table-cell>
          <table:table-cell/>
          <table:table-cell table:formula="of:=[.G99]*0.067" office:value-type="float" office:value="-2.4344538909" calcext:value-type="float">
            <text:p>-2,4344538909</text:p>
          </table:table-cell>
          <table:table-cell table:formula="of:=[.H99]*0.067" office:value-type="float" office:value="-1.7184032968" calcext:value-type="float">
            <text:p>-1,7184032968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office:value-type="float" office:value="-291.1" calcext:value-type="float">
            <text:p>-291,1</text:p>
          </table:table-cell>
          <table:table-cell office:value-type="float" office:value="-1.128593244" calcext:value-type="float">
            <text:p>-1,128593244</text:p>
          </table:table-cell>
          <table:table-cell office:value-type="float" office:value="-0.765618802" calcext:value-type="float">
            <text:p>-0,765618802</text:p>
          </table:table-cell>
          <table:table-cell/>
          <table:table-cell table:formula="of:=[.D100]*100" office:value-type="float" office:value="-112.8593244" calcext:value-type="float">
            <text:p>-112,8593244</text:p>
          </table:table-cell>
          <table:table-cell table:formula="of:=[.E100]*100" office:value-type="float" office:value="-76.5618802" calcext:value-type="float">
            <text:p>-76,5618802</text:p>
          </table:table-cell>
          <table:table-cell/>
          <table:table-cell table:formula="of:=[.G100]*0.067" office:value-type="float" office:value="-7.5615747348" calcext:value-type="float">
            <text:p>-7,5615747348</text:p>
          </table:table-cell>
          <table:table-cell table:formula="of:=[.H100]*0.067" office:value-type="float" office:value="-5.1296459734" calcext:value-type="float">
            <text:p>-5,1296459734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00" calcext:value-type="float">
            <text:p>100</text:p>
          </table:table-cell>
          <table:table-cell office:value-type="float" office:value="-289.95" calcext:value-type="float">
            <text:p>-289,95</text:p>
          </table:table-cell>
          <table:table-cell office:value-type="float" office:value="-0.970022241" calcext:value-type="float">
            <text:p>-0,970022241</text:p>
          </table:table-cell>
          <table:table-cell office:value-type="float" office:value="0.197815631" calcext:value-type="float">
            <text:p>0,197815631</text:p>
          </table:table-cell>
          <table:table-cell/>
          <table:table-cell table:formula="of:=[.D101]*100" office:value-type="float" office:value="-97.0022241" calcext:value-type="float">
            <text:p>-97,0022241</text:p>
          </table:table-cell>
          <table:table-cell table:formula="of:=[.E101]*100" office:value-type="float" office:value="19.7815631" calcext:value-type="float">
            <text:p>19,7815631</text:p>
          </table:table-cell>
          <table:table-cell/>
          <table:table-cell table:formula="of:=[.G101]*0.067" office:value-type="float" office:value="-6.4991490147" calcext:value-type="float">
            <text:p>-6,4991490147</text:p>
          </table:table-cell>
          <table:table-cell table:formula="of:=[.H101]*0.067" office:value-type="float" office:value="1.3253647277" calcext:value-type="float">
            <text:p>1,325364727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-289.95" calcext:value-type="float">
            <text:p>-289,95</text:p>
          </table:table-cell>
          <table:table-cell office:value-type="float" office:value="0" calcext:value-type="float">
            <text:p>0</text:p>
          </table:table-cell>
          <table:table-cell office:value-type="float" office:value="0.23700451" calcext:value-type="float">
            <text:p>0,23700451</text:p>
          </table:table-cell>
          <table:table-cell/>
          <table:table-cell table:formula="of:=[.D102]*100" office:value-type="float" office:value="0" calcext:value-type="float">
            <text:p>0</text:p>
          </table:table-cell>
          <table:table-cell table:formula="of:=[.E102]*100" office:value-type="float" office:value="23.700451" calcext:value-type="float">
            <text:p>23,700451</text:p>
          </table:table-cell>
          <table:table-cell/>
          <table:table-cell table:formula="of:=[.G102]*0.067" office:value-type="float" office:value="0" calcext:value-type="float">
            <text:p>0</text:p>
          </table:table-cell>
          <table:table-cell table:formula="of:=[.H102]*0.067" office:value-type="float" office:value="1.587930217" calcext:value-type="float">
            <text:p>1,5879302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-278.51" calcext:value-type="float">
            <text:p>-278,51</text:p>
          </table:table-cell>
          <table:table-cell office:value-type="float" office:value="0" calcext:value-type="float">
            <text:p>0</text:p>
          </table:table-cell>
          <table:table-cell office:value-type="float" office:value="2.140966989" calcext:value-type="float">
            <text:p>2,140966989</text:p>
          </table:table-cell>
          <table:table-cell/>
          <table:table-cell table:formula="of:=[.D103]*100" office:value-type="float" office:value="0" calcext:value-type="float">
            <text:p>0</text:p>
          </table:table-cell>
          <table:table-cell table:formula="of:=[.E103]*100" office:value-type="float" office:value="214.0966989" calcext:value-type="float">
            <text:p>214,0966989</text:p>
          </table:table-cell>
          <table:table-cell/>
          <table:table-cell table:formula="of:=[.G103]*0.067" office:value-type="float" office:value="0" calcext:value-type="float">
            <text:p>0</text:p>
          </table:table-cell>
          <table:table-cell table:formula="of:=[.H103]*0.067" office:value-type="float" office:value="14.3444788263" calcext:value-type="float">
            <text:p>14,34447882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-278.51" calcext:value-type="float">
            <text:p>-278,51</text:p>
          </table:table-cell>
          <table:table-cell office:value-type="float" office:value="-0.158051341" calcext:value-type="float">
            <text:p>-0,158051341</text:p>
          </table:table-cell>
          <table:table-cell office:value-type="float" office:value="2.353087616" calcext:value-type="float">
            <text:p>2,353087616</text:p>
          </table:table-cell>
          <table:table-cell/>
          <table:table-cell table:formula="of:=[.D104]*100" office:value-type="float" office:value="-15.8051341" calcext:value-type="float">
            <text:p>-15,8051341</text:p>
          </table:table-cell>
          <table:table-cell table:formula="of:=[.E104]*100" office:value-type="float" office:value="235.3087616" calcext:value-type="float">
            <text:p>235,3087616</text:p>
          </table:table-cell>
          <table:table-cell/>
          <table:table-cell table:formula="of:=[.G104]*0.067" office:value-type="float" office:value="-1.0589439847" calcext:value-type="float">
            <text:p>-1,0589439847</text:p>
          </table:table-cell>
          <table:table-cell table:formula="of:=[.H104]*0.067" office:value-type="float" office:value="15.7656870272" calcext:value-type="float">
            <text:p>15,7656870272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-278.51" calcext:value-type="float">
            <text:p>-278,51</text:p>
          </table:table-cell>
          <table:table-cell office:value-type="float" office:value="-0.525522438" calcext:value-type="float">
            <text:p>-0,525522438</text:p>
          </table:table-cell>
          <table:table-cell office:value-type="float" office:value="2.160075563" calcext:value-type="float">
            <text:p>2,160075563</text:p>
          </table:table-cell>
          <table:table-cell/>
          <table:table-cell table:formula="of:=[.D105]*100" office:value-type="float" office:value="-52.5522438" calcext:value-type="float">
            <text:p>-52,5522438</text:p>
          </table:table-cell>
          <table:table-cell table:formula="of:=[.E105]*100" office:value-type="float" office:value="216.0075563" calcext:value-type="float">
            <text:p>216,0075563</text:p>
          </table:table-cell>
          <table:table-cell/>
          <table:table-cell table:formula="of:=[.G105]*0.067" office:value-type="float" office:value="-3.5210003346" calcext:value-type="float">
            <text:p>-3,5210003346</text:p>
          </table:table-cell>
          <table:table-cell table:formula="of:=[.H105]*0.067" office:value-type="float" office:value="14.4725062721" calcext:value-type="float">
            <text:p>14,472506272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-277.83" calcext:value-type="float">
            <text:p>-277,83</text:p>
          </table:table-cell>
          <table:table-cell office:value-type="float" office:value="-0.564961084" calcext:value-type="float">
            <text:p>-0,564961084</text:p>
          </table:table-cell>
          <table:table-cell office:value-type="float" office:value="2.429109991" calcext:value-type="float">
            <text:p>2,429109991</text:p>
          </table:table-cell>
          <table:table-cell/>
          <table:table-cell table:formula="of:=[.D106]*100" office:value-type="float" office:value="-56.4961084" calcext:value-type="float">
            <text:p>-56,4961084</text:p>
          </table:table-cell>
          <table:table-cell table:formula="of:=[.E106]*100" office:value-type="float" office:value="242.9109991" calcext:value-type="float">
            <text:p>242,9109991</text:p>
          </table:table-cell>
          <table:table-cell/>
          <table:table-cell table:formula="of:=[.G106]*0.067" office:value-type="float" office:value="-3.7852392628" calcext:value-type="float">
            <text:p>-3,7852392628</text:p>
          </table:table-cell>
          <table:table-cell table:formula="of:=[.H106]*0.067" office:value-type="float" office:value="16.2750369397" calcext:value-type="float">
            <text:p>16,27503693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-277.83" calcext:value-type="float">
            <text:p>-277,83</text:p>
          </table:table-cell>
          <table:table-cell office:value-type="float" office:value="-0.652650679" calcext:value-type="float">
            <text:p>-0,652650679</text:p>
          </table:table-cell>
          <table:table-cell office:value-type="float" office:value="2.490243621" calcext:value-type="float">
            <text:p>2,490243621</text:p>
          </table:table-cell>
          <table:table-cell/>
          <table:table-cell table:formula="of:=[.D107]*100" office:value-type="float" office:value="-65.2650679" calcext:value-type="float">
            <text:p>-65,2650679</text:p>
          </table:table-cell>
          <table:table-cell table:formula="of:=[.E107]*100" office:value-type="float" office:value="249.0243621" calcext:value-type="float">
            <text:p>249,0243621</text:p>
          </table:table-cell>
          <table:table-cell/>
          <table:table-cell table:formula="of:=[.G107]*0.067" office:value-type="float" office:value="-4.3727595493" calcext:value-type="float">
            <text:p>-4,3727595493</text:p>
          </table:table-cell>
          <table:table-cell table:formula="of:=[.H107]*0.067" office:value-type="float" office:value="16.6846322607" calcext:value-type="float">
            <text:p>16,684632260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-277.83" calcext:value-type="float">
            <text:p>-277,83</text:p>
          </table:table-cell>
          <table:table-cell office:value-type="float" office:value="-1.475084566" calcext:value-type="float">
            <text:p>-1,475084566</text:p>
          </table:table-cell>
          <table:table-cell office:value-type="float" office:value="1.61114591" calcext:value-type="float">
            <text:p>1,61114591</text:p>
          </table:table-cell>
          <table:table-cell/>
          <table:table-cell table:formula="of:=[.D108]*100" office:value-type="float" office:value="-147.5084566" calcext:value-type="float">
            <text:p>-147,5084566</text:p>
          </table:table-cell>
          <table:table-cell table:formula="of:=[.E108]*100" office:value-type="float" office:value="161.114591" calcext:value-type="float">
            <text:p>161,114591</text:p>
          </table:table-cell>
          <table:table-cell/>
          <table:table-cell table:formula="of:=[.G108]*0.067" office:value-type="float" office:value="-9.8830665922" calcext:value-type="float">
            <text:p>-9,8830665922</text:p>
          </table:table-cell>
          <table:table-cell table:formula="of:=[.H108]*0.067" office:value-type="float" office:value="10.794677597" calcext:value-type="float">
            <text:p>10,7946775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-276.01" calcext:value-type="float">
            <text:p>-276,01</text:p>
          </table:table-cell>
          <table:table-cell office:value-type="float" office:value="-1.258610736" calcext:value-type="float">
            <text:p>-1,258610736</text:p>
          </table:table-cell>
          <table:table-cell office:value-type="float" office:value="1.89988374" calcext:value-type="float">
            <text:p>1,89988374</text:p>
          </table:table-cell>
          <table:table-cell/>
          <table:table-cell table:formula="of:=[.D109]*100" office:value-type="float" office:value="-125.8610736" calcext:value-type="float">
            <text:p>-125,8610736</text:p>
          </table:table-cell>
          <table:table-cell table:formula="of:=[.E109]*100" office:value-type="float" office:value="189.988374" calcext:value-type="float">
            <text:p>189,988374</text:p>
          </table:table-cell>
          <table:table-cell/>
          <table:table-cell table:formula="of:=[.G109]*0.067" office:value-type="float" office:value="-8.4326919312" calcext:value-type="float">
            <text:p>-8,4326919312</text:p>
          </table:table-cell>
          <table:table-cell table:formula="of:=[.H109]*0.067" office:value-type="float" office:value="12.729221058" calcext:value-type="float">
            <text:p>12,72922105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office:value-type="float" office:value="-276.01" calcext:value-type="float">
            <text:p>-276,01</text:p>
          </table:table-cell>
          <table:table-cell office:value-type="float" office:value="-0.729536013" calcext:value-type="float">
            <text:p>-0,729536013</text:p>
          </table:table-cell>
          <table:table-cell office:value-type="float" office:value="2.112683383" calcext:value-type="float">
            <text:p>2,112683383</text:p>
          </table:table-cell>
          <table:table-cell/>
          <table:table-cell table:formula="of:=[.D110]*100" office:value-type="float" office:value="-72.9536013" calcext:value-type="float">
            <text:p>-72,9536013</text:p>
          </table:table-cell>
          <table:table-cell table:formula="of:=[.E110]*100" office:value-type="float" office:value="211.2683383" calcext:value-type="float">
            <text:p>211,2683383</text:p>
          </table:table-cell>
          <table:table-cell/>
          <table:table-cell table:formula="of:=[.G110]*0.067" office:value-type="float" office:value="-4.8878912871" calcext:value-type="float">
            <text:p>-4,8878912871</text:p>
          </table:table-cell>
          <table:table-cell table:formula="of:=[.H110]*0.067" office:value-type="float" office:value="14.1549786661" calcext:value-type="float">
            <text:p>14,154978666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-276.01" calcext:value-type="float">
            <text:p>-276,01</text:p>
          </table:table-cell>
          <table:table-cell office:value-type="float" office:value="-1.166579051" calcext:value-type="float">
            <text:p>-1,166579051</text:p>
          </table:table-cell>
          <table:table-cell office:value-type="float" office:value="1.766763695" calcext:value-type="float">
            <text:p>1,766763695</text:p>
          </table:table-cell>
          <table:table-cell/>
          <table:table-cell table:formula="of:=[.D111]*100" office:value-type="float" office:value="-116.6579051" calcext:value-type="float">
            <text:p>-116,6579051</text:p>
          </table:table-cell>
          <table:table-cell table:formula="of:=[.E111]*100" office:value-type="float" office:value="176.6763695" calcext:value-type="float">
            <text:p>176,6763695</text:p>
          </table:table-cell>
          <table:table-cell/>
          <table:table-cell table:formula="of:=[.G111]*0.067" office:value-type="float" office:value="-7.8160796417" calcext:value-type="float">
            <text:p>-7,8160796417</text:p>
          </table:table-cell>
          <table:table-cell table:formula="of:=[.H111]*0.067" office:value-type="float" office:value="11.8373167565" calcext:value-type="float">
            <text:p>11,837316756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float" office:value="-274.37" calcext:value-type="float">
            <text:p>-274,37</text:p>
          </table:table-cell>
          <table:table-cell office:value-type="float" office:value="-0.974562198" calcext:value-type="float">
            <text:p>-0,974562198</text:p>
          </table:table-cell>
          <table:table-cell office:value-type="float" office:value="2.044452494" calcext:value-type="float">
            <text:p>2,044452494</text:p>
          </table:table-cell>
          <table:table-cell/>
          <table:table-cell table:formula="of:=[.D112]*100" office:value-type="float" office:value="-97.4562198" calcext:value-type="float">
            <text:p>-97,4562198</text:p>
          </table:table-cell>
          <table:table-cell table:formula="of:=[.E112]*100" office:value-type="float" office:value="204.4452494" calcext:value-type="float">
            <text:p>204,4452494</text:p>
          </table:table-cell>
          <table:table-cell/>
          <table:table-cell table:formula="of:=[.G112]*0.067" office:value-type="float" office:value="-6.5295667266" calcext:value-type="float">
            <text:p>-6,5295667266</text:p>
          </table:table-cell>
          <table:table-cell table:formula="of:=[.H112]*0.067" office:value-type="float" office:value="13.6978317098" calcext:value-type="float">
            <text:p>13,697831709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-274.37" calcext:value-type="float">
            <text:p>-274,37</text:p>
          </table:table-cell>
          <table:table-cell office:value-type="float" office:value="-0.287063248" calcext:value-type="float">
            <text:p>-0,287063248</text:p>
          </table:table-cell>
          <table:table-cell office:value-type="float" office:value="2.142204036" calcext:value-type="float">
            <text:p>2,142204036</text:p>
          </table:table-cell>
          <table:table-cell/>
          <table:table-cell table:formula="of:=[.D113]*100" office:value-type="float" office:value="-28.7063248" calcext:value-type="float">
            <text:p>-28,7063248</text:p>
          </table:table-cell>
          <table:table-cell table:formula="of:=[.E113]*100" office:value-type="float" office:value="214.2204036" calcext:value-type="float">
            <text:p>214,2204036</text:p>
          </table:table-cell>
          <table:table-cell/>
          <table:table-cell table:formula="of:=[.G113]*0.067" office:value-type="float" office:value="-1.9233237616" calcext:value-type="float">
            <text:p>-1,9233237616</text:p>
          </table:table-cell>
          <table:table-cell table:formula="of:=[.H113]*0.067" office:value-type="float" office:value="14.3527670412" calcext:value-type="float">
            <text:p>14,352767041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-274.23" calcext:value-type="float">
            <text:p>-274,23</text:p>
          </table:table-cell>
          <table:table-cell office:value-type="float" office:value="0.027991927" calcext:value-type="float">
            <text:p>0,027991927</text:p>
          </table:table-cell>
          <table:table-cell office:value-type="float" office:value="2.077751838" calcext:value-type="float">
            <text:p>2,077751838</text:p>
          </table:table-cell>
          <table:table-cell/>
          <table:table-cell table:formula="of:=[.D114]*100" office:value-type="float" office:value="2.7991927" calcext:value-type="float">
            <text:p>2,7991927</text:p>
          </table:table-cell>
          <table:table-cell table:formula="of:=[.E114]*100" office:value-type="float" office:value="207.7751838" calcext:value-type="float">
            <text:p>207,7751838</text:p>
          </table:table-cell>
          <table:table-cell/>
          <table:table-cell table:formula="of:=[.G114]*0.067" office:value-type="float" office:value="0.1875459109" calcext:value-type="float">
            <text:p>0,1875459109</text:p>
          </table:table-cell>
          <table:table-cell table:formula="of:=[.H114]*0.067" office:value-type="float" office:value="13.9209373146" calcext:value-type="float">
            <text:p>13,920937314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-274.23" calcext:value-type="float">
            <text:p>-274,23</text:p>
          </table:table-cell>
          <table:table-cell office:value-type="float" office:value="0.386333299" calcext:value-type="float">
            <text:p>0,386333299</text:p>
          </table:table-cell>
          <table:table-cell office:value-type="float" office:value="1.905091453" calcext:value-type="float">
            <text:p>1,905091453</text:p>
          </table:table-cell>
          <table:table-cell/>
          <table:table-cell table:formula="of:=[.D115]*100" office:value-type="float" office:value="38.6333299" calcext:value-type="float">
            <text:p>38,6333299</text:p>
          </table:table-cell>
          <table:table-cell table:formula="of:=[.E115]*100" office:value-type="float" office:value="190.5091453" calcext:value-type="float">
            <text:p>190,5091453</text:p>
          </table:table-cell>
          <table:table-cell/>
          <table:table-cell table:formula="of:=[.G115]*0.067" office:value-type="float" office:value="2.5884331033" calcext:value-type="float">
            <text:p>2,5884331033</text:p>
          </table:table-cell>
          <table:table-cell table:formula="of:=[.H115]*0.067" office:value-type="float" office:value="12.7641127351" calcext:value-type="float">
            <text:p>12,764112735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office:value-type="float" office:value="-274.23" calcext:value-type="float">
            <text:p>-274,23</text:p>
          </table:table-cell>
          <table:table-cell office:value-type="float" office:value="1.047642232" calcext:value-type="float">
            <text:p>1,047642232</text:p>
          </table:table-cell>
          <table:table-cell office:value-type="float" office:value="1.973055099" calcext:value-type="float">
            <text:p>1,973055099</text:p>
          </table:table-cell>
          <table:table-cell/>
          <table:table-cell table:formula="of:=[.D116]*100" office:value-type="float" office:value="104.7642232" calcext:value-type="float">
            <text:p>104,7642232</text:p>
          </table:table-cell>
          <table:table-cell table:formula="of:=[.E116]*100" office:value-type="float" office:value="197.3055099" calcext:value-type="float">
            <text:p>197,3055099</text:p>
          </table:table-cell>
          <table:table-cell/>
          <table:table-cell table:formula="of:=[.G116]*0.067" office:value-type="float" office:value="7.0192029544" calcext:value-type="float">
            <text:p>7,0192029544</text:p>
          </table:table-cell>
          <table:table-cell table:formula="of:=[.H116]*0.067" office:value-type="float" office:value="13.2194691633" calcext:value-type="float">
            <text:p>13,219469163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00" calcext:value-type="float">
            <text:p>200</text:p>
          </table:table-cell>
          <table:table-cell office:value-type="float" office:value="-276.08" calcext:value-type="float">
            <text:p>-276,08</text:p>
          </table:table-cell>
          <table:table-cell office:value-type="float" office:value="1.324037824" calcext:value-type="float">
            <text:p>1,324037824</text:p>
          </table:table-cell>
          <table:table-cell office:value-type="float" office:value="2.089270247" calcext:value-type="float">
            <text:p>2,089270247</text:p>
          </table:table-cell>
          <table:table-cell/>
          <table:table-cell table:formula="of:=[.D117]*100" office:value-type="float" office:value="132.4037824" calcext:value-type="float">
            <text:p>132,4037824</text:p>
          </table:table-cell>
          <table:table-cell table:formula="of:=[.E117]*100" office:value-type="float" office:value="208.9270247" calcext:value-type="float">
            <text:p>208,9270247</text:p>
          </table:table-cell>
          <table:table-cell/>
          <table:table-cell table:formula="of:=[.G117]*0.067" office:value-type="float" office:value="8.8710534208" calcext:value-type="float">
            <text:p>8,8710534208</text:p>
          </table:table-cell>
          <table:table-cell table:formula="of:=[.H117]*0.067" office:value-type="float" office:value="13.9981106549" calcext:value-type="float">
            <text:p>13,998110654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0" calcext:value-type="float">
            <text:p>200</text:p>
          </table:table-cell>
          <table:table-cell office:value-type="float" office:value="-276.08" calcext:value-type="float">
            <text:p>-276,08</text:p>
          </table:table-cell>
          <table:table-cell office:value-type="float" office:value="1.200460597" calcext:value-type="float">
            <text:p>1,200460597</text:p>
          </table:table-cell>
          <table:table-cell office:value-type="float" office:value="1.615640039" calcext:value-type="float">
            <text:p>1,615640039</text:p>
          </table:table-cell>
          <table:table-cell/>
          <table:table-cell table:formula="of:=[.D118]*100" office:value-type="float" office:value="120.0460597" calcext:value-type="float">
            <text:p>120,0460597</text:p>
          </table:table-cell>
          <table:table-cell table:formula="of:=[.E118]*100" office:value-type="float" office:value="161.5640039" calcext:value-type="float">
            <text:p>161,5640039</text:p>
          </table:table-cell>
          <table:table-cell/>
          <table:table-cell table:formula="of:=[.G118]*0.067" office:value-type="float" office:value="8.0430859999" calcext:value-type="float">
            <text:p>8,0430859999</text:p>
          </table:table-cell>
          <table:table-cell table:formula="of:=[.H118]*0.067" office:value-type="float" office:value="10.8247882613" calcext:value-type="float">
            <text:p>10,824788261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-276.08" calcext:value-type="float">
            <text:p>-276,08</text:p>
          </table:table-cell>
          <table:table-cell office:value-type="float" office:value="1.666150746" calcext:value-type="float">
            <text:p>1,666150746</text:p>
          </table:table-cell>
          <table:table-cell office:value-type="float" office:value="1.689958614" calcext:value-type="float">
            <text:p>1,689958614</text:p>
          </table:table-cell>
          <table:table-cell/>
          <table:table-cell table:formula="of:=[.D119]*100" office:value-type="float" office:value="166.6150746" calcext:value-type="float">
            <text:p>166,6150746</text:p>
          </table:table-cell>
          <table:table-cell table:formula="of:=[.E119]*100" office:value-type="float" office:value="168.9958614" calcext:value-type="float">
            <text:p>168,9958614</text:p>
          </table:table-cell>
          <table:table-cell/>
          <table:table-cell table:formula="of:=[.G119]*0.067" office:value-type="float" office:value="11.1632099982" calcext:value-type="float">
            <text:p>11,1632099982</text:p>
          </table:table-cell>
          <table:table-cell table:formula="of:=[.H119]*0.067" office:value-type="float" office:value="11.3227227138" calcext:value-type="float">
            <text:p>11,322722713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office:value-type="float" office:value="-278.77" calcext:value-type="float">
            <text:p>-278,77</text:p>
          </table:table-cell>
          <table:table-cell office:value-type="float" office:value="1.857099631" calcext:value-type="float">
            <text:p>1,857099631</text:p>
          </table:table-cell>
          <table:table-cell office:value-type="float" office:value="1.888956081" calcext:value-type="float">
            <text:p>1,888956081</text:p>
          </table:table-cell>
          <table:table-cell/>
          <table:table-cell table:formula="of:=[.D120]*100" office:value-type="float" office:value="185.7099631" calcext:value-type="float">
            <text:p>185,7099631</text:p>
          </table:table-cell>
          <table:table-cell table:formula="of:=[.E120]*100" office:value-type="float" office:value="188.8956081" calcext:value-type="float">
            <text:p>188,8956081</text:p>
          </table:table-cell>
          <table:table-cell/>
          <table:table-cell table:formula="of:=[.G120]*0.067" office:value-type="float" office:value="12.4425675277" calcext:value-type="float">
            <text:p>12,4425675277</text:p>
          </table:table-cell>
          <table:table-cell table:formula="of:=[.H120]*0.067" office:value-type="float" office:value="12.6560057427" calcext:value-type="float">
            <text:p>12,656005742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-278.77" calcext:value-type="float">
            <text:p>-278,77</text:p>
          </table:table-cell>
          <table:table-cell office:value-type="float" office:value="1.616051696" calcext:value-type="float">
            <text:p>1,616051696</text:p>
          </table:table-cell>
          <table:table-cell office:value-type="float" office:value="1.338545992" calcext:value-type="float">
            <text:p>1,338545992</text:p>
          </table:table-cell>
          <table:table-cell/>
          <table:table-cell table:formula="of:=[.D121]*100" office:value-type="float" office:value="161.6051696" calcext:value-type="float">
            <text:p>161,6051696</text:p>
          </table:table-cell>
          <table:table-cell table:formula="of:=[.E121]*100" office:value-type="float" office:value="133.8545992" calcext:value-type="float">
            <text:p>133,8545992</text:p>
          </table:table-cell>
          <table:table-cell/>
          <table:table-cell table:formula="of:=[.G121]*0.067" office:value-type="float" office:value="10.8275463632" calcext:value-type="float">
            <text:p>10,8275463632</text:p>
          </table:table-cell>
          <table:table-cell table:formula="of:=[.H121]*0.067" office:value-type="float" office:value="8.9682581464" calcext:value-type="float">
            <text:p>8,968258146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00" calcext:value-type="float">
            <text:p>200</text:p>
          </table:table-cell>
          <table:table-cell office:value-type="float" office:value="-278.77" calcext:value-type="float">
            <text:p>-278,77</text:p>
          </table:table-cell>
          <table:table-cell office:value-type="float" office:value="1.996280409" calcext:value-type="float">
            <text:p>1,996280409</text:p>
          </table:table-cell>
          <table:table-cell office:value-type="float" office:value="1.002445226" calcext:value-type="float">
            <text:p>1,002445226</text:p>
          </table:table-cell>
          <table:table-cell/>
          <table:table-cell table:formula="of:=[.D122]*100" office:value-type="float" office:value="199.6280409" calcext:value-type="float">
            <text:p>199,6280409</text:p>
          </table:table-cell>
          <table:table-cell table:formula="of:=[.E122]*100" office:value-type="float" office:value="100.2445226" calcext:value-type="float">
            <text:p>100,2445226</text:p>
          </table:table-cell>
          <table:table-cell/>
          <table:table-cell table:formula="of:=[.G122]*0.067" office:value-type="float" office:value="13.3750787403" calcext:value-type="float">
            <text:p>13,3750787403</text:p>
          </table:table-cell>
          <table:table-cell table:formula="of:=[.H122]*0.067" office:value-type="float" office:value="6.7163830142" calcext:value-type="float">
            <text:p>6,716383014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-281.25" calcext:value-type="float">
            <text:p>-281,25</text:p>
          </table:table-cell>
          <table:table-cell office:value-type="float" office:value="1.991554324" calcext:value-type="float">
            <text:p>1,991554324</text:p>
          </table:table-cell>
          <table:table-cell office:value-type="float" office:value="0.664669773" calcext:value-type="float">
            <text:p>0,664669773</text:p>
          </table:table-cell>
          <table:table-cell/>
          <table:table-cell table:formula="of:=[.D123]*100" office:value-type="float" office:value="199.1554324" calcext:value-type="float">
            <text:p>199,1554324</text:p>
          </table:table-cell>
          <table:table-cell table:formula="of:=[.E123]*100" office:value-type="float" office:value="66.4669773" calcext:value-type="float">
            <text:p>66,4669773</text:p>
          </table:table-cell>
          <table:table-cell/>
          <table:table-cell table:formula="of:=[.G123]*0.067" office:value-type="float" office:value="13.3434139708" calcext:value-type="float">
            <text:p>13,3434139708</text:p>
          </table:table-cell>
          <table:table-cell table:formula="of:=[.H123]*0.067" office:value-type="float" office:value="4.4532874791" calcext:value-type="float">
            <text:p>4,453287479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00" calcext:value-type="float">
            <text:p>200</text:p>
          </table:table-cell>
          <table:table-cell office:value-type="float" office:value="-281.25" calcext:value-type="float">
            <text:p>-281,25</text:p>
          </table:table-cell>
          <table:table-cell office:value-type="float" office:value="1.611159898" calcext:value-type="float">
            <text:p>1,611159898</text:p>
          </table:table-cell>
          <table:table-cell office:value-type="float" office:value="0.545138949" calcext:value-type="float">
            <text:p>0,545138949</text:p>
          </table:table-cell>
          <table:table-cell/>
          <table:table-cell table:formula="of:=[.D124]*100" office:value-type="float" office:value="161.1159898" calcext:value-type="float">
            <text:p>161,1159898</text:p>
          </table:table-cell>
          <table:table-cell table:formula="of:=[.E124]*100" office:value-type="float" office:value="54.5138949" calcext:value-type="float">
            <text:p>54,5138949</text:p>
          </table:table-cell>
          <table:table-cell/>
          <table:table-cell table:formula="of:=[.G124]*0.067" office:value-type="float" office:value="10.7947713166" calcext:value-type="float">
            <text:p>10,7947713166</text:p>
          </table:table-cell>
          <table:table-cell table:formula="of:=[.H124]*0.067" office:value-type="float" office:value="3.6524309583" calcext:value-type="float">
            <text:p>3,652430958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-281.25" calcext:value-type="float">
            <text:p>-281,25</text:p>
          </table:table-cell>
          <table:table-cell office:value-type="float" office:value="1.899231755" calcext:value-type="float">
            <text:p>1,899231755</text:p>
          </table:table-cell>
          <table:table-cell office:value-type="float" office:value="0.569557231" calcext:value-type="float">
            <text:p>0,569557231</text:p>
          </table:table-cell>
          <table:table-cell/>
          <table:table-cell table:formula="of:=[.D125]*100" office:value-type="float" office:value="189.9231755" calcext:value-type="float">
            <text:p>189,9231755</text:p>
          </table:table-cell>
          <table:table-cell table:formula="of:=[.E125]*100" office:value-type="float" office:value="56.9557231" calcext:value-type="float">
            <text:p>56,9557231</text:p>
          </table:table-cell>
          <table:table-cell/>
          <table:table-cell table:formula="of:=[.G125]*0.067" office:value-type="float" office:value="12.7248527585" calcext:value-type="float">
            <text:p>12,7248527585</text:p>
          </table:table-cell>
          <table:table-cell table:formula="of:=[.H125]*0.067" office:value-type="float" office:value="3.8160334477" calcext:value-type="float">
            <text:p>3,8160334477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00" calcext:value-type="float">
            <text:p>200</text:p>
          </table:table-cell>
          <table:table-cell office:value-type="float" office:value="-283.37" calcext:value-type="float">
            <text:p>-283,37</text:p>
          </table:table-cell>
          <table:table-cell office:value-type="float" office:value="2.064384639" calcext:value-type="float">
            <text:p>2,064384639</text:p>
          </table:table-cell>
          <table:table-cell office:value-type="float" office:value="-0.090702638" calcext:value-type="float">
            <text:p>-0,090702638</text:p>
          </table:table-cell>
          <table:table-cell/>
          <table:table-cell table:formula="of:=[.D126]*100" office:value-type="float" office:value="206.4384639" calcext:value-type="float">
            <text:p>206,4384639</text:p>
          </table:table-cell>
          <table:table-cell table:formula="of:=[.E126]*100" office:value-type="float" office:value="-9.0702638" calcext:value-type="float">
            <text:p>-9,0702638</text:p>
          </table:table-cell>
          <table:table-cell/>
          <table:table-cell table:formula="of:=[.G126]*0.067" office:value-type="float" office:value="13.8313770813" calcext:value-type="float">
            <text:p>13,8313770813</text:p>
          </table:table-cell>
          <table:table-cell table:formula="of:=[.H126]*0.067" office:value-type="float" office:value="-0.6077076746" calcext:value-type="float">
            <text:p>-0,607707674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-283.37" calcext:value-type="float">
            <text:p>-283,37</text:p>
          </table:table-cell>
          <table:table-cell office:value-type="float" office:value="2.09133461" calcext:value-type="float">
            <text:p>2,09133461</text:p>
          </table:table-cell>
          <table:table-cell office:value-type="float" office:value="-0.441430866" calcext:value-type="float">
            <text:p>-0,441430866</text:p>
          </table:table-cell>
          <table:table-cell/>
          <table:table-cell table:formula="of:=[.D127]*100" office:value-type="float" office:value="209.133461" calcext:value-type="float">
            <text:p>209,133461</text:p>
          </table:table-cell>
          <table:table-cell table:formula="of:=[.E127]*100" office:value-type="float" office:value="-44.1430866" calcext:value-type="float">
            <text:p>-44,1430866</text:p>
          </table:table-cell>
          <table:table-cell/>
          <table:table-cell table:formula="of:=[.G127]*0.067" office:value-type="float" office:value="14.011941887" calcext:value-type="float">
            <text:p>14,011941887</text:p>
          </table:table-cell>
          <table:table-cell table:formula="of:=[.H127]*0.067" office:value-type="float" office:value="-2.9575868022" calcext:value-type="float">
            <text:p>-2,957586802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-285.92" calcext:value-type="float">
            <text:p>-285,92</text:p>
          </table:table-cell>
          <table:table-cell office:value-type="float" office:value="2.003238418" calcext:value-type="float">
            <text:p>2,003238418</text:p>
          </table:table-cell>
          <table:table-cell office:value-type="float" office:value="-0.471908309" calcext:value-type="float">
            <text:p>-0,471908309</text:p>
          </table:table-cell>
          <table:table-cell/>
          <table:table-cell table:formula="of:=[.D128]*100" office:value-type="float" office:value="200.3238418" calcext:value-type="float">
            <text:p>200,3238418</text:p>
          </table:table-cell>
          <table:table-cell table:formula="of:=[.E128]*100" office:value-type="float" office:value="-47.1908309" calcext:value-type="float">
            <text:p>-47,1908309</text:p>
          </table:table-cell>
          <table:table-cell/>
          <table:table-cell table:formula="of:=[.G128]*0.067" office:value-type="float" office:value="13.4216974006" calcext:value-type="float">
            <text:p>13,4216974006</text:p>
          </table:table-cell>
          <table:table-cell table:formula="of:=[.H128]*0.067" office:value-type="float" office:value="-3.1617856703" calcext:value-type="float">
            <text:p>-3,161785670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00" calcext:value-type="float">
            <text:p>200</text:p>
          </table:table-cell>
          <table:table-cell office:value-type="float" office:value="-285.92" calcext:value-type="float">
            <text:p>-285,92</text:p>
          </table:table-cell>
          <table:table-cell office:value-type="float" office:value="1.649030836" calcext:value-type="float">
            <text:p>1,649030836</text:p>
          </table:table-cell>
          <table:table-cell office:value-type="float" office:value="-1.165664583" calcext:value-type="float">
            <text:p>-1,165664583</text:p>
          </table:table-cell>
          <table:table-cell/>
          <table:table-cell table:formula="of:=[.D129]*100" office:value-type="float" office:value="164.9030836" calcext:value-type="float">
            <text:p>164,9030836</text:p>
          </table:table-cell>
          <table:table-cell table:formula="of:=[.E129]*100" office:value-type="float" office:value="-116.5664583" calcext:value-type="float">
            <text:p>-116,5664583</text:p>
          </table:table-cell>
          <table:table-cell/>
          <table:table-cell table:formula="of:=[.G129]*0.067" office:value-type="float" office:value="11.0485066012" calcext:value-type="float">
            <text:p>11,0485066012</text:p>
          </table:table-cell>
          <table:table-cell table:formula="of:=[.H129]*0.067" office:value-type="float" office:value="-7.8099527061" calcext:value-type="float">
            <text:p>-7,809952706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00" calcext:value-type="float">
            <text:p>200</text:p>
          </table:table-cell>
          <table:table-cell office:value-type="float" office:value="-285.92" calcext:value-type="float">
            <text:p>-285,92</text:p>
          </table:table-cell>
          <table:table-cell office:value-type="float" office:value="1.822824694" calcext:value-type="float">
            <text:p>1,822824694</text:p>
          </table:table-cell>
          <table:table-cell office:value-type="float" office:value="-1.39608998" calcext:value-type="float">
            <text:p>-1,39608998</text:p>
          </table:table-cell>
          <table:table-cell/>
          <table:table-cell table:formula="of:=[.D130]*100" office:value-type="float" office:value="182.2824694" calcext:value-type="float">
            <text:p>182,2824694</text:p>
          </table:table-cell>
          <table:table-cell table:formula="of:=[.E130]*100" office:value-type="float" office:value="-139.608998" calcext:value-type="float">
            <text:p>-139,608998</text:p>
          </table:table-cell>
          <table:table-cell/>
          <table:table-cell table:formula="of:=[.G130]*0.067" office:value-type="float" office:value="12.2129254498" calcext:value-type="float">
            <text:p>12,2129254498</text:p>
          </table:table-cell>
          <table:table-cell table:formula="of:=[.H130]*0.067" office:value-type="float" office:value="-9.353802866" calcext:value-type="float">
            <text:p>-9,35380286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-288.62" calcext:value-type="float">
            <text:p>-288,62</text:p>
          </table:table-cell>
          <table:table-cell office:value-type="float" office:value="1.896698592" calcext:value-type="float">
            <text:p>1,896698592</text:p>
          </table:table-cell>
          <table:table-cell office:value-type="float" office:value="-1.270180146" calcext:value-type="float">
            <text:p>-1,270180146</text:p>
          </table:table-cell>
          <table:table-cell/>
          <table:table-cell table:formula="of:=[.D131]*100" office:value-type="float" office:value="189.6698592" calcext:value-type="float">
            <text:p>189,6698592</text:p>
          </table:table-cell>
          <table:table-cell table:formula="of:=[.E131]*100" office:value-type="float" office:value="-127.0180146" calcext:value-type="float">
            <text:p>-127,0180146</text:p>
          </table:table-cell>
          <table:table-cell/>
          <table:table-cell table:formula="of:=[.G131]*0.067" office:value-type="float" office:value="12.7078805664" calcext:value-type="float">
            <text:p>12,7078805664</text:p>
          </table:table-cell>
          <table:table-cell table:formula="of:=[.H131]*0.067" office:value-type="float" office:value="-8.5102069782" calcext:value-type="float">
            <text:p>-8,510206978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00" calcext:value-type="float">
            <text:p>200</text:p>
          </table:table-cell>
          <table:table-cell office:value-type="float" office:value="-288.62" calcext:value-type="float">
            <text:p>-288,62</text:p>
          </table:table-cell>
          <table:table-cell office:value-type="float" office:value="1.541105076" calcext:value-type="float">
            <text:p>1,541105076</text:p>
          </table:table-cell>
          <table:table-cell office:value-type="float" office:value="-1.826421568" calcext:value-type="float">
            <text:p>-1,826421568</text:p>
          </table:table-cell>
          <table:table-cell/>
          <table:table-cell table:formula="of:=[.D132]*100" office:value-type="float" office:value="154.1105076" calcext:value-type="float">
            <text:p>154,1105076</text:p>
          </table:table-cell>
          <table:table-cell table:formula="of:=[.E132]*100" office:value-type="float" office:value="-182.6421568" calcext:value-type="float">
            <text:p>-182,6421568</text:p>
          </table:table-cell>
          <table:table-cell/>
          <table:table-cell table:formula="of:=[.G132]*0.067" office:value-type="float" office:value="10.3254040092" calcext:value-type="float">
            <text:p>10,3254040092</text:p>
          </table:table-cell>
          <table:table-cell table:formula="of:=[.H132]*0.067" office:value-type="float" office:value="-12.2370245056" calcext:value-type="float">
            <text:p>-12,237024505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 office:value-type="float" office:value="-288.62" calcext:value-type="float">
            <text:p>-288,62</text:p>
          </table:table-cell>
          <table:table-cell office:value-type="float" office:value="1.709116422" calcext:value-type="float">
            <text:p>1,709116422</text:p>
          </table:table-cell>
          <table:table-cell office:value-type="float" office:value="-2.004166883" calcext:value-type="float">
            <text:p>-2,004166883</text:p>
          </table:table-cell>
          <table:table-cell/>
          <table:table-cell table:formula="of:=[.D133]*100" office:value-type="float" office:value="170.9116422" calcext:value-type="float">
            <text:p>170,9116422</text:p>
          </table:table-cell>
          <table:table-cell table:formula="of:=[.E133]*100" office:value-type="float" office:value="-200.4166883" calcext:value-type="float">
            <text:p>-200,4166883</text:p>
          </table:table-cell>
          <table:table-cell/>
          <table:table-cell table:formula="of:=[.G133]*0.067" office:value-type="float" office:value="11.4510800274" calcext:value-type="float">
            <text:p>11,4510800274</text:p>
          </table:table-cell>
          <table:table-cell table:formula="of:=[.H133]*0.067" office:value-type="float" office:value="-13.4279181161" calcext:value-type="float">
            <text:p>-13,427918116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00" calcext:value-type="float">
            <text:p>200</text:p>
          </table:table-cell>
          <table:table-cell office:value-type="float" office:value="-291.21" calcext:value-type="float">
            <text:p>-291,21</text:p>
          </table:table-cell>
          <table:table-cell office:value-type="float" office:value="1.763439677" calcext:value-type="float">
            <text:p>1,763439677</text:p>
          </table:table-cell>
          <table:table-cell office:value-type="float" office:value="-1.892628356" calcext:value-type="float">
            <text:p>-1,892628356</text:p>
          </table:table-cell>
          <table:table-cell/>
          <table:table-cell table:formula="of:=[.D134]*100" office:value-type="float" office:value="176.3439677" calcext:value-type="float">
            <text:p>176,3439677</text:p>
          </table:table-cell>
          <table:table-cell table:formula="of:=[.E134]*100" office:value-type="float" office:value="-189.2628356" calcext:value-type="float">
            <text:p>-189,2628356</text:p>
          </table:table-cell>
          <table:table-cell/>
          <table:table-cell table:formula="of:=[.G134]*0.067" office:value-type="float" office:value="11.8150458359" calcext:value-type="float">
            <text:p>11,8150458359</text:p>
          </table:table-cell>
          <table:table-cell table:formula="of:=[.H134]*0.067" office:value-type="float" office:value="-12.6806099852" calcext:value-type="float">
            <text:p>-12,6806099852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00" calcext:value-type="float">
            <text:p>200</text:p>
          </table:table-cell>
          <table:table-cell office:value-type="float" office:value="-291.21" calcext:value-type="float">
            <text:p>-291,21</text:p>
          </table:table-cell>
          <table:table-cell office:value-type="float" office:value="1.310898916" calcext:value-type="float">
            <text:p>1,310898916</text:p>
          </table:table-cell>
          <table:table-cell office:value-type="float" office:value="-2.485870921" calcext:value-type="float">
            <text:p>-2,485870921</text:p>
          </table:table-cell>
          <table:table-cell/>
          <table:table-cell table:formula="of:=[.D135]*100" office:value-type="float" office:value="131.0898916" calcext:value-type="float">
            <text:p>131,0898916</text:p>
          </table:table-cell>
          <table:table-cell table:formula="of:=[.E135]*100" office:value-type="float" office:value="-248.5870921" calcext:value-type="float">
            <text:p>-248,5870921</text:p>
          </table:table-cell>
          <table:table-cell/>
          <table:table-cell table:formula="of:=[.G135]*0.067" office:value-type="float" office:value="8.7830227372" calcext:value-type="float">
            <text:p>8,7830227372</text:p>
          </table:table-cell>
          <table:table-cell table:formula="of:=[.H135]*0.067" office:value-type="float" office:value="-16.6553351707" calcext:value-type="float">
            <text:p>-16,6553351707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200" calcext:value-type="float">
            <text:p>200</text:p>
          </table:table-cell>
          <table:table-cell office:value-type="float" office:value="-291.21" calcext:value-type="float">
            <text:p>-291,21</text:p>
          </table:table-cell>
          <table:table-cell office:value-type="float" office:value="1.266212492" calcext:value-type="float">
            <text:p>1,266212492</text:p>
          </table:table-cell>
          <table:table-cell office:value-type="float" office:value="-2.86355891" calcext:value-type="float">
            <text:p>-2,86355891</text:p>
          </table:table-cell>
          <table:table-cell/>
          <table:table-cell table:formula="of:=[.D136]*100" office:value-type="float" office:value="126.6212492" calcext:value-type="float">
            <text:p>126,6212492</text:p>
          </table:table-cell>
          <table:table-cell table:formula="of:=[.E136]*100" office:value-type="float" office:value="-286.355891" calcext:value-type="float">
            <text:p>-286,355891</text:p>
          </table:table-cell>
          <table:table-cell/>
          <table:table-cell table:formula="of:=[.G136]*0.067" office:value-type="float" office:value="8.4836236964" calcext:value-type="float">
            <text:p>8,4836236964</text:p>
          </table:table-cell>
          <table:table-cell table:formula="of:=[.H136]*0.067" office:value-type="float" office:value="-19.185844697" calcext:value-type="float">
            <text:p>-19,185844697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00" calcext:value-type="float">
            <text:p>200</text:p>
          </table:table-cell>
          <table:table-cell office:value-type="float" office:value="-292.61" calcext:value-type="float">
            <text:p>-292,61</text:p>
          </table:table-cell>
          <table:table-cell office:value-type="float" office:value="1.069716737" calcext:value-type="float">
            <text:p>1,069716737</text:p>
          </table:table-cell>
          <table:table-cell office:value-type="float" office:value="-3.042187825" calcext:value-type="float">
            <text:p>-3,042187825</text:p>
          </table:table-cell>
          <table:table-cell/>
          <table:table-cell table:formula="of:=[.D137]*100" office:value-type="float" office:value="106.9716737" calcext:value-type="float">
            <text:p>106,9716737</text:p>
          </table:table-cell>
          <table:table-cell table:formula="of:=[.E137]*100" office:value-type="float" office:value="-304.2187825" calcext:value-type="float">
            <text:p>-304,2187825</text:p>
          </table:table-cell>
          <table:table-cell/>
          <table:table-cell table:formula="of:=[.G137]*0.067" office:value-type="float" office:value="7.1671021379" calcext:value-type="float">
            <text:p>7,1671021379</text:p>
          </table:table-cell>
          <table:table-cell table:formula="of:=[.H137]*0.067" office:value-type="float" office:value="-20.3826584275" calcext:value-type="float">
            <text:p>-20,382658427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00" calcext:value-type="float">
            <text:p>200</text:p>
          </table:table-cell>
          <table:table-cell office:value-type="float" office:value="-292.61" calcext:value-type="float">
            <text:p>-292,61</text:p>
          </table:table-cell>
          <table:table-cell office:value-type="float" office:value="0.514471035" calcext:value-type="float">
            <text:p>0,514471035</text:p>
          </table:table-cell>
          <table:table-cell office:value-type="float" office:value="-3.150620572" calcext:value-type="float">
            <text:p>-3,150620572</text:p>
          </table:table-cell>
          <table:table-cell/>
          <table:table-cell table:formula="of:=[.D138]*100" office:value-type="float" office:value="51.4471035" calcext:value-type="float">
            <text:p>51,4471035</text:p>
          </table:table-cell>
          <table:table-cell table:formula="of:=[.E138]*100" office:value-type="float" office:value="-315.0620572" calcext:value-type="float">
            <text:p>-315,0620572</text:p>
          </table:table-cell>
          <table:table-cell/>
          <table:table-cell table:formula="of:=[.G138]*0.067" office:value-type="float" office:value="3.4469559345" calcext:value-type="float">
            <text:p>3,4469559345</text:p>
          </table:table-cell>
          <table:table-cell table:formula="of:=[.H138]*0.067" office:value-type="float" office:value="-21.1091578324" calcext:value-type="float">
            <text:p>-21,1091578324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00" calcext:value-type="float">
            <text:p>200</text:p>
          </table:table-cell>
          <table:table-cell office:value-type="float" office:value="-292.61" calcext:value-type="float">
            <text:p>-292,61</text:p>
          </table:table-cell>
          <table:table-cell office:value-type="float" office:value="0.342128069" calcext:value-type="float">
            <text:p>0,342128069</text:p>
          </table:table-cell>
          <table:table-cell office:value-type="float" office:value="-3.062083636" calcext:value-type="float">
            <text:p>-3,062083636</text:p>
          </table:table-cell>
          <table:table-cell/>
          <table:table-cell table:formula="of:=[.D139]*100" office:value-type="float" office:value="34.2128069" calcext:value-type="float">
            <text:p>34,2128069</text:p>
          </table:table-cell>
          <table:table-cell table:formula="of:=[.E139]*100" office:value-type="float" office:value="-306.2083636" calcext:value-type="float">
            <text:p>-306,2083636</text:p>
          </table:table-cell>
          <table:table-cell/>
          <table:table-cell table:formula="of:=[.G139]*0.067" office:value-type="float" office:value="2.2922580623" calcext:value-type="float">
            <text:p>2,2922580623</text:p>
          </table:table-cell>
          <table:table-cell table:formula="of:=[.H139]*0.067" office:value-type="float" office:value="-20.5159603612" calcext:value-type="float">
            <text:p>-20,5159603612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00" calcext:value-type="float">
            <text:p>200</text:p>
          </table:table-cell>
          <table:table-cell office:value-type="float" office:value="-293.06" calcext:value-type="float">
            <text:p>-293,06</text:p>
          </table:table-cell>
          <table:table-cell office:value-type="float" office:value="0.223195846" calcext:value-type="float">
            <text:p>0,223195846</text:p>
          </table:table-cell>
          <table:table-cell office:value-type="float" office:value="-2.933989069" calcext:value-type="float">
            <text:p>-2,933989069</text:p>
          </table:table-cell>
          <table:table-cell/>
          <table:table-cell table:formula="of:=[.D140]*100" office:value-type="float" office:value="22.3195846" calcext:value-type="float">
            <text:p>22,3195846</text:p>
          </table:table-cell>
          <table:table-cell table:formula="of:=[.E140]*100" office:value-type="float" office:value="-293.3989069" calcext:value-type="float">
            <text:p>-293,3989069</text:p>
          </table:table-cell>
          <table:table-cell/>
          <table:table-cell table:formula="of:=[.G140]*0.067" office:value-type="float" office:value="1.4954121682" calcext:value-type="float">
            <text:p>1,4954121682</text:p>
          </table:table-cell>
          <table:table-cell table:formula="of:=[.H140]*0.067" office:value-type="float" office:value="-19.6577267623" calcext:value-type="float">
            <text:p>-19,6577267623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200" calcext:value-type="float">
            <text:p>200</text:p>
          </table:table-cell>
          <table:table-cell office:value-type="float" office:value="-293.06" calcext:value-type="float">
            <text:p>-293,06</text:p>
          </table:table-cell>
          <table:table-cell office:value-type="float" office:value="-0.115201155" calcext:value-type="float">
            <text:p>-0,115201155</text:p>
          </table:table-cell>
          <table:table-cell office:value-type="float" office:value="-2.903656003" calcext:value-type="float">
            <text:p>-2,903656003</text:p>
          </table:table-cell>
          <table:table-cell/>
          <table:table-cell table:formula="of:=[.D141]*100" office:value-type="float" office:value="-11.5201155" calcext:value-type="float">
            <text:p>-11,5201155</text:p>
          </table:table-cell>
          <table:table-cell table:formula="of:=[.E141]*100" office:value-type="float" office:value="-290.3656003" calcext:value-type="float">
            <text:p>-290,3656003</text:p>
          </table:table-cell>
          <table:table-cell/>
          <table:table-cell table:formula="of:=[.G141]*0.067" office:value-type="float" office:value="-0.7718477385" calcext:value-type="float">
            <text:p>-0,7718477385</text:p>
          </table:table-cell>
          <table:table-cell table:formula="of:=[.H141]*0.067" office:value-type="float" office:value="-19.4544952201" calcext:value-type="float">
            <text:p>-19,4544952201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200" calcext:value-type="float">
            <text:p>200</text:p>
          </table:table-cell>
          <table:table-cell office:value-type="float" office:value="-293.06" calcext:value-type="float">
            <text:p>-293,06</text:p>
          </table:table-cell>
          <table:table-cell office:value-type="float" office:value="-0.505867574" calcext:value-type="float">
            <text:p>-0,505867574</text:p>
          </table:table-cell>
          <table:table-cell office:value-type="float" office:value="-2.834162205" calcext:value-type="float">
            <text:p>-2,834162205</text:p>
          </table:table-cell>
          <table:table-cell/>
          <table:table-cell table:formula="of:=[.D142]*100" office:value-type="float" office:value="-50.5867574" calcext:value-type="float">
            <text:p>-50,5867574</text:p>
          </table:table-cell>
          <table:table-cell table:formula="of:=[.E142]*100" office:value-type="float" office:value="-283.4162205" calcext:value-type="float">
            <text:p>-283,4162205</text:p>
          </table:table-cell>
          <table:table-cell/>
          <table:table-cell table:formula="of:=[.G142]*0.067" office:value-type="float" office:value="-3.3893127458" calcext:value-type="float">
            <text:p>-3,3893127458</text:p>
          </table:table-cell>
          <table:table-cell table:formula="of:=[.H142]*0.067" office:value-type="float" office:value="-18.9888867735" calcext:value-type="float">
            <text:p>-18,988886773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" calcext:value-type="float">
            <text:p>200</text:p>
          </table:table-cell>
          <table:table-cell office:value-type="float" office:value="-292.45" calcext:value-type="float">
            <text:p>-292,45</text:p>
          </table:table-cell>
          <table:table-cell office:value-type="float" office:value="-0.537158456" calcext:value-type="float">
            <text:p>-0,537158456</text:p>
          </table:table-cell>
          <table:table-cell office:value-type="float" office:value="-2.437061036" calcext:value-type="float">
            <text:p>-2,437061036</text:p>
          </table:table-cell>
          <table:table-cell/>
          <table:table-cell table:formula="of:=[.D143]*100" office:value-type="float" office:value="-53.7158456" calcext:value-type="float">
            <text:p>-53,7158456</text:p>
          </table:table-cell>
          <table:table-cell table:formula="of:=[.E143]*100" office:value-type="float" office:value="-243.7061036" calcext:value-type="float">
            <text:p>-243,7061036</text:p>
          </table:table-cell>
          <table:table-cell/>
          <table:table-cell table:formula="of:=[.G143]*0.067" office:value-type="float" office:value="-3.5989616552" calcext:value-type="float">
            <text:p>-3,5989616552</text:p>
          </table:table-cell>
          <table:table-cell table:formula="of:=[.H143]*0.067" office:value-type="float" office:value="-16.3283089412" calcext:value-type="float">
            <text:p>-16,3283089412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200" calcext:value-type="float">
            <text:p>200</text:p>
          </table:table-cell>
          <table:table-cell office:value-type="float" office:value="-292.45" calcext:value-type="float">
            <text:p>-292,45</text:p>
          </table:table-cell>
          <table:table-cell office:value-type="float" office:value="-0.504692511" calcext:value-type="float">
            <text:p>-0,504692511</text:p>
          </table:table-cell>
          <table:table-cell office:value-type="float" office:value="-2.257080471" calcext:value-type="float">
            <text:p>-2,257080471</text:p>
          </table:table-cell>
          <table:table-cell/>
          <table:table-cell table:formula="of:=[.D144]*100" office:value-type="float" office:value="-50.4692511" calcext:value-type="float">
            <text:p>-50,4692511</text:p>
          </table:table-cell>
          <table:table-cell table:formula="of:=[.E144]*100" office:value-type="float" office:value="-225.7080471" calcext:value-type="float">
            <text:p>-225,7080471</text:p>
          </table:table-cell>
          <table:table-cell/>
          <table:table-cell table:formula="of:=[.G144]*0.067" office:value-type="float" office:value="-3.3814398237" calcext:value-type="float">
            <text:p>-3,3814398237</text:p>
          </table:table-cell>
          <table:table-cell table:formula="of:=[.H144]*0.067" office:value-type="float" office:value="-15.1224391557" calcext:value-type="float">
            <text:p>-15,1224391557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200" calcext:value-type="float">
            <text:p>200</text:p>
          </table:table-cell>
          <table:table-cell office:value-type="float" office:value="-292.45" calcext:value-type="float">
            <text:p>-292,45</text:p>
          </table:table-cell>
          <table:table-cell office:value-type="float" office:value="-1.064123495" calcext:value-type="float">
            <text:p>-1,064123495</text:p>
          </table:table-cell>
          <table:table-cell office:value-type="float" office:value="-2.300606915" calcext:value-type="float">
            <text:p>-2,300606915</text:p>
          </table:table-cell>
          <table:table-cell/>
          <table:table-cell table:formula="of:=[.D145]*100" office:value-type="float" office:value="-106.4123495" calcext:value-type="float">
            <text:p>-106,4123495</text:p>
          </table:table-cell>
          <table:table-cell table:formula="of:=[.E145]*100" office:value-type="float" office:value="-230.0606915" calcext:value-type="float">
            <text:p>-230,0606915</text:p>
          </table:table-cell>
          <table:table-cell/>
          <table:table-cell table:formula="of:=[.G145]*0.067" office:value-type="float" office:value="-7.1296274165" calcext:value-type="float">
            <text:p>-7,1296274165</text:p>
          </table:table-cell>
          <table:table-cell table:formula="of:=[.H145]*0.067" office:value-type="float" office:value="-15.4140663305" calcext:value-type="float">
            <text:p>-15,4140663305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200" calcext:value-type="float">
            <text:p>200</text:p>
          </table:table-cell>
          <table:table-cell office:value-type="float" office:value="-291.08" calcext:value-type="float">
            <text:p>-291,08</text:p>
          </table:table-cell>
          <table:table-cell office:value-type="float" office:value="-1.072806719" calcext:value-type="float">
            <text:p>-1,072806719</text:p>
          </table:table-cell>
          <table:table-cell office:value-type="float" office:value="-1.682454911" calcext:value-type="float">
            <text:p>-1,682454911</text:p>
          </table:table-cell>
          <table:table-cell/>
          <table:table-cell table:formula="of:=[.D146]*100" office:value-type="float" office:value="-107.2806719" calcext:value-type="float">
            <text:p>-107,2806719</text:p>
          </table:table-cell>
          <table:table-cell table:formula="of:=[.E146]*100" office:value-type="float" office:value="-168.2454911" calcext:value-type="float">
            <text:p>-168,2454911</text:p>
          </table:table-cell>
          <table:table-cell/>
          <table:table-cell table:formula="of:=[.G146]*0.067" office:value-type="float" office:value="-7.1878050173" calcext:value-type="float">
            <text:p>-7,1878050173</text:p>
          </table:table-cell>
          <table:table-cell table:formula="of:=[.H146]*0.067" office:value-type="float" office:value="-11.2724479037" calcext:value-type="float">
            <text:p>-11,2724479037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200" calcext:value-type="float">
            <text:p>200</text:p>
          </table:table-cell>
          <table:table-cell office:value-type="float" office:value="-291.08" calcext:value-type="float">
            <text:p>-291,08</text:p>
          </table:table-cell>
          <table:table-cell office:value-type="float" office:value="-0.995386372" calcext:value-type="float">
            <text:p>-0,995386372</text:p>
          </table:table-cell>
          <table:table-cell office:value-type="float" office:value="-1.583922966" calcext:value-type="float">
            <text:p>-1,583922966</text:p>
          </table:table-cell>
          <table:table-cell/>
          <table:table-cell table:formula="of:=[.D147]*100" office:value-type="float" office:value="-99.5386372" calcext:value-type="float">
            <text:p>-99,5386372</text:p>
          </table:table-cell>
          <table:table-cell table:formula="of:=[.E147]*100" office:value-type="float" office:value="-158.3922966" calcext:value-type="float">
            <text:p>-158,3922966</text:p>
          </table:table-cell>
          <table:table-cell/>
          <table:table-cell table:formula="of:=[.G147]*0.067" office:value-type="float" office:value="-6.6690886924" calcext:value-type="float">
            <text:p>-6,6690886924</text:p>
          </table:table-cell>
          <table:table-cell table:formula="of:=[.H147]*0.067" office:value-type="float" office:value="-10.6122838722" calcext:value-type="float">
            <text:p>-10,6122838722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200" calcext:value-type="float">
            <text:p>200</text:p>
          </table:table-cell>
          <table:table-cell office:value-type="float" office:value="-289.77" calcext:value-type="float">
            <text:p>-289,77</text:p>
          </table:table-cell>
          <table:table-cell office:value-type="float" office:value="-1.039770206" calcext:value-type="float">
            <text:p>-1,039770206</text:p>
          </table:table-cell>
          <table:table-cell office:value-type="float" office:value="-1.837100349" calcext:value-type="float">
            <text:p>-1,837100349</text:p>
          </table:table-cell>
          <table:table-cell/>
          <table:table-cell table:formula="of:=[.D148]*100" office:value-type="float" office:value="-103.9770206" calcext:value-type="float">
            <text:p>-103,9770206</text:p>
          </table:table-cell>
          <table:table-cell table:formula="of:=[.E148]*100" office:value-type="float" office:value="-183.7100349" calcext:value-type="float">
            <text:p>-183,7100349</text:p>
          </table:table-cell>
          <table:table-cell/>
          <table:table-cell table:formula="of:=[.G148]*0.067" office:value-type="float" office:value="-6.9664603802" calcext:value-type="float">
            <text:p>-6,9664603802</text:p>
          </table:table-cell>
          <table:table-cell table:formula="of:=[.H148]*0.067" office:value-type="float" office:value="-12.3085723383" calcext:value-type="float">
            <text:p>-12,3085723383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200" calcext:value-type="float">
            <text:p>200</text:p>
          </table:table-cell>
          <table:table-cell office:value-type="float" office:value="-289.77" calcext:value-type="float">
            <text:p>-289,77</text:p>
          </table:table-cell>
          <table:table-cell office:value-type="float" office:value="-0.487625259" calcext:value-type="float">
            <text:p>-0,487625259</text:p>
          </table:table-cell>
          <table:table-cell office:value-type="float" office:value="-1.034539516" calcext:value-type="float">
            <text:p>-1,034539516</text:p>
          </table:table-cell>
          <table:table-cell/>
          <table:table-cell table:formula="of:=[.D149]*100" office:value-type="float" office:value="-48.7625259" calcext:value-type="float">
            <text:p>-48,7625259</text:p>
          </table:table-cell>
          <table:table-cell table:formula="of:=[.E149]*100" office:value-type="float" office:value="-103.4539516" calcext:value-type="float">
            <text:p>-103,4539516</text:p>
          </table:table-cell>
          <table:table-cell/>
          <table:table-cell table:formula="of:=[.G149]*0.067" office:value-type="float" office:value="-3.2670892353" calcext:value-type="float">
            <text:p>-3,2670892353</text:p>
          </table:table-cell>
          <table:table-cell table:formula="of:=[.H149]*0.067" office:value-type="float" office:value="-6.9314147572" calcext:value-type="float">
            <text:p>-6,9314147572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200" calcext:value-type="float">
            <text:p>200</text:p>
          </table:table-cell>
          <table:table-cell office:value-type="float" office:value="-289.77" calcext:value-type="float">
            <text:p>-289,77</text:p>
          </table:table-cell>
          <table:table-cell office:value-type="float" office:value="-0.727121433" calcext:value-type="float">
            <text:p>-0,727121433</text:p>
          </table:table-cell>
          <table:table-cell office:value-type="float" office:value="-0.943960888" calcext:value-type="float">
            <text:p>-0,943960888</text:p>
          </table:table-cell>
          <table:table-cell/>
          <table:table-cell table:formula="of:=[.D150]*100" office:value-type="float" office:value="-72.7121433" calcext:value-type="float">
            <text:p>-72,7121433</text:p>
          </table:table-cell>
          <table:table-cell table:formula="of:=[.E150]*100" office:value-type="float" office:value="-94.3960888" calcext:value-type="float">
            <text:p>-94,3960888</text:p>
          </table:table-cell>
          <table:table-cell/>
          <table:table-cell table:formula="of:=[.G150]*0.067" office:value-type="float" office:value="-4.8717136011" calcext:value-type="float">
            <text:p>-4,8717136011</text:p>
          </table:table-cell>
          <table:table-cell table:formula="of:=[.H150]*0.067" office:value-type="float" office:value="-6.3245379496" calcext:value-type="float">
            <text:p>-6,3245379496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200" calcext:value-type="float">
            <text:p>200</text:p>
          </table:table-cell>
          <table:table-cell office:value-type="float" office:value="-288.58" calcext:value-type="float">
            <text:p>-288,58</text:p>
          </table:table-cell>
          <table:table-cell office:value-type="float" office:value="-0.897523057" calcext:value-type="float">
            <text:p>-0,897523057</text:p>
          </table:table-cell>
          <table:table-cell office:value-type="float" office:value="-1.149610834" calcext:value-type="float">
            <text:p>-1,149610834</text:p>
          </table:table-cell>
          <table:table-cell/>
          <table:table-cell table:formula="of:=[.D151]*100" office:value-type="float" office:value="-89.7523057" calcext:value-type="float">
            <text:p>-89,7523057</text:p>
          </table:table-cell>
          <table:table-cell table:formula="of:=[.E151]*100" office:value-type="float" office:value="-114.9610834" calcext:value-type="float">
            <text:p>-114,9610834</text:p>
          </table:table-cell>
          <table:table-cell/>
          <table:table-cell table:formula="of:=[.G151]*0.067" office:value-type="float" office:value="-6.0134044819" calcext:value-type="float">
            <text:p>-6,0134044819</text:p>
          </table:table-cell>
          <table:table-cell table:formula="of:=[.H151]*0.067" office:value-type="float" office:value="-7.7023925878" calcext:value-type="float">
            <text:p>-7,7023925878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200" calcext:value-type="float">
            <text:p>200</text:p>
          </table:table-cell>
          <table:table-cell office:value-type="float" office:value="-288.58" calcext:value-type="float">
            <text:p>-288,58</text:p>
          </table:table-cell>
          <table:table-cell office:value-type="float" office:value="-0.298355249" calcext:value-type="float">
            <text:p>-0,298355249</text:p>
          </table:table-cell>
          <table:table-cell office:value-type="float" office:value="-0.286911488" calcext:value-type="float">
            <text:p>-0,286911488</text:p>
          </table:table-cell>
          <table:table-cell/>
          <table:table-cell table:formula="of:=[.D152]*100" office:value-type="float" office:value="-29.8355249" calcext:value-type="float">
            <text:p>-29,8355249</text:p>
          </table:table-cell>
          <table:table-cell table:formula="of:=[.E152]*100" office:value-type="float" office:value="-28.6911488" calcext:value-type="float">
            <text:p>-28,6911488</text:p>
          </table:table-cell>
          <table:table-cell/>
          <table:table-cell table:formula="of:=[.G152]*0.067" office:value-type="float" office:value="-1.9989801683" calcext:value-type="float">
            <text:p>-1,9989801683</text:p>
          </table:table-cell>
          <table:table-cell table:formula="of:=[.H152]*0.067" office:value-type="float" office:value="-1.9223069696" calcext:value-type="float">
            <text:p>-1,922306969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00" calcext:value-type="float">
            <text:p>200</text:p>
          </table:table-cell>
          <table:table-cell office:value-type="float" office:value="-288.58" calcext:value-type="float">
            <text:p>-288,58</text:p>
          </table:table-cell>
          <table:table-cell office:value-type="float" office:value="0" calcext:value-type="float">
            <text:p>0</text:p>
          </table:table-cell>
          <table:table-cell office:value-type="float" office:value="-0.276359128" calcext:value-type="float">
            <text:p>-0,276359128</text:p>
          </table:table-cell>
          <table:table-cell/>
          <table:table-cell table:formula="of:=[.D153]*100" office:value-type="float" office:value="0" calcext:value-type="float">
            <text:p>0</text:p>
          </table:table-cell>
          <table:table-cell table:formula="of:=[.E153]*100" office:value-type="float" office:value="-27.6359128" calcext:value-type="float">
            <text:p>-27,6359128</text:p>
          </table:table-cell>
          <table:table-cell/>
          <table:table-cell table:formula="of:=[.G153]*0.067" office:value-type="float" office:value="0" calcext:value-type="float">
            <text:p>0</text:p>
          </table:table-cell>
          <table:table-cell table:formula="of:=[.H153]*0.067" office:value-type="float" office:value="-1.8516061576" calcext:value-type="float">
            <text:p>-1,85160615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-279.17" calcext:value-type="float">
            <text:p>-279,17</text:p>
          </table:table-cell>
          <table:table-cell office:value-type="float" office:value="0" calcext:value-type="float">
            <text:p>0</text:p>
          </table:table-cell>
          <table:table-cell office:value-type="float" office:value="0.892657958" calcext:value-type="float">
            <text:p>0,892657958</text:p>
          </table:table-cell>
          <table:table-cell/>
          <table:table-cell table:formula="of:=[.D154]*100" office:value-type="float" office:value="0" calcext:value-type="float">
            <text:p>0</text:p>
          </table:table-cell>
          <table:table-cell table:formula="of:=[.E154]*100" office:value-type="float" office:value="89.2657958" calcext:value-type="float">
            <text:p>89,2657958</text:p>
          </table:table-cell>
          <table:table-cell/>
          <table:table-cell table:formula="of:=[.G154]*0.067" office:value-type="float" office:value="0" calcext:value-type="float">
            <text:p>0</text:p>
          </table:table-cell>
          <table:table-cell table:formula="of:=[.H154]*0.067" office:value-type="float" office:value="5.9808083186" calcext:value-type="float">
            <text:p>5,98080831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-279.17" calcext:value-type="float">
            <text:p>-279,17</text:p>
          </table:table-cell>
          <table:table-cell office:value-type="float" office:value="-0.259342543" calcext:value-type="float">
            <text:p>-0,259342543</text:p>
          </table:table-cell>
          <table:table-cell office:value-type="float" office:value="0.941833018" calcext:value-type="float">
            <text:p>0,941833018</text:p>
          </table:table-cell>
          <table:table-cell/>
          <table:table-cell table:formula="of:=[.D155]*100" office:value-type="float" office:value="-25.9342543" calcext:value-type="float">
            <text:p>-25,9342543</text:p>
          </table:table-cell>
          <table:table-cell table:formula="of:=[.E155]*100" office:value-type="float" office:value="94.1833018" calcext:value-type="float">
            <text:p>94,1833018</text:p>
          </table:table-cell>
          <table:table-cell/>
          <table:table-cell table:formula="of:=[.G155]*0.067" office:value-type="float" office:value="-1.7375950381" calcext:value-type="float">
            <text:p>-1,7375950381</text:p>
          </table:table-cell>
          <table:table-cell table:formula="of:=[.H155]*0.067" office:value-type="float" office:value="6.3102812206" calcext:value-type="float">
            <text:p>6,31028122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-278.91" calcext:value-type="float">
            <text:p>-278,91</text:p>
          </table:table-cell>
          <table:table-cell office:value-type="float" office:value="-0.41265933" calcext:value-type="float">
            <text:p>-0,41265933</text:p>
          </table:table-cell>
          <table:table-cell office:value-type="float" office:value="0.692510797" calcext:value-type="float">
            <text:p>0,692510797</text:p>
          </table:table-cell>
          <table:table-cell/>
          <table:table-cell table:formula="of:=[.D156]*100" office:value-type="float" office:value="-41.265933" calcext:value-type="float">
            <text:p>-41,265933</text:p>
          </table:table-cell>
          <table:table-cell table:formula="of:=[.E156]*100" office:value-type="float" office:value="69.2510797" calcext:value-type="float">
            <text:p>69,2510797</text:p>
          </table:table-cell>
          <table:table-cell/>
          <table:table-cell table:formula="of:=[.G156]*0.067" office:value-type="float" office:value="-2.764817511" calcext:value-type="float">
            <text:p>-2,764817511</text:p>
          </table:table-cell>
          <table:table-cell table:formula="of:=[.H156]*0.067" office:value-type="float" office:value="4.6398223399" calcext:value-type="float">
            <text:p>4,6398223399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-278.91" calcext:value-type="float">
            <text:p>-278,91</text:p>
          </table:table-cell>
          <table:table-cell office:value-type="float" office:value="-0.358533781" calcext:value-type="float">
            <text:p>-0,358533781</text:p>
          </table:table-cell>
          <table:table-cell office:value-type="float" office:value="1.065039171" calcext:value-type="float">
            <text:p>1,065039171</text:p>
          </table:table-cell>
          <table:table-cell/>
          <table:table-cell table:formula="of:=[.D157]*100" office:value-type="float" office:value="-35.8533781" calcext:value-type="float">
            <text:p>-35,8533781</text:p>
          </table:table-cell>
          <table:table-cell table:formula="of:=[.E157]*100" office:value-type="float" office:value="106.5039171" calcext:value-type="float">
            <text:p>106,5039171</text:p>
          </table:table-cell>
          <table:table-cell/>
          <table:table-cell table:formula="of:=[.G157]*0.067" office:value-type="float" office:value="-2.4021763327" calcext:value-type="float">
            <text:p>-2,4021763327</text:p>
          </table:table-cell>
          <table:table-cell table:formula="of:=[.H157]*0.067" office:value-type="float" office:value="7.1357624457" calcext:value-type="float">
            <text:p>7,13576244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-278.91" calcext:value-type="float">
            <text:p>-278,91</text:p>
          </table:table-cell>
          <table:table-cell office:value-type="float" office:value="-1.273500568" calcext:value-type="float">
            <text:p>-1,273500568</text:p>
          </table:table-cell>
          <table:table-cell office:value-type="float" office:value="1.061537544" calcext:value-type="float">
            <text:p>1,061537544</text:p>
          </table:table-cell>
          <table:table-cell/>
          <table:table-cell table:formula="of:=[.D158]*100" office:value-type="float" office:value="-127.3500568" calcext:value-type="float">
            <text:p>-127,3500568</text:p>
          </table:table-cell>
          <table:table-cell table:formula="of:=[.E158]*100" office:value-type="float" office:value="106.1537544" calcext:value-type="float">
            <text:p>106,1537544</text:p>
          </table:table-cell>
          <table:table-cell/>
          <table:table-cell table:formula="of:=[.G158]*0.067" office:value-type="float" office:value="-8.5324538056" calcext:value-type="float">
            <text:p>-8,5324538056</text:p>
          </table:table-cell>
          <table:table-cell table:formula="of:=[.H158]*0.067" office:value-type="float" office:value="7.1123015448" calcext:value-type="float">
            <text:p>7,11230154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-276.43" calcext:value-type="float">
            <text:p>-276,43</text:p>
          </table:table-cell>
          <table:table-cell office:value-type="float" office:value="-1.609049114" calcext:value-type="float">
            <text:p>-1,609049114</text:p>
          </table:table-cell>
          <table:table-cell office:value-type="float" office:value="0.753096513" calcext:value-type="float">
            <text:p>0,753096513</text:p>
          </table:table-cell>
          <table:table-cell/>
          <table:table-cell table:formula="of:=[.D159]*100" office:value-type="float" office:value="-160.9049114" calcext:value-type="float">
            <text:p>-160,9049114</text:p>
          </table:table-cell>
          <table:table-cell table:formula="of:=[.E159]*100" office:value-type="float" office:value="75.3096513" calcext:value-type="float">
            <text:p>75,3096513</text:p>
          </table:table-cell>
          <table:table-cell/>
          <table:table-cell table:formula="of:=[.G159]*0.067" office:value-type="float" office:value="-10.7806290638" calcext:value-type="float">
            <text:p>-10,7806290638</text:p>
          </table:table-cell>
          <table:table-cell table:formula="of:=[.H159]*0.067" office:value-type="float" office:value="5.0457466371" calcext:value-type="float">
            <text:p>5,045746637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-276.43" calcext:value-type="float">
            <text:p>-276,43</text:p>
          </table:table-cell>
          <table:table-cell office:value-type="float" office:value="-0.768533437" calcext:value-type="float">
            <text:p>-0,768533437</text:p>
          </table:table-cell>
          <table:table-cell office:value-type="float" office:value="1.488849593" calcext:value-type="float">
            <text:p>1,488849593</text:p>
          </table:table-cell>
          <table:table-cell/>
          <table:table-cell table:formula="of:=[.D160]*100" office:value-type="float" office:value="-76.8533437" calcext:value-type="float">
            <text:p>-76,8533437</text:p>
          </table:table-cell>
          <table:table-cell table:formula="of:=[.E160]*100" office:value-type="float" office:value="148.8849593" calcext:value-type="float">
            <text:p>148,8849593</text:p>
          </table:table-cell>
          <table:table-cell/>
          <table:table-cell table:formula="of:=[.G160]*0.067" office:value-type="float" office:value="-5.1491740279" calcext:value-type="float">
            <text:p>-5,1491740279</text:p>
          </table:table-cell>
          <table:table-cell table:formula="of:=[.H160]*0.067" office:value-type="float" office:value="9.9752922731" calcext:value-type="float">
            <text:p>9,975292273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office:value-type="float" office:value="-276.43" calcext:value-type="float">
            <text:p>-276,43</text:p>
          </table:table-cell>
          <table:table-cell office:value-type="float" office:value="-0.894026934" calcext:value-type="float">
            <text:p>-0,894026934</text:p>
          </table:table-cell>
          <table:table-cell office:value-type="float" office:value="1.658153725" calcext:value-type="float">
            <text:p>1,658153725</text:p>
          </table:table-cell>
          <table:table-cell/>
          <table:table-cell table:formula="of:=[.D161]*100" office:value-type="float" office:value="-89.4026934" calcext:value-type="float">
            <text:p>-89,4026934</text:p>
          </table:table-cell>
          <table:table-cell table:formula="of:=[.E161]*100" office:value-type="float" office:value="165.8153725" calcext:value-type="float">
            <text:p>165,8153725</text:p>
          </table:table-cell>
          <table:table-cell/>
          <table:table-cell table:formula="of:=[.G161]*0.067" office:value-type="float" office:value="-5.9899804578" calcext:value-type="float">
            <text:p>-5,9899804578</text:p>
          </table:table-cell>
          <table:table-cell table:formula="of:=[.H161]*0.067" office:value-type="float" office:value="11.1096299575" calcext:value-type="float">
            <text:p>11,109629957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-274.66" calcext:value-type="float">
            <text:p>-274,66</text:p>
          </table:table-cell>
          <table:table-cell office:value-type="float" office:value="-1.055509551" calcext:value-type="float">
            <text:p>-1,055509551</text:p>
          </table:table-cell>
          <table:table-cell office:value-type="float" office:value="1.673513957" calcext:value-type="float">
            <text:p>1,673513957</text:p>
          </table:table-cell>
          <table:table-cell/>
          <table:table-cell table:formula="of:=[.D162]*100" office:value-type="float" office:value="-105.5509551" calcext:value-type="float">
            <text:p>-105,5509551</text:p>
          </table:table-cell>
          <table:table-cell table:formula="of:=[.E162]*100" office:value-type="float" office:value="167.3513957" calcext:value-type="float">
            <text:p>167,3513957</text:p>
          </table:table-cell>
          <table:table-cell/>
          <table:table-cell table:formula="of:=[.G162]*0.067" office:value-type="float" office:value="-7.0719139917" calcext:value-type="float">
            <text:p>-7,0719139917</text:p>
          </table:table-cell>
          <table:table-cell table:formula="of:=[.H162]*0.067" office:value-type="float" office:value="11.2125435119" calcext:value-type="float">
            <text:p>11,212543511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float" office:value="-274.66" calcext:value-type="float">
            <text:p>-274,66</text:p>
          </table:table-cell>
          <table:table-cell office:value-type="float" office:value="-0.515035067" calcext:value-type="float">
            <text:p>-0,515035067</text:p>
          </table:table-cell>
          <table:table-cell office:value-type="float" office:value="2.248570699" calcext:value-type="float">
            <text:p>2,248570699</text:p>
          </table:table-cell>
          <table:table-cell/>
          <table:table-cell table:formula="of:=[.D163]*100" office:value-type="float" office:value="-51.5035067" calcext:value-type="float">
            <text:p>-51,5035067</text:p>
          </table:table-cell>
          <table:table-cell table:formula="of:=[.E163]*100" office:value-type="float" office:value="224.8570699" calcext:value-type="float">
            <text:p>224,8570699</text:p>
          </table:table-cell>
          <table:table-cell/>
          <table:table-cell table:formula="of:=[.G163]*0.067" office:value-type="float" office:value="-3.4507349489" calcext:value-type="float">
            <text:p>-3,4507349489</text:p>
          </table:table-cell>
          <table:table-cell table:formula="of:=[.H163]*0.067" office:value-type="float" office:value="15.0654236833" calcext:value-type="float">
            <text:p>15,065423683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-274.66" calcext:value-type="float">
            <text:p>-274,66</text:p>
          </table:table-cell>
          <table:table-cell office:value-type="float" office:value="-0.127755039" calcext:value-type="float">
            <text:p>-0,127755039</text:p>
          </table:table-cell>
          <table:table-cell office:value-type="float" office:value="2.44278973" calcext:value-type="float">
            <text:p>2,44278973</text:p>
          </table:table-cell>
          <table:table-cell/>
          <table:table-cell table:formula="of:=[.D164]*100" office:value-type="float" office:value="-12.7755039" calcext:value-type="float">
            <text:p>-12,7755039</text:p>
          </table:table-cell>
          <table:table-cell table:formula="of:=[.E164]*100" office:value-type="float" office:value="244.278973" calcext:value-type="float">
            <text:p>244,278973</text:p>
          </table:table-cell>
          <table:table-cell/>
          <table:table-cell table:formula="of:=[.G164]*0.067" office:value-type="float" office:value="-0.8559587613" calcext:value-type="float">
            <text:p>-0,8559587613</text:p>
          </table:table-cell>
          <table:table-cell table:formula="of:=[.H164]*0.067" office:value-type="float" office:value="16.366691191" calcext:value-type="float">
            <text:p>16,36669119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00" calcext:value-type="float">
            <text:p>300</text:p>
          </table:table-cell>
          <table:table-cell office:value-type="float" office:value="-274.59" calcext:value-type="float">
            <text:p>-274,59</text:p>
          </table:table-cell>
          <table:table-cell office:value-type="float" office:value="0.02664393" calcext:value-type="float">
            <text:p>0,02664393</text:p>
          </table:table-cell>
          <table:table-cell office:value-type="float" office:value="2.52589831" calcext:value-type="float">
            <text:p>2,52589831</text:p>
          </table:table-cell>
          <table:table-cell/>
          <table:table-cell table:formula="of:=[.D165]*100" office:value-type="float" office:value="2.664393" calcext:value-type="float">
            <text:p>2,664393</text:p>
          </table:table-cell>
          <table:table-cell table:formula="of:=[.E165]*100" office:value-type="float" office:value="252.589831" calcext:value-type="float">
            <text:p>252,589831</text:p>
          </table:table-cell>
          <table:table-cell/>
          <table:table-cell table:formula="of:=[.G165]*0.067" office:value-type="float" office:value="0.178514331" calcext:value-type="float">
            <text:p>0,178514331</text:p>
          </table:table-cell>
          <table:table-cell table:formula="of:=[.H165]*0.067" office:value-type="float" office:value="16.923518677" calcext:value-type="float">
            <text:p>16,92351867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-274.59" calcext:value-type="float">
            <text:p>-274,59</text:p>
          </table:table-cell>
          <table:table-cell office:value-type="float" office:value="0.314370433" calcext:value-type="float">
            <text:p>0,314370433</text:p>
          </table:table-cell>
          <table:table-cell office:value-type="float" office:value="2.510835187" calcext:value-type="float">
            <text:p>2,510835187</text:p>
          </table:table-cell>
          <table:table-cell/>
          <table:table-cell table:formula="of:=[.D166]*100" office:value-type="float" office:value="31.4370433" calcext:value-type="float">
            <text:p>31,4370433</text:p>
          </table:table-cell>
          <table:table-cell table:formula="of:=[.E166]*100" office:value-type="float" office:value="251.0835187" calcext:value-type="float">
            <text:p>251,0835187</text:p>
          </table:table-cell>
          <table:table-cell/>
          <table:table-cell table:formula="of:=[.G166]*0.067" office:value-type="float" office:value="2.1062819011" calcext:value-type="float">
            <text:p>2,1062819011</text:p>
          </table:table-cell>
          <table:table-cell table:formula="of:=[.H166]*0.067" office:value-type="float" office:value="16.8225957529" calcext:value-type="float">
            <text:p>16,822595752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-274.59" calcext:value-type="float">
            <text:p>-274,59</text:p>
          </table:table-cell>
          <table:table-cell office:value-type="float" office:value="0.895088048" calcext:value-type="float">
            <text:p>0,895088048</text:p>
          </table:table-cell>
          <table:table-cell office:value-type="float" office:value="2.429414013" calcext:value-type="float">
            <text:p>2,429414013</text:p>
          </table:table-cell>
          <table:table-cell/>
          <table:table-cell table:formula="of:=[.D167]*100" office:value-type="float" office:value="89.5088048" calcext:value-type="float">
            <text:p>89,5088048</text:p>
          </table:table-cell>
          <table:table-cell table:formula="of:=[.E167]*100" office:value-type="float" office:value="242.9414013" calcext:value-type="float">
            <text:p>242,9414013</text:p>
          </table:table-cell>
          <table:table-cell/>
          <table:table-cell table:formula="of:=[.G167]*0.067" office:value-type="float" office:value="5.9970899216" calcext:value-type="float">
            <text:p>5,9970899216</text:p>
          </table:table-cell>
          <table:table-cell table:formula="of:=[.H167]*0.067" office:value-type="float" office:value="16.2770738871" calcext:value-type="float">
            <text:p>16,277073887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float" office:value="-275.84" calcext:value-type="float">
            <text:p>-275,84</text:p>
          </table:table-cell>
          <table:table-cell office:value-type="float" office:value="1.080701536" calcext:value-type="float">
            <text:p>1,080701536</text:p>
          </table:table-cell>
          <table:table-cell office:value-type="float" office:value="2.114991267" calcext:value-type="float">
            <text:p>2,114991267</text:p>
          </table:table-cell>
          <table:table-cell/>
          <table:table-cell table:formula="of:=[.D168]*100" office:value-type="float" office:value="108.0701536" calcext:value-type="float">
            <text:p>108,0701536</text:p>
          </table:table-cell>
          <table:table-cell table:formula="of:=[.E168]*100" office:value-type="float" office:value="211.4991267" calcext:value-type="float">
            <text:p>211,4991267</text:p>
          </table:table-cell>
          <table:table-cell/>
          <table:table-cell table:formula="of:=[.G168]*0.067" office:value-type="float" office:value="7.2407002912" calcext:value-type="float">
            <text:p>7,2407002912</text:p>
          </table:table-cell>
          <table:table-cell table:formula="of:=[.H168]*0.067" office:value-type="float" office:value="14.1704414889" calcext:value-type="float">
            <text:p>14,170441488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office:value-type="float" office:value="-275.84" calcext:value-type="float">
            <text:p>-275,84</text:p>
          </table:table-cell>
          <table:table-cell office:value-type="float" office:value="1.095625787" calcext:value-type="float">
            <text:p>1,095625787</text:p>
          </table:table-cell>
          <table:table-cell office:value-type="float" office:value="1.960955024" calcext:value-type="float">
            <text:p>1,960955024</text:p>
          </table:table-cell>
          <table:table-cell/>
          <table:table-cell table:formula="of:=[.D169]*100" office:value-type="float" office:value="109.5625787" calcext:value-type="float">
            <text:p>109,5625787</text:p>
          </table:table-cell>
          <table:table-cell table:formula="of:=[.E169]*100" office:value-type="float" office:value="196.0955024" calcext:value-type="float">
            <text:p>196,0955024</text:p>
          </table:table-cell>
          <table:table-cell/>
          <table:table-cell table:formula="of:=[.G169]*0.067" office:value-type="float" office:value="7.3406927729" calcext:value-type="float">
            <text:p>7,3406927729</text:p>
          </table:table-cell>
          <table:table-cell table:formula="of:=[.H169]*0.067" office:value-type="float" office:value="13.1383986608" calcext:value-type="float">
            <text:p>13,138398660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00" calcext:value-type="float">
            <text:p>300</text:p>
          </table:table-cell>
          <table:table-cell office:value-type="float" office:value="-275.84" calcext:value-type="float">
            <text:p>-275,84</text:p>
          </table:table-cell>
          <table:table-cell office:value-type="float" office:value="1.575254767" calcext:value-type="float">
            <text:p>1,575254767</text:p>
          </table:table-cell>
          <table:table-cell office:value-type="float" office:value="2.042139025" calcext:value-type="float">
            <text:p>2,042139025</text:p>
          </table:table-cell>
          <table:table-cell/>
          <table:table-cell table:formula="of:=[.D170]*100" office:value-type="float" office:value="157.5254767" calcext:value-type="float">
            <text:p>157,5254767</text:p>
          </table:table-cell>
          <table:table-cell table:formula="of:=[.E170]*100" office:value-type="float" office:value="204.2139025" calcext:value-type="float">
            <text:p>204,2139025</text:p>
          </table:table-cell>
          <table:table-cell/>
          <table:table-cell table:formula="of:=[.G170]*0.067" office:value-type="float" office:value="10.5542069389" calcext:value-type="float">
            <text:p>10,5542069389</text:p>
          </table:table-cell>
          <table:table-cell table:formula="of:=[.H170]*0.067" office:value-type="float" office:value="13.6823314675" calcext:value-type="float">
            <text:p>13,682331467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00" calcext:value-type="float">
            <text:p>300</text:p>
          </table:table-cell>
          <table:table-cell office:value-type="float" office:value="-278.04" calcext:value-type="float">
            <text:p>-278,04</text:p>
          </table:table-cell>
          <table:table-cell office:value-type="float" office:value="1.578231696" calcext:value-type="float">
            <text:p>1,578231696</text:p>
          </table:table-cell>
          <table:table-cell office:value-type="float" office:value="1.608005454" calcext:value-type="float">
            <text:p>1,608005454</text:p>
          </table:table-cell>
          <table:table-cell/>
          <table:table-cell table:formula="of:=[.D171]*100" office:value-type="float" office:value="157.8231696" calcext:value-type="float">
            <text:p>157,8231696</text:p>
          </table:table-cell>
          <table:table-cell table:formula="of:=[.E171]*100" office:value-type="float" office:value="160.8005454" calcext:value-type="float">
            <text:p>160,8005454</text:p>
          </table:table-cell>
          <table:table-cell/>
          <table:table-cell table:formula="of:=[.G171]*0.067" office:value-type="float" office:value="10.5741523632" calcext:value-type="float">
            <text:p>10,5741523632</text:p>
          </table:table-cell>
          <table:table-cell table:formula="of:=[.H171]*0.067" office:value-type="float" office:value="10.7736365418" calcext:value-type="float">
            <text:p>10,773636541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00" calcext:value-type="float">
            <text:p>300</text:p>
          </table:table-cell>
          <table:table-cell office:value-type="float" office:value="-278.04" calcext:value-type="float">
            <text:p>-278,04</text:p>
          </table:table-cell>
          <table:table-cell office:value-type="float" office:value="1.418140202" calcext:value-type="float">
            <text:p>1,418140202</text:p>
          </table:table-cell>
          <table:table-cell office:value-type="float" office:value="1.361366725" calcext:value-type="float">
            <text:p>1,361366725</text:p>
          </table:table-cell>
          <table:table-cell/>
          <table:table-cell table:formula="of:=[.D172]*100" office:value-type="float" office:value="141.8140202" calcext:value-type="float">
            <text:p>141,8140202</text:p>
          </table:table-cell>
          <table:table-cell table:formula="of:=[.E172]*100" office:value-type="float" office:value="136.1366725" calcext:value-type="float">
            <text:p>136,1366725</text:p>
          </table:table-cell>
          <table:table-cell/>
          <table:table-cell table:formula="of:=[.G172]*0.067" office:value-type="float" office:value="9.5015393534" calcext:value-type="float">
            <text:p>9,5015393534</text:p>
          </table:table-cell>
          <table:table-cell table:formula="of:=[.H172]*0.067" office:value-type="float" office:value="9.1211570575" calcext:value-type="float">
            <text:p>9,121157057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00" calcext:value-type="float">
            <text:p>300</text:p>
          </table:table-cell>
          <table:table-cell office:value-type="float" office:value="-278.04" calcext:value-type="float">
            <text:p>-278,04</text:p>
          </table:table-cell>
          <table:table-cell office:value-type="float" office:value="1.804299544" calcext:value-type="float">
            <text:p>1,804299544</text:p>
          </table:table-cell>
          <table:table-cell office:value-type="float" office:value="1.422165998" calcext:value-type="float">
            <text:p>1,422165998</text:p>
          </table:table-cell>
          <table:table-cell/>
          <table:table-cell table:formula="of:=[.D173]*100" office:value-type="float" office:value="180.4299544" calcext:value-type="float">
            <text:p>180,4299544</text:p>
          </table:table-cell>
          <table:table-cell table:formula="of:=[.E173]*100" office:value-type="float" office:value="142.2165998" calcext:value-type="float">
            <text:p>142,2165998</text:p>
          </table:table-cell>
          <table:table-cell/>
          <table:table-cell table:formula="of:=[.G173]*0.067" office:value-type="float" office:value="12.0888069448" calcext:value-type="float">
            <text:p>12,0888069448</text:p>
          </table:table-cell>
          <table:table-cell table:formula="of:=[.H173]*0.067" office:value-type="float" office:value="9.5285121866" calcext:value-type="float">
            <text:p>9,52851218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0" calcext:value-type="float">
            <text:p>300</text:p>
          </table:table-cell>
          <table:table-cell office:value-type="float" office:value="-280.41" calcext:value-type="float">
            <text:p>-280,41</text:p>
          </table:table-cell>
          <table:table-cell office:value-type="float" office:value="1.889642616" calcext:value-type="float">
            <text:p>1,889642616</text:p>
          </table:table-cell>
          <table:table-cell office:value-type="float" office:value="0.979498289" calcext:value-type="float">
            <text:p>0,979498289</text:p>
          </table:table-cell>
          <table:table-cell/>
          <table:table-cell table:formula="of:=[.D174]*100" office:value-type="float" office:value="188.9642616" calcext:value-type="float">
            <text:p>188,9642616</text:p>
          </table:table-cell>
          <table:table-cell table:formula="of:=[.E174]*100" office:value-type="float" office:value="97.9498289" calcext:value-type="float">
            <text:p>97,9498289</text:p>
          </table:table-cell>
          <table:table-cell/>
          <table:table-cell table:formula="of:=[.G174]*0.067" office:value-type="float" office:value="12.6606055272" calcext:value-type="float">
            <text:p>12,6606055272</text:p>
          </table:table-cell>
          <table:table-cell table:formula="of:=[.H174]*0.067" office:value-type="float" office:value="6.5626385363" calcext:value-type="float">
            <text:p>6,562638536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00" calcext:value-type="float">
            <text:p>300</text:p>
          </table:table-cell>
          <table:table-cell office:value-type="float" office:value="-280.41" calcext:value-type="float">
            <text:p>-280,41</text:p>
          </table:table-cell>
          <table:table-cell office:value-type="float" office:value="1.833295504" calcext:value-type="float">
            <text:p>1,833295504</text:p>
          </table:table-cell>
          <table:table-cell office:value-type="float" office:value="0.893341987" calcext:value-type="float">
            <text:p>0,893341987</text:p>
          </table:table-cell>
          <table:table-cell/>
          <table:table-cell table:formula="of:=[.D175]*100" office:value-type="float" office:value="183.3295504" calcext:value-type="float">
            <text:p>183,3295504</text:p>
          </table:table-cell>
          <table:table-cell table:formula="of:=[.E175]*100" office:value-type="float" office:value="89.3341987" calcext:value-type="float">
            <text:p>89,3341987</text:p>
          </table:table-cell>
          <table:table-cell/>
          <table:table-cell table:formula="of:=[.G175]*0.067" office:value-type="float" office:value="12.2830798768" calcext:value-type="float">
            <text:p>12,2830798768</text:p>
          </table:table-cell>
          <table:table-cell table:formula="of:=[.H175]*0.067" office:value-type="float" office:value="5.9853913129" calcext:value-type="float">
            <text:p>5,985391312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00" calcext:value-type="float">
            <text:p>300</text:p>
          </table:table-cell>
          <table:table-cell office:value-type="float" office:value="-282.67" calcext:value-type="float">
            <text:p>-282,67</text:p>
          </table:table-cell>
          <table:table-cell office:value-type="float" office:value="1.751441861" calcext:value-type="float">
            <text:p>1,751441861</text:p>
          </table:table-cell>
          <table:table-cell office:value-type="float" office:value="1.082609325" calcext:value-type="float">
            <text:p>1,082609325</text:p>
          </table:table-cell>
          <table:table-cell/>
          <table:table-cell table:formula="of:=[.D176]*100" office:value-type="float" office:value="175.1441861" calcext:value-type="float">
            <text:p>175,1441861</text:p>
          </table:table-cell>
          <table:table-cell table:formula="of:=[.E176]*100" office:value-type="float" office:value="108.2609325" calcext:value-type="float">
            <text:p>108,2609325</text:p>
          </table:table-cell>
          <table:table-cell/>
          <table:table-cell table:formula="of:=[.G176]*0.067" office:value-type="float" office:value="11.7346604687" calcext:value-type="float">
            <text:p>11,7346604687</text:p>
          </table:table-cell>
          <table:table-cell table:formula="of:=[.H176]*0.067" office:value-type="float" office:value="7.2534824775" calcext:value-type="float">
            <text:p>7,253482477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300" calcext:value-type="float">
            <text:p>300</text:p>
          </table:table-cell>
          <table:table-cell office:value-type="float" office:value="-282.67" calcext:value-type="float">
            <text:p>-282,67</text:p>
          </table:table-cell>
          <table:table-cell office:value-type="float" office:value="1.518950152" calcext:value-type="float">
            <text:p>1,518950152</text:p>
          </table:table-cell>
          <table:table-cell office:value-type="float" office:value="0.639785883" calcext:value-type="float">
            <text:p>0,639785883</text:p>
          </table:table-cell>
          <table:table-cell/>
          <table:table-cell table:formula="of:=[.D177]*100" office:value-type="float" office:value="151.8950152" calcext:value-type="float">
            <text:p>151,8950152</text:p>
          </table:table-cell>
          <table:table-cell table:formula="of:=[.E177]*100" office:value-type="float" office:value="63.9785883" calcext:value-type="float">
            <text:p>63,9785883</text:p>
          </table:table-cell>
          <table:table-cell/>
          <table:table-cell table:formula="of:=[.G177]*0.067" office:value-type="float" office:value="10.1769660184" calcext:value-type="float">
            <text:p>10,1769660184</text:p>
          </table:table-cell>
          <table:table-cell table:formula="of:=[.H177]*0.067" office:value-type="float" office:value="4.2865654161" calcext:value-type="float">
            <text:p>4,286565416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00" calcext:value-type="float">
            <text:p>300</text:p>
          </table:table-cell>
          <table:table-cell office:value-type="float" office:value="-282.67" calcext:value-type="float">
            <text:p>-282,67</text:p>
          </table:table-cell>
          <table:table-cell office:value-type="float" office:value="1.772569167" calcext:value-type="float">
            <text:p>1,772569167</text:p>
          </table:table-cell>
          <table:table-cell office:value-type="float" office:value="0.289688168" calcext:value-type="float">
            <text:p>0,289688168</text:p>
          </table:table-cell>
          <table:table-cell/>
          <table:table-cell table:formula="of:=[.D178]*100" office:value-type="float" office:value="177.2569167" calcext:value-type="float">
            <text:p>177,2569167</text:p>
          </table:table-cell>
          <table:table-cell table:formula="of:=[.E178]*100" office:value-type="float" office:value="28.9688168" calcext:value-type="float">
            <text:p>28,9688168</text:p>
          </table:table-cell>
          <table:table-cell/>
          <table:table-cell table:formula="of:=[.G178]*0.067" office:value-type="float" office:value="11.8762134189" calcext:value-type="float">
            <text:p>11,8762134189</text:p>
          </table:table-cell>
          <table:table-cell table:formula="of:=[.H178]*0.067" office:value-type="float" office:value="1.9409107256" calcext:value-type="float">
            <text:p>1,940910725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00" calcext:value-type="float">
            <text:p>300</text:p>
          </table:table-cell>
          <table:table-cell office:value-type="float" office:value="-284.89" calcext:value-type="float">
            <text:p>-284,89</text:p>
          </table:table-cell>
          <table:table-cell office:value-type="float" office:value="1.708473739" calcext:value-type="float">
            <text:p>1,708473739</text:p>
          </table:table-cell>
          <table:table-cell office:value-type="float" office:value="0.110817747" calcext:value-type="float">
            <text:p>0,110817747</text:p>
          </table:table-cell>
          <table:table-cell/>
          <table:table-cell table:formula="of:=[.D179]*100" office:value-type="float" office:value="170.8473739" calcext:value-type="float">
            <text:p>170,8473739</text:p>
          </table:table-cell>
          <table:table-cell table:formula="of:=[.E179]*100" office:value-type="float" office:value="11.0817747" calcext:value-type="float">
            <text:p>11,0817747</text:p>
          </table:table-cell>
          <table:table-cell/>
          <table:table-cell table:formula="of:=[.G179]*0.067" office:value-type="float" office:value="11.4467740513" calcext:value-type="float">
            <text:p>11,4467740513</text:p>
          </table:table-cell>
          <table:table-cell table:formula="of:=[.H179]*0.067" office:value-type="float" office:value="0.7424789049" calcext:value-type="float">
            <text:p>0,742478904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00" calcext:value-type="float">
            <text:p>300</text:p>
          </table:table-cell>
          <table:table-cell office:value-type="float" office:value="-284.89" calcext:value-type="float">
            <text:p>-284,89</text:p>
          </table:table-cell>
          <table:table-cell office:value-type="float" office:value="1.337353447" calcext:value-type="float">
            <text:p>1,337353447</text:p>
          </table:table-cell>
          <table:table-cell office:value-type="float" office:value="-0.171897899" calcext:value-type="float">
            <text:p>-0,171897899</text:p>
          </table:table-cell>
          <table:table-cell/>
          <table:table-cell table:formula="of:=[.D180]*100" office:value-type="float" office:value="133.7353447" calcext:value-type="float">
            <text:p>133,7353447</text:p>
          </table:table-cell>
          <table:table-cell table:formula="of:=[.E180]*100" office:value-type="float" office:value="-17.1897899" calcext:value-type="float">
            <text:p>-17,1897899</text:p>
          </table:table-cell>
          <table:table-cell/>
          <table:table-cell table:formula="of:=[.G180]*0.067" office:value-type="float" office:value="8.9602680949" calcext:value-type="float">
            <text:p>8,9602680949</text:p>
          </table:table-cell>
          <table:table-cell table:formula="of:=[.H180]*0.067" office:value-type="float" office:value="-1.1517159233" calcext:value-type="float">
            <text:p>-1,1517159233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00" calcext:value-type="float">
            <text:p>300</text:p>
          </table:table-cell>
          <table:table-cell office:value-type="float" office:value="-284.89" calcext:value-type="float">
            <text:p>-284,89</text:p>
          </table:table-cell>
          <table:table-cell office:value-type="float" office:value="1.668101327" calcext:value-type="float">
            <text:p>1,668101327</text:p>
          </table:table-cell>
          <table:table-cell office:value-type="float" office:value="-0.333740826" calcext:value-type="float">
            <text:p>-0,333740826</text:p>
          </table:table-cell>
          <table:table-cell/>
          <table:table-cell table:formula="of:=[.D181]*100" office:value-type="float" office:value="166.8101327" calcext:value-type="float">
            <text:p>166,8101327</text:p>
          </table:table-cell>
          <table:table-cell table:formula="of:=[.E181]*100" office:value-type="float" office:value="-33.3740826" calcext:value-type="float">
            <text:p>-33,3740826</text:p>
          </table:table-cell>
          <table:table-cell/>
          <table:table-cell table:formula="of:=[.G181]*0.067" office:value-type="float" office:value="11.1762788909" calcext:value-type="float">
            <text:p>11,1762788909</text:p>
          </table:table-cell>
          <table:table-cell table:formula="of:=[.H181]*0.067" office:value-type="float" office:value="-2.2360635342" calcext:value-type="float">
            <text:p>-2,236063534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office:value-type="float" office:value="-287.06" calcext:value-type="float">
            <text:p>-287,06</text:p>
          </table:table-cell>
          <table:table-cell office:value-type="float" office:value="1.67354728" calcext:value-type="float">
            <text:p>1,67354728</text:p>
          </table:table-cell>
          <table:table-cell office:value-type="float" office:value="-0.444961377" calcext:value-type="float">
            <text:p>-0,444961377</text:p>
          </table:table-cell>
          <table:table-cell/>
          <table:table-cell table:formula="of:=[.D182]*100" office:value-type="float" office:value="167.354728" calcext:value-type="float">
            <text:p>167,354728</text:p>
          </table:table-cell>
          <table:table-cell table:formula="of:=[.E182]*100" office:value-type="float" office:value="-44.4961377" calcext:value-type="float">
            <text:p>-44,4961377</text:p>
          </table:table-cell>
          <table:table-cell/>
          <table:table-cell table:formula="of:=[.G182]*0.067" office:value-type="float" office:value="11.212766776" calcext:value-type="float">
            <text:p>11,212766776</text:p>
          </table:table-cell>
          <table:table-cell table:formula="of:=[.H182]*0.067" office:value-type="float" office:value="-2.9812412259" calcext:value-type="float">
            <text:p>-2,981241225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300" calcext:value-type="float">
            <text:p>300</text:p>
          </table:table-cell>
          <table:table-cell office:value-type="float" office:value="-287.06" calcext:value-type="float">
            <text:p>-287,06</text:p>
          </table:table-cell>
          <table:table-cell office:value-type="float" office:value="1.268253412" calcext:value-type="float">
            <text:p>1,268253412</text:p>
          </table:table-cell>
          <table:table-cell office:value-type="float" office:value="-0.637461213" calcext:value-type="float">
            <text:p>-0,637461213</text:p>
          </table:table-cell>
          <table:table-cell/>
          <table:table-cell table:formula="of:=[.D183]*100" office:value-type="float" office:value="126.8253412" calcext:value-type="float">
            <text:p>126,8253412</text:p>
          </table:table-cell>
          <table:table-cell table:formula="of:=[.E183]*100" office:value-type="float" office:value="-63.7461213" calcext:value-type="float">
            <text:p>-63,7461213</text:p>
          </table:table-cell>
          <table:table-cell/>
          <table:table-cell table:formula="of:=[.G183]*0.067" office:value-type="float" office:value="8.4972978604" calcext:value-type="float">
            <text:p>8,4972978604</text:p>
          </table:table-cell>
          <table:table-cell table:formula="of:=[.H183]*0.067" office:value-type="float" office:value="-4.2709901271" calcext:value-type="float">
            <text:p>-4,270990127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00" calcext:value-type="float">
            <text:p>300</text:p>
          </table:table-cell>
          <table:table-cell office:value-type="float" office:value="-287.06" calcext:value-type="float">
            <text:p>-287,06</text:p>
          </table:table-cell>
          <table:table-cell office:value-type="float" office:value="1.510882781" calcext:value-type="float">
            <text:p>1,510882781</text:p>
          </table:table-cell>
          <table:table-cell office:value-type="float" office:value="-0.75015137" calcext:value-type="float">
            <text:p>-0,75015137</text:p>
          </table:table-cell>
          <table:table-cell/>
          <table:table-cell table:formula="of:=[.D184]*100" office:value-type="float" office:value="151.0882781" calcext:value-type="float">
            <text:p>151,0882781</text:p>
          </table:table-cell>
          <table:table-cell table:formula="of:=[.E184]*100" office:value-type="float" office:value="-75.015137" calcext:value-type="float">
            <text:p>-75,015137</text:p>
          </table:table-cell>
          <table:table-cell/>
          <table:table-cell table:formula="of:=[.G184]*0.067" office:value-type="float" office:value="10.1229146327" calcext:value-type="float">
            <text:p>10,1229146327</text:p>
          </table:table-cell>
          <table:table-cell table:formula="of:=[.H184]*0.067" office:value-type="float" office:value="-5.026014179" calcext:value-type="float">
            <text:p>-5,02601417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00" calcext:value-type="float">
            <text:p>300</text:p>
          </table:table-cell>
          <table:table-cell office:value-type="float" office:value="-289.08" calcext:value-type="float">
            <text:p>-289,08</text:p>
          </table:table-cell>
          <table:table-cell office:value-type="float" office:value="1.475353352" calcext:value-type="float">
            <text:p>1,475353352</text:p>
          </table:table-cell>
          <table:table-cell office:value-type="float" office:value="-1.039696326" calcext:value-type="float">
            <text:p>-1,039696326</text:p>
          </table:table-cell>
          <table:table-cell/>
          <table:table-cell table:formula="of:=[.D185]*100" office:value-type="float" office:value="147.5353352" calcext:value-type="float">
            <text:p>147,5353352</text:p>
          </table:table-cell>
          <table:table-cell table:formula="of:=[.E185]*100" office:value-type="float" office:value="-103.9696326" calcext:value-type="float">
            <text:p>-103,9696326</text:p>
          </table:table-cell>
          <table:table-cell/>
          <table:table-cell table:formula="of:=[.G185]*0.067" office:value-type="float" office:value="9.8848674584" calcext:value-type="float">
            <text:p>9,8848674584</text:p>
          </table:table-cell>
          <table:table-cell table:formula="of:=[.H185]*0.067" office:value-type="float" office:value="-6.9659653842" calcext:value-type="float">
            <text:p>-6,9659653842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00" calcext:value-type="float">
            <text:p>300</text:p>
          </table:table-cell>
          <table:table-cell office:value-type="float" office:value="-289.08" calcext:value-type="float">
            <text:p>-289,08</text:p>
          </table:table-cell>
          <table:table-cell office:value-type="float" office:value="1.031364869" calcext:value-type="float">
            <text:p>1,031364869</text:p>
          </table:table-cell>
          <table:table-cell office:value-type="float" office:value="-1.318781602" calcext:value-type="float">
            <text:p>-1,318781602</text:p>
          </table:table-cell>
          <table:table-cell/>
          <table:table-cell table:formula="of:=[.D186]*100" office:value-type="float" office:value="103.1364869" calcext:value-type="float">
            <text:p>103,1364869</text:p>
          </table:table-cell>
          <table:table-cell table:formula="of:=[.E186]*100" office:value-type="float" office:value="-131.8781602" calcext:value-type="float">
            <text:p>-131,8781602</text:p>
          </table:table-cell>
          <table:table-cell/>
          <table:table-cell table:formula="of:=[.G186]*0.067" office:value-type="float" office:value="6.9101446223" calcext:value-type="float">
            <text:p>6,9101446223</text:p>
          </table:table-cell>
          <table:table-cell table:formula="of:=[.H186]*0.067" office:value-type="float" office:value="-8.8358367334" calcext:value-type="float">
            <text:p>-8,8358367334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300" calcext:value-type="float">
            <text:p>300</text:p>
          </table:table-cell>
          <table:table-cell office:value-type="float" office:value="-289.08" calcext:value-type="float">
            <text:p>-289,08</text:p>
          </table:table-cell>
          <table:table-cell office:value-type="float" office:value="1.084153719" calcext:value-type="float">
            <text:p>1,084153719</text:p>
          </table:table-cell>
          <table:table-cell office:value-type="float" office:value="-1.417773456" calcext:value-type="float">
            <text:p>-1,417773456</text:p>
          </table:table-cell>
          <table:table-cell/>
          <table:table-cell table:formula="of:=[.D187]*100" office:value-type="float" office:value="108.4153719" calcext:value-type="float">
            <text:p>108,4153719</text:p>
          </table:table-cell>
          <table:table-cell table:formula="of:=[.E187]*100" office:value-type="float" office:value="-141.7773456" calcext:value-type="float">
            <text:p>-141,7773456</text:p>
          </table:table-cell>
          <table:table-cell/>
          <table:table-cell table:formula="of:=[.G187]*0.067" office:value-type="float" office:value="7.2638299173" calcext:value-type="float">
            <text:p>7,2638299173</text:p>
          </table:table-cell>
          <table:table-cell table:formula="of:=[.H187]*0.067" office:value-type="float" office:value="-9.4990821552" calcext:value-type="float">
            <text:p>-9,4990821552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300" calcext:value-type="float">
            <text:p>300</text:p>
          </table:table-cell>
          <table:table-cell office:value-type="float" office:value="-290.8" calcext:value-type="float">
            <text:p>-290,8</text:p>
          </table:table-cell>
          <table:table-cell office:value-type="float" office:value="0.96321135" calcext:value-type="float">
            <text:p>0,96321135</text:p>
          </table:table-cell>
          <table:table-cell office:value-type="float" office:value="-1.741414446" calcext:value-type="float">
            <text:p>-1,741414446</text:p>
          </table:table-cell>
          <table:table-cell/>
          <table:table-cell table:formula="of:=[.D188]*100" office:value-type="float" office:value="96.321135" calcext:value-type="float">
            <text:p>96,321135</text:p>
          </table:table-cell>
          <table:table-cell table:formula="of:=[.E188]*100" office:value-type="float" office:value="-174.1414446" calcext:value-type="float">
            <text:p>-174,1414446</text:p>
          </table:table-cell>
          <table:table-cell/>
          <table:table-cell table:formula="of:=[.G188]*0.067" office:value-type="float" office:value="6.453516045" calcext:value-type="float">
            <text:p>6,453516045</text:p>
          </table:table-cell>
          <table:table-cell table:formula="of:=[.H188]*0.067" office:value-type="float" office:value="-11.6674767882" calcext:value-type="float">
            <text:p>-11,6674767882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300" calcext:value-type="float">
            <text:p>300</text:p>
          </table:table-cell>
          <table:table-cell office:value-type="float" office:value="-290.8" calcext:value-type="float">
            <text:p>-290,8</text:p>
          </table:table-cell>
          <table:table-cell office:value-type="float" office:value="0.578589876" calcext:value-type="float">
            <text:p>0,578589876</text:p>
          </table:table-cell>
          <table:table-cell office:value-type="float" office:value="-1.810244487" calcext:value-type="float">
            <text:p>-1,810244487</text:p>
          </table:table-cell>
          <table:table-cell/>
          <table:table-cell table:formula="of:=[.D189]*100" office:value-type="float" office:value="57.8589876" calcext:value-type="float">
            <text:p>57,8589876</text:p>
          </table:table-cell>
          <table:table-cell table:formula="of:=[.E189]*100" office:value-type="float" office:value="-181.0244487" calcext:value-type="float">
            <text:p>-181,0244487</text:p>
          </table:table-cell>
          <table:table-cell/>
          <table:table-cell table:formula="of:=[.G189]*0.067" office:value-type="float" office:value="3.8765521692" calcext:value-type="float">
            <text:p>3,8765521692</text:p>
          </table:table-cell>
          <table:table-cell table:formula="of:=[.H189]*0.067" office:value-type="float" office:value="-12.1286380629" calcext:value-type="float">
            <text:p>-12,1286380629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00" calcext:value-type="float">
            <text:p>300</text:p>
          </table:table-cell>
          <table:table-cell office:value-type="float" office:value="-290.8" calcext:value-type="float">
            <text:p>-290,8</text:p>
          </table:table-cell>
          <table:table-cell office:value-type="float" office:value="0.447550657" calcext:value-type="float">
            <text:p>0,447550657</text:p>
          </table:table-cell>
          <table:table-cell office:value-type="float" office:value="-1.584316149" calcext:value-type="float">
            <text:p>-1,584316149</text:p>
          </table:table-cell>
          <table:table-cell/>
          <table:table-cell table:formula="of:=[.D190]*100" office:value-type="float" office:value="44.7550657" calcext:value-type="float">
            <text:p>44,7550657</text:p>
          </table:table-cell>
          <table:table-cell table:formula="of:=[.E190]*100" office:value-type="float" office:value="-158.4316149" calcext:value-type="float">
            <text:p>-158,4316149</text:p>
          </table:table-cell>
          <table:table-cell/>
          <table:table-cell table:formula="of:=[.G190]*0.067" office:value-type="float" office:value="2.9985894019" calcext:value-type="float">
            <text:p>2,9985894019</text:p>
          </table:table-cell>
          <table:table-cell table:formula="of:=[.H190]*0.067" office:value-type="float" office:value="-10.6149181983" calcext:value-type="float">
            <text:p>-10,6149181983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300" calcext:value-type="float">
            <text:p>300</text:p>
          </table:table-cell>
          <table:table-cell office:value-type="float" office:value="-291.25" calcext:value-type="float">
            <text:p>-291,25</text:p>
          </table:table-cell>
          <table:table-cell office:value-type="float" office:value="0.245769835" calcext:value-type="float">
            <text:p>0,245769835</text:p>
          </table:table-cell>
          <table:table-cell office:value-type="float" office:value="-1.548524597" calcext:value-type="float">
            <text:p>-1,548524597</text:p>
          </table:table-cell>
          <table:table-cell/>
          <table:table-cell table:formula="of:=[.D191]*100" office:value-type="float" office:value="24.5769835" calcext:value-type="float">
            <text:p>24,5769835</text:p>
          </table:table-cell>
          <table:table-cell table:formula="of:=[.E191]*100" office:value-type="float" office:value="-154.8524597" calcext:value-type="float">
            <text:p>-154,8524597</text:p>
          </table:table-cell>
          <table:table-cell/>
          <table:table-cell table:formula="of:=[.G191]*0.067" office:value-type="float" office:value="1.6466578945" calcext:value-type="float">
            <text:p>1,6466578945</text:p>
          </table:table-cell>
          <table:table-cell table:formula="of:=[.H191]*0.067" office:value-type="float" office:value="-10.3751147999" calcext:value-type="float">
            <text:p>-10,3751147999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300" calcext:value-type="float">
            <text:p>300</text:p>
          </table:table-cell>
          <table:table-cell office:value-type="float" office:value="-291.25" calcext:value-type="float">
            <text:p>-291,25</text:p>
          </table:table-cell>
          <table:table-cell office:value-type="float" office:value="-0.082109052" calcext:value-type="float">
            <text:p>-0,082109052</text:p>
          </table:table-cell>
          <table:table-cell office:value-type="float" office:value="-1.496181659" calcext:value-type="float">
            <text:p>-1,496181659</text:p>
          </table:table-cell>
          <table:table-cell/>
          <table:table-cell table:formula="of:=[.D192]*100" office:value-type="float" office:value="-8.2109052" calcext:value-type="float">
            <text:p>-8,2109052</text:p>
          </table:table-cell>
          <table:table-cell table:formula="of:=[.E192]*100" office:value-type="float" office:value="-149.6181659" calcext:value-type="float">
            <text:p>-149,6181659</text:p>
          </table:table-cell>
          <table:table-cell/>
          <table:table-cell table:formula="of:=[.G192]*0.067" office:value-type="float" office:value="-0.5501306484" calcext:value-type="float">
            <text:p>-0,5501306484</text:p>
          </table:table-cell>
          <table:table-cell table:formula="of:=[.H192]*0.067" office:value-type="float" office:value="-10.0244171153" calcext:value-type="float">
            <text:p>-10,0244171153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300" calcext:value-type="float">
            <text:p>300</text:p>
          </table:table-cell>
          <table:table-cell office:value-type="float" office:value="-290.67" calcext:value-type="float">
            <text:p>-290,67</text:p>
          </table:table-cell>
          <table:table-cell office:value-type="float" office:value="-0.264664484" calcext:value-type="float">
            <text:p>-0,264664484</text:p>
          </table:table-cell>
          <table:table-cell office:value-type="float" office:value="-1.239311374" calcext:value-type="float">
            <text:p>-1,239311374</text:p>
          </table:table-cell>
          <table:table-cell/>
          <table:table-cell table:formula="of:=[.D193]*100" office:value-type="float" office:value="-26.4664484" calcext:value-type="float">
            <text:p>-26,4664484</text:p>
          </table:table-cell>
          <table:table-cell table:formula="of:=[.E193]*100" office:value-type="float" office:value="-123.9311374" calcext:value-type="float">
            <text:p>-123,9311374</text:p>
          </table:table-cell>
          <table:table-cell/>
          <table:table-cell table:formula="of:=[.G193]*0.067" office:value-type="float" office:value="-1.7732520428" calcext:value-type="float">
            <text:p>-1,7732520428</text:p>
          </table:table-cell>
          <table:table-cell table:formula="of:=[.H193]*0.067" office:value-type="float" office:value="-8.3033862058" calcext:value-type="float">
            <text:p>-8,303386205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00" calcext:value-type="float">
            <text:p>300</text:p>
          </table:table-cell>
          <table:table-cell office:value-type="float" office:value="-290.67" calcext:value-type="float">
            <text:p>-290,67</text:p>
          </table:table-cell>
          <table:table-cell office:value-type="float" office:value="-0.292882476" calcext:value-type="float">
            <text:p>-0,292882476</text:p>
          </table:table-cell>
          <table:table-cell office:value-type="float" office:value="-0.877038881" calcext:value-type="float">
            <text:p>-0,877038881</text:p>
          </table:table-cell>
          <table:table-cell/>
          <table:table-cell table:formula="of:=[.D194]*100" office:value-type="float" office:value="-29.2882476" calcext:value-type="float">
            <text:p>-29,2882476</text:p>
          </table:table-cell>
          <table:table-cell table:formula="of:=[.E194]*100" office:value-type="float" office:value="-87.7038881" calcext:value-type="float">
            <text:p>-87,7038881</text:p>
          </table:table-cell>
          <table:table-cell/>
          <table:table-cell table:formula="of:=[.G194]*0.067" office:value-type="float" office:value="-1.9623125892" calcext:value-type="float">
            <text:p>-1,9623125892</text:p>
          </table:table-cell>
          <table:table-cell table:formula="of:=[.H194]*0.067" office:value-type="float" office:value="-5.8761605027" calcext:value-type="float">
            <text:p>-5,8761605027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300" calcext:value-type="float">
            <text:p>300</text:p>
          </table:table-cell>
          <table:table-cell office:value-type="float" office:value="-290.67" calcext:value-type="float">
            <text:p>-290,67</text:p>
          </table:table-cell>
          <table:table-cell office:value-type="float" office:value="-0.525424297" calcext:value-type="float">
            <text:p>-0,525424297</text:p>
          </table:table-cell>
          <table:table-cell office:value-type="float" office:value="-0.777320404" calcext:value-type="float">
            <text:p>-0,777320404</text:p>
          </table:table-cell>
          <table:table-cell/>
          <table:table-cell table:formula="of:=[.D195]*100" office:value-type="float" office:value="-52.5424297" calcext:value-type="float">
            <text:p>-52,5424297</text:p>
          </table:table-cell>
          <table:table-cell table:formula="of:=[.E195]*100" office:value-type="float" office:value="-77.7320404" calcext:value-type="float">
            <text:p>-77,7320404</text:p>
          </table:table-cell>
          <table:table-cell/>
          <table:table-cell table:formula="of:=[.G195]*0.067" office:value-type="float" office:value="-3.5203427899" calcext:value-type="float">
            <text:p>-3,5203427899</text:p>
          </table:table-cell>
          <table:table-cell table:formula="of:=[.H195]*0.067" office:value-type="float" office:value="-5.2080467068" calcext:value-type="float">
            <text:p>-5,2080467068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300" calcext:value-type="float">
            <text:p>300</text:p>
          </table:table-cell>
          <table:table-cell office:value-type="float" office:value="-289.8" calcext:value-type="float">
            <text:p>-289,8</text:p>
          </table:table-cell>
          <table:table-cell office:value-type="float" office:value="-0.713931735" calcext:value-type="float">
            <text:p>-0,713931735</text:p>
          </table:table-cell>
          <table:table-cell office:value-type="float" office:value="-0.736821489" calcext:value-type="float">
            <text:p>-0,736821489</text:p>
          </table:table-cell>
          <table:table-cell/>
          <table:table-cell table:formula="of:=[.D196]*100" office:value-type="float" office:value="-71.3931735" calcext:value-type="float">
            <text:p>-71,3931735</text:p>
          </table:table-cell>
          <table:table-cell table:formula="of:=[.E196]*100" office:value-type="float" office:value="-73.6821489" calcext:value-type="float">
            <text:p>-73,6821489</text:p>
          </table:table-cell>
          <table:table-cell/>
          <table:table-cell table:formula="of:=[.G196]*0.067" office:value-type="float" office:value="-4.7833426245" calcext:value-type="float">
            <text:p>-4,7833426245</text:p>
          </table:table-cell>
          <table:table-cell table:formula="of:=[.H196]*0.067" office:value-type="float" office:value="-4.9367039763" calcext:value-type="float">
            <text:p>-4,9367039763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300" calcext:value-type="float">
            <text:p>300</text:p>
          </table:table-cell>
          <table:table-cell office:value-type="float" office:value="-289.8" calcext:value-type="float">
            <text:p>-289,8</text:p>
          </table:table-cell>
          <table:table-cell office:value-type="float" office:value="-0.527355601" calcext:value-type="float">
            <text:p>-0,527355601</text:p>
          </table:table-cell>
          <table:table-cell office:value-type="float" office:value="-0.122561959" calcext:value-type="float">
            <text:p>-0,122561959</text:p>
          </table:table-cell>
          <table:table-cell/>
          <table:table-cell table:formula="of:=[.D197]*100" office:value-type="float" office:value="-52.7355601" calcext:value-type="float">
            <text:p>-52,7355601</text:p>
          </table:table-cell>
          <table:table-cell table:formula="of:=[.E197]*100" office:value-type="float" office:value="-12.2561959" calcext:value-type="float">
            <text:p>-12,2561959</text:p>
          </table:table-cell>
          <table:table-cell/>
          <table:table-cell table:formula="of:=[.G197]*0.067" office:value-type="float" office:value="-3.5332825267" calcext:value-type="float">
            <text:p>-3,5332825267</text:p>
          </table:table-cell>
          <table:table-cell table:formula="of:=[.H197]*0.067" office:value-type="float" office:value="-0.8211651253" calcext:value-type="float">
            <text:p>-0,8211651253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300" calcext:value-type="float">
            <text:p>300</text:p>
          </table:table-cell>
          <table:table-cell office:value-type="float" office:value="-289.8" calcext:value-type="float">
            <text:p>-289,8</text:p>
          </table:table-cell>
          <table:table-cell office:value-type="float" office:value="-0.756061631" calcext:value-type="float">
            <text:p>-0,756061631</text:p>
          </table:table-cell>
          <table:table-cell office:value-type="float" office:value="0.07913219" calcext:value-type="float">
            <text:p>0,07913219</text:p>
          </table:table-cell>
          <table:table-cell/>
          <table:table-cell table:formula="of:=[.D198]*100" office:value-type="float" office:value="-75.6061631" calcext:value-type="float">
            <text:p>-75,6061631</text:p>
          </table:table-cell>
          <table:table-cell table:formula="of:=[.E198]*100" office:value-type="float" office:value="7.913219" calcext:value-type="float">
            <text:p>7,913219</text:p>
          </table:table-cell>
          <table:table-cell/>
          <table:table-cell table:formula="of:=[.G198]*0.067" office:value-type="float" office:value="-5.0656129277" calcext:value-type="float">
            <text:p>-5,0656129277</text:p>
          </table:table-cell>
          <table:table-cell table:formula="of:=[.H198]*0.067" office:value-type="float" office:value="0.530185673" calcext:value-type="float">
            <text:p>0,530185673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300" calcext:value-type="float">
            <text:p>300</text:p>
          </table:table-cell>
          <table:table-cell office:value-type="float" office:value="-289.13" calcext:value-type="float">
            <text:p>-289,13</text:p>
          </table:table-cell>
          <table:table-cell office:value-type="float" office:value="-0.715008836" calcext:value-type="float">
            <text:p>-0,715008836</text:p>
          </table:table-cell>
          <table:table-cell office:value-type="float" office:value="0.272810894" calcext:value-type="float">
            <text:p>0,272810894</text:p>
          </table:table-cell>
          <table:table-cell/>
          <table:table-cell table:formula="of:=[.D199]*100" office:value-type="float" office:value="-71.5008836" calcext:value-type="float">
            <text:p>-71,5008836</text:p>
          </table:table-cell>
          <table:table-cell table:formula="of:=[.E199]*100" office:value-type="float" office:value="27.2810894" calcext:value-type="float">
            <text:p>27,2810894</text:p>
          </table:table-cell>
          <table:table-cell/>
          <table:table-cell table:formula="of:=[.G199]*0.067" office:value-type="float" office:value="-4.7905592012" calcext:value-type="float">
            <text:p>-4,7905592012</text:p>
          </table:table-cell>
          <table:table-cell table:formula="of:=[.H199]*0.067" office:value-type="float" office:value="1.8278329898" calcext:value-type="float">
            <text:p>1,8278329898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300" calcext:value-type="float">
            <text:p>300</text:p>
          </table:table-cell>
          <table:table-cell office:value-type="float" office:value="-289.13" calcext:value-type="float">
            <text:p>-289,13</text:p>
          </table:table-cell>
          <table:table-cell office:value-type="float" office:value="-0.228005455" calcext:value-type="float">
            <text:p>-0,228005455</text:p>
          </table:table-cell>
          <table:table-cell office:value-type="float" office:value="0.529080339" calcext:value-type="float">
            <text:p>0,529080339</text:p>
          </table:table-cell>
          <table:table-cell/>
          <table:table-cell table:formula="of:=[.D200]*100" office:value-type="float" office:value="-22.8005455" calcext:value-type="float">
            <text:p>-22,8005455</text:p>
          </table:table-cell>
          <table:table-cell table:formula="of:=[.E200]*100" office:value-type="float" office:value="52.9080339" calcext:value-type="float">
            <text:p>52,9080339</text:p>
          </table:table-cell>
          <table:table-cell/>
          <table:table-cell table:formula="of:=[.G200]*0.067" office:value-type="float" office:value="-1.5276365485" calcext:value-type="float">
            <text:p>-1,5276365485</text:p>
          </table:table-cell>
          <table:table-cell table:formula="of:=[.H200]*0.067" office:value-type="float" office:value="3.5448382713" calcext:value-type="float">
            <text:p>3,5448382713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300" calcext:value-type="float">
            <text:p>300</text:p>
          </table:table-cell>
          <table:table-cell office:value-type="float" office:value="-289.13" calcext:value-type="float">
            <text:p>-289,13</text:p>
          </table:table-cell>
          <table:table-cell office:value-type="float" office:value="-0.478422645" calcext:value-type="float">
            <text:p>-0,478422645</text:p>
          </table:table-cell>
          <table:table-cell office:value-type="float" office:value="0.485733448" calcext:value-type="float">
            <text:p>0,485733448</text:p>
          </table:table-cell>
          <table:table-cell/>
          <table:table-cell table:formula="of:=[.D201]*100" office:value-type="float" office:value="-47.8422645" calcext:value-type="float">
            <text:p>-47,8422645</text:p>
          </table:table-cell>
          <table:table-cell table:formula="of:=[.E201]*100" office:value-type="float" office:value="48.5733448" calcext:value-type="float">
            <text:p>48,5733448</text:p>
          </table:table-cell>
          <table:table-cell/>
          <table:table-cell table:formula="of:=[.G201]*0.067" office:value-type="float" office:value="-3.2054317215" calcext:value-type="float">
            <text:p>-3,2054317215</text:p>
          </table:table-cell>
          <table:table-cell table:formula="of:=[.H201]*0.067" office:value-type="float" office:value="3.2544141016" calcext:value-type="float">
            <text:p>3,2544141016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300" calcext:value-type="float">
            <text:p>300</text:p>
          </table:table-cell>
          <table:table-cell office:value-type="float" office:value="-289.02" calcext:value-type="float">
            <text:p>-289,02</text:p>
          </table:table-cell>
          <table:table-cell office:value-type="float" office:value="-0.471543844" calcext:value-type="float">
            <text:p>-0,471543844</text:p>
          </table:table-cell>
          <table:table-cell office:value-type="float" office:value="0.746582077" calcext:value-type="float">
            <text:p>0,746582077</text:p>
          </table:table-cell>
          <table:table-cell/>
          <table:table-cell table:formula="of:=[.D202]*100" office:value-type="float" office:value="-47.1543844" calcext:value-type="float">
            <text:p>-47,1543844</text:p>
          </table:table-cell>
          <table:table-cell table:formula="of:=[.E202]*100" office:value-type="float" office:value="74.6582077" calcext:value-type="float">
            <text:p>74,6582077</text:p>
          </table:table-cell>
          <table:table-cell/>
          <table:table-cell table:formula="of:=[.G202]*0.067" office:value-type="float" office:value="-3.1593437548" calcext:value-type="float">
            <text:p>-3,1593437548</text:p>
          </table:table-cell>
          <table:table-cell table:formula="of:=[.H202]*0.067" office:value-type="float" office:value="5.0020999159" calcext:value-type="float">
            <text:p>5,0020999159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300" calcext:value-type="float">
            <text:p>300</text:p>
          </table:table-cell>
          <table:table-cell office:value-type="float" office:value="-289.02" calcext:value-type="float">
            <text:p>-289,02</text:p>
          </table:table-cell>
          <table:table-cell office:value-type="float" office:value="-0.096770535" calcext:value-type="float">
            <text:p>-0,096770535</text:p>
          </table:table-cell>
          <table:table-cell office:value-type="float" office:value="0.996374644" calcext:value-type="float">
            <text:p>0,996374644</text:p>
          </table:table-cell>
          <table:table-cell/>
          <table:table-cell table:formula="of:=[.D203]*100" office:value-type="float" office:value="-9.6770535" calcext:value-type="float">
            <text:p>-9,6770535</text:p>
          </table:table-cell>
          <table:table-cell table:formula="of:=[.E203]*100" office:value-type="float" office:value="99.6374644" calcext:value-type="float">
            <text:p>99,6374644</text:p>
          </table:table-cell>
          <table:table-cell/>
          <table:table-cell table:formula="of:=[.G203]*0.067" office:value-type="float" office:value="-0.6483625845" calcext:value-type="float">
            <text:p>-0,6483625845</text:p>
          </table:table-cell>
          <table:table-cell table:formula="of:=[.H203]*0.067" office:value-type="float" office:value="6.6757101148" calcext:value-type="float">
            <text:p>6,675710114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00" calcext:value-type="float">
            <text:p>300</text:p>
          </table:table-cell>
          <table:table-cell office:value-type="float" office:value="-289.02" calcext:value-type="float">
            <text:p>-289,02</text:p>
          </table:table-cell>
          <table:table-cell office:value-type="float" office:value="0" calcext:value-type="float">
            <text:p>0</text:p>
          </table:table-cell>
          <table:table-cell office:value-type="float" office:value="0.861130307" calcext:value-type="float">
            <text:p>0,861130307</text:p>
          </table:table-cell>
          <table:table-cell/>
          <table:table-cell table:formula="of:=[.D204]*100" office:value-type="float" office:value="0" calcext:value-type="float">
            <text:p>0</text:p>
          </table:table-cell>
          <table:table-cell table:formula="of:=[.E204]*100" office:value-type="float" office:value="86.1130307" calcext:value-type="float">
            <text:p>86,1130307</text:p>
          </table:table-cell>
          <table:table-cell/>
          <table:table-cell table:formula="of:=[.G204]*0.067" office:value-type="float" office:value="0" calcext:value-type="float">
            <text:p>0</text:p>
          </table:table-cell>
          <table:table-cell table:formula="of:=[.H204]*0.067" office:value-type="float" office:value="5.7695730569" calcext:value-type="float">
            <text:p>5,76957305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-278.32" calcext:value-type="float">
            <text:p>-278,32</text:p>
          </table:table-cell>
          <table:table-cell office:value-type="float" office:value="0" calcext:value-type="float">
            <text:p>0</text:p>
          </table:table-cell>
          <table:table-cell office:value-type="float" office:value="1.060734191" calcext:value-type="float">
            <text:p>1,060734191</text:p>
          </table:table-cell>
          <table:table-cell/>
          <table:table-cell table:formula="of:=[.D205]*100" office:value-type="float" office:value="0" calcext:value-type="float">
            <text:p>0</text:p>
          </table:table-cell>
          <table:table-cell table:formula="of:=[.E205]*100" office:value-type="float" office:value="106.0734191" calcext:value-type="float">
            <text:p>106,0734191</text:p>
          </table:table-cell>
          <table:table-cell/>
          <table:table-cell table:formula="of:=[.G205]*0.067" office:value-type="float" office:value="0" calcext:value-type="float">
            <text:p>0</text:p>
          </table:table-cell>
          <table:table-cell table:formula="of:=[.H205]*0.067" office:value-type="float" office:value="7.1069190797" calcext:value-type="float">
            <text:p>7,10691907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-278.32" calcext:value-type="float">
            <text:p>-278,32</text:p>
          </table:table-cell>
          <table:table-cell office:value-type="float" office:value="-0.358198502" calcext:value-type="float">
            <text:p>-0,358198502</text:p>
          </table:table-cell>
          <table:table-cell office:value-type="float" office:value="1.066892625" calcext:value-type="float">
            <text:p>1,066892625</text:p>
          </table:table-cell>
          <table:table-cell/>
          <table:table-cell table:formula="of:=[.D206]*100" office:value-type="float" office:value="-35.8198502" calcext:value-type="float">
            <text:p>-35,8198502</text:p>
          </table:table-cell>
          <table:table-cell table:formula="of:=[.E206]*100" office:value-type="float" office:value="106.6892625" calcext:value-type="float">
            <text:p>106,6892625</text:p>
          </table:table-cell>
          <table:table-cell/>
          <table:table-cell table:formula="of:=[.G206]*0.067" office:value-type="float" office:value="-2.3999299634" calcext:value-type="float">
            <text:p>-2,3999299634</text:p>
          </table:table-cell>
          <table:table-cell table:formula="of:=[.H206]*0.067" office:value-type="float" office:value="7.1481805875" calcext:value-type="float">
            <text:p>7,14818058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-277.73" calcext:value-type="float">
            <text:p>-277,73</text:p>
          </table:table-cell>
          <table:table-cell office:value-type="float" office:value="-0.402316285" calcext:value-type="float">
            <text:p>-0,402316285</text:p>
          </table:table-cell>
          <table:table-cell office:value-type="float" office:value="1.021435834" calcext:value-type="float">
            <text:p>1,021435834</text:p>
          </table:table-cell>
          <table:table-cell/>
          <table:table-cell table:formula="of:=[.D207]*100" office:value-type="float" office:value="-40.2316285" calcext:value-type="float">
            <text:p>-40,2316285</text:p>
          </table:table-cell>
          <table:table-cell table:formula="of:=[.E207]*100" office:value-type="float" office:value="102.1435834" calcext:value-type="float">
            <text:p>102,1435834</text:p>
          </table:table-cell>
          <table:table-cell/>
          <table:table-cell table:formula="of:=[.G207]*0.067" office:value-type="float" office:value="-2.6955191095" calcext:value-type="float">
            <text:p>-2,6955191095</text:p>
          </table:table-cell>
          <table:table-cell table:formula="of:=[.H207]*0.067" office:value-type="float" office:value="6.8436200878" calcext:value-type="float">
            <text:p>6,843620087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-277.73" calcext:value-type="float">
            <text:p>-277,73</text:p>
          </table:table-cell>
          <table:table-cell office:value-type="float" office:value="-0.195934338" calcext:value-type="float">
            <text:p>-0,195934338</text:p>
          </table:table-cell>
          <table:table-cell office:value-type="float" office:value="1.163277202" calcext:value-type="float">
            <text:p>1,163277202</text:p>
          </table:table-cell>
          <table:table-cell/>
          <table:table-cell table:formula="of:=[.D208]*100" office:value-type="float" office:value="-19.5934338" calcext:value-type="float">
            <text:p>-19,5934338</text:p>
          </table:table-cell>
          <table:table-cell table:formula="of:=[.E208]*100" office:value-type="float" office:value="116.3277202" calcext:value-type="float">
            <text:p>116,3277202</text:p>
          </table:table-cell>
          <table:table-cell/>
          <table:table-cell table:formula="of:=[.G208]*0.067" office:value-type="float" office:value="-1.3127600646" calcext:value-type="float">
            <text:p>-1,3127600646</text:p>
          </table:table-cell>
          <table:table-cell table:formula="of:=[.H208]*0.067" office:value-type="float" office:value="7.7939572534" calcext:value-type="float">
            <text:p>7,7939572534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office:value-type="float" office:value="-277.73" calcext:value-type="float">
            <text:p>-277,73</text:p>
          </table:table-cell>
          <table:table-cell office:value-type="float" office:value="-0.964593337" calcext:value-type="float">
            <text:p>-0,964593337</text:p>
          </table:table-cell>
          <table:table-cell office:value-type="float" office:value="1.240910956" calcext:value-type="float">
            <text:p>1,240910956</text:p>
          </table:table-cell>
          <table:table-cell/>
          <table:table-cell table:formula="of:=[.D209]*100" office:value-type="float" office:value="-96.4593337" calcext:value-type="float">
            <text:p>-96,4593337</text:p>
          </table:table-cell>
          <table:table-cell table:formula="of:=[.E209]*100" office:value-type="float" office:value="124.0910956" calcext:value-type="float">
            <text:p>124,0910956</text:p>
          </table:table-cell>
          <table:table-cell/>
          <table:table-cell table:formula="of:=[.G209]*0.067" office:value-type="float" office:value="-6.4627753579" calcext:value-type="float">
            <text:p>-6,4627753579</text:p>
          </table:table-cell>
          <table:table-cell table:formula="of:=[.H209]*0.067" office:value-type="float" office:value="8.3141034052" calcext:value-type="float">
            <text:p>8,314103405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-276.84" calcext:value-type="float">
            <text:p>-276,84</text:p>
          </table:table-cell>
          <table:table-cell office:value-type="float" office:value="-1.047772516" calcext:value-type="float">
            <text:p>-1,047772516</text:p>
          </table:table-cell>
          <table:table-cell office:value-type="float" office:value="1.753656904" calcext:value-type="float">
            <text:p>1,753656904</text:p>
          </table:table-cell>
          <table:table-cell/>
          <table:table-cell table:formula="of:=[.D210]*100" office:value-type="float" office:value="-104.7772516" calcext:value-type="float">
            <text:p>-104,7772516</text:p>
          </table:table-cell>
          <table:table-cell table:formula="of:=[.E210]*100" office:value-type="float" office:value="175.3656904" calcext:value-type="float">
            <text:p>175,3656904</text:p>
          </table:table-cell>
          <table:table-cell/>
          <table:table-cell table:formula="of:=[.G210]*0.067" office:value-type="float" office:value="-7.0200758572" calcext:value-type="float">
            <text:p>-7,0200758572</text:p>
          </table:table-cell>
          <table:table-cell table:formula="of:=[.H210]*0.067" office:value-type="float" office:value="11.7495012568" calcext:value-type="float">
            <text:p>11,749501256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-276.84" calcext:value-type="float">
            <text:p>-276,84</text:p>
          </table:table-cell>
          <table:table-cell office:value-type="float" office:value="-0.353553525" calcext:value-type="float">
            <text:p>-0,353553525</text:p>
          </table:table-cell>
          <table:table-cell office:value-type="float" office:value="2.154307194" calcext:value-type="float">
            <text:p>2,154307194</text:p>
          </table:table-cell>
          <table:table-cell/>
          <table:table-cell table:formula="of:=[.D211]*100" office:value-type="float" office:value="-35.3553525" calcext:value-type="float">
            <text:p>-35,3553525</text:p>
          </table:table-cell>
          <table:table-cell table:formula="of:=[.E211]*100" office:value-type="float" office:value="215.4307194" calcext:value-type="float">
            <text:p>215,4307194</text:p>
          </table:table-cell>
          <table:table-cell/>
          <table:table-cell table:formula="of:=[.G211]*0.067" office:value-type="float" office:value="-2.3688086175" calcext:value-type="float">
            <text:p>-2,3688086175</text:p>
          </table:table-cell>
          <table:table-cell table:formula="of:=[.H211]*0.067" office:value-type="float" office:value="14.4338581998" calcext:value-type="float">
            <text:p>14,433858199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office:value-type="float" office:value="-276.84" calcext:value-type="float">
            <text:p>-276,84</text:p>
          </table:table-cell>
          <table:table-cell office:value-type="float" office:value="-0.544871649" calcext:value-type="float">
            <text:p>-0,544871649</text:p>
          </table:table-cell>
          <table:table-cell office:value-type="float" office:value="2.298875318" calcext:value-type="float">
            <text:p>2,298875318</text:p>
          </table:table-cell>
          <table:table-cell/>
          <table:table-cell table:formula="of:=[.D212]*100" office:value-type="float" office:value="-54.4871649" calcext:value-type="float">
            <text:p>-54,4871649</text:p>
          </table:table-cell>
          <table:table-cell table:formula="of:=[.E212]*100" office:value-type="float" office:value="229.8875318" calcext:value-type="float">
            <text:p>229,8875318</text:p>
          </table:table-cell>
          <table:table-cell/>
          <table:table-cell table:formula="of:=[.G212]*0.067" office:value-type="float" office:value="-3.6506400483" calcext:value-type="float">
            <text:p>-3,6506400483</text:p>
          </table:table-cell>
          <table:table-cell table:formula="of:=[.H212]*0.067" office:value-type="float" office:value="15.4024646306" calcext:value-type="float">
            <text:p>15,402464630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-276.69" calcext:value-type="float">
            <text:p>-276,69</text:p>
          </table:table-cell>
          <table:table-cell office:value-type="float" office:value="-0.576162076" calcext:value-type="float">
            <text:p>-0,576162076</text:p>
          </table:table-cell>
          <table:table-cell office:value-type="float" office:value="2.630385768" calcext:value-type="float">
            <text:p>2,630385768</text:p>
          </table:table-cell>
          <table:table-cell/>
          <table:table-cell table:formula="of:=[.D213]*100" office:value-type="float" office:value="-57.6162076" calcext:value-type="float">
            <text:p>-57,6162076</text:p>
          </table:table-cell>
          <table:table-cell table:formula="of:=[.E213]*100" office:value-type="float" office:value="263.0385768" calcext:value-type="float">
            <text:p>263,0385768</text:p>
          </table:table-cell>
          <table:table-cell/>
          <table:table-cell table:formula="of:=[.G213]*0.067" office:value-type="float" office:value="-3.8602859092" calcext:value-type="float">
            <text:p>-3,8602859092</text:p>
          </table:table-cell>
          <table:table-cell table:formula="of:=[.H213]*0.067" office:value-type="float" office:value="17.6235846456" calcext:value-type="float">
            <text:p>17,623584645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float" office:value="-276.69" calcext:value-type="float">
            <text:p>-276,69</text:p>
          </table:table-cell>
          <table:table-cell office:value-type="float" office:value="-0.205286425" calcext:value-type="float">
            <text:p>-0,205286425</text:p>
          </table:table-cell>
          <table:table-cell office:value-type="float" office:value="2.939254593" calcext:value-type="float">
            <text:p>2,939254593</text:p>
          </table:table-cell>
          <table:table-cell/>
          <table:table-cell table:formula="of:=[.D214]*100" office:value-type="float" office:value="-20.5286425" calcext:value-type="float">
            <text:p>-20,5286425</text:p>
          </table:table-cell>
          <table:table-cell table:formula="of:=[.E214]*100" office:value-type="float" office:value="293.9254593" calcext:value-type="float">
            <text:p>293,9254593</text:p>
          </table:table-cell>
          <table:table-cell/>
          <table:table-cell table:formula="of:=[.G214]*0.067" office:value-type="float" office:value="-1.3754190475" calcext:value-type="float">
            <text:p>-1,3754190475</text:p>
          </table:table-cell>
          <table:table-cell table:formula="of:=[.H214]*0.067" office:value-type="float" office:value="19.6930057731" calcext:value-type="float">
            <text:p>19,693005773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-276.69" calcext:value-type="float">
            <text:p>-276,69</text:p>
          </table:table-cell>
          <table:table-cell office:value-type="float" office:value="-0.009735637" calcext:value-type="float">
            <text:p>-0,009735637</text:p>
          </table:table-cell>
          <table:table-cell office:value-type="float" office:value="3.021027192" calcext:value-type="float">
            <text:p>3,021027192</text:p>
          </table:table-cell>
          <table:table-cell/>
          <table:table-cell table:formula="of:=[.D215]*100" office:value-type="float" office:value="-0.9735637" calcext:value-type="float">
            <text:p>-0,9735637</text:p>
          </table:table-cell>
          <table:table-cell table:formula="of:=[.E215]*100" office:value-type="float" office:value="302.1027192" calcext:value-type="float">
            <text:p>302,1027192</text:p>
          </table:table-cell>
          <table:table-cell/>
          <table:table-cell table:formula="of:=[.G215]*0.067" office:value-type="float" office:value="-0.0652287679" calcext:value-type="float">
            <text:p>-0,0652287679</text:p>
          </table:table-cell>
          <table:table-cell table:formula="of:=[.H215]*0.067" office:value-type="float" office:value="20.2408821864" calcext:value-type="float">
            <text:p>20,240882186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 office:value-type="float" office:value="-276.89" calcext:value-type="float">
            <text:p>-276,89</text:p>
          </table:table-cell>
          <table:table-cell office:value-type="float" office:value="0.096037383" calcext:value-type="float">
            <text:p>0,096037383</text:p>
          </table:table-cell>
          <table:table-cell office:value-type="float" office:value="3.069302176" calcext:value-type="float">
            <text:p>3,069302176</text:p>
          </table:table-cell>
          <table:table-cell/>
          <table:table-cell table:formula="of:=[.D216]*100" office:value-type="float" office:value="9.6037383" calcext:value-type="float">
            <text:p>9,6037383</text:p>
          </table:table-cell>
          <table:table-cell table:formula="of:=[.E216]*100" office:value-type="float" office:value="306.9302176" calcext:value-type="float">
            <text:p>306,9302176</text:p>
          </table:table-cell>
          <table:table-cell/>
          <table:table-cell table:formula="of:=[.G216]*0.067" office:value-type="float" office:value="0.6434504661" calcext:value-type="float">
            <text:p>0,6434504661</text:p>
          </table:table-cell>
          <table:table-cell table:formula="of:=[.H216]*0.067" office:value-type="float" office:value="20.5643245792" calcext:value-type="float">
            <text:p>20,564324579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-276.89" calcext:value-type="float">
            <text:p>-276,89</text:p>
          </table:table-cell>
          <table:table-cell office:value-type="float" office:value="0.289849002" calcext:value-type="float">
            <text:p>0,289849002</text:p>
          </table:table-cell>
          <table:table-cell office:value-type="float" office:value="3.118819826" calcext:value-type="float">
            <text:p>3,118819826</text:p>
          </table:table-cell>
          <table:table-cell/>
          <table:table-cell table:formula="of:=[.D217]*100" office:value-type="float" office:value="28.9849002" calcext:value-type="float">
            <text:p>28,9849002</text:p>
          </table:table-cell>
          <table:table-cell table:formula="of:=[.E217]*100" office:value-type="float" office:value="311.8819826" calcext:value-type="float">
            <text:p>311,8819826</text:p>
          </table:table-cell>
          <table:table-cell/>
          <table:table-cell table:formula="of:=[.G217]*0.067" office:value-type="float" office:value="1.9419883134" calcext:value-type="float">
            <text:p>1,9419883134</text:p>
          </table:table-cell>
          <table:table-cell table:formula="of:=[.H217]*0.067" office:value-type="float" office:value="20.8960928342" calcext:value-type="float">
            <text:p>20,896092834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00" calcext:value-type="float">
            <text:p>400</text:p>
          </table:table-cell>
          <table:table-cell office:value-type="float" office:value="-276.89" calcext:value-type="float">
            <text:p>-276,89</text:p>
          </table:table-cell>
          <table:table-cell office:value-type="float" office:value="0.651798313" calcext:value-type="float">
            <text:p>0,651798313</text:p>
          </table:table-cell>
          <table:table-cell office:value-type="float" office:value="3.108287486" calcext:value-type="float">
            <text:p>3,108287486</text:p>
          </table:table-cell>
          <table:table-cell/>
          <table:table-cell table:formula="of:=[.D218]*100" office:value-type="float" office:value="65.1798313" calcext:value-type="float">
            <text:p>65,1798313</text:p>
          </table:table-cell>
          <table:table-cell table:formula="of:=[.E218]*100" office:value-type="float" office:value="310.8287486" calcext:value-type="float">
            <text:p>310,8287486</text:p>
          </table:table-cell>
          <table:table-cell/>
          <table:table-cell table:formula="of:=[.G218]*0.067" office:value-type="float" office:value="4.3670486971" calcext:value-type="float">
            <text:p>4,3670486971</text:p>
          </table:table-cell>
          <table:table-cell table:formula="of:=[.H218]*0.067" office:value-type="float" office:value="20.8255261562" calcext:value-type="float">
            <text:p>20,825526156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00" calcext:value-type="float">
            <text:p>400</text:p>
          </table:table-cell>
          <table:table-cell office:value-type="float" office:value="-277.64" calcext:value-type="float">
            <text:p>-277,64</text:p>
          </table:table-cell>
          <table:table-cell office:value-type="float" office:value="0.855578836" calcext:value-type="float">
            <text:p>0,855578836</text:p>
          </table:table-cell>
          <table:table-cell office:value-type="float" office:value="2.726120114" calcext:value-type="float">
            <text:p>2,726120114</text:p>
          </table:table-cell>
          <table:table-cell/>
          <table:table-cell table:formula="of:=[.D219]*100" office:value-type="float" office:value="85.5578836" calcext:value-type="float">
            <text:p>85,5578836</text:p>
          </table:table-cell>
          <table:table-cell table:formula="of:=[.E219]*100" office:value-type="float" office:value="272.6120114" calcext:value-type="float">
            <text:p>272,6120114</text:p>
          </table:table-cell>
          <table:table-cell/>
          <table:table-cell table:formula="of:=[.G219]*0.067" office:value-type="float" office:value="5.7323782012" calcext:value-type="float">
            <text:p>5,7323782012</text:p>
          </table:table-cell>
          <table:table-cell table:formula="of:=[.H219]*0.067" office:value-type="float" office:value="18.2650047638" calcext:value-type="float">
            <text:p>18,265004763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00" calcext:value-type="float">
            <text:p>400</text:p>
          </table:table-cell>
          <table:table-cell office:value-type="float" office:value="-277.64" calcext:value-type="float">
            <text:p>-277,64</text:p>
          </table:table-cell>
          <table:table-cell office:value-type="float" office:value="1.127608355" calcext:value-type="float">
            <text:p>1,127608355</text:p>
          </table:table-cell>
          <table:table-cell office:value-type="float" office:value="2.578451214" calcext:value-type="float">
            <text:p>2,578451214</text:p>
          </table:table-cell>
          <table:table-cell/>
          <table:table-cell table:formula="of:=[.D220]*100" office:value-type="float" office:value="112.7608355" calcext:value-type="float">
            <text:p>112,7608355</text:p>
          </table:table-cell>
          <table:table-cell table:formula="of:=[.E220]*100" office:value-type="float" office:value="257.8451214" calcext:value-type="float">
            <text:p>257,8451214</text:p>
          </table:table-cell>
          <table:table-cell/>
          <table:table-cell table:formula="of:=[.G220]*0.067" office:value-type="float" office:value="7.5549759785" calcext:value-type="float">
            <text:p>7,5549759785</text:p>
          </table:table-cell>
          <table:table-cell table:formula="of:=[.H220]*0.067" office:value-type="float" office:value="17.2756231338" calcext:value-type="float">
            <text:p>17,275623133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00" calcext:value-type="float">
            <text:p>400</text:p>
          </table:table-cell>
          <table:table-cell office:value-type="float" office:value="-279.53" calcext:value-type="float">
            <text:p>-279,53</text:p>
          </table:table-cell>
          <table:table-cell office:value-type="float" office:value="1.313201176" calcext:value-type="float">
            <text:p>1,313201176</text:p>
          </table:table-cell>
          <table:table-cell office:value-type="float" office:value="2.483498681" calcext:value-type="float">
            <text:p>2,483498681</text:p>
          </table:table-cell>
          <table:table-cell/>
          <table:table-cell table:formula="of:=[.D221]*100" office:value-type="float" office:value="131.3201176" calcext:value-type="float">
            <text:p>131,3201176</text:p>
          </table:table-cell>
          <table:table-cell table:formula="of:=[.E221]*100" office:value-type="float" office:value="248.3498681" calcext:value-type="float">
            <text:p>248,3498681</text:p>
          </table:table-cell>
          <table:table-cell/>
          <table:table-cell table:formula="of:=[.G221]*0.067" office:value-type="float" office:value="8.7984478792" calcext:value-type="float">
            <text:p>8,7984478792</text:p>
          </table:table-cell>
          <table:table-cell table:formula="of:=[.H221]*0.067" office:value-type="float" office:value="16.6394411627" calcext:value-type="float">
            <text:p>16,639441162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400" calcext:value-type="float">
            <text:p>400</text:p>
          </table:table-cell>
          <table:table-cell office:value-type="float" office:value="-279.53" calcext:value-type="float">
            <text:p>-279,53</text:p>
          </table:table-cell>
          <table:table-cell office:value-type="float" office:value="1.176327331" calcext:value-type="float">
            <text:p>1,176327331</text:p>
          </table:table-cell>
          <table:table-cell office:value-type="float" office:value="1.918729199" calcext:value-type="float">
            <text:p>1,918729199</text:p>
          </table:table-cell>
          <table:table-cell/>
          <table:table-cell table:formula="of:=[.D222]*100" office:value-type="float" office:value="117.6327331" calcext:value-type="float">
            <text:p>117,6327331</text:p>
          </table:table-cell>
          <table:table-cell table:formula="of:=[.E222]*100" office:value-type="float" office:value="191.8729199" calcext:value-type="float">
            <text:p>191,8729199</text:p>
          </table:table-cell>
          <table:table-cell/>
          <table:table-cell table:formula="of:=[.G222]*0.067" office:value-type="float" office:value="7.8813931177" calcext:value-type="float">
            <text:p>7,8813931177</text:p>
          </table:table-cell>
          <table:table-cell table:formula="of:=[.H222]*0.067" office:value-type="float" office:value="12.8554856333" calcext:value-type="float">
            <text:p>12,855485633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00" calcext:value-type="float">
            <text:p>400</text:p>
          </table:table-cell>
          <table:table-cell office:value-type="float" office:value="-279.53" calcext:value-type="float">
            <text:p>-279,53</text:p>
          </table:table-cell>
          <table:table-cell office:value-type="float" office:value="1.43021224" calcext:value-type="float">
            <text:p>1,43021224</text:p>
          </table:table-cell>
          <table:table-cell office:value-type="float" office:value="1.709766277" calcext:value-type="float">
            <text:p>1,709766277</text:p>
          </table:table-cell>
          <table:table-cell/>
          <table:table-cell table:formula="of:=[.D223]*100" office:value-type="float" office:value="143.021224" calcext:value-type="float">
            <text:p>143,021224</text:p>
          </table:table-cell>
          <table:table-cell table:formula="of:=[.E223]*100" office:value-type="float" office:value="170.9766277" calcext:value-type="float">
            <text:p>170,9766277</text:p>
          </table:table-cell>
          <table:table-cell/>
          <table:table-cell table:formula="of:=[.G223]*0.067" office:value-type="float" office:value="9.582422008" calcext:value-type="float">
            <text:p>9,582422008</text:p>
          </table:table-cell>
          <table:table-cell table:formula="of:=[.H223]*0.067" office:value-type="float" office:value="11.4554340559" calcext:value-type="float">
            <text:p>11,455434055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400" calcext:value-type="float">
            <text:p>400</text:p>
          </table:table-cell>
          <table:table-cell office:value-type="float" office:value="-281.97" calcext:value-type="float">
            <text:p>-281,97</text:p>
          </table:table-cell>
          <table:table-cell office:value-type="float" office:value="1.614411973" calcext:value-type="float">
            <text:p>1,614411973</text:p>
          </table:table-cell>
          <table:table-cell office:value-type="float" office:value="1.693208795" calcext:value-type="float">
            <text:p>1,693208795</text:p>
          </table:table-cell>
          <table:table-cell/>
          <table:table-cell table:formula="of:=[.D224]*100" office:value-type="float" office:value="161.4411973" calcext:value-type="float">
            <text:p>161,4411973</text:p>
          </table:table-cell>
          <table:table-cell table:formula="of:=[.E224]*100" office:value-type="float" office:value="169.3208795" calcext:value-type="float">
            <text:p>169,3208795</text:p>
          </table:table-cell>
          <table:table-cell/>
          <table:table-cell table:formula="of:=[.G224]*0.067" office:value-type="float" office:value="10.8165602191" calcext:value-type="float">
            <text:p>10,8165602191</text:p>
          </table:table-cell>
          <table:table-cell table:formula="of:=[.H224]*0.067" office:value-type="float" office:value="11.3444989265" calcext:value-type="float">
            <text:p>11,344498926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-281.97" calcext:value-type="float">
            <text:p>-281,97</text:p>
          </table:table-cell>
          <table:table-cell office:value-type="float" office:value="1.462730313" calcext:value-type="float">
            <text:p>1,462730313</text:p>
          </table:table-cell>
          <table:table-cell office:value-type="float" office:value="1.174821202" calcext:value-type="float">
            <text:p>1,174821202</text:p>
          </table:table-cell>
          <table:table-cell/>
          <table:table-cell table:formula="of:=[.D225]*100" office:value-type="float" office:value="146.2730313" calcext:value-type="float">
            <text:p>146,2730313</text:p>
          </table:table-cell>
          <table:table-cell table:formula="of:=[.E225]*100" office:value-type="float" office:value="117.4821202" calcext:value-type="float">
            <text:p>117,4821202</text:p>
          </table:table-cell>
          <table:table-cell/>
          <table:table-cell table:formula="of:=[.G225]*0.067" office:value-type="float" office:value="9.8002930971" calcext:value-type="float">
            <text:p>9,8002930971</text:p>
          </table:table-cell>
          <table:table-cell table:formula="of:=[.H225]*0.067" office:value-type="float" office:value="7.8713020534" calcext:value-type="float">
            <text:p>7,871302053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400" calcext:value-type="float">
            <text:p>400</text:p>
          </table:table-cell>
          <table:table-cell office:value-type="float" office:value="-281.97" calcext:value-type="float">
            <text:p>-281,97</text:p>
          </table:table-cell>
          <table:table-cell office:value-type="float" office:value="1.714270933" calcext:value-type="float">
            <text:p>1,714270933</text:p>
          </table:table-cell>
          <table:table-cell office:value-type="float" office:value="0.871937835" calcext:value-type="float">
            <text:p>0,871937835</text:p>
          </table:table-cell>
          <table:table-cell/>
          <table:table-cell table:formula="of:=[.D226]*100" office:value-type="float" office:value="171.4270933" calcext:value-type="float">
            <text:p>171,4270933</text:p>
          </table:table-cell>
          <table:table-cell table:formula="of:=[.E226]*100" office:value-type="float" office:value="87.1937835" calcext:value-type="float">
            <text:p>87,1937835</text:p>
          </table:table-cell>
          <table:table-cell/>
          <table:table-cell table:formula="of:=[.G226]*0.067" office:value-type="float" office:value="11.4856152511" calcext:value-type="float">
            <text:p>11,4856152511</text:p>
          </table:table-cell>
          <table:table-cell table:formula="of:=[.H226]*0.067" office:value-type="float" office:value="5.8419834945" calcext:value-type="float">
            <text:p>5,841983494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00" calcext:value-type="float">
            <text:p>400</text:p>
          </table:table-cell>
          <table:table-cell office:value-type="float" office:value="-284.45" calcext:value-type="float">
            <text:p>-284,45</text:p>
          </table:table-cell>
          <table:table-cell office:value-type="float" office:value="1.645675652" calcext:value-type="float">
            <text:p>1,645675652</text:p>
          </table:table-cell>
          <table:table-cell office:value-type="float" office:value="0.771495556" calcext:value-type="float">
            <text:p>0,771495556</text:p>
          </table:table-cell>
          <table:table-cell/>
          <table:table-cell table:formula="of:=[.D227]*100" office:value-type="float" office:value="164.5675652" calcext:value-type="float">
            <text:p>164,5675652</text:p>
          </table:table-cell>
          <table:table-cell table:formula="of:=[.E227]*100" office:value-type="float" office:value="77.1495556" calcext:value-type="float">
            <text:p>77,1495556</text:p>
          </table:table-cell>
          <table:table-cell/>
          <table:table-cell table:formula="of:=[.G227]*0.067" office:value-type="float" office:value="11.0260268684" calcext:value-type="float">
            <text:p>11,0260268684</text:p>
          </table:table-cell>
          <table:table-cell table:formula="of:=[.H227]*0.067" office:value-type="float" office:value="5.1690202252" calcext:value-type="float">
            <text:p>5,169020225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00" calcext:value-type="float">
            <text:p>400</text:p>
          </table:table-cell>
          <table:table-cell office:value-type="float" office:value="-284.45" calcext:value-type="float">
            <text:p>-284,45</text:p>
          </table:table-cell>
          <table:table-cell office:value-type="float" office:value="1.271463482" calcext:value-type="float">
            <text:p>1,271463482</text:p>
          </table:table-cell>
          <table:table-cell office:value-type="float" office:value="0.555130657" calcext:value-type="float">
            <text:p>0,555130657</text:p>
          </table:table-cell>
          <table:table-cell/>
          <table:table-cell table:formula="of:=[.D228]*100" office:value-type="float" office:value="127.1463482" calcext:value-type="float">
            <text:p>127,1463482</text:p>
          </table:table-cell>
          <table:table-cell table:formula="of:=[.E228]*100" office:value-type="float" office:value="55.5130657" calcext:value-type="float">
            <text:p>55,5130657</text:p>
          </table:table-cell>
          <table:table-cell/>
          <table:table-cell table:formula="of:=[.G228]*0.067" office:value-type="float" office:value="8.5188053294" calcext:value-type="float">
            <text:p>8,5188053294</text:p>
          </table:table-cell>
          <table:table-cell table:formula="of:=[.H228]*0.067" office:value-type="float" office:value="3.7193754019" calcext:value-type="float">
            <text:p>3,719375401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-284.45" calcext:value-type="float">
            <text:p>-284,45</text:p>
          </table:table-cell>
          <table:table-cell office:value-type="float" office:value="1.562366473" calcext:value-type="float">
            <text:p>1,562366473</text:p>
          </table:table-cell>
          <table:table-cell office:value-type="float" office:value="0.346610983" calcext:value-type="float">
            <text:p>0,346610983</text:p>
          </table:table-cell>
          <table:table-cell/>
          <table:table-cell table:formula="of:=[.D229]*100" office:value-type="float" office:value="156.2366473" calcext:value-type="float">
            <text:p>156,2366473</text:p>
          </table:table-cell>
          <table:table-cell table:formula="of:=[.E229]*100" office:value-type="float" office:value="34.6610983" calcext:value-type="float">
            <text:p>34,6610983</text:p>
          </table:table-cell>
          <table:table-cell/>
          <table:table-cell table:formula="of:=[.G229]*0.067" office:value-type="float" office:value="10.4678553691" calcext:value-type="float">
            <text:p>10,4678553691</text:p>
          </table:table-cell>
          <table:table-cell table:formula="of:=[.H229]*0.067" office:value-type="float" office:value="2.3222935861" calcext:value-type="float">
            <text:p>2,322293586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00" calcext:value-type="float">
            <text:p>400</text:p>
          </table:table-cell>
          <table:table-cell office:value-type="float" office:value="-286.81" calcext:value-type="float">
            <text:p>-286,81</text:p>
          </table:table-cell>
          <table:table-cell office:value-type="float" office:value="1.541652351" calcext:value-type="float">
            <text:p>1,541652351</text:p>
          </table:table-cell>
          <table:table-cell office:value-type="float" office:value="0.102594596" calcext:value-type="float">
            <text:p>0,102594596</text:p>
          </table:table-cell>
          <table:table-cell/>
          <table:table-cell table:formula="of:=[.D230]*100" office:value-type="float" office:value="154.1652351" calcext:value-type="float">
            <text:p>154,1652351</text:p>
          </table:table-cell>
          <table:table-cell table:formula="of:=[.E230]*100" office:value-type="float" office:value="10.2594596" calcext:value-type="float">
            <text:p>10,2594596</text:p>
          </table:table-cell>
          <table:table-cell/>
          <table:table-cell table:formula="of:=[.G230]*0.067" office:value-type="float" office:value="10.3290707517" calcext:value-type="float">
            <text:p>10,3290707517</text:p>
          </table:table-cell>
          <table:table-cell table:formula="of:=[.H230]*0.067" office:value-type="float" office:value="0.6873837932" calcext:value-type="float">
            <text:p>0,687383793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400" calcext:value-type="float">
            <text:p>400</text:p>
          </table:table-cell>
          <table:table-cell office:value-type="float" office:value="-286.81" calcext:value-type="float">
            <text:p>-286,81</text:p>
          </table:table-cell>
          <table:table-cell office:value-type="float" office:value="1.204472264" calcext:value-type="float">
            <text:p>1,204472264</text:p>
          </table:table-cell>
          <table:table-cell office:value-type="float" office:value="-0.063639944" calcext:value-type="float">
            <text:p>-0,063639944</text:p>
          </table:table-cell>
          <table:table-cell/>
          <table:table-cell table:formula="of:=[.D231]*100" office:value-type="float" office:value="120.4472264" calcext:value-type="float">
            <text:p>120,4472264</text:p>
          </table:table-cell>
          <table:table-cell table:formula="of:=[.E231]*100" office:value-type="float" office:value="-6.3639944" calcext:value-type="float">
            <text:p>-6,3639944</text:p>
          </table:table-cell>
          <table:table-cell/>
          <table:table-cell table:formula="of:=[.G231]*0.067" office:value-type="float" office:value="8.0699641688" calcext:value-type="float">
            <text:p>8,0699641688</text:p>
          </table:table-cell>
          <table:table-cell table:formula="of:=[.H231]*0.067" office:value-type="float" office:value="-0.4263876248" calcext:value-type="float">
            <text:p>-0,426387624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400" calcext:value-type="float">
            <text:p>400</text:p>
          </table:table-cell>
          <table:table-cell office:value-type="float" office:value="-286.81" calcext:value-type="float">
            <text:p>-286,81</text:p>
          </table:table-cell>
          <table:table-cell office:value-type="float" office:value="1.549761216" calcext:value-type="float">
            <text:p>1,549761216</text:p>
          </table:table-cell>
          <table:table-cell office:value-type="float" office:value="-0.193448342" calcext:value-type="float">
            <text:p>-0,193448342</text:p>
          </table:table-cell>
          <table:table-cell/>
          <table:table-cell table:formula="of:=[.D232]*100" office:value-type="float" office:value="154.9761216" calcext:value-type="float">
            <text:p>154,9761216</text:p>
          </table:table-cell>
          <table:table-cell table:formula="of:=[.E232]*100" office:value-type="float" office:value="-19.3448342" calcext:value-type="float">
            <text:p>-19,3448342</text:p>
          </table:table-cell>
          <table:table-cell/>
          <table:table-cell table:formula="of:=[.G232]*0.067" office:value-type="float" office:value="10.3834001472" calcext:value-type="float">
            <text:p>10,3834001472</text:p>
          </table:table-cell>
          <table:table-cell table:formula="of:=[.H232]*0.067" office:value-type="float" office:value="-1.2961038914" calcext:value-type="float">
            <text:p>-1,296103891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400" calcext:value-type="float">
            <text:p>400</text:p>
          </table:table-cell>
          <table:table-cell office:value-type="float" office:value="-289.13" calcext:value-type="float">
            <text:p>-289,13</text:p>
          </table:table-cell>
          <table:table-cell office:value-type="float" office:value="1.592978204" calcext:value-type="float">
            <text:p>1,592978204</text:p>
          </table:table-cell>
          <table:table-cell office:value-type="float" office:value="-0.379787007" calcext:value-type="float">
            <text:p>-0,379787007</text:p>
          </table:table-cell>
          <table:table-cell/>
          <table:table-cell table:formula="of:=[.D233]*100" office:value-type="float" office:value="159.2978204" calcext:value-type="float">
            <text:p>159,2978204</text:p>
          </table:table-cell>
          <table:table-cell table:formula="of:=[.E233]*100" office:value-type="float" office:value="-37.9787007" calcext:value-type="float">
            <text:p>-37,9787007</text:p>
          </table:table-cell>
          <table:table-cell/>
          <table:table-cell table:formula="of:=[.G233]*0.067" office:value-type="float" office:value="10.6729539668" calcext:value-type="float">
            <text:p>10,6729539668</text:p>
          </table:table-cell>
          <table:table-cell table:formula="of:=[.H233]*0.067" office:value-type="float" office:value="-2.5445729469" calcext:value-type="float">
            <text:p>-2,544572946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00" calcext:value-type="float">
            <text:p>400</text:p>
          </table:table-cell>
          <table:table-cell office:value-type="float" office:value="-289.13" calcext:value-type="float">
            <text:p>-289,13</text:p>
          </table:table-cell>
          <table:table-cell office:value-type="float" office:value="1.235915082" calcext:value-type="float">
            <text:p>1,235915082</text:p>
          </table:table-cell>
          <table:table-cell office:value-type="float" office:value="-0.379192584" calcext:value-type="float">
            <text:p>-0,379192584</text:p>
          </table:table-cell>
          <table:table-cell/>
          <table:table-cell table:formula="of:=[.D234]*100" office:value-type="float" office:value="123.5915082" calcext:value-type="float">
            <text:p>123,5915082</text:p>
          </table:table-cell>
          <table:table-cell table:formula="of:=[.E234]*100" office:value-type="float" office:value="-37.9192584" calcext:value-type="float">
            <text:p>-37,9192584</text:p>
          </table:table-cell>
          <table:table-cell/>
          <table:table-cell table:formula="of:=[.G234]*0.067" office:value-type="float" office:value="8.2806310494" calcext:value-type="float">
            <text:p>8,2806310494</text:p>
          </table:table-cell>
          <table:table-cell table:formula="of:=[.H234]*0.067" office:value-type="float" office:value="-2.5405903128" calcext:value-type="float">
            <text:p>-2,540590312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00" calcext:value-type="float">
            <text:p>400</text:p>
          </table:table-cell>
          <table:table-cell office:value-type="float" office:value="-289.13" calcext:value-type="float">
            <text:p>-289,13</text:p>
          </table:table-cell>
          <table:table-cell office:value-type="float" office:value="1.306881309" calcext:value-type="float">
            <text:p>1,306881309</text:p>
          </table:table-cell>
          <table:table-cell office:value-type="float" office:value="-0.311297702" calcext:value-type="float">
            <text:p>-0,311297702</text:p>
          </table:table-cell>
          <table:table-cell/>
          <table:table-cell table:formula="of:=[.D235]*100" office:value-type="float" office:value="130.6881309" calcext:value-type="float">
            <text:p>130,6881309</text:p>
          </table:table-cell>
          <table:table-cell table:formula="of:=[.E235]*100" office:value-type="float" office:value="-31.1297702" calcext:value-type="float">
            <text:p>-31,1297702</text:p>
          </table:table-cell>
          <table:table-cell/>
          <table:table-cell table:formula="of:=[.G235]*0.067" office:value-type="float" office:value="8.7561047703" calcext:value-type="float">
            <text:p>8,7561047703</text:p>
          </table:table-cell>
          <table:table-cell table:formula="of:=[.H235]*0.067" office:value-type="float" office:value="-2.0856946034" calcext:value-type="float">
            <text:p>-2,085694603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00" calcext:value-type="float">
            <text:p>400</text:p>
          </table:table-cell>
          <table:table-cell office:value-type="float" office:value="-290.75" calcext:value-type="float">
            <text:p>-290,75</text:p>
          </table:table-cell>
          <table:table-cell office:value-type="float" office:value="1.194809445" calcext:value-type="float">
            <text:p>1,194809445</text:p>
          </table:table-cell>
          <table:table-cell office:value-type="float" office:value="-0.699420801" calcext:value-type="float">
            <text:p>-0,699420801</text:p>
          </table:table-cell>
          <table:table-cell/>
          <table:table-cell table:formula="of:=[.D236]*100" office:value-type="float" office:value="119.4809445" calcext:value-type="float">
            <text:p>119,4809445</text:p>
          </table:table-cell>
          <table:table-cell table:formula="of:=[.E236]*100" office:value-type="float" office:value="-69.9420801" calcext:value-type="float">
            <text:p>-69,9420801</text:p>
          </table:table-cell>
          <table:table-cell/>
          <table:table-cell table:formula="of:=[.G236]*0.067" office:value-type="float" office:value="8.0052232815" calcext:value-type="float">
            <text:p>8,0052232815</text:p>
          </table:table-cell>
          <table:table-cell table:formula="of:=[.H236]*0.067" office:value-type="float" office:value="-4.6861193667" calcext:value-type="float">
            <text:p>-4,6861193667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400" calcext:value-type="float">
            <text:p>400</text:p>
          </table:table-cell>
          <table:table-cell office:value-type="float" office:value="-290.75" calcext:value-type="float">
            <text:p>-290,75</text:p>
          </table:table-cell>
          <table:table-cell office:value-type="float" office:value="0.932821786" calcext:value-type="float">
            <text:p>0,932821786</text:p>
          </table:table-cell>
          <table:table-cell office:value-type="float" office:value="-0.858731175" calcext:value-type="float">
            <text:p>-0,858731175</text:p>
          </table:table-cell>
          <table:table-cell/>
          <table:table-cell table:formula="of:=[.D237]*100" office:value-type="float" office:value="93.2821786" calcext:value-type="float">
            <text:p>93,2821786</text:p>
          </table:table-cell>
          <table:table-cell table:formula="of:=[.E237]*100" office:value-type="float" office:value="-85.8731175" calcext:value-type="float">
            <text:p>-85,8731175</text:p>
          </table:table-cell>
          <table:table-cell/>
          <table:table-cell table:formula="of:=[.G237]*0.067" office:value-type="float" office:value="6.2499059662" calcext:value-type="float">
            <text:p>6,2499059662</text:p>
          </table:table-cell>
          <table:table-cell table:formula="of:=[.H237]*0.067" office:value-type="float" office:value="-5.7534988725" calcext:value-type="float">
            <text:p>-5,7534988725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400" calcext:value-type="float">
            <text:p>400</text:p>
          </table:table-cell>
          <table:table-cell office:value-type="float" office:value="-291.31" calcext:value-type="float">
            <text:p>-291,31</text:p>
          </table:table-cell>
          <table:table-cell office:value-type="float" office:value="0.843579649" calcext:value-type="float">
            <text:p>0,843579649</text:p>
          </table:table-cell>
          <table:table-cell office:value-type="float" office:value="-0.77624874" calcext:value-type="float">
            <text:p>-0,77624874</text:p>
          </table:table-cell>
          <table:table-cell/>
          <table:table-cell table:formula="of:=[.D238]*100" office:value-type="float" office:value="84.3579649" calcext:value-type="float">
            <text:p>84,3579649</text:p>
          </table:table-cell>
          <table:table-cell table:formula="of:=[.E238]*100" office:value-type="float" office:value="-77.624874" calcext:value-type="float">
            <text:p>-77,624874</text:p>
          </table:table-cell>
          <table:table-cell/>
          <table:table-cell table:formula="of:=[.G238]*0.067" office:value-type="float" office:value="5.6519836483" calcext:value-type="float">
            <text:p>5,6519836483</text:p>
          </table:table-cell>
          <table:table-cell table:formula="of:=[.H238]*0.067" office:value-type="float" office:value="-5.200866558" calcext:value-type="float">
            <text:p>-5,200866558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400" calcext:value-type="float">
            <text:p>400</text:p>
          </table:table-cell>
          <table:table-cell office:value-type="float" office:value="-291.31" calcext:value-type="float">
            <text:p>-291,31</text:p>
          </table:table-cell>
          <table:table-cell office:value-type="float" office:value="0.677245705" calcext:value-type="float">
            <text:p>0,677245705</text:p>
          </table:table-cell>
          <table:table-cell office:value-type="float" office:value="-1.07454061" calcext:value-type="float">
            <text:p>-1,07454061</text:p>
          </table:table-cell>
          <table:table-cell/>
          <table:table-cell table:formula="of:=[.D239]*100" office:value-type="float" office:value="67.7245705" calcext:value-type="float">
            <text:p>67,7245705</text:p>
          </table:table-cell>
          <table:table-cell table:formula="of:=[.E239]*100" office:value-type="float" office:value="-107.454061" calcext:value-type="float">
            <text:p>-107,454061</text:p>
          </table:table-cell>
          <table:table-cell/>
          <table:table-cell table:formula="of:=[.G239]*0.067" office:value-type="float" office:value="4.5375462235" calcext:value-type="float">
            <text:p>4,5375462235</text:p>
          </table:table-cell>
          <table:table-cell table:formula="of:=[.H239]*0.067" office:value-type="float" office:value="-7.199422087" calcext:value-type="float">
            <text:p>-7,199422087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400" calcext:value-type="float">
            <text:p>400</text:p>
          </table:table-cell>
          <table:table-cell office:value-type="float" office:value="-291.31" calcext:value-type="float">
            <text:p>-291,31</text:p>
          </table:table-cell>
          <table:table-cell office:value-type="float" office:value="0.671569332" calcext:value-type="float">
            <text:p>0,671569332</text:p>
          </table:table-cell>
          <table:table-cell office:value-type="float" office:value="-1.156853012" calcext:value-type="float">
            <text:p>-1,156853012</text:p>
          </table:table-cell>
          <table:table-cell/>
          <table:table-cell table:formula="of:=[.D240]*100" office:value-type="float" office:value="67.1569332" calcext:value-type="float">
            <text:p>67,1569332</text:p>
          </table:table-cell>
          <table:table-cell table:formula="of:=[.E240]*100" office:value-type="float" office:value="-115.6853012" calcext:value-type="float">
            <text:p>-115,6853012</text:p>
          </table:table-cell>
          <table:table-cell/>
          <table:table-cell table:formula="of:=[.G240]*0.067" office:value-type="float" office:value="4.4995145244" calcext:value-type="float">
            <text:p>4,4995145244</text:p>
          </table:table-cell>
          <table:table-cell table:formula="of:=[.H240]*0.067" office:value-type="float" office:value="-7.7509151804" calcext:value-type="float">
            <text:p>-7,7509151804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00" calcext:value-type="float">
            <text:p>400</text:p>
          </table:table-cell>
          <table:table-cell office:value-type="float" office:value="-292.24" calcext:value-type="float">
            <text:p>-292,24</text:p>
          </table:table-cell>
          <table:table-cell office:value-type="float" office:value="0.603847959" calcext:value-type="float">
            <text:p>0,603847959</text:p>
          </table:table-cell>
          <table:table-cell office:value-type="float" office:value="-0.964695291" calcext:value-type="float">
            <text:p>-0,964695291</text:p>
          </table:table-cell>
          <table:table-cell/>
          <table:table-cell table:formula="of:=[.D241]*100" office:value-type="float" office:value="60.3847959" calcext:value-type="float">
            <text:p>60,3847959</text:p>
          </table:table-cell>
          <table:table-cell table:formula="of:=[.E241]*100" office:value-type="float" office:value="-96.4695291" calcext:value-type="float">
            <text:p>-96,4695291</text:p>
          </table:table-cell>
          <table:table-cell/>
          <table:table-cell table:formula="of:=[.G241]*0.067" office:value-type="float" office:value="4.0457813253" calcext:value-type="float">
            <text:p>4,0457813253</text:p>
          </table:table-cell>
          <table:table-cell table:formula="of:=[.H241]*0.067" office:value-type="float" office:value="-6.4634584497" calcext:value-type="float">
            <text:p>-6,4634584497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400" calcext:value-type="float">
            <text:p>400</text:p>
          </table:table-cell>
          <table:table-cell office:value-type="float" office:value="-292.24" calcext:value-type="float">
            <text:p>-292,24</text:p>
          </table:table-cell>
          <table:table-cell office:value-type="float" office:value="0.311330336" calcext:value-type="float">
            <text:p>0,311330336</text:p>
          </table:table-cell>
          <table:table-cell office:value-type="float" office:value="-0.96279762" calcext:value-type="float">
            <text:p>-0,96279762</text:p>
          </table:table-cell>
          <table:table-cell/>
          <table:table-cell table:formula="of:=[.D242]*100" office:value-type="float" office:value="31.1330336" calcext:value-type="float">
            <text:p>31,1330336</text:p>
          </table:table-cell>
          <table:table-cell table:formula="of:=[.E242]*100" office:value-type="float" office:value="-96.279762" calcext:value-type="float">
            <text:p>-96,279762</text:p>
          </table:table-cell>
          <table:table-cell/>
          <table:table-cell table:formula="of:=[.G242]*0.067" office:value-type="float" office:value="2.0859132512" calcext:value-type="float">
            <text:p>2,0859132512</text:p>
          </table:table-cell>
          <table:table-cell table:formula="of:=[.H242]*0.067" office:value-type="float" office:value="-6.450744054" calcext:value-type="float">
            <text:p>-6,450744054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400" calcext:value-type="float">
            <text:p>400</text:p>
          </table:table-cell>
          <table:table-cell office:value-type="float" office:value="-292.24" calcext:value-type="float">
            <text:p>-292,24</text:p>
          </table:table-cell>
          <table:table-cell office:value-type="float" office:value="0.194012068" calcext:value-type="float">
            <text:p>0,194012068</text:p>
          </table:table-cell>
          <table:table-cell office:value-type="float" office:value="-0.873395905" calcext:value-type="float">
            <text:p>-0,873395905</text:p>
          </table:table-cell>
          <table:table-cell/>
          <table:table-cell table:formula="of:=[.D243]*100" office:value-type="float" office:value="19.4012068" calcext:value-type="float">
            <text:p>19,4012068</text:p>
          </table:table-cell>
          <table:table-cell table:formula="of:=[.E243]*100" office:value-type="float" office:value="-87.3395905" calcext:value-type="float">
            <text:p>-87,3395905</text:p>
          </table:table-cell>
          <table:table-cell/>
          <table:table-cell table:formula="of:=[.G243]*0.067" office:value-type="float" office:value="1.2998808556" calcext:value-type="float">
            <text:p>1,2998808556</text:p>
          </table:table-cell>
          <table:table-cell table:formula="of:=[.H243]*0.067" office:value-type="float" office:value="-5.8517525635" calcext:value-type="float">
            <text:p>-5,8517525635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400" calcext:value-type="float">
            <text:p>400</text:p>
          </table:table-cell>
          <table:table-cell office:value-type="float" office:value="-292.59" calcext:value-type="float">
            <text:p>-292,59</text:p>
          </table:table-cell>
          <table:table-cell office:value-type="float" office:value="0.113275203" calcext:value-type="float">
            <text:p>0,113275203</text:p>
          </table:table-cell>
          <table:table-cell office:value-type="float" office:value="-0.53240362" calcext:value-type="float">
            <text:p>-0,53240362</text:p>
          </table:table-cell>
          <table:table-cell/>
          <table:table-cell table:formula="of:=[.D244]*100" office:value-type="float" office:value="11.3275203" calcext:value-type="float">
            <text:p>11,3275203</text:p>
          </table:table-cell>
          <table:table-cell table:formula="of:=[.E244]*100" office:value-type="float" office:value="-53.240362" calcext:value-type="float">
            <text:p>-53,240362</text:p>
          </table:table-cell>
          <table:table-cell/>
          <table:table-cell table:formula="of:=[.G244]*0.067" office:value-type="float" office:value="0.7589438601" calcext:value-type="float">
            <text:p>0,7589438601</text:p>
          </table:table-cell>
          <table:table-cell table:formula="of:=[.H244]*0.067" office:value-type="float" office:value="-3.567104254" calcext:value-type="float">
            <text:p>-3,56710425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00" calcext:value-type="float">
            <text:p>400</text:p>
          </table:table-cell>
          <table:table-cell office:value-type="float" office:value="-292.59" calcext:value-type="float">
            <text:p>-292,59</text:p>
          </table:table-cell>
          <table:table-cell office:value-type="float" office:value="-0.075167486" calcext:value-type="float">
            <text:p>-0,075167486</text:p>
          </table:table-cell>
          <table:table-cell office:value-type="float" office:value="-0.313226205" calcext:value-type="float">
            <text:p>-0,313226205</text:p>
          </table:table-cell>
          <table:table-cell/>
          <table:table-cell table:formula="of:=[.D245]*100" office:value-type="float" office:value="-7.5167486" calcext:value-type="float">
            <text:p>-7,5167486</text:p>
          </table:table-cell>
          <table:table-cell table:formula="of:=[.E245]*100" office:value-type="float" office:value="-31.3226205" calcext:value-type="float">
            <text:p>-31,3226205</text:p>
          </table:table-cell>
          <table:table-cell/>
          <table:table-cell table:formula="of:=[.G245]*0.067" office:value-type="float" office:value="-0.5036221562" calcext:value-type="float">
            <text:p>-0,5036221562</text:p>
          </table:table-cell>
          <table:table-cell table:formula="of:=[.H245]*0.067" office:value-type="float" office:value="-2.0986155735" calcext:value-type="float">
            <text:p>-2,0986155735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400" calcext:value-type="float">
            <text:p>400</text:p>
          </table:table-cell>
          <table:table-cell office:value-type="float" office:value="-292.59" calcext:value-type="float">
            <text:p>-292,59</text:p>
          </table:table-cell>
          <table:table-cell office:value-type="float" office:value="-0.364475118" calcext:value-type="float">
            <text:p>-0,364475118</text:p>
          </table:table-cell>
          <table:table-cell office:value-type="float" office:value="-0.220103669" calcext:value-type="float">
            <text:p>-0,220103669</text:p>
          </table:table-cell>
          <table:table-cell/>
          <table:table-cell table:formula="of:=[.D246]*100" office:value-type="float" office:value="-36.4475118" calcext:value-type="float">
            <text:p>-36,4475118</text:p>
          </table:table-cell>
          <table:table-cell table:formula="of:=[.E246]*100" office:value-type="float" office:value="-22.0103669" calcext:value-type="float">
            <text:p>-22,0103669</text:p>
          </table:table-cell>
          <table:table-cell/>
          <table:table-cell table:formula="of:=[.G246]*0.067" office:value-type="float" office:value="-2.4419832906" calcext:value-type="float">
            <text:p>-2,4419832906</text:p>
          </table:table-cell>
          <table:table-cell table:formula="of:=[.H246]*0.067" office:value-type="float" office:value="-1.4746945823" calcext:value-type="float">
            <text:p>-1,4746945823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400" calcext:value-type="float">
            <text:p>400</text:p>
          </table:table-cell>
          <table:table-cell office:value-type="float" office:value="-292.12" calcext:value-type="float">
            <text:p>-292,12</text:p>
          </table:table-cell>
          <table:table-cell office:value-type="float" office:value="-0.40936505" calcext:value-type="float">
            <text:p>-0,40936505</text:p>
          </table:table-cell>
          <table:table-cell office:value-type="float" office:value="-0.016860155" calcext:value-type="float">
            <text:p>-0,016860155</text:p>
          </table:table-cell>
          <table:table-cell/>
          <table:table-cell table:formula="of:=[.D247]*100" office:value-type="float" office:value="-40.936505" calcext:value-type="float">
            <text:p>-40,936505</text:p>
          </table:table-cell>
          <table:table-cell table:formula="of:=[.E247]*100" office:value-type="float" office:value="-1.6860155" calcext:value-type="float">
            <text:p>-1,6860155</text:p>
          </table:table-cell>
          <table:table-cell/>
          <table:table-cell table:formula="of:=[.G247]*0.067" office:value-type="float" office:value="-2.742745835" calcext:value-type="float">
            <text:p>-2,742745835</text:p>
          </table:table-cell>
          <table:table-cell table:formula="of:=[.H247]*0.067" office:value-type="float" office:value="-0.1129630385" calcext:value-type="float">
            <text:p>-0,1129630385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400" calcext:value-type="float">
            <text:p>400</text:p>
          </table:table-cell>
          <table:table-cell office:value-type="float" office:value="-292.12" calcext:value-type="float">
            <text:p>-292,12</text:p>
          </table:table-cell>
          <table:table-cell office:value-type="float" office:value="-0.25685304" calcext:value-type="float">
            <text:p>-0,25685304</text:p>
          </table:table-cell>
          <table:table-cell office:value-type="float" office:value="0.246190908" calcext:value-type="float">
            <text:p>0,246190908</text:p>
          </table:table-cell>
          <table:table-cell/>
          <table:table-cell table:formula="of:=[.D248]*100" office:value-type="float" office:value="-25.685304" calcext:value-type="float">
            <text:p>-25,685304</text:p>
          </table:table-cell>
          <table:table-cell table:formula="of:=[.E248]*100" office:value-type="float" office:value="24.6190908" calcext:value-type="float">
            <text:p>24,6190908</text:p>
          </table:table-cell>
          <table:table-cell/>
          <table:table-cell table:formula="of:=[.G248]*0.067" office:value-type="float" office:value="-1.720915368" calcext:value-type="float">
            <text:p>-1,720915368</text:p>
          </table:table-cell>
          <table:table-cell table:formula="of:=[.H248]*0.067" office:value-type="float" office:value="1.6494790836" calcext:value-type="float">
            <text:p>1,6494790836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400" calcext:value-type="float">
            <text:p>400</text:p>
          </table:table-cell>
          <table:table-cell office:value-type="float" office:value="-292.12" calcext:value-type="float">
            <text:p>-292,12</text:p>
          </table:table-cell>
          <table:table-cell office:value-type="float" office:value="-0.600013519" calcext:value-type="float">
            <text:p>-0,600013519</text:p>
          </table:table-cell>
          <table:table-cell office:value-type="float" office:value="0.312615882" calcext:value-type="float">
            <text:p>0,312615882</text:p>
          </table:table-cell>
          <table:table-cell/>
          <table:table-cell table:formula="of:=[.D249]*100" office:value-type="float" office:value="-60.0013519" calcext:value-type="float">
            <text:p>-60,0013519</text:p>
          </table:table-cell>
          <table:table-cell table:formula="of:=[.E249]*100" office:value-type="float" office:value="31.2615882" calcext:value-type="float">
            <text:p>31,2615882</text:p>
          </table:table-cell>
          <table:table-cell/>
          <table:table-cell table:formula="of:=[.G249]*0.067" office:value-type="float" office:value="-4.0200905773" calcext:value-type="float">
            <text:p>-4,0200905773</text:p>
          </table:table-cell>
          <table:table-cell table:formula="of:=[.H249]*0.067" office:value-type="float" office:value="2.0945264094" calcext:value-type="float">
            <text:p>2,0945264094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400" calcext:value-type="float">
            <text:p>400</text:p>
          </table:table-cell>
          <table:table-cell office:value-type="float" office:value="-291.39" calcext:value-type="float">
            <text:p>-291,39</text:p>
          </table:table-cell>
          <table:table-cell office:value-type="float" office:value="-0.589822058" calcext:value-type="float">
            <text:p>-0,589822058</text:p>
          </table:table-cell>
          <table:table-cell office:value-type="float" office:value="0.450569315" calcext:value-type="float">
            <text:p>0,450569315</text:p>
          </table:table-cell>
          <table:table-cell/>
          <table:table-cell table:formula="of:=[.D250]*100" office:value-type="float" office:value="-58.9822058" calcext:value-type="float">
            <text:p>-58,9822058</text:p>
          </table:table-cell>
          <table:table-cell table:formula="of:=[.E250]*100" office:value-type="float" office:value="45.0569315" calcext:value-type="float">
            <text:p>45,0569315</text:p>
          </table:table-cell>
          <table:table-cell/>
          <table:table-cell table:formula="of:=[.G250]*0.067" office:value-type="float" office:value="-3.9518077886" calcext:value-type="float">
            <text:p>-3,9518077886</text:p>
          </table:table-cell>
          <table:table-cell table:formula="of:=[.H250]*0.067" office:value-type="float" office:value="3.0188144105" calcext:value-type="float">
            <text:p>3,0188144105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400" calcext:value-type="float">
            <text:p>400</text:p>
          </table:table-cell>
          <table:table-cell office:value-type="float" office:value="-291.39" calcext:value-type="float">
            <text:p>-291,39</text:p>
          </table:table-cell>
          <table:table-cell office:value-type="float" office:value="-0.274702705" calcext:value-type="float">
            <text:p>-0,274702705</text:p>
          </table:table-cell>
          <table:table-cell office:value-type="float" office:value="0.469288068" calcext:value-type="float">
            <text:p>0,469288068</text:p>
          </table:table-cell>
          <table:table-cell/>
          <table:table-cell table:formula="of:=[.D251]*100" office:value-type="float" office:value="-27.4702705" calcext:value-type="float">
            <text:p>-27,4702705</text:p>
          </table:table-cell>
          <table:table-cell table:formula="of:=[.E251]*100" office:value-type="float" office:value="46.9288068" calcext:value-type="float">
            <text:p>46,9288068</text:p>
          </table:table-cell>
          <table:table-cell/>
          <table:table-cell table:formula="of:=[.G251]*0.067" office:value-type="float" office:value="-1.8405081235" calcext:value-type="float">
            <text:p>-1,8405081235</text:p>
          </table:table-cell>
          <table:table-cell table:formula="of:=[.H251]*0.067" office:value-type="float" office:value="3.1442300556" calcext:value-type="float">
            <text:p>3,1442300556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400" calcext:value-type="float">
            <text:p>400</text:p>
          </table:table-cell>
          <table:table-cell office:value-type="float" office:value="-291.39" calcext:value-type="float">
            <text:p>-291,39</text:p>
          </table:table-cell>
          <table:table-cell office:value-type="float" office:value="-0.509619694" calcext:value-type="float">
            <text:p>-0,509619694</text:p>
          </table:table-cell>
          <table:table-cell office:value-type="float" office:value="0.192482113" calcext:value-type="float">
            <text:p>0,192482113</text:p>
          </table:table-cell>
          <table:table-cell/>
          <table:table-cell table:formula="of:=[.D252]*100" office:value-type="float" office:value="-50.9619694" calcext:value-type="float">
            <text:p>-50,9619694</text:p>
          </table:table-cell>
          <table:table-cell table:formula="of:=[.E252]*100" office:value-type="float" office:value="19.2482113" calcext:value-type="float">
            <text:p>19,2482113</text:p>
          </table:table-cell>
          <table:table-cell/>
          <table:table-cell table:formula="of:=[.G252]*0.067" office:value-type="float" office:value="-3.4144519498" calcext:value-type="float">
            <text:p>-3,4144519498</text:p>
          </table:table-cell>
          <table:table-cell table:formula="of:=[.H252]*0.067" office:value-type="float" office:value="1.2896301571" calcext:value-type="float">
            <text:p>1,2896301571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400" calcext:value-type="float">
            <text:p>400</text:p>
          </table:table-cell>
          <table:table-cell office:value-type="float" office:value="-290.66" calcext:value-type="float">
            <text:p>-290,66</text:p>
          </table:table-cell>
          <table:table-cell office:value-type="float" office:value="-0.386881862" calcext:value-type="float">
            <text:p>-0,386881862</text:p>
          </table:table-cell>
          <table:table-cell office:value-type="float" office:value="0.406364937" calcext:value-type="float">
            <text:p>0,406364937</text:p>
          </table:table-cell>
          <table:table-cell/>
          <table:table-cell table:formula="of:=[.D253]*100" office:value-type="float" office:value="-38.6881862" calcext:value-type="float">
            <text:p>-38,6881862</text:p>
          </table:table-cell>
          <table:table-cell table:formula="of:=[.E253]*100" office:value-type="float" office:value="40.6364937" calcext:value-type="float">
            <text:p>40,6364937</text:p>
          </table:table-cell>
          <table:table-cell/>
          <table:table-cell table:formula="of:=[.G253]*0.067" office:value-type="float" office:value="-2.5921084754" calcext:value-type="float">
            <text:p>-2,5921084754</text:p>
          </table:table-cell>
          <table:table-cell table:formula="of:=[.H253]*0.067" office:value-type="float" office:value="2.7226450779" calcext:value-type="float">
            <text:p>2,7226450779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400" calcext:value-type="float">
            <text:p>400</text:p>
          </table:table-cell>
          <table:table-cell office:value-type="float" office:value="-290.66" calcext:value-type="float">
            <text:p>-290,66</text:p>
          </table:table-cell>
          <table:table-cell office:value-type="float" office:value="-0.183807018" calcext:value-type="float">
            <text:p>-0,183807018</text:p>
          </table:table-cell>
          <table:table-cell office:value-type="float" office:value="0.448449581" calcext:value-type="float">
            <text:p>0,448449581</text:p>
          </table:table-cell>
          <table:table-cell/>
          <table:table-cell table:formula="of:=[.D254]*100" office:value-type="float" office:value="-18.3807018" calcext:value-type="float">
            <text:p>-18,3807018</text:p>
          </table:table-cell>
          <table:table-cell table:formula="of:=[.E254]*100" office:value-type="float" office:value="44.8449581" calcext:value-type="float">
            <text:p>44,8449581</text:p>
          </table:table-cell>
          <table:table-cell/>
          <table:table-cell table:formula="of:=[.G254]*0.067" office:value-type="float" office:value="-1.2315070206" calcext:value-type="float">
            <text:p>-1,2315070206</text:p>
          </table:table-cell>
          <table:table-cell table:formula="of:=[.H254]*0.067" office:value-type="float" office:value="3.0046121927" calcext:value-type="float">
            <text:p>3,004612192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00" calcext:value-type="float">
            <text:p>400</text:p>
          </table:table-cell>
          <table:table-cell office:value-type="float" office:value="-290.66" calcext:value-type="float">
            <text:p>-290,66</text:p>
          </table:table-cell>
          <table:table-cell office:value-type="float" office:value="0" calcext:value-type="float">
            <text:p>0</text:p>
          </table:table-cell>
          <table:table-cell office:value-type="float" office:value="0.113255142" calcext:value-type="float">
            <text:p>0,113255142</text:p>
          </table:table-cell>
          <table:table-cell/>
          <table:table-cell table:formula="of:=[.D255]*100" office:value-type="float" office:value="0" calcext:value-type="float">
            <text:p>0</text:p>
          </table:table-cell>
          <table:table-cell table:formula="of:=[.E255]*100" office:value-type="float" office:value="11.3255142" calcext:value-type="float">
            <text:p>11,3255142</text:p>
          </table:table-cell>
          <table:table-cell/>
          <table:table-cell table:formula="of:=[.G255]*0.067" office:value-type="float" office:value="0" calcext:value-type="float">
            <text:p>0</text:p>
          </table:table-cell>
          <table:table-cell table:formula="of:=[.H255]*0.067" office:value-type="float" office:value="0.7588094514" calcext:value-type="float">
            <text:p>0,75880945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-279.86" calcext:value-type="float">
            <text:p>-279,86</text:p>
          </table:table-cell>
          <table:table-cell office:value-type="float" office:value="0" calcext:value-type="float">
            <text:p>0</text:p>
          </table:table-cell>
          <table:table-cell office:value-type="float" office:value="1.555294758" calcext:value-type="float">
            <text:p>1,555294758</text:p>
          </table:table-cell>
          <table:table-cell/>
          <table:table-cell table:formula="of:=[.D256]*100" office:value-type="float" office:value="0" calcext:value-type="float">
            <text:p>0</text:p>
          </table:table-cell>
          <table:table-cell table:formula="of:=[.E256]*100" office:value-type="float" office:value="155.5294758" calcext:value-type="float">
            <text:p>155,5294758</text:p>
          </table:table-cell>
          <table:table-cell/>
          <table:table-cell table:formula="of:=[.G256]*0.067" office:value-type="float" office:value="0" calcext:value-type="float">
            <text:p>0</text:p>
          </table:table-cell>
          <table:table-cell table:formula="of:=[.H256]*0.067" office:value-type="float" office:value="10.4204748786" calcext:value-type="float">
            <text:p>10,42047487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-279.86" calcext:value-type="float">
            <text:p>-279,86</text:p>
          </table:table-cell>
          <table:table-cell office:value-type="float" office:value="-0.298640899" calcext:value-type="float">
            <text:p>-0,298640899</text:p>
          </table:table-cell>
          <table:table-cell office:value-type="float" office:value="1.551701794" calcext:value-type="float">
            <text:p>1,551701794</text:p>
          </table:table-cell>
          <table:table-cell/>
          <table:table-cell table:formula="of:=[.D257]*100" office:value-type="float" office:value="-29.8640899" calcext:value-type="float">
            <text:p>-29,8640899</text:p>
          </table:table-cell>
          <table:table-cell table:formula="of:=[.E257]*100" office:value-type="float" office:value="155.1701794" calcext:value-type="float">
            <text:p>155,1701794</text:p>
          </table:table-cell>
          <table:table-cell/>
          <table:table-cell table:formula="of:=[.G257]*0.067" office:value-type="float" office:value="-2.0008940233" calcext:value-type="float">
            <text:p>-2,0008940233</text:p>
          </table:table-cell>
          <table:table-cell table:formula="of:=[.H257]*0.067" office:value-type="float" office:value="10.3964020198" calcext:value-type="float">
            <text:p>10,396402019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-279.68" calcext:value-type="float">
            <text:p>-279,68</text:p>
          </table:table-cell>
          <table:table-cell office:value-type="float" office:value="-0.316274753" calcext:value-type="float">
            <text:p>-0,316274753</text:p>
          </table:table-cell>
          <table:table-cell office:value-type="float" office:value="1.652133006" calcext:value-type="float">
            <text:p>1,652133006</text:p>
          </table:table-cell>
          <table:table-cell/>
          <table:table-cell table:formula="of:=[.D258]*100" office:value-type="float" office:value="-31.6274753" calcext:value-type="float">
            <text:p>-31,6274753</text:p>
          </table:table-cell>
          <table:table-cell table:formula="of:=[.E258]*100" office:value-type="float" office:value="165.2133006" calcext:value-type="float">
            <text:p>165,2133006</text:p>
          </table:table-cell>
          <table:table-cell/>
          <table:table-cell table:formula="of:=[.G258]*0.067" office:value-type="float" office:value="-2.1190408451" calcext:value-type="float">
            <text:p>-2,1190408451</text:p>
          </table:table-cell>
          <table:table-cell table:formula="of:=[.H258]*0.067" office:value-type="float" office:value="11.0692911402" calcext:value-type="float">
            <text:p>11,069291140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-279.68" calcext:value-type="float">
            <text:p>-279,68</text:p>
          </table:table-cell>
          <table:table-cell office:value-type="float" office:value="-0.139058659" calcext:value-type="float">
            <text:p>-0,139058659</text:p>
          </table:table-cell>
          <table:table-cell office:value-type="float" office:value="1.680432125" calcext:value-type="float">
            <text:p>1,680432125</text:p>
          </table:table-cell>
          <table:table-cell/>
          <table:table-cell table:formula="of:=[.D259]*100" office:value-type="float" office:value="-13.9058659" calcext:value-type="float">
            <text:p>-13,9058659</text:p>
          </table:table-cell>
          <table:table-cell table:formula="of:=[.E259]*100" office:value-type="float" office:value="168.0432125" calcext:value-type="float">
            <text:p>168,0432125</text:p>
          </table:table-cell>
          <table:table-cell/>
          <table:table-cell table:formula="of:=[.G259]*0.067" office:value-type="float" office:value="-0.9316930153" calcext:value-type="float">
            <text:p>-0,9316930153</text:p>
          </table:table-cell>
          <table:table-cell table:formula="of:=[.H259]*0.067" office:value-type="float" office:value="11.2588952375" calcext:value-type="float">
            <text:p>11,25889523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-279.68" calcext:value-type="float">
            <text:p>-279,68</text:p>
          </table:table-cell>
          <table:table-cell office:value-type="float" office:value="-0.683120867" calcext:value-type="float">
            <text:p>-0,683120867</text:p>
          </table:table-cell>
          <table:table-cell office:value-type="float" office:value="1.663935711" calcext:value-type="float">
            <text:p>1,663935711</text:p>
          </table:table-cell>
          <table:table-cell/>
          <table:table-cell table:formula="of:=[.D260]*100" office:value-type="float" office:value="-68.3120867" calcext:value-type="float">
            <text:p>-68,3120867</text:p>
          </table:table-cell>
          <table:table-cell table:formula="of:=[.E260]*100" office:value-type="float" office:value="166.3935711" calcext:value-type="float">
            <text:p>166,3935711</text:p>
          </table:table-cell>
          <table:table-cell/>
          <table:table-cell table:formula="of:=[.G260]*0.067" office:value-type="float" office:value="-4.5769098089" calcext:value-type="float">
            <text:p>-4,5769098089</text:p>
          </table:table-cell>
          <table:table-cell table:formula="of:=[.H260]*0.067" office:value-type="float" office:value="11.1483692637" calcext:value-type="float">
            <text:p>11,1483692637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-279.33" calcext:value-type="float">
            <text:p>-279,33</text:p>
          </table:table-cell>
          <table:table-cell office:value-type="float" office:value="-0.695652876" calcext:value-type="float">
            <text:p>-0,695652876</text:p>
          </table:table-cell>
          <table:table-cell office:value-type="float" office:value="1.954798725" calcext:value-type="float">
            <text:p>1,954798725</text:p>
          </table:table-cell>
          <table:table-cell/>
          <table:table-cell table:formula="of:=[.D261]*100" office:value-type="float" office:value="-69.5652876" calcext:value-type="float">
            <text:p>-69,5652876</text:p>
          </table:table-cell>
          <table:table-cell table:formula="of:=[.E261]*100" office:value-type="float" office:value="195.4798725" calcext:value-type="float">
            <text:p>195,4798725</text:p>
          </table:table-cell>
          <table:table-cell/>
          <table:table-cell table:formula="of:=[.G261]*0.067" office:value-type="float" office:value="-4.6608742692" calcext:value-type="float">
            <text:p>-4,6608742692</text:p>
          </table:table-cell>
          <table:table-cell table:formula="of:=[.H261]*0.067" office:value-type="float" office:value="13.0971514575" calcext:value-type="float">
            <text:p>13,097151457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-279.33" calcext:value-type="float">
            <text:p>-279,33</text:p>
          </table:table-cell>
          <table:table-cell office:value-type="float" office:value="-0.223315023" calcext:value-type="float">
            <text:p>-0,223315023</text:p>
          </table:table-cell>
          <table:table-cell office:value-type="float" office:value="2.061096326" calcext:value-type="float">
            <text:p>2,061096326</text:p>
          </table:table-cell>
          <table:table-cell/>
          <table:table-cell table:formula="of:=[.D262]*100" office:value-type="float" office:value="-22.3315023" calcext:value-type="float">
            <text:p>-22,3315023</text:p>
          </table:table-cell>
          <table:table-cell table:formula="of:=[.E262]*100" office:value-type="float" office:value="206.1096326" calcext:value-type="float">
            <text:p>206,1096326</text:p>
          </table:table-cell>
          <table:table-cell/>
          <table:table-cell table:formula="of:=[.G262]*0.067" office:value-type="float" office:value="-1.4962106541" calcext:value-type="float">
            <text:p>-1,4962106541</text:p>
          </table:table-cell>
          <table:table-cell table:formula="of:=[.H262]*0.067" office:value-type="float" office:value="13.8093453842" calcext:value-type="float">
            <text:p>13,809345384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  <table:table-cell office:value-type="float" office:value="-279.33" calcext:value-type="float">
            <text:p>-279,33</text:p>
          </table:table-cell>
          <table:table-cell office:value-type="float" office:value="-0.417948361" calcext:value-type="float">
            <text:p>-0,417948361</text:p>
          </table:table-cell>
          <table:table-cell office:value-type="float" office:value="2.082535892" calcext:value-type="float">
            <text:p>2,082535892</text:p>
          </table:table-cell>
          <table:table-cell/>
          <table:table-cell table:formula="of:=[.D263]*100" office:value-type="float" office:value="-41.7948361" calcext:value-type="float">
            <text:p>-41,7948361</text:p>
          </table:table-cell>
          <table:table-cell table:formula="of:=[.E263]*100" office:value-type="float" office:value="208.2535892" calcext:value-type="float">
            <text:p>208,2535892</text:p>
          </table:table-cell>
          <table:table-cell/>
          <table:table-cell table:formula="of:=[.G263]*0.067" office:value-type="float" office:value="-2.8002540187" calcext:value-type="float">
            <text:p>-2,8002540187</text:p>
          </table:table-cell>
          <table:table-cell table:formula="of:=[.H263]*0.067" office:value-type="float" office:value="13.9529904764" calcext:value-type="float">
            <text:p>13,952990476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-278.73" calcext:value-type="float">
            <text:p>-278,73</text:p>
          </table:table-cell>
          <table:table-cell office:value-type="float" office:value="-0.415130275" calcext:value-type="float">
            <text:p>-0,415130275</text:p>
          </table:table-cell>
          <table:table-cell office:value-type="float" office:value="2.250777553" calcext:value-type="float">
            <text:p>2,250777553</text:p>
          </table:table-cell>
          <table:table-cell/>
          <table:table-cell table:formula="of:=[.D264]*100" office:value-type="float" office:value="-41.5130275" calcext:value-type="float">
            <text:p>-41,5130275</text:p>
          </table:table-cell>
          <table:table-cell table:formula="of:=[.E264]*100" office:value-type="float" office:value="225.0777553" calcext:value-type="float">
            <text:p>225,0777553</text:p>
          </table:table-cell>
          <table:table-cell/>
          <table:table-cell table:formula="of:=[.G264]*0.067" office:value-type="float" office:value="-2.7813728425" calcext:value-type="float">
            <text:p>-2,7813728425</text:p>
          </table:table-cell>
          <table:table-cell table:formula="of:=[.H264]*0.067" office:value-type="float" office:value="15.0802096051" calcext:value-type="float">
            <text:p>15,080209605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float" office:value="-278.73" calcext:value-type="float">
            <text:p>-278,73</text:p>
          </table:table-cell>
          <table:table-cell office:value-type="float" office:value="-0.124393642" calcext:value-type="float">
            <text:p>-0,124393642</text:p>
          </table:table-cell>
          <table:table-cell office:value-type="float" office:value="2.369328328" calcext:value-type="float">
            <text:p>2,369328328</text:p>
          </table:table-cell>
          <table:table-cell/>
          <table:table-cell table:formula="of:=[.D265]*100" office:value-type="float" office:value="-12.4393642" calcext:value-type="float">
            <text:p>-12,4393642</text:p>
          </table:table-cell>
          <table:table-cell table:formula="of:=[.E265]*100" office:value-type="float" office:value="236.9328328" calcext:value-type="float">
            <text:p>236,9328328</text:p>
          </table:table-cell>
          <table:table-cell/>
          <table:table-cell table:formula="of:=[.G265]*0.067" office:value-type="float" office:value="-0.8334374014" calcext:value-type="float">
            <text:p>-0,8334374014</text:p>
          </table:table-cell>
          <table:table-cell table:formula="of:=[.H265]*0.067" office:value-type="float" office:value="15.8744997976" calcext:value-type="float">
            <text:p>15,87449979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-278.44" calcext:value-type="float">
            <text:p>-278,44</text:p>
          </table:table-cell>
          <table:table-cell office:value-type="float" office:value="0.002292545" calcext:value-type="float">
            <text:p>0,002292545</text:p>
          </table:table-cell>
          <table:table-cell office:value-type="float" office:value="2.471080836" calcext:value-type="float">
            <text:p>2,471080836</text:p>
          </table:table-cell>
          <table:table-cell/>
          <table:table-cell table:formula="of:=[.D266]*100" office:value-type="float" office:value="0.2292545" calcext:value-type="float">
            <text:p>0,2292545</text:p>
          </table:table-cell>
          <table:table-cell table:formula="of:=[.E266]*100" office:value-type="float" office:value="247.1080836" calcext:value-type="float">
            <text:p>247,1080836</text:p>
          </table:table-cell>
          <table:table-cell/>
          <table:table-cell table:formula="of:=[.G266]*0.067" office:value-type="float" office:value="0.0153600515" calcext:value-type="float">
            <text:p>0,0153600515</text:p>
          </table:table-cell>
          <table:table-cell table:formula="of:=[.H266]*0.067" office:value-type="float" office:value="16.5562416012" calcext:value-type="float">
            <text:p>16,556241601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00" calcext:value-type="float">
            <text:p>500</text:p>
          </table:table-cell>
          <table:table-cell office:value-type="float" office:value="-278.44" calcext:value-type="float">
            <text:p>-278,44</text:p>
          </table:table-cell>
          <table:table-cell office:value-type="float" office:value="0.124436564" calcext:value-type="float">
            <text:p>0,124436564</text:p>
          </table:table-cell>
          <table:table-cell office:value-type="float" office:value="2.486041667" calcext:value-type="float">
            <text:p>2,486041667</text:p>
          </table:table-cell>
          <table:table-cell/>
          <table:table-cell table:formula="of:=[.D267]*100" office:value-type="float" office:value="12.4436564" calcext:value-type="float">
            <text:p>12,4436564</text:p>
          </table:table-cell>
          <table:table-cell table:formula="of:=[.E267]*100" office:value-type="float" office:value="248.6041667" calcext:value-type="float">
            <text:p>248,6041667</text:p>
          </table:table-cell>
          <table:table-cell/>
          <table:table-cell table:formula="of:=[.G267]*0.067" office:value-type="float" office:value="0.8337249788" calcext:value-type="float">
            <text:p>0,8337249788</text:p>
          </table:table-cell>
          <table:table-cell table:formula="of:=[.H267]*0.067" office:value-type="float" office:value="16.6564791689" calcext:value-type="float">
            <text:p>16,656479168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00" calcext:value-type="float">
            <text:p>500</text:p>
          </table:table-cell>
          <table:table-cell office:value-type="float" office:value="-278.44" calcext:value-type="float">
            <text:p>-278,44</text:p>
          </table:table-cell>
          <table:table-cell office:value-type="float" office:value="0.353355743" calcext:value-type="float">
            <text:p>0,353355743</text:p>
          </table:table-cell>
          <table:table-cell office:value-type="float" office:value="2.546155442" calcext:value-type="float">
            <text:p>2,546155442</text:p>
          </table:table-cell>
          <table:table-cell/>
          <table:table-cell table:formula="of:=[.D268]*100" office:value-type="float" office:value="35.3355743" calcext:value-type="float">
            <text:p>35,3355743</text:p>
          </table:table-cell>
          <table:table-cell table:formula="of:=[.E268]*100" office:value-type="float" office:value="254.6155442" calcext:value-type="float">
            <text:p>254,6155442</text:p>
          </table:table-cell>
          <table:table-cell/>
          <table:table-cell table:formula="of:=[.G268]*0.067" office:value-type="float" office:value="2.3674834781" calcext:value-type="float">
            <text:p>2,3674834781</text:p>
          </table:table-cell>
          <table:table-cell table:formula="of:=[.H268]*0.067" office:value-type="float" office:value="17.0592414614" calcext:value-type="float">
            <text:p>17,059241461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500" calcext:value-type="float">
            <text:p>500</text:p>
          </table:table-cell>
          <table:table-cell office:value-type="float" office:value="-278.87" calcext:value-type="float">
            <text:p>-278,87</text:p>
          </table:table-cell>
          <table:table-cell office:value-type="float" office:value="0.502388337" calcext:value-type="float">
            <text:p>0,502388337</text:p>
          </table:table-cell>
          <table:table-cell office:value-type="float" office:value="2.625012824" calcext:value-type="float">
            <text:p>2,625012824</text:p>
          </table:table-cell>
          <table:table-cell/>
          <table:table-cell table:formula="of:=[.D269]*100" office:value-type="float" office:value="50.2388337" calcext:value-type="float">
            <text:p>50,2388337</text:p>
          </table:table-cell>
          <table:table-cell table:formula="of:=[.E269]*100" office:value-type="float" office:value="262.5012824" calcext:value-type="float">
            <text:p>262,5012824</text:p>
          </table:table-cell>
          <table:table-cell/>
          <table:table-cell table:formula="of:=[.G269]*0.067" office:value-type="float" office:value="3.3660018579" calcext:value-type="float">
            <text:p>3,3660018579</text:p>
          </table:table-cell>
          <table:table-cell table:formula="of:=[.H269]*0.067" office:value-type="float" office:value="17.5875859208" calcext:value-type="float">
            <text:p>17,587585920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00" calcext:value-type="float">
            <text:p>500</text:p>
          </table:table-cell>
          <table:table-cell office:value-type="float" office:value="-278.87" calcext:value-type="float">
            <text:p>-278,87</text:p>
          </table:table-cell>
          <table:table-cell office:value-type="float" office:value="0.550865264" calcext:value-type="float">
            <text:p>0,550865264</text:p>
          </table:table-cell>
          <table:table-cell office:value-type="float" office:value="2.372033298" calcext:value-type="float">
            <text:p>2,372033298</text:p>
          </table:table-cell>
          <table:table-cell/>
          <table:table-cell table:formula="of:=[.D270]*100" office:value-type="float" office:value="55.0865264" calcext:value-type="float">
            <text:p>55,0865264</text:p>
          </table:table-cell>
          <table:table-cell table:formula="of:=[.E270]*100" office:value-type="float" office:value="237.2033298" calcext:value-type="float">
            <text:p>237,2033298</text:p>
          </table:table-cell>
          <table:table-cell/>
          <table:table-cell table:formula="of:=[.G270]*0.067" office:value-type="float" office:value="3.6907972688" calcext:value-type="float">
            <text:p>3,6907972688</text:p>
          </table:table-cell>
          <table:table-cell table:formula="of:=[.H270]*0.067" office:value-type="float" office:value="15.8926230966" calcext:value-type="float">
            <text:p>15,892623096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-278.87" calcext:value-type="float">
            <text:p>-278,87</text:p>
          </table:table-cell>
          <table:table-cell office:value-type="float" office:value="0.853004354" calcext:value-type="float">
            <text:p>0,853004354</text:p>
          </table:table-cell>
          <table:table-cell office:value-type="float" office:value="2.150659546" calcext:value-type="float">
            <text:p>2,150659546</text:p>
          </table:table-cell>
          <table:table-cell/>
          <table:table-cell table:formula="of:=[.D271]*100" office:value-type="float" office:value="85.3004354" calcext:value-type="float">
            <text:p>85,3004354</text:p>
          </table:table-cell>
          <table:table-cell table:formula="of:=[.E271]*100" office:value-type="float" office:value="215.0659546" calcext:value-type="float">
            <text:p>215,0659546</text:p>
          </table:table-cell>
          <table:table-cell/>
          <table:table-cell table:formula="of:=[.G271]*0.067" office:value-type="float" office:value="5.7151291718" calcext:value-type="float">
            <text:p>5,7151291718</text:p>
          </table:table-cell>
          <table:table-cell table:formula="of:=[.H271]*0.067" office:value-type="float" office:value="14.4094189582" calcext:value-type="float">
            <text:p>14,409418958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-279.97" calcext:value-type="float">
            <text:p>-279,97</text:p>
          </table:table-cell>
          <table:table-cell office:value-type="float" office:value="0.915532752" calcext:value-type="float">
            <text:p>0,915532752</text:p>
          </table:table-cell>
          <table:table-cell office:value-type="float" office:value="1.844538372" calcext:value-type="float">
            <text:p>1,844538372</text:p>
          </table:table-cell>
          <table:table-cell/>
          <table:table-cell table:formula="of:=[.D272]*100" office:value-type="float" office:value="91.5532752" calcext:value-type="float">
            <text:p>91,5532752</text:p>
          </table:table-cell>
          <table:table-cell table:formula="of:=[.E272]*100" office:value-type="float" office:value="184.4538372" calcext:value-type="float">
            <text:p>184,4538372</text:p>
          </table:table-cell>
          <table:table-cell/>
          <table:table-cell table:formula="of:=[.G272]*0.067" office:value-type="float" office:value="6.1340694384" calcext:value-type="float">
            <text:p>6,1340694384</text:p>
          </table:table-cell>
          <table:table-cell table:formula="of:=[.H272]*0.067" office:value-type="float" office:value="12.3584070924" calcext:value-type="float">
            <text:p>12,358407092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500" calcext:value-type="float">
            <text:p>500</text:p>
          </table:table-cell>
          <table:table-cell office:value-type="float" office:value="-279.97" calcext:value-type="float">
            <text:p>-279,97</text:p>
          </table:table-cell>
          <table:table-cell office:value-type="float" office:value="0.804499292" calcext:value-type="float">
            <text:p>0,804499292</text:p>
          </table:table-cell>
          <table:table-cell office:value-type="float" office:value="1.483971611" calcext:value-type="float">
            <text:p>1,483971611</text:p>
          </table:table-cell>
          <table:table-cell/>
          <table:table-cell table:formula="of:=[.D273]*100" office:value-type="float" office:value="80.4499292" calcext:value-type="float">
            <text:p>80,4499292</text:p>
          </table:table-cell>
          <table:table-cell table:formula="of:=[.E273]*100" office:value-type="float" office:value="148.3971611" calcext:value-type="float">
            <text:p>148,3971611</text:p>
          </table:table-cell>
          <table:table-cell/>
          <table:table-cell table:formula="of:=[.G273]*0.067" office:value-type="float" office:value="5.3901452564" calcext:value-type="float">
            <text:p>5,3901452564</text:p>
          </table:table-cell>
          <table:table-cell table:formula="of:=[.H273]*0.067" office:value-type="float" office:value="9.9426097937" calcext:value-type="float">
            <text:p>9,942609793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-279.97" calcext:value-type="float">
            <text:p>-279,97</text:p>
          </table:table-cell>
          <table:table-cell office:value-type="float" office:value="1.192619798" calcext:value-type="float">
            <text:p>1,192619798</text:p>
          </table:table-cell>
          <table:table-cell office:value-type="float" office:value="1.268941275" calcext:value-type="float">
            <text:p>1,268941275</text:p>
          </table:table-cell>
          <table:table-cell/>
          <table:table-cell table:formula="of:=[.D274]*100" office:value-type="float" office:value="119.2619798" calcext:value-type="float">
            <text:p>119,2619798</text:p>
          </table:table-cell>
          <table:table-cell table:formula="of:=[.E274]*100" office:value-type="float" office:value="126.8941275" calcext:value-type="float">
            <text:p>126,8941275</text:p>
          </table:table-cell>
          <table:table-cell/>
          <table:table-cell table:formula="of:=[.G274]*0.067" office:value-type="float" office:value="7.9905526466" calcext:value-type="float">
            <text:p>7,9905526466</text:p>
          </table:table-cell>
          <table:table-cell table:formula="of:=[.H274]*0.067" office:value-type="float" office:value="8.5019065425" calcext:value-type="float">
            <text:p>8,501906542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00" calcext:value-type="float">
            <text:p>500</text:p>
          </table:table-cell>
          <table:table-cell office:value-type="float" office:value="-281.58" calcext:value-type="float">
            <text:p>-281,58</text:p>
          </table:table-cell>
          <table:table-cell office:value-type="float" office:value="1.269354468" calcext:value-type="float">
            <text:p>1,269354468</text:p>
          </table:table-cell>
          <table:table-cell office:value-type="float" office:value="0.995090494" calcext:value-type="float">
            <text:p>0,995090494</text:p>
          </table:table-cell>
          <table:table-cell/>
          <table:table-cell table:formula="of:=[.D275]*100" office:value-type="float" office:value="126.9354468" calcext:value-type="float">
            <text:p>126,9354468</text:p>
          </table:table-cell>
          <table:table-cell table:formula="of:=[.E275]*100" office:value-type="float" office:value="99.5090494" calcext:value-type="float">
            <text:p>99,5090494</text:p>
          </table:table-cell>
          <table:table-cell/>
          <table:table-cell table:formula="of:=[.G275]*0.067" office:value-type="float" office:value="8.5046749356" calcext:value-type="float">
            <text:p>8,5046749356</text:p>
          </table:table-cell>
          <table:table-cell table:formula="of:=[.H275]*0.067" office:value-type="float" office:value="6.6671063098" calcext:value-type="float">
            <text:p>6,667106309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-281.58" calcext:value-type="float">
            <text:p>-281,58</text:p>
          </table:table-cell>
          <table:table-cell office:value-type="float" office:value="1.068371656" calcext:value-type="float">
            <text:p>1,068371656</text:p>
          </table:table-cell>
          <table:table-cell office:value-type="float" office:value="0.637756002" calcext:value-type="float">
            <text:p>0,637756002</text:p>
          </table:table-cell>
          <table:table-cell/>
          <table:table-cell table:formula="of:=[.D276]*100" office:value-type="float" office:value="106.8371656" calcext:value-type="float">
            <text:p>106,8371656</text:p>
          </table:table-cell>
          <table:table-cell table:formula="of:=[.E276]*100" office:value-type="float" office:value="63.7756002" calcext:value-type="float">
            <text:p>63,7756002</text:p>
          </table:table-cell>
          <table:table-cell/>
          <table:table-cell table:formula="of:=[.G276]*0.067" office:value-type="float" office:value="7.1580900952" calcext:value-type="float">
            <text:p>7,1580900952</text:p>
          </table:table-cell>
          <table:table-cell table:formula="of:=[.H276]*0.067" office:value-type="float" office:value="4.2729652134" calcext:value-type="float">
            <text:p>4,272965213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500" calcext:value-type="float">
            <text:p>500</text:p>
          </table:table-cell>
          <table:table-cell office:value-type="float" office:value="-281.58" calcext:value-type="float">
            <text:p>-281,58</text:p>
          </table:table-cell>
          <table:table-cell office:value-type="float" office:value="1.429969858" calcext:value-type="float">
            <text:p>1,429969858</text:p>
          </table:table-cell>
          <table:table-cell office:value-type="float" office:value="0.387984399" calcext:value-type="float">
            <text:p>0,387984399</text:p>
          </table:table-cell>
          <table:table-cell/>
          <table:table-cell table:formula="of:=[.D277]*100" office:value-type="float" office:value="142.9969858" calcext:value-type="float">
            <text:p>142,9969858</text:p>
          </table:table-cell>
          <table:table-cell table:formula="of:=[.E277]*100" office:value-type="float" office:value="38.7984399" calcext:value-type="float">
            <text:p>38,7984399</text:p>
          </table:table-cell>
          <table:table-cell/>
          <table:table-cell table:formula="of:=[.G277]*0.067" office:value-type="float" office:value="9.5807980486" calcext:value-type="float">
            <text:p>9,5807980486</text:p>
          </table:table-cell>
          <table:table-cell table:formula="of:=[.H277]*0.067" office:value-type="float" office:value="2.5994954733" calcext:value-type="float">
            <text:p>2,599495473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500" calcext:value-type="float">
            <text:p>500</text:p>
          </table:table-cell>
          <table:table-cell office:value-type="float" office:value="-283.43" calcext:value-type="float">
            <text:p>-283,43</text:p>
          </table:table-cell>
          <table:table-cell office:value-type="float" office:value="1.434634683" calcext:value-type="float">
            <text:p>1,434634683</text:p>
          </table:table-cell>
          <table:table-cell office:value-type="float" office:value="0.147422318" calcext:value-type="float">
            <text:p>0,147422318</text:p>
          </table:table-cell>
          <table:table-cell/>
          <table:table-cell table:formula="of:=[.D278]*100" office:value-type="float" office:value="143.4634683" calcext:value-type="float">
            <text:p>143,4634683</text:p>
          </table:table-cell>
          <table:table-cell table:formula="of:=[.E278]*100" office:value-type="float" office:value="14.7422318" calcext:value-type="float">
            <text:p>14,7422318</text:p>
          </table:table-cell>
          <table:table-cell/>
          <table:table-cell table:formula="of:=[.G278]*0.067" office:value-type="float" office:value="9.6120523761" calcext:value-type="float">
            <text:p>9,6120523761</text:p>
          </table:table-cell>
          <table:table-cell table:formula="of:=[.H278]*0.067" office:value-type="float" office:value="0.9877295306" calcext:value-type="float">
            <text:p>0,987729530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500" calcext:value-type="float">
            <text:p>500</text:p>
          </table:table-cell>
          <table:table-cell office:value-type="float" office:value="-283.43" calcext:value-type="float">
            <text:p>-283,43</text:p>
          </table:table-cell>
          <table:table-cell office:value-type="float" office:value="1.094065579" calcext:value-type="float">
            <text:p>1,094065579</text:p>
          </table:table-cell>
          <table:table-cell office:value-type="float" office:value="0.030101789" calcext:value-type="float">
            <text:p>0,030101789</text:p>
          </table:table-cell>
          <table:table-cell/>
          <table:table-cell table:formula="of:=[.D279]*100" office:value-type="float" office:value="109.4065579" calcext:value-type="float">
            <text:p>109,4065579</text:p>
          </table:table-cell>
          <table:table-cell table:formula="of:=[.E279]*100" office:value-type="float" office:value="3.0101789" calcext:value-type="float">
            <text:p>3,0101789</text:p>
          </table:table-cell>
          <table:table-cell/>
          <table:table-cell table:formula="of:=[.G279]*0.067" office:value-type="float" office:value="7.3302393793" calcext:value-type="float">
            <text:p>7,3302393793</text:p>
          </table:table-cell>
          <table:table-cell table:formula="of:=[.H279]*0.067" office:value-type="float" office:value="0.2016819863" calcext:value-type="float">
            <text:p>0,201681986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00" calcext:value-type="float">
            <text:p>500</text:p>
          </table:table-cell>
          <table:table-cell office:value-type="float" office:value="-283.43" calcext:value-type="float">
            <text:p>-283,43</text:p>
          </table:table-cell>
          <table:table-cell office:value-type="float" office:value="1.320033105" calcext:value-type="float">
            <text:p>1,320033105</text:p>
          </table:table-cell>
          <table:table-cell office:value-type="float" office:value="-0.063248739" calcext:value-type="float">
            <text:p>-0,063248739</text:p>
          </table:table-cell>
          <table:table-cell/>
          <table:table-cell table:formula="of:=[.D280]*100" office:value-type="float" office:value="132.0033105" calcext:value-type="float">
            <text:p>132,0033105</text:p>
          </table:table-cell>
          <table:table-cell table:formula="of:=[.E280]*100" office:value-type="float" office:value="-6.3248739" calcext:value-type="float">
            <text:p>-6,3248739</text:p>
          </table:table-cell>
          <table:table-cell/>
          <table:table-cell table:formula="of:=[.G280]*0.067" office:value-type="float" office:value="8.8442218035" calcext:value-type="float">
            <text:p>8,8442218035</text:p>
          </table:table-cell>
          <table:table-cell table:formula="of:=[.H280]*0.067" office:value-type="float" office:value="-0.4237665513" calcext:value-type="float">
            <text:p>-0,423766551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float" office:value="-285.07" calcext:value-type="float">
            <text:p>-285,07</text:p>
          </table:table-cell>
          <table:table-cell office:value-type="float" office:value="1.298222812" calcext:value-type="float">
            <text:p>1,298222812</text:p>
          </table:table-cell>
          <table:table-cell office:value-type="float" office:value="-0.361939225" calcext:value-type="float">
            <text:p>-0,361939225</text:p>
          </table:table-cell>
          <table:table-cell/>
          <table:table-cell table:formula="of:=[.D281]*100" office:value-type="float" office:value="129.8222812" calcext:value-type="float">
            <text:p>129,8222812</text:p>
          </table:table-cell>
          <table:table-cell table:formula="of:=[.E281]*100" office:value-type="float" office:value="-36.1939225" calcext:value-type="float">
            <text:p>-36,1939225</text:p>
          </table:table-cell>
          <table:table-cell/>
          <table:table-cell table:formula="of:=[.G281]*0.067" office:value-type="float" office:value="8.6980928404" calcext:value-type="float">
            <text:p>8,6980928404</text:p>
          </table:table-cell>
          <table:table-cell table:formula="of:=[.H281]*0.067" office:value-type="float" office:value="-2.4249928075" calcext:value-type="float">
            <text:p>-2,424992807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500" calcext:value-type="float">
            <text:p>500</text:p>
          </table:table-cell>
          <table:table-cell office:value-type="float" office:value="-285.07" calcext:value-type="float">
            <text:p>-285,07</text:p>
          </table:table-cell>
          <table:table-cell office:value-type="float" office:value="1.041310509" calcext:value-type="float">
            <text:p>1,041310509</text:p>
          </table:table-cell>
          <table:table-cell office:value-type="float" office:value="-0.509702553" calcext:value-type="float">
            <text:p>-0,509702553</text:p>
          </table:table-cell>
          <table:table-cell/>
          <table:table-cell table:formula="of:=[.D282]*100" office:value-type="float" office:value="104.1310509" calcext:value-type="float">
            <text:p>104,1310509</text:p>
          </table:table-cell>
          <table:table-cell table:formula="of:=[.E282]*100" office:value-type="float" office:value="-50.9702553" calcext:value-type="float">
            <text:p>-50,9702553</text:p>
          </table:table-cell>
          <table:table-cell/>
          <table:table-cell table:formula="of:=[.G282]*0.067" office:value-type="float" office:value="6.9767804103" calcext:value-type="float">
            <text:p>6,9767804103</text:p>
          </table:table-cell>
          <table:table-cell table:formula="of:=[.H282]*0.067" office:value-type="float" office:value="-3.4150071051" calcext:value-type="float">
            <text:p>-3,415007105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500" calcext:value-type="float">
            <text:p>500</text:p>
          </table:table-cell>
          <table:table-cell office:value-type="float" office:value="-285.07" calcext:value-type="float">
            <text:p>-285,07</text:p>
          </table:table-cell>
          <table:table-cell office:value-type="float" office:value="1.351954264" calcext:value-type="float">
            <text:p>1,351954264</text:p>
          </table:table-cell>
          <table:table-cell office:value-type="float" office:value="-0.593312952" calcext:value-type="float">
            <text:p>-0,593312952</text:p>
          </table:table-cell>
          <table:table-cell/>
          <table:table-cell table:formula="of:=[.D283]*100" office:value-type="float" office:value="135.1954264" calcext:value-type="float">
            <text:p>135,1954264</text:p>
          </table:table-cell>
          <table:table-cell table:formula="of:=[.E283]*100" office:value-type="float" office:value="-59.3312952" calcext:value-type="float">
            <text:p>-59,3312952</text:p>
          </table:table-cell>
          <table:table-cell/>
          <table:table-cell table:formula="of:=[.G283]*0.067" office:value-type="float" office:value="9.0580935688" calcext:value-type="float">
            <text:p>9,0580935688</text:p>
          </table:table-cell>
          <table:table-cell table:formula="of:=[.H283]*0.067" office:value-type="float" office:value="-3.9751967784" calcext:value-type="float">
            <text:p>-3,975196778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500" calcext:value-type="float">
            <text:p>500</text:p>
          </table:table-cell>
          <table:table-cell office:value-type="float" office:value="-286.79" calcext:value-type="float">
            <text:p>-286,79</text:p>
          </table:table-cell>
          <table:table-cell office:value-type="float" office:value="1.487803039" calcext:value-type="float">
            <text:p>1,487803039</text:p>
          </table:table-cell>
          <table:table-cell office:value-type="float" office:value="-0.882519956" calcext:value-type="float">
            <text:p>-0,882519956</text:p>
          </table:table-cell>
          <table:table-cell/>
          <table:table-cell table:formula="of:=[.D284]*100" office:value-type="float" office:value="148.7803039" calcext:value-type="float">
            <text:p>148,7803039</text:p>
          </table:table-cell>
          <table:table-cell table:formula="of:=[.E284]*100" office:value-type="float" office:value="-88.2519956" calcext:value-type="float">
            <text:p>-88,2519956</text:p>
          </table:table-cell>
          <table:table-cell/>
          <table:table-cell table:formula="of:=[.G284]*0.067" office:value-type="float" office:value="9.9682803613" calcext:value-type="float">
            <text:p>9,9682803613</text:p>
          </table:table-cell>
          <table:table-cell table:formula="of:=[.H284]*0.067" office:value-type="float" office:value="-5.9128837052" calcext:value-type="float">
            <text:p>-5,912883705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500" calcext:value-type="float">
            <text:p>500</text:p>
          </table:table-cell>
          <table:table-cell office:value-type="float" office:value="-286.79" calcext:value-type="float">
            <text:p>-286,79</text:p>
          </table:table-cell>
          <table:table-cell office:value-type="float" office:value="1.336742717" calcext:value-type="float">
            <text:p>1,336742717</text:p>
          </table:table-cell>
          <table:table-cell office:value-type="float" office:value="-0.929660727" calcext:value-type="float">
            <text:p>-0,929660727</text:p>
          </table:table-cell>
          <table:table-cell/>
          <table:table-cell table:formula="of:=[.D285]*100" office:value-type="float" office:value="133.6742717" calcext:value-type="float">
            <text:p>133,6742717</text:p>
          </table:table-cell>
          <table:table-cell table:formula="of:=[.E285]*100" office:value-type="float" office:value="-92.9660727" calcext:value-type="float">
            <text:p>-92,9660727</text:p>
          </table:table-cell>
          <table:table-cell/>
          <table:table-cell table:formula="of:=[.G285]*0.067" office:value-type="float" office:value="8.9561762039" calcext:value-type="float">
            <text:p>8,9561762039</text:p>
          </table:table-cell>
          <table:table-cell table:formula="of:=[.H285]*0.067" office:value-type="float" office:value="-6.2287268709" calcext:value-type="float">
            <text:p>-6,228726870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float" office:value="-288.34" calcext:value-type="float">
            <text:p>-288,34</text:p>
          </table:table-cell>
          <table:table-cell office:value-type="float" office:value="1.190654564" calcext:value-type="float">
            <text:p>1,190654564</text:p>
          </table:table-cell>
          <table:table-cell office:value-type="float" office:value="-0.829487845" calcext:value-type="float">
            <text:p>-0,829487845</text:p>
          </table:table-cell>
          <table:table-cell/>
          <table:table-cell table:formula="of:=[.D286]*100" office:value-type="float" office:value="119.0654564" calcext:value-type="float">
            <text:p>119,0654564</text:p>
          </table:table-cell>
          <table:table-cell table:formula="of:=[.E286]*100" office:value-type="float" office:value="-82.9487845" calcext:value-type="float">
            <text:p>-82,9487845</text:p>
          </table:table-cell>
          <table:table-cell/>
          <table:table-cell table:formula="of:=[.G286]*0.067" office:value-type="float" office:value="7.9773855788" calcext:value-type="float">
            <text:p>7,9773855788</text:p>
          </table:table-cell>
          <table:table-cell table:formula="of:=[.H286]*0.067" office:value-type="float" office:value="-5.5575685615" calcext:value-type="float">
            <text:p>-5,557568561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00" calcext:value-type="float">
            <text:p>500</text:p>
          </table:table-cell>
          <table:table-cell office:value-type="float" office:value="-288.34" calcext:value-type="float">
            <text:p>-288,34</text:p>
          </table:table-cell>
          <table:table-cell office:value-type="float" office:value="0.927919879" calcext:value-type="float">
            <text:p>0,927919879</text:p>
          </table:table-cell>
          <table:table-cell office:value-type="float" office:value="-1.123469295" calcext:value-type="float">
            <text:p>-1,123469295</text:p>
          </table:table-cell>
          <table:table-cell/>
          <table:table-cell table:formula="of:=[.D287]*100" office:value-type="float" office:value="92.7919879" calcext:value-type="float">
            <text:p>92,7919879</text:p>
          </table:table-cell>
          <table:table-cell table:formula="of:=[.E287]*100" office:value-type="float" office:value="-112.3469295" calcext:value-type="float">
            <text:p>-112,3469295</text:p>
          </table:table-cell>
          <table:table-cell/>
          <table:table-cell table:formula="of:=[.G287]*0.067" office:value-type="float" office:value="6.2170631893" calcext:value-type="float">
            <text:p>6,2170631893</text:p>
          </table:table-cell>
          <table:table-cell table:formula="of:=[.H287]*0.067" office:value-type="float" office:value="-7.5272442765" calcext:value-type="float">
            <text:p>-7,527244276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500" calcext:value-type="float">
            <text:p>500</text:p>
          </table:table-cell>
          <table:table-cell office:value-type="float" office:value="-288.34" calcext:value-type="float">
            <text:p>-288,34</text:p>
          </table:table-cell>
          <table:table-cell office:value-type="float" office:value="0.95453693" calcext:value-type="float">
            <text:p>0,95453693</text:p>
          </table:table-cell>
          <table:table-cell office:value-type="float" office:value="-1.225277908" calcext:value-type="float">
            <text:p>-1,225277908</text:p>
          </table:table-cell>
          <table:table-cell/>
          <table:table-cell table:formula="of:=[.D288]*100" office:value-type="float" office:value="95.453693" calcext:value-type="float">
            <text:p>95,453693</text:p>
          </table:table-cell>
          <table:table-cell table:formula="of:=[.E288]*100" office:value-type="float" office:value="-122.5277908" calcext:value-type="float">
            <text:p>-122,5277908</text:p>
          </table:table-cell>
          <table:table-cell/>
          <table:table-cell table:formula="of:=[.G288]*0.067" office:value-type="float" office:value="6.395397431" calcext:value-type="float">
            <text:p>6,395397431</text:p>
          </table:table-cell>
          <table:table-cell table:formula="of:=[.H288]*0.067" office:value-type="float" office:value="-8.2093619836" calcext:value-type="float">
            <text:p>-8,2093619836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float" office:value="-289.71" calcext:value-type="float">
            <text:p>-289,71</text:p>
          </table:table-cell>
          <table:table-cell office:value-type="float" office:value="0.868344284" calcext:value-type="float">
            <text:p>0,868344284</text:p>
          </table:table-cell>
          <table:table-cell office:value-type="float" office:value="-1.080254153" calcext:value-type="float">
            <text:p>-1,080254153</text:p>
          </table:table-cell>
          <table:table-cell/>
          <table:table-cell table:formula="of:=[.D289]*100" office:value-type="float" office:value="86.8344284" calcext:value-type="float">
            <text:p>86,8344284</text:p>
          </table:table-cell>
          <table:table-cell table:formula="of:=[.E289]*100" office:value-type="float" office:value="-108.0254153" calcext:value-type="float">
            <text:p>-108,0254153</text:p>
          </table:table-cell>
          <table:table-cell/>
          <table:table-cell table:formula="of:=[.G289]*0.067" office:value-type="float" office:value="5.8179067028" calcext:value-type="float">
            <text:p>5,8179067028</text:p>
          </table:table-cell>
          <table:table-cell table:formula="of:=[.H289]*0.067" office:value-type="float" office:value="-7.2377028251" calcext:value-type="float">
            <text:p>-7,2377028251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500" calcext:value-type="float">
            <text:p>500</text:p>
          </table:table-cell>
          <table:table-cell office:value-type="float" office:value="-289.71" calcext:value-type="float">
            <text:p>-289,71</text:p>
          </table:table-cell>
          <table:table-cell office:value-type="float" office:value="0.582607079" calcext:value-type="float">
            <text:p>0,582607079</text:p>
          </table:table-cell>
          <table:table-cell office:value-type="float" office:value="-1.141526383" calcext:value-type="float">
            <text:p>-1,141526383</text:p>
          </table:table-cell>
          <table:table-cell/>
          <table:table-cell table:formula="of:=[.D290]*100" office:value-type="float" office:value="58.2607079" calcext:value-type="float">
            <text:p>58,2607079</text:p>
          </table:table-cell>
          <table:table-cell table:formula="of:=[.E290]*100" office:value-type="float" office:value="-114.1526383" calcext:value-type="float">
            <text:p>-114,1526383</text:p>
          </table:table-cell>
          <table:table-cell/>
          <table:table-cell table:formula="of:=[.G290]*0.067" office:value-type="float" office:value="3.9034674293" calcext:value-type="float">
            <text:p>3,9034674293</text:p>
          </table:table-cell>
          <table:table-cell table:formula="of:=[.H290]*0.067" office:value-type="float" office:value="-7.6482267661" calcext:value-type="float">
            <text:p>-7,6482267661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500" calcext:value-type="float">
            <text:p>500</text:p>
          </table:table-cell>
          <table:table-cell office:value-type="float" office:value="-289.71" calcext:value-type="float">
            <text:p>-289,71</text:p>
          </table:table-cell>
          <table:table-cell office:value-type="float" office:value="0.688435195" calcext:value-type="float">
            <text:p>0,688435195</text:p>
          </table:table-cell>
          <table:table-cell office:value-type="float" office:value="-1.200757797" calcext:value-type="float">
            <text:p>-1,200757797</text:p>
          </table:table-cell>
          <table:table-cell/>
          <table:table-cell table:formula="of:=[.D291]*100" office:value-type="float" office:value="68.8435195" calcext:value-type="float">
            <text:p>68,8435195</text:p>
          </table:table-cell>
          <table:table-cell table:formula="of:=[.E291]*100" office:value-type="float" office:value="-120.0757797" calcext:value-type="float">
            <text:p>-120,0757797</text:p>
          </table:table-cell>
          <table:table-cell/>
          <table:table-cell table:formula="of:=[.G291]*0.067" office:value-type="float" office:value="4.6125158065" calcext:value-type="float">
            <text:p>4,6125158065</text:p>
          </table:table-cell>
          <table:table-cell table:formula="of:=[.H291]*0.067" office:value-type="float" office:value="-8.0450772399" calcext:value-type="float">
            <text:p>-8,0450772399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500" calcext:value-type="float">
            <text:p>500</text:p>
          </table:table-cell>
          <table:table-cell office:value-type="float" office:value="-290.86" calcext:value-type="float">
            <text:p>-290,86</text:p>
          </table:table-cell>
          <table:table-cell office:value-type="float" office:value="0.641606049" calcext:value-type="float">
            <text:p>0,641606049</text:p>
          </table:table-cell>
          <table:table-cell office:value-type="float" office:value="-1.245967084" calcext:value-type="float">
            <text:p>-1,245967084</text:p>
          </table:table-cell>
          <table:table-cell/>
          <table:table-cell table:formula="of:=[.D292]*100" office:value-type="float" office:value="64.1606049" calcext:value-type="float">
            <text:p>64,1606049</text:p>
          </table:table-cell>
          <table:table-cell table:formula="of:=[.E292]*100" office:value-type="float" office:value="-124.5967084" calcext:value-type="float">
            <text:p>-124,5967084</text:p>
          </table:table-cell>
          <table:table-cell/>
          <table:table-cell table:formula="of:=[.G292]*0.067" office:value-type="float" office:value="4.2987605283" calcext:value-type="float">
            <text:p>4,2987605283</text:p>
          </table:table-cell>
          <table:table-cell table:formula="of:=[.H292]*0.067" office:value-type="float" office:value="-8.3479794628" calcext:value-type="float">
            <text:p>-8,3479794628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500" calcext:value-type="float">
            <text:p>500</text:p>
          </table:table-cell>
          <table:table-cell office:value-type="float" office:value="-290.86" calcext:value-type="float">
            <text:p>-290,86</text:p>
          </table:table-cell>
          <table:table-cell office:value-type="float" office:value="0.337069222" calcext:value-type="float">
            <text:p>0,337069222</text:p>
          </table:table-cell>
          <table:table-cell office:value-type="float" office:value="-1.303502149" calcext:value-type="float">
            <text:p>-1,303502149</text:p>
          </table:table-cell>
          <table:table-cell/>
          <table:table-cell table:formula="of:=[.D293]*100" office:value-type="float" office:value="33.7069222" calcext:value-type="float">
            <text:p>33,7069222</text:p>
          </table:table-cell>
          <table:table-cell table:formula="of:=[.E293]*100" office:value-type="float" office:value="-130.3502149" calcext:value-type="float">
            <text:p>-130,3502149</text:p>
          </table:table-cell>
          <table:table-cell/>
          <table:table-cell table:formula="of:=[.G293]*0.067" office:value-type="float" office:value="2.2583637874" calcext:value-type="float">
            <text:p>2,2583637874</text:p>
          </table:table-cell>
          <table:table-cell table:formula="of:=[.H293]*0.067" office:value-type="float" office:value="-8.7334643983" calcext:value-type="float">
            <text:p>-8,7334643983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500" calcext:value-type="float">
            <text:p>500</text:p>
          </table:table-cell>
          <table:table-cell office:value-type="float" office:value="-290.86" calcext:value-type="float">
            <text:p>-290,86</text:p>
          </table:table-cell>
          <table:table-cell office:value-type="float" office:value="0.348284949" calcext:value-type="float">
            <text:p>0,348284949</text:p>
          </table:table-cell>
          <table:table-cell office:value-type="float" office:value="-1.293729768" calcext:value-type="float">
            <text:p>-1,293729768</text:p>
          </table:table-cell>
          <table:table-cell/>
          <table:table-cell table:formula="of:=[.D294]*100" office:value-type="float" office:value="34.8284949" calcext:value-type="float">
            <text:p>34,8284949</text:p>
          </table:table-cell>
          <table:table-cell table:formula="of:=[.E294]*100" office:value-type="float" office:value="-129.3729768" calcext:value-type="float">
            <text:p>-129,3729768</text:p>
          </table:table-cell>
          <table:table-cell/>
          <table:table-cell table:formula="of:=[.G294]*0.067" office:value-type="float" office:value="2.3335091583" calcext:value-type="float">
            <text:p>2,3335091583</text:p>
          </table:table-cell>
          <table:table-cell table:formula="of:=[.H294]*0.067" office:value-type="float" office:value="-8.6679894456" calcext:value-type="float">
            <text:p>-8,6679894456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500" calcext:value-type="float">
            <text:p>500</text:p>
          </table:table-cell>
          <table:table-cell office:value-type="float" office:value="-291.64" calcext:value-type="float">
            <text:p>-291,64</text:p>
          </table:table-cell>
          <table:table-cell office:value-type="float" office:value="0.295505215" calcext:value-type="float">
            <text:p>0,295505215</text:p>
          </table:table-cell>
          <table:table-cell office:value-type="float" office:value="-1.230757333" calcext:value-type="float">
            <text:p>-1,230757333</text:p>
          </table:table-cell>
          <table:table-cell/>
          <table:table-cell table:formula="of:=[.D295]*100" office:value-type="float" office:value="29.5505215" calcext:value-type="float">
            <text:p>29,5505215</text:p>
          </table:table-cell>
          <table:table-cell table:formula="of:=[.E295]*100" office:value-type="float" office:value="-123.0757333" calcext:value-type="float">
            <text:p>-123,0757333</text:p>
          </table:table-cell>
          <table:table-cell/>
          <table:table-cell table:formula="of:=[.G295]*0.067" office:value-type="float" office:value="1.9798849405" calcext:value-type="float">
            <text:p>1,9798849405</text:p>
          </table:table-cell>
          <table:table-cell table:formula="of:=[.H295]*0.067" office:value-type="float" office:value="-8.2460741311" calcext:value-type="float">
            <text:p>-8,246074131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-291.64" calcext:value-type="float">
            <text:p>-291,64</text:p>
          </table:table-cell>
          <table:table-cell office:value-type="float" office:value="0.019417475" calcext:value-type="float">
            <text:p>0,019417475</text:p>
          </table:table-cell>
          <table:table-cell office:value-type="float" office:value="-1.204383869" calcext:value-type="float">
            <text:p>-1,204383869</text:p>
          </table:table-cell>
          <table:table-cell/>
          <table:table-cell table:formula="of:=[.D296]*100" office:value-type="float" office:value="1.9417475" calcext:value-type="float">
            <text:p>1,9417475</text:p>
          </table:table-cell>
          <table:table-cell table:formula="of:=[.E296]*100" office:value-type="float" office:value="-120.4383869" calcext:value-type="float">
            <text:p>-120,4383869</text:p>
          </table:table-cell>
          <table:table-cell/>
          <table:table-cell table:formula="of:=[.G296]*0.067" office:value-type="float" office:value="0.1300970825" calcext:value-type="float">
            <text:p>0,1300970825</text:p>
          </table:table-cell>
          <table:table-cell table:formula="of:=[.H296]*0.067" office:value-type="float" office:value="-8.0693719223" calcext:value-type="float">
            <text:p>-8,0693719223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500" calcext:value-type="float">
            <text:p>500</text:p>
          </table:table-cell>
          <table:table-cell office:value-type="float" office:value="-291.64" calcext:value-type="float">
            <text:p>-291,64</text:p>
          </table:table-cell>
          <table:table-cell office:value-type="float" office:value="-0.229058247" calcext:value-type="float">
            <text:p>-0,229058247</text:p>
          </table:table-cell>
          <table:table-cell office:value-type="float" office:value="-1.211849932" calcext:value-type="float">
            <text:p>-1,211849932</text:p>
          </table:table-cell>
          <table:table-cell/>
          <table:table-cell table:formula="of:=[.D297]*100" office:value-type="float" office:value="-22.9058247" calcext:value-type="float">
            <text:p>-22,9058247</text:p>
          </table:table-cell>
          <table:table-cell table:formula="of:=[.E297]*100" office:value-type="float" office:value="-121.1849932" calcext:value-type="float">
            <text:p>-121,1849932</text:p>
          </table:table-cell>
          <table:table-cell/>
          <table:table-cell table:formula="of:=[.G297]*0.067" office:value-type="float" office:value="-1.5346902549" calcext:value-type="float">
            <text:p>-1,5346902549</text:p>
          </table:table-cell>
          <table:table-cell table:formula="of:=[.H297]*0.067" office:value-type="float" office:value="-8.1193945444" calcext:value-type="float">
            <text:p>-8,1193945444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500" calcext:value-type="float">
            <text:p>500</text:p>
          </table:table-cell>
          <table:table-cell office:value-type="float" office:value="-291.59" calcext:value-type="float">
            <text:p>-291,59</text:p>
          </table:table-cell>
          <table:table-cell office:value-type="float" office:value="-0.247637159" calcext:value-type="float">
            <text:p>-0,247637159</text:p>
          </table:table-cell>
          <table:table-cell office:value-type="float" office:value="-1.111588365" calcext:value-type="float">
            <text:p>-1,111588365</text:p>
          </table:table-cell>
          <table:table-cell/>
          <table:table-cell table:formula="of:=[.D298]*100" office:value-type="float" office:value="-24.7637159" calcext:value-type="float">
            <text:p>-24,7637159</text:p>
          </table:table-cell>
          <table:table-cell table:formula="of:=[.E298]*100" office:value-type="float" office:value="-111.1588365" calcext:value-type="float">
            <text:p>-111,1588365</text:p>
          </table:table-cell>
          <table:table-cell/>
          <table:table-cell table:formula="of:=[.G298]*0.067" office:value-type="float" office:value="-1.6591689653" calcext:value-type="float">
            <text:p>-1,6591689653</text:p>
          </table:table-cell>
          <table:table-cell table:formula="of:=[.H298]*0.067" office:value-type="float" office:value="-7.4476420455" calcext:value-type="float">
            <text:p>-7,4476420455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500" calcext:value-type="float">
            <text:p>500</text:p>
          </table:table-cell>
          <table:table-cell office:value-type="float" office:value="-291.59" calcext:value-type="float">
            <text:p>-291,59</text:p>
          </table:table-cell>
          <table:table-cell office:value-type="float" office:value="-0.197879564" calcext:value-type="float">
            <text:p>-0,197879564</text:p>
          </table:table-cell>
          <table:table-cell office:value-type="float" office:value="-1.07192759" calcext:value-type="float">
            <text:p>-1,07192759</text:p>
          </table:table-cell>
          <table:table-cell/>
          <table:table-cell table:formula="of:=[.D299]*100" office:value-type="float" office:value="-19.7879564" calcext:value-type="float">
            <text:p>-19,7879564</text:p>
          </table:table-cell>
          <table:table-cell table:formula="of:=[.E299]*100" office:value-type="float" office:value="-107.192759" calcext:value-type="float">
            <text:p>-107,192759</text:p>
          </table:table-cell>
          <table:table-cell/>
          <table:table-cell table:formula="of:=[.G299]*0.067" office:value-type="float" office:value="-1.3257930788" calcext:value-type="float">
            <text:p>-1,3257930788</text:p>
          </table:table-cell>
          <table:table-cell table:formula="of:=[.H299]*0.067" office:value-type="float" office:value="-7.181914853" calcext:value-type="float">
            <text:p>-7,181914853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500" calcext:value-type="float">
            <text:p>500</text:p>
          </table:table-cell>
          <table:table-cell office:value-type="float" office:value="-291.59" calcext:value-type="float">
            <text:p>-291,59</text:p>
          </table:table-cell>
          <table:table-cell office:value-type="float" office:value="-0.551683223" calcext:value-type="float">
            <text:p>-0,551683223</text:p>
          </table:table-cell>
          <table:table-cell office:value-type="float" office:value="-1.167908816" calcext:value-type="float">
            <text:p>-1,167908816</text:p>
          </table:table-cell>
          <table:table-cell/>
          <table:table-cell table:formula="of:=[.D300]*100" office:value-type="float" office:value="-55.1683223" calcext:value-type="float">
            <text:p>-55,1683223</text:p>
          </table:table-cell>
          <table:table-cell table:formula="of:=[.E300]*100" office:value-type="float" office:value="-116.7908816" calcext:value-type="float">
            <text:p>-116,7908816</text:p>
          </table:table-cell>
          <table:table-cell/>
          <table:table-cell table:formula="of:=[.G300]*0.067" office:value-type="float" office:value="-3.6962775941" calcext:value-type="float">
            <text:p>-3,6962775941</text:p>
          </table:table-cell>
          <table:table-cell table:formula="of:=[.H300]*0.067" office:value-type="float" office:value="-7.8249890672" calcext:value-type="float">
            <text:p>-7,8249890672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500" calcext:value-type="float">
            <text:p>500</text:p>
          </table:table-cell>
          <table:table-cell office:value-type="float" office:value="-291.13" calcext:value-type="float">
            <text:p>-291,13</text:p>
          </table:table-cell>
          <table:table-cell office:value-type="float" office:value="-0.55833665" calcext:value-type="float">
            <text:p>-0,55833665</text:p>
          </table:table-cell>
          <table:table-cell office:value-type="float" office:value="-1.090915031" calcext:value-type="float">
            <text:p>-1,090915031</text:p>
          </table:table-cell>
          <table:table-cell/>
          <table:table-cell table:formula="of:=[.D301]*100" office:value-type="float" office:value="-55.833665" calcext:value-type="float">
            <text:p>-55,833665</text:p>
          </table:table-cell>
          <table:table-cell table:formula="of:=[.E301]*100" office:value-type="float" office:value="-109.0915031" calcext:value-type="float">
            <text:p>-109,0915031</text:p>
          </table:table-cell>
          <table:table-cell/>
          <table:table-cell table:formula="of:=[.G301]*0.067" office:value-type="float" office:value="-3.740855555" calcext:value-type="float">
            <text:p>-3,740855555</text:p>
          </table:table-cell>
          <table:table-cell table:formula="of:=[.H301]*0.067" office:value-type="float" office:value="-7.3091307077" calcext:value-type="float">
            <text:p>-7,3091307077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500" calcext:value-type="float">
            <text:p>500</text:p>
          </table:table-cell>
          <table:table-cell office:value-type="float" office:value="-291.13" calcext:value-type="float">
            <text:p>-291,13</text:p>
          </table:table-cell>
          <table:table-cell office:value-type="float" office:value="-0.486092657" calcext:value-type="float">
            <text:p>-0,486092657</text:p>
          </table:table-cell>
          <table:table-cell office:value-type="float" office:value="-1.122641739" calcext:value-type="float">
            <text:p>-1,122641739</text:p>
          </table:table-cell>
          <table:table-cell/>
          <table:table-cell table:formula="of:=[.D302]*100" office:value-type="float" office:value="-48.6092657" calcext:value-type="float">
            <text:p>-48,6092657</text:p>
          </table:table-cell>
          <table:table-cell table:formula="of:=[.E302]*100" office:value-type="float" office:value="-112.2641739" calcext:value-type="float">
            <text:p>-112,2641739</text:p>
          </table:table-cell>
          <table:table-cell/>
          <table:table-cell table:formula="of:=[.G302]*0.067" office:value-type="float" office:value="-3.2568208019" calcext:value-type="float">
            <text:p>-3,2568208019</text:p>
          </table:table-cell>
          <table:table-cell table:formula="of:=[.H302]*0.067" office:value-type="float" office:value="-7.5216996513" calcext:value-type="float">
            <text:p>-7,5216996513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500" calcext:value-type="float">
            <text:p>500</text:p>
          </table:table-cell>
          <table:table-cell office:value-type="float" office:value="-290.65" calcext:value-type="float">
            <text:p>-290,65</text:p>
          </table:table-cell>
          <table:table-cell office:value-type="float" office:value="-0.541345775" calcext:value-type="float">
            <text:p>-0,541345775</text:p>
          </table:table-cell>
          <table:table-cell office:value-type="float" office:value="-1.461505649" calcext:value-type="float">
            <text:p>-1,461505649</text:p>
          </table:table-cell>
          <table:table-cell/>
          <table:table-cell table:formula="of:=[.D303]*100" office:value-type="float" office:value="-54.1345775" calcext:value-type="float">
            <text:p>-54,1345775</text:p>
          </table:table-cell>
          <table:table-cell table:formula="of:=[.E303]*100" office:value-type="float" office:value="-146.1505649" calcext:value-type="float">
            <text:p>-146,1505649</text:p>
          </table:table-cell>
          <table:table-cell/>
          <table:table-cell table:formula="of:=[.G303]*0.067" office:value-type="float" office:value="-3.6270166925" calcext:value-type="float">
            <text:p>-3,6270166925</text:p>
          </table:table-cell>
          <table:table-cell table:formula="of:=[.H303]*0.067" office:value-type="float" office:value="-9.7920878483" calcext:value-type="float">
            <text:p>-9,7920878483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500" calcext:value-type="float">
            <text:p>500</text:p>
          </table:table-cell>
          <table:table-cell office:value-type="float" office:value="-290.65" calcext:value-type="float">
            <text:p>-290,65</text:p>
          </table:table-cell>
          <table:table-cell office:value-type="float" office:value="-0.215576377" calcext:value-type="float">
            <text:p>-0,215576377</text:p>
          </table:table-cell>
          <table:table-cell office:value-type="float" office:value="-1.201393556" calcext:value-type="float">
            <text:p>-1,201393556</text:p>
          </table:table-cell>
          <table:table-cell/>
          <table:table-cell table:formula="of:=[.D304]*100" office:value-type="float" office:value="-21.5576377" calcext:value-type="float">
            <text:p>-21,5576377</text:p>
          </table:table-cell>
          <table:table-cell table:formula="of:=[.E304]*100" office:value-type="float" office:value="-120.1393556" calcext:value-type="float">
            <text:p>-120,1393556</text:p>
          </table:table-cell>
          <table:table-cell/>
          <table:table-cell table:formula="of:=[.G304]*0.067" office:value-type="float" office:value="-1.4443617259" calcext:value-type="float">
            <text:p>-1,4443617259</text:p>
          </table:table-cell>
          <table:table-cell table:formula="of:=[.H304]*0.067" office:value-type="float" office:value="-8.0493368252" calcext:value-type="float">
            <text:p>-8,0493368252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500" calcext:value-type="float">
            <text:p>500</text:p>
          </table:table-cell>
          <table:table-cell office:value-type="float" office:value="-290.65" calcext:value-type="float">
            <text:p>-290,65</text:p>
          </table:table-cell>
          <table:table-cell office:value-type="float" office:value="-0.38988033" calcext:value-type="float">
            <text:p>-0,38988033</text:p>
          </table:table-cell>
          <table:table-cell office:value-type="float" office:value="-1.185551879" calcext:value-type="float">
            <text:p>-1,185551879</text:p>
          </table:table-cell>
          <table:table-cell/>
          <table:table-cell table:formula="of:=[.D305]*100" office:value-type="float" office:value="-38.988033" calcext:value-type="float">
            <text:p>-38,988033</text:p>
          </table:table-cell>
          <table:table-cell table:formula="of:=[.E305]*100" office:value-type="float" office:value="-118.5551879" calcext:value-type="float">
            <text:p>-118,5551879</text:p>
          </table:table-cell>
          <table:table-cell/>
          <table:table-cell table:formula="of:=[.G305]*0.067" office:value-type="float" office:value="-2.612198211" calcext:value-type="float">
            <text:p>-2,612198211</text:p>
          </table:table-cell>
          <table:table-cell table:formula="of:=[.H305]*0.067" office:value-type="float" office:value="-7.9431975893" calcext:value-type="float">
            <text:p>-7,943197589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-290.07" calcext:value-type="float">
            <text:p>-290,07</text:p>
          </table:table-cell>
          <table:table-cell office:value-type="float" office:value="0" calcext:value-type="float">
            <text:p>0</text:p>
          </table:table-cell>
          <table:table-cell office:value-type="float" office:value="-1.450030318" calcext:value-type="float">
            <text:p>-1,450030318</text:p>
          </table:table-cell>
          <table:table-cell/>
          <table:table-cell table:formula="of:=[.D306]*100" office:value-type="float" office:value="0" calcext:value-type="float">
            <text:p>0</text:p>
          </table:table-cell>
          <table:table-cell table:formula="of:=[.E306]*100" office:value-type="float" office:value="-145.0030318" calcext:value-type="float">
            <text:p>-145,0030318</text:p>
          </table:table-cell>
          <table:table-cell/>
          <table:table-cell table:formula="of:=[.G306]*0.067" office:value-type="float" office:value="0" calcext:value-type="float">
            <text:p>0</text:p>
          </table:table-cell>
          <table:table-cell table:formula="of:=[.H306]*0.067" office:value-type="float" office:value="-9.7152031306" calcext:value-type="float">
            <text:p>-9,71520313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-281.44" calcext:value-type="float">
            <text:p>-281,44</text:p>
          </table:table-cell>
          <table:table-cell office:value-type="float" office:value="0" calcext:value-type="float">
            <text:p>0</text:p>
          </table:table-cell>
          <table:table-cell office:value-type="float" office:value="0.627227943" calcext:value-type="float">
            <text:p>0,627227943</text:p>
          </table:table-cell>
          <table:table-cell/>
          <table:table-cell table:formula="of:=[.D307]*100" office:value-type="float" office:value="0" calcext:value-type="float">
            <text:p>0</text:p>
          </table:table-cell>
          <table:table-cell table:formula="of:=[.E307]*100" office:value-type="float" office:value="62.7227943" calcext:value-type="float">
            <text:p>62,7227943</text:p>
          </table:table-cell>
          <table:table-cell/>
          <table:table-cell table:formula="of:=[.G307]*0.067" office:value-type="float" office:value="0" calcext:value-type="float">
            <text:p>0</text:p>
          </table:table-cell>
          <table:table-cell table:formula="of:=[.H307]*0.067" office:value-type="float" office:value="4.2024272181" calcext:value-type="float">
            <text:p>4,20242721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-281.44" calcext:value-type="float">
            <text:p>-281,44</text:p>
          </table:table-cell>
          <table:table-cell office:value-type="float" office:value="-0.261360254" calcext:value-type="float">
            <text:p>-0,261360254</text:p>
          </table:table-cell>
          <table:table-cell office:value-type="float" office:value="0.605512402" calcext:value-type="float">
            <text:p>0,605512402</text:p>
          </table:table-cell>
          <table:table-cell/>
          <table:table-cell table:formula="of:=[.D308]*100" office:value-type="float" office:value="-26.1360254" calcext:value-type="float">
            <text:p>-26,1360254</text:p>
          </table:table-cell>
          <table:table-cell table:formula="of:=[.E308]*100" office:value-type="float" office:value="60.5512402" calcext:value-type="float">
            <text:p>60,5512402</text:p>
          </table:table-cell>
          <table:table-cell/>
          <table:table-cell table:formula="of:=[.G308]*0.067" office:value-type="float" office:value="-1.7511137018" calcext:value-type="float">
            <text:p>-1,7511137018</text:p>
          </table:table-cell>
          <table:table-cell table:formula="of:=[.H308]*0.067" office:value-type="float" office:value="4.0569330934" calcext:value-type="float">
            <text:p>4,056933093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-281.06" calcext:value-type="float">
            <text:p>-281,06</text:p>
          </table:table-cell>
          <table:table-cell office:value-type="float" office:value="-0.273585954" calcext:value-type="float">
            <text:p>-0,273585954</text:p>
          </table:table-cell>
          <table:table-cell office:value-type="float" office:value="0.751194428" calcext:value-type="float">
            <text:p>0,751194428</text:p>
          </table:table-cell>
          <table:table-cell/>
          <table:table-cell table:formula="of:=[.D309]*100" office:value-type="float" office:value="-27.3585954" calcext:value-type="float">
            <text:p>-27,3585954</text:p>
          </table:table-cell>
          <table:table-cell table:formula="of:=[.E309]*100" office:value-type="float" office:value="75.1194428" calcext:value-type="float">
            <text:p>75,1194428</text:p>
          </table:table-cell>
          <table:table-cell/>
          <table:table-cell table:formula="of:=[.G309]*0.067" office:value-type="float" office:value="-1.8330258918" calcext:value-type="float">
            <text:p>-1,8330258918</text:p>
          </table:table-cell>
          <table:table-cell table:formula="of:=[.H309]*0.067" office:value-type="float" office:value="5.0330026676" calcext:value-type="float">
            <text:p>5,033002667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-281.06" calcext:value-type="float">
            <text:p>-281,06</text:p>
          </table:table-cell>
          <table:table-cell office:value-type="float" office:value="-0.184131634" calcext:value-type="float">
            <text:p>-0,184131634</text:p>
          </table:table-cell>
          <table:table-cell office:value-type="float" office:value="0.756388665" calcext:value-type="float">
            <text:p>0,756388665</text:p>
          </table:table-cell>
          <table:table-cell/>
          <table:table-cell table:formula="of:=[.D310]*100" office:value-type="float" office:value="-18.4131634" calcext:value-type="float">
            <text:p>-18,4131634</text:p>
          </table:table-cell>
          <table:table-cell table:formula="of:=[.E310]*100" office:value-type="float" office:value="75.6388665" calcext:value-type="float">
            <text:p>75,6388665</text:p>
          </table:table-cell>
          <table:table-cell/>
          <table:table-cell table:formula="of:=[.G310]*0.067" office:value-type="float" office:value="-1.2336819478" calcext:value-type="float">
            <text:p>-1,2336819478</text:p>
          </table:table-cell>
          <table:table-cell table:formula="of:=[.H310]*0.067" office:value-type="float" office:value="5.0678040555" calcext:value-type="float">
            <text:p>5,067804055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-281.06" calcext:value-type="float">
            <text:p>-281,06</text:p>
          </table:table-cell>
          <table:table-cell office:value-type="float" office:value="-0.690226737" calcext:value-type="float">
            <text:p>-0,690226737</text:p>
          </table:table-cell>
          <table:table-cell office:value-type="float" office:value="0.7234867" calcext:value-type="float">
            <text:p>0,7234867</text:p>
          </table:table-cell>
          <table:table-cell/>
          <table:table-cell table:formula="of:=[.D311]*100" office:value-type="float" office:value="-69.0226737" calcext:value-type="float">
            <text:p>-69,0226737</text:p>
          </table:table-cell>
          <table:table-cell table:formula="of:=[.E311]*100" office:value-type="float" office:value="72.34867" calcext:value-type="float">
            <text:p>72,34867</text:p>
          </table:table-cell>
          <table:table-cell/>
          <table:table-cell table:formula="of:=[.G311]*0.067" office:value-type="float" office:value="-4.6245191379" calcext:value-type="float">
            <text:p>-4,6245191379</text:p>
          </table:table-cell>
          <table:table-cell table:formula="of:=[.H311]*0.067" office:value-type="float" office:value="4.84736089" calcext:value-type="float">
            <text:p>4,847360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-279.74" calcext:value-type="float">
            <text:p>-279,74</text:p>
          </table:table-cell>
          <table:table-cell office:value-type="float" office:value="-0.650611901" calcext:value-type="float">
            <text:p>-0,650611901</text:p>
          </table:table-cell>
          <table:table-cell office:value-type="float" office:value="1.0694442" calcext:value-type="float">
            <text:p>1,0694442</text:p>
          </table:table-cell>
          <table:table-cell/>
          <table:table-cell table:formula="of:=[.D312]*100" office:value-type="float" office:value="-65.0611901" calcext:value-type="float">
            <text:p>-65,0611901</text:p>
          </table:table-cell>
          <table:table-cell table:formula="of:=[.E312]*100" office:value-type="float" office:value="106.94442" calcext:value-type="float">
            <text:p>106,94442</text:p>
          </table:table-cell>
          <table:table-cell/>
          <table:table-cell table:formula="of:=[.G312]*0.067" office:value-type="float" office:value="-4.3590997367" calcext:value-type="float">
            <text:p>-4,3590997367</text:p>
          </table:table-cell>
          <table:table-cell table:formula="of:=[.H312]*0.067" office:value-type="float" office:value="7.16527614" calcext:value-type="float">
            <text:p>7,16527614</text:p>
          </table:table-cell>
        </table:table-row>
        <table:table-row table:style-name="ro1">
          <table:table-cell table:number-columns-repeated="2" office:value-type="float" office:value="600" calcext:value-type="float">
            <text:p>600</text:p>
          </table:table-cell>
          <table:table-cell office:value-type="float" office:value="-279.74" calcext:value-type="float">
            <text:p>-279,74</text:p>
          </table:table-cell>
          <table:table-cell office:value-type="float" office:value="-0.225816358" calcext:value-type="float">
            <text:p>-0,225816358</text:p>
          </table:table-cell>
          <table:table-cell office:value-type="float" office:value="1.128022763" calcext:value-type="float">
            <text:p>1,128022763</text:p>
          </table:table-cell>
          <table:table-cell/>
          <table:table-cell table:formula="of:=[.D313]*100" office:value-type="float" office:value="-22.5816358" calcext:value-type="float">
            <text:p>-22,5816358</text:p>
          </table:table-cell>
          <table:table-cell table:formula="of:=[.E313]*100" office:value-type="float" office:value="112.8022763" calcext:value-type="float">
            <text:p>112,8022763</text:p>
          </table:table-cell>
          <table:table-cell/>
          <table:table-cell table:formula="of:=[.G313]*0.067" office:value-type="float" office:value="-1.5129695986" calcext:value-type="float">
            <text:p>-1,5129695986</text:p>
          </table:table-cell>
          <table:table-cell table:formula="of:=[.H313]*0.067" office:value-type="float" office:value="7.5577525121" calcext:value-type="float">
            <text:p>7,557752512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-279.74" calcext:value-type="float">
            <text:p>-279,74</text:p>
          </table:table-cell>
          <table:table-cell office:value-type="float" office:value="-0.355190422" calcext:value-type="float">
            <text:p>-0,355190422</text:p>
          </table:table-cell>
          <table:table-cell office:value-type="float" office:value="1.117437301" calcext:value-type="float">
            <text:p>1,117437301</text:p>
          </table:table-cell>
          <table:table-cell/>
          <table:table-cell table:formula="of:=[.D314]*100" office:value-type="float" office:value="-35.5190422" calcext:value-type="float">
            <text:p>-35,5190422</text:p>
          </table:table-cell>
          <table:table-cell table:formula="of:=[.E314]*100" office:value-type="float" office:value="111.7437301" calcext:value-type="float">
            <text:p>111,7437301</text:p>
          </table:table-cell>
          <table:table-cell/>
          <table:table-cell table:formula="of:=[.G314]*0.067" office:value-type="float" office:value="-2.3797758274" calcext:value-type="float">
            <text:p>-2,3797758274</text:p>
          </table:table-cell>
          <table:table-cell table:formula="of:=[.H314]*0.067" office:value-type="float" office:value="7.4868299167" calcext:value-type="float">
            <text:p>7,486829916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-279.22" calcext:value-type="float">
            <text:p>-279,22</text:p>
          </table:table-cell>
          <table:table-cell office:value-type="float" office:value="-0.28936964" calcext:value-type="float">
            <text:p>-0,28936964</text:p>
          </table:table-cell>
          <table:table-cell office:value-type="float" office:value="1.33149619" calcext:value-type="float">
            <text:p>1,33149619</text:p>
          </table:table-cell>
          <table:table-cell/>
          <table:table-cell table:formula="of:=[.D315]*100" office:value-type="float" office:value="-28.936964" calcext:value-type="float">
            <text:p>-28,936964</text:p>
          </table:table-cell>
          <table:table-cell table:formula="of:=[.E315]*100" office:value-type="float" office:value="133.149619" calcext:value-type="float">
            <text:p>133,149619</text:p>
          </table:table-cell>
          <table:table-cell/>
          <table:table-cell table:formula="of:=[.G315]*0.067" office:value-type="float" office:value="-1.938776588" calcext:value-type="float">
            <text:p>-1,938776588</text:p>
          </table:table-cell>
          <table:table-cell table:formula="of:=[.H315]*0.067" office:value-type="float" office:value="8.921024473" calcext:value-type="float">
            <text:p>8,92102447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float" office:value="-279.22" calcext:value-type="float">
            <text:p>-279,22</text:p>
          </table:table-cell>
          <table:table-cell office:value-type="float" office:value="0.015016858" calcext:value-type="float">
            <text:p>0,015016858</text:p>
          </table:table-cell>
          <table:table-cell office:value-type="float" office:value="1.427240552" calcext:value-type="float">
            <text:p>1,427240552</text:p>
          </table:table-cell>
          <table:table-cell/>
          <table:table-cell table:formula="of:=[.D316]*100" office:value-type="float" office:value="1.5016858" calcext:value-type="float">
            <text:p>1,5016858</text:p>
          </table:table-cell>
          <table:table-cell table:formula="of:=[.E316]*100" office:value-type="float" office:value="142.7240552" calcext:value-type="float">
            <text:p>142,7240552</text:p>
          </table:table-cell>
          <table:table-cell/>
          <table:table-cell table:formula="of:=[.G316]*0.067" office:value-type="float" office:value="0.1006129486" calcext:value-type="float">
            <text:p>0,1006129486</text:p>
          </table:table-cell>
          <table:table-cell table:formula="of:=[.H316]*0.067" office:value-type="float" office:value="9.5625116984" calcext:value-type="float">
            <text:p>9,562511698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office:value-type="float" office:value="-279.59" calcext:value-type="float">
            <text:p>-279,59</text:p>
          </table:table-cell>
          <table:table-cell office:value-type="float" office:value="0.106977701" calcext:value-type="float">
            <text:p>0,106977701</text:p>
          </table:table-cell>
          <table:table-cell office:value-type="float" office:value="1.519165395" calcext:value-type="float">
            <text:p>1,519165395</text:p>
          </table:table-cell>
          <table:table-cell/>
          <table:table-cell table:formula="of:=[.D317]*100" office:value-type="float" office:value="10.6977701" calcext:value-type="float">
            <text:p>10,6977701</text:p>
          </table:table-cell>
          <table:table-cell table:formula="of:=[.E317]*100" office:value-type="float" office:value="151.9165395" calcext:value-type="float">
            <text:p>151,9165395</text:p>
          </table:table-cell>
          <table:table-cell/>
          <table:table-cell table:formula="of:=[.G317]*0.067" office:value-type="float" office:value="0.7167505967" calcext:value-type="float">
            <text:p>0,7167505967</text:p>
          </table:table-cell>
          <table:table-cell table:formula="of:=[.H317]*0.067" office:value-type="float" office:value="10.1784081465" calcext:value-type="float">
            <text:p>10,178408146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00" calcext:value-type="float">
            <text:p>600</text:p>
          </table:table-cell>
          <table:table-cell office:value-type="float" office:value="-279.59" calcext:value-type="float">
            <text:p>-279,59</text:p>
          </table:table-cell>
          <table:table-cell office:value-type="float" office:value="0.171111989" calcext:value-type="float">
            <text:p>0,171111989</text:p>
          </table:table-cell>
          <table:table-cell office:value-type="float" office:value="1.533903223" calcext:value-type="float">
            <text:p>1,533903223</text:p>
          </table:table-cell>
          <table:table-cell/>
          <table:table-cell table:formula="of:=[.D318]*100" office:value-type="float" office:value="17.1111989" calcext:value-type="float">
            <text:p>17,1111989</text:p>
          </table:table-cell>
          <table:table-cell table:formula="of:=[.E318]*100" office:value-type="float" office:value="153.3903223" calcext:value-type="float">
            <text:p>153,3903223</text:p>
          </table:table-cell>
          <table:table-cell/>
          <table:table-cell table:formula="of:=[.G318]*0.067" office:value-type="float" office:value="1.1464503263" calcext:value-type="float">
            <text:p>1,1464503263</text:p>
          </table:table-cell>
          <table:table-cell table:formula="of:=[.H318]*0.067" office:value-type="float" office:value="10.2771515941" calcext:value-type="float">
            <text:p>10,277151594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00" calcext:value-type="float">
            <text:p>600</text:p>
          </table:table-cell>
          <table:table-cell office:value-type="float" office:value="-279.59" calcext:value-type="float">
            <text:p>-279,59</text:p>
          </table:table-cell>
          <table:table-cell office:value-type="float" office:value="0.42882016" calcext:value-type="float">
            <text:p>0,42882016</text:p>
          </table:table-cell>
          <table:table-cell office:value-type="float" office:value="1.549757351" calcext:value-type="float">
            <text:p>1,549757351</text:p>
          </table:table-cell>
          <table:table-cell/>
          <table:table-cell table:formula="of:=[.D319]*100" office:value-type="float" office:value="42.882016" calcext:value-type="float">
            <text:p>42,882016</text:p>
          </table:table-cell>
          <table:table-cell table:formula="of:=[.E319]*100" office:value-type="float" office:value="154.9757351" calcext:value-type="float">
            <text:p>154,9757351</text:p>
          </table:table-cell>
          <table:table-cell/>
          <table:table-cell table:formula="of:=[.G319]*0.067" office:value-type="float" office:value="2.873095072" calcext:value-type="float">
            <text:p>2,873095072</text:p>
          </table:table-cell>
          <table:table-cell table:formula="of:=[.H319]*0.067" office:value-type="float" office:value="10.3833742517" calcext:value-type="float">
            <text:p>10,383374251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00" calcext:value-type="float">
            <text:p>600</text:p>
          </table:table-cell>
          <table:table-cell office:value-type="float" office:value="-280.4" calcext:value-type="float">
            <text:p>-280,4</text:p>
          </table:table-cell>
          <table:table-cell office:value-type="float" office:value="0.477676169" calcext:value-type="float">
            <text:p>0,477676169</text:p>
          </table:table-cell>
          <table:table-cell office:value-type="float" office:value="1.550150012" calcext:value-type="float">
            <text:p>1,550150012</text:p>
          </table:table-cell>
          <table:table-cell/>
          <table:table-cell table:formula="of:=[.D320]*100" office:value-type="float" office:value="47.7676169" calcext:value-type="float">
            <text:p>47,7676169</text:p>
          </table:table-cell>
          <table:table-cell table:formula="of:=[.E320]*100" office:value-type="float" office:value="155.0150012" calcext:value-type="float">
            <text:p>155,0150012</text:p>
          </table:table-cell>
          <table:table-cell/>
          <table:table-cell table:formula="of:=[.G320]*0.067" office:value-type="float" office:value="3.2004303323" calcext:value-type="float">
            <text:p>3,2004303323</text:p>
          </table:table-cell>
          <table:table-cell table:formula="of:=[.H320]*0.067" office:value-type="float" office:value="10.3860050804" calcext:value-type="float">
            <text:p>10,386005080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00" calcext:value-type="float">
            <text:p>600</text:p>
          </table:table-cell>
          <table:table-cell office:value-type="float" office:value="-280.4" calcext:value-type="float">
            <text:p>-280,4</text:p>
          </table:table-cell>
          <table:table-cell office:value-type="float" office:value="0.381225558" calcext:value-type="float">
            <text:p>0,381225558</text:p>
          </table:table-cell>
          <table:table-cell office:value-type="float" office:value="1.444893271" calcext:value-type="float">
            <text:p>1,444893271</text:p>
          </table:table-cell>
          <table:table-cell/>
          <table:table-cell table:formula="of:=[.D321]*100" office:value-type="float" office:value="38.1225558" calcext:value-type="float">
            <text:p>38,1225558</text:p>
          </table:table-cell>
          <table:table-cell table:formula="of:=[.E321]*100" office:value-type="float" office:value="144.4893271" calcext:value-type="float">
            <text:p>144,4893271</text:p>
          </table:table-cell>
          <table:table-cell/>
          <table:table-cell table:formula="of:=[.G321]*0.067" office:value-type="float" office:value="2.5542112386" calcext:value-type="float">
            <text:p>2,5542112386</text:p>
          </table:table-cell>
          <table:table-cell table:formula="of:=[.H321]*0.067" office:value-type="float" office:value="9.6807849157" calcext:value-type="float">
            <text:p>9,680784915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00" calcext:value-type="float">
            <text:p>600</text:p>
          </table:table-cell>
          <table:table-cell office:value-type="float" office:value="-280.4" calcext:value-type="float">
            <text:p>-280,4</text:p>
          </table:table-cell>
          <table:table-cell office:value-type="float" office:value="0.600113429" calcext:value-type="float">
            <text:p>0,600113429</text:p>
          </table:table-cell>
          <table:table-cell office:value-type="float" office:value="1.345371721" calcext:value-type="float">
            <text:p>1,345371721</text:p>
          </table:table-cell>
          <table:table-cell/>
          <table:table-cell table:formula="of:=[.D322]*100" office:value-type="float" office:value="60.0113429" calcext:value-type="float">
            <text:p>60,0113429</text:p>
          </table:table-cell>
          <table:table-cell table:formula="of:=[.E322]*100" office:value-type="float" office:value="134.5371721" calcext:value-type="float">
            <text:p>134,5371721</text:p>
          </table:table-cell>
          <table:table-cell/>
          <table:table-cell table:formula="of:=[.G322]*0.067" office:value-type="float" office:value="4.0207599743" calcext:value-type="float">
            <text:p>4,0207599743</text:p>
          </table:table-cell>
          <table:table-cell table:formula="of:=[.H322]*0.067" office:value-type="float" office:value="9.0139905307" calcext:value-type="float">
            <text:p>9,013990530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00" calcext:value-type="float">
            <text:p>600</text:p>
          </table:table-cell>
          <table:table-cell office:value-type="float" office:value="-280.89" calcext:value-type="float">
            <text:p>-280,89</text:p>
          </table:table-cell>
          <table:table-cell office:value-type="float" office:value="0.646513241" calcext:value-type="float">
            <text:p>0,646513241</text:p>
          </table:table-cell>
          <table:table-cell office:value-type="float" office:value="1.208311069" calcext:value-type="float">
            <text:p>1,208311069</text:p>
          </table:table-cell>
          <table:table-cell/>
          <table:table-cell table:formula="of:=[.D323]*100" office:value-type="float" office:value="64.6513241" calcext:value-type="float">
            <text:p>64,6513241</text:p>
          </table:table-cell>
          <table:table-cell table:formula="of:=[.E323]*100" office:value-type="float" office:value="120.8311069" calcext:value-type="float">
            <text:p>120,8311069</text:p>
          </table:table-cell>
          <table:table-cell/>
          <table:table-cell table:formula="of:=[.G323]*0.067" office:value-type="float" office:value="4.3316387147" calcext:value-type="float">
            <text:p>4,3316387147</text:p>
          </table:table-cell>
          <table:table-cell table:formula="of:=[.H323]*0.067" office:value-type="float" office:value="8.0956841623" calcext:value-type="float">
            <text:p>8,095684162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00" calcext:value-type="float">
            <text:p>600</text:p>
          </table:table-cell>
          <table:table-cell office:value-type="float" office:value="-280.89" calcext:value-type="float">
            <text:p>-280,89</text:p>
          </table:table-cell>
          <table:table-cell office:value-type="float" office:value="0.600730234" calcext:value-type="float">
            <text:p>0,600730234</text:p>
          </table:table-cell>
          <table:table-cell office:value-type="float" office:value="1.135565923" calcext:value-type="float">
            <text:p>1,135565923</text:p>
          </table:table-cell>
          <table:table-cell/>
          <table:table-cell table:formula="of:=[.D324]*100" office:value-type="float" office:value="60.0730234" calcext:value-type="float">
            <text:p>60,0730234</text:p>
          </table:table-cell>
          <table:table-cell table:formula="of:=[.E324]*100" office:value-type="float" office:value="113.5565923" calcext:value-type="float">
            <text:p>113,5565923</text:p>
          </table:table-cell>
          <table:table-cell/>
          <table:table-cell table:formula="of:=[.G324]*0.067" office:value-type="float" office:value="4.0248925678" calcext:value-type="float">
            <text:p>4,0248925678</text:p>
          </table:table-cell>
          <table:table-cell table:formula="of:=[.H324]*0.067" office:value-type="float" office:value="7.6082916841" calcext:value-type="float">
            <text:p>7,608291684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00" calcext:value-type="float">
            <text:p>600</text:p>
          </table:table-cell>
          <table:table-cell office:value-type="float" office:value="-280.89" calcext:value-type="float">
            <text:p>-280,89</text:p>
          </table:table-cell>
          <table:table-cell office:value-type="float" office:value="0.941331123" calcext:value-type="float">
            <text:p>0,941331123</text:p>
          </table:table-cell>
          <table:table-cell office:value-type="float" office:value="1.079746171" calcext:value-type="float">
            <text:p>1,079746171</text:p>
          </table:table-cell>
          <table:table-cell/>
          <table:table-cell table:formula="of:=[.D325]*100" office:value-type="float" office:value="94.1331123" calcext:value-type="float">
            <text:p>94,1331123</text:p>
          </table:table-cell>
          <table:table-cell table:formula="of:=[.E325]*100" office:value-type="float" office:value="107.9746171" calcext:value-type="float">
            <text:p>107,9746171</text:p>
          </table:table-cell>
          <table:table-cell/>
          <table:table-cell table:formula="of:=[.G325]*0.067" office:value-type="float" office:value="6.3069185241" calcext:value-type="float">
            <text:p>6,3069185241</text:p>
          </table:table-cell>
          <table:table-cell table:formula="of:=[.H325]*0.067" office:value-type="float" office:value="7.2342993457" calcext:value-type="float">
            <text:p>7,234299345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00" calcext:value-type="float">
            <text:p>600</text:p>
          </table:table-cell>
          <table:table-cell office:value-type="float" office:value="-282.05" calcext:value-type="float">
            <text:p>-282,05</text:p>
          </table:table-cell>
          <table:table-cell office:value-type="float" office:value="0.983226701" calcext:value-type="float">
            <text:p>0,983226701</text:p>
          </table:table-cell>
          <table:table-cell office:value-type="float" office:value="0.815195285" calcext:value-type="float">
            <text:p>0,815195285</text:p>
          </table:table-cell>
          <table:table-cell/>
          <table:table-cell table:formula="of:=[.D326]*100" office:value-type="float" office:value="98.3226701" calcext:value-type="float">
            <text:p>98,3226701</text:p>
          </table:table-cell>
          <table:table-cell table:formula="of:=[.E326]*100" office:value-type="float" office:value="81.5195285" calcext:value-type="float">
            <text:p>81,5195285</text:p>
          </table:table-cell>
          <table:table-cell/>
          <table:table-cell table:formula="of:=[.G326]*0.067" office:value-type="float" office:value="6.5876188967" calcext:value-type="float">
            <text:p>6,5876188967</text:p>
          </table:table-cell>
          <table:table-cell table:formula="of:=[.H326]*0.067" office:value-type="float" office:value="5.4618084095" calcext:value-type="float">
            <text:p>5,461808409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00" calcext:value-type="float">
            <text:p>600</text:p>
          </table:table-cell>
          <table:table-cell office:value-type="float" office:value="-282.05" calcext:value-type="float">
            <text:p>-282,05</text:p>
          </table:table-cell>
          <table:table-cell office:value-type="float" office:value="0.855624217" calcext:value-type="float">
            <text:p>0,855624217</text:p>
          </table:table-cell>
          <table:table-cell office:value-type="float" office:value="0.64320117" calcext:value-type="float">
            <text:p>0,64320117</text:p>
          </table:table-cell>
          <table:table-cell/>
          <table:table-cell table:formula="of:=[.D327]*100" office:value-type="float" office:value="85.5624217" calcext:value-type="float">
            <text:p>85,5624217</text:p>
          </table:table-cell>
          <table:table-cell table:formula="of:=[.E327]*100" office:value-type="float" office:value="64.320117" calcext:value-type="float">
            <text:p>64,320117</text:p>
          </table:table-cell>
          <table:table-cell/>
          <table:table-cell table:formula="of:=[.G327]*0.067" office:value-type="float" office:value="5.7326822539" calcext:value-type="float">
            <text:p>5,7326822539</text:p>
          </table:table-cell>
          <table:table-cell table:formula="of:=[.H327]*0.067" office:value-type="float" office:value="4.309447839" calcext:value-type="float">
            <text:p>4,309447839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600" calcext:value-type="float">
            <text:p>600</text:p>
          </table:table-cell>
          <table:table-cell office:value-type="float" office:value="-282.05" calcext:value-type="float">
            <text:p>-282,05</text:p>
          </table:table-cell>
          <table:table-cell office:value-type="float" office:value="1.22393725" calcext:value-type="float">
            <text:p>1,22393725</text:p>
          </table:table-cell>
          <table:table-cell office:value-type="float" office:value="0.528343819" calcext:value-type="float">
            <text:p>0,528343819</text:p>
          </table:table-cell>
          <table:table-cell/>
          <table:table-cell table:formula="of:=[.D328]*100" office:value-type="float" office:value="122.393725" calcext:value-type="float">
            <text:p>122,393725</text:p>
          </table:table-cell>
          <table:table-cell table:formula="of:=[.E328]*100" office:value-type="float" office:value="52.8343819" calcext:value-type="float">
            <text:p>52,8343819</text:p>
          </table:table-cell>
          <table:table-cell/>
          <table:table-cell table:formula="of:=[.G328]*0.067" office:value-type="float" office:value="8.200379575" calcext:value-type="float">
            <text:p>8,200379575</text:p>
          </table:table-cell>
          <table:table-cell table:formula="of:=[.H328]*0.067" office:value-type="float" office:value="3.5399035873" calcext:value-type="float">
            <text:p>3,539903587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600" calcext:value-type="float">
            <text:p>600</text:p>
          </table:table-cell>
          <table:table-cell office:value-type="float" office:value="-283.81" calcext:value-type="float">
            <text:p>-283,81</text:p>
          </table:table-cell>
          <table:table-cell office:value-type="float" office:value="1.287793041" calcext:value-type="float">
            <text:p>1,287793041</text:p>
          </table:table-cell>
          <table:table-cell office:value-type="float" office:value="0.265416738" calcext:value-type="float">
            <text:p>0,265416738</text:p>
          </table:table-cell>
          <table:table-cell/>
          <table:table-cell table:formula="of:=[.D329]*100" office:value-type="float" office:value="128.7793041" calcext:value-type="float">
            <text:p>128,7793041</text:p>
          </table:table-cell>
          <table:table-cell table:formula="of:=[.E329]*100" office:value-type="float" office:value="26.5416738" calcext:value-type="float">
            <text:p>26,5416738</text:p>
          </table:table-cell>
          <table:table-cell/>
          <table:table-cell table:formula="of:=[.G329]*0.067" office:value-type="float" office:value="8.6282133747" calcext:value-type="float">
            <text:p>8,6282133747</text:p>
          </table:table-cell>
          <table:table-cell table:formula="of:=[.H329]*0.067" office:value-type="float" office:value="1.7782921446" calcext:value-type="float">
            <text:p>1,778292144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600" calcext:value-type="float">
            <text:p>600</text:p>
          </table:table-cell>
          <table:table-cell office:value-type="float" office:value="-283.81" calcext:value-type="float">
            <text:p>-283,81</text:p>
          </table:table-cell>
          <table:table-cell office:value-type="float" office:value="1.060792425" calcext:value-type="float">
            <text:p>1,060792425</text:p>
          </table:table-cell>
          <table:table-cell office:value-type="float" office:value="0.231328687" calcext:value-type="float">
            <text:p>0,231328687</text:p>
          </table:table-cell>
          <table:table-cell/>
          <table:table-cell table:formula="of:=[.D330]*100" office:value-type="float" office:value="106.0792425" calcext:value-type="float">
            <text:p>106,0792425</text:p>
          </table:table-cell>
          <table:table-cell table:formula="of:=[.E330]*100" office:value-type="float" office:value="23.1328687" calcext:value-type="float">
            <text:p>23,1328687</text:p>
          </table:table-cell>
          <table:table-cell/>
          <table:table-cell table:formula="of:=[.G330]*0.067" office:value-type="float" office:value="7.1073092475" calcext:value-type="float">
            <text:p>7,1073092475</text:p>
          </table:table-cell>
          <table:table-cell table:formula="of:=[.H330]*0.067" office:value-type="float" office:value="1.5499022029" calcext:value-type="float">
            <text:p>1,549902202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600" calcext:value-type="float">
            <text:p>600</text:p>
          </table:table-cell>
          <table:table-cell office:value-type="float" office:value="-283.81" calcext:value-type="float">
            <text:p>-283,81</text:p>
          </table:table-cell>
          <table:table-cell office:value-type="float" office:value="1.17032546" calcext:value-type="float">
            <text:p>1,17032546</text:p>
          </table:table-cell>
          <table:table-cell office:value-type="float" office:value="0.292762509" calcext:value-type="float">
            <text:p>0,292762509</text:p>
          </table:table-cell>
          <table:table-cell/>
          <table:table-cell table:formula="of:=[.D331]*100" office:value-type="float" office:value="117.032546" calcext:value-type="float">
            <text:p>117,032546</text:p>
          </table:table-cell>
          <table:table-cell table:formula="of:=[.E331]*100" office:value-type="float" office:value="29.2762509" calcext:value-type="float">
            <text:p>29,2762509</text:p>
          </table:table-cell>
          <table:table-cell/>
          <table:table-cell table:formula="of:=[.G331]*0.067" office:value-type="float" office:value="7.841180582" calcext:value-type="float">
            <text:p>7,841180582</text:p>
          </table:table-cell>
          <table:table-cell table:formula="of:=[.H331]*0.067" office:value-type="float" office:value="1.9615088103" calcext:value-type="float">
            <text:p>1,961508810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00" calcext:value-type="float">
            <text:p>600</text:p>
          </table:table-cell>
          <table:table-cell office:value-type="float" office:value="-285.41" calcext:value-type="float">
            <text:p>-285,41</text:p>
          </table:table-cell>
          <table:table-cell office:value-type="float" office:value="1.095198538" calcext:value-type="float">
            <text:p>1,095198538</text:p>
          </table:table-cell>
          <table:table-cell office:value-type="float" office:value="-0.023081327" calcext:value-type="float">
            <text:p>-0,023081327</text:p>
          </table:table-cell>
          <table:table-cell/>
          <table:table-cell table:formula="of:=[.D332]*100" office:value-type="float" office:value="109.5198538" calcext:value-type="float">
            <text:p>109,5198538</text:p>
          </table:table-cell>
          <table:table-cell table:formula="of:=[.E332]*100" office:value-type="float" office:value="-2.3081327" calcext:value-type="float">
            <text:p>-2,3081327</text:p>
          </table:table-cell>
          <table:table-cell/>
          <table:table-cell table:formula="of:=[.G332]*0.067" office:value-type="float" office:value="7.3378302046" calcext:value-type="float">
            <text:p>7,3378302046</text:p>
          </table:table-cell>
          <table:table-cell table:formula="of:=[.H332]*0.067" office:value-type="float" office:value="-0.1546448909" calcext:value-type="float">
            <text:p>-0,154644890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00" calcext:value-type="float">
            <text:p>600</text:p>
          </table:table-cell>
          <table:table-cell office:value-type="float" office:value="-285.41" calcext:value-type="float">
            <text:p>-285,41</text:p>
          </table:table-cell>
          <table:table-cell office:value-type="float" office:value="0.973098537" calcext:value-type="float">
            <text:p>0,973098537</text:p>
          </table:table-cell>
          <table:table-cell office:value-type="float" office:value="-0.137514044" calcext:value-type="float">
            <text:p>-0,137514044</text:p>
          </table:table-cell>
          <table:table-cell/>
          <table:table-cell table:formula="of:=[.D333]*100" office:value-type="float" office:value="97.3098537" calcext:value-type="float">
            <text:p>97,3098537</text:p>
          </table:table-cell>
          <table:table-cell table:formula="of:=[.E333]*100" office:value-type="float" office:value="-13.7514044" calcext:value-type="float">
            <text:p>-13,7514044</text:p>
          </table:table-cell>
          <table:table-cell/>
          <table:table-cell table:formula="of:=[.G333]*0.067" office:value-type="float" office:value="6.5197601979" calcext:value-type="float">
            <text:p>6,5197601979</text:p>
          </table:table-cell>
          <table:table-cell table:formula="of:=[.H333]*0.067" office:value-type="float" office:value="-0.9213440948" calcext:value-type="float">
            <text:p>-0,921344094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600" calcext:value-type="float">
            <text:p>600</text:p>
          </table:table-cell>
          <table:table-cell office:value-type="float" office:value="-285.41" calcext:value-type="float">
            <text:p>-285,41</text:p>
          </table:table-cell>
          <table:table-cell office:value-type="float" office:value="1.176943812" calcext:value-type="float">
            <text:p>1,176943812</text:p>
          </table:table-cell>
          <table:table-cell office:value-type="float" office:value="-0.114068486" calcext:value-type="float">
            <text:p>-0,114068486</text:p>
          </table:table-cell>
          <table:table-cell/>
          <table:table-cell table:formula="of:=[.D334]*100" office:value-type="float" office:value="117.6943812" calcext:value-type="float">
            <text:p>117,6943812</text:p>
          </table:table-cell>
          <table:table-cell table:formula="of:=[.E334]*100" office:value-type="float" office:value="-11.4068486" calcext:value-type="float">
            <text:p>-11,4068486</text:p>
          </table:table-cell>
          <table:table-cell/>
          <table:table-cell table:formula="of:=[.G334]*0.067" office:value-type="float" office:value="7.8855235404" calcext:value-type="float">
            <text:p>7,8855235404</text:p>
          </table:table-cell>
          <table:table-cell table:formula="of:=[.H334]*0.067" office:value-type="float" office:value="-0.7642588562" calcext:value-type="float">
            <text:p>-0,764258856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00" calcext:value-type="float">
            <text:p>600</text:p>
          </table:table-cell>
          <table:table-cell office:value-type="float" office:value="-286.79" calcext:value-type="float">
            <text:p>-286,79</text:p>
          </table:table-cell>
          <table:table-cell office:value-type="float" office:value="1.256630429" calcext:value-type="float">
            <text:p>1,256630429</text:p>
          </table:table-cell>
          <table:table-cell office:value-type="float" office:value="-0.47703841" calcext:value-type="float">
            <text:p>-0,47703841</text:p>
          </table:table-cell>
          <table:table-cell/>
          <table:table-cell table:formula="of:=[.D335]*100" office:value-type="float" office:value="125.6630429" calcext:value-type="float">
            <text:p>125,6630429</text:p>
          </table:table-cell>
          <table:table-cell table:formula="of:=[.E335]*100" office:value-type="float" office:value="-47.703841" calcext:value-type="float">
            <text:p>-47,703841</text:p>
          </table:table-cell>
          <table:table-cell/>
          <table:table-cell table:formula="of:=[.G335]*0.067" office:value-type="float" office:value="8.4194238743" calcext:value-type="float">
            <text:p>8,4194238743</text:p>
          </table:table-cell>
          <table:table-cell table:formula="of:=[.H335]*0.067" office:value-type="float" office:value="-3.196157347" calcext:value-type="float">
            <text:p>-3,196157347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600" calcext:value-type="float">
            <text:p>600</text:p>
          </table:table-cell>
          <table:table-cell office:value-type="float" office:value="-286.79" calcext:value-type="float">
            <text:p>-286,79</text:p>
          </table:table-cell>
          <table:table-cell office:value-type="float" office:value="1.288947194" calcext:value-type="float">
            <text:p>1,288947194</text:p>
          </table:table-cell>
          <table:table-cell office:value-type="float" office:value="-0.69424864" calcext:value-type="float">
            <text:p>-0,69424864</text:p>
          </table:table-cell>
          <table:table-cell/>
          <table:table-cell table:formula="of:=[.D336]*100" office:value-type="float" office:value="128.8947194" calcext:value-type="float">
            <text:p>128,8947194</text:p>
          </table:table-cell>
          <table:table-cell table:formula="of:=[.E336]*100" office:value-type="float" office:value="-69.424864" calcext:value-type="float">
            <text:p>-69,424864</text:p>
          </table:table-cell>
          <table:table-cell/>
          <table:table-cell table:formula="of:=[.G336]*0.067" office:value-type="float" office:value="8.6359461998" calcext:value-type="float">
            <text:p>8,6359461998</text:p>
          </table:table-cell>
          <table:table-cell table:formula="of:=[.H336]*0.067" office:value-type="float" office:value="-4.651465888" calcext:value-type="float">
            <text:p>-4,65146588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00" calcext:value-type="float">
            <text:p>600</text:p>
          </table:table-cell>
          <table:table-cell office:value-type="float" office:value="-288.18" calcext:value-type="float">
            <text:p>-288,18</text:p>
          </table:table-cell>
          <table:table-cell office:value-type="float" office:value="1.113072741" calcext:value-type="float">
            <text:p>1,113072741</text:p>
          </table:table-cell>
          <table:table-cell office:value-type="float" office:value="-0.738736491" calcext:value-type="float">
            <text:p>-0,738736491</text:p>
          </table:table-cell>
          <table:table-cell/>
          <table:table-cell table:formula="of:=[.D337]*100" office:value-type="float" office:value="111.3072741" calcext:value-type="float">
            <text:p>111,3072741</text:p>
          </table:table-cell>
          <table:table-cell table:formula="of:=[.E337]*100" office:value-type="float" office:value="-73.8736491" calcext:value-type="float">
            <text:p>-73,8736491</text:p>
          </table:table-cell>
          <table:table-cell/>
          <table:table-cell table:formula="of:=[.G337]*0.067" office:value-type="float" office:value="7.4575873647" calcext:value-type="float">
            <text:p>7,4575873647</text:p>
          </table:table-cell>
          <table:table-cell table:formula="of:=[.H337]*0.067" office:value-type="float" office:value="-4.9495344897" calcext:value-type="float">
            <text:p>-4,94953448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  <table:table-cell office:value-type="float" office:value="-288.18" calcext:value-type="float">
            <text:p>-288,18</text:p>
          </table:table-cell>
          <table:table-cell office:value-type="float" office:value="0.799019382" calcext:value-type="float">
            <text:p>0,799019382</text:p>
          </table:table-cell>
          <table:table-cell office:value-type="float" office:value="-0.873727083" calcext:value-type="float">
            <text:p>-0,873727083</text:p>
          </table:table-cell>
          <table:table-cell/>
          <table:table-cell table:formula="of:=[.D338]*100" office:value-type="float" office:value="79.9019382" calcext:value-type="float">
            <text:p>79,9019382</text:p>
          </table:table-cell>
          <table:table-cell table:formula="of:=[.E338]*100" office:value-type="float" office:value="-87.3727083" calcext:value-type="float">
            <text:p>-87,3727083</text:p>
          </table:table-cell>
          <table:table-cell/>
          <table:table-cell table:formula="of:=[.G338]*0.067" office:value-type="float" office:value="5.3534298594" calcext:value-type="float">
            <text:p>5,3534298594</text:p>
          </table:table-cell>
          <table:table-cell table:formula="of:=[.H338]*0.067" office:value-type="float" office:value="-5.8539714561" calcext:value-type="float">
            <text:p>-5,8539714561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600" calcext:value-type="float">
            <text:p>600</text:p>
          </table:table-cell>
          <table:table-cell office:value-type="float" office:value="-288.18" calcext:value-type="float">
            <text:p>-288,18</text:p>
          </table:table-cell>
          <table:table-cell office:value-type="float" office:value="0.976036928" calcext:value-type="float">
            <text:p>0,976036928</text:p>
          </table:table-cell>
          <table:table-cell office:value-type="float" office:value="-0.909124573" calcext:value-type="float">
            <text:p>-0,909124573</text:p>
          </table:table-cell>
          <table:table-cell/>
          <table:table-cell table:formula="of:=[.D339]*100" office:value-type="float" office:value="97.6036928" calcext:value-type="float">
            <text:p>97,6036928</text:p>
          </table:table-cell>
          <table:table-cell table:formula="of:=[.E339]*100" office:value-type="float" office:value="-90.9124573" calcext:value-type="float">
            <text:p>-90,9124573</text:p>
          </table:table-cell>
          <table:table-cell/>
          <table:table-cell table:formula="of:=[.G339]*0.067" office:value-type="float" office:value="6.5394474176" calcext:value-type="float">
            <text:p>6,5394474176</text:p>
          </table:table-cell>
          <table:table-cell table:formula="of:=[.H339]*0.067" office:value-type="float" office:value="-6.0911346391" calcext:value-type="float">
            <text:p>-6,0911346391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600" calcext:value-type="float">
            <text:p>600</text:p>
          </table:table-cell>
          <table:table-cell office:value-type="float" office:value="-289.43" calcext:value-type="float">
            <text:p>-289,43</text:p>
          </table:table-cell>
          <table:table-cell office:value-type="float" office:value="0.927331174" calcext:value-type="float">
            <text:p>0,927331174</text:p>
          </table:table-cell>
          <table:table-cell office:value-type="float" office:value="-0.83705881" calcext:value-type="float">
            <text:p>-0,83705881</text:p>
          </table:table-cell>
          <table:table-cell/>
          <table:table-cell table:formula="of:=[.D340]*100" office:value-type="float" office:value="92.7331174" calcext:value-type="float">
            <text:p>92,7331174</text:p>
          </table:table-cell>
          <table:table-cell table:formula="of:=[.E340]*100" office:value-type="float" office:value="-83.705881" calcext:value-type="float">
            <text:p>-83,705881</text:p>
          </table:table-cell>
          <table:table-cell/>
          <table:table-cell table:formula="of:=[.G340]*0.067" office:value-type="float" office:value="6.2131188658" calcext:value-type="float">
            <text:p>6,2131188658</text:p>
          </table:table-cell>
          <table:table-cell table:formula="of:=[.H340]*0.067" office:value-type="float" office:value="-5.608294027" calcext:value-type="float">
            <text:p>-5,608294027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600" calcext:value-type="float">
            <text:p>600</text:p>
          </table:table-cell>
          <table:table-cell office:value-type="float" office:value="-289.43" calcext:value-type="float">
            <text:p>-289,43</text:p>
          </table:table-cell>
          <table:table-cell office:value-type="float" office:value="0.556742062" calcext:value-type="float">
            <text:p>0,556742062</text:p>
          </table:table-cell>
          <table:table-cell office:value-type="float" office:value="-0.790944246" calcext:value-type="float">
            <text:p>-0,790944246</text:p>
          </table:table-cell>
          <table:table-cell/>
          <table:table-cell table:formula="of:=[.D341]*100" office:value-type="float" office:value="55.6742062" calcext:value-type="float">
            <text:p>55,6742062</text:p>
          </table:table-cell>
          <table:table-cell table:formula="of:=[.E341]*100" office:value-type="float" office:value="-79.0944246" calcext:value-type="float">
            <text:p>-79,0944246</text:p>
          </table:table-cell>
          <table:table-cell/>
          <table:table-cell table:formula="of:=[.G341]*0.067" office:value-type="float" office:value="3.7301718154" calcext:value-type="float">
            <text:p>3,7301718154</text:p>
          </table:table-cell>
          <table:table-cell table:formula="of:=[.H341]*0.067" office:value-type="float" office:value="-5.2993264482" calcext:value-type="float">
            <text:p>-5,2993264482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600" calcext:value-type="float">
            <text:p>600</text:p>
          </table:table-cell>
          <table:table-cell office:value-type="float" office:value="-289.43" calcext:value-type="float">
            <text:p>-289,43</text:p>
          </table:table-cell>
          <table:table-cell office:value-type="float" office:value="0.567128631" calcext:value-type="float">
            <text:p>0,567128631</text:p>
          </table:table-cell>
          <table:table-cell office:value-type="float" office:value="-0.766232916" calcext:value-type="float">
            <text:p>-0,766232916</text:p>
          </table:table-cell>
          <table:table-cell/>
          <table:table-cell table:formula="of:=[.D342]*100" office:value-type="float" office:value="56.7128631" calcext:value-type="float">
            <text:p>56,7128631</text:p>
          </table:table-cell>
          <table:table-cell table:formula="of:=[.E342]*100" office:value-type="float" office:value="-76.6232916" calcext:value-type="float">
            <text:p>-76,6232916</text:p>
          </table:table-cell>
          <table:table-cell/>
          <table:table-cell table:formula="of:=[.G342]*0.067" office:value-type="float" office:value="3.7997618277" calcext:value-type="float">
            <text:p>3,7997618277</text:p>
          </table:table-cell>
          <table:table-cell table:formula="of:=[.H342]*0.067" office:value-type="float" office:value="-5.1337605372" calcext:value-type="float">
            <text:p>-5,1337605372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00" calcext:value-type="float">
            <text:p>600</text:p>
          </table:table-cell>
          <table:table-cell office:value-type="float" office:value="-289.95" calcext:value-type="float">
            <text:p>-289,95</text:p>
          </table:table-cell>
          <table:table-cell office:value-type="float" office:value="0.501103607" calcext:value-type="float">
            <text:p>0,501103607</text:p>
          </table:table-cell>
          <table:table-cell office:value-type="float" office:value="-0.913584709" calcext:value-type="float">
            <text:p>-0,913584709</text:p>
          </table:table-cell>
          <table:table-cell/>
          <table:table-cell table:formula="of:=[.D343]*100" office:value-type="float" office:value="50.1103607" calcext:value-type="float">
            <text:p>50,1103607</text:p>
          </table:table-cell>
          <table:table-cell table:formula="of:=[.E343]*100" office:value-type="float" office:value="-91.3584709" calcext:value-type="float">
            <text:p>-91,3584709</text:p>
          </table:table-cell>
          <table:table-cell/>
          <table:table-cell table:formula="of:=[.G343]*0.067" office:value-type="float" office:value="3.3573941669" calcext:value-type="float">
            <text:p>3,3573941669</text:p>
          </table:table-cell>
          <table:table-cell table:formula="of:=[.H343]*0.067" office:value-type="float" office:value="-6.1210175503" calcext:value-type="float">
            <text:p>-6,1210175503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600" calcext:value-type="float">
            <text:p>600</text:p>
          </table:table-cell>
          <table:table-cell office:value-type="float" office:value="-289.95" calcext:value-type="float">
            <text:p>-289,95</text:p>
          </table:table-cell>
          <table:table-cell office:value-type="float" office:value="0.263567653" calcext:value-type="float">
            <text:p>0,263567653</text:p>
          </table:table-cell>
          <table:table-cell office:value-type="float" office:value="-0.982813974" calcext:value-type="float">
            <text:p>-0,982813974</text:p>
          </table:table-cell>
          <table:table-cell/>
          <table:table-cell table:formula="of:=[.D344]*100" office:value-type="float" office:value="26.3567653" calcext:value-type="float">
            <text:p>26,3567653</text:p>
          </table:table-cell>
          <table:table-cell table:formula="of:=[.E344]*100" office:value-type="float" office:value="-98.2813974" calcext:value-type="float">
            <text:p>-98,2813974</text:p>
          </table:table-cell>
          <table:table-cell/>
          <table:table-cell table:formula="of:=[.G344]*0.067" office:value-type="float" office:value="1.7659032751" calcext:value-type="float">
            <text:p>1,7659032751</text:p>
          </table:table-cell>
          <table:table-cell table:formula="of:=[.H344]*0.067" office:value-type="float" office:value="-6.5848536258" calcext:value-type="float">
            <text:p>-6,5848536258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600" calcext:value-type="float">
            <text:p>600</text:p>
          </table:table-cell>
          <table:table-cell office:value-type="float" office:value="-289.95" calcext:value-type="float">
            <text:p>-289,95</text:p>
          </table:table-cell>
          <table:table-cell office:value-type="float" office:value="0.266756884" calcext:value-type="float">
            <text:p>0,266756884</text:p>
          </table:table-cell>
          <table:table-cell office:value-type="float" office:value="-0.969157761" calcext:value-type="float">
            <text:p>-0,969157761</text:p>
          </table:table-cell>
          <table:table-cell/>
          <table:table-cell table:formula="of:=[.D345]*100" office:value-type="float" office:value="26.6756884" calcext:value-type="float">
            <text:p>26,6756884</text:p>
          </table:table-cell>
          <table:table-cell table:formula="of:=[.E345]*100" office:value-type="float" office:value="-96.9157761" calcext:value-type="float">
            <text:p>-96,9157761</text:p>
          </table:table-cell>
          <table:table-cell/>
          <table:table-cell table:formula="of:=[.G345]*0.067" office:value-type="float" office:value="1.7872711228" calcext:value-type="float">
            <text:p>1,7872711228</text:p>
          </table:table-cell>
          <table:table-cell table:formula="of:=[.H345]*0.067" office:value-type="float" office:value="-6.4933569987" calcext:value-type="float">
            <text:p>-6,4933569987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600" calcext:value-type="float">
            <text:p>600</text:p>
          </table:table-cell>
          <table:table-cell office:value-type="float" office:value="-289.99" calcext:value-type="float">
            <text:p>-289,99</text:p>
          </table:table-cell>
          <table:table-cell office:value-type="float" office:value="0.202621102" calcext:value-type="float">
            <text:p>0,202621102</text:p>
          </table:table-cell>
          <table:table-cell office:value-type="float" office:value="-1.03616738" calcext:value-type="float">
            <text:p>-1,03616738</text:p>
          </table:table-cell>
          <table:table-cell/>
          <table:table-cell table:formula="of:=[.D346]*100" office:value-type="float" office:value="20.2621102" calcext:value-type="float">
            <text:p>20,2621102</text:p>
          </table:table-cell>
          <table:table-cell table:formula="of:=[.E346]*100" office:value-type="float" office:value="-103.616738" calcext:value-type="float">
            <text:p>-103,616738</text:p>
          </table:table-cell>
          <table:table-cell/>
          <table:table-cell table:formula="of:=[.G346]*0.067" office:value-type="float" office:value="1.3575613834" calcext:value-type="float">
            <text:p>1,3575613834</text:p>
          </table:table-cell>
          <table:table-cell table:formula="of:=[.H346]*0.067" office:value-type="float" office:value="-6.942321446" calcext:value-type="float">
            <text:p>-6,94232144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00" calcext:value-type="float">
            <text:p>600</text:p>
          </table:table-cell>
          <table:table-cell office:value-type="float" office:value="-289.99" calcext:value-type="float">
            <text:p>-289,99</text:p>
          </table:table-cell>
          <table:table-cell office:value-type="float" office:value="-0.056260085" calcext:value-type="float">
            <text:p>-0,056260085</text:p>
          </table:table-cell>
          <table:table-cell office:value-type="float" office:value="-1.103513744" calcext:value-type="float">
            <text:p>-1,103513744</text:p>
          </table:table-cell>
          <table:table-cell/>
          <table:table-cell table:formula="of:=[.D347]*100" office:value-type="float" office:value="-5.6260085" calcext:value-type="float">
            <text:p>-5,6260085</text:p>
          </table:table-cell>
          <table:table-cell table:formula="of:=[.E347]*100" office:value-type="float" office:value="-110.3513744" calcext:value-type="float">
            <text:p>-110,3513744</text:p>
          </table:table-cell>
          <table:table-cell/>
          <table:table-cell table:formula="of:=[.G347]*0.067" office:value-type="float" office:value="-0.3769425695" calcext:value-type="float">
            <text:p>-0,3769425695</text:p>
          </table:table-cell>
          <table:table-cell table:formula="of:=[.H347]*0.067" office:value-type="float" office:value="-7.3935420848" calcext:value-type="float">
            <text:p>-7,3935420848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600" calcext:value-type="float">
            <text:p>600</text:p>
          </table:table-cell>
          <table:table-cell office:value-type="float" office:value="-289.99" calcext:value-type="float">
            <text:p>-289,99</text:p>
          </table:table-cell>
          <table:table-cell office:value-type="float" office:value="-0.271679614" calcext:value-type="float">
            <text:p>-0,271679614</text:p>
          </table:table-cell>
          <table:table-cell office:value-type="float" office:value="-1.203500996" calcext:value-type="float">
            <text:p>-1,203500996</text:p>
          </table:table-cell>
          <table:table-cell/>
          <table:table-cell table:formula="of:=[.D348]*100" office:value-type="float" office:value="-27.1679614" calcext:value-type="float">
            <text:p>-27,1679614</text:p>
          </table:table-cell>
          <table:table-cell table:formula="of:=[.E348]*100" office:value-type="float" office:value="-120.3500996" calcext:value-type="float">
            <text:p>-120,3500996</text:p>
          </table:table-cell>
          <table:table-cell/>
          <table:table-cell table:formula="of:=[.G348]*0.067" office:value-type="float" office:value="-1.8202534138" calcext:value-type="float">
            <text:p>-1,8202534138</text:p>
          </table:table-cell>
          <table:table-cell table:formula="of:=[.H348]*0.067" office:value-type="float" office:value="-8.0634566732" calcext:value-type="float">
            <text:p>-8,0634566732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600" calcext:value-type="float">
            <text:p>600</text:p>
          </table:table-cell>
          <table:table-cell office:value-type="float" office:value="-289.48" calcext:value-type="float">
            <text:p>-289,48</text:p>
          </table:table-cell>
          <table:table-cell office:value-type="float" office:value="-0.269442708" calcext:value-type="float">
            <text:p>-0,269442708</text:p>
          </table:table-cell>
          <table:table-cell office:value-type="float" office:value="-1.145772064" calcext:value-type="float">
            <text:p>-1,145772064</text:p>
          </table:table-cell>
          <table:table-cell/>
          <table:table-cell table:formula="of:=[.D349]*100" office:value-type="float" office:value="-26.9442708" calcext:value-type="float">
            <text:p>-26,9442708</text:p>
          </table:table-cell>
          <table:table-cell table:formula="of:=[.E349]*100" office:value-type="float" office:value="-114.5772064" calcext:value-type="float">
            <text:p>-114,5772064</text:p>
          </table:table-cell>
          <table:table-cell/>
          <table:table-cell table:formula="of:=[.G349]*0.067" office:value-type="float" office:value="-1.8052661436" calcext:value-type="float">
            <text:p>-1,8052661436</text:p>
          </table:table-cell>
          <table:table-cell table:formula="of:=[.H349]*0.067" office:value-type="float" office:value="-7.6766728288" calcext:value-type="float">
            <text:p>-7,6766728288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600" calcext:value-type="float">
            <text:p>600</text:p>
          </table:table-cell>
          <table:table-cell office:value-type="float" office:value="-289.48" calcext:value-type="float">
            <text:p>-289,48</text:p>
          </table:table-cell>
          <table:table-cell office:value-type="float" office:value="-0.313173491" calcext:value-type="float">
            <text:p>-0,313173491</text:p>
          </table:table-cell>
          <table:table-cell office:value-type="float" office:value="-1.180480554" calcext:value-type="float">
            <text:p>-1,180480554</text:p>
          </table:table-cell>
          <table:table-cell/>
          <table:table-cell table:formula="of:=[.D350]*100" office:value-type="float" office:value="-31.3173491" calcext:value-type="float">
            <text:p>-31,3173491</text:p>
          </table:table-cell>
          <table:table-cell table:formula="of:=[.E350]*100" office:value-type="float" office:value="-118.0480554" calcext:value-type="float">
            <text:p>-118,0480554</text:p>
          </table:table-cell>
          <table:table-cell/>
          <table:table-cell table:formula="of:=[.G350]*0.067" office:value-type="float" office:value="-2.0982623897" calcext:value-type="float">
            <text:p>-2,0982623897</text:p>
          </table:table-cell>
          <table:table-cell table:formula="of:=[.H350]*0.067" office:value-type="float" office:value="-7.9092197118" calcext:value-type="float">
            <text:p>-7,9092197118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600" calcext:value-type="float">
            <text:p>600</text:p>
          </table:table-cell>
          <table:table-cell office:value-type="float" office:value="-289.48" calcext:value-type="float">
            <text:p>-289,48</text:p>
          </table:table-cell>
          <table:table-cell office:value-type="float" office:value="-0.61900096" calcext:value-type="float">
            <text:p>-0,61900096</text:p>
          </table:table-cell>
          <table:table-cell office:value-type="float" office:value="-1.395491719" calcext:value-type="float">
            <text:p>-1,395491719</text:p>
          </table:table-cell>
          <table:table-cell/>
          <table:table-cell table:formula="of:=[.D351]*100" office:value-type="float" office:value="-61.900096" calcext:value-type="float">
            <text:p>-61,900096</text:p>
          </table:table-cell>
          <table:table-cell table:formula="of:=[.E351]*100" office:value-type="float" office:value="-139.5491719" calcext:value-type="float">
            <text:p>-139,5491719</text:p>
          </table:table-cell>
          <table:table-cell/>
          <table:table-cell table:formula="of:=[.G351]*0.067" office:value-type="float" office:value="-4.147306432" calcext:value-type="float">
            <text:p>-4,147306432</text:p>
          </table:table-cell>
          <table:table-cell table:formula="of:=[.H351]*0.067" office:value-type="float" office:value="-9.3497945173" calcext:value-type="float">
            <text:p>-9,3497945173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600" calcext:value-type="float">
            <text:p>600</text:p>
          </table:table-cell>
          <table:table-cell office:value-type="float" office:value="-288.62" calcext:value-type="float">
            <text:p>-288,62</text:p>
          </table:table-cell>
          <table:table-cell office:value-type="float" office:value="-0.544554981" calcext:value-type="float">
            <text:p>-0,544554981</text:p>
          </table:table-cell>
          <table:table-cell office:value-type="float" office:value="-1.183497263" calcext:value-type="float">
            <text:p>-1,183497263</text:p>
          </table:table-cell>
          <table:table-cell/>
          <table:table-cell table:formula="of:=[.D352]*100" office:value-type="float" office:value="-54.4554981" calcext:value-type="float">
            <text:p>-54,4554981</text:p>
          </table:table-cell>
          <table:table-cell table:formula="of:=[.E352]*100" office:value-type="float" office:value="-118.3497263" calcext:value-type="float">
            <text:p>-118,3497263</text:p>
          </table:table-cell>
          <table:table-cell/>
          <table:table-cell table:formula="of:=[.G352]*0.067" office:value-type="float" office:value="-3.6485183727" calcext:value-type="float">
            <text:p>-3,6485183727</text:p>
          </table:table-cell>
          <table:table-cell table:formula="of:=[.H352]*0.067" office:value-type="float" office:value="-7.9294316621" calcext:value-type="float">
            <text:p>-7,9294316621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600" calcext:value-type="float">
            <text:p>600</text:p>
          </table:table-cell>
          <table:table-cell office:value-type="float" office:value="-288.62" calcext:value-type="float">
            <text:p>-288,62</text:p>
          </table:table-cell>
          <table:table-cell office:value-type="float" office:value="-0.645293323" calcext:value-type="float">
            <text:p>-0,645293323</text:p>
          </table:table-cell>
          <table:table-cell office:value-type="float" office:value="-1.149734223" calcext:value-type="float">
            <text:p>-1,149734223</text:p>
          </table:table-cell>
          <table:table-cell/>
          <table:table-cell table:formula="of:=[.D353]*100" office:value-type="float" office:value="-64.5293323" calcext:value-type="float">
            <text:p>-64,5293323</text:p>
          </table:table-cell>
          <table:table-cell table:formula="of:=[.E353]*100" office:value-type="float" office:value="-114.9734223" calcext:value-type="float">
            <text:p>-114,9734223</text:p>
          </table:table-cell>
          <table:table-cell/>
          <table:table-cell table:formula="of:=[.G353]*0.067" office:value-type="float" office:value="-4.3234652641" calcext:value-type="float">
            <text:p>-4,3234652641</text:p>
          </table:table-cell>
          <table:table-cell table:formula="of:=[.H353]*0.067" office:value-type="float" office:value="-7.7032192941" calcext:value-type="float">
            <text:p>-7,7032192941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600" calcext:value-type="float">
            <text:p>600</text:p>
          </table:table-cell>
          <table:table-cell office:value-type="float" office:value="-287.82" calcext:value-type="float">
            <text:p>-287,82</text:p>
          </table:table-cell>
          <table:table-cell office:value-type="float" office:value="-0.588371512" calcext:value-type="float">
            <text:p>-0,588371512</text:p>
          </table:table-cell>
          <table:table-cell office:value-type="float" office:value="-1.245114995" calcext:value-type="float">
            <text:p>-1,245114995</text:p>
          </table:table-cell>
          <table:table-cell/>
          <table:table-cell table:formula="of:=[.D354]*100" office:value-type="float" office:value="-58.8371512" calcext:value-type="float">
            <text:p>-58,8371512</text:p>
          </table:table-cell>
          <table:table-cell table:formula="of:=[.E354]*100" office:value-type="float" office:value="-124.5114995" calcext:value-type="float">
            <text:p>-124,5114995</text:p>
          </table:table-cell>
          <table:table-cell/>
          <table:table-cell table:formula="of:=[.G354]*0.067" office:value-type="float" office:value="-3.9420891304" calcext:value-type="float">
            <text:p>-3,9420891304</text:p>
          </table:table-cell>
          <table:table-cell table:formula="of:=[.H354]*0.067" office:value-type="float" office:value="-8.3422704665" calcext:value-type="float">
            <text:p>-8,3422704665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600" calcext:value-type="float">
            <text:p>600</text:p>
          </table:table-cell>
          <table:table-cell office:value-type="float" office:value="-287.82" calcext:value-type="float">
            <text:p>-287,82</text:p>
          </table:table-cell>
          <table:table-cell office:value-type="float" office:value="-0.110928092" calcext:value-type="float">
            <text:p>-0,110928092</text:p>
          </table:table-cell>
          <table:table-cell office:value-type="float" office:value="-1.114530302" calcext:value-type="float">
            <text:p>-1,114530302</text:p>
          </table:table-cell>
          <table:table-cell/>
          <table:table-cell table:formula="of:=[.D355]*100" office:value-type="float" office:value="-11.0928092" calcext:value-type="float">
            <text:p>-11,0928092</text:p>
          </table:table-cell>
          <table:table-cell table:formula="of:=[.E355]*100" office:value-type="float" office:value="-111.4530302" calcext:value-type="float">
            <text:p>-111,4530302</text:p>
          </table:table-cell>
          <table:table-cell/>
          <table:table-cell table:formula="of:=[.G355]*0.067" office:value-type="float" office:value="-0.7432182164" calcext:value-type="float">
            <text:p>-0,7432182164</text:p>
          </table:table-cell>
          <table:table-cell table:formula="of:=[.H355]*0.067" office:value-type="float" office:value="-7.4673530234" calcext:value-type="float">
            <text:p>-7,4673530234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600" calcext:value-type="float">
            <text:p>600</text:p>
          </table:table-cell>
          <table:table-cell office:value-type="float" office:value="-287.82" calcext:value-type="float">
            <text:p>-287,82</text:p>
          </table:table-cell>
          <table:table-cell office:value-type="float" office:value="-0.43244378" calcext:value-type="float">
            <text:p>-0,43244378</text:p>
          </table:table-cell>
          <table:table-cell office:value-type="float" office:value="-1.112708747" calcext:value-type="float">
            <text:p>-1,112708747</text:p>
          </table:table-cell>
          <table:table-cell/>
          <table:table-cell table:formula="of:=[.D356]*100" office:value-type="float" office:value="-43.244378" calcext:value-type="float">
            <text:p>-43,244378</text:p>
          </table:table-cell>
          <table:table-cell table:formula="of:=[.E356]*100" office:value-type="float" office:value="-111.2708747" calcext:value-type="float">
            <text:p>-111,2708747</text:p>
          </table:table-cell>
          <table:table-cell/>
          <table:table-cell table:formula="of:=[.G356]*0.067" office:value-type="float" office:value="-2.897373326" calcext:value-type="float">
            <text:p>-2,897373326</text:p>
          </table:table-cell>
          <table:table-cell table:formula="of:=[.H356]*0.067" office:value-type="float" office:value="-7.4551486049" calcext:value-type="float">
            <text:p>-7,455148604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00" calcext:value-type="float">
            <text:p>600</text:p>
          </table:table-cell>
          <table:table-cell office:value-type="float" office:value="-287.32" calcext:value-type="float">
            <text:p>-287,32</text:p>
          </table:table-cell>
          <table:table-cell office:value-type="float" office:value="0" calcext:value-type="float">
            <text:p>0</text:p>
          </table:table-cell>
          <table:table-cell office:value-type="float" office:value="-1.174834382" calcext:value-type="float">
            <text:p>-1,174834382</text:p>
          </table:table-cell>
          <table:table-cell/>
          <table:table-cell table:formula="of:=[.D357]*100" office:value-type="float" office:value="0" calcext:value-type="float">
            <text:p>0</text:p>
          </table:table-cell>
          <table:table-cell table:formula="of:=[.E357]*100" office:value-type="float" office:value="-117.4834382" calcext:value-type="float">
            <text:p>-117,4834382</text:p>
          </table:table-cell>
          <table:table-cell/>
          <table:table-cell table:formula="of:=[.G357]*0.067" office:value-type="float" office:value="0" calcext:value-type="float">
            <text:p>0</text:p>
          </table:table-cell>
          <table:table-cell table:formula="of:=[.H357]*0.067" office:value-type="float" office:value="-7.8713903594" calcext:value-type="float">
            <text:p>-7,87139035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-280.14" calcext:value-type="float">
            <text:p>-280,14</text:p>
          </table:table-cell>
          <table:table-cell office:value-type="float" office:value="0" calcext:value-type="float">
            <text:p>0</text:p>
          </table:table-cell>
          <table:table-cell office:value-type="float" office:value="-0.041241914" calcext:value-type="float">
            <text:p>-0,041241914</text:p>
          </table:table-cell>
          <table:table-cell/>
          <table:table-cell table:formula="of:=[.D358]*100" office:value-type="float" office:value="0" calcext:value-type="float">
            <text:p>0</text:p>
          </table:table-cell>
          <table:table-cell table:formula="of:=[.E358]*100" office:value-type="float" office:value="-4.1241914" calcext:value-type="float">
            <text:p>-4,1241914</text:p>
          </table:table-cell>
          <table:table-cell/>
          <table:table-cell table:formula="of:=[.G358]*0.067" office:value-type="float" office:value="0" calcext:value-type="float">
            <text:p>0</text:p>
          </table:table-cell>
          <table:table-cell table:formula="of:=[.H358]*0.067" office:value-type="float" office:value="-0.2763208238" calcext:value-type="float">
            <text:p>-0,27632082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-280.14" calcext:value-type="float">
            <text:p>-280,14</text:p>
          </table:table-cell>
          <table:table-cell office:value-type="float" office:value="-0.174674415" calcext:value-type="float">
            <text:p>-0,174674415</text:p>
          </table:table-cell>
          <table:table-cell office:value-type="float" office:value="0.010687432" calcext:value-type="float">
            <text:p>0,010687432</text:p>
          </table:table-cell>
          <table:table-cell/>
          <table:table-cell table:formula="of:=[.D359]*100" office:value-type="float" office:value="-17.4674415" calcext:value-type="float">
            <text:p>-17,4674415</text:p>
          </table:table-cell>
          <table:table-cell table:formula="of:=[.E359]*100" office:value-type="float" office:value="1.0687432" calcext:value-type="float">
            <text:p>1,0687432</text:p>
          </table:table-cell>
          <table:table-cell/>
          <table:table-cell table:formula="of:=[.G359]*0.067" office:value-type="float" office:value="-1.1703185805" calcext:value-type="float">
            <text:p>-1,1703185805</text:p>
          </table:table-cell>
          <table:table-cell table:formula="of:=[.H359]*0.067" office:value-type="float" office:value="0.0716057944" calcext:value-type="float">
            <text:p>0,071605794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float" office:value="-280" calcext:value-type="float">
            <text:p>-280</text:p>
          </table:table-cell>
          <table:table-cell office:value-type="float" office:value="-0.165398491" calcext:value-type="float">
            <text:p>-0,165398491</text:p>
          </table:table-cell>
          <table:table-cell office:value-type="float" office:value="0.222409268" calcext:value-type="float">
            <text:p>0,222409268</text:p>
          </table:table-cell>
          <table:table-cell/>
          <table:table-cell table:formula="of:=[.D360]*100" office:value-type="float" office:value="-16.5398491" calcext:value-type="float">
            <text:p>-16,5398491</text:p>
          </table:table-cell>
          <table:table-cell table:formula="of:=[.E360]*100" office:value-type="float" office:value="22.2409268" calcext:value-type="float">
            <text:p>22,2409268</text:p>
          </table:table-cell>
          <table:table-cell/>
          <table:table-cell table:formula="of:=[.G360]*0.067" office:value-type="float" office:value="-1.1081698897" calcext:value-type="float">
            <text:p>-1,1081698897</text:p>
          </table:table-cell>
          <table:table-cell table:formula="of:=[.H360]*0.067" office:value-type="float" office:value="1.4901420956" calcext:value-type="float">
            <text:p>1,490142095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-280" calcext:value-type="float">
            <text:p>-280</text:p>
          </table:table-cell>
          <table:table-cell office:value-type="float" office:value="-0.166766387" calcext:value-type="float">
            <text:p>-0,166766387</text:p>
          </table:table-cell>
          <table:table-cell office:value-type="float" office:value="0.256150227" calcext:value-type="float">
            <text:p>0,256150227</text:p>
          </table:table-cell>
          <table:table-cell/>
          <table:table-cell table:formula="of:=[.D361]*100" office:value-type="float" office:value="-16.6766387" calcext:value-type="float">
            <text:p>-16,6766387</text:p>
          </table:table-cell>
          <table:table-cell table:formula="of:=[.E361]*100" office:value-type="float" office:value="25.6150227" calcext:value-type="float">
            <text:p>25,6150227</text:p>
          </table:table-cell>
          <table:table-cell/>
          <table:table-cell table:formula="of:=[.G361]*0.067" office:value-type="float" office:value="-1.1173347929" calcext:value-type="float">
            <text:p>-1,1173347929</text:p>
          </table:table-cell>
          <table:table-cell table:formula="of:=[.H361]*0.067" office:value-type="float" office:value="1.7162065209" calcext:value-type="float">
            <text:p>1,716206520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office:value-type="float" office:value="-279.55" calcext:value-type="float">
            <text:p>-279,55</text:p>
          </table:table-cell>
          <table:table-cell office:value-type="float" office:value="-0.370065331" calcext:value-type="float">
            <text:p>-0,370065331</text:p>
          </table:table-cell>
          <table:table-cell office:value-type="float" office:value="0.451901002" calcext:value-type="float">
            <text:p>0,451901002</text:p>
          </table:table-cell>
          <table:table-cell/>
          <table:table-cell table:formula="of:=[.D362]*100" office:value-type="float" office:value="-37.0065331" calcext:value-type="float">
            <text:p>-37,0065331</text:p>
          </table:table-cell>
          <table:table-cell table:formula="of:=[.E362]*100" office:value-type="float" office:value="45.1901002" calcext:value-type="float">
            <text:p>45,1901002</text:p>
          </table:table-cell>
          <table:table-cell/>
          <table:table-cell table:formula="of:=[.G362]*0.067" office:value-type="float" office:value="-2.4794377177" calcext:value-type="float">
            <text:p>-2,4794377177</text:p>
          </table:table-cell>
          <table:table-cell table:formula="of:=[.H362]*0.067" office:value-type="float" office:value="3.0277367134" calcext:value-type="float">
            <text:p>3,02773671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-279.55" calcext:value-type="float">
            <text:p>-279,55</text:p>
          </table:table-cell>
          <table:table-cell office:value-type="float" office:value="-0.291116813" calcext:value-type="float">
            <text:p>-0,291116813</text:p>
          </table:table-cell>
          <table:table-cell office:value-type="float" office:value="0.965104943" calcext:value-type="float">
            <text:p>0,965104943</text:p>
          </table:table-cell>
          <table:table-cell/>
          <table:table-cell table:formula="of:=[.D363]*100" office:value-type="float" office:value="-29.1116813" calcext:value-type="float">
            <text:p>-29,1116813</text:p>
          </table:table-cell>
          <table:table-cell table:formula="of:=[.E363]*100" office:value-type="float" office:value="96.5104943" calcext:value-type="float">
            <text:p>96,5104943</text:p>
          </table:table-cell>
          <table:table-cell/>
          <table:table-cell table:formula="of:=[.G363]*0.067" office:value-type="float" office:value="-1.9504826471" calcext:value-type="float">
            <text:p>-1,9504826471</text:p>
          </table:table-cell>
          <table:table-cell table:formula="of:=[.H363]*0.067" office:value-type="float" office:value="6.4662031181" calcext:value-type="float">
            <text:p>6,466203118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-279.55" calcext:value-type="float">
            <text:p>-279,55</text:p>
          </table:table-cell>
          <table:table-cell office:value-type="float" office:value="-0.175321922" calcext:value-type="float">
            <text:p>-0,175321922</text:p>
          </table:table-cell>
          <table:table-cell office:value-type="float" office:value="1.061007279" calcext:value-type="float">
            <text:p>1,061007279</text:p>
          </table:table-cell>
          <table:table-cell/>
          <table:table-cell table:formula="of:=[.D364]*100" office:value-type="float" office:value="-17.5321922" calcext:value-type="float">
            <text:p>-17,5321922</text:p>
          </table:table-cell>
          <table:table-cell table:formula="of:=[.E364]*100" office:value-type="float" office:value="106.1007279" calcext:value-type="float">
            <text:p>106,1007279</text:p>
          </table:table-cell>
          <table:table-cell/>
          <table:table-cell table:formula="of:=[.G364]*0.067" office:value-type="float" office:value="-1.1746568774" calcext:value-type="float">
            <text:p>-1,1746568774</text:p>
          </table:table-cell>
          <table:table-cell table:formula="of:=[.H364]*0.067" office:value-type="float" office:value="7.1087487693" calcext:value-type="float">
            <text:p>7,1087487693</text:p>
          </table:table-cell>
        </table:table-row>
        <table:table-row table:style-name="ro1">
          <table:table-cell table:number-columns-repeated="2" office:value-type="float" office:value="700" calcext:value-type="float">
            <text:p>700</text:p>
          </table:table-cell>
          <table:table-cell office:value-type="float" office:value="-279.28" calcext:value-type="float">
            <text:p>-279,28</text:p>
          </table:table-cell>
          <table:table-cell office:value-type="float" office:value="-0.214474933" calcext:value-type="float">
            <text:p>-0,214474933</text:p>
          </table:table-cell>
          <table:table-cell office:value-type="float" office:value="1.115384722" calcext:value-type="float">
            <text:p>1,115384722</text:p>
          </table:table-cell>
          <table:table-cell/>
          <table:table-cell table:formula="of:=[.D365]*100" office:value-type="float" office:value="-21.4474933" calcext:value-type="float">
            <text:p>-21,4474933</text:p>
          </table:table-cell>
          <table:table-cell table:formula="of:=[.E365]*100" office:value-type="float" office:value="111.5384722" calcext:value-type="float">
            <text:p>111,5384722</text:p>
          </table:table-cell>
          <table:table-cell/>
          <table:table-cell table:formula="of:=[.G365]*0.067" office:value-type="float" office:value="-1.4369820511" calcext:value-type="float">
            <text:p>-1,4369820511</text:p>
          </table:table-cell>
          <table:table-cell table:formula="of:=[.H365]*0.067" office:value-type="float" office:value="7.4730776374" calcext:value-type="float">
            <text:p>7,473077637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office:value-type="float" office:value="-279.28" calcext:value-type="float">
            <text:p>-279,28</text:p>
          </table:table-cell>
          <table:table-cell office:value-type="float" office:value="-0.105327024" calcext:value-type="float">
            <text:p>-0,105327024</text:p>
          </table:table-cell>
          <table:table-cell office:value-type="float" office:value="1.336033254" calcext:value-type="float">
            <text:p>1,336033254</text:p>
          </table:table-cell>
          <table:table-cell/>
          <table:table-cell table:formula="of:=[.D366]*100" office:value-type="float" office:value="-10.5327024" calcext:value-type="float">
            <text:p>-10,5327024</text:p>
          </table:table-cell>
          <table:table-cell table:formula="of:=[.E366]*100" office:value-type="float" office:value="133.6033254" calcext:value-type="float">
            <text:p>133,6033254</text:p>
          </table:table-cell>
          <table:table-cell/>
          <table:table-cell table:formula="of:=[.G366]*0.067" office:value-type="float" office:value="-0.7056910608" calcext:value-type="float">
            <text:p>-0,7056910608</text:p>
          </table:table-cell>
          <table:table-cell table:formula="of:=[.H366]*0.067" office:value-type="float" office:value="8.9514228018" calcext:value-type="float">
            <text:p>8,951422801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float" office:value="-279.28" calcext:value-type="float">
            <text:p>-279,28</text:p>
          </table:table-cell>
          <table:table-cell office:value-type="float" office:value="0.063275562" calcext:value-type="float">
            <text:p>0,063275562</text:p>
          </table:table-cell>
          <table:table-cell office:value-type="float" office:value="1.398009247" calcext:value-type="float">
            <text:p>1,398009247</text:p>
          </table:table-cell>
          <table:table-cell/>
          <table:table-cell table:formula="of:=[.D367]*100" office:value-type="float" office:value="6.3275562" calcext:value-type="float">
            <text:p>6,3275562</text:p>
          </table:table-cell>
          <table:table-cell table:formula="of:=[.E367]*100" office:value-type="float" office:value="139.8009247" calcext:value-type="float">
            <text:p>139,8009247</text:p>
          </table:table-cell>
          <table:table-cell/>
          <table:table-cell table:formula="of:=[.G367]*0.067" office:value-type="float" office:value="0.4239462654" calcext:value-type="float">
            <text:p>0,4239462654</text:p>
          </table:table-cell>
          <table:table-cell table:formula="of:=[.H367]*0.067" office:value-type="float" office:value="9.3666619549" calcext:value-type="float">
            <text:p>9,366661954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office:value-type="float" office:value="-279.32" calcext:value-type="float">
            <text:p>-279,32</text:p>
          </table:table-cell>
          <table:table-cell office:value-type="float" office:value="0.108955215" calcext:value-type="float">
            <text:p>0,108955215</text:p>
          </table:table-cell>
          <table:table-cell office:value-type="float" office:value="1.407593794" calcext:value-type="float">
            <text:p>1,407593794</text:p>
          </table:table-cell>
          <table:table-cell/>
          <table:table-cell table:formula="of:=[.D368]*100" office:value-type="float" office:value="10.8955215" calcext:value-type="float">
            <text:p>10,8955215</text:p>
          </table:table-cell>
          <table:table-cell table:formula="of:=[.E368]*100" office:value-type="float" office:value="140.7593794" calcext:value-type="float">
            <text:p>140,7593794</text:p>
          </table:table-cell>
          <table:table-cell/>
          <table:table-cell table:formula="of:=[.G368]*0.067" office:value-type="float" office:value="0.7299999405" calcext:value-type="float">
            <text:p>0,7299999405</text:p>
          </table:table-cell>
          <table:table-cell table:formula="of:=[.H368]*0.067" office:value-type="float" office:value="9.4308784198" calcext:value-type="float">
            <text:p>9,430878419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700" calcext:value-type="float">
            <text:p>700</text:p>
          </table:table-cell>
          <table:table-cell office:value-type="float" office:value="-279.32" calcext:value-type="float">
            <text:p>-279,32</text:p>
          </table:table-cell>
          <table:table-cell office:value-type="float" office:value="0.15502852" calcext:value-type="float">
            <text:p>0,15502852</text:p>
          </table:table-cell>
          <table:table-cell office:value-type="float" office:value="1.415888254" calcext:value-type="float">
            <text:p>1,415888254</text:p>
          </table:table-cell>
          <table:table-cell/>
          <table:table-cell table:formula="of:=[.D369]*100" office:value-type="float" office:value="15.502852" calcext:value-type="float">
            <text:p>15,502852</text:p>
          </table:table-cell>
          <table:table-cell table:formula="of:=[.E369]*100" office:value-type="float" office:value="141.5888254" calcext:value-type="float">
            <text:p>141,5888254</text:p>
          </table:table-cell>
          <table:table-cell/>
          <table:table-cell table:formula="of:=[.G369]*0.067" office:value-type="float" office:value="1.038691084" calcext:value-type="float">
            <text:p>1,038691084</text:p>
          </table:table-cell>
          <table:table-cell table:formula="of:=[.H369]*0.067" office:value-type="float" office:value="9.4864513018" calcext:value-type="float">
            <text:p>9,486451301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00" calcext:value-type="float">
            <text:p>700</text:p>
          </table:table-cell>
          <table:table-cell office:value-type="float" office:value="-279.32" calcext:value-type="float">
            <text:p>-279,32</text:p>
          </table:table-cell>
          <table:table-cell office:value-type="float" office:value="0.369602532" calcext:value-type="float">
            <text:p>0,369602532</text:p>
          </table:table-cell>
          <table:table-cell office:value-type="float" office:value="1.419587759" calcext:value-type="float">
            <text:p>1,419587759</text:p>
          </table:table-cell>
          <table:table-cell/>
          <table:table-cell table:formula="of:=[.D370]*100" office:value-type="float" office:value="36.9602532" calcext:value-type="float">
            <text:p>36,9602532</text:p>
          </table:table-cell>
          <table:table-cell table:formula="of:=[.E370]*100" office:value-type="float" office:value="141.9587759" calcext:value-type="float">
            <text:p>141,9587759</text:p>
          </table:table-cell>
          <table:table-cell/>
          <table:table-cell table:formula="of:=[.G370]*0.067" office:value-type="float" office:value="2.4763369644" calcext:value-type="float">
            <text:p>2,4763369644</text:p>
          </table:table-cell>
          <table:table-cell table:formula="of:=[.H370]*0.067" office:value-type="float" office:value="9.5112379853" calcext:value-type="float">
            <text:p>9,511237985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700" calcext:value-type="float">
            <text:p>700</text:p>
          </table:table-cell>
          <table:table-cell office:value-type="float" office:value="-279.73" calcext:value-type="float">
            <text:p>-279,73</text:p>
          </table:table-cell>
          <table:table-cell office:value-type="float" office:value="0.397524256" calcext:value-type="float">
            <text:p>0,397524256</text:p>
          </table:table-cell>
          <table:table-cell office:value-type="float" office:value="1.325653767" calcext:value-type="float">
            <text:p>1,325653767</text:p>
          </table:table-cell>
          <table:table-cell/>
          <table:table-cell table:formula="of:=[.D371]*100" office:value-type="float" office:value="39.7524256" calcext:value-type="float">
            <text:p>39,7524256</text:p>
          </table:table-cell>
          <table:table-cell table:formula="of:=[.E371]*100" office:value-type="float" office:value="132.5653767" calcext:value-type="float">
            <text:p>132,5653767</text:p>
          </table:table-cell>
          <table:table-cell/>
          <table:table-cell table:formula="of:=[.G371]*0.067" office:value-type="float" office:value="2.6634125152" calcext:value-type="float">
            <text:p>2,6634125152</text:p>
          </table:table-cell>
          <table:table-cell table:formula="of:=[.H371]*0.067" office:value-type="float" office:value="8.8818802389" calcext:value-type="float">
            <text:p>8,881880238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700" calcext:value-type="float">
            <text:p>700</text:p>
          </table:table-cell>
          <table:table-cell office:value-type="float" office:value="-279.73" calcext:value-type="float">
            <text:p>-279,73</text:p>
          </table:table-cell>
          <table:table-cell office:value-type="float" office:value="0.346086973" calcext:value-type="float">
            <text:p>0,346086973</text:p>
          </table:table-cell>
          <table:table-cell office:value-type="float" office:value="1.277284553" calcext:value-type="float">
            <text:p>1,277284553</text:p>
          </table:table-cell>
          <table:table-cell/>
          <table:table-cell table:formula="of:=[.D372]*100" office:value-type="float" office:value="34.6086973" calcext:value-type="float">
            <text:p>34,6086973</text:p>
          </table:table-cell>
          <table:table-cell table:formula="of:=[.E372]*100" office:value-type="float" office:value="127.7284553" calcext:value-type="float">
            <text:p>127,7284553</text:p>
          </table:table-cell>
          <table:table-cell/>
          <table:table-cell table:formula="of:=[.G372]*0.067" office:value-type="float" office:value="2.3187827191" calcext:value-type="float">
            <text:p>2,3187827191</text:p>
          </table:table-cell>
          <table:table-cell table:formula="of:=[.H372]*0.067" office:value-type="float" office:value="8.5578065051" calcext:value-type="float">
            <text:p>8,557806505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00" calcext:value-type="float">
            <text:p>700</text:p>
          </table:table-cell>
          <table:table-cell office:value-type="float" office:value="-279.73" calcext:value-type="float">
            <text:p>-279,73</text:p>
          </table:table-cell>
          <table:table-cell office:value-type="float" office:value="0.616422152" calcext:value-type="float">
            <text:p>0,616422152</text:p>
          </table:table-cell>
          <table:table-cell office:value-type="float" office:value="1.290494953" calcext:value-type="float">
            <text:p>1,290494953</text:p>
          </table:table-cell>
          <table:table-cell/>
          <table:table-cell table:formula="of:=[.D373]*100" office:value-type="float" office:value="61.6422152" calcext:value-type="float">
            <text:p>61,6422152</text:p>
          </table:table-cell>
          <table:table-cell table:formula="of:=[.E373]*100" office:value-type="float" office:value="129.0494953" calcext:value-type="float">
            <text:p>129,0494953</text:p>
          </table:table-cell>
          <table:table-cell/>
          <table:table-cell table:formula="of:=[.G373]*0.067" office:value-type="float" office:value="4.1300284184" calcext:value-type="float">
            <text:p>4,1300284184</text:p>
          </table:table-cell>
          <table:table-cell table:formula="of:=[.H373]*0.067" office:value-type="float" office:value="8.6463161851" calcext:value-type="float">
            <text:p>8,646316185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00" calcext:value-type="float">
            <text:p>700</text:p>
          </table:table-cell>
          <table:table-cell office:value-type="float" office:value="-280.61" calcext:value-type="float">
            <text:p>-280,61</text:p>
          </table:table-cell>
          <table:table-cell office:value-type="float" office:value="0.705726954" calcext:value-type="float">
            <text:p>0,705726954</text:p>
          </table:table-cell>
          <table:table-cell office:value-type="float" office:value="1.325719102" calcext:value-type="float">
            <text:p>1,325719102</text:p>
          </table:table-cell>
          <table:table-cell/>
          <table:table-cell table:formula="of:=[.D374]*100" office:value-type="float" office:value="70.5726954" calcext:value-type="float">
            <text:p>70,5726954</text:p>
          </table:table-cell>
          <table:table-cell table:formula="of:=[.E374]*100" office:value-type="float" office:value="132.5719102" calcext:value-type="float">
            <text:p>132,5719102</text:p>
          </table:table-cell>
          <table:table-cell/>
          <table:table-cell table:formula="of:=[.G374]*0.067" office:value-type="float" office:value="4.7283705918" calcext:value-type="float">
            <text:p>4,7283705918</text:p>
          </table:table-cell>
          <table:table-cell table:formula="of:=[.H374]*0.067" office:value-type="float" office:value="8.8823179834" calcext:value-type="float">
            <text:p>8,882317983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700" calcext:value-type="float">
            <text:p>700</text:p>
          </table:table-cell>
          <table:table-cell office:value-type="float" office:value="-280.61" calcext:value-type="float">
            <text:p>-280,61</text:p>
          </table:table-cell>
          <table:table-cell office:value-type="float" office:value="0.675934394" calcext:value-type="float">
            <text:p>0,675934394</text:p>
          </table:table-cell>
          <table:table-cell office:value-type="float" office:value="1.487750457" calcext:value-type="float">
            <text:p>1,487750457</text:p>
          </table:table-cell>
          <table:table-cell/>
          <table:table-cell table:formula="of:=[.D375]*100" office:value-type="float" office:value="67.5934394" calcext:value-type="float">
            <text:p>67,5934394</text:p>
          </table:table-cell>
          <table:table-cell table:formula="of:=[.E375]*100" office:value-type="float" office:value="148.7750457" calcext:value-type="float">
            <text:p>148,7750457</text:p>
          </table:table-cell>
          <table:table-cell/>
          <table:table-cell table:formula="of:=[.G375]*0.067" office:value-type="float" office:value="4.5287604398" calcext:value-type="float">
            <text:p>4,5287604398</text:p>
          </table:table-cell>
          <table:table-cell table:formula="of:=[.H375]*0.067" office:value-type="float" office:value="9.9679280619" calcext:value-type="float">
            <text:p>9,967928061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700" calcext:value-type="float">
            <text:p>700</text:p>
          </table:table-cell>
          <table:table-cell office:value-type="float" office:value="-280.61" calcext:value-type="float">
            <text:p>-280,61</text:p>
          </table:table-cell>
          <table:table-cell office:value-type="float" office:value="0.87224916" calcext:value-type="float">
            <text:p>0,87224916</text:p>
          </table:table-cell>
          <table:table-cell office:value-type="float" office:value="1.704287018" calcext:value-type="float">
            <text:p>1,704287018</text:p>
          </table:table-cell>
          <table:table-cell/>
          <table:table-cell table:formula="of:=[.D376]*100" office:value-type="float" office:value="87.224916" calcext:value-type="float">
            <text:p>87,224916</text:p>
          </table:table-cell>
          <table:table-cell table:formula="of:=[.E376]*100" office:value-type="float" office:value="170.4287018" calcext:value-type="float">
            <text:p>170,4287018</text:p>
          </table:table-cell>
          <table:table-cell/>
          <table:table-cell table:formula="of:=[.G376]*0.067" office:value-type="float" office:value="5.844069372" calcext:value-type="float">
            <text:p>5,844069372</text:p>
          </table:table-cell>
          <table:table-cell table:formula="of:=[.H376]*0.067" office:value-type="float" office:value="11.4187230206" calcext:value-type="float">
            <text:p>11,418723020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700" calcext:value-type="float">
            <text:p>700</text:p>
          </table:table-cell>
          <table:table-cell office:value-type="float" office:value="-281.79" calcext:value-type="float">
            <text:p>-281,79</text:p>
          </table:table-cell>
          <table:table-cell office:value-type="float" office:value="0.832809467" calcext:value-type="float">
            <text:p>0,832809467</text:p>
          </table:table-cell>
          <table:table-cell office:value-type="float" office:value="1.498197255" calcext:value-type="float">
            <text:p>1,498197255</text:p>
          </table:table-cell>
          <table:table-cell/>
          <table:table-cell table:formula="of:=[.D377]*100" office:value-type="float" office:value="83.2809467" calcext:value-type="float">
            <text:p>83,2809467</text:p>
          </table:table-cell>
          <table:table-cell table:formula="of:=[.E377]*100" office:value-type="float" office:value="149.8197255" calcext:value-type="float">
            <text:p>149,8197255</text:p>
          </table:table-cell>
          <table:table-cell/>
          <table:table-cell table:formula="of:=[.G377]*0.067" office:value-type="float" office:value="5.5798234289" calcext:value-type="float">
            <text:p>5,5798234289</text:p>
          </table:table-cell>
          <table:table-cell table:formula="of:=[.H377]*0.067" office:value-type="float" office:value="10.0379216085" calcext:value-type="float">
            <text:p>10,03792160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-281.79" calcext:value-type="float">
            <text:p>-281,79</text:p>
          </table:table-cell>
          <table:table-cell office:value-type="float" office:value="0.78152019" calcext:value-type="float">
            <text:p>0,78152019</text:p>
          </table:table-cell>
          <table:table-cell office:value-type="float" office:value="1.416769532" calcext:value-type="float">
            <text:p>1,416769532</text:p>
          </table:table-cell>
          <table:table-cell/>
          <table:table-cell table:formula="of:=[.D378]*100" office:value-type="float" office:value="78.152019" calcext:value-type="float">
            <text:p>78,152019</text:p>
          </table:table-cell>
          <table:table-cell table:formula="of:=[.E378]*100" office:value-type="float" office:value="141.6769532" calcext:value-type="float">
            <text:p>141,6769532</text:p>
          </table:table-cell>
          <table:table-cell/>
          <table:table-cell table:formula="of:=[.G378]*0.067" office:value-type="float" office:value="5.236185273" calcext:value-type="float">
            <text:p>5,236185273</text:p>
          </table:table-cell>
          <table:table-cell table:formula="of:=[.H378]*0.067" office:value-type="float" office:value="9.4923558644" calcext:value-type="float">
            <text:p>9,492355864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700" calcext:value-type="float">
            <text:p>700</text:p>
          </table:table-cell>
          <table:table-cell office:value-type="float" office:value="-281.79" calcext:value-type="float">
            <text:p>-281,79</text:p>
          </table:table-cell>
          <table:table-cell office:value-type="float" office:value="1.052185427" calcext:value-type="float">
            <text:p>1,052185427</text:p>
          </table:table-cell>
          <table:table-cell office:value-type="float" office:value="1.402626864" calcext:value-type="float">
            <text:p>1,402626864</text:p>
          </table:table-cell>
          <table:table-cell/>
          <table:table-cell table:formula="of:=[.D379]*100" office:value-type="float" office:value="105.2185427" calcext:value-type="float">
            <text:p>105,2185427</text:p>
          </table:table-cell>
          <table:table-cell table:formula="of:=[.E379]*100" office:value-type="float" office:value="140.2626864" calcext:value-type="float">
            <text:p>140,2626864</text:p>
          </table:table-cell>
          <table:table-cell/>
          <table:table-cell table:formula="of:=[.G379]*0.067" office:value-type="float" office:value="7.0496423609" calcext:value-type="float">
            <text:p>7,0496423609</text:p>
          </table:table-cell>
          <table:table-cell table:formula="of:=[.H379]*0.067" office:value-type="float" office:value="9.3975999888" calcext:value-type="float">
            <text:p>9,3975999888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700" calcext:value-type="float">
            <text:p>700</text:p>
          </table:table-cell>
          <table:table-cell office:value-type="float" office:value="-283.17" calcext:value-type="float">
            <text:p>-283,17</text:p>
          </table:table-cell>
          <table:table-cell office:value-type="float" office:value="1.137619551" calcext:value-type="float">
            <text:p>1,137619551</text:p>
          </table:table-cell>
          <table:table-cell office:value-type="float" office:value="1.032942047" calcext:value-type="float">
            <text:p>1,032942047</text:p>
          </table:table-cell>
          <table:table-cell/>
          <table:table-cell table:formula="of:=[.D380]*100" office:value-type="float" office:value="113.7619551" calcext:value-type="float">
            <text:p>113,7619551</text:p>
          </table:table-cell>
          <table:table-cell table:formula="of:=[.E380]*100" office:value-type="float" office:value="103.2942047" calcext:value-type="float">
            <text:p>103,2942047</text:p>
          </table:table-cell>
          <table:table-cell/>
          <table:table-cell table:formula="of:=[.G380]*0.067" office:value-type="float" office:value="7.6220509917" calcext:value-type="float">
            <text:p>7,6220509917</text:p>
          </table:table-cell>
          <table:table-cell table:formula="of:=[.H380]*0.067" office:value-type="float" office:value="6.9207117149" calcext:value-type="float">
            <text:p>6,920711714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700" calcext:value-type="float">
            <text:p>700</text:p>
          </table:table-cell>
          <table:table-cell office:value-type="float" office:value="-283.17" calcext:value-type="float">
            <text:p>-283,17</text:p>
          </table:table-cell>
          <table:table-cell office:value-type="float" office:value="1.12141135" calcext:value-type="float">
            <text:p>1,12141135</text:p>
          </table:table-cell>
          <table:table-cell office:value-type="float" office:value="0.916307729" calcext:value-type="float">
            <text:p>0,916307729</text:p>
          </table:table-cell>
          <table:table-cell/>
          <table:table-cell table:formula="of:=[.D381]*100" office:value-type="float" office:value="112.141135" calcext:value-type="float">
            <text:p>112,141135</text:p>
          </table:table-cell>
          <table:table-cell table:formula="of:=[.E381]*100" office:value-type="float" office:value="91.6307729" calcext:value-type="float">
            <text:p>91,6307729</text:p>
          </table:table-cell>
          <table:table-cell/>
          <table:table-cell table:formula="of:=[.G381]*0.067" office:value-type="float" office:value="7.513456045" calcext:value-type="float">
            <text:p>7,513456045</text:p>
          </table:table-cell>
          <table:table-cell table:formula="of:=[.H381]*0.067" office:value-type="float" office:value="6.1392617843" calcext:value-type="float">
            <text:p>6,139261784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700" calcext:value-type="float">
            <text:p>700</text:p>
          </table:table-cell>
          <table:table-cell office:value-type="float" office:value="-284.61" calcext:value-type="float">
            <text:p>-284,61</text:p>
          </table:table-cell>
          <table:table-cell office:value-type="float" office:value="1.065623092" calcext:value-type="float">
            <text:p>1,065623092</text:p>
          </table:table-cell>
          <table:table-cell office:value-type="float" office:value="0.985116751" calcext:value-type="float">
            <text:p>0,985116751</text:p>
          </table:table-cell>
          <table:table-cell/>
          <table:table-cell table:formula="of:=[.D382]*100" office:value-type="float" office:value="106.5623092" calcext:value-type="float">
            <text:p>106,5623092</text:p>
          </table:table-cell>
          <table:table-cell table:formula="of:=[.E382]*100" office:value-type="float" office:value="98.5116751" calcext:value-type="float">
            <text:p>98,5116751</text:p>
          </table:table-cell>
          <table:table-cell/>
          <table:table-cell table:formula="of:=[.G382]*0.067" office:value-type="float" office:value="7.1396747164" calcext:value-type="float">
            <text:p>7,1396747164</text:p>
          </table:table-cell>
          <table:table-cell table:formula="of:=[.H382]*0.067" office:value-type="float" office:value="6.6002822317" calcext:value-type="float">
            <text:p>6,600282231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00" calcext:value-type="float">
            <text:p>700</text:p>
          </table:table-cell>
          <table:table-cell office:value-type="float" office:value="-284.61" calcext:value-type="float">
            <text:p>-284,61</text:p>
          </table:table-cell>
          <table:table-cell office:value-type="float" office:value="0.867946259" calcext:value-type="float">
            <text:p>0,867946259</text:p>
          </table:table-cell>
          <table:table-cell office:value-type="float" office:value="0.71585708" calcext:value-type="float">
            <text:p>0,71585708</text:p>
          </table:table-cell>
          <table:table-cell/>
          <table:table-cell table:formula="of:=[.D383]*100" office:value-type="float" office:value="86.7946259" calcext:value-type="float">
            <text:p>86,7946259</text:p>
          </table:table-cell>
          <table:table-cell table:formula="of:=[.E383]*100" office:value-type="float" office:value="71.585708" calcext:value-type="float">
            <text:p>71,585708</text:p>
          </table:table-cell>
          <table:table-cell/>
          <table:table-cell table:formula="of:=[.G383]*0.067" office:value-type="float" office:value="5.8152399353" calcext:value-type="float">
            <text:p>5,8152399353</text:p>
          </table:table-cell>
          <table:table-cell table:formula="of:=[.H383]*0.067" office:value-type="float" office:value="4.796242436" calcext:value-type="float">
            <text:p>4,79624243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700" calcext:value-type="float">
            <text:p>700</text:p>
          </table:table-cell>
          <table:table-cell office:value-type="float" office:value="-284.61" calcext:value-type="float">
            <text:p>-284,61</text:p>
          </table:table-cell>
          <table:table-cell office:value-type="float" office:value="0.95032335" calcext:value-type="float">
            <text:p>0,95032335</text:p>
          </table:table-cell>
          <table:table-cell office:value-type="float" office:value="0.534317779" calcext:value-type="float">
            <text:p>0,534317779</text:p>
          </table:table-cell>
          <table:table-cell/>
          <table:table-cell table:formula="of:=[.D384]*100" office:value-type="float" office:value="95.032335" calcext:value-type="float">
            <text:p>95,032335</text:p>
          </table:table-cell>
          <table:table-cell table:formula="of:=[.E384]*100" office:value-type="float" office:value="53.4317779" calcext:value-type="float">
            <text:p>53,4317779</text:p>
          </table:table-cell>
          <table:table-cell/>
          <table:table-cell table:formula="of:=[.G384]*0.067" office:value-type="float" office:value="6.367166445" calcext:value-type="float">
            <text:p>6,367166445</text:p>
          </table:table-cell>
          <table:table-cell table:formula="of:=[.H384]*0.067" office:value-type="float" office:value="3.5799291193" calcext:value-type="float">
            <text:p>3,5799291193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700" calcext:value-type="float">
            <text:p>700</text:p>
          </table:table-cell>
          <table:table-cell office:value-type="float" office:value="-286.41" calcext:value-type="float">
            <text:p>-286,41</text:p>
          </table:table-cell>
          <table:table-cell office:value-type="float" office:value="1.012429897" calcext:value-type="float">
            <text:p>1,012429897</text:p>
          </table:table-cell>
          <table:table-cell office:value-type="float" office:value="0.388596665" calcext:value-type="float">
            <text:p>0,388596665</text:p>
          </table:table-cell>
          <table:table-cell/>
          <table:table-cell table:formula="of:=[.D385]*100" office:value-type="float" office:value="101.2429897" calcext:value-type="float">
            <text:p>101,2429897</text:p>
          </table:table-cell>
          <table:table-cell table:formula="of:=[.E385]*100" office:value-type="float" office:value="38.8596665" calcext:value-type="float">
            <text:p>38,8596665</text:p>
          </table:table-cell>
          <table:table-cell/>
          <table:table-cell table:formula="of:=[.G385]*0.067" office:value-type="float" office:value="6.7832803099" calcext:value-type="float">
            <text:p>6,7832803099</text:p>
          </table:table-cell>
          <table:table-cell table:formula="of:=[.H385]*0.067" office:value-type="float" office:value="2.6035976555" calcext:value-type="float">
            <text:p>2,603597655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700" calcext:value-type="float">
            <text:p>700</text:p>
          </table:table-cell>
          <table:table-cell office:value-type="float" office:value="-286.41" calcext:value-type="float">
            <text:p>-286,41</text:p>
          </table:table-cell>
          <table:table-cell office:value-type="float" office:value="0.907622884" calcext:value-type="float">
            <text:p>0,907622884</text:p>
          </table:table-cell>
          <table:table-cell office:value-type="float" office:value="-0.013695996" calcext:value-type="float">
            <text:p>-0,013695996</text:p>
          </table:table-cell>
          <table:table-cell/>
          <table:table-cell table:formula="of:=[.D386]*100" office:value-type="float" office:value="90.7622884" calcext:value-type="float">
            <text:p>90,7622884</text:p>
          </table:table-cell>
          <table:table-cell table:formula="of:=[.E386]*100" office:value-type="float" office:value="-1.3695996" calcext:value-type="float">
            <text:p>-1,3695996</text:p>
          </table:table-cell>
          <table:table-cell/>
          <table:table-cell table:formula="of:=[.G386]*0.067" office:value-type="float" office:value="6.0810733228" calcext:value-type="float">
            <text:p>6,0810733228</text:p>
          </table:table-cell>
          <table:table-cell table:formula="of:=[.H386]*0.067" office:value-type="float" office:value="-0.0917631732" calcext:value-type="float">
            <text:p>-0,091763173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700" calcext:value-type="float">
            <text:p>700</text:p>
          </table:table-cell>
          <table:table-cell office:value-type="float" office:value="-286.41" calcext:value-type="float">
            <text:p>-286,41</text:p>
          </table:table-cell>
          <table:table-cell office:value-type="float" office:value="1.075044636" calcext:value-type="float">
            <text:p>1,075044636</text:p>
          </table:table-cell>
          <table:table-cell office:value-type="float" office:value="-0.331170814" calcext:value-type="float">
            <text:p>-0,331170814</text:p>
          </table:table-cell>
          <table:table-cell/>
          <table:table-cell table:formula="of:=[.D387]*100" office:value-type="float" office:value="107.5044636" calcext:value-type="float">
            <text:p>107,5044636</text:p>
          </table:table-cell>
          <table:table-cell table:formula="of:=[.E387]*100" office:value-type="float" office:value="-33.1170814" calcext:value-type="float">
            <text:p>-33,1170814</text:p>
          </table:table-cell>
          <table:table-cell/>
          <table:table-cell table:formula="of:=[.G387]*0.067" office:value-type="float" office:value="7.2027990612" calcext:value-type="float">
            <text:p>7,2027990612</text:p>
          </table:table-cell>
          <table:table-cell table:formula="of:=[.H387]*0.067" office:value-type="float" office:value="-2.2188444538" calcext:value-type="float">
            <text:p>-2,218844453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-288.11" calcext:value-type="float">
            <text:p>-288,11</text:p>
          </table:table-cell>
          <table:table-cell office:value-type="float" office:value="1.011176122" calcext:value-type="float">
            <text:p>1,011176122</text:p>
          </table:table-cell>
          <table:table-cell office:value-type="float" office:value="-0.576754649" calcext:value-type="float">
            <text:p>-0,576754649</text:p>
          </table:table-cell>
          <table:table-cell/>
          <table:table-cell table:formula="of:=[.D388]*100" office:value-type="float" office:value="101.1176122" calcext:value-type="float">
            <text:p>101,1176122</text:p>
          </table:table-cell>
          <table:table-cell table:formula="of:=[.E388]*100" office:value-type="float" office:value="-57.6754649" calcext:value-type="float">
            <text:p>-57,6754649</text:p>
          </table:table-cell>
          <table:table-cell/>
          <table:table-cell table:formula="of:=[.G388]*0.067" office:value-type="float" office:value="6.7748800174" calcext:value-type="float">
            <text:p>6,7748800174</text:p>
          </table:table-cell>
          <table:table-cell table:formula="of:=[.H388]*0.067" office:value-type="float" office:value="-3.8642561483" calcext:value-type="float">
            <text:p>-3,864256148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00" calcext:value-type="float">
            <text:p>700</text:p>
          </table:table-cell>
          <table:table-cell office:value-type="float" office:value="-288.11" calcext:value-type="float">
            <text:p>-288,11</text:p>
          </table:table-cell>
          <table:table-cell office:value-type="float" office:value="0.757531797" calcext:value-type="float">
            <text:p>0,757531797</text:p>
          </table:table-cell>
          <table:table-cell office:value-type="float" office:value="-0.688607891" calcext:value-type="float">
            <text:p>-0,688607891</text:p>
          </table:table-cell>
          <table:table-cell/>
          <table:table-cell table:formula="of:=[.D389]*100" office:value-type="float" office:value="75.7531797" calcext:value-type="float">
            <text:p>75,7531797</text:p>
          </table:table-cell>
          <table:table-cell table:formula="of:=[.E389]*100" office:value-type="float" office:value="-68.8607891" calcext:value-type="float">
            <text:p>-68,8607891</text:p>
          </table:table-cell>
          <table:table-cell/>
          <table:table-cell table:formula="of:=[.G389]*0.067" office:value-type="float" office:value="5.0754630399" calcext:value-type="float">
            <text:p>5,0754630399</text:p>
          </table:table-cell>
          <table:table-cell table:formula="of:=[.H389]*0.067" office:value-type="float" office:value="-4.6136728697" calcext:value-type="float">
            <text:p>-4,6136728697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700" calcext:value-type="float">
            <text:p>700</text:p>
          </table:table-cell>
          <table:table-cell office:value-type="float" office:value="-288.11" calcext:value-type="float">
            <text:p>-288,11</text:p>
          </table:table-cell>
          <table:table-cell office:value-type="float" office:value="0.991205203" calcext:value-type="float">
            <text:p>0,991205203</text:p>
          </table:table-cell>
          <table:table-cell office:value-type="float" office:value="-0.712839402" calcext:value-type="float">
            <text:p>-0,712839402</text:p>
          </table:table-cell>
          <table:table-cell/>
          <table:table-cell table:formula="of:=[.D390]*100" office:value-type="float" office:value="99.1205203" calcext:value-type="float">
            <text:p>99,1205203</text:p>
          </table:table-cell>
          <table:table-cell table:formula="of:=[.E390]*100" office:value-type="float" office:value="-71.2839402" calcext:value-type="float">
            <text:p>-71,2839402</text:p>
          </table:table-cell>
          <table:table-cell/>
          <table:table-cell table:formula="of:=[.G390]*0.067" office:value-type="float" office:value="6.6410748601" calcext:value-type="float">
            <text:p>6,6410748601</text:p>
          </table:table-cell>
          <table:table-cell table:formula="of:=[.H390]*0.067" office:value-type="float" office:value="-4.7760239934" calcext:value-type="float">
            <text:p>-4,7760239934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700" calcext:value-type="float">
            <text:p>700</text:p>
          </table:table-cell>
          <table:table-cell office:value-type="float" office:value="-289.58" calcext:value-type="float">
            <text:p>-289,58</text:p>
          </table:table-cell>
          <table:table-cell office:value-type="float" office:value="0.986524611" calcext:value-type="float">
            <text:p>0,986524611</text:p>
          </table:table-cell>
          <table:table-cell office:value-type="float" office:value="-0.791278676" calcext:value-type="float">
            <text:p>-0,791278676</text:p>
          </table:table-cell>
          <table:table-cell/>
          <table:table-cell table:formula="of:=[.D391]*100" office:value-type="float" office:value="98.6524611" calcext:value-type="float">
            <text:p>98,6524611</text:p>
          </table:table-cell>
          <table:table-cell table:formula="of:=[.E391]*100" office:value-type="float" office:value="-79.1278676" calcext:value-type="float">
            <text:p>-79,1278676</text:p>
          </table:table-cell>
          <table:table-cell/>
          <table:table-cell table:formula="of:=[.G391]*0.067" office:value-type="float" office:value="6.6097148937" calcext:value-type="float">
            <text:p>6,6097148937</text:p>
          </table:table-cell>
          <table:table-cell table:formula="of:=[.H391]*0.067" office:value-type="float" office:value="-5.3015671292" calcext:value-type="float">
            <text:p>-5,3015671292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700" calcext:value-type="float">
            <text:p>700</text:p>
          </table:table-cell>
          <table:table-cell office:value-type="float" office:value="-289.58" calcext:value-type="float">
            <text:p>-289,58</text:p>
          </table:table-cell>
          <table:table-cell office:value-type="float" office:value="0.653432973" calcext:value-type="float">
            <text:p>0,653432973</text:p>
          </table:table-cell>
          <table:table-cell office:value-type="float" office:value="-0.726771769" calcext:value-type="float">
            <text:p>-0,726771769</text:p>
          </table:table-cell>
          <table:table-cell/>
          <table:table-cell table:formula="of:=[.D392]*100" office:value-type="float" office:value="65.3432973" calcext:value-type="float">
            <text:p>65,3432973</text:p>
          </table:table-cell>
          <table:table-cell table:formula="of:=[.E392]*100" office:value-type="float" office:value="-72.6771769" calcext:value-type="float">
            <text:p>-72,6771769</text:p>
          </table:table-cell>
          <table:table-cell/>
          <table:table-cell table:formula="of:=[.G392]*0.067" office:value-type="float" office:value="4.3780009191" calcext:value-type="float">
            <text:p>4,3780009191</text:p>
          </table:table-cell>
          <table:table-cell table:formula="of:=[.H392]*0.067" office:value-type="float" office:value="-4.8693708523" calcext:value-type="float">
            <text:p>-4,8693708523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700" calcext:value-type="float">
            <text:p>700</text:p>
          </table:table-cell>
          <table:table-cell office:value-type="float" office:value="-289.58" calcext:value-type="float">
            <text:p>-289,58</text:p>
          </table:table-cell>
          <table:table-cell office:value-type="float" office:value="0.565794733" calcext:value-type="float">
            <text:p>0,565794733</text:p>
          </table:table-cell>
          <table:table-cell office:value-type="float" office:value="-0.533286925" calcext:value-type="float">
            <text:p>-0,533286925</text:p>
          </table:table-cell>
          <table:table-cell/>
          <table:table-cell table:formula="of:=[.D393]*100" office:value-type="float" office:value="56.5794733" calcext:value-type="float">
            <text:p>56,5794733</text:p>
          </table:table-cell>
          <table:table-cell table:formula="of:=[.E393]*100" office:value-type="float" office:value="-53.3286925" calcext:value-type="float">
            <text:p>-53,3286925</text:p>
          </table:table-cell>
          <table:table-cell/>
          <table:table-cell table:formula="of:=[.G393]*0.067" office:value-type="float" office:value="3.7908247111" calcext:value-type="float">
            <text:p>3,7908247111</text:p>
          </table:table-cell>
          <table:table-cell table:formula="of:=[.H393]*0.067" office:value-type="float" office:value="-3.5730223975" calcext:value-type="float">
            <text:p>-3,5730223975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700" calcext:value-type="float">
            <text:p>700</text:p>
          </table:table-cell>
          <table:table-cell office:value-type="float" office:value="-290.16" calcext:value-type="float">
            <text:p>-290,16</text:p>
          </table:table-cell>
          <table:table-cell office:value-type="float" office:value="0.425024991" calcext:value-type="float">
            <text:p>0,425024991</text:p>
          </table:table-cell>
          <table:table-cell office:value-type="float" office:value="-0.635078302" calcext:value-type="float">
            <text:p>-0,635078302</text:p>
          </table:table-cell>
          <table:table-cell/>
          <table:table-cell table:formula="of:=[.D394]*100" office:value-type="float" office:value="42.5024991" calcext:value-type="float">
            <text:p>42,5024991</text:p>
          </table:table-cell>
          <table:table-cell table:formula="of:=[.E394]*100" office:value-type="float" office:value="-63.5078302" calcext:value-type="float">
            <text:p>-63,5078302</text:p>
          </table:table-cell>
          <table:table-cell/>
          <table:table-cell table:formula="of:=[.G394]*0.067" office:value-type="float" office:value="2.8476674397" calcext:value-type="float">
            <text:p>2,8476674397</text:p>
          </table:table-cell>
          <table:table-cell table:formula="of:=[.H394]*0.067" office:value-type="float" office:value="-4.2550246234" calcext:value-type="float">
            <text:p>-4,2550246234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700" calcext:value-type="float">
            <text:p>700</text:p>
          </table:table-cell>
          <table:table-cell office:value-type="float" office:value="-290.16" calcext:value-type="float">
            <text:p>-290,16</text:p>
          </table:table-cell>
          <table:table-cell office:value-type="float" office:value="0.28149617" calcext:value-type="float">
            <text:p>0,28149617</text:p>
          </table:table-cell>
          <table:table-cell office:value-type="float" office:value="-0.664054877" calcext:value-type="float">
            <text:p>-0,664054877</text:p>
          </table:table-cell>
          <table:table-cell/>
          <table:table-cell table:formula="of:=[.D395]*100" office:value-type="float" office:value="28.149617" calcext:value-type="float">
            <text:p>28,149617</text:p>
          </table:table-cell>
          <table:table-cell table:formula="of:=[.E395]*100" office:value-type="float" office:value="-66.4054877" calcext:value-type="float">
            <text:p>-66,4054877</text:p>
          </table:table-cell>
          <table:table-cell/>
          <table:table-cell table:formula="of:=[.G395]*0.067" office:value-type="float" office:value="1.886024339" calcext:value-type="float">
            <text:p>1,886024339</text:p>
          </table:table-cell>
          <table:table-cell table:formula="of:=[.H395]*0.067" office:value-type="float" office:value="-4.4491676759" calcext:value-type="float">
            <text:p>-4,4491676759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700" calcext:value-type="float">
            <text:p>700</text:p>
          </table:table-cell>
          <table:table-cell office:value-type="float" office:value="-290.16" calcext:value-type="float">
            <text:p>-290,16</text:p>
          </table:table-cell>
          <table:table-cell office:value-type="float" office:value="0.294931543" calcext:value-type="float">
            <text:p>0,294931543</text:p>
          </table:table-cell>
          <table:table-cell office:value-type="float" office:value="-0.562864829" calcext:value-type="float">
            <text:p>-0,562864829</text:p>
          </table:table-cell>
          <table:table-cell/>
          <table:table-cell table:formula="of:=[.D396]*100" office:value-type="float" office:value="29.4931543" calcext:value-type="float">
            <text:p>29,4931543</text:p>
          </table:table-cell>
          <table:table-cell table:formula="of:=[.E396]*100" office:value-type="float" office:value="-56.2864829" calcext:value-type="float">
            <text:p>-56,2864829</text:p>
          </table:table-cell>
          <table:table-cell/>
          <table:table-cell table:formula="of:=[.G396]*0.067" office:value-type="float" office:value="1.9760413381" calcext:value-type="float">
            <text:p>1,9760413381</text:p>
          </table:table-cell>
          <table:table-cell table:formula="of:=[.H396]*0.067" office:value-type="float" office:value="-3.7711943543" calcext:value-type="float">
            <text:p>-3,7711943543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700" calcext:value-type="float">
            <text:p>700</text:p>
          </table:table-cell>
          <table:table-cell office:value-type="float" office:value="-290.6" calcext:value-type="float">
            <text:p>-290,6</text:p>
          </table:table-cell>
          <table:table-cell office:value-type="float" office:value="0.161149232" calcext:value-type="float">
            <text:p>0,161149232</text:p>
          </table:table-cell>
          <table:table-cell office:value-type="float" office:value="-0.62078112" calcext:value-type="float">
            <text:p>-0,62078112</text:p>
          </table:table-cell>
          <table:table-cell/>
          <table:table-cell table:formula="of:=[.D397]*100" office:value-type="float" office:value="16.1149232" calcext:value-type="float">
            <text:p>16,1149232</text:p>
          </table:table-cell>
          <table:table-cell table:formula="of:=[.E397]*100" office:value-type="float" office:value="-62.078112" calcext:value-type="float">
            <text:p>-62,078112</text:p>
          </table:table-cell>
          <table:table-cell/>
          <table:table-cell table:formula="of:=[.G397]*0.067" office:value-type="float" office:value="1.0796998544" calcext:value-type="float">
            <text:p>1,0796998544</text:p>
          </table:table-cell>
          <table:table-cell table:formula="of:=[.H397]*0.067" office:value-type="float" office:value="-4.159233504" calcext:value-type="float">
            <text:p>-4,15923350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-290.6" calcext:value-type="float">
            <text:p>-290,6</text:p>
          </table:table-cell>
          <table:table-cell office:value-type="float" office:value="-0.147916141" calcext:value-type="float">
            <text:p>-0,147916141</text:p>
          </table:table-cell>
          <table:table-cell office:value-type="float" office:value="-0.688607251" calcext:value-type="float">
            <text:p>-0,688607251</text:p>
          </table:table-cell>
          <table:table-cell/>
          <table:table-cell table:formula="of:=[.D398]*100" office:value-type="float" office:value="-14.7916141" calcext:value-type="float">
            <text:p>-14,7916141</text:p>
          </table:table-cell>
          <table:table-cell table:formula="of:=[.E398]*100" office:value-type="float" office:value="-68.8607251" calcext:value-type="float">
            <text:p>-68,8607251</text:p>
          </table:table-cell>
          <table:table-cell/>
          <table:table-cell table:formula="of:=[.G398]*0.067" office:value-type="float" office:value="-0.9910381447" calcext:value-type="float">
            <text:p>-0,9910381447</text:p>
          </table:table-cell>
          <table:table-cell table:formula="of:=[.H398]*0.067" office:value-type="float" office:value="-4.6136685817" calcext:value-type="float">
            <text:p>-4,6136685817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700" calcext:value-type="float">
            <text:p>700</text:p>
          </table:table-cell>
          <table:table-cell office:value-type="float" office:value="-290.27" calcext:value-type="float">
            <text:p>-290,27</text:p>
          </table:table-cell>
          <table:table-cell office:value-type="float" office:value="-0.271316566" calcext:value-type="float">
            <text:p>-0,271316566</text:p>
          </table:table-cell>
          <table:table-cell office:value-type="float" office:value="-0.761611129" calcext:value-type="float">
            <text:p>-0,761611129</text:p>
          </table:table-cell>
          <table:table-cell/>
          <table:table-cell table:formula="of:=[.D399]*100" office:value-type="float" office:value="-27.1316566" calcext:value-type="float">
            <text:p>-27,1316566</text:p>
          </table:table-cell>
          <table:table-cell table:formula="of:=[.E399]*100" office:value-type="float" office:value="-76.1611129" calcext:value-type="float">
            <text:p>-76,1611129</text:p>
          </table:table-cell>
          <table:table-cell/>
          <table:table-cell table:formula="of:=[.G399]*0.067" office:value-type="float" office:value="-1.8178209922" calcext:value-type="float">
            <text:p>-1,8178209922</text:p>
          </table:table-cell>
          <table:table-cell table:formula="of:=[.H399]*0.067" office:value-type="float" office:value="-5.1027945643" calcext:value-type="float">
            <text:p>-5,1027945643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700" calcext:value-type="float">
            <text:p>700</text:p>
          </table:table-cell>
          <table:table-cell office:value-type="float" office:value="-290.27" calcext:value-type="float">
            <text:p>-290,27</text:p>
          </table:table-cell>
          <table:table-cell office:value-type="float" office:value="-0.224616716" calcext:value-type="float">
            <text:p>-0,224616716</text:p>
          </table:table-cell>
          <table:table-cell office:value-type="float" office:value="-0.65539482" calcext:value-type="float">
            <text:p>-0,65539482</text:p>
          </table:table-cell>
          <table:table-cell/>
          <table:table-cell table:formula="of:=[.D400]*100" office:value-type="float" office:value="-22.4616716" calcext:value-type="float">
            <text:p>-22,4616716</text:p>
          </table:table-cell>
          <table:table-cell table:formula="of:=[.E400]*100" office:value-type="float" office:value="-65.539482" calcext:value-type="float">
            <text:p>-65,539482</text:p>
          </table:table-cell>
          <table:table-cell/>
          <table:table-cell table:formula="of:=[.G400]*0.067" office:value-type="float" office:value="-1.5049319972" calcext:value-type="float">
            <text:p>-1,5049319972</text:p>
          </table:table-cell>
          <table:table-cell table:formula="of:=[.H400]*0.067" office:value-type="float" office:value="-4.391145294" calcext:value-type="float">
            <text:p>-4,391145294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700" calcext:value-type="float">
            <text:p>700</text:p>
          </table:table-cell>
          <table:table-cell office:value-type="float" office:value="-290.27" calcext:value-type="float">
            <text:p>-290,27</text:p>
          </table:table-cell>
          <table:table-cell office:value-type="float" office:value="-0.447599219" calcext:value-type="float">
            <text:p>-0,447599219</text:p>
          </table:table-cell>
          <table:table-cell office:value-type="float" office:value="-0.637986824" calcext:value-type="float">
            <text:p>-0,637986824</text:p>
          </table:table-cell>
          <table:table-cell/>
          <table:table-cell table:formula="of:=[.D401]*100" office:value-type="float" office:value="-44.7599219" calcext:value-type="float">
            <text:p>-44,7599219</text:p>
          </table:table-cell>
          <table:table-cell table:formula="of:=[.E401]*100" office:value-type="float" office:value="-63.7986824" calcext:value-type="float">
            <text:p>-63,7986824</text:p>
          </table:table-cell>
          <table:table-cell/>
          <table:table-cell table:formula="of:=[.G401]*0.067" office:value-type="float" office:value="-2.9989147673" calcext:value-type="float">
            <text:p>-2,9989147673</text:p>
          </table:table-cell>
          <table:table-cell table:formula="of:=[.H401]*0.067" office:value-type="float" office:value="-4.2745117208" calcext:value-type="float">
            <text:p>-4,2745117208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700" calcext:value-type="float">
            <text:p>700</text:p>
          </table:table-cell>
          <table:table-cell office:value-type="float" office:value="-289.41" calcext:value-type="float">
            <text:p>-289,41</text:p>
          </table:table-cell>
          <table:table-cell office:value-type="float" office:value="-0.554699933" calcext:value-type="float">
            <text:p>-0,554699933</text:p>
          </table:table-cell>
          <table:table-cell office:value-type="float" office:value="-0.654959487" calcext:value-type="float">
            <text:p>-0,654959487</text:p>
          </table:table-cell>
          <table:table-cell/>
          <table:table-cell table:formula="of:=[.D402]*100" office:value-type="float" office:value="-55.4699933" calcext:value-type="float">
            <text:p>-55,4699933</text:p>
          </table:table-cell>
          <table:table-cell table:formula="of:=[.E402]*100" office:value-type="float" office:value="-65.4959487" calcext:value-type="float">
            <text:p>-65,4959487</text:p>
          </table:table-cell>
          <table:table-cell/>
          <table:table-cell table:formula="of:=[.G402]*0.067" office:value-type="float" office:value="-3.7164895511" calcext:value-type="float">
            <text:p>-3,7164895511</text:p>
          </table:table-cell>
          <table:table-cell table:formula="of:=[.H402]*0.067" office:value-type="float" office:value="-4.3882285629" calcext:value-type="float">
            <text:p>-4,3882285629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700" calcext:value-type="float">
            <text:p>700</text:p>
          </table:table-cell>
          <table:table-cell office:value-type="float" office:value="-289.41" calcext:value-type="float">
            <text:p>-289,41</text:p>
          </table:table-cell>
          <table:table-cell office:value-type="float" office:value="-0.312579154" calcext:value-type="float">
            <text:p>-0,312579154</text:p>
          </table:table-cell>
          <table:table-cell office:value-type="float" office:value="-0.333399233" calcext:value-type="float">
            <text:p>-0,333399233</text:p>
          </table:table-cell>
          <table:table-cell/>
          <table:table-cell table:formula="of:=[.D403]*100" office:value-type="float" office:value="-31.2579154" calcext:value-type="float">
            <text:p>-31,2579154</text:p>
          </table:table-cell>
          <table:table-cell table:formula="of:=[.E403]*100" office:value-type="float" office:value="-33.3399233" calcext:value-type="float">
            <text:p>-33,3399233</text:p>
          </table:table-cell>
          <table:table-cell/>
          <table:table-cell table:formula="of:=[.G403]*0.067" office:value-type="float" office:value="-2.0942803318" calcext:value-type="float">
            <text:p>-2,0942803318</text:p>
          </table:table-cell>
          <table:table-cell table:formula="of:=[.H403]*0.067" office:value-type="float" office:value="-2.2337748611" calcext:value-type="float">
            <text:p>-2,2337748611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700" calcext:value-type="float">
            <text:p>700</text:p>
          </table:table-cell>
          <table:table-cell office:value-type="float" office:value="-289.41" calcext:value-type="float">
            <text:p>-289,41</text:p>
          </table:table-cell>
          <table:table-cell office:value-type="float" office:value="-0.547710389" calcext:value-type="float">
            <text:p>-0,547710389</text:p>
          </table:table-cell>
          <table:table-cell office:value-type="float" office:value="-0.234777582" calcext:value-type="float">
            <text:p>-0,234777582</text:p>
          </table:table-cell>
          <table:table-cell/>
          <table:table-cell table:formula="of:=[.D404]*100" office:value-type="float" office:value="-54.7710389" calcext:value-type="float">
            <text:p>-54,7710389</text:p>
          </table:table-cell>
          <table:table-cell table:formula="of:=[.E404]*100" office:value-type="float" office:value="-23.4777582" calcext:value-type="float">
            <text:p>-23,4777582</text:p>
          </table:table-cell>
          <table:table-cell/>
          <table:table-cell table:formula="of:=[.G404]*0.067" office:value-type="float" office:value="-3.6696596063" calcext:value-type="float">
            <text:p>-3,6696596063</text:p>
          </table:table-cell>
          <table:table-cell table:formula="of:=[.H404]*0.067" office:value-type="float" office:value="-1.5730097994" calcext:value-type="float">
            <text:p>-1,5730097994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700" calcext:value-type="float">
            <text:p>700</text:p>
          </table:table-cell>
          <table:table-cell office:value-type="float" office:value="-288.73" calcext:value-type="float">
            <text:p>-288,73</text:p>
          </table:table-cell>
          <table:table-cell office:value-type="float" office:value="-0.506141854" calcext:value-type="float">
            <text:p>-0,506141854</text:p>
          </table:table-cell>
          <table:table-cell office:value-type="float" office:value="-0.013066574" calcext:value-type="float">
            <text:p>-0,013066574</text:p>
          </table:table-cell>
          <table:table-cell/>
          <table:table-cell table:formula="of:=[.D405]*100" office:value-type="float" office:value="-50.6141854" calcext:value-type="float">
            <text:p>-50,6141854</text:p>
          </table:table-cell>
          <table:table-cell table:formula="of:=[.E405]*100" office:value-type="float" office:value="-1.3066574" calcext:value-type="float">
            <text:p>-1,3066574</text:p>
          </table:table-cell>
          <table:table-cell/>
          <table:table-cell table:formula="of:=[.G405]*0.067" office:value-type="float" office:value="-3.3911504218" calcext:value-type="float">
            <text:p>-3,3911504218</text:p>
          </table:table-cell>
          <table:table-cell table:formula="of:=[.H405]*0.067" office:value-type="float" office:value="-0.0875460458" calcext:value-type="float">
            <text:p>-0,0875460458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700" calcext:value-type="float">
            <text:p>700</text:p>
          </table:table-cell>
          <table:table-cell office:value-type="float" office:value="-288.73" calcext:value-type="float">
            <text:p>-288,73</text:p>
          </table:table-cell>
          <table:table-cell office:value-type="float" office:value="-0.083170129" calcext:value-type="float">
            <text:p>-0,083170129</text:p>
          </table:table-cell>
          <table:table-cell office:value-type="float" office:value="0.039558214" calcext:value-type="float">
            <text:p>0,039558214</text:p>
          </table:table-cell>
          <table:table-cell/>
          <table:table-cell table:formula="of:=[.D406]*100" office:value-type="float" office:value="-8.3170129" calcext:value-type="float">
            <text:p>-8,3170129</text:p>
          </table:table-cell>
          <table:table-cell table:formula="of:=[.E406]*100" office:value-type="float" office:value="3.9558214" calcext:value-type="float">
            <text:p>3,9558214</text:p>
          </table:table-cell>
          <table:table-cell/>
          <table:table-cell table:formula="of:=[.G406]*0.067" office:value-type="float" office:value="-0.5572398643" calcext:value-type="float">
            <text:p>-0,5572398643</text:p>
          </table:table-cell>
          <table:table-cell table:formula="of:=[.H406]*0.067" office:value-type="float" office:value="0.2650400338" calcext:value-type="float">
            <text:p>0,2650400338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700" calcext:value-type="float">
            <text:p>700</text:p>
          </table:table-cell>
          <table:table-cell office:value-type="float" office:value="-288.73" calcext:value-type="float">
            <text:p>-288,73</text:p>
          </table:table-cell>
          <table:table-cell office:value-type="float" office:value="-0.45018441" calcext:value-type="float">
            <text:p>-0,45018441</text:p>
          </table:table-cell>
          <table:table-cell office:value-type="float" office:value="-0.010545923" calcext:value-type="float">
            <text:p>-0,010545923</text:p>
          </table:table-cell>
          <table:table-cell/>
          <table:table-cell table:formula="of:=[.D407]*100" office:value-type="float" office:value="-45.018441" calcext:value-type="float">
            <text:p>-45,018441</text:p>
          </table:table-cell>
          <table:table-cell table:formula="of:=[.E407]*100" office:value-type="float" office:value="-1.0545923" calcext:value-type="float">
            <text:p>-1,0545923</text:p>
          </table:table-cell>
          <table:table-cell/>
          <table:table-cell table:formula="of:=[.G407]*0.067" office:value-type="float" office:value="-3.016235547" calcext:value-type="float">
            <text:p>-3,016235547</text:p>
          </table:table-cell>
          <table:table-cell table:formula="of:=[.H407]*0.067" office:value-type="float" office:value="-0.0706576841" calcext:value-type="float">
            <text:p>-0,070657684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-288.61" calcext:value-type="float">
            <text:p>-288,61</text:p>
          </table:table-cell>
          <table:table-cell office:value-type="float" office:value="0" calcext:value-type="float">
            <text:p>0</text:p>
          </table:table-cell>
          <table:table-cell office:value-type="float" office:value="-0.2381123" calcext:value-type="float">
            <text:p>-0,2381123</text:p>
          </table:table-cell>
          <table:table-cell/>
          <table:table-cell table:formula="of:=[.D408]*100" office:value-type="float" office:value="0" calcext:value-type="float">
            <text:p>0</text:p>
          </table:table-cell>
          <table:table-cell table:formula="of:=[.E408]*100" office:value-type="float" office:value="-23.81123" calcext:value-type="float">
            <text:p>-23,81123</text:p>
          </table:table-cell>
          <table:table-cell/>
          <table:table-cell table:formula="of:=[.G408]*0.067" office:value-type="float" office:value="0" calcext:value-type="float">
            <text:p>0</text:p>
          </table:table-cell>
          <table:table-cell table:formula="of:=[.H408]*0.067" office:value-type="float" office:value="-1.59535241" calcext:value-type="float">
            <text:p>-1,59535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-280.37" calcext:value-type="float">
            <text:p>-280,37</text:p>
          </table:table-cell>
          <table:table-cell office:value-type="float" office:value="0" calcext:value-type="float">
            <text:p>0</text:p>
          </table:table-cell>
          <table:table-cell office:value-type="float" office:value="0.676759426" calcext:value-type="float">
            <text:p>0,676759426</text:p>
          </table:table-cell>
          <table:table-cell/>
          <table:table-cell table:formula="of:=[.D409]*100" office:value-type="float" office:value="0" calcext:value-type="float">
            <text:p>0</text:p>
          </table:table-cell>
          <table:table-cell table:formula="of:=[.E409]*100" office:value-type="float" office:value="67.6759426" calcext:value-type="float">
            <text:p>67,6759426</text:p>
          </table:table-cell>
          <table:table-cell/>
          <table:table-cell table:formula="of:=[.G409]*0.067" office:value-type="float" office:value="0" calcext:value-type="float">
            <text:p>0</text:p>
          </table:table-cell>
          <table:table-cell table:formula="of:=[.H409]*0.067" office:value-type="float" office:value="4.5342881542" calcext:value-type="float">
            <text:p>4,53428815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-280.12" calcext:value-type="float">
            <text:p>-280,12</text:p>
          </table:table-cell>
          <table:table-cell office:value-type="float" office:value="0.002290928" calcext:value-type="float">
            <text:p>0,002290928</text:p>
          </table:table-cell>
          <table:table-cell office:value-type="float" office:value="1.264692759" calcext:value-type="float">
            <text:p>1,264692759</text:p>
          </table:table-cell>
          <table:table-cell/>
          <table:table-cell table:formula="of:=[.D410]*100" office:value-type="float" office:value="0.2290928" calcext:value-type="float">
            <text:p>0,2290928</text:p>
          </table:table-cell>
          <table:table-cell table:formula="of:=[.E410]*100" office:value-type="float" office:value="126.4692759" calcext:value-type="float">
            <text:p>126,4692759</text:p>
          </table:table-cell>
          <table:table-cell/>
          <table:table-cell table:formula="of:=[.G410]*0.067" office:value-type="float" office:value="0.0153492176" calcext:value-type="float">
            <text:p>0,0153492176</text:p>
          </table:table-cell>
          <table:table-cell table:formula="of:=[.H410]*0.067" office:value-type="float" office:value="8.4734414853" calcext:value-type="float">
            <text:p>8,473441485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-280.12" calcext:value-type="float">
            <text:p>-280,12</text:p>
          </table:table-cell>
          <table:table-cell office:value-type="float" office:value="-0.02812316" calcext:value-type="float">
            <text:p>-0,02812316</text:p>
          </table:table-cell>
          <table:table-cell office:value-type="float" office:value="1.42305216" calcext:value-type="float">
            <text:p>1,42305216</text:p>
          </table:table-cell>
          <table:table-cell/>
          <table:table-cell table:formula="of:=[.D411]*100" office:value-type="float" office:value="-2.812316" calcext:value-type="float">
            <text:p>-2,812316</text:p>
          </table:table-cell>
          <table:table-cell table:formula="of:=[.E411]*100" office:value-type="float" office:value="142.305216" calcext:value-type="float">
            <text:p>142,305216</text:p>
          </table:table-cell>
          <table:table-cell/>
          <table:table-cell table:formula="of:=[.G411]*0.067" office:value-type="float" office:value="-0.188425172" calcext:value-type="float">
            <text:p>-0,188425172</text:p>
          </table:table-cell>
          <table:table-cell table:formula="of:=[.H411]*0.067" office:value-type="float" office:value="9.534449472" calcext:value-type="float">
            <text:p>9,53444947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-280.12" calcext:value-type="float">
            <text:p>-280,12</text:p>
          </table:table-cell>
          <table:table-cell office:value-type="float" office:value="0.045360101" calcext:value-type="float">
            <text:p>0,045360101</text:p>
          </table:table-cell>
          <table:table-cell office:value-type="float" office:value="1.422770584" calcext:value-type="float">
            <text:p>1,422770584</text:p>
          </table:table-cell>
          <table:table-cell/>
          <table:table-cell table:formula="of:=[.D412]*100" office:value-type="float" office:value="4.5360101" calcext:value-type="float">
            <text:p>4,5360101</text:p>
          </table:table-cell>
          <table:table-cell table:formula="of:=[.E412]*100" office:value-type="float" office:value="142.2770584" calcext:value-type="float">
            <text:p>142,2770584</text:p>
          </table:table-cell>
          <table:table-cell/>
          <table:table-cell table:formula="of:=[.G412]*0.067" office:value-type="float" office:value="0.3039126767" calcext:value-type="float">
            <text:p>0,3039126767</text:p>
          </table:table-cell>
          <table:table-cell table:formula="of:=[.H412]*0.067" office:value-type="float" office:value="9.5325629128" calcext:value-type="float">
            <text:p>9,532562912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-280.52" calcext:value-type="float">
            <text:p>-280,52</text:p>
          </table:table-cell>
          <table:table-cell office:value-type="float" office:value="0.01872798" calcext:value-type="float">
            <text:p>0,01872798</text:p>
          </table:table-cell>
          <table:table-cell office:value-type="float" office:value="1.351018371" calcext:value-type="float">
            <text:p>1,351018371</text:p>
          </table:table-cell>
          <table:table-cell/>
          <table:table-cell table:formula="of:=[.D413]*100" office:value-type="float" office:value="1.872798" calcext:value-type="float">
            <text:p>1,872798</text:p>
          </table:table-cell>
          <table:table-cell table:formula="of:=[.E413]*100" office:value-type="float" office:value="135.1018371" calcext:value-type="float">
            <text:p>135,1018371</text:p>
          </table:table-cell>
          <table:table-cell/>
          <table:table-cell table:formula="of:=[.G413]*0.067" office:value-type="float" office:value="0.125477466" calcext:value-type="float">
            <text:p>0,125477466</text:p>
          </table:table-cell>
          <table:table-cell table:formula="of:=[.H413]*0.067" office:value-type="float" office:value="9.0518230857" calcext:value-type="float">
            <text:p>9,051823085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80.52" calcext:value-type="float">
            <text:p>-280,52</text:p>
          </table:table-cell>
          <table:table-cell office:value-type="float" office:value="-0.041505624" calcext:value-type="float">
            <text:p>-0,041505624</text:p>
          </table:table-cell>
          <table:table-cell office:value-type="float" office:value="1.544402755" calcext:value-type="float">
            <text:p>1,544402755</text:p>
          </table:table-cell>
          <table:table-cell/>
          <table:table-cell table:formula="of:=[.D414]*100" office:value-type="float" office:value="-4.1505624" calcext:value-type="float">
            <text:p>-4,1505624</text:p>
          </table:table-cell>
          <table:table-cell table:formula="of:=[.E414]*100" office:value-type="float" office:value="154.4402755" calcext:value-type="float">
            <text:p>154,4402755</text:p>
          </table:table-cell>
          <table:table-cell/>
          <table:table-cell table:formula="of:=[.G414]*0.067" office:value-type="float" office:value="-0.2780876808" calcext:value-type="float">
            <text:p>-0,2780876808</text:p>
          </table:table-cell>
          <table:table-cell table:formula="of:=[.H414]*0.067" office:value-type="float" office:value="10.3474984585" calcext:value-type="float">
            <text:p>10,347498458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-280.52" calcext:value-type="float">
            <text:p>-280,52</text:p>
          </table:table-cell>
          <table:table-cell office:value-type="float" office:value="-0.07553658" calcext:value-type="float">
            <text:p>-0,07553658</text:p>
          </table:table-cell>
          <table:table-cell office:value-type="float" office:value="1.578165047" calcext:value-type="float">
            <text:p>1,578165047</text:p>
          </table:table-cell>
          <table:table-cell/>
          <table:table-cell table:formula="of:=[.D415]*100" office:value-type="float" office:value="-7.553658" calcext:value-type="float">
            <text:p>-7,553658</text:p>
          </table:table-cell>
          <table:table-cell table:formula="of:=[.E415]*100" office:value-type="float" office:value="157.8165047" calcext:value-type="float">
            <text:p>157,8165047</text:p>
          </table:table-cell>
          <table:table-cell/>
          <table:table-cell table:formula="of:=[.G415]*0.067" office:value-type="float" office:value="-0.506095086" calcext:value-type="float">
            <text:p>-0,506095086</text:p>
          </table:table-cell>
          <table:table-cell table:formula="of:=[.H415]*0.067" office:value-type="float" office:value="10.5737058149" calcext:value-type="float">
            <text:p>10,573705814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-280.53" calcext:value-type="float">
            <text:p>-280,53</text:p>
          </table:table-cell>
          <table:table-cell office:value-type="float" office:value="-0.080164447" calcext:value-type="float">
            <text:p>-0,080164447</text:p>
          </table:table-cell>
          <table:table-cell office:value-type="float" office:value="1.576632181" calcext:value-type="float">
            <text:p>1,576632181</text:p>
          </table:table-cell>
          <table:table-cell/>
          <table:table-cell table:formula="of:=[.D416]*100" office:value-type="float" office:value="-8.0164447" calcext:value-type="float">
            <text:p>-8,0164447</text:p>
          </table:table-cell>
          <table:table-cell table:formula="of:=[.E416]*100" office:value-type="float" office:value="157.6632181" calcext:value-type="float">
            <text:p>157,6632181</text:p>
          </table:table-cell>
          <table:table-cell/>
          <table:table-cell table:formula="of:=[.G416]*0.067" office:value-type="float" office:value="-0.5371017949" calcext:value-type="float">
            <text:p>-0,5371017949</text:p>
          </table:table-cell>
          <table:table-cell table:formula="of:=[.H416]*0.067" office:value-type="float" office:value="10.5634356127" calcext:value-type="float">
            <text:p>10,5634356127</text:p>
          </table:table-cell>
        </table:table-row>
        <table:table-row table:style-name="ro1">
          <table:table-cell table:number-columns-repeated="2" office:value-type="float" office:value="800" calcext:value-type="float">
            <text:p>800</text:p>
          </table:table-cell>
          <table:table-cell office:value-type="float" office:value="-280.53" calcext:value-type="float">
            <text:p>-280,53</text:p>
          </table:table-cell>
          <table:table-cell office:value-type="float" office:value="-0.006745115" calcext:value-type="float">
            <text:p>-0,006745115</text:p>
          </table:table-cell>
          <table:table-cell office:value-type="float" office:value="1.644999212" calcext:value-type="float">
            <text:p>1,644999212</text:p>
          </table:table-cell>
          <table:table-cell/>
          <table:table-cell table:formula="of:=[.D417]*100" office:value-type="float" office:value="-0.6745115" calcext:value-type="float">
            <text:p>-0,6745115</text:p>
          </table:table-cell>
          <table:table-cell table:formula="of:=[.E417]*100" office:value-type="float" office:value="164.4999212" calcext:value-type="float">
            <text:p>164,4999212</text:p>
          </table:table-cell>
          <table:table-cell/>
          <table:table-cell table:formula="of:=[.G417]*0.067" office:value-type="float" office:value="-0.0451922705" calcext:value-type="float">
            <text:p>-0,0451922705</text:p>
          </table:table-cell>
          <table:table-cell table:formula="of:=[.H417]*0.067" office:value-type="float" office:value="11.0214947204" calcext:value-type="float">
            <text:p>11,021494720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-280.53" calcext:value-type="float">
            <text:p>-280,53</text:p>
          </table:table-cell>
          <table:table-cell office:value-type="float" office:value="0.086577399" calcext:value-type="float">
            <text:p>0,086577399</text:p>
          </table:table-cell>
          <table:table-cell office:value-type="float" office:value="1.640685324" calcext:value-type="float">
            <text:p>1,640685324</text:p>
          </table:table-cell>
          <table:table-cell/>
          <table:table-cell table:formula="of:=[.D418]*100" office:value-type="float" office:value="8.6577399" calcext:value-type="float">
            <text:p>8,6577399</text:p>
          </table:table-cell>
          <table:table-cell table:formula="of:=[.E418]*100" office:value-type="float" office:value="164.0685324" calcext:value-type="float">
            <text:p>164,0685324</text:p>
          </table:table-cell>
          <table:table-cell/>
          <table:table-cell table:formula="of:=[.G418]*0.067" office:value-type="float" office:value="0.5800685733" calcext:value-type="float">
            <text:p>0,5800685733</text:p>
          </table:table-cell>
          <table:table-cell table:formula="of:=[.H418]*0.067" office:value-type="float" office:value="10.9925916708" calcext:value-type="float">
            <text:p>10,99259167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-280.68" calcext:value-type="float">
            <text:p>-280,68</text:p>
          </table:table-cell>
          <table:table-cell office:value-type="float" office:value="0.124856709" calcext:value-type="float">
            <text:p>0,124856709</text:p>
          </table:table-cell>
          <table:table-cell office:value-type="float" office:value="1.623900916" calcext:value-type="float">
            <text:p>1,623900916</text:p>
          </table:table-cell>
          <table:table-cell/>
          <table:table-cell table:formula="of:=[.D419]*100" office:value-type="float" office:value="12.4856709" calcext:value-type="float">
            <text:p>12,4856709</text:p>
          </table:table-cell>
          <table:table-cell table:formula="of:=[.E419]*100" office:value-type="float" office:value="162.3900916" calcext:value-type="float">
            <text:p>162,3900916</text:p>
          </table:table-cell>
          <table:table-cell/>
          <table:table-cell table:formula="of:=[.G419]*0.067" office:value-type="float" office:value="0.8365399503" calcext:value-type="float">
            <text:p>0,8365399503</text:p>
          </table:table-cell>
          <table:table-cell table:formula="of:=[.H419]*0.067" office:value-type="float" office:value="10.8801361372" calcext:value-type="float">
            <text:p>10,880136137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00" calcext:value-type="float">
            <text:p>800</text:p>
          </table:table-cell>
          <table:table-cell office:value-type="float" office:value="-280.68" calcext:value-type="float">
            <text:p>-280,68</text:p>
          </table:table-cell>
          <table:table-cell office:value-type="float" office:value="0.183105954" calcext:value-type="float">
            <text:p>0,183105954</text:p>
          </table:table-cell>
          <table:table-cell office:value-type="float" office:value="1.665591838" calcext:value-type="float">
            <text:p>1,665591838</text:p>
          </table:table-cell>
          <table:table-cell/>
          <table:table-cell table:formula="of:=[.D420]*100" office:value-type="float" office:value="18.3105954" calcext:value-type="float">
            <text:p>18,3105954</text:p>
          </table:table-cell>
          <table:table-cell table:formula="of:=[.E420]*100" office:value-type="float" office:value="166.5591838" calcext:value-type="float">
            <text:p>166,5591838</text:p>
          </table:table-cell>
          <table:table-cell/>
          <table:table-cell table:formula="of:=[.G420]*0.067" office:value-type="float" office:value="1.2268098918" calcext:value-type="float">
            <text:p>1,2268098918</text:p>
          </table:table-cell>
          <table:table-cell table:formula="of:=[.H420]*0.067" office:value-type="float" office:value="11.1594653146" calcext:value-type="float">
            <text:p>11,159465314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00" calcext:value-type="float">
            <text:p>800</text:p>
          </table:table-cell>
          <table:table-cell office:value-type="float" office:value="-280.68" calcext:value-type="float">
            <text:p>-280,68</text:p>
          </table:table-cell>
          <table:table-cell office:value-type="float" office:value="0.338585672" calcext:value-type="float">
            <text:p>0,338585672</text:p>
          </table:table-cell>
          <table:table-cell office:value-type="float" office:value="1.743358406" calcext:value-type="float">
            <text:p>1,743358406</text:p>
          </table:table-cell>
          <table:table-cell/>
          <table:table-cell table:formula="of:=[.D421]*100" office:value-type="float" office:value="33.8585672" calcext:value-type="float">
            <text:p>33,8585672</text:p>
          </table:table-cell>
          <table:table-cell table:formula="of:=[.E421]*100" office:value-type="float" office:value="174.3358406" calcext:value-type="float">
            <text:p>174,3358406</text:p>
          </table:table-cell>
          <table:table-cell/>
          <table:table-cell table:formula="of:=[.G421]*0.067" office:value-type="float" office:value="2.2685240024" calcext:value-type="float">
            <text:p>2,2685240024</text:p>
          </table:table-cell>
          <table:table-cell table:formula="of:=[.H421]*0.067" office:value-type="float" office:value="11.6805013202" calcext:value-type="float">
            <text:p>11,680501320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00" calcext:value-type="float">
            <text:p>800</text:p>
          </table:table-cell>
          <table:table-cell office:value-type="float" office:value="-281.15" calcext:value-type="float">
            <text:p>-281,15</text:p>
          </table:table-cell>
          <table:table-cell office:value-type="float" office:value="0.335372963" calcext:value-type="float">
            <text:p>0,335372963</text:p>
          </table:table-cell>
          <table:table-cell office:value-type="float" office:value="1.598308212" calcext:value-type="float">
            <text:p>1,598308212</text:p>
          </table:table-cell>
          <table:table-cell/>
          <table:table-cell table:formula="of:=[.D422]*100" office:value-type="float" office:value="33.5372963" calcext:value-type="float">
            <text:p>33,5372963</text:p>
          </table:table-cell>
          <table:table-cell table:formula="of:=[.E422]*100" office:value-type="float" office:value="159.8308212" calcext:value-type="float">
            <text:p>159,8308212</text:p>
          </table:table-cell>
          <table:table-cell/>
          <table:table-cell table:formula="of:=[.G422]*0.067" office:value-type="float" office:value="2.2469988521" calcext:value-type="float">
            <text:p>2,2469988521</text:p>
          </table:table-cell>
          <table:table-cell table:formula="of:=[.H422]*0.067" office:value-type="float" office:value="10.7086650204" calcext:value-type="float">
            <text:p>10,708665020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800" calcext:value-type="float">
            <text:p>800</text:p>
          </table:table-cell>
          <table:table-cell office:value-type="float" office:value="-281.15" calcext:value-type="float">
            <text:p>-281,15</text:p>
          </table:table-cell>
          <table:table-cell office:value-type="float" office:value="0.346066745" calcext:value-type="float">
            <text:p>0,346066745</text:p>
          </table:table-cell>
          <table:table-cell office:value-type="float" office:value="1.549616022" calcext:value-type="float">
            <text:p>1,549616022</text:p>
          </table:table-cell>
          <table:table-cell/>
          <table:table-cell table:formula="of:=[.D423]*100" office:value-type="float" office:value="34.6066745" calcext:value-type="float">
            <text:p>34,6066745</text:p>
          </table:table-cell>
          <table:table-cell table:formula="of:=[.E423]*100" office:value-type="float" office:value="154.9616022" calcext:value-type="float">
            <text:p>154,9616022</text:p>
          </table:table-cell>
          <table:table-cell/>
          <table:table-cell table:formula="of:=[.G423]*0.067" office:value-type="float" office:value="2.3186471915" calcext:value-type="float">
            <text:p>2,3186471915</text:p>
          </table:table-cell>
          <table:table-cell table:formula="of:=[.H423]*0.067" office:value-type="float" office:value="10.3824273474" calcext:value-type="float">
            <text:p>10,382427347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00" calcext:value-type="float">
            <text:p>800</text:p>
          </table:table-cell>
          <table:table-cell office:value-type="float" office:value="-281.15" calcext:value-type="float">
            <text:p>-281,15</text:p>
          </table:table-cell>
          <table:table-cell office:value-type="float" office:value="0.648547978" calcext:value-type="float">
            <text:p>0,648547978</text:p>
          </table:table-cell>
          <table:table-cell office:value-type="float" office:value="1.522790424" calcext:value-type="float">
            <text:p>1,522790424</text:p>
          </table:table-cell>
          <table:table-cell/>
          <table:table-cell table:formula="of:=[.D424]*100" office:value-type="float" office:value="64.8547978" calcext:value-type="float">
            <text:p>64,8547978</text:p>
          </table:table-cell>
          <table:table-cell table:formula="of:=[.E424]*100" office:value-type="float" office:value="152.2790424" calcext:value-type="float">
            <text:p>152,2790424</text:p>
          </table:table-cell>
          <table:table-cell/>
          <table:table-cell table:formula="of:=[.G424]*0.067" office:value-type="float" office:value="4.3452714526" calcext:value-type="float">
            <text:p>4,3452714526</text:p>
          </table:table-cell>
          <table:table-cell table:formula="of:=[.H424]*0.067" office:value-type="float" office:value="10.2026958408" calcext:value-type="float">
            <text:p>10,202695840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00" calcext:value-type="float">
            <text:p>800</text:p>
          </table:table-cell>
          <table:table-cell office:value-type="float" office:value="-282.22" calcext:value-type="float">
            <text:p>-282,22</text:p>
          </table:table-cell>
          <table:table-cell office:value-type="float" office:value="0.843768745" calcext:value-type="float">
            <text:p>0,843768745</text:p>
          </table:table-cell>
          <table:table-cell office:value-type="float" office:value="1.312218173" calcext:value-type="float">
            <text:p>1,312218173</text:p>
          </table:table-cell>
          <table:table-cell/>
          <table:table-cell table:formula="of:=[.D425]*100" office:value-type="float" office:value="84.3768745" calcext:value-type="float">
            <text:p>84,3768745</text:p>
          </table:table-cell>
          <table:table-cell table:formula="of:=[.E425]*100" office:value-type="float" office:value="131.2218173" calcext:value-type="float">
            <text:p>131,2218173</text:p>
          </table:table-cell>
          <table:table-cell/>
          <table:table-cell table:formula="of:=[.G425]*0.067" office:value-type="float" office:value="5.6532505915" calcext:value-type="float">
            <text:p>5,6532505915</text:p>
          </table:table-cell>
          <table:table-cell table:formula="of:=[.H425]*0.067" office:value-type="float" office:value="8.7918617591" calcext:value-type="float">
            <text:p>8,791861759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800" calcext:value-type="float">
            <text:p>800</text:p>
          </table:table-cell>
          <table:table-cell office:value-type="float" office:value="-282.22" calcext:value-type="float">
            <text:p>-282,22</text:p>
          </table:table-cell>
          <table:table-cell office:value-type="float" office:value="0.97929815" calcext:value-type="float">
            <text:p>0,97929815</text:p>
          </table:table-cell>
          <table:table-cell office:value-type="float" office:value="1.419751369" calcext:value-type="float">
            <text:p>1,419751369</text:p>
          </table:table-cell>
          <table:table-cell/>
          <table:table-cell table:formula="of:=[.D426]*100" office:value-type="float" office:value="97.929815" calcext:value-type="float">
            <text:p>97,929815</text:p>
          </table:table-cell>
          <table:table-cell table:formula="of:=[.E426]*100" office:value-type="float" office:value="141.9751369" calcext:value-type="float">
            <text:p>141,9751369</text:p>
          </table:table-cell>
          <table:table-cell/>
          <table:table-cell table:formula="of:=[.G426]*0.067" office:value-type="float" office:value="6.561297605" calcext:value-type="float">
            <text:p>6,561297605</text:p>
          </table:table-cell>
          <table:table-cell table:formula="of:=[.H426]*0.067" office:value-type="float" office:value="9.5123341723" calcext:value-type="float">
            <text:p>9,512334172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800" calcext:value-type="float">
            <text:p>800</text:p>
          </table:table-cell>
          <table:table-cell office:value-type="float" office:value="-283.32" calcext:value-type="float">
            <text:p>-283,32</text:p>
          </table:table-cell>
          <table:table-cell office:value-type="float" office:value="0.95177792" calcext:value-type="float">
            <text:p>0,95177792</text:p>
          </table:table-cell>
          <table:table-cell office:value-type="float" office:value="1.783002981" calcext:value-type="float">
            <text:p>1,783002981</text:p>
          </table:table-cell>
          <table:table-cell/>
          <table:table-cell table:formula="of:=[.D427]*100" office:value-type="float" office:value="95.177792" calcext:value-type="float">
            <text:p>95,177792</text:p>
          </table:table-cell>
          <table:table-cell table:formula="of:=[.E427]*100" office:value-type="float" office:value="178.3002981" calcext:value-type="float">
            <text:p>178,3002981</text:p>
          </table:table-cell>
          <table:table-cell/>
          <table:table-cell table:formula="of:=[.G427]*0.067" office:value-type="float" office:value="6.376912064" calcext:value-type="float">
            <text:p>6,376912064</text:p>
          </table:table-cell>
          <table:table-cell table:formula="of:=[.H427]*0.067" office:value-type="float" office:value="11.9461199727" calcext:value-type="float">
            <text:p>11,946119972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800" calcext:value-type="float">
            <text:p>800</text:p>
          </table:table-cell>
          <table:table-cell office:value-type="float" office:value="-283.32" calcext:value-type="float">
            <text:p>-283,32</text:p>
          </table:table-cell>
          <table:table-cell office:value-type="float" office:value="0.695709214" calcext:value-type="float">
            <text:p>0,695709214</text:p>
          </table:table-cell>
          <table:table-cell office:value-type="float" office:value="1.690892859" calcext:value-type="float">
            <text:p>1,690892859</text:p>
          </table:table-cell>
          <table:table-cell/>
          <table:table-cell table:formula="of:=[.D428]*100" office:value-type="float" office:value="69.5709214" calcext:value-type="float">
            <text:p>69,5709214</text:p>
          </table:table-cell>
          <table:table-cell table:formula="of:=[.E428]*100" office:value-type="float" office:value="169.0892859" calcext:value-type="float">
            <text:p>169,0892859</text:p>
          </table:table-cell>
          <table:table-cell/>
          <table:table-cell table:formula="of:=[.G428]*0.067" office:value-type="float" office:value="4.6612517338" calcext:value-type="float">
            <text:p>4,6612517338</text:p>
          </table:table-cell>
          <table:table-cell table:formula="of:=[.H428]*0.067" office:value-type="float" office:value="11.3289821553" calcext:value-type="float">
            <text:p>11,328982155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" calcext:value-type="float">
            <text:p>800</text:p>
          </table:table-cell>
          <table:table-cell office:value-type="float" office:value="-283.32" calcext:value-type="float">
            <text:p>-283,32</text:p>
          </table:table-cell>
          <table:table-cell office:value-type="float" office:value="0.760053826" calcext:value-type="float">
            <text:p>0,760053826</text:p>
          </table:table-cell>
          <table:table-cell office:value-type="float" office:value="1.565245938" calcext:value-type="float">
            <text:p>1,565245938</text:p>
          </table:table-cell>
          <table:table-cell/>
          <table:table-cell table:formula="of:=[.D429]*100" office:value-type="float" office:value="76.0053826" calcext:value-type="float">
            <text:p>76,0053826</text:p>
          </table:table-cell>
          <table:table-cell table:formula="of:=[.E429]*100" office:value-type="float" office:value="156.5245938" calcext:value-type="float">
            <text:p>156,5245938</text:p>
          </table:table-cell>
          <table:table-cell/>
          <table:table-cell table:formula="of:=[.G429]*0.067" office:value-type="float" office:value="5.0923606342" calcext:value-type="float">
            <text:p>5,0923606342</text:p>
          </table:table-cell>
          <table:table-cell table:formula="of:=[.H429]*0.067" office:value-type="float" office:value="10.4871477846" calcext:value-type="float">
            <text:p>10,487147784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800" calcext:value-type="float">
            <text:p>800</text:p>
          </table:table-cell>
          <table:table-cell office:value-type="float" office:value="-284.6" calcext:value-type="float">
            <text:p>-284,6</text:p>
          </table:table-cell>
          <table:table-cell office:value-type="float" office:value="0.840109765" calcext:value-type="float">
            <text:p>0,840109765</text:p>
          </table:table-cell>
          <table:table-cell office:value-type="float" office:value="1.405014169" calcext:value-type="float">
            <text:p>1,405014169</text:p>
          </table:table-cell>
          <table:table-cell/>
          <table:table-cell table:formula="of:=[.D430]*100" office:value-type="float" office:value="84.0109765" calcext:value-type="float">
            <text:p>84,0109765</text:p>
          </table:table-cell>
          <table:table-cell table:formula="of:=[.E430]*100" office:value-type="float" office:value="140.5014169" calcext:value-type="float">
            <text:p>140,5014169</text:p>
          </table:table-cell>
          <table:table-cell/>
          <table:table-cell table:formula="of:=[.G430]*0.067" office:value-type="float" office:value="5.6287354255" calcext:value-type="float">
            <text:p>5,6287354255</text:p>
          </table:table-cell>
          <table:table-cell table:formula="of:=[.H430]*0.067" office:value-type="float" office:value="9.4135949323" calcext:value-type="float">
            <text:p>9,413594932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800" calcext:value-type="float">
            <text:p>800</text:p>
          </table:table-cell>
          <table:table-cell office:value-type="float" office:value="-284.6" calcext:value-type="float">
            <text:p>-284,6</text:p>
          </table:table-cell>
          <table:table-cell office:value-type="float" office:value="0.801473907" calcext:value-type="float">
            <text:p>0,801473907</text:p>
          </table:table-cell>
          <table:table-cell office:value-type="float" office:value="1.02269633" calcext:value-type="float">
            <text:p>1,02269633</text:p>
          </table:table-cell>
          <table:table-cell/>
          <table:table-cell table:formula="of:=[.D431]*100" office:value-type="float" office:value="80.1473907" calcext:value-type="float">
            <text:p>80,1473907</text:p>
          </table:table-cell>
          <table:table-cell table:formula="of:=[.E431]*100" office:value-type="float" office:value="102.269633" calcext:value-type="float">
            <text:p>102,269633</text:p>
          </table:table-cell>
          <table:table-cell/>
          <table:table-cell table:formula="of:=[.G431]*0.067" office:value-type="float" office:value="5.3698751769" calcext:value-type="float">
            <text:p>5,3698751769</text:p>
          </table:table-cell>
          <table:table-cell table:formula="of:=[.H431]*0.067" office:value-type="float" office:value="6.852065411" calcext:value-type="float">
            <text:p>6,852065411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800" calcext:value-type="float">
            <text:p>800</text:p>
          </table:table-cell>
          <table:table-cell office:value-type="float" office:value="-284.6" calcext:value-type="float">
            <text:p>-284,6</text:p>
          </table:table-cell>
          <table:table-cell office:value-type="float" office:value="1.012967129" calcext:value-type="float">
            <text:p>1,012967129</text:p>
          </table:table-cell>
          <table:table-cell office:value-type="float" office:value="0.91199001" calcext:value-type="float">
            <text:p>0,91199001</text:p>
          </table:table-cell>
          <table:table-cell/>
          <table:table-cell table:formula="of:=[.D432]*100" office:value-type="float" office:value="101.2967129" calcext:value-type="float">
            <text:p>101,2967129</text:p>
          </table:table-cell>
          <table:table-cell table:formula="of:=[.E432]*100" office:value-type="float" office:value="91.199001" calcext:value-type="float">
            <text:p>91,199001</text:p>
          </table:table-cell>
          <table:table-cell/>
          <table:table-cell table:formula="of:=[.G432]*0.067" office:value-type="float" office:value="6.7868797643" calcext:value-type="float">
            <text:p>6,7868797643</text:p>
          </table:table-cell>
          <table:table-cell table:formula="of:=[.H432]*0.067" office:value-type="float" office:value="6.110333067" calcext:value-type="float">
            <text:p>6,11033306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-285.74" calcext:value-type="float">
            <text:p>-285,74</text:p>
          </table:table-cell>
          <table:table-cell office:value-type="float" office:value="0.96987481" calcext:value-type="float">
            <text:p>0,96987481</text:p>
          </table:table-cell>
          <table:table-cell office:value-type="float" office:value="1.04154467" calcext:value-type="float">
            <text:p>1,04154467</text:p>
          </table:table-cell>
          <table:table-cell/>
          <table:table-cell table:formula="of:=[.D433]*100" office:value-type="float" office:value="96.987481" calcext:value-type="float">
            <text:p>96,987481</text:p>
          </table:table-cell>
          <table:table-cell table:formula="of:=[.E433]*100" office:value-type="float" office:value="104.154467" calcext:value-type="float">
            <text:p>104,154467</text:p>
          </table:table-cell>
          <table:table-cell/>
          <table:table-cell table:formula="of:=[.G433]*0.067" office:value-type="float" office:value="6.498161227" calcext:value-type="float">
            <text:p>6,498161227</text:p>
          </table:table-cell>
          <table:table-cell table:formula="of:=[.H433]*0.067" office:value-type="float" office:value="6.978349289" calcext:value-type="float">
            <text:p>6,97834928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-285.74" calcext:value-type="float">
            <text:p>-285,74</text:p>
          </table:table-cell>
          <table:table-cell office:value-type="float" office:value="0.644399566" calcext:value-type="float">
            <text:p>0,644399566</text:p>
          </table:table-cell>
          <table:table-cell office:value-type="float" office:value="1.028646399" calcext:value-type="float">
            <text:p>1,028646399</text:p>
          </table:table-cell>
          <table:table-cell/>
          <table:table-cell table:formula="of:=[.D434]*100" office:value-type="float" office:value="64.4399566" calcext:value-type="float">
            <text:p>64,4399566</text:p>
          </table:table-cell>
          <table:table-cell table:formula="of:=[.E434]*100" office:value-type="float" office:value="102.8646399" calcext:value-type="float">
            <text:p>102,8646399</text:p>
          </table:table-cell>
          <table:table-cell/>
          <table:table-cell table:formula="of:=[.G434]*0.067" office:value-type="float" office:value="4.3174770922" calcext:value-type="float">
            <text:p>4,3174770922</text:p>
          </table:table-cell>
          <table:table-cell table:formula="of:=[.H434]*0.067" office:value-type="float" office:value="6.8919308733" calcext:value-type="float">
            <text:p>6,891930873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800" calcext:value-type="float">
            <text:p>800</text:p>
          </table:table-cell>
          <table:table-cell office:value-type="float" office:value="-285.74" calcext:value-type="float">
            <text:p>-285,74</text:p>
          </table:table-cell>
          <table:table-cell office:value-type="float" office:value="0.645838123" calcext:value-type="float">
            <text:p>0,645838123</text:p>
          </table:table-cell>
          <table:table-cell office:value-type="float" office:value="0.966264965" calcext:value-type="float">
            <text:p>0,966264965</text:p>
          </table:table-cell>
          <table:table-cell/>
          <table:table-cell table:formula="of:=[.D435]*100" office:value-type="float" office:value="64.5838123" calcext:value-type="float">
            <text:p>64,5838123</text:p>
          </table:table-cell>
          <table:table-cell table:formula="of:=[.E435]*100" office:value-type="float" office:value="96.6264965" calcext:value-type="float">
            <text:p>96,6264965</text:p>
          </table:table-cell>
          <table:table-cell/>
          <table:table-cell table:formula="of:=[.G435]*0.067" office:value-type="float" office:value="4.3271154241" calcext:value-type="float">
            <text:p>4,3271154241</text:p>
          </table:table-cell>
          <table:table-cell table:formula="of:=[.H435]*0.067" office:value-type="float" office:value="6.4739752655" calcext:value-type="float">
            <text:p>6,473975265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800" calcext:value-type="float">
            <text:p>800</text:p>
          </table:table-cell>
          <table:table-cell office:value-type="float" office:value="-286.22" calcext:value-type="float">
            <text:p>-286,22</text:p>
          </table:table-cell>
          <table:table-cell office:value-type="float" office:value="0.628930037" calcext:value-type="float">
            <text:p>0,628930037</text:p>
          </table:table-cell>
          <table:table-cell office:value-type="float" office:value="0.812588769" calcext:value-type="float">
            <text:p>0,812588769</text:p>
          </table:table-cell>
          <table:table-cell/>
          <table:table-cell table:formula="of:=[.D436]*100" office:value-type="float" office:value="62.8930037" calcext:value-type="float">
            <text:p>62,8930037</text:p>
          </table:table-cell>
          <table:table-cell table:formula="of:=[.E436]*100" office:value-type="float" office:value="81.2588769" calcext:value-type="float">
            <text:p>81,2588769</text:p>
          </table:table-cell>
          <table:table-cell/>
          <table:table-cell table:formula="of:=[.G436]*0.067" office:value-type="float" office:value="4.2138312479" calcext:value-type="float">
            <text:p>4,2138312479</text:p>
          </table:table-cell>
          <table:table-cell table:formula="of:=[.H436]*0.067" office:value-type="float" office:value="5.4443447523" calcext:value-type="float">
            <text:p>5,4443447523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800" calcext:value-type="float">
            <text:p>800</text:p>
          </table:table-cell>
          <table:table-cell office:value-type="float" office:value="-286.22" calcext:value-type="float">
            <text:p>-286,22</text:p>
          </table:table-cell>
          <table:table-cell office:value-type="float" office:value="0.536862951" calcext:value-type="float">
            <text:p>0,536862951</text:p>
          </table:table-cell>
          <table:table-cell office:value-type="float" office:value="0.623579105" calcext:value-type="float">
            <text:p>0,623579105</text:p>
          </table:table-cell>
          <table:table-cell/>
          <table:table-cell table:formula="of:=[.D437]*100" office:value-type="float" office:value="53.6862951" calcext:value-type="float">
            <text:p>53,6862951</text:p>
          </table:table-cell>
          <table:table-cell table:formula="of:=[.E437]*100" office:value-type="float" office:value="62.3579105" calcext:value-type="float">
            <text:p>62,3579105</text:p>
          </table:table-cell>
          <table:table-cell/>
          <table:table-cell table:formula="of:=[.G437]*0.067" office:value-type="float" office:value="3.5969817717" calcext:value-type="float">
            <text:p>3,5969817717</text:p>
          </table:table-cell>
          <table:table-cell table:formula="of:=[.H437]*0.067" office:value-type="float" office:value="4.1779800035" calcext:value-type="float">
            <text:p>4,177980003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800" calcext:value-type="float">
            <text:p>800</text:p>
          </table:table-cell>
          <table:table-cell office:value-type="float" office:value="-286.22" calcext:value-type="float">
            <text:p>-286,22</text:p>
          </table:table-cell>
          <table:table-cell office:value-type="float" office:value="0.725888541" calcext:value-type="float">
            <text:p>0,725888541</text:p>
          </table:table-cell>
          <table:table-cell office:value-type="float" office:value="0.497147439" calcext:value-type="float">
            <text:p>0,497147439</text:p>
          </table:table-cell>
          <table:table-cell/>
          <table:table-cell table:formula="of:=[.D438]*100" office:value-type="float" office:value="72.5888541" calcext:value-type="float">
            <text:p>72,5888541</text:p>
          </table:table-cell>
          <table:table-cell table:formula="of:=[.E438]*100" office:value-type="float" office:value="49.7147439" calcext:value-type="float">
            <text:p>49,7147439</text:p>
          </table:table-cell>
          <table:table-cell/>
          <table:table-cell table:formula="of:=[.G438]*0.067" office:value-type="float" office:value="4.8634532247" calcext:value-type="float">
            <text:p>4,8634532247</text:p>
          </table:table-cell>
          <table:table-cell table:formula="of:=[.H438]*0.067" office:value-type="float" office:value="3.3308878413" calcext:value-type="float">
            <text:p>3,330887841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00" calcext:value-type="float">
            <text:p>800</text:p>
          </table:table-cell>
          <table:table-cell office:value-type="float" office:value="-286.89" calcext:value-type="float">
            <text:p>-286,89</text:p>
          </table:table-cell>
          <table:table-cell office:value-type="float" office:value="0.755635664" calcext:value-type="float">
            <text:p>0,755635664</text:p>
          </table:table-cell>
          <table:table-cell office:value-type="float" office:value="0.348034649" calcext:value-type="float">
            <text:p>0,348034649</text:p>
          </table:table-cell>
          <table:table-cell/>
          <table:table-cell table:formula="of:=[.D439]*100" office:value-type="float" office:value="75.5635664" calcext:value-type="float">
            <text:p>75,5635664</text:p>
          </table:table-cell>
          <table:table-cell table:formula="of:=[.E439]*100" office:value-type="float" office:value="34.8034649" calcext:value-type="float">
            <text:p>34,8034649</text:p>
          </table:table-cell>
          <table:table-cell/>
          <table:table-cell table:formula="of:=[.G439]*0.067" office:value-type="float" office:value="5.0627589488" calcext:value-type="float">
            <text:p>5,0627589488</text:p>
          </table:table-cell>
          <table:table-cell table:formula="of:=[.H439]*0.067" office:value-type="float" office:value="2.3318321483" calcext:value-type="float">
            <text:p>2,331832148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00" calcext:value-type="float">
            <text:p>800</text:p>
          </table:table-cell>
          <table:table-cell office:value-type="float" office:value="-286.89" calcext:value-type="float">
            <text:p>-286,89</text:p>
          </table:table-cell>
          <table:table-cell office:value-type="float" office:value="0.662934629" calcext:value-type="float">
            <text:p>0,662934629</text:p>
          </table:table-cell>
          <table:table-cell office:value-type="float" office:value="0.348318965" calcext:value-type="float">
            <text:p>0,348318965</text:p>
          </table:table-cell>
          <table:table-cell/>
          <table:table-cell table:formula="of:=[.D440]*100" office:value-type="float" office:value="66.2934629" calcext:value-type="float">
            <text:p>66,2934629</text:p>
          </table:table-cell>
          <table:table-cell table:formula="of:=[.E440]*100" office:value-type="float" office:value="34.8318965" calcext:value-type="float">
            <text:p>34,8318965</text:p>
          </table:table-cell>
          <table:table-cell/>
          <table:table-cell table:formula="of:=[.G440]*0.067" office:value-type="float" office:value="4.4416620143" calcext:value-type="float">
            <text:p>4,4416620143</text:p>
          </table:table-cell>
          <table:table-cell table:formula="of:=[.H440]*0.067" office:value-type="float" office:value="2.3337370655" calcext:value-type="float">
            <text:p>2,333737065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800" calcext:value-type="float">
            <text:p>800</text:p>
          </table:table-cell>
          <table:table-cell office:value-type="float" office:value="-286.89" calcext:value-type="float">
            <text:p>-286,89</text:p>
          </table:table-cell>
          <table:table-cell office:value-type="float" office:value="0.873366143" calcext:value-type="float">
            <text:p>0,873366143</text:p>
          </table:table-cell>
          <table:table-cell office:value-type="float" office:value="0.370237594" calcext:value-type="float">
            <text:p>0,370237594</text:p>
          </table:table-cell>
          <table:table-cell/>
          <table:table-cell table:formula="of:=[.D441]*100" office:value-type="float" office:value="87.3366143" calcext:value-type="float">
            <text:p>87,3366143</text:p>
          </table:table-cell>
          <table:table-cell table:formula="of:=[.E441]*100" office:value-type="float" office:value="37.0237594" calcext:value-type="float">
            <text:p>37,0237594</text:p>
          </table:table-cell>
          <table:table-cell/>
          <table:table-cell table:formula="of:=[.G441]*0.067" office:value-type="float" office:value="5.8515531581" calcext:value-type="float">
            <text:p>5,8515531581</text:p>
          </table:table-cell>
          <table:table-cell table:formula="of:=[.H441]*0.067" office:value-type="float" office:value="2.4805918798" calcext:value-type="float">
            <text:p>2,4805918798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800" calcext:value-type="float">
            <text:p>800</text:p>
          </table:table-cell>
          <table:table-cell office:value-type="float" office:value="-288.08" calcext:value-type="float">
            <text:p>-288,08</text:p>
          </table:table-cell>
          <table:table-cell office:value-type="float" office:value="0.913398807" calcext:value-type="float">
            <text:p>0,913398807</text:p>
          </table:table-cell>
          <table:table-cell office:value-type="float" office:value="0.014786039" calcext:value-type="float">
            <text:p>0,014786039</text:p>
          </table:table-cell>
          <table:table-cell/>
          <table:table-cell table:formula="of:=[.D442]*100" office:value-type="float" office:value="91.3398807" calcext:value-type="float">
            <text:p>91,3398807</text:p>
          </table:table-cell>
          <table:table-cell table:formula="of:=[.E442]*100" office:value-type="float" office:value="1.4786039" calcext:value-type="float">
            <text:p>1,4786039</text:p>
          </table:table-cell>
          <table:table-cell/>
          <table:table-cell table:formula="of:=[.G442]*0.067" office:value-type="float" office:value="6.1197720069" calcext:value-type="float">
            <text:p>6,1197720069</text:p>
          </table:table-cell>
          <table:table-cell table:formula="of:=[.H442]*0.067" office:value-type="float" office:value="0.0990664613" calcext:value-type="float">
            <text:p>0,0990664613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800" calcext:value-type="float">
            <text:p>800</text:p>
          </table:table-cell>
          <table:table-cell office:value-type="float" office:value="-288.08" calcext:value-type="float">
            <text:p>-288,08</text:p>
          </table:table-cell>
          <table:table-cell office:value-type="float" office:value="0.814733812" calcext:value-type="float">
            <text:p>0,814733812</text:p>
          </table:table-cell>
          <table:table-cell office:value-type="float" office:value="-0.154058516" calcext:value-type="float">
            <text:p>-0,154058516</text:p>
          </table:table-cell>
          <table:table-cell/>
          <table:table-cell table:formula="of:=[.D443]*100" office:value-type="float" office:value="81.4733812" calcext:value-type="float">
            <text:p>81,4733812</text:p>
          </table:table-cell>
          <table:table-cell table:formula="of:=[.E443]*100" office:value-type="float" office:value="-15.4058516" calcext:value-type="float">
            <text:p>-15,4058516</text:p>
          </table:table-cell>
          <table:table-cell/>
          <table:table-cell table:formula="of:=[.G443]*0.067" office:value-type="float" office:value="5.4587165404" calcext:value-type="float">
            <text:p>5,4587165404</text:p>
          </table:table-cell>
          <table:table-cell table:formula="of:=[.H443]*0.067" office:value-type="float" office:value="-1.0321920572" calcext:value-type="float">
            <text:p>-1,0321920572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800" calcext:value-type="float">
            <text:p>800</text:p>
          </table:table-cell>
          <table:table-cell office:value-type="float" office:value="-289.2" calcext:value-type="float">
            <text:p>-289,2</text:p>
          </table:table-cell>
          <table:table-cell office:value-type="float" office:value="0.658822097" calcext:value-type="float">
            <text:p>0,658822097</text:p>
          </table:table-cell>
          <table:table-cell office:value-type="float" office:value="-0.142900625" calcext:value-type="float">
            <text:p>-0,142900625</text:p>
          </table:table-cell>
          <table:table-cell/>
          <table:table-cell table:formula="of:=[.D444]*100" office:value-type="float" office:value="65.8822097" calcext:value-type="float">
            <text:p>65,8822097</text:p>
          </table:table-cell>
          <table:table-cell table:formula="of:=[.E444]*100" office:value-type="float" office:value="-14.2900625" calcext:value-type="float">
            <text:p>-14,2900625</text:p>
          </table:table-cell>
          <table:table-cell/>
          <table:table-cell table:formula="of:=[.G444]*0.067" office:value-type="float" office:value="4.4141080499" calcext:value-type="float">
            <text:p>4,4141080499</text:p>
          </table:table-cell>
          <table:table-cell table:formula="of:=[.H444]*0.067" office:value-type="float" office:value="-0.9574341875" calcext:value-type="float">
            <text:p>-0,9574341875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800" calcext:value-type="float">
            <text:p>800</text:p>
          </table:table-cell>
          <table:table-cell office:value-type="float" office:value="-289.2" calcext:value-type="float">
            <text:p>-289,2</text:p>
          </table:table-cell>
          <table:table-cell office:value-type="float" office:value="0.370335655" calcext:value-type="float">
            <text:p>0,370335655</text:p>
          </table:table-cell>
          <table:table-cell office:value-type="float" office:value="-0.281636687" calcext:value-type="float">
            <text:p>-0,281636687</text:p>
          </table:table-cell>
          <table:table-cell/>
          <table:table-cell table:formula="of:=[.D445]*100" office:value-type="float" office:value="37.0335655" calcext:value-type="float">
            <text:p>37,0335655</text:p>
          </table:table-cell>
          <table:table-cell table:formula="of:=[.E445]*100" office:value-type="float" office:value="-28.1636687" calcext:value-type="float">
            <text:p>-28,1636687</text:p>
          </table:table-cell>
          <table:table-cell/>
          <table:table-cell table:formula="of:=[.G445]*0.067" office:value-type="float" office:value="2.4812488885" calcext:value-type="float">
            <text:p>2,4812488885</text:p>
          </table:table-cell>
          <table:table-cell table:formula="of:=[.H445]*0.067" office:value-type="float" office:value="-1.8869658029" calcext:value-type="float">
            <text:p>-1,8869658029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800" calcext:value-type="float">
            <text:p>800</text:p>
          </table:table-cell>
          <table:table-cell office:value-type="float" office:value="-289.2" calcext:value-type="float">
            <text:p>-289,2</text:p>
          </table:table-cell>
          <table:table-cell office:value-type="float" office:value="0.335781126" calcext:value-type="float">
            <text:p>0,335781126</text:p>
          </table:table-cell>
          <table:table-cell office:value-type="float" office:value="-0.352357105" calcext:value-type="float">
            <text:p>-0,352357105</text:p>
          </table:table-cell>
          <table:table-cell/>
          <table:table-cell table:formula="of:=[.D446]*100" office:value-type="float" office:value="33.5781126" calcext:value-type="float">
            <text:p>33,5781126</text:p>
          </table:table-cell>
          <table:table-cell table:formula="of:=[.E446]*100" office:value-type="float" office:value="-35.2357105" calcext:value-type="float">
            <text:p>-35,2357105</text:p>
          </table:table-cell>
          <table:table-cell/>
          <table:table-cell table:formula="of:=[.G446]*0.067" office:value-type="float" office:value="2.2497335442" calcext:value-type="float">
            <text:p>2,2497335442</text:p>
          </table:table-cell>
          <table:table-cell table:formula="of:=[.H446]*0.067" office:value-type="float" office:value="-2.3607926035" calcext:value-type="float">
            <text:p>-2,3607926035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800" calcext:value-type="float">
            <text:p>800</text:p>
          </table:table-cell>
          <table:table-cell office:value-type="float" office:value="-289.77" calcext:value-type="float">
            <text:p>-289,77</text:p>
          </table:table-cell>
          <table:table-cell office:value-type="float" office:value="0.310030641" calcext:value-type="float">
            <text:p>0,310030641</text:p>
          </table:table-cell>
          <table:table-cell office:value-type="float" office:value="-0.376862014" calcext:value-type="float">
            <text:p>-0,376862014</text:p>
          </table:table-cell>
          <table:table-cell/>
          <table:table-cell table:formula="of:=[.D447]*100" office:value-type="float" office:value="31.0030641" calcext:value-type="float">
            <text:p>31,0030641</text:p>
          </table:table-cell>
          <table:table-cell table:formula="of:=[.E447]*100" office:value-type="float" office:value="-37.6862014" calcext:value-type="float">
            <text:p>-37,6862014</text:p>
          </table:table-cell>
          <table:table-cell/>
          <table:table-cell table:formula="of:=[.G447]*0.067" office:value-type="float" office:value="2.0772052947" calcext:value-type="float">
            <text:p>2,0772052947</text:p>
          </table:table-cell>
          <table:table-cell table:formula="of:=[.H447]*0.067" office:value-type="float" office:value="-2.5249754938" calcext:value-type="float">
            <text:p>-2,5249754938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800" calcext:value-type="float">
            <text:p>800</text:p>
          </table:table-cell>
          <table:table-cell office:value-type="float" office:value="-289.77" calcext:value-type="float">
            <text:p>-289,77</text:p>
          </table:table-cell>
          <table:table-cell office:value-type="float" office:value="0.07687868" calcext:value-type="float">
            <text:p>0,07687868</text:p>
          </table:table-cell>
          <table:table-cell office:value-type="float" office:value="-0.49110467" calcext:value-type="float">
            <text:p>-0,49110467</text:p>
          </table:table-cell>
          <table:table-cell/>
          <table:table-cell table:formula="of:=[.D448]*100" office:value-type="float" office:value="7.687868" calcext:value-type="float">
            <text:p>7,687868</text:p>
          </table:table-cell>
          <table:table-cell table:formula="of:=[.E448]*100" office:value-type="float" office:value="-49.110467" calcext:value-type="float">
            <text:p>-49,110467</text:p>
          </table:table-cell>
          <table:table-cell/>
          <table:table-cell table:formula="of:=[.G448]*0.067" office:value-type="float" office:value="0.515087156" calcext:value-type="float">
            <text:p>0,515087156</text:p>
          </table:table-cell>
          <table:table-cell table:formula="of:=[.H448]*0.067" office:value-type="float" office:value="-3.290401289" calcext:value-type="float">
            <text:p>-3,29040128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00" calcext:value-type="float">
            <text:p>800</text:p>
          </table:table-cell>
          <table:table-cell office:value-type="float" office:value="-289.77" calcext:value-type="float">
            <text:p>-289,77</text:p>
          </table:table-cell>
          <table:table-cell office:value-type="float" office:value="-0.197090094" calcext:value-type="float">
            <text:p>-0,197090094</text:p>
          </table:table-cell>
          <table:table-cell office:value-type="float" office:value="-0.526036497" calcext:value-type="float">
            <text:p>-0,526036497</text:p>
          </table:table-cell>
          <table:table-cell/>
          <table:table-cell table:formula="of:=[.D449]*100" office:value-type="float" office:value="-19.7090094" calcext:value-type="float">
            <text:p>-19,7090094</text:p>
          </table:table-cell>
          <table:table-cell table:formula="of:=[.E449]*100" office:value-type="float" office:value="-52.6036497" calcext:value-type="float">
            <text:p>-52,6036497</text:p>
          </table:table-cell>
          <table:table-cell/>
          <table:table-cell table:formula="of:=[.G449]*0.067" office:value-type="float" office:value="-1.3205036298" calcext:value-type="float">
            <text:p>-1,3205036298</text:p>
          </table:table-cell>
          <table:table-cell table:formula="of:=[.H449]*0.067" office:value-type="float" office:value="-3.5244445299" calcext:value-type="float">
            <text:p>-3,5244445299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800" calcext:value-type="float">
            <text:p>800</text:p>
          </table:table-cell>
          <table:table-cell office:value-type="float" office:value="-289.42" calcext:value-type="float">
            <text:p>-289,42</text:p>
          </table:table-cell>
          <table:table-cell office:value-type="float" office:value="-0.238467183" calcext:value-type="float">
            <text:p>-0,238467183</text:p>
          </table:table-cell>
          <table:table-cell office:value-type="float" office:value="-0.475498014" calcext:value-type="float">
            <text:p>-0,475498014</text:p>
          </table:table-cell>
          <table:table-cell/>
          <table:table-cell table:formula="of:=[.D450]*100" office:value-type="float" office:value="-23.8467183" calcext:value-type="float">
            <text:p>-23,8467183</text:p>
          </table:table-cell>
          <table:table-cell table:formula="of:=[.E450]*100" office:value-type="float" office:value="-47.5498014" calcext:value-type="float">
            <text:p>-47,5498014</text:p>
          </table:table-cell>
          <table:table-cell/>
          <table:table-cell table:formula="of:=[.G450]*0.067" office:value-type="float" office:value="-1.5977301261" calcext:value-type="float">
            <text:p>-1,5977301261</text:p>
          </table:table-cell>
          <table:table-cell table:formula="of:=[.H450]*0.067" office:value-type="float" office:value="-3.1858366938" calcext:value-type="float">
            <text:p>-3,1858366938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 office:value-type="float" office:value="-289.42" calcext:value-type="float">
            <text:p>-289,42</text:p>
          </table:table-cell>
          <table:table-cell office:value-type="float" office:value="-0.145818402" calcext:value-type="float">
            <text:p>-0,145818402</text:p>
          </table:table-cell>
          <table:table-cell office:value-type="float" office:value="-0.411757272" calcext:value-type="float">
            <text:p>-0,411757272</text:p>
          </table:table-cell>
          <table:table-cell/>
          <table:table-cell table:formula="of:=[.D451]*100" office:value-type="float" office:value="-14.5818402" calcext:value-type="float">
            <text:p>-14,5818402</text:p>
          </table:table-cell>
          <table:table-cell table:formula="of:=[.E451]*100" office:value-type="float" office:value="-41.1757272" calcext:value-type="float">
            <text:p>-41,1757272</text:p>
          </table:table-cell>
          <table:table-cell/>
          <table:table-cell table:formula="of:=[.G451]*0.067" office:value-type="float" office:value="-0.9769832934" calcext:value-type="float">
            <text:p>-0,9769832934</text:p>
          </table:table-cell>
          <table:table-cell table:formula="of:=[.H451]*0.067" office:value-type="float" office:value="-2.7587737224" calcext:value-type="float">
            <text:p>-2,7587737224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800" calcext:value-type="float">
            <text:p>800</text:p>
          </table:table-cell>
          <table:table-cell office:value-type="float" office:value="-289.42" calcext:value-type="float">
            <text:p>-289,42</text:p>
          </table:table-cell>
          <table:table-cell office:value-type="float" office:value="-0.312738158" calcext:value-type="float">
            <text:p>-0,312738158</text:p>
          </table:table-cell>
          <table:table-cell office:value-type="float" office:value="-0.424499496" calcext:value-type="float">
            <text:p>-0,424499496</text:p>
          </table:table-cell>
          <table:table-cell/>
          <table:table-cell table:formula="of:=[.D452]*100" office:value-type="float" office:value="-31.2738158" calcext:value-type="float">
            <text:p>-31,2738158</text:p>
          </table:table-cell>
          <table:table-cell table:formula="of:=[.E452]*100" office:value-type="float" office:value="-42.4499496" calcext:value-type="float">
            <text:p>-42,4499496</text:p>
          </table:table-cell>
          <table:table-cell/>
          <table:table-cell table:formula="of:=[.G452]*0.067" office:value-type="float" office:value="-2.0953456586" calcext:value-type="float">
            <text:p>-2,0953456586</text:p>
          </table:table-cell>
          <table:table-cell table:formula="of:=[.H452]*0.067" office:value-type="float" office:value="-2.8441466232" calcext:value-type="float">
            <text:p>-2,8441466232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800" calcext:value-type="float">
            <text:p>800</text:p>
          </table:table-cell>
          <table:table-cell office:value-type="float" office:value="-289.24" calcext:value-type="float">
            <text:p>-289,24</text:p>
          </table:table-cell>
          <table:table-cell office:value-type="float" office:value="-0.314413369" calcext:value-type="float">
            <text:p>-0,314413369</text:p>
          </table:table-cell>
          <table:table-cell office:value-type="float" office:value="-0.347348276" calcext:value-type="float">
            <text:p>-0,347348276</text:p>
          </table:table-cell>
          <table:table-cell/>
          <table:table-cell table:formula="of:=[.D453]*100" office:value-type="float" office:value="-31.4413369" calcext:value-type="float">
            <text:p>-31,4413369</text:p>
          </table:table-cell>
          <table:table-cell table:formula="of:=[.E453]*100" office:value-type="float" office:value="-34.7348276" calcext:value-type="float">
            <text:p>-34,7348276</text:p>
          </table:table-cell>
          <table:table-cell/>
          <table:table-cell table:formula="of:=[.G453]*0.067" office:value-type="float" office:value="-2.1065695723" calcext:value-type="float">
            <text:p>-2,1065695723</text:p>
          </table:table-cell>
          <table:table-cell table:formula="of:=[.H453]*0.067" office:value-type="float" office:value="-2.3272334492" calcext:value-type="float">
            <text:p>-2,3272334492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800" calcext:value-type="float">
            <text:p>800</text:p>
          </table:table-cell>
          <table:table-cell office:value-type="float" office:value="-289.24" calcext:value-type="float">
            <text:p>-289,24</text:p>
          </table:table-cell>
          <table:table-cell office:value-type="float" office:value="-0.124373076" calcext:value-type="float">
            <text:p>-0,124373076</text:p>
          </table:table-cell>
          <table:table-cell office:value-type="float" office:value="-0.196234333" calcext:value-type="float">
            <text:p>-0,196234333</text:p>
          </table:table-cell>
          <table:table-cell/>
          <table:table-cell table:formula="of:=[.D454]*100" office:value-type="float" office:value="-12.4373076" calcext:value-type="float">
            <text:p>-12,4373076</text:p>
          </table:table-cell>
          <table:table-cell table:formula="of:=[.E454]*100" office:value-type="float" office:value="-19.6234333" calcext:value-type="float">
            <text:p>-19,6234333</text:p>
          </table:table-cell>
          <table:table-cell/>
          <table:table-cell table:formula="of:=[.G454]*0.067" office:value-type="float" office:value="-0.8332996092" calcext:value-type="float">
            <text:p>-0,8332996092</text:p>
          </table:table-cell>
          <table:table-cell table:formula="of:=[.H454]*0.067" office:value-type="float" office:value="-1.3147700311" calcext:value-type="float">
            <text:p>-1,3147700311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800" calcext:value-type="float">
            <text:p>800</text:p>
          </table:table-cell>
          <table:table-cell office:value-type="float" office:value="-289.24" calcext:value-type="float">
            <text:p>-289,24</text:p>
          </table:table-cell>
          <table:table-cell office:value-type="float" office:value="-0.324960665" calcext:value-type="float">
            <text:p>-0,324960665</text:p>
          </table:table-cell>
          <table:table-cell office:value-type="float" office:value="-0.138341158" calcext:value-type="float">
            <text:p>-0,138341158</text:p>
          </table:table-cell>
          <table:table-cell/>
          <table:table-cell table:formula="of:=[.D455]*100" office:value-type="float" office:value="-32.4960665" calcext:value-type="float">
            <text:p>-32,4960665</text:p>
          </table:table-cell>
          <table:table-cell table:formula="of:=[.E455]*100" office:value-type="float" office:value="-13.8341158" calcext:value-type="float">
            <text:p>-13,8341158</text:p>
          </table:table-cell>
          <table:table-cell/>
          <table:table-cell table:formula="of:=[.G455]*0.067" office:value-type="float" office:value="-2.1772364555" calcext:value-type="float">
            <text:p>-2,1772364555</text:p>
          </table:table-cell>
          <table:table-cell table:formula="of:=[.H455]*0.067" office:value-type="float" office:value="-0.9268857586" calcext:value-type="float">
            <text:p>-0,9268857586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800" calcext:value-type="float">
            <text:p>800</text:p>
          </table:table-cell>
          <table:table-cell office:value-type="float" office:value="-289.04" calcext:value-type="float">
            <text:p>-289,04</text:p>
          </table:table-cell>
          <table:table-cell office:value-type="float" office:value="-0.314035715" calcext:value-type="float">
            <text:p>-0,314035715</text:p>
          </table:table-cell>
          <table:table-cell office:value-type="float" office:value="0.028048346" calcext:value-type="float">
            <text:p>0,028048346</text:p>
          </table:table-cell>
          <table:table-cell/>
          <table:table-cell table:formula="of:=[.D456]*100" office:value-type="float" office:value="-31.4035715" calcext:value-type="float">
            <text:p>-31,4035715</text:p>
          </table:table-cell>
          <table:table-cell table:formula="of:=[.E456]*100" office:value-type="float" office:value="2.8048346" calcext:value-type="float">
            <text:p>2,8048346</text:p>
          </table:table-cell>
          <table:table-cell/>
          <table:table-cell table:formula="of:=[.G456]*0.067" office:value-type="float" office:value="-2.1040392905" calcext:value-type="float">
            <text:p>-2,1040392905</text:p>
          </table:table-cell>
          <table:table-cell table:formula="of:=[.H456]*0.067" office:value-type="float" office:value="0.1879239182" calcext:value-type="float">
            <text:p>0,1879239182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800" calcext:value-type="float">
            <text:p>800</text:p>
          </table:table-cell>
          <table:table-cell office:value-type="float" office:value="-289.04" calcext:value-type="float">
            <text:p>-289,04</text:p>
          </table:table-cell>
          <table:table-cell office:value-type="float" office:value="-0.10840744" calcext:value-type="float">
            <text:p>-0,10840744</text:p>
          </table:table-cell>
          <table:table-cell office:value-type="float" office:value="0.040593689" calcext:value-type="float">
            <text:p>0,040593689</text:p>
          </table:table-cell>
          <table:table-cell/>
          <table:table-cell table:formula="of:=[.D457]*100" office:value-type="float" office:value="-10.840744" calcext:value-type="float">
            <text:p>-10,840744</text:p>
          </table:table-cell>
          <table:table-cell table:formula="of:=[.E457]*100" office:value-type="float" office:value="4.0593689" calcext:value-type="float">
            <text:p>4,0593689</text:p>
          </table:table-cell>
          <table:table-cell/>
          <table:table-cell table:formula="of:=[.G457]*0.067" office:value-type="float" office:value="-0.726329848" calcext:value-type="float">
            <text:p>-0,726329848</text:p>
          </table:table-cell>
          <table:table-cell table:formula="of:=[.H457]*0.067" office:value-type="float" office:value="0.2719777163" calcext:value-type="float">
            <text:p>0,2719777163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800" calcext:value-type="float">
            <text:p>800</text:p>
          </table:table-cell>
          <table:table-cell office:value-type="float" office:value="-289.04" calcext:value-type="float">
            <text:p>-289,04</text:p>
          </table:table-cell>
          <table:table-cell office:value-type="float" office:value="-0.710114295" calcext:value-type="float">
            <text:p>-0,710114295</text:p>
          </table:table-cell>
          <table:table-cell office:value-type="float" office:value="-0.083209212" calcext:value-type="float">
            <text:p>-0,083209212</text:p>
          </table:table-cell>
          <table:table-cell/>
          <table:table-cell table:formula="of:=[.D458]*100" office:value-type="float" office:value="-71.0114295" calcext:value-type="float">
            <text:p>-71,0114295</text:p>
          </table:table-cell>
          <table:table-cell table:formula="of:=[.E458]*100" office:value-type="float" office:value="-8.3209212" calcext:value-type="float">
            <text:p>-8,3209212</text:p>
          </table:table-cell>
          <table:table-cell/>
          <table:table-cell table:formula="of:=[.G458]*0.067" office:value-type="float" office:value="-4.7577657765" calcext:value-type="float">
            <text:p>-4,7577657765</text:p>
          </table:table-cell>
          <table:table-cell table:formula="of:=[.H458]*0.067" office:value-type="float" office:value="-0.5575017204" calcext:value-type="float">
            <text:p>-0,557501720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00" calcext:value-type="float">
            <text:p>800</text:p>
          </table:table-cell>
          <table:table-cell office:value-type="float" office:value="-287.93" calcext:value-type="float">
            <text:p>-287,93</text:p>
          </table:table-cell>
          <table:table-cell office:value-type="float" office:value="0" calcext:value-type="float">
            <text:p>0</text:p>
          </table:table-cell>
          <table:table-cell office:value-type="float" office:value="0.206406573" calcext:value-type="float">
            <text:p>0,206406573</text:p>
          </table:table-cell>
          <table:table-cell/>
          <table:table-cell table:formula="of:=[.D459]*100" office:value-type="float" office:value="0" calcext:value-type="float">
            <text:p>0</text:p>
          </table:table-cell>
          <table:table-cell table:formula="of:=[.E459]*100" office:value-type="float" office:value="20.6406573" calcext:value-type="float">
            <text:p>20,6406573</text:p>
          </table:table-cell>
          <table:table-cell/>
          <table:table-cell table:formula="of:=[.G459]*0.067" office:value-type="float" office:value="0" calcext:value-type="float">
            <text:p>0</text:p>
          </table:table-cell>
          <table:table-cell table:formula="of:=[.H459]*0.067" office:value-type="float" office:value="1.3829240391" calcext:value-type="float">
            <text:p>1,38292403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-281.04" calcext:value-type="float">
            <text:p>-281,04</text:p>
          </table:table-cell>
          <table:table-cell office:value-type="float" office:value="0" calcext:value-type="float">
            <text:p>0</text:p>
          </table:table-cell>
          <table:table-cell office:value-type="float" office:value="1.834982366" calcext:value-type="float">
            <text:p>1,834982366</text:p>
          </table:table-cell>
          <table:table-cell/>
          <table:table-cell table:formula="of:=[.D460]*100" office:value-type="float" office:value="0" calcext:value-type="float">
            <text:p>0</text:p>
          </table:table-cell>
          <table:table-cell table:formula="of:=[.E460]*100" office:value-type="float" office:value="183.4982366" calcext:value-type="float">
            <text:p>183,4982366</text:p>
          </table:table-cell>
          <table:table-cell/>
          <table:table-cell table:formula="of:=[.G460]*0.067" office:value-type="float" office:value="0" calcext:value-type="float">
            <text:p>0</text:p>
          </table:table-cell>
          <table:table-cell table:formula="of:=[.H460]*0.067" office:value-type="float" office:value="12.2943818522" calcext:value-type="float">
            <text:p>12,29438185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-281.87" calcext:value-type="float">
            <text:p>-281,87</text:p>
          </table:table-cell>
          <table:table-cell office:value-type="float" office:value="0.571618319" calcext:value-type="float">
            <text:p>0,571618319</text:p>
          </table:table-cell>
          <table:table-cell office:value-type="float" office:value="1.878485492" calcext:value-type="float">
            <text:p>1,878485492</text:p>
          </table:table-cell>
          <table:table-cell/>
          <table:table-cell table:formula="of:=[.D461]*100" office:value-type="float" office:value="57.1618319" calcext:value-type="float">
            <text:p>57,1618319</text:p>
          </table:table-cell>
          <table:table-cell table:formula="of:=[.E461]*100" office:value-type="float" office:value="187.8485492" calcext:value-type="float">
            <text:p>187,8485492</text:p>
          </table:table-cell>
          <table:table-cell/>
          <table:table-cell table:formula="of:=[.G461]*0.067" office:value-type="float" office:value="3.8298427373" calcext:value-type="float">
            <text:p>3,8298427373</text:p>
          </table:table-cell>
          <table:table-cell table:formula="of:=[.H461]*0.067" office:value-type="float" office:value="12.5858527964" calcext:value-type="float">
            <text:p>12,585852796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00" calcext:value-type="float">
            <text:p>900</text:p>
          </table:table-cell>
          <table:table-cell office:value-type="float" office:value="-281.87" calcext:value-type="float">
            <text:p>-281,87</text:p>
          </table:table-cell>
          <table:table-cell office:value-type="float" office:value="-0.007320666" calcext:value-type="float">
            <text:p>-0,007320666</text:p>
          </table:table-cell>
          <table:table-cell office:value-type="float" office:value="1.911760691" calcext:value-type="float">
            <text:p>1,911760691</text:p>
          </table:table-cell>
          <table:table-cell/>
          <table:table-cell table:formula="of:=[.D462]*100" office:value-type="float" office:value="-0.7320666" calcext:value-type="float">
            <text:p>-0,7320666</text:p>
          </table:table-cell>
          <table:table-cell table:formula="of:=[.E462]*100" office:value-type="float" office:value="191.1760691" calcext:value-type="float">
            <text:p>191,1760691</text:p>
          </table:table-cell>
          <table:table-cell/>
          <table:table-cell table:formula="of:=[.G462]*0.067" office:value-type="float" office:value="-0.0490484622" calcext:value-type="float">
            <text:p>-0,0490484622</text:p>
          </table:table-cell>
          <table:table-cell table:formula="of:=[.H462]*0.067" office:value-type="float" office:value="12.8087966297" calcext:value-type="float">
            <text:p>12,808796629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-281.87" calcext:value-type="float">
            <text:p>-281,87</text:p>
          </table:table-cell>
          <table:table-cell office:value-type="float" office:value="-0.238800176" calcext:value-type="float">
            <text:p>-0,238800176</text:p>
          </table:table-cell>
          <table:table-cell office:value-type="float" office:value="1.881428392" calcext:value-type="float">
            <text:p>1,881428392</text:p>
          </table:table-cell>
          <table:table-cell/>
          <table:table-cell table:formula="of:=[.D463]*100" office:value-type="float" office:value="-23.8800176" calcext:value-type="float">
            <text:p>-23,8800176</text:p>
          </table:table-cell>
          <table:table-cell table:formula="of:=[.E463]*100" office:value-type="float" office:value="188.1428392" calcext:value-type="float">
            <text:p>188,1428392</text:p>
          </table:table-cell>
          <table:table-cell/>
          <table:table-cell table:formula="of:=[.G463]*0.067" office:value-type="float" office:value="-1.5999611792" calcext:value-type="float">
            <text:p>-1,5999611792</text:p>
          </table:table-cell>
          <table:table-cell table:formula="of:=[.H463]*0.067" office:value-type="float" office:value="12.6055702264" calcext:value-type="float">
            <text:p>12,605570226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00" calcext:value-type="float">
            <text:p>900</text:p>
          </table:table-cell>
          <table:table-cell office:value-type="float" office:value="-281.49" calcext:value-type="float">
            <text:p>-281,49</text:p>
          </table:table-cell>
          <table:table-cell office:value-type="float" office:value="-0.248433161" calcext:value-type="float">
            <text:p>-0,248433161</text:p>
          </table:table-cell>
          <table:table-cell office:value-type="float" office:value="1.613576794" calcext:value-type="float">
            <text:p>1,613576794</text:p>
          </table:table-cell>
          <table:table-cell/>
          <table:table-cell table:formula="of:=[.D464]*100" office:value-type="float" office:value="-24.8433161" calcext:value-type="float">
            <text:p>-24,8433161</text:p>
          </table:table-cell>
          <table:table-cell table:formula="of:=[.E464]*100" office:value-type="float" office:value="161.3576794" calcext:value-type="float">
            <text:p>161,3576794</text:p>
          </table:table-cell>
          <table:table-cell/>
          <table:table-cell table:formula="of:=[.G464]*0.067" office:value-type="float" office:value="-1.6645021787" calcext:value-type="float">
            <text:p>-1,6645021787</text:p>
          </table:table-cell>
          <table:table-cell table:formula="of:=[.H464]*0.067" office:value-type="float" office:value="10.8109645198" calcext:value-type="float">
            <text:p>10,81096451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office:value-type="float" office:value="-281.49" calcext:value-type="float">
            <text:p>-281,49</text:p>
          </table:table-cell>
          <table:table-cell office:value-type="float" office:value="-0.063970137" calcext:value-type="float">
            <text:p>-0,063970137</text:p>
          </table:table-cell>
          <table:table-cell office:value-type="float" office:value="1.599507609" calcext:value-type="float">
            <text:p>1,599507609</text:p>
          </table:table-cell>
          <table:table-cell/>
          <table:table-cell table:formula="of:=[.D465]*100" office:value-type="float" office:value="-6.3970137" calcext:value-type="float">
            <text:p>-6,3970137</text:p>
          </table:table-cell>
          <table:table-cell table:formula="of:=[.E465]*100" office:value-type="float" office:value="159.9507609" calcext:value-type="float">
            <text:p>159,9507609</text:p>
          </table:table-cell>
          <table:table-cell/>
          <table:table-cell table:formula="of:=[.G465]*0.067" office:value-type="float" office:value="-0.4285999179" calcext:value-type="float">
            <text:p>-0,4285999179</text:p>
          </table:table-cell>
          <table:table-cell table:formula="of:=[.H465]*0.067" office:value-type="float" office:value="10.7167009803" calcext:value-type="float">
            <text:p>10,716700980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-281.49" calcext:value-type="float">
            <text:p>-281,49</text:p>
          </table:table-cell>
          <table:table-cell office:value-type="float" office:value="-0.143092496" calcext:value-type="float">
            <text:p>-0,143092496</text:p>
          </table:table-cell>
          <table:table-cell office:value-type="float" office:value="1.564791103" calcext:value-type="float">
            <text:p>1,564791103</text:p>
          </table:table-cell>
          <table:table-cell/>
          <table:table-cell table:formula="of:=[.D466]*100" office:value-type="float" office:value="-14.3092496" calcext:value-type="float">
            <text:p>-14,3092496</text:p>
          </table:table-cell>
          <table:table-cell table:formula="of:=[.E466]*100" office:value-type="float" office:value="156.4791103" calcext:value-type="float">
            <text:p>156,4791103</text:p>
          </table:table-cell>
          <table:table-cell/>
          <table:table-cell table:formula="of:=[.G466]*0.067" office:value-type="float" office:value="-0.9587197232" calcext:value-type="float">
            <text:p>-0,9587197232</text:p>
          </table:table-cell>
          <table:table-cell table:formula="of:=[.H466]*0.067" office:value-type="float" office:value="10.4841003901" calcext:value-type="float">
            <text:p>10,484100390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office:value-type="float" office:value="-281.32" calcext:value-type="float">
            <text:p>-281,32</text:p>
          </table:table-cell>
          <table:table-cell office:value-type="float" office:value="-0.147640768" calcext:value-type="float">
            <text:p>-0,147640768</text:p>
          </table:table-cell>
          <table:table-cell office:value-type="float" office:value="1.402977197" calcext:value-type="float">
            <text:p>1,402977197</text:p>
          </table:table-cell>
          <table:table-cell/>
          <table:table-cell table:formula="of:=[.D467]*100" office:value-type="float" office:value="-14.7640768" calcext:value-type="float">
            <text:p>-14,7640768</text:p>
          </table:table-cell>
          <table:table-cell table:formula="of:=[.E467]*100" office:value-type="float" office:value="140.2977197" calcext:value-type="float">
            <text:p>140,2977197</text:p>
          </table:table-cell>
          <table:table-cell/>
          <table:table-cell table:formula="of:=[.G467]*0.067" office:value-type="float" office:value="-0.9891931456" calcext:value-type="float">
            <text:p>-0,9891931456</text:p>
          </table:table-cell>
          <table:table-cell table:formula="of:=[.H467]*0.067" office:value-type="float" office:value="9.3999472199" calcext:value-type="float">
            <text:p>9,399947219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-281.32" calcext:value-type="float">
            <text:p>-281,32</text:p>
          </table:table-cell>
          <table:table-cell office:value-type="float" office:value="-0.041273881" calcext:value-type="float">
            <text:p>-0,041273881</text:p>
          </table:table-cell>
          <table:table-cell office:value-type="float" office:value="1.330378283" calcext:value-type="float">
            <text:p>1,330378283</text:p>
          </table:table-cell>
          <table:table-cell/>
          <table:table-cell table:formula="of:=[.D468]*100" office:value-type="float" office:value="-4.1273881" calcext:value-type="float">
            <text:p>-4,1273881</text:p>
          </table:table-cell>
          <table:table-cell table:formula="of:=[.E468]*100" office:value-type="float" office:value="133.0378283" calcext:value-type="float">
            <text:p>133,0378283</text:p>
          </table:table-cell>
          <table:table-cell/>
          <table:table-cell table:formula="of:=[.G468]*0.067" office:value-type="float" office:value="-0.2765350027" calcext:value-type="float">
            <text:p>-0,2765350027</text:p>
          </table:table-cell>
          <table:table-cell table:formula="of:=[.H468]*0.067" office:value-type="float" office:value="8.9135344961" calcext:value-type="float">
            <text:p>8,9135344961</text:p>
          </table:table-cell>
        </table:table-row>
        <table:table-row table:style-name="ro1">
          <table:table-cell table:number-columns-repeated="2" office:value-type="float" office:value="900" calcext:value-type="float">
            <text:p>900</text:p>
          </table:table-cell>
          <table:table-cell office:value-type="float" office:value="-281.32" calcext:value-type="float">
            <text:p>-281,32</text:p>
          </table:table-cell>
          <table:table-cell office:value-type="float" office:value="0.042177266" calcext:value-type="float">
            <text:p>0,042177266</text:p>
          </table:table-cell>
          <table:table-cell office:value-type="float" office:value="1.172608317" calcext:value-type="float">
            <text:p>1,172608317</text:p>
          </table:table-cell>
          <table:table-cell/>
          <table:table-cell table:formula="of:=[.D469]*100" office:value-type="float" office:value="4.2177266" calcext:value-type="float">
            <text:p>4,2177266</text:p>
          </table:table-cell>
          <table:table-cell table:formula="of:=[.E469]*100" office:value-type="float" office:value="117.2608317" calcext:value-type="float">
            <text:p>117,2608317</text:p>
          </table:table-cell>
          <table:table-cell/>
          <table:table-cell table:formula="of:=[.G469]*0.067" office:value-type="float" office:value="0.2825876822" calcext:value-type="float">
            <text:p>0,2825876822</text:p>
          </table:table-cell>
          <table:table-cell table:formula="of:=[.H469]*0.067" office:value-type="float" office:value="7.8564757239" calcext:value-type="float">
            <text:p>7,856475723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-281.41" calcext:value-type="float">
            <text:p>-281,41</text:p>
          </table:table-cell>
          <table:table-cell office:value-type="float" office:value="0.133861729" calcext:value-type="float">
            <text:p>0,133861729</text:p>
          </table:table-cell>
          <table:table-cell office:value-type="float" office:value="1.060703822" calcext:value-type="float">
            <text:p>1,060703822</text:p>
          </table:table-cell>
          <table:table-cell/>
          <table:table-cell table:formula="of:=[.D470]*100" office:value-type="float" office:value="13.3861729" calcext:value-type="float">
            <text:p>13,3861729</text:p>
          </table:table-cell>
          <table:table-cell table:formula="of:=[.E470]*100" office:value-type="float" office:value="106.0703822" calcext:value-type="float">
            <text:p>106,0703822</text:p>
          </table:table-cell>
          <table:table-cell/>
          <table:table-cell table:formula="of:=[.G470]*0.067" office:value-type="float" office:value="0.8968735843" calcext:value-type="float">
            <text:p>0,8968735843</text:p>
          </table:table-cell>
          <table:table-cell table:formula="of:=[.H470]*0.067" office:value-type="float" office:value="7.1067156074" calcext:value-type="float">
            <text:p>7,106715607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900" calcext:value-type="float">
            <text:p>900</text:p>
          </table:table-cell>
          <table:table-cell office:value-type="float" office:value="-281.41" calcext:value-type="float">
            <text:p>-281,41</text:p>
          </table:table-cell>
          <table:table-cell office:value-type="float" office:value="0.27448601" calcext:value-type="float">
            <text:p>0,27448601</text:p>
          </table:table-cell>
          <table:table-cell office:value-type="float" office:value="1.014907236" calcext:value-type="float">
            <text:p>1,014907236</text:p>
          </table:table-cell>
          <table:table-cell/>
          <table:table-cell table:formula="of:=[.D471]*100" office:value-type="float" office:value="27.448601" calcext:value-type="float">
            <text:p>27,448601</text:p>
          </table:table-cell>
          <table:table-cell table:formula="of:=[.E471]*100" office:value-type="float" office:value="101.4907236" calcext:value-type="float">
            <text:p>101,4907236</text:p>
          </table:table-cell>
          <table:table-cell/>
          <table:table-cell table:formula="of:=[.G471]*0.067" office:value-type="float" office:value="1.839056267" calcext:value-type="float">
            <text:p>1,839056267</text:p>
          </table:table-cell>
          <table:table-cell table:formula="of:=[.H471]*0.067" office:value-type="float" office:value="6.7998784812" calcext:value-type="float">
            <text:p>6,799878481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00" calcext:value-type="float">
            <text:p>900</text:p>
          </table:table-cell>
          <table:table-cell office:value-type="float" office:value="-281.86" calcext:value-type="float">
            <text:p>-281,86</text:p>
          </table:table-cell>
          <table:table-cell office:value-type="float" office:value="0.302318906" calcext:value-type="float">
            <text:p>0,302318906</text:p>
          </table:table-cell>
          <table:table-cell office:value-type="float" office:value="0.923794627" calcext:value-type="float">
            <text:p>0,923794627</text:p>
          </table:table-cell>
          <table:table-cell/>
          <table:table-cell table:formula="of:=[.D472]*100" office:value-type="float" office:value="30.2318906" calcext:value-type="float">
            <text:p>30,2318906</text:p>
          </table:table-cell>
          <table:table-cell table:formula="of:=[.E472]*100" office:value-type="float" office:value="92.3794627" calcext:value-type="float">
            <text:p>92,3794627</text:p>
          </table:table-cell>
          <table:table-cell/>
          <table:table-cell table:formula="of:=[.G472]*0.067" office:value-type="float" office:value="2.0255366702" calcext:value-type="float">
            <text:p>2,0255366702</text:p>
          </table:table-cell>
          <table:table-cell table:formula="of:=[.H472]*0.067" office:value-type="float" office:value="6.1894240009" calcext:value-type="float">
            <text:p>6,189424000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-281.86" calcext:value-type="float">
            <text:p>-281,86</text:p>
          </table:table-cell>
          <table:table-cell office:value-type="float" office:value="0.203781873" calcext:value-type="float">
            <text:p>0,203781873</text:p>
          </table:table-cell>
          <table:table-cell office:value-type="float" office:value="0.748426672" calcext:value-type="float">
            <text:p>0,748426672</text:p>
          </table:table-cell>
          <table:table-cell/>
          <table:table-cell table:formula="of:=[.D473]*100" office:value-type="float" office:value="20.3781873" calcext:value-type="float">
            <text:p>20,3781873</text:p>
          </table:table-cell>
          <table:table-cell table:formula="of:=[.E473]*100" office:value-type="float" office:value="74.8426672" calcext:value-type="float">
            <text:p>74,8426672</text:p>
          </table:table-cell>
          <table:table-cell/>
          <table:table-cell table:formula="of:=[.G473]*0.067" office:value-type="float" office:value="1.3653385491" calcext:value-type="float">
            <text:p>1,3653385491</text:p>
          </table:table-cell>
          <table:table-cell table:formula="of:=[.H473]*0.067" office:value-type="float" office:value="5.0144587024" calcext:value-type="float">
            <text:p>5,014458702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00" calcext:value-type="float">
            <text:p>900</text:p>
          </table:table-cell>
          <table:table-cell office:value-type="float" office:value="-281.86" calcext:value-type="float">
            <text:p>-281,86</text:p>
          </table:table-cell>
          <table:table-cell office:value-type="float" office:value="0.270569186" calcext:value-type="float">
            <text:p>0,270569186</text:p>
          </table:table-cell>
          <table:table-cell office:value-type="float" office:value="0.738766489" calcext:value-type="float">
            <text:p>0,738766489</text:p>
          </table:table-cell>
          <table:table-cell/>
          <table:table-cell table:formula="of:=[.D474]*100" office:value-type="float" office:value="27.0569186" calcext:value-type="float">
            <text:p>27,0569186</text:p>
          </table:table-cell>
          <table:table-cell table:formula="of:=[.E474]*100" office:value-type="float" office:value="73.8766489" calcext:value-type="float">
            <text:p>73,8766489</text:p>
          </table:table-cell>
          <table:table-cell/>
          <table:table-cell table:formula="of:=[.G474]*0.067" office:value-type="float" office:value="1.8128135462" calcext:value-type="float">
            <text:p>1,8128135462</text:p>
          </table:table-cell>
          <table:table-cell table:formula="of:=[.H474]*0.067" office:value-type="float" office:value="4.9497354763" calcext:value-type="float">
            <text:p>4,949735476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00" calcext:value-type="float">
            <text:p>900</text:p>
          </table:table-cell>
          <table:table-cell office:value-type="float" office:value="-282.15" calcext:value-type="float">
            <text:p>-282,15</text:p>
          </table:table-cell>
          <table:table-cell office:value-type="float" office:value="0.379024302" calcext:value-type="float">
            <text:p>0,379024302</text:p>
          </table:table-cell>
          <table:table-cell office:value-type="float" office:value="0.776792994" calcext:value-type="float">
            <text:p>0,776792994</text:p>
          </table:table-cell>
          <table:table-cell/>
          <table:table-cell table:formula="of:=[.D475]*100" office:value-type="float" office:value="37.9024302" calcext:value-type="float">
            <text:p>37,9024302</text:p>
          </table:table-cell>
          <table:table-cell table:formula="of:=[.E475]*100" office:value-type="float" office:value="77.6792994" calcext:value-type="float">
            <text:p>77,6792994</text:p>
          </table:table-cell>
          <table:table-cell/>
          <table:table-cell table:formula="of:=[.G475]*0.067" office:value-type="float" office:value="2.5394628234" calcext:value-type="float">
            <text:p>2,5394628234</text:p>
          </table:table-cell>
          <table:table-cell table:formula="of:=[.H475]*0.067" office:value-type="float" office:value="5.2045130598" calcext:value-type="float">
            <text:p>5,204513059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office:value-type="float" office:value="-282.15" calcext:value-type="float">
            <text:p>-282,15</text:p>
          </table:table-cell>
          <table:table-cell office:value-type="float" office:value="0.602687899" calcext:value-type="float">
            <text:p>0,602687899</text:p>
          </table:table-cell>
          <table:table-cell office:value-type="float" office:value="0.496207849" calcext:value-type="float">
            <text:p>0,496207849</text:p>
          </table:table-cell>
          <table:table-cell/>
          <table:table-cell table:formula="of:=[.D476]*100" office:value-type="float" office:value="60.2687899" calcext:value-type="float">
            <text:p>60,2687899</text:p>
          </table:table-cell>
          <table:table-cell table:formula="of:=[.E476]*100" office:value-type="float" office:value="49.6207849" calcext:value-type="float">
            <text:p>49,6207849</text:p>
          </table:table-cell>
          <table:table-cell/>
          <table:table-cell table:formula="of:=[.G476]*0.067" office:value-type="float" office:value="4.0380089233" calcext:value-type="float">
            <text:p>4,0380089233</text:p>
          </table:table-cell>
          <table:table-cell table:formula="of:=[.H476]*0.067" office:value-type="float" office:value="3.3245925883" calcext:value-type="float">
            <text:p>3,324592588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900" calcext:value-type="float">
            <text:p>900</text:p>
          </table:table-cell>
          <table:table-cell office:value-type="float" office:value="-282.15" calcext:value-type="float">
            <text:p>-282,15</text:p>
          </table:table-cell>
          <table:table-cell office:value-type="float" office:value="1.146719203" calcext:value-type="float">
            <text:p>1,146719203</text:p>
          </table:table-cell>
          <table:table-cell office:value-type="float" office:value="0.265374885" calcext:value-type="float">
            <text:p>0,265374885</text:p>
          </table:table-cell>
          <table:table-cell/>
          <table:table-cell table:formula="of:=[.D477]*100" office:value-type="float" office:value="114.6719203" calcext:value-type="float">
            <text:p>114,6719203</text:p>
          </table:table-cell>
          <table:table-cell table:formula="of:=[.E477]*100" office:value-type="float" office:value="26.5374885" calcext:value-type="float">
            <text:p>26,5374885</text:p>
          </table:table-cell>
          <table:table-cell/>
          <table:table-cell table:formula="of:=[.G477]*0.067" office:value-type="float" office:value="7.6830186601" calcext:value-type="float">
            <text:p>7,6830186601</text:p>
          </table:table-cell>
          <table:table-cell table:formula="of:=[.H477]*0.067" office:value-type="float" office:value="1.7780117295" calcext:value-type="float">
            <text:p>1,778011729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00" calcext:value-type="float">
            <text:p>900</text:p>
          </table:table-cell>
          <table:table-cell office:value-type="float" office:value="-284.07" calcext:value-type="float">
            <text:p>-284,07</text:p>
          </table:table-cell>
          <table:table-cell office:value-type="float" office:value="1.143390649" calcext:value-type="float">
            <text:p>1,143390649</text:p>
          </table:table-cell>
          <table:table-cell office:value-type="float" office:value="0.038337929" calcext:value-type="float">
            <text:p>0,038337929</text:p>
          </table:table-cell>
          <table:table-cell/>
          <table:table-cell table:formula="of:=[.D478]*100" office:value-type="float" office:value="114.3390649" calcext:value-type="float">
            <text:p>114,3390649</text:p>
          </table:table-cell>
          <table:table-cell table:formula="of:=[.E478]*100" office:value-type="float" office:value="3.8337929" calcext:value-type="float">
            <text:p>3,8337929</text:p>
          </table:table-cell>
          <table:table-cell/>
          <table:table-cell table:formula="of:=[.G478]*0.067" office:value-type="float" office:value="7.6607173483" calcext:value-type="float">
            <text:p>7,6607173483</text:p>
          </table:table-cell>
          <table:table-cell table:formula="of:=[.H478]*0.067" office:value-type="float" office:value="0.2568641243" calcext:value-type="float">
            <text:p>0,256864124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900" calcext:value-type="float">
            <text:p>900</text:p>
          </table:table-cell>
          <table:table-cell office:value-type="float" office:value="-284.07" calcext:value-type="float">
            <text:p>-284,07</text:p>
          </table:table-cell>
          <table:table-cell office:value-type="float" office:value="0.615052424" calcext:value-type="float">
            <text:p>0,615052424</text:p>
          </table:table-cell>
          <table:table-cell office:value-type="float" office:value="-0.143767721" calcext:value-type="float">
            <text:p>-0,143767721</text:p>
          </table:table-cell>
          <table:table-cell/>
          <table:table-cell table:formula="of:=[.D479]*100" office:value-type="float" office:value="61.5052424" calcext:value-type="float">
            <text:p>61,5052424</text:p>
          </table:table-cell>
          <table:table-cell table:formula="of:=[.E479]*100" office:value-type="float" office:value="-14.3767721" calcext:value-type="float">
            <text:p>-14,3767721</text:p>
          </table:table-cell>
          <table:table-cell/>
          <table:table-cell table:formula="of:=[.G479]*0.067" office:value-type="float" office:value="4.1208512408" calcext:value-type="float">
            <text:p>4,1208512408</text:p>
          </table:table-cell>
          <table:table-cell table:formula="of:=[.H479]*0.067" office:value-type="float" office:value="-0.9632437307" calcext:value-type="float">
            <text:p>-0,963243730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" calcext:value-type="float">
            <text:p>900</text:p>
          </table:table-cell>
          <table:table-cell office:value-type="float" office:value="-284.07" calcext:value-type="float">
            <text:p>-284,07</text:p>
          </table:table-cell>
          <table:table-cell office:value-type="float" office:value="0.495641499" calcext:value-type="float">
            <text:p>0,495641499</text:p>
          </table:table-cell>
          <table:table-cell office:value-type="float" office:value="-0.221867496" calcext:value-type="float">
            <text:p>-0,221867496</text:p>
          </table:table-cell>
          <table:table-cell/>
          <table:table-cell table:formula="of:=[.D480]*100" office:value-type="float" office:value="49.5641499" calcext:value-type="float">
            <text:p>49,5641499</text:p>
          </table:table-cell>
          <table:table-cell table:formula="of:=[.E480]*100" office:value-type="float" office:value="-22.1867496" calcext:value-type="float">
            <text:p>-22,1867496</text:p>
          </table:table-cell>
          <table:table-cell/>
          <table:table-cell table:formula="of:=[.G480]*0.067" office:value-type="float" office:value="3.3207980433" calcext:value-type="float">
            <text:p>3,3207980433</text:p>
          </table:table-cell>
          <table:table-cell table:formula="of:=[.H480]*0.067" office:value-type="float" office:value="-1.4865122232" calcext:value-type="float">
            <text:p>-1,486512223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900" calcext:value-type="float">
            <text:p>900</text:p>
          </table:table-cell>
          <table:table-cell office:value-type="float" office:value="-284.5" calcext:value-type="float">
            <text:p>-284,5</text:p>
          </table:table-cell>
          <table:table-cell office:value-type="float" office:value="0.509635819" calcext:value-type="float">
            <text:p>0,509635819</text:p>
          </table:table-cell>
          <table:table-cell office:value-type="float" office:value="-0.291212675" calcext:value-type="float">
            <text:p>-0,291212675</text:p>
          </table:table-cell>
          <table:table-cell/>
          <table:table-cell table:formula="of:=[.D481]*100" office:value-type="float" office:value="50.9635819" calcext:value-type="float">
            <text:p>50,9635819</text:p>
          </table:table-cell>
          <table:table-cell table:formula="of:=[.E481]*100" office:value-type="float" office:value="-29.1212675" calcext:value-type="float">
            <text:p>-29,1212675</text:p>
          </table:table-cell>
          <table:table-cell/>
          <table:table-cell table:formula="of:=[.G481]*0.067" office:value-type="float" office:value="3.4145599873" calcext:value-type="float">
            <text:p>3,4145599873</text:p>
          </table:table-cell>
          <table:table-cell table:formula="of:=[.H481]*0.067" office:value-type="float" office:value="-1.9511249225" calcext:value-type="float">
            <text:p>-1,951124922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900" calcext:value-type="float">
            <text:p>900</text:p>
          </table:table-cell>
          <table:table-cell office:value-type="float" office:value="-284.5" calcext:value-type="float">
            <text:p>-284,5</text:p>
          </table:table-cell>
          <table:table-cell office:value-type="float" office:value="0.644595393" calcext:value-type="float">
            <text:p>0,644595393</text:p>
          </table:table-cell>
          <table:table-cell office:value-type="float" office:value="-0.435989344" calcext:value-type="float">
            <text:p>-0,435989344</text:p>
          </table:table-cell>
          <table:table-cell/>
          <table:table-cell table:formula="of:=[.D482]*100" office:value-type="float" office:value="64.4595393" calcext:value-type="float">
            <text:p>64,4595393</text:p>
          </table:table-cell>
          <table:table-cell table:formula="of:=[.E482]*100" office:value-type="float" office:value="-43.5989344" calcext:value-type="float">
            <text:p>-43,5989344</text:p>
          </table:table-cell>
          <table:table-cell/>
          <table:table-cell table:formula="of:=[.G482]*0.067" office:value-type="float" office:value="4.3187891331" calcext:value-type="float">
            <text:p>4,3187891331</text:p>
          </table:table-cell>
          <table:table-cell table:formula="of:=[.H482]*0.067" office:value-type="float" office:value="-2.9211286048" calcext:value-type="float">
            <text:p>-2,921128604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900" calcext:value-type="float">
            <text:p>900</text:p>
          </table:table-cell>
          <table:table-cell office:value-type="float" office:value="-284.5" calcext:value-type="float">
            <text:p>-284,5</text:p>
          </table:table-cell>
          <table:table-cell office:value-type="float" office:value="1.14025969" calcext:value-type="float">
            <text:p>1,14025969</text:p>
          </table:table-cell>
          <table:table-cell office:value-type="float" office:value="-0.592269253" calcext:value-type="float">
            <text:p>-0,592269253</text:p>
          </table:table-cell>
          <table:table-cell/>
          <table:table-cell table:formula="of:=[.D483]*100" office:value-type="float" office:value="114.025969" calcext:value-type="float">
            <text:p>114,025969</text:p>
          </table:table-cell>
          <table:table-cell table:formula="of:=[.E483]*100" office:value-type="float" office:value="-59.2269253" calcext:value-type="float">
            <text:p>-59,2269253</text:p>
          </table:table-cell>
          <table:table-cell/>
          <table:table-cell table:formula="of:=[.G483]*0.067" office:value-type="float" office:value="7.639739923" calcext:value-type="float">
            <text:p>7,639739923</text:p>
          </table:table-cell>
          <table:table-cell table:formula="of:=[.H483]*0.067" office:value-type="float" office:value="-3.9682039951" calcext:value-type="float">
            <text:p>-3,968203995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900" calcext:value-type="float">
            <text:p>900</text:p>
          </table:table-cell>
          <table:table-cell office:value-type="float" office:value="-286.41" calcext:value-type="float">
            <text:p>-286,41</text:p>
          </table:table-cell>
          <table:table-cell office:value-type="float" office:value="1.182279481" calcext:value-type="float">
            <text:p>1,182279481</text:p>
          </table:table-cell>
          <table:table-cell office:value-type="float" office:value="-0.744591389" calcext:value-type="float">
            <text:p>-0,744591389</text:p>
          </table:table-cell>
          <table:table-cell/>
          <table:table-cell table:formula="of:=[.D484]*100" office:value-type="float" office:value="118.2279481" calcext:value-type="float">
            <text:p>118,2279481</text:p>
          </table:table-cell>
          <table:table-cell table:formula="of:=[.E484]*100" office:value-type="float" office:value="-74.4591389" calcext:value-type="float">
            <text:p>-74,4591389</text:p>
          </table:table-cell>
          <table:table-cell/>
          <table:table-cell table:formula="of:=[.G484]*0.067" office:value-type="float" office:value="7.9212725227" calcext:value-type="float">
            <text:p>7,9212725227</text:p>
          </table:table-cell>
          <table:table-cell table:formula="of:=[.H484]*0.067" office:value-type="float" office:value="-4.9887623063" calcext:value-type="float">
            <text:p>-4,988762306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00" calcext:value-type="float">
            <text:p>900</text:p>
          </table:table-cell>
          <table:table-cell office:value-type="float" office:value="-286.41" calcext:value-type="float">
            <text:p>-286,41</text:p>
          </table:table-cell>
          <table:table-cell office:value-type="float" office:value="0.792666554" calcext:value-type="float">
            <text:p>0,792666554</text:p>
          </table:table-cell>
          <table:table-cell office:value-type="float" office:value="-0.676735722" calcext:value-type="float">
            <text:p>-0,676735722</text:p>
          </table:table-cell>
          <table:table-cell/>
          <table:table-cell table:formula="of:=[.D485]*100" office:value-type="float" office:value="79.2666554" calcext:value-type="float">
            <text:p>79,2666554</text:p>
          </table:table-cell>
          <table:table-cell table:formula="of:=[.E485]*100" office:value-type="float" office:value="-67.6735722" calcext:value-type="float">
            <text:p>-67,6735722</text:p>
          </table:table-cell>
          <table:table-cell/>
          <table:table-cell table:formula="of:=[.G485]*0.067" office:value-type="float" office:value="5.3108659118" calcext:value-type="float">
            <text:p>5,3108659118</text:p>
          </table:table-cell>
          <table:table-cell table:formula="of:=[.H485]*0.067" office:value-type="float" office:value="-4.5341293374" calcext:value-type="float">
            <text:p>-4,534129337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-286.41" calcext:value-type="float">
            <text:p>-286,41</text:p>
          </table:table-cell>
          <table:table-cell office:value-type="float" office:value="0.73426572" calcext:value-type="float">
            <text:p>0,73426572</text:p>
          </table:table-cell>
          <table:table-cell office:value-type="float" office:value="-0.46644469" calcext:value-type="float">
            <text:p>-0,46644469</text:p>
          </table:table-cell>
          <table:table-cell/>
          <table:table-cell table:formula="of:=[.D486]*100" office:value-type="float" office:value="73.426572" calcext:value-type="float">
            <text:p>73,426572</text:p>
          </table:table-cell>
          <table:table-cell table:formula="of:=[.E486]*100" office:value-type="float" office:value="-46.644469" calcext:value-type="float">
            <text:p>-46,644469</text:p>
          </table:table-cell>
          <table:table-cell/>
          <table:table-cell table:formula="of:=[.G486]*0.067" office:value-type="float" office:value="4.919580324" calcext:value-type="float">
            <text:p>4,919580324</text:p>
          </table:table-cell>
          <table:table-cell table:formula="of:=[.H486]*0.067" office:value-type="float" office:value="-3.125179423" calcext:value-type="float">
            <text:p>-3,125179423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900" calcext:value-type="float">
            <text:p>900</text:p>
          </table:table-cell>
          <table:table-cell office:value-type="float" office:value="-287.41" calcext:value-type="float">
            <text:p>-287,41</text:p>
          </table:table-cell>
          <table:table-cell office:value-type="float" office:value="0.669744037" calcext:value-type="float">
            <text:p>0,669744037</text:p>
          </table:table-cell>
          <table:table-cell office:value-type="float" office:value="-0.553278509" calcext:value-type="float">
            <text:p>-0,553278509</text:p>
          </table:table-cell>
          <table:table-cell/>
          <table:table-cell table:formula="of:=[.D487]*100" office:value-type="float" office:value="66.9744037" calcext:value-type="float">
            <text:p>66,9744037</text:p>
          </table:table-cell>
          <table:table-cell table:formula="of:=[.E487]*100" office:value-type="float" office:value="-55.3278509" calcext:value-type="float">
            <text:p>-55,3278509</text:p>
          </table:table-cell>
          <table:table-cell/>
          <table:table-cell table:formula="of:=[.G487]*0.067" office:value-type="float" office:value="4.4872850479" calcext:value-type="float">
            <text:p>4,4872850479</text:p>
          </table:table-cell>
          <table:table-cell table:formula="of:=[.H487]*0.067" office:value-type="float" office:value="-3.7069660103" calcext:value-type="float">
            <text:p>-3,7069660103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900" calcext:value-type="float">
            <text:p>900</text:p>
          </table:table-cell>
          <table:table-cell office:value-type="float" office:value="-287.41" calcext:value-type="float">
            <text:p>-287,41</text:p>
          </table:table-cell>
          <table:table-cell office:value-type="float" office:value="0.592181554" calcext:value-type="float">
            <text:p>0,592181554</text:p>
          </table:table-cell>
          <table:table-cell office:value-type="float" office:value="-0.540534085" calcext:value-type="float">
            <text:p>-0,540534085</text:p>
          </table:table-cell>
          <table:table-cell/>
          <table:table-cell table:formula="of:=[.D488]*100" office:value-type="float" office:value="59.2181554" calcext:value-type="float">
            <text:p>59,2181554</text:p>
          </table:table-cell>
          <table:table-cell table:formula="of:=[.E488]*100" office:value-type="float" office:value="-54.0534085" calcext:value-type="float">
            <text:p>-54,0534085</text:p>
          </table:table-cell>
          <table:table-cell/>
          <table:table-cell table:formula="of:=[.G488]*0.067" office:value-type="float" office:value="3.9676164118" calcext:value-type="float">
            <text:p>3,9676164118</text:p>
          </table:table-cell>
          <table:table-cell table:formula="of:=[.H488]*0.067" office:value-type="float" office:value="-3.6215783695" calcext:value-type="float">
            <text:p>-3,621578369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900" calcext:value-type="float">
            <text:p>900</text:p>
          </table:table-cell>
          <table:table-cell office:value-type="float" office:value="-287.41" calcext:value-type="float">
            <text:p>-287,41</text:p>
          </table:table-cell>
          <table:table-cell office:value-type="float" office:value="0.79950018" calcext:value-type="float">
            <text:p>0,79950018</text:p>
          </table:table-cell>
          <table:table-cell office:value-type="float" office:value="-0.401945089" calcext:value-type="float">
            <text:p>-0,401945089</text:p>
          </table:table-cell>
          <table:table-cell/>
          <table:table-cell table:formula="of:=[.D489]*100" office:value-type="float" office:value="79.950018" calcext:value-type="float">
            <text:p>79,950018</text:p>
          </table:table-cell>
          <table:table-cell table:formula="of:=[.E489]*100" office:value-type="float" office:value="-40.1945089" calcext:value-type="float">
            <text:p>-40,1945089</text:p>
          </table:table-cell>
          <table:table-cell/>
          <table:table-cell table:formula="of:=[.G489]*0.067" office:value-type="float" office:value="5.356651206" calcext:value-type="float">
            <text:p>5,356651206</text:p>
          </table:table-cell>
          <table:table-cell table:formula="of:=[.H489]*0.067" office:value-type="float" office:value="-2.6930320963" calcext:value-type="float">
            <text:p>-2,693032096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00" calcext:value-type="float">
            <text:p>900</text:p>
          </table:table-cell>
          <table:table-cell office:value-type="float" office:value="-288.57" calcext:value-type="float">
            <text:p>-288,57</text:p>
          </table:table-cell>
          <table:table-cell office:value-type="float" office:value="0.862347648" calcext:value-type="float">
            <text:p>0,862347648</text:p>
          </table:table-cell>
          <table:table-cell office:value-type="float" office:value="-0.605447433" calcext:value-type="float">
            <text:p>-0,605447433</text:p>
          </table:table-cell>
          <table:table-cell/>
          <table:table-cell table:formula="of:=[.D490]*100" office:value-type="float" office:value="86.2347648" calcext:value-type="float">
            <text:p>86,2347648</text:p>
          </table:table-cell>
          <table:table-cell table:formula="of:=[.E490]*100" office:value-type="float" office:value="-60.5447433" calcext:value-type="float">
            <text:p>-60,5447433</text:p>
          </table:table-cell>
          <table:table-cell/>
          <table:table-cell table:formula="of:=[.G490]*0.067" office:value-type="float" office:value="5.7777292416" calcext:value-type="float">
            <text:p>5,7777292416</text:p>
          </table:table-cell>
          <table:table-cell table:formula="of:=[.H490]*0.067" office:value-type="float" office:value="-4.0564978011" calcext:value-type="float">
            <text:p>-4,056497801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00" calcext:value-type="float">
            <text:p>900</text:p>
          </table:table-cell>
          <table:table-cell office:value-type="float" office:value="-288.57" calcext:value-type="float">
            <text:p>-288,57</text:p>
          </table:table-cell>
          <table:table-cell office:value-type="float" office:value="0.779734742" calcext:value-type="float">
            <text:p>0,779734742</text:p>
          </table:table-cell>
          <table:table-cell office:value-type="float" office:value="-0.745443945" calcext:value-type="float">
            <text:p>-0,745443945</text:p>
          </table:table-cell>
          <table:table-cell/>
          <table:table-cell table:formula="of:=[.D491]*100" office:value-type="float" office:value="77.9734742" calcext:value-type="float">
            <text:p>77,9734742</text:p>
          </table:table-cell>
          <table:table-cell table:formula="of:=[.E491]*100" office:value-type="float" office:value="-74.5443945" calcext:value-type="float">
            <text:p>-74,5443945</text:p>
          </table:table-cell>
          <table:table-cell/>
          <table:table-cell table:formula="of:=[.G491]*0.067" office:value-type="float" office:value="5.2242227714" calcext:value-type="float">
            <text:p>5,2242227714</text:p>
          </table:table-cell>
          <table:table-cell table:formula="of:=[.H491]*0.067" office:value-type="float" office:value="-4.9944744315" calcext:value-type="float">
            <text:p>-4,994474431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900" calcext:value-type="float">
            <text:p>900</text:p>
          </table:table-cell>
          <table:table-cell office:value-type="float" office:value="-289.43" calcext:value-type="float">
            <text:p>-289,43</text:p>
          </table:table-cell>
          <table:table-cell office:value-type="float" office:value="0.657672277" calcext:value-type="float">
            <text:p>0,657672277</text:p>
          </table:table-cell>
          <table:table-cell office:value-type="float" office:value="-0.849412219" calcext:value-type="float">
            <text:p>-0,849412219</text:p>
          </table:table-cell>
          <table:table-cell/>
          <table:table-cell table:formula="of:=[.D492]*100" office:value-type="float" office:value="65.7672277" calcext:value-type="float">
            <text:p>65,7672277</text:p>
          </table:table-cell>
          <table:table-cell table:formula="of:=[.E492]*100" office:value-type="float" office:value="-84.9412219" calcext:value-type="float">
            <text:p>-84,9412219</text:p>
          </table:table-cell>
          <table:table-cell/>
          <table:table-cell table:formula="of:=[.G492]*0.067" office:value-type="float" office:value="4.4064042559" calcext:value-type="float">
            <text:p>4,4064042559</text:p>
          </table:table-cell>
          <table:table-cell table:formula="of:=[.H492]*0.067" office:value-type="float" office:value="-5.6910618673" calcext:value-type="float">
            <text:p>-5,6910618673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900" calcext:value-type="float">
            <text:p>900</text:p>
          </table:table-cell>
          <table:table-cell office:value-type="float" office:value="-289.43" calcext:value-type="float">
            <text:p>-289,43</text:p>
          </table:table-cell>
          <table:table-cell office:value-type="float" office:value="0.462228501" calcext:value-type="float">
            <text:p>0,462228501</text:p>
          </table:table-cell>
          <table:table-cell office:value-type="float" office:value="-1.210367665" calcext:value-type="float">
            <text:p>-1,210367665</text:p>
          </table:table-cell>
          <table:table-cell/>
          <table:table-cell table:formula="of:=[.D493]*100" office:value-type="float" office:value="46.2228501" calcext:value-type="float">
            <text:p>46,2228501</text:p>
          </table:table-cell>
          <table:table-cell table:formula="of:=[.E493]*100" office:value-type="float" office:value="-121.0367665" calcext:value-type="float">
            <text:p>-121,0367665</text:p>
          </table:table-cell>
          <table:table-cell/>
          <table:table-cell table:formula="of:=[.G493]*0.067" office:value-type="float" office:value="3.0969309567" calcext:value-type="float">
            <text:p>3,0969309567</text:p>
          </table:table-cell>
          <table:table-cell table:formula="of:=[.H493]*0.067" office:value-type="float" office:value="-8.1094633555" calcext:value-type="float">
            <text:p>-8,1094633555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900" calcext:value-type="float">
            <text:p>900</text:p>
          </table:table-cell>
          <table:table-cell office:value-type="float" office:value="-289.43" calcext:value-type="float">
            <text:p>-289,43</text:p>
          </table:table-cell>
          <table:table-cell office:value-type="float" office:value="0.495746309" calcext:value-type="float">
            <text:p>0,495746309</text:p>
          </table:table-cell>
          <table:table-cell office:value-type="float" office:value="-1.389376114" calcext:value-type="float">
            <text:p>-1,389376114</text:p>
          </table:table-cell>
          <table:table-cell/>
          <table:table-cell table:formula="of:=[.D494]*100" office:value-type="float" office:value="49.5746309" calcext:value-type="float">
            <text:p>49,5746309</text:p>
          </table:table-cell>
          <table:table-cell table:formula="of:=[.E494]*100" office:value-type="float" office:value="-138.9376114" calcext:value-type="float">
            <text:p>-138,9376114</text:p>
          </table:table-cell>
          <table:table-cell/>
          <table:table-cell table:formula="of:=[.G494]*0.067" office:value-type="float" office:value="3.3215002703" calcext:value-type="float">
            <text:p>3,3215002703</text:p>
          </table:table-cell>
          <table:table-cell table:formula="of:=[.H494]*0.067" office:value-type="float" office:value="-9.3088199638" calcext:value-type="float">
            <text:p>-9,3088199638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900" calcext:value-type="float">
            <text:p>900</text:p>
          </table:table-cell>
          <table:table-cell office:value-type="float" office:value="-289.9" calcext:value-type="float">
            <text:p>-289,9</text:p>
          </table:table-cell>
          <table:table-cell office:value-type="float" office:value="0.438216562" calcext:value-type="float">
            <text:p>0,438216562</text:p>
          </table:table-cell>
          <table:table-cell office:value-type="float" office:value="-1.402542601" calcext:value-type="float">
            <text:p>-1,402542601</text:p>
          </table:table-cell>
          <table:table-cell/>
          <table:table-cell table:formula="of:=[.D495]*100" office:value-type="float" office:value="43.8216562" calcext:value-type="float">
            <text:p>43,8216562</text:p>
          </table:table-cell>
          <table:table-cell table:formula="of:=[.E495]*100" office:value-type="float" office:value="-140.2542601" calcext:value-type="float">
            <text:p>-140,2542601</text:p>
          </table:table-cell>
          <table:table-cell/>
          <table:table-cell table:formula="of:=[.G495]*0.067" office:value-type="float" office:value="2.9360509654" calcext:value-type="float">
            <text:p>2,9360509654</text:p>
          </table:table-cell>
          <table:table-cell table:formula="of:=[.H495]*0.067" office:value-type="float" office:value="-9.3970354267" calcext:value-type="float">
            <text:p>-9,3970354267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900" calcext:value-type="float">
            <text:p>900</text:p>
          </table:table-cell>
          <table:table-cell office:value-type="float" office:value="-289.9" calcext:value-type="float">
            <text:p>-289,9</text:p>
          </table:table-cell>
          <table:table-cell office:value-type="float" office:value="0.215568511" calcext:value-type="float">
            <text:p>0,215568511</text:p>
          </table:table-cell>
          <table:table-cell office:value-type="float" office:value="-1.436735179" calcext:value-type="float">
            <text:p>-1,436735179</text:p>
          </table:table-cell>
          <table:table-cell/>
          <table:table-cell table:formula="of:=[.D496]*100" office:value-type="float" office:value="21.5568511" calcext:value-type="float">
            <text:p>21,5568511</text:p>
          </table:table-cell>
          <table:table-cell table:formula="of:=[.E496]*100" office:value-type="float" office:value="-143.6735179" calcext:value-type="float">
            <text:p>-143,6735179</text:p>
          </table:table-cell>
          <table:table-cell/>
          <table:table-cell table:formula="of:=[.G496]*0.067" office:value-type="float" office:value="1.4443090237" calcext:value-type="float">
            <text:p>1,4443090237</text:p>
          </table:table-cell>
          <table:table-cell table:formula="of:=[.H496]*0.067" office:value-type="float" office:value="-9.6261256993" calcext:value-type="float">
            <text:p>-9,6261256993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900" calcext:value-type="float">
            <text:p>900</text:p>
          </table:table-cell>
          <table:table-cell office:value-type="float" office:value="-289.9" calcext:value-type="float">
            <text:p>-289,9</text:p>
          </table:table-cell>
          <table:table-cell office:value-type="float" office:value="0.186270842" calcext:value-type="float">
            <text:p>0,186270842</text:p>
          </table:table-cell>
          <table:table-cell office:value-type="float" office:value="-1.444928759" calcext:value-type="float">
            <text:p>-1,444928759</text:p>
          </table:table-cell>
          <table:table-cell/>
          <table:table-cell table:formula="of:=[.D497]*100" office:value-type="float" office:value="18.6270842" calcext:value-type="float">
            <text:p>18,6270842</text:p>
          </table:table-cell>
          <table:table-cell table:formula="of:=[.E497]*100" office:value-type="float" office:value="-144.4928759" calcext:value-type="float">
            <text:p>-144,4928759</text:p>
          </table:table-cell>
          <table:table-cell/>
          <table:table-cell table:formula="of:=[.G497]*0.067" office:value-type="float" office:value="1.2480146414" calcext:value-type="float">
            <text:p>1,2480146414</text:p>
          </table:table-cell>
          <table:table-cell table:formula="of:=[.H497]*0.067" office:value-type="float" office:value="-9.6810226853" calcext:value-type="float">
            <text:p>-9,6810226853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900" calcext:value-type="float">
            <text:p>900</text:p>
          </table:table-cell>
          <table:table-cell office:value-type="float" office:value="-290.02" calcext:value-type="float">
            <text:p>-290,02</text:p>
          </table:table-cell>
          <table:table-cell office:value-type="float" office:value="0.156183977" calcext:value-type="float">
            <text:p>0,156183977</text:p>
          </table:table-cell>
          <table:table-cell office:value-type="float" office:value="-1.427702902" calcext:value-type="float">
            <text:p>-1,427702902</text:p>
          </table:table-cell>
          <table:table-cell/>
          <table:table-cell table:formula="of:=[.D498]*100" office:value-type="float" office:value="15.6183977" calcext:value-type="float">
            <text:p>15,6183977</text:p>
          </table:table-cell>
          <table:table-cell table:formula="of:=[.E498]*100" office:value-type="float" office:value="-142.7702902" calcext:value-type="float">
            <text:p>-142,7702902</text:p>
          </table:table-cell>
          <table:table-cell/>
          <table:table-cell table:formula="of:=[.G498]*0.067" office:value-type="float" office:value="1.0464326459" calcext:value-type="float">
            <text:p>1,0464326459</text:p>
          </table:table-cell>
          <table:table-cell table:formula="of:=[.H498]*0.067" office:value-type="float" office:value="-9.5656094434" calcext:value-type="float">
            <text:p>-9,5656094434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900" calcext:value-type="float">
            <text:p>900</text:p>
          </table:table-cell>
          <table:table-cell office:value-type="float" office:value="-290.02" calcext:value-type="float">
            <text:p>-290,02</text:p>
          </table:table-cell>
          <table:table-cell office:value-type="float" office:value="0.01197475" calcext:value-type="float">
            <text:p>0,01197475</text:p>
          </table:table-cell>
          <table:table-cell office:value-type="float" office:value="-1.456286738" calcext:value-type="float">
            <text:p>-1,456286738</text:p>
          </table:table-cell>
          <table:table-cell/>
          <table:table-cell table:formula="of:=[.D499]*100" office:value-type="float" office:value="1.197475" calcext:value-type="float">
            <text:p>1,197475</text:p>
          </table:table-cell>
          <table:table-cell table:formula="of:=[.E499]*100" office:value-type="float" office:value="-145.6286738" calcext:value-type="float">
            <text:p>-145,6286738</text:p>
          </table:table-cell>
          <table:table-cell/>
          <table:table-cell table:formula="of:=[.G499]*0.067" office:value-type="float" office:value="0.080230825" calcext:value-type="float">
            <text:p>0,080230825</text:p>
          </table:table-cell>
          <table:table-cell table:formula="of:=[.H499]*0.067" office:value-type="float" office:value="-9.7571211446" calcext:value-type="float">
            <text:p>-9,757121144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" calcext:value-type="float">
            <text:p>900</text:p>
          </table:table-cell>
          <table:table-cell office:value-type="float" office:value="-290.02" calcext:value-type="float">
            <text:p>-290,02</text:p>
          </table:table-cell>
          <table:table-cell office:value-type="float" office:value="-0.132309484" calcext:value-type="float">
            <text:p>-0,132309484</text:p>
          </table:table-cell>
          <table:table-cell office:value-type="float" office:value="-1.440326739" calcext:value-type="float">
            <text:p>-1,440326739</text:p>
          </table:table-cell>
          <table:table-cell/>
          <table:table-cell table:formula="of:=[.D500]*100" office:value-type="float" office:value="-13.2309484" calcext:value-type="float">
            <text:p>-13,2309484</text:p>
          </table:table-cell>
          <table:table-cell table:formula="of:=[.E500]*100" office:value-type="float" office:value="-144.0326739" calcext:value-type="float">
            <text:p>-144,0326739</text:p>
          </table:table-cell>
          <table:table-cell/>
          <table:table-cell table:formula="of:=[.G500]*0.067" office:value-type="float" office:value="-0.8864735428" calcext:value-type="float">
            <text:p>-0,8864735428</text:p>
          </table:table-cell>
          <table:table-cell table:formula="of:=[.H500]*0.067" office:value-type="float" office:value="-9.6501891513" calcext:value-type="float">
            <text:p>-9,6501891513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900" calcext:value-type="float">
            <text:p>900</text:p>
          </table:table-cell>
          <table:table-cell office:value-type="float" office:value="-289.84" calcext:value-type="float">
            <text:p>-289,84</text:p>
          </table:table-cell>
          <table:table-cell office:value-type="float" office:value="-0.157037342" calcext:value-type="float">
            <text:p>-0,157037342</text:p>
          </table:table-cell>
          <table:table-cell office:value-type="float" office:value="-1.294362282" calcext:value-type="float">
            <text:p>-1,294362282</text:p>
          </table:table-cell>
          <table:table-cell/>
          <table:table-cell table:formula="of:=[.D501]*100" office:value-type="float" office:value="-15.7037342" calcext:value-type="float">
            <text:p>-15,7037342</text:p>
          </table:table-cell>
          <table:table-cell table:formula="of:=[.E501]*100" office:value-type="float" office:value="-129.4362282" calcext:value-type="float">
            <text:p>-129,4362282</text:p>
          </table:table-cell>
          <table:table-cell/>
          <table:table-cell table:formula="of:=[.G501]*0.067" office:value-type="float" office:value="-1.0521501914" calcext:value-type="float">
            <text:p>-1,0521501914</text:p>
          </table:table-cell>
          <table:table-cell table:formula="of:=[.H501]*0.067" office:value-type="float" office:value="-8.6722272894" calcext:value-type="float">
            <text:p>-8,6722272894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900" calcext:value-type="float">
            <text:p>900</text:p>
          </table:table-cell>
          <table:table-cell office:value-type="float" office:value="-289.84" calcext:value-type="float">
            <text:p>-289,84</text:p>
          </table:table-cell>
          <table:table-cell office:value-type="float" office:value="-0.173618199" calcext:value-type="float">
            <text:p>-0,173618199</text:p>
          </table:table-cell>
          <table:table-cell office:value-type="float" office:value="-1.320997403" calcext:value-type="float">
            <text:p>-1,320997403</text:p>
          </table:table-cell>
          <table:table-cell/>
          <table:table-cell table:formula="of:=[.D502]*100" office:value-type="float" office:value="-17.3618199" calcext:value-type="float">
            <text:p>-17,3618199</text:p>
          </table:table-cell>
          <table:table-cell table:formula="of:=[.E502]*100" office:value-type="float" office:value="-132.0997403" calcext:value-type="float">
            <text:p>-132,0997403</text:p>
          </table:table-cell>
          <table:table-cell/>
          <table:table-cell table:formula="of:=[.G502]*0.067" office:value-type="float" office:value="-1.1632419333" calcext:value-type="float">
            <text:p>-1,1632419333</text:p>
          </table:table-cell>
          <table:table-cell table:formula="of:=[.H502]*0.067" office:value-type="float" office:value="-8.8506826001" calcext:value-type="float">
            <text:p>-8,8506826001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900" calcext:value-type="float">
            <text:p>900</text:p>
          </table:table-cell>
          <table:table-cell office:value-type="float" office:value="-289.84" calcext:value-type="float">
            <text:p>-289,84</text:p>
          </table:table-cell>
          <table:table-cell office:value-type="float" office:value="-0.383190223" calcext:value-type="float">
            <text:p>-0,383190223</text:p>
          </table:table-cell>
          <table:table-cell office:value-type="float" office:value="-1.587823584" calcext:value-type="float">
            <text:p>-1,587823584</text:p>
          </table:table-cell>
          <table:table-cell/>
          <table:table-cell table:formula="of:=[.D503]*100" office:value-type="float" office:value="-38.3190223" calcext:value-type="float">
            <text:p>-38,3190223</text:p>
          </table:table-cell>
          <table:table-cell table:formula="of:=[.E503]*100" office:value-type="float" office:value="-158.7823584" calcext:value-type="float">
            <text:p>-158,7823584</text:p>
          </table:table-cell>
          <table:table-cell/>
          <table:table-cell table:formula="of:=[.G503]*0.067" office:value-type="float" office:value="-2.5673744941" calcext:value-type="float">
            <text:p>-2,5673744941</text:p>
          </table:table-cell>
          <table:table-cell table:formula="of:=[.H503]*0.067" office:value-type="float" office:value="-10.6384180128" calcext:value-type="float">
            <text:p>-10,6384180128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900" calcext:value-type="float">
            <text:p>900</text:p>
          </table:table-cell>
          <table:table-cell office:value-type="float" office:value="-289.35" calcext:value-type="float">
            <text:p>-289,35</text:p>
          </table:table-cell>
          <table:table-cell office:value-type="float" office:value="-0.326434769" calcext:value-type="float">
            <text:p>-0,326434769</text:p>
          </table:table-cell>
          <table:table-cell office:value-type="float" office:value="-1.439504649" calcext:value-type="float">
            <text:p>-1,439504649</text:p>
          </table:table-cell>
          <table:table-cell/>
          <table:table-cell table:formula="of:=[.D504]*100" office:value-type="float" office:value="-32.6434769" calcext:value-type="float">
            <text:p>-32,6434769</text:p>
          </table:table-cell>
          <table:table-cell table:formula="of:=[.E504]*100" office:value-type="float" office:value="-143.9504649" calcext:value-type="float">
            <text:p>-143,9504649</text:p>
          </table:table-cell>
          <table:table-cell/>
          <table:table-cell table:formula="of:=[.G504]*0.067" office:value-type="float" office:value="-2.1871129523" calcext:value-type="float">
            <text:p>-2,1871129523</text:p>
          </table:table-cell>
          <table:table-cell table:formula="of:=[.H504]*0.067" office:value-type="float" office:value="-9.6446811483" calcext:value-type="float">
            <text:p>-9,6446811483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900" calcext:value-type="float">
            <text:p>900</text:p>
          </table:table-cell>
          <table:table-cell office:value-type="float" office:value="-289.35" calcext:value-type="float">
            <text:p>-289,35</text:p>
          </table:table-cell>
          <table:table-cell office:value-type="float" office:value="-0.103572036" calcext:value-type="float">
            <text:p>-0,103572036</text:p>
          </table:table-cell>
          <table:table-cell office:value-type="float" office:value="-1.36509306" calcext:value-type="float">
            <text:p>-1,36509306</text:p>
          </table:table-cell>
          <table:table-cell/>
          <table:table-cell table:formula="of:=[.D505]*100" office:value-type="float" office:value="-10.3572036" calcext:value-type="float">
            <text:p>-10,3572036</text:p>
          </table:table-cell>
          <table:table-cell table:formula="of:=[.E505]*100" office:value-type="float" office:value="-136.509306" calcext:value-type="float">
            <text:p>-136,509306</text:p>
          </table:table-cell>
          <table:table-cell/>
          <table:table-cell table:formula="of:=[.G505]*0.067" office:value-type="float" office:value="-0.6939326412" calcext:value-type="float">
            <text:p>-0,6939326412</text:p>
          </table:table-cell>
          <table:table-cell table:formula="of:=[.H505]*0.067" office:value-type="float" office:value="-9.146123502" calcext:value-type="float">
            <text:p>-9,146123502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900" calcext:value-type="float">
            <text:p>900</text:p>
          </table:table-cell>
          <table:table-cell office:value-type="float" office:value="-289.35" calcext:value-type="float">
            <text:p>-289,35</text:p>
          </table:table-cell>
          <table:table-cell office:value-type="float" office:value="-0.32342771" calcext:value-type="float">
            <text:p>-0,32342771</text:p>
          </table:table-cell>
          <table:table-cell office:value-type="float" office:value="-1.280240888" calcext:value-type="float">
            <text:p>-1,280240888</text:p>
          </table:table-cell>
          <table:table-cell/>
          <table:table-cell table:formula="of:=[.D506]*100" office:value-type="float" office:value="-32.342771" calcext:value-type="float">
            <text:p>-32,342771</text:p>
          </table:table-cell>
          <table:table-cell table:formula="of:=[.E506]*100" office:value-type="float" office:value="-128.0240888" calcext:value-type="float">
            <text:p>-128,0240888</text:p>
          </table:table-cell>
          <table:table-cell/>
          <table:table-cell table:formula="of:=[.G506]*0.067" office:value-type="float" office:value="-2.166965657" calcext:value-type="float">
            <text:p>-2,166965657</text:p>
          </table:table-cell>
          <table:table-cell table:formula="of:=[.H506]*0.067" office:value-type="float" office:value="-8.5776139496" calcext:value-type="float">
            <text:p>-8,5776139496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900" calcext:value-type="float">
            <text:p>900</text:p>
          </table:table-cell>
          <table:table-cell office:value-type="float" office:value="-288.89" calcext:value-type="float">
            <text:p>-288,89</text:p>
          </table:table-cell>
          <table:table-cell office:value-type="float" office:value="-0.327207008" calcext:value-type="float">
            <text:p>-0,327207008</text:p>
          </table:table-cell>
          <table:table-cell office:value-type="float" office:value="-0.997709236" calcext:value-type="float">
            <text:p>-0,997709236</text:p>
          </table:table-cell>
          <table:table-cell/>
          <table:table-cell table:formula="of:=[.D507]*100" office:value-type="float" office:value="-32.7207008" calcext:value-type="float">
            <text:p>-32,7207008</text:p>
          </table:table-cell>
          <table:table-cell table:formula="of:=[.E507]*100" office:value-type="float" office:value="-99.7709236" calcext:value-type="float">
            <text:p>-99,7709236</text:p>
          </table:table-cell>
          <table:table-cell/>
          <table:table-cell table:formula="of:=[.G507]*0.067" office:value-type="float" office:value="-2.1922869536" calcext:value-type="float">
            <text:p>-2,1922869536</text:p>
          </table:table-cell>
          <table:table-cell table:formula="of:=[.H507]*0.067" office:value-type="float" office:value="-6.6846518812" calcext:value-type="float">
            <text:p>-6,6846518812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900" calcext:value-type="float">
            <text:p>900</text:p>
          </table:table-cell>
          <table:table-cell office:value-type="float" office:value="-288.89" calcext:value-type="float">
            <text:p>-288,89</text:p>
          </table:table-cell>
          <table:table-cell office:value-type="float" office:value="-0.194427686" calcext:value-type="float">
            <text:p>-0,194427686</text:p>
          </table:table-cell>
          <table:table-cell office:value-type="float" office:value="-0.951614189" calcext:value-type="float">
            <text:p>-0,951614189</text:p>
          </table:table-cell>
          <table:table-cell/>
          <table:table-cell table:formula="of:=[.D508]*100" office:value-type="float" office:value="-19.4427686" calcext:value-type="float">
            <text:p>-19,4427686</text:p>
          </table:table-cell>
          <table:table-cell table:formula="of:=[.E508]*100" office:value-type="float" office:value="-95.1614189" calcext:value-type="float">
            <text:p>-95,1614189</text:p>
          </table:table-cell>
          <table:table-cell/>
          <table:table-cell table:formula="of:=[.G508]*0.067" office:value-type="float" office:value="-1.3026654962" calcext:value-type="float">
            <text:p>-1,3026654962</text:p>
          </table:table-cell>
          <table:table-cell table:formula="of:=[.H508]*0.067" office:value-type="float" office:value="-6.3758150663" calcext:value-type="float">
            <text:p>-6,3758150663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900" calcext:value-type="float">
            <text:p>900</text:p>
          </table:table-cell>
          <table:table-cell office:value-type="float" office:value="-288.64" calcext:value-type="float">
            <text:p>-288,64</text:p>
          </table:table-cell>
          <table:table-cell office:value-type="float" office:value="-0.284371525" calcext:value-type="float">
            <text:p>-0,284371525</text:p>
          </table:table-cell>
          <table:table-cell office:value-type="float" office:value="-0.773783598" calcext:value-type="float">
            <text:p>-0,773783598</text:p>
          </table:table-cell>
          <table:table-cell/>
          <table:table-cell table:formula="of:=[.D509]*100" office:value-type="float" office:value="-28.4371525" calcext:value-type="float">
            <text:p>-28,4371525</text:p>
          </table:table-cell>
          <table:table-cell table:formula="of:=[.E509]*100" office:value-type="float" office:value="-77.3783598" calcext:value-type="float">
            <text:p>-77,3783598</text:p>
          </table:table-cell>
          <table:table-cell/>
          <table:table-cell table:formula="of:=[.G509]*0.067" office:value-type="float" office:value="-1.9052892175" calcext:value-type="float">
            <text:p>-1,9052892175</text:p>
          </table:table-cell>
          <table:table-cell table:formula="of:=[.H509]*0.067" office:value-type="float" office:value="-5.1843501066" calcext:value-type="float">
            <text:p>-5,184350106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00" calcext:value-type="float">
            <text:p>900</text:p>
          </table:table-cell>
          <table:table-cell office:value-type="float" office:value="-288.64" calcext:value-type="float">
            <text:p>-288,64</text:p>
          </table:table-cell>
          <table:table-cell office:value-type="float" office:value="0" calcext:value-type="float">
            <text:p>0</text:p>
          </table:table-cell>
          <table:table-cell office:value-type="float" office:value="-0.129992199" calcext:value-type="float">
            <text:p>-0,129992199</text:p>
          </table:table-cell>
          <table:table-cell/>
          <table:table-cell table:formula="of:=[.D510]*100" office:value-type="float" office:value="0" calcext:value-type="float">
            <text:p>0</text:p>
          </table:table-cell>
          <table:table-cell table:formula="of:=[.E510]*100" office:value-type="float" office:value="-12.9992199" calcext:value-type="float">
            <text:p>-12,9992199</text:p>
          </table:table-cell>
          <table:table-cell/>
          <table:table-cell table:formula="of:=[.G510]*0.067" office:value-type="float" office:value="0" calcext:value-type="float">
            <text:p>0</text:p>
          </table:table-cell>
          <table:table-cell table:formula="of:=[.H510]*0.067" office:value-type="float" office:value="-0.8709477333" calcext:value-type="float">
            <text:p>-0,8709477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-282.37" calcext:value-type="float">
            <text:p>-282,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D511]*100" office:value-type="float" office:value="0" calcext:value-type="float">
            <text:p>0</text:p>
          </table:table-cell>
          <table:table-cell table:formula="of:=[.E511]*100" office:value-type="float" office:value="0" calcext:value-type="float">
            <text:p>0</text:p>
          </table:table-cell>
          <table:table-cell/>
          <table:table-cell table:formula="of:=[.G511]*0.067" office:value-type="float" office:value="0" calcext:value-type="float">
            <text:p>0</text:p>
          </table:table-cell>
          <table:table-cell table:formula="of:=[.H511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-282.45" calcext:value-type="float">
            <text:p>-282,45</text:p>
          </table:table-cell>
          <table:table-cell office:value-type="float" office:value="0.079069254" calcext:value-type="float">
            <text:p>0,07906925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12]*100" office:value-type="float" office:value="7.9069254" calcext:value-type="float">
            <text:p>7,9069254</text:p>
          </table:table-cell>
          <table:table-cell table:formula="of:=[.E512]*100" office:value-type="float" office:value="0" calcext:value-type="float">
            <text:p>0</text:p>
          </table:table-cell>
          <table:table-cell/>
          <table:table-cell table:formula="of:=[.G512]*0.067" office:value-type="float" office:value="0.5297640018" calcext:value-type="float">
            <text:p>0,5297640018</text:p>
          </table:table-cell>
          <table:table-cell table:formula="of:=[.H512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-282.45" calcext:value-type="float">
            <text:p>-282,45</text:p>
          </table:table-cell>
          <table:table-cell office:value-type="float" office:value="-0.025180259" calcext:value-type="float">
            <text:p>-0,02518025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13]*100" office:value-type="float" office:value="-2.5180259" calcext:value-type="float">
            <text:p>-2,5180259</text:p>
          </table:table-cell>
          <table:table-cell table:formula="of:=[.E513]*100" office:value-type="float" office:value="0" calcext:value-type="float">
            <text:p>0</text:p>
          </table:table-cell>
          <table:table-cell/>
          <table:table-cell table:formula="of:=[.G513]*0.067" office:value-type="float" office:value="-0.1687077353" calcext:value-type="float">
            <text:p>-0,1687077353</text:p>
          </table:table-cell>
          <table:table-cell table:formula="of:=[.H513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-282.45" calcext:value-type="float">
            <text:p>-282,45</text:p>
          </table:table-cell>
          <table:table-cell office:value-type="float" office:value="-0.252823796" calcext:value-type="float">
            <text:p>-0,25282379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14]*100" office:value-type="float" office:value="-25.2823796" calcext:value-type="float">
            <text:p>-25,2823796</text:p>
          </table:table-cell>
          <table:table-cell table:formula="of:=[.E514]*100" office:value-type="float" office:value="0" calcext:value-type="float">
            <text:p>0</text:p>
          </table:table-cell>
          <table:table-cell/>
          <table:table-cell table:formula="of:=[.G514]*0.067" office:value-type="float" office:value="-1.6939194332" calcext:value-type="float">
            <text:p>-1,6939194332</text:p>
          </table:table-cell>
          <table:table-cell table:formula="of:=[.H514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-282.16" calcext:value-type="float">
            <text:p>-282,16</text:p>
          </table:table-cell>
          <table:table-cell office:value-type="float" office:value="-0.263192804" calcext:value-type="float">
            <text:p>-0,26319280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15]*100" office:value-type="float" office:value="-26.3192804" calcext:value-type="float">
            <text:p>-26,3192804</text:p>
          </table:table-cell>
          <table:table-cell table:formula="of:=[.E515]*100" office:value-type="float" office:value="0" calcext:value-type="float">
            <text:p>0</text:p>
          </table:table-cell>
          <table:table-cell/>
          <table:table-cell table:formula="of:=[.G515]*0.067" office:value-type="float" office:value="-1.7633917868" calcext:value-type="float">
            <text:p>-1,7633917868</text:p>
          </table:table-cell>
          <table:table-cell table:formula="of:=[.H515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282.16" calcext:value-type="float">
            <text:p>-282,16</text:p>
          </table:table-cell>
          <table:table-cell office:value-type="float" office:value="-0.090291315" calcext:value-type="float">
            <text:p>-0,09029131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16]*100" office:value-type="float" office:value="-9.0291315" calcext:value-type="float">
            <text:p>-9,0291315</text:p>
          </table:table-cell>
          <table:table-cell table:formula="of:=[.E516]*100" office:value-type="float" office:value="0" calcext:value-type="float">
            <text:p>0</text:p>
          </table:table-cell>
          <table:table-cell/>
          <table:table-cell table:formula="of:=[.G516]*0.067" office:value-type="float" office:value="-0.6049518105" calcext:value-type="float">
            <text:p>-0,6049518105</text:p>
          </table:table-cell>
          <table:table-cell table:formula="of:=[.H516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-282.16" calcext:value-type="float">
            <text:p>-282,16</text:p>
          </table:table-cell>
          <table:table-cell office:value-type="float" office:value="-0.272066991" calcext:value-type="float">
            <text:p>-0,27206699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17]*100" office:value-type="float" office:value="-27.2066991" calcext:value-type="float">
            <text:p>-27,2066991</text:p>
          </table:table-cell>
          <table:table-cell table:formula="of:=[.E517]*100" office:value-type="float" office:value="0" calcext:value-type="float">
            <text:p>0</text:p>
          </table:table-cell>
          <table:table-cell/>
          <table:table-cell table:formula="of:=[.G517]*0.067" office:value-type="float" office:value="-1.8228488397" calcext:value-type="float">
            <text:p>-1,8228488397</text:p>
          </table:table-cell>
          <table:table-cell table:formula="of:=[.H517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-281.83" calcext:value-type="float">
            <text:p>-281,83</text:p>
          </table:table-cell>
          <table:table-cell office:value-type="float" office:value="-0.314577267" calcext:value-type="float">
            <text:p>-0,31457726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18]*100" office:value-type="float" office:value="-31.4577267" calcext:value-type="float">
            <text:p>-31,4577267</text:p>
          </table:table-cell>
          <table:table-cell table:formula="of:=[.E518]*100" office:value-type="float" office:value="0" calcext:value-type="float">
            <text:p>0</text:p>
          </table:table-cell>
          <table:table-cell/>
          <table:table-cell table:formula="of:=[.G518]*0.067" office:value-type="float" office:value="-2.1076676889" calcext:value-type="float">
            <text:p>-2,1076676889</text:p>
          </table:table-cell>
          <table:table-cell table:formula="of:=[.H518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-281.83" calcext:value-type="float">
            <text:p>-281,83</text:p>
          </table:table-cell>
          <table:table-cell office:value-type="float" office:value="-0.237113995" calcext:value-type="float">
            <text:p>-0,23711399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19]*100" office:value-type="float" office:value="-23.7113995" calcext:value-type="float">
            <text:p>-23,7113995</text:p>
          </table:table-cell>
          <table:table-cell table:formula="of:=[.E519]*100" office:value-type="float" office:value="0" calcext:value-type="float">
            <text:p>0</text:p>
          </table:table-cell>
          <table:table-cell/>
          <table:table-cell table:formula="of:=[.G519]*0.067" office:value-type="float" office:value="-1.5886637665" calcext:value-type="float">
            <text:p>-1,5886637665</text:p>
          </table:table-cell>
          <table:table-cell table:formula="of:=[.H519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-281.6" calcext:value-type="float">
            <text:p>-281,6</text:p>
          </table:table-cell>
          <table:table-cell office:value-type="float" office:value="-0.183097062" calcext:value-type="float">
            <text:p>-0,18309706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20]*100" office:value-type="float" office:value="-18.3097062" calcext:value-type="float">
            <text:p>-18,3097062</text:p>
          </table:table-cell>
          <table:table-cell table:formula="of:=[.E520]*100" office:value-type="float" office:value="0" calcext:value-type="float">
            <text:p>0</text:p>
          </table:table-cell>
          <table:table-cell/>
          <table:table-cell table:formula="of:=[.G520]*0.067" office:value-type="float" office:value="-1.2267503154" calcext:value-type="float">
            <text:p>-1,2267503154</text:p>
          </table:table-cell>
          <table:table-cell table:formula="of:=[.H520]*0.067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-281.6" calcext:value-type="float">
            <text:p>-281,6</text:p>
          </table:table-cell>
          <table:table-cell office:value-type="float" office:value="-0.032844372" calcext:value-type="float">
            <text:p>-0,03284437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21]*100" office:value-type="float" office:value="-3.2844372" calcext:value-type="float">
            <text:p>-3,2844372</text:p>
          </table:table-cell>
          <table:table-cell table:formula="of:=[.E521]*100" office:value-type="float" office:value="0" calcext:value-type="float">
            <text:p>0</text:p>
          </table:table-cell>
          <table:table-cell/>
          <table:table-cell table:formula="of:=[.G521]*0.067" office:value-type="float" office:value="-0.2200572924" calcext:value-type="float">
            <text:p>-0,2200572924</text:p>
          </table:table-cell>
          <table:table-cell table:formula="of:=[.H521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-281.6" calcext:value-type="float">
            <text:p>-281,6</text:p>
          </table:table-cell>
          <table:table-cell office:value-type="float" office:value="0.046196759" calcext:value-type="float">
            <text:p>0,04619675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22]*100" office:value-type="float" office:value="4.6196759" calcext:value-type="float">
            <text:p>4,6196759</text:p>
          </table:table-cell>
          <table:table-cell table:formula="of:=[.E522]*100" office:value-type="float" office:value="0" calcext:value-type="float">
            <text:p>0</text:p>
          </table:table-cell>
          <table:table-cell/>
          <table:table-cell table:formula="of:=[.G522]*0.067" office:value-type="float" office:value="0.3095182853" calcext:value-type="float">
            <text:p>0,3095182853</text:p>
          </table:table-cell>
          <table:table-cell table:formula="of:=[.H522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-281.67" calcext:value-type="float">
            <text:p>-281,67</text:p>
          </table:table-cell>
          <table:table-cell office:value-type="float" office:value="0.072105108" calcext:value-type="float">
            <text:p>0,07210510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23]*100" office:value-type="float" office:value="7.2105108" calcext:value-type="float">
            <text:p>7,2105108</text:p>
          </table:table-cell>
          <table:table-cell table:formula="of:=[.E523]*100" office:value-type="float" office:value="0" calcext:value-type="float">
            <text:p>0</text:p>
          </table:table-cell>
          <table:table-cell/>
          <table:table-cell table:formula="of:=[.G523]*0.067" office:value-type="float" office:value="0.4831042236" calcext:value-type="float">
            <text:p>0,4831042236</text:p>
          </table:table-cell>
          <table:table-cell table:formula="of:=[.H523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-281.67" calcext:value-type="float">
            <text:p>-281,67</text:p>
          </table:table-cell>
          <table:table-cell office:value-type="float" office:value="0.150344824" calcext:value-type="float">
            <text:p>0,15034482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24]*100" office:value-type="float" office:value="15.0344824" calcext:value-type="float">
            <text:p>15,0344824</text:p>
          </table:table-cell>
          <table:table-cell table:formula="of:=[.E524]*100" office:value-type="float" office:value="0" calcext:value-type="float">
            <text:p>0</text:p>
          </table:table-cell>
          <table:table-cell/>
          <table:table-cell table:formula="of:=[.G524]*0.067" office:value-type="float" office:value="1.0073103208" calcext:value-type="float">
            <text:p>1,0073103208</text:p>
          </table:table-cell>
          <table:table-cell table:formula="of:=[.H524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-281.67" calcext:value-type="float">
            <text:p>-281,67</text:p>
          </table:table-cell>
          <table:table-cell office:value-type="float" office:value="0.374433067" calcext:value-type="float">
            <text:p>0,37443306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25]*100" office:value-type="float" office:value="37.4433067" calcext:value-type="float">
            <text:p>37,4433067</text:p>
          </table:table-cell>
          <table:table-cell table:formula="of:=[.E525]*100" office:value-type="float" office:value="0" calcext:value-type="float">
            <text:p>0</text:p>
          </table:table-cell>
          <table:table-cell/>
          <table:table-cell table:formula="of:=[.G525]*0.067" office:value-type="float" office:value="2.5087015489" calcext:value-type="float">
            <text:p>2,5087015489</text:p>
          </table:table-cell>
          <table:table-cell table:formula="of:=[.H525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-282.2" calcext:value-type="float">
            <text:p>-282,2</text:p>
          </table:table-cell>
          <table:table-cell office:value-type="float" office:value="0.405989338" calcext:value-type="float">
            <text:p>0,40598933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26]*100" office:value-type="float" office:value="40.5989338" calcext:value-type="float">
            <text:p>40,5989338</text:p>
          </table:table-cell>
          <table:table-cell table:formula="of:=[.E526]*100" office:value-type="float" office:value="0" calcext:value-type="float">
            <text:p>0</text:p>
          </table:table-cell>
          <table:table-cell/>
          <table:table-cell table:formula="of:=[.G526]*0.067" office:value-type="float" office:value="2.7201285646" calcext:value-type="float">
            <text:p>2,7201285646</text:p>
          </table:table-cell>
          <table:table-cell table:formula="of:=[.H526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-282.2" calcext:value-type="float">
            <text:p>-282,2</text:p>
          </table:table-cell>
          <table:table-cell office:value-type="float" office:value="0.332350637" calcext:value-type="float">
            <text:p>0,33235063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27]*100" office:value-type="float" office:value="33.2350637" calcext:value-type="float">
            <text:p>33,2350637</text:p>
          </table:table-cell>
          <table:table-cell table:formula="of:=[.E527]*100" office:value-type="float" office:value="0" calcext:value-type="float">
            <text:p>0</text:p>
          </table:table-cell>
          <table:table-cell/>
          <table:table-cell table:formula="of:=[.G527]*0.067" office:value-type="float" office:value="2.2267492679" calcext:value-type="float">
            <text:p>2,2267492679</text:p>
          </table:table-cell>
          <table:table-cell table:formula="of:=[.H527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-282.2" calcext:value-type="float">
            <text:p>-282,2</text:p>
          </table:table-cell>
          <table:table-cell office:value-type="float" office:value="0.521428229" calcext:value-type="float">
            <text:p>0,52142822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28]*100" office:value-type="float" office:value="52.1428229" calcext:value-type="float">
            <text:p>52,1428229</text:p>
          </table:table-cell>
          <table:table-cell table:formula="of:=[.E528]*100" office:value-type="float" office:value="0" calcext:value-type="float">
            <text:p>0</text:p>
          </table:table-cell>
          <table:table-cell/>
          <table:table-cell table:formula="of:=[.G528]*0.067" office:value-type="float" office:value="3.4935691343" calcext:value-type="float">
            <text:p>3,4935691343</text:p>
          </table:table-cell>
          <table:table-cell table:formula="of:=[.H528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-282.93" calcext:value-type="float">
            <text:p>-282,93</text:p>
          </table:table-cell>
          <table:table-cell office:value-type="float" office:value="0.542635315" calcext:value-type="float">
            <text:p>0,54263531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29]*100" office:value-type="float" office:value="54.2635315" calcext:value-type="float">
            <text:p>54,2635315</text:p>
          </table:table-cell>
          <table:table-cell table:formula="of:=[.E529]*100" office:value-type="float" office:value="0" calcext:value-type="float">
            <text:p>0</text:p>
          </table:table-cell>
          <table:table-cell/>
          <table:table-cell table:formula="of:=[.G529]*0.067" office:value-type="float" office:value="3.6356566105" calcext:value-type="float">
            <text:p>3,6356566105</text:p>
          </table:table-cell>
          <table:table-cell table:formula="of:=[.H529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-282.93" calcext:value-type="float">
            <text:p>-282,93</text:p>
          </table:table-cell>
          <table:table-cell office:value-type="float" office:value="0.435503789" calcext:value-type="float">
            <text:p>0,43550378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30]*100" office:value-type="float" office:value="43.5503789" calcext:value-type="float">
            <text:p>43,5503789</text:p>
          </table:table-cell>
          <table:table-cell table:formula="of:=[.E530]*100" office:value-type="float" office:value="0" calcext:value-type="float">
            <text:p>0</text:p>
          </table:table-cell>
          <table:table-cell/>
          <table:table-cell table:formula="of:=[.G530]*0.067" office:value-type="float" office:value="2.9178753863" calcext:value-type="float">
            <text:p>2,9178753863</text:p>
          </table:table-cell>
          <table:table-cell table:formula="of:=[.H530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-282.93" calcext:value-type="float">
            <text:p>-282,93</text:p>
          </table:table-cell>
          <table:table-cell office:value-type="float" office:value="0.612608872" calcext:value-type="float">
            <text:p>0,61260887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31]*100" office:value-type="float" office:value="61.2608872" calcext:value-type="float">
            <text:p>61,2608872</text:p>
          </table:table-cell>
          <table:table-cell table:formula="of:=[.E531]*100" office:value-type="float" office:value="0" calcext:value-type="float">
            <text:p>0</text:p>
          </table:table-cell>
          <table:table-cell/>
          <table:table-cell table:formula="of:=[.G531]*0.067" office:value-type="float" office:value="4.1044794424" calcext:value-type="float">
            <text:p>4,1044794424</text:p>
          </table:table-cell>
          <table:table-cell table:formula="of:=[.H531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000" calcext:value-type="float">
            <text:p>1000</text:p>
          </table:table-cell>
          <table:table-cell office:value-type="float" office:value="-283.79" calcext:value-type="float">
            <text:p>-283,79</text:p>
          </table:table-cell>
          <table:table-cell office:value-type="float" office:value="0.625987917" calcext:value-type="float">
            <text:p>0,62598791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32]*100" office:value-type="float" office:value="62.5987917" calcext:value-type="float">
            <text:p>62,5987917</text:p>
          </table:table-cell>
          <table:table-cell table:formula="of:=[.E532]*100" office:value-type="float" office:value="0" calcext:value-type="float">
            <text:p>0</text:p>
          </table:table-cell>
          <table:table-cell/>
          <table:table-cell table:formula="of:=[.G532]*0.067" office:value-type="float" office:value="4.1941190439" calcext:value-type="float">
            <text:p>4,1941190439</text:p>
          </table:table-cell>
          <table:table-cell table:formula="of:=[.H532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00" calcext:value-type="float">
            <text:p>1000</text:p>
          </table:table-cell>
          <table:table-cell office:value-type="float" office:value="-283.79" calcext:value-type="float">
            <text:p>-283,79</text:p>
          </table:table-cell>
          <table:table-cell office:value-type="float" office:value="0.500417328" calcext:value-type="float">
            <text:p>0,50041732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3]*100" office:value-type="float" office:value="-27.8451116" calcext:value-type="float">
            <text:p>-27,8451116</text:p>
          </table:table-cell>
          <table:table-cell table:formula="of:=[.E533]*100" office:value-type="float" office:value="0" calcext:value-type="float">
            <text:p>0</text:p>
          </table:table-cell>
          <table:table-cell/>
          <table:table-cell table:formula="of:=[.G533]*0.067" office:value-type="float" office:value="-1.8656224772" calcext:value-type="float">
            <text:p>-1,8656224772</text:p>
          </table:table-cell>
          <table:table-cell table:formula="of:=[.H533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00" calcext:value-type="float">
            <text:p>1000</text:p>
          </table:table-cell>
          <table:table-cell office:value-type="float" office:value="-283.79" calcext:value-type="float">
            <text:p>-283,79</text:p>
          </table:table-cell>
          <table:table-cell office:value-type="float" office:value="0.704365084" calcext:value-type="float">
            <text:p>0,70436508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34]*100" office:value-type="float" office:value="70.4365084" calcext:value-type="float">
            <text:p>70,4365084</text:p>
          </table:table-cell>
          <table:table-cell table:formula="of:=[.E534]*100" office:value-type="float" office:value="0" calcext:value-type="float">
            <text:p>0</text:p>
          </table:table-cell>
          <table:table-cell/>
          <table:table-cell table:formula="of:=[.G534]*0.067" office:value-type="float" office:value="4.7192460628" calcext:value-type="float">
            <text:p>4,7192460628</text:p>
          </table:table-cell>
          <table:table-cell table:formula="of:=[.H534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00" calcext:value-type="float">
            <text:p>1000</text:p>
          </table:table-cell>
          <table:table-cell office:value-type="float" office:value="-284.7" calcext:value-type="float">
            <text:p>-284,7</text:p>
          </table:table-cell>
          <table:table-cell office:value-type="float" office:value="0.885408341" calcext:value-type="float">
            <text:p>0,88540834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35]*100" office:value-type="float" office:value="88.5408341" calcext:value-type="float">
            <text:p>88,5408341</text:p>
          </table:table-cell>
          <table:table-cell table:formula="of:=[.E535]*100" office:value-type="float" office:value="0" calcext:value-type="float">
            <text:p>0</text:p>
          </table:table-cell>
          <table:table-cell/>
          <table:table-cell table:formula="of:=[.G535]*0.067" office:value-type="float" office:value="5.9322358847" calcext:value-type="float">
            <text:p>5,9322358847</text:p>
          </table:table-cell>
          <table:table-cell table:formula="of:=[.H535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float" office:value="-284.7" calcext:value-type="float">
            <text:p>-284,7</text:p>
          </table:table-cell>
          <table:table-cell office:value-type="float" office:value="0.922546264" calcext:value-type="float">
            <text:p>0,9225462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36]*100" office:value-type="float" office:value="92.2546264" calcext:value-type="float">
            <text:p>92,2546264</text:p>
          </table:table-cell>
          <table:table-cell table:formula="of:=[.E536]*100" office:value-type="float" office:value="0" calcext:value-type="float">
            <text:p>0</text:p>
          </table:table-cell>
          <table:table-cell/>
          <table:table-cell table:formula="of:=[.G536]*0.067" office:value-type="float" office:value="6.1810599688" calcext:value-type="float">
            <text:p>6,1810599688</text:p>
          </table:table-cell>
          <table:table-cell table:formula="of:=[.H536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00" calcext:value-type="float">
            <text:p>1000</text:p>
          </table:table-cell>
          <table:table-cell office:value-type="float" office:value="-285.71" calcext:value-type="float">
            <text:p>-285,71</text:p>
          </table:table-cell>
          <table:table-cell office:value-type="float" office:value="0.769295335" calcext:value-type="float">
            <text:p>0,76929533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37]*100" office:value-type="float" office:value="76.9295335" calcext:value-type="float">
            <text:p>76,9295335</text:p>
          </table:table-cell>
          <table:table-cell table:formula="of:=[.E537]*100" office:value-type="float" office:value="0" calcext:value-type="float">
            <text:p>0</text:p>
          </table:table-cell>
          <table:table-cell/>
          <table:table-cell table:formula="of:=[.G537]*0.067" office:value-type="float" office:value="5.1542787445" calcext:value-type="float">
            <text:p>5,1542787445</text:p>
          </table:table-cell>
          <table:table-cell table:formula="of:=[.H537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000" calcext:value-type="float">
            <text:p>1000</text:p>
          </table:table-cell>
          <table:table-cell office:value-type="float" office:value="-285.71" calcext:value-type="float">
            <text:p>-285,71</text:p>
          </table:table-cell>
          <table:table-cell office:value-type="float" office:value="0.554840642" calcext:value-type="float">
            <text:p>0,55484064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38]*100" office:value-type="float" office:value="55.4840642" calcext:value-type="float">
            <text:p>55,4840642</text:p>
          </table:table-cell>
          <table:table-cell table:formula="of:=[.E538]*100" office:value-type="float" office:value="0" calcext:value-type="float">
            <text:p>0</text:p>
          </table:table-cell>
          <table:table-cell/>
          <table:table-cell table:formula="of:=[.G538]*0.067" office:value-type="float" office:value="3.7174323014" calcext:value-type="float">
            <text:p>3,7174323014</text:p>
          </table:table-cell>
          <table:table-cell table:formula="of:=[.H538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00" calcext:value-type="float">
            <text:p>1000</text:p>
          </table:table-cell>
          <table:table-cell office:value-type="float" office:value="-285.71" calcext:value-type="float">
            <text:p>-285,71</text:p>
          </table:table-cell>
          <table:table-cell office:value-type="float" office:value="0.688196371" calcext:value-type="float">
            <text:p>0,68819637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39]*100" office:value-type="float" office:value="68.8196371" calcext:value-type="float">
            <text:p>68,8196371</text:p>
          </table:table-cell>
          <table:table-cell table:formula="of:=[.E539]*100" office:value-type="float" office:value="0" calcext:value-type="float">
            <text:p>0</text:p>
          </table:table-cell>
          <table:table-cell/>
          <table:table-cell table:formula="of:=[.G539]*0.067" office:value-type="float" office:value="4.6109156857" calcext:value-type="float">
            <text:p>4,6109156857</text:p>
          </table:table-cell>
          <table:table-cell table:formula="of:=[.H539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00" calcext:value-type="float">
            <text:p>1000</text:p>
          </table:table-cell>
          <table:table-cell office:value-type="float" office:value="-286.66" calcext:value-type="float">
            <text:p>-286,66</text:p>
          </table:table-cell>
          <table:table-cell office:value-type="float" office:value="0.660975192" calcext:value-type="float">
            <text:p>0,66097519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40]*100" office:value-type="float" office:value="66.0975192" calcext:value-type="float">
            <text:p>66,0975192</text:p>
          </table:table-cell>
          <table:table-cell table:formula="of:=[.E540]*100" office:value-type="float" office:value="0" calcext:value-type="float">
            <text:p>0</text:p>
          </table:table-cell>
          <table:table-cell/>
          <table:table-cell table:formula="of:=[.G540]*0.067" office:value-type="float" office:value="4.4285337864" calcext:value-type="float">
            <text:p>4,4285337864</text:p>
          </table:table-cell>
          <table:table-cell table:formula="of:=[.H540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office:value-type="float" office:value="-286.66" calcext:value-type="float">
            <text:p>-286,66</text:p>
          </table:table-cell>
          <table:table-cell office:value-type="float" office:value="0.412136808" calcext:value-type="float">
            <text:p>0,41213680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41]*100" office:value-type="float" office:value="41.2136808" calcext:value-type="float">
            <text:p>41,2136808</text:p>
          </table:table-cell>
          <table:table-cell table:formula="of:=[.E541]*100" office:value-type="float" office:value="0" calcext:value-type="float">
            <text:p>0</text:p>
          </table:table-cell>
          <table:table-cell/>
          <table:table-cell table:formula="of:=[.G541]*0.067" office:value-type="float" office:value="2.7613166136" calcext:value-type="float">
            <text:p>2,7613166136</text:p>
          </table:table-cell>
          <table:table-cell table:formula="of:=[.H541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000" calcext:value-type="float">
            <text:p>1000</text:p>
          </table:table-cell>
          <table:table-cell office:value-type="float" office:value="-286.66" calcext:value-type="float">
            <text:p>-286,66</text:p>
          </table:table-cell>
          <table:table-cell office:value-type="float" office:value="0.418969843" calcext:value-type="float">
            <text:p>0,41896984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42]*100" office:value-type="float" office:value="41.8969843" calcext:value-type="float">
            <text:p>41,8969843</text:p>
          </table:table-cell>
          <table:table-cell table:formula="of:=[.E542]*100" office:value-type="float" office:value="0" calcext:value-type="float">
            <text:p>0</text:p>
          </table:table-cell>
          <table:table-cell/>
          <table:table-cell table:formula="of:=[.G542]*0.067" office:value-type="float" office:value="2.8070979481" calcext:value-type="float">
            <text:p>2,8070979481</text:p>
          </table:table-cell>
          <table:table-cell table:formula="of:=[.H542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000" calcext:value-type="float">
            <text:p>1000</text:p>
          </table:table-cell>
          <table:table-cell office:value-type="float" office:value="-287.2" calcext:value-type="float">
            <text:p>-287,2</text:p>
          </table:table-cell>
          <table:table-cell office:value-type="float" office:value="0.408442424" calcext:value-type="float">
            <text:p>0,40844242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43]*100" office:value-type="float" office:value="40.8442424" calcext:value-type="float">
            <text:p>40,8442424</text:p>
          </table:table-cell>
          <table:table-cell table:formula="of:=[.E543]*100" office:value-type="float" office:value="0" calcext:value-type="float">
            <text:p>0</text:p>
          </table:table-cell>
          <table:table-cell/>
          <table:table-cell table:formula="of:=[.G543]*0.067" office:value-type="float" office:value="2.7365642408" calcext:value-type="float">
            <text:p>2,7365642408</text:p>
          </table:table-cell>
          <table:table-cell table:formula="of:=[.H543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000" calcext:value-type="float">
            <text:p>1000</text:p>
          </table:table-cell>
          <table:table-cell office:value-type="float" office:value="-287.2" calcext:value-type="float">
            <text:p>-287,2</text:p>
          </table:table-cell>
          <table:table-cell office:value-type="float" office:value="0.373434912" calcext:value-type="float">
            <text:p>0,37343491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44]*100" office:value-type="float" office:value="37.3434912" calcext:value-type="float">
            <text:p>37,3434912</text:p>
          </table:table-cell>
          <table:table-cell table:formula="of:=[.E544]*100" office:value-type="float" office:value="0" calcext:value-type="float">
            <text:p>0</text:p>
          </table:table-cell>
          <table:table-cell/>
          <table:table-cell table:formula="of:=[.G544]*0.067" office:value-type="float" office:value="2.5020139104" calcext:value-type="float">
            <text:p>2,5020139104</text:p>
          </table:table-cell>
          <table:table-cell table:formula="of:=[.H544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000" calcext:value-type="float">
            <text:p>1000</text:p>
          </table:table-cell>
          <table:table-cell office:value-type="float" office:value="-287.2" calcext:value-type="float">
            <text:p>-287,2</text:p>
          </table:table-cell>
          <table:table-cell office:value-type="float" office:value="0.622558875" calcext:value-type="float">
            <text:p>0,62255887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45]*100" office:value-type="float" office:value="62.2558875" calcext:value-type="float">
            <text:p>62,2558875</text:p>
          </table:table-cell>
          <table:table-cell table:formula="of:=[.E545]*100" office:value-type="float" office:value="0" calcext:value-type="float">
            <text:p>0</text:p>
          </table:table-cell>
          <table:table-cell/>
          <table:table-cell table:formula="of:=[.G545]*0.067" office:value-type="float" office:value="4.1711444625" calcext:value-type="float">
            <text:p>4,1711444625</text:p>
          </table:table-cell>
          <table:table-cell table:formula="of:=[.H545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000" calcext:value-type="float">
            <text:p>1000</text:p>
          </table:table-cell>
          <table:table-cell office:value-type="float" office:value="-288.06" calcext:value-type="float">
            <text:p>-288,06</text:p>
          </table:table-cell>
          <table:table-cell office:value-type="float" office:value="0.611463032" calcext:value-type="float">
            <text:p>0,61146303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46]*100" office:value-type="float" office:value="61.1463032" calcext:value-type="float">
            <text:p>61,1463032</text:p>
          </table:table-cell>
          <table:table-cell table:formula="of:=[.E546]*100" office:value-type="float" office:value="0" calcext:value-type="float">
            <text:p>0</text:p>
          </table:table-cell>
          <table:table-cell/>
          <table:table-cell table:formula="of:=[.G546]*0.067" office:value-type="float" office:value="4.0968023144" calcext:value-type="float">
            <text:p>4,0968023144</text:p>
          </table:table-cell>
          <table:table-cell table:formula="of:=[.H546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000" calcext:value-type="float">
            <text:p>1000</text:p>
          </table:table-cell>
          <table:table-cell office:value-type="float" office:value="-288.06" calcext:value-type="float">
            <text:p>-288,06</text:p>
          </table:table-cell>
          <table:table-cell office:value-type="float" office:value="0.327949498" calcext:value-type="float">
            <text:p>0,32794949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47]*100" office:value-type="float" office:value="32.7949498" calcext:value-type="float">
            <text:p>32,7949498</text:p>
          </table:table-cell>
          <table:table-cell table:formula="of:=[.E547]*100" office:value-type="float" office:value="0" calcext:value-type="float">
            <text:p>0</text:p>
          </table:table-cell>
          <table:table-cell/>
          <table:table-cell table:formula="of:=[.G547]*0.067" office:value-type="float" office:value="2.1972616366" calcext:value-type="float">
            <text:p>2,1972616366</text:p>
          </table:table-cell>
          <table:table-cell table:formula="of:=[.H547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000" calcext:value-type="float">
            <text:p>1000</text:p>
          </table:table-cell>
          <table:table-cell office:value-type="float" office:value="-288.06" calcext:value-type="float">
            <text:p>-288,06</text:p>
          </table:table-cell>
          <table:table-cell office:value-type="float" office:value="0.344813403" calcext:value-type="float">
            <text:p>0,34481340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48]*100" office:value-type="float" office:value="34.4813403" calcext:value-type="float">
            <text:p>34,4813403</text:p>
          </table:table-cell>
          <table:table-cell table:formula="of:=[.E548]*100" office:value-type="float" office:value="0" calcext:value-type="float">
            <text:p>0</text:p>
          </table:table-cell>
          <table:table-cell/>
          <table:table-cell table:formula="of:=[.G548]*0.067" office:value-type="float" office:value="2.3102498001" calcext:value-type="float">
            <text:p>2,3102498001</text:p>
          </table:table-cell>
          <table:table-cell table:formula="of:=[.H548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000" calcext:value-type="float">
            <text:p>1000</text:p>
          </table:table-cell>
          <table:table-cell office:value-type="float" office:value="-288.49" calcext:value-type="float">
            <text:p>-288,49</text:p>
          </table:table-cell>
          <table:table-cell office:value-type="float" office:value="0.298672661" calcext:value-type="float">
            <text:p>0,29867266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49]*100" office:value-type="float" office:value="29.8672661" calcext:value-type="float">
            <text:p>29,8672661</text:p>
          </table:table-cell>
          <table:table-cell table:formula="of:=[.E549]*100" office:value-type="float" office:value="0" calcext:value-type="float">
            <text:p>0</text:p>
          </table:table-cell>
          <table:table-cell/>
          <table:table-cell table:formula="of:=[.G549]*0.067" office:value-type="float" office:value="2.0011068287" calcext:value-type="float">
            <text:p>2,0011068287</text:p>
          </table:table-cell>
          <table:table-cell table:formula="of:=[.H549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000" calcext:value-type="float">
            <text:p>1000</text:p>
          </table:table-cell>
          <table:table-cell office:value-type="float" office:value="-288.49" calcext:value-type="float">
            <text:p>-288,49</text:p>
          </table:table-cell>
          <table:table-cell office:value-type="float" office:value="0.064254844" calcext:value-type="float">
            <text:p>0,06425484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50]*100" office:value-type="float" office:value="6.4254844" calcext:value-type="float">
            <text:p>6,4254844</text:p>
          </table:table-cell>
          <table:table-cell table:formula="of:=[.E550]*100" office:value-type="float" office:value="0" calcext:value-type="float">
            <text:p>0</text:p>
          </table:table-cell>
          <table:table-cell/>
          <table:table-cell table:formula="of:=[.G550]*0.067" office:value-type="float" office:value="0.4305074548" calcext:value-type="float">
            <text:p>0,4305074548</text:p>
          </table:table-cell>
          <table:table-cell table:formula="of:=[.H550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-288.44" calcext:value-type="float">
            <text:p>-288,44</text:p>
          </table:table-cell>
          <table:table-cell office:value-type="float" office:value="-0.035165638" calcext:value-type="float">
            <text:p>-0,03516563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51]*100" office:value-type="float" office:value="-3.5165638" calcext:value-type="float">
            <text:p>-3,5165638</text:p>
          </table:table-cell>
          <table:table-cell table:formula="of:=[.E551]*100" office:value-type="float" office:value="0" calcext:value-type="float">
            <text:p>0</text:p>
          </table:table-cell>
          <table:table-cell/>
          <table:table-cell table:formula="of:=[.G551]*0.067" office:value-type="float" office:value="-0.2356097746" calcext:value-type="float">
            <text:p>-0,2356097746</text:p>
          </table:table-cell>
          <table:table-cell table:formula="of:=[.H551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000" calcext:value-type="float">
            <text:p>1000</text:p>
          </table:table-cell>
          <table:table-cell office:value-type="float" office:value="-288.44" calcext:value-type="float">
            <text:p>-288,44</text:p>
          </table:table-cell>
          <table:table-cell office:value-type="float" office:value="-0.119137847" calcext:value-type="float">
            <text:p>-0,11913784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52]*100" office:value-type="float" office:value="-11.9137847" calcext:value-type="float">
            <text:p>-11,9137847</text:p>
          </table:table-cell>
          <table:table-cell table:formula="of:=[.E552]*100" office:value-type="float" office:value="0" calcext:value-type="float">
            <text:p>0</text:p>
          </table:table-cell>
          <table:table-cell/>
          <table:table-cell table:formula="of:=[.G552]*0.067" office:value-type="float" office:value="-0.7982235749" calcext:value-type="float">
            <text:p>-0,7982235749</text:p>
          </table:table-cell>
          <table:table-cell table:formula="of:=[.H552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000" calcext:value-type="float">
            <text:p>1000</text:p>
          </table:table-cell>
          <table:table-cell office:value-type="float" office:value="-288.44" calcext:value-type="float">
            <text:p>-288,44</text:p>
          </table:table-cell>
          <table:table-cell office:value-type="float" office:value="-0.439279705" calcext:value-type="float">
            <text:p>-0,43927970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53]*100" office:value-type="float" office:value="-43.9279705" calcext:value-type="float">
            <text:p>-43,9279705</text:p>
          </table:table-cell>
          <table:table-cell table:formula="of:=[.E553]*100" office:value-type="float" office:value="0" calcext:value-type="float">
            <text:p>0</text:p>
          </table:table-cell>
          <table:table-cell/>
          <table:table-cell table:formula="of:=[.G553]*0.067" office:value-type="float" office:value="-2.9431740235" calcext:value-type="float">
            <text:p>-2,9431740235</text:p>
          </table:table-cell>
          <table:table-cell table:formula="of:=[.H553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000" calcext:value-type="float">
            <text:p>1000</text:p>
          </table:table-cell>
          <table:table-cell office:value-type="float" office:value="-287.89" calcext:value-type="float">
            <text:p>-287,89</text:p>
          </table:table-cell>
          <table:table-cell office:value-type="float" office:value="-0.431245405" calcext:value-type="float">
            <text:p>-0,43124540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54]*100" office:value-type="float" office:value="-43.1245405" calcext:value-type="float">
            <text:p>-43,1245405</text:p>
          </table:table-cell>
          <table:table-cell table:formula="of:=[.E554]*100" office:value-type="float" office:value="0" calcext:value-type="float">
            <text:p>0</text:p>
          </table:table-cell>
          <table:table-cell/>
          <table:table-cell table:formula="of:=[.G554]*0.067" office:value-type="float" office:value="-2.8893442135" calcext:value-type="float">
            <text:p>-2,8893442135</text:p>
          </table:table-cell>
          <table:table-cell table:formula="of:=[.H554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000" calcext:value-type="float">
            <text:p>1000</text:p>
          </table:table-cell>
          <table:table-cell office:value-type="float" office:value="-287.89" calcext:value-type="float">
            <text:p>-287,89</text:p>
          </table:table-cell>
          <table:table-cell office:value-type="float" office:value="-0.091682844" calcext:value-type="float">
            <text:p>-0,09168284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55]*100" office:value-type="float" office:value="-9.1682844" calcext:value-type="float">
            <text:p>-9,1682844</text:p>
          </table:table-cell>
          <table:table-cell table:formula="of:=[.E555]*100" office:value-type="float" office:value="0" calcext:value-type="float">
            <text:p>0</text:p>
          </table:table-cell>
          <table:table-cell/>
          <table:table-cell table:formula="of:=[.G555]*0.067" office:value-type="float" office:value="-0.6142750548" calcext:value-type="float">
            <text:p>-0,6142750548</text:p>
          </table:table-cell>
          <table:table-cell table:formula="of:=[.H555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000" calcext:value-type="float">
            <text:p>1000</text:p>
          </table:table-cell>
          <table:table-cell office:value-type="float" office:value="-287.89" calcext:value-type="float">
            <text:p>-287,89</text:p>
          </table:table-cell>
          <table:table-cell office:value-type="float" office:value="0.034890685" calcext:value-type="float">
            <text:p>0,03489068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56]*100" office:value-type="float" office:value="3.4890685" calcext:value-type="float">
            <text:p>3,4890685</text:p>
          </table:table-cell>
          <table:table-cell table:formula="of:=[.E556]*100" office:value-type="float" office:value="0" calcext:value-type="float">
            <text:p>0</text:p>
          </table:table-cell>
          <table:table-cell/>
          <table:table-cell table:formula="of:=[.G556]*0.067" office:value-type="float" office:value="0.2337675895" calcext:value-type="float">
            <text:p>0,2337675895</text:p>
          </table:table-cell>
          <table:table-cell table:formula="of:=[.H556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000" calcext:value-type="float">
            <text:p>1000</text:p>
          </table:table-cell>
          <table:table-cell office:value-type="float" office:value="-287.94" calcext:value-type="float">
            <text:p>-287,94</text:p>
          </table:table-cell>
          <table:table-cell office:value-type="float" office:value="0.042423159" calcext:value-type="float">
            <text:p>0,04242315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57]*100" office:value-type="float" office:value="4.2423159" calcext:value-type="float">
            <text:p>4,2423159</text:p>
          </table:table-cell>
          <table:table-cell table:formula="of:=[.E557]*100" office:value-type="float" office:value="0" calcext:value-type="float">
            <text:p>0</text:p>
          </table:table-cell>
          <table:table-cell/>
          <table:table-cell table:formula="of:=[.G557]*0.067" office:value-type="float" office:value="0.2842351653" calcext:value-type="float">
            <text:p>0,2842351653</text:p>
          </table:table-cell>
          <table:table-cell table:formula="of:=[.H557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000" calcext:value-type="float">
            <text:p>1000</text:p>
          </table:table-cell>
          <table:table-cell office:value-type="float" office:value="-287.94" calcext:value-type="float">
            <text:p>-287,94</text:p>
          </table:table-cell>
          <table:table-cell office:value-type="float" office:value="0.014590984" calcext:value-type="float">
            <text:p>0,01459098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58]*100" office:value-type="float" office:value="1.4590984" calcext:value-type="float">
            <text:p>1,4590984</text:p>
          </table:table-cell>
          <table:table-cell table:formula="of:=[.E558]*100" office:value-type="float" office:value="0" calcext:value-type="float">
            <text:p>0</text:p>
          </table:table-cell>
          <table:table-cell/>
          <table:table-cell table:formula="of:=[.G558]*0.067" office:value-type="float" office:value="0.0977595928" calcext:value-type="float">
            <text:p>0,0977595928</text:p>
          </table:table-cell>
          <table:table-cell table:formula="of:=[.H558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000" calcext:value-type="float">
            <text:p>1000</text:p>
          </table:table-cell>
          <table:table-cell office:value-type="float" office:value="-287.94" calcext:value-type="float">
            <text:p>-287,94</text:p>
          </table:table-cell>
          <table:table-cell office:value-type="float" office:value="0.115518198" calcext:value-type="float">
            <text:p>0,11551819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59]*100" office:value-type="float" office:value="11.5518198" calcext:value-type="float">
            <text:p>11,5518198</text:p>
          </table:table-cell>
          <table:table-cell table:formula="of:=[.E559]*100" office:value-type="float" office:value="0" calcext:value-type="float">
            <text:p>0</text:p>
          </table:table-cell>
          <table:table-cell/>
          <table:table-cell table:formula="of:=[.G559]*0.067" office:value-type="float" office:value="0.7739719266" calcext:value-type="float">
            <text:p>0,7739719266</text:p>
          </table:table-cell>
          <table:table-cell table:formula="of:=[.H559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000" calcext:value-type="float">
            <text:p>1000</text:p>
          </table:table-cell>
          <table:table-cell office:value-type="float" office:value="-288.06" calcext:value-type="float">
            <text:p>-288,06</text:p>
          </table:table-cell>
          <table:table-cell office:value-type="float" office:value="0.111507696" calcext:value-type="float">
            <text:p>0,11150769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60]*100" office:value-type="float" office:value="11.1507696" calcext:value-type="float">
            <text:p>11,1507696</text:p>
          </table:table-cell>
          <table:table-cell table:formula="of:=[.E560]*100" office:value-type="float" office:value="0" calcext:value-type="float">
            <text:p>0</text:p>
          </table:table-cell>
          <table:table-cell/>
          <table:table-cell table:formula="of:=[.G560]*0.067" office:value-type="float" office:value="0.7471015632" calcext:value-type="float">
            <text:p>0,7471015632</text:p>
          </table:table-cell>
          <table:table-cell table:formula="of:=[.H560]*0.0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-288.06" calcext:value-type="float">
            <text:p>-288,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D561]*100" office:value-type="float" office:value="0" calcext:value-type="float">
            <text:p>0</text:p>
          </table:table-cell>
          <table:table-cell table:formula="of:=[.E561]*100" office:value-type="float" office:value="0" calcext:value-type="float">
            <text:p>0</text:p>
          </table:table-cell>
          <table:table-cell/>
          <table:table-cell table:formula="of:=[.G561]*0.067" office:value-type="float" office:value="0" calcext:value-type="float">
            <text:p>0</text:p>
          </table:table-cell>
          <table:table-cell table:formula="of:=[.H561]*0.067" office:value-type="float" office:value="0" calcext:value-type="float">
            <text:p>0</text:p>
          </table:table-cell>
        </table:table-row>
      </table:table>
      <table:table table:name="100as szorzó" table:style-name="ta1">
        <table:table-column table:style-name="co1" table:number-columns-repeated="5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276.4" calcext:value-type="float">
            <text:p>-276,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76.14" calcext:value-type="float">
            <text:p>-276,14</text:p>
          </table:table-cell>
          <table:table-cell office:value-type="float" office:value="-26.4359061" calcext:value-type="float">
            <text:p>-26,4359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76.14" calcext:value-type="float">
            <text:p>-276,14</text:p>
          </table:table-cell>
          <table:table-cell office:value-type="float" office:value="-16.4386096" calcext:value-type="float">
            <text:p>-16,4386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76.14" calcext:value-type="float">
            <text:p>-276,14</text:p>
          </table:table-cell>
          <table:table-cell office:value-type="float" office:value="-138.7209005" calcext:value-type="float">
            <text:p>-138,7209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74.55" calcext:value-type="float">
            <text:p>-274,55</text:p>
          </table:table-cell>
          <table:table-cell office:value-type="float" office:value="-145.4084846" calcext:value-type="float">
            <text:p>-145,4084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74.55" calcext:value-type="float">
            <text:p>-274,55</text:p>
          </table:table-cell>
          <table:table-cell office:value-type="float" office:value="-64.9054304" calcext:value-type="float">
            <text:p>-64,9054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74.55" calcext:value-type="float">
            <text:p>-274,55</text:p>
          </table:table-cell>
          <table:table-cell office:value-type="float" office:value="-225.9649201" calcext:value-type="float">
            <text:p>-225,9649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71.8" calcext:value-type="float">
            <text:p>-271,8</text:p>
          </table:table-cell>
          <table:table-cell office:value-type="float" office:value="-261.6019395" calcext:value-type="float">
            <text:p>-261,6019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71.8" calcext:value-type="float">
            <text:p>-271,8</text:p>
          </table:table-cell>
          <table:table-cell office:value-type="float" office:value="-195.536694" calcext:value-type="float">
            <text:p>-195,536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69.91" calcext:value-type="float">
            <text:p>-269,91</text:p>
          </table:table-cell>
          <table:table-cell office:value-type="float" office:value="-150.3369276" calcext:value-type="float">
            <text:p>-150,3369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69.91" calcext:value-type="float">
            <text:p>-269,91</text:p>
          </table:table-cell>
          <table:table-cell office:value-type="float" office:value="-25.5198081" calcext:value-type="float">
            <text:p>-25,5198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69.91" calcext:value-type="float">
            <text:p>-269,91</text:p>
          </table:table-cell>
          <table:table-cell office:value-type="float" office:value="42.2747754" calcext:value-type="float">
            <text:p>42,2747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70.55" calcext:value-type="float">
            <text:p>-270,55</text:p>
          </table:table-cell>
          <table:table-cell office:value-type="float" office:value="58.4749913" calcext:value-type="float">
            <text:p>58,4749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70.55" calcext:value-type="float">
            <text:p>-270,55</text:p>
          </table:table-cell>
          <table:table-cell office:value-type="float" office:value="90.4548135" calcext:value-type="float">
            <text:p>90,4548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70.55" calcext:value-type="float">
            <text:p>-270,55</text:p>
          </table:table-cell>
          <table:table-cell office:value-type="float" office:value="211.2548501" calcext:value-type="float">
            <text:p>211,2548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73.53" calcext:value-type="float">
            <text:p>-273,53</text:p>
          </table:table-cell>
          <table:table-cell office:value-type="float" office:value="226.0024681" calcext:value-type="float">
            <text:p>226,0024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73.53" calcext:value-type="float">
            <text:p>-273,53</text:p>
          </table:table-cell>
          <table:table-cell office:value-type="float" office:value="173.9353176" calcext:value-type="float">
            <text:p>173,9353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73.53" calcext:value-type="float">
            <text:p>-273,53</text:p>
          </table:table-cell>
          <table:table-cell office:value-type="float" office:value="259.7766839" calcext:value-type="float">
            <text:p>259,7766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77.15" calcext:value-type="float">
            <text:p>-277,15</text:p>
          </table:table-cell>
          <table:table-cell office:value-type="float" office:value="264.701837" calcext:value-type="float">
            <text:p>264,701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77.15" calcext:value-type="float">
            <text:p>-277,15</text:p>
          </table:table-cell>
          <table:table-cell office:value-type="float" office:value="192.9433554" calcext:value-type="float">
            <text:p>192,9433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77.15" calcext:value-type="float">
            <text:p>-277,15</text:p>
          </table:table-cell>
          <table:table-cell office:value-type="float" office:value="247.7444596" calcext:value-type="float">
            <text:p>247,7444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  <table:table-cell office:value-type="float" office:value="-280.58" calcext:value-type="float">
            <text:p>-280,58</text:p>
          </table:table-cell>
          <table:table-cell office:value-type="float" office:value="246.6488909" calcext:value-type="float">
            <text:p>246,6488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-280.58" calcext:value-type="float">
            <text:p>-280,58</text:p>
          </table:table-cell>
          <table:table-cell office:value-type="float" office:value="182.561805" calcext:value-type="float">
            <text:p>182,561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  <table:table-cell office:value-type="float" office:value="-280.58" calcext:value-type="float">
            <text:p>-280,58</text:p>
          </table:table-cell>
          <table:table-cell office:value-type="float" office:value="234.9492827" calcext:value-type="float">
            <text:p>234,9492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-283.63" calcext:value-type="float">
            <text:p>-283,63</text:p>
          </table:table-cell>
          <table:table-cell office:value-type="float" office:value="276.6848058" calcext:value-type="float">
            <text:p>276,6848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-283.63" calcext:value-type="float">
            <text:p>-283,63</text:p>
          </table:table-cell>
          <table:table-cell office:value-type="float" office:value="261.7922662" calcext:value-type="float">
            <text:p>261,7922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-286.29" calcext:value-type="float">
            <text:p>-286,29</text:p>
          </table:table-cell>
          <table:table-cell office:value-type="float" office:value="210.7642828" calcext:value-type="float">
            <text:p>210,7642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office:value-type="float" office:value="-286.29" calcext:value-type="float">
            <text:p>-286,29</text:p>
          </table:table-cell>
          <table:table-cell office:value-type="float" office:value="167.4631058" calcext:value-type="float">
            <text:p>167,4631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  <table:table-cell office:value-type="float" office:value="-286.29" calcext:value-type="float">
            <text:p>-286,29</text:p>
          </table:table-cell>
          <table:table-cell office:value-type="float" office:value="231.2863884" calcext:value-type="float">
            <text:p>231,2863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-289.54" calcext:value-type="float">
            <text:p>-289,54</text:p>
          </table:table-cell>
          <table:table-cell office:value-type="float" office:value="230.6888668" calcext:value-type="float">
            <text:p>230,6888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-289.54" calcext:value-type="float">
            <text:p>-289,54</text:p>
          </table:table-cell>
          <table:table-cell office:value-type="float" office:value="166.2790454" calcext:value-type="float">
            <text:p>166,2790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 office:value-type="float" office:value="-289.54" calcext:value-type="float">
            <text:p>-289,54</text:p>
          </table:table-cell>
          <table:table-cell office:value-type="float" office:value="204.7567249" calcext:value-type="float">
            <text:p>204,7567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-292.31" calcext:value-type="float">
            <text:p>-292,31</text:p>
          </table:table-cell>
          <table:table-cell office:value-type="float" office:value="196.2880574" calcext:value-type="float">
            <text:p>196,2880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-292.31" calcext:value-type="float">
            <text:p>-292,31</text:p>
          </table:table-cell>
          <table:table-cell office:value-type="float" office:value="124.3044386" calcext:value-type="float">
            <text:p>124,3044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292.31" calcext:value-type="float">
            <text:p>-292,31</text:p>
          </table:table-cell>
          <table:table-cell office:value-type="float" office:value="143.1666146" calcext:value-type="float">
            <text:p>143,1666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-294.18" calcext:value-type="float">
            <text:p>-294,18</text:p>
          </table:table-cell>
          <table:table-cell office:value-type="float" office:value="130.2768666" calcext:value-type="float">
            <text:p>130,2768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-294.18" calcext:value-type="float">
            <text:p>-294,18</text:p>
          </table:table-cell>
          <table:table-cell office:value-type="float" office:value="50.6451906" calcext:value-type="float">
            <text:p>50,6451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-294.18" calcext:value-type="float">
            <text:p>-294,18</text:p>
          </table:table-cell>
          <table:table-cell office:value-type="float" office:value="14.9846325" calcext:value-type="float">
            <text:p>14,9846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-294.28" calcext:value-type="float">
            <text:p>-294,28</text:p>
          </table:table-cell>
          <table:table-cell office:value-type="float" office:value="3.79996" calcext:value-type="float">
            <text:p>3,79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-294.28" calcext:value-type="float">
            <text:p>-294,28</text:p>
          </table:table-cell>
          <table:table-cell office:value-type="float" office:value="-26.7181495" calcext:value-type="float">
            <text:p>-26,7181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-294.28" calcext:value-type="float">
            <text:p>-294,28</text:p>
          </table:table-cell>
          <table:table-cell office:value-type="float" office:value="-101.9164881" calcext:value-type="float">
            <text:p>-101,9164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-292.98" calcext:value-type="float">
            <text:p>-292,98</text:p>
          </table:table-cell>
          <table:table-cell office:value-type="float" office:value="-126.7949748" calcext:value-type="float">
            <text:p>-126,7949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-292.98" calcext:value-type="float">
            <text:p>-292,98</text:p>
          </table:table-cell>
          <table:table-cell office:value-type="float" office:value="-143.3504628" calcext:value-type="float">
            <text:p>-143,3504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-291.52" calcext:value-type="float">
            <text:p>-291,52</text:p>
          </table:table-cell>
          <table:table-cell office:value-type="float" office:value="-119.166917" calcext:value-type="float">
            <text:p>-119,166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-291.52" calcext:value-type="float">
            <text:p>-291,52</text:p>
          </table:table-cell>
          <table:table-cell office:value-type="float" office:value="-46.1489695" calcext:value-type="float">
            <text:p>-46,1489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-291.52" calcext:value-type="float">
            <text:p>-291,52</text:p>
          </table:table-cell>
          <table:table-cell office:value-type="float" office:value="-118.2699421" calcext:value-type="float">
            <text:p>-118,2699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-290.18" calcext:value-type="float">
            <text:p>-290,18</text:p>
          </table:table-cell>
          <table:table-cell office:value-type="float" office:value="-113.9691857" calcext:value-type="float">
            <text:p>-113,9691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-290.18" calcext:value-type="float">
            <text:p>-290,18</text:p>
          </table:table-cell>
          <table:table-cell office:value-type="float" office:value="-26.2682278" calcext:value-type="float">
            <text:p>-26,2682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-290.18" calcext:value-type="float">
            <text:p>-290,18</text:p>
          </table:table-cell>
          <table:table-cell office:value-type="float" office:value="-135.1816792" calcext:value-type="float">
            <text:p>-135,1816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-288.78" calcext:value-type="float">
            <text:p>-288,78</text:p>
          </table:table-cell>
          <table:table-cell office:value-type="float" office:value="-130.0978561" calcext:value-type="float">
            <text:p>-130,0978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-288.78" calcext:value-type="float">
            <text:p>-288,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276.33" calcext:value-type="float">
            <text:p>-276,33</text:p>
          </table:table-cell>
          <table:table-cell office:value-type="float" office:value="0" calcext:value-type="float">
            <text:p>0</text:p>
          </table:table-cell>
          <table:table-cell office:value-type="float" office:value="172.8306833" calcext:value-type="float">
            <text:p>172,830683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-276.05" calcext:value-type="float">
            <text:p>-276,05</text:p>
          </table:table-cell>
          <table:table-cell office:value-type="float" office:value="-27.8451116" calcext:value-type="float">
            <text:p>-27,8451116</text:p>
          </table:table-cell>
          <table:table-cell office:value-type="float" office:value="191.4498792" calcext:value-type="float">
            <text:p>191,449879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-276.05" calcext:value-type="float">
            <text:p>-276,05</text:p>
          </table:table-cell>
          <table:table-cell office:value-type="float" office:value="-48.8681704" calcext:value-type="float">
            <text:p>-48,8681704</text:p>
          </table:table-cell>
          <table:table-cell office:value-type="float" office:value="183.4614552" calcext:value-type="float">
            <text:p>183,461455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-275.46" calcext:value-type="float">
            <text:p>-275,46</text:p>
          </table:table-cell>
          <table:table-cell office:value-type="float" office:value="-68.8701839" calcext:value-type="float">
            <text:p>-68,8701839</text:p>
          </table:table-cell>
          <table:table-cell office:value-type="float" office:value="155.336245" calcext:value-type="float">
            <text:p>155,33624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-275.46" calcext:value-type="float">
            <text:p>-275,46</text:p>
          </table:table-cell>
          <table:table-cell office:value-type="float" office:value="-45.5536488" calcext:value-type="float">
            <text:p>-45,5536488</text:p>
          </table:table-cell>
          <table:table-cell office:value-type="float" office:value="265.6862473" calcext:value-type="float">
            <text:p>265,686247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-275.46" calcext:value-type="float">
            <text:p>-275,46</text:p>
          </table:table-cell>
          <table:table-cell office:value-type="float" office:value="-101.8689233" calcext:value-type="float">
            <text:p>-101,8689233</text:p>
          </table:table-cell>
          <table:table-cell office:value-type="float" office:value="235.4796616" calcext:value-type="float">
            <text:p>235,479661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-274.26" calcext:value-type="float">
            <text:p>-274,26</text:p>
          </table:table-cell>
          <table:table-cell office:value-type="float" office:value="-127.007091" calcext:value-type="float">
            <text:p>-127,007091</text:p>
          </table:table-cell>
          <table:table-cell office:value-type="float" office:value="183.0832211" calcext:value-type="float">
            <text:p>183,083221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-274.26" calcext:value-type="float">
            <text:p>-274,26</text:p>
          </table:table-cell>
          <table:table-cell office:value-type="float" office:value="-76.090689" calcext:value-type="float">
            <text:p>-76,090689</text:p>
          </table:table-cell>
          <table:table-cell office:value-type="float" office:value="335.5835081" calcext:value-type="float">
            <text:p>335,583508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-274.26" calcext:value-type="float">
            <text:p>-274,26</text:p>
          </table:table-cell>
          <table:table-cell office:value-type="float" office:value="-98.7278662" calcext:value-type="float">
            <text:p>-98,7278662</text:p>
          </table:table-cell>
          <table:table-cell office:value-type="float" office:value="371.7315593" calcext:value-type="float">
            <text:p>371,731559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-273.34" calcext:value-type="float">
            <text:p>-273,34</text:p>
          </table:table-cell>
          <table:table-cell office:value-type="float" office:value="-89.0475407" calcext:value-type="float">
            <text:p>-89,0475407</text:p>
          </table:table-cell>
          <table:table-cell office:value-type="float" office:value="414.462297" calcext:value-type="float">
            <text:p>414,46229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-273.34" calcext:value-type="float">
            <text:p>-273,34</text:p>
          </table:table-cell>
          <table:table-cell office:value-type="float" office:value="-16.1054382" calcext:value-type="float">
            <text:p>-16,1054382</text:p>
          </table:table-cell>
          <table:table-cell office:value-type="float" office:value="424.612267" calcext:value-type="float">
            <text:p>424,61226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-273.34" calcext:value-type="float">
            <text:p>-273,34</text:p>
          </table:table-cell>
          <table:table-cell office:value-type="float" office:value="26.3756513" calcext:value-type="float">
            <text:p>26,3756513</text:p>
          </table:table-cell>
          <table:table-cell office:value-type="float" office:value="411.2757803" calcext:value-type="float">
            <text:p>411,275780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-273.77" calcext:value-type="float">
            <text:p>-273,77</text:p>
          </table:table-cell>
          <table:table-cell office:value-type="float" office:value="41.9067172" calcext:value-type="float">
            <text:p>41,9067172</text:p>
          </table:table-cell>
          <table:table-cell office:value-type="float" office:value="385.1366843" calcext:value-type="float">
            <text:p>385,136684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" calcext:value-type="float">
            <text:p>100</text:p>
          </table:table-cell>
          <table:table-cell office:value-type="float" office:value="-273.77" calcext:value-type="float">
            <text:p>-273,77</text:p>
          </table:table-cell>
          <table:table-cell office:value-type="float" office:value="71.0909254" calcext:value-type="float">
            <text:p>71,0909254</text:p>
          </table:table-cell>
          <table:table-cell office:value-type="float" office:value="391.4341189" calcext:value-type="float">
            <text:p>391,434118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-273.77" calcext:value-type="float">
            <text:p>-273,77</text:p>
          </table:table-cell>
          <table:table-cell office:value-type="float" office:value="143.8116596" calcext:value-type="float">
            <text:p>143,8116596</text:p>
          </table:table-cell>
          <table:table-cell office:value-type="float" office:value="399.446094" calcext:value-type="float">
            <text:p>399,44609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office:value-type="float" office:value="-275.61" calcext:value-type="float">
            <text:p>-275,61</text:p>
          </table:table-cell>
          <table:table-cell office:value-type="float" office:value="149.493742" calcext:value-type="float">
            <text:p>149,493742</text:p>
          </table:table-cell>
          <table:table-cell office:value-type="float" office:value="312.5830512" calcext:value-type="float">
            <text:p>312,583051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-275.61" calcext:value-type="float">
            <text:p>-275,61</text:p>
          </table:table-cell>
          <table:table-cell office:value-type="float" office:value="130.1938725" calcext:value-type="float">
            <text:p>130,1938725</text:p>
          </table:table-cell>
          <table:table-cell office:value-type="float" office:value="293.4896856" calcext:value-type="float">
            <text:p>293,489685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" calcext:value-type="float">
            <text:p>100</text:p>
          </table:table-cell>
          <table:table-cell office:value-type="float" office:value="-275.61" calcext:value-type="float">
            <text:p>-275,61</text:p>
          </table:table-cell>
          <table:table-cell office:value-type="float" office:value="192.9644318" calcext:value-type="float">
            <text:p>192,9644318</text:p>
          </table:table-cell>
          <table:table-cell office:value-type="float" office:value="305.2628083" calcext:value-type="float">
            <text:p>305,262808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-277.89" calcext:value-type="float">
            <text:p>-277,89</text:p>
          </table:table-cell>
          <table:table-cell office:value-type="float" office:value="230.4651057" calcext:value-type="float">
            <text:p>230,4651057</text:p>
          </table:table-cell>
          <table:table-cell office:value-type="float" office:value="219.4229647" calcext:value-type="float">
            <text:p>219,422964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" calcext:value-type="float">
            <text:p>100</text:p>
          </table:table-cell>
          <table:table-cell office:value-type="float" office:value="-277.89" calcext:value-type="float">
            <text:p>-277,89</text:p>
          </table:table-cell>
          <table:table-cell office:value-type="float" office:value="247.8175763" calcext:value-type="float">
            <text:p>247,8175763</text:p>
          </table:table-cell>
          <table:table-cell office:value-type="float" office:value="202.1661409" calcext:value-type="float">
            <text:p>202,16614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-281.02" calcext:value-type="float">
            <text:p>-281,02</text:p>
          </table:table-cell>
          <table:table-cell office:value-type="float" office:value="234.6948894" calcext:value-type="float">
            <text:p>234,6948894</text:p>
          </table:table-cell>
          <table:table-cell office:value-type="float" office:value="226.1076502" calcext:value-type="float">
            <text:p>226,107650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00" calcext:value-type="float">
            <text:p>100</text:p>
          </table:table-cell>
          <table:table-cell office:value-type="float" office:value="-281.02" calcext:value-type="float">
            <text:p>-281,02</text:p>
          </table:table-cell>
          <table:table-cell office:value-type="float" office:value="192.8408045" calcext:value-type="float">
            <text:p>192,8408045</text:p>
          </table:table-cell>
          <table:table-cell office:value-type="float" office:value="153.5771137" calcext:value-type="float">
            <text:p>153,577113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0" calcext:value-type="float">
            <text:p>100</text:p>
          </table:table-cell>
          <table:table-cell office:value-type="float" office:value="-281.02" calcext:value-type="float">
            <text:p>-281,02</text:p>
          </table:table-cell>
          <table:table-cell office:value-type="float" office:value="238.7283448" calcext:value-type="float">
            <text:p>238,7283448</text:p>
          </table:table-cell>
          <table:table-cell office:value-type="float" office:value="140.5747492" calcext:value-type="float">
            <text:p>140,574749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0" calcext:value-type="float">
            <text:p>100</text:p>
          </table:table-cell>
          <table:table-cell office:value-type="float" office:value="-284.74" calcext:value-type="float">
            <text:p>-284,74</text:p>
          </table:table-cell>
          <table:table-cell office:value-type="float" office:value="252.9938249" calcext:value-type="float">
            <text:p>252,9938249</text:p>
          </table:table-cell>
          <table:table-cell office:value-type="float" office:value="160.9384841" calcext:value-type="float">
            <text:p>160,938484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0" calcext:value-type="float">
            <text:p>100</text:p>
          </table:table-cell>
          <table:table-cell office:value-type="float" office:value="-284.74" calcext:value-type="float">
            <text:p>-284,74</text:p>
          </table:table-cell>
          <table:table-cell office:value-type="float" office:value="215.3774839" calcext:value-type="float">
            <text:p>215,3774839</text:p>
          </table:table-cell>
          <table:table-cell office:value-type="float" office:value="112.0639303" calcext:value-type="float">
            <text:p>112,063930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-284.74" calcext:value-type="float">
            <text:p>-284,74</text:p>
          </table:table-cell>
          <table:table-cell office:value-type="float" office:value="243.2707455" calcext:value-type="float">
            <text:p>243,2707455</text:p>
          </table:table-cell>
          <table:table-cell office:value-type="float" office:value="93.3871393" calcext:value-type="float">
            <text:p>93,387139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0" calcext:value-type="float">
            <text:p>100</text:p>
          </table:table-cell>
          <table:table-cell office:value-type="float" office:value="-288.19" calcext:value-type="float">
            <text:p>-288,19</text:p>
          </table:table-cell>
          <table:table-cell office:value-type="float" office:value="226.1535118" calcext:value-type="float">
            <text:p>226,1535118</text:p>
          </table:table-cell>
          <table:table-cell office:value-type="float" office:value="50.5955059" calcext:value-type="float">
            <text:p>50,595505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00" calcext:value-type="float">
            <text:p>100</text:p>
          </table:table-cell>
          <table:table-cell office:value-type="float" office:value="-288.19" calcext:value-type="float">
            <text:p>-288,19</text:p>
          </table:table-cell>
          <table:table-cell office:value-type="float" office:value="177.261689" calcext:value-type="float">
            <text:p>177,261689</text:p>
          </table:table-cell>
          <table:table-cell office:value-type="float" office:value="47.5259402" calcext:value-type="float">
            <text:p>47,525940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0" calcext:value-type="float">
            <text:p>100</text:p>
          </table:table-cell>
          <table:table-cell office:value-type="float" office:value="-288.19" calcext:value-type="float">
            <text:p>-288,19</text:p>
          </table:table-cell>
          <table:table-cell office:value-type="float" office:value="210.3878868" calcext:value-type="float">
            <text:p>210,3878868</text:p>
          </table:table-cell>
          <table:table-cell office:value-type="float" office:value="65.4148696" calcext:value-type="float">
            <text:p>65,414869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0" calcext:value-type="float">
            <text:p>100</text:p>
          </table:table-cell>
          <table:table-cell office:value-type="float" office:value="-291.05" calcext:value-type="float">
            <text:p>-291,05</text:p>
          </table:table-cell>
          <table:table-cell office:value-type="float" office:value="200.2240149" calcext:value-type="float">
            <text:p>200,2240149</text:p>
          </table:table-cell>
          <table:table-cell office:value-type="float" office:value="5.9094109" calcext:value-type="float">
            <text:p>5,909410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-291.05" calcext:value-type="float">
            <text:p>-291,05</text:p>
          </table:table-cell>
          <table:table-cell office:value-type="float" office:value="157.7089569" calcext:value-type="float">
            <text:p>157,7089569</text:p>
          </table:table-cell>
          <table:table-cell office:value-type="float" office:value="-11.1634897" calcext:value-type="float">
            <text:p>-11,16348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00" calcext:value-type="float">
            <text:p>100</text:p>
          </table:table-cell>
          <table:table-cell office:value-type="float" office:value="-291.05" calcext:value-type="float">
            <text:p>-291,05</text:p>
          </table:table-cell>
          <table:table-cell office:value-type="float" office:value="195.7057391" calcext:value-type="float">
            <text:p>195,7057391</text:p>
          </table:table-cell>
          <table:table-cell office:value-type="float" office:value="10.5420077" calcext:value-type="float">
            <text:p>10,5420077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office:value-type="float" office:value="-293.63" calcext:value-type="float">
            <text:p>-293,63</text:p>
          </table:table-cell>
          <table:table-cell office:value-type="float" office:value="200.2295423" calcext:value-type="float">
            <text:p>200,2295423</text:p>
          </table:table-cell>
          <table:table-cell office:value-type="float" office:value="-39.5762468" calcext:value-type="float">
            <text:p>-39,5762468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00" calcext:value-type="float">
            <text:p>100</text:p>
          </table:table-cell>
          <table:table-cell office:value-type="float" office:value="-293.63" calcext:value-type="float">
            <text:p>-293,63</text:p>
          </table:table-cell>
          <table:table-cell office:value-type="float" office:value="164.0470623" calcext:value-type="float">
            <text:p>164,0470623</text:p>
          </table:table-cell>
          <table:table-cell office:value-type="float" office:value="-54.6561582" calcext:value-type="float">
            <text:p>-54,6561582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00" calcext:value-type="float">
            <text:p>100</text:p>
          </table:table-cell>
          <table:table-cell office:value-type="float" office:value="-295.28" calcext:value-type="float">
            <text:p>-295,28</text:p>
          </table:table-cell>
          <table:table-cell office:value-type="float" office:value="125.0273013" calcext:value-type="float">
            <text:p>125,0273013</text:p>
          </table:table-cell>
          <table:table-cell office:value-type="float" office:value="-37.2594362" calcext:value-type="float">
            <text:p>-37,2594362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00" calcext:value-type="float">
            <text:p>100</text:p>
          </table:table-cell>
          <table:table-cell office:value-type="float" office:value="-295.28" calcext:value-type="float">
            <text:p>-295,28</text:p>
          </table:table-cell>
          <table:table-cell office:value-type="float" office:value="59.8485687" calcext:value-type="float">
            <text:p>59,8485687</text:p>
          </table:table-cell>
          <table:table-cell office:value-type="float" office:value="-90.8510991" calcext:value-type="float">
            <text:p>-90,8510991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00" calcext:value-type="float">
            <text:p>100</text:p>
          </table:table-cell>
          <table:table-cell office:value-type="float" office:value="-295.28" calcext:value-type="float">
            <text:p>-295,28</text:p>
          </table:table-cell>
          <table:table-cell office:value-type="float" office:value="23.0919154" calcext:value-type="float">
            <text:p>23,0919154</text:p>
          </table:table-cell>
          <table:table-cell office:value-type="float" office:value="-116.0891993" calcext:value-type="float">
            <text:p>-116,0891993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00" calcext:value-type="float">
            <text:p>100</text:p>
          </table:table-cell>
          <table:table-cell office:value-type="float" office:value="-295.38" calcext:value-type="float">
            <text:p>-295,38</text:p>
          </table:table-cell>
          <table:table-cell office:value-type="float" office:value="8.7342203" calcext:value-type="float">
            <text:p>8,7342203</text:p>
          </table:table-cell>
          <table:table-cell office:value-type="float" office:value="-107.2834827" calcext:value-type="float">
            <text:p>-107,2834827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00" calcext:value-type="float">
            <text:p>100</text:p>
          </table:table-cell>
          <table:table-cell office:value-type="float" office:value="-295.38" calcext:value-type="float">
            <text:p>-295,38</text:p>
          </table:table-cell>
          <table:table-cell office:value-type="float" office:value="-18.1935916" calcext:value-type="float">
            <text:p>-18,1935916</text:p>
          </table:table-cell>
          <table:table-cell office:value-type="float" office:value="-108.7542471" calcext:value-type="float">
            <text:p>-108,7542471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00" calcext:value-type="float">
            <text:p>100</text:p>
          </table:table-cell>
          <table:table-cell office:value-type="float" office:value="-295.38" calcext:value-type="float">
            <text:p>-295,38</text:p>
          </table:table-cell>
          <table:table-cell office:value-type="float" office:value="-73.1259452" calcext:value-type="float">
            <text:p>-73,1259452</text:p>
          </table:table-cell>
          <table:table-cell office:value-type="float" office:value="-122.6035582" calcext:value-type="float">
            <text:p>-122,603558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" calcext:value-type="float">
            <text:p>100</text:p>
          </table:table-cell>
          <table:table-cell office:value-type="float" office:value="-294.19" calcext:value-type="float">
            <text:p>-294,19</text:p>
          </table:table-cell>
          <table:table-cell office:value-type="float" office:value="-86.996421" calcext:value-type="float">
            <text:p>-86,996421</text:p>
          </table:table-cell>
          <table:table-cell office:value-type="float" office:value="-132.6228551" calcext:value-type="float">
            <text:p>-132,6228551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00" calcext:value-type="float">
            <text:p>100</text:p>
          </table:table-cell>
          <table:table-cell office:value-type="float" office:value="-294.19" calcext:value-type="float">
            <text:p>-294,19</text:p>
          </table:table-cell>
          <table:table-cell office:value-type="float" office:value="-66.1878417" calcext:value-type="float">
            <text:p>-66,1878417</text:p>
          </table:table-cell>
          <table:table-cell office:value-type="float" office:value="-74.4029157" calcext:value-type="float">
            <text:p>-74,4029157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00" calcext:value-type="float">
            <text:p>100</text:p>
          </table:table-cell>
          <table:table-cell office:value-type="float" office:value="-294.19" calcext:value-type="float">
            <text:p>-294,19</text:p>
          </table:table-cell>
          <table:table-cell office:value-type="float" office:value="-128.8557295" calcext:value-type="float">
            <text:p>-128,8557295</text:p>
          </table:table-cell>
          <table:table-cell office:value-type="float" office:value="-56.2971313" calcext:value-type="float">
            <text:p>-56,2971313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00" calcext:value-type="float">
            <text:p>100</text:p>
          </table:table-cell>
          <table:table-cell office:value-type="float" office:value="-292.6" calcext:value-type="float">
            <text:p>-292,6</text:p>
          </table:table-cell>
          <table:table-cell office:value-type="float" office:value="-124.4039551" calcext:value-type="float">
            <text:p>-124,4039551</text:p>
          </table:table-cell>
          <table:table-cell office:value-type="float" office:value="-37.4648024" calcext:value-type="float">
            <text:p>-37,4648024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00" calcext:value-type="float">
            <text:p>100</text:p>
          </table:table-cell>
          <table:table-cell office:value-type="float" office:value="-292.6" calcext:value-type="float">
            <text:p>-292,6</text:p>
          </table:table-cell>
          <table:table-cell office:value-type="float" office:value="-60.1416193" calcext:value-type="float">
            <text:p>-60,1416193</text:p>
          </table:table-cell>
          <table:table-cell office:value-type="float" office:value="-44.4108862" calcext:value-type="float">
            <text:p>-44,4108862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00" calcext:value-type="float">
            <text:p>100</text:p>
          </table:table-cell>
          <table:table-cell office:value-type="float" office:value="-292.6" calcext:value-type="float">
            <text:p>-292,6</text:p>
          </table:table-cell>
          <table:table-cell office:value-type="float" office:value="-126.4392286" calcext:value-type="float">
            <text:p>-126,4392286</text:p>
          </table:table-cell>
          <table:table-cell office:value-type="float" office:value="-90.8544701" calcext:value-type="float">
            <text:p>-90,8544701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00" calcext:value-type="float">
            <text:p>100</text:p>
          </table:table-cell>
          <table:table-cell office:value-type="float" office:value="-291.1" calcext:value-type="float">
            <text:p>-291,1</text:p>
          </table:table-cell>
          <table:table-cell office:value-type="float" office:value="-112.1144916" calcext:value-type="float">
            <text:p>-112,1144916</text:p>
          </table:table-cell>
          <table:table-cell office:value-type="float" office:value="-30.1179647" calcext:value-type="float">
            <text:p>-30,1179647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00" calcext:value-type="float">
            <text:p>100</text:p>
          </table:table-cell>
          <table:table-cell office:value-type="float" office:value="-291.1" calcext:value-type="float">
            <text:p>-291,1</text:p>
          </table:table-cell>
          <table:table-cell office:value-type="float" office:value="-36.3351327" calcext:value-type="float">
            <text:p>-36,3351327</text:p>
          </table:table-cell>
          <table:table-cell office:value-type="float" office:value="-25.6478104" calcext:value-type="float">
            <text:p>-25,6478104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office:value-type="float" office:value="-291.1" calcext:value-type="float">
            <text:p>-291,1</text:p>
          </table:table-cell>
          <table:table-cell office:value-type="float" office:value="-112.8593244" calcext:value-type="float">
            <text:p>-112,8593244</text:p>
          </table:table-cell>
          <table:table-cell office:value-type="float" office:value="-76.5618802" calcext:value-type="float">
            <text:p>-76,5618802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00" calcext:value-type="float">
            <text:p>100</text:p>
          </table:table-cell>
          <table:table-cell office:value-type="float" office:value="-289.95" calcext:value-type="float">
            <text:p>-289,95</text:p>
          </table:table-cell>
          <table:table-cell office:value-type="float" office:value="-97.0022241" calcext:value-type="float">
            <text:p>-97,0022241</text:p>
          </table:table-cell>
          <table:table-cell office:value-type="float" office:value="19.7815631" calcext:value-type="float">
            <text:p>19,781563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-289.95" calcext:value-type="float">
            <text:p>-289,95</text:p>
          </table:table-cell>
          <table:table-cell office:value-type="float" office:value="0" calcext:value-type="float">
            <text:p>0</text:p>
          </table:table-cell>
          <table:table-cell office:value-type="float" office:value="23.700451" calcext:value-type="float">
            <text:p>23,7004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-278.51" calcext:value-type="float">
            <text:p>-278,51</text:p>
          </table:table-cell>
          <table:table-cell office:value-type="float" office:value="0" calcext:value-type="float">
            <text:p>0</text:p>
          </table:table-cell>
          <table:table-cell office:value-type="float" office:value="214.0966989" calcext:value-type="float">
            <text:p>214,09669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-278.51" calcext:value-type="float">
            <text:p>-278,51</text:p>
          </table:table-cell>
          <table:table-cell office:value-type="float" office:value="-15.8051341" calcext:value-type="float">
            <text:p>-15,8051341</text:p>
          </table:table-cell>
          <table:table-cell office:value-type="float" office:value="235.3087616" calcext:value-type="float">
            <text:p>235,3087616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-278.51" calcext:value-type="float">
            <text:p>-278,51</text:p>
          </table:table-cell>
          <table:table-cell office:value-type="float" office:value="-52.5522438" calcext:value-type="float">
            <text:p>-52,5522438</text:p>
          </table:table-cell>
          <table:table-cell office:value-type="float" office:value="216.0075563" calcext:value-type="float">
            <text:p>216,007556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-277.83" calcext:value-type="float">
            <text:p>-277,83</text:p>
          </table:table-cell>
          <table:table-cell office:value-type="float" office:value="-56.4961084" calcext:value-type="float">
            <text:p>-56,4961084</text:p>
          </table:table-cell>
          <table:table-cell office:value-type="float" office:value="242.9109991" calcext:value-type="float">
            <text:p>242,910999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-277.83" calcext:value-type="float">
            <text:p>-277,83</text:p>
          </table:table-cell>
          <table:table-cell office:value-type="float" office:value="-65.2650679" calcext:value-type="float">
            <text:p>-65,2650679</text:p>
          </table:table-cell>
          <table:table-cell office:value-type="float" office:value="249.0243621" calcext:value-type="float">
            <text:p>249,02436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-277.83" calcext:value-type="float">
            <text:p>-277,83</text:p>
          </table:table-cell>
          <table:table-cell office:value-type="float" office:value="-147.5084566" calcext:value-type="float">
            <text:p>-147,5084566</text:p>
          </table:table-cell>
          <table:table-cell office:value-type="float" office:value="161.114591" calcext:value-type="float">
            <text:p>161,11459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-276.01" calcext:value-type="float">
            <text:p>-276,01</text:p>
          </table:table-cell>
          <table:table-cell office:value-type="float" office:value="-125.8610736" calcext:value-type="float">
            <text:p>-125,8610736</text:p>
          </table:table-cell>
          <table:table-cell office:value-type="float" office:value="189.988374" calcext:value-type="float">
            <text:p>189,98837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office:value-type="float" office:value="-276.01" calcext:value-type="float">
            <text:p>-276,01</text:p>
          </table:table-cell>
          <table:table-cell office:value-type="float" office:value="-72.9536013" calcext:value-type="float">
            <text:p>-72,9536013</text:p>
          </table:table-cell>
          <table:table-cell office:value-type="float" office:value="211.2683383" calcext:value-type="float">
            <text:p>211,268338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-276.01" calcext:value-type="float">
            <text:p>-276,01</text:p>
          </table:table-cell>
          <table:table-cell office:value-type="float" office:value="-116.6579051" calcext:value-type="float">
            <text:p>-116,6579051</text:p>
          </table:table-cell>
          <table:table-cell office:value-type="float" office:value="176.6763695" calcext:value-type="float">
            <text:p>176,676369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float" office:value="-274.37" calcext:value-type="float">
            <text:p>-274,37</text:p>
          </table:table-cell>
          <table:table-cell office:value-type="float" office:value="-97.4562198" calcext:value-type="float">
            <text:p>-97,4562198</text:p>
          </table:table-cell>
          <table:table-cell office:value-type="float" office:value="204.4452494" calcext:value-type="float">
            <text:p>204,44524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-274.37" calcext:value-type="float">
            <text:p>-274,37</text:p>
          </table:table-cell>
          <table:table-cell office:value-type="float" office:value="-28.7063248" calcext:value-type="float">
            <text:p>-28,7063248</text:p>
          </table:table-cell>
          <table:table-cell office:value-type="float" office:value="214.2204036" calcext:value-type="float">
            <text:p>214,220403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-274.23" calcext:value-type="float">
            <text:p>-274,23</text:p>
          </table:table-cell>
          <table:table-cell office:value-type="float" office:value="2.7991927" calcext:value-type="float">
            <text:p>2,7991927</text:p>
          </table:table-cell>
          <table:table-cell office:value-type="float" office:value="207.7751838" calcext:value-type="float">
            <text:p>207,775183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-274.23" calcext:value-type="float">
            <text:p>-274,23</text:p>
          </table:table-cell>
          <table:table-cell office:value-type="float" office:value="38.6333299" calcext:value-type="float">
            <text:p>38,6333299</text:p>
          </table:table-cell>
          <table:table-cell office:value-type="float" office:value="190.5091453" calcext:value-type="float">
            <text:p>190,509145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office:value-type="float" office:value="-274.23" calcext:value-type="float">
            <text:p>-274,23</text:p>
          </table:table-cell>
          <table:table-cell office:value-type="float" office:value="104.7642232" calcext:value-type="float">
            <text:p>104,7642232</text:p>
          </table:table-cell>
          <table:table-cell office:value-type="float" office:value="197.3055099" calcext:value-type="float">
            <text:p>197,305509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00" calcext:value-type="float">
            <text:p>200</text:p>
          </table:table-cell>
          <table:table-cell office:value-type="float" office:value="-276.08" calcext:value-type="float">
            <text:p>-276,08</text:p>
          </table:table-cell>
          <table:table-cell office:value-type="float" office:value="132.4037824" calcext:value-type="float">
            <text:p>132,4037824</text:p>
          </table:table-cell>
          <table:table-cell office:value-type="float" office:value="208.9270247" calcext:value-type="float">
            <text:p>208,927024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0" calcext:value-type="float">
            <text:p>200</text:p>
          </table:table-cell>
          <table:table-cell office:value-type="float" office:value="-276.08" calcext:value-type="float">
            <text:p>-276,08</text:p>
          </table:table-cell>
          <table:table-cell office:value-type="float" office:value="120.0460597" calcext:value-type="float">
            <text:p>120,0460597</text:p>
          </table:table-cell>
          <table:table-cell office:value-type="float" office:value="161.5640039" calcext:value-type="float">
            <text:p>161,564003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-276.08" calcext:value-type="float">
            <text:p>-276,08</text:p>
          </table:table-cell>
          <table:table-cell office:value-type="float" office:value="166.6150746" calcext:value-type="float">
            <text:p>166,6150746</text:p>
          </table:table-cell>
          <table:table-cell office:value-type="float" office:value="168.9958614" calcext:value-type="float">
            <text:p>168,995861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office:value-type="float" office:value="-278.77" calcext:value-type="float">
            <text:p>-278,77</text:p>
          </table:table-cell>
          <table:table-cell office:value-type="float" office:value="185.7099631" calcext:value-type="float">
            <text:p>185,7099631</text:p>
          </table:table-cell>
          <table:table-cell office:value-type="float" office:value="188.8956081" calcext:value-type="float">
            <text:p>188,895608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-278.77" calcext:value-type="float">
            <text:p>-278,77</text:p>
          </table:table-cell>
          <table:table-cell office:value-type="float" office:value="161.6051696" calcext:value-type="float">
            <text:p>161,6051696</text:p>
          </table:table-cell>
          <table:table-cell office:value-type="float" office:value="133.8545992" calcext:value-type="float">
            <text:p>133,854599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00" calcext:value-type="float">
            <text:p>200</text:p>
          </table:table-cell>
          <table:table-cell office:value-type="float" office:value="-278.77" calcext:value-type="float">
            <text:p>-278,77</text:p>
          </table:table-cell>
          <table:table-cell office:value-type="float" office:value="199.6280409" calcext:value-type="float">
            <text:p>199,6280409</text:p>
          </table:table-cell>
          <table:table-cell office:value-type="float" office:value="100.2445226" calcext:value-type="float">
            <text:p>100,244522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-281.25" calcext:value-type="float">
            <text:p>-281,25</text:p>
          </table:table-cell>
          <table:table-cell office:value-type="float" office:value="199.1554324" calcext:value-type="float">
            <text:p>199,1554324</text:p>
          </table:table-cell>
          <table:table-cell office:value-type="float" office:value="66.4669773" calcext:value-type="float">
            <text:p>66,466977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00" calcext:value-type="float">
            <text:p>200</text:p>
          </table:table-cell>
          <table:table-cell office:value-type="float" office:value="-281.25" calcext:value-type="float">
            <text:p>-281,25</text:p>
          </table:table-cell>
          <table:table-cell office:value-type="float" office:value="161.1159898" calcext:value-type="float">
            <text:p>161,1159898</text:p>
          </table:table-cell>
          <table:table-cell office:value-type="float" office:value="54.5138949" calcext:value-type="float">
            <text:p>54,513894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-281.25" calcext:value-type="float">
            <text:p>-281,25</text:p>
          </table:table-cell>
          <table:table-cell office:value-type="float" office:value="189.9231755" calcext:value-type="float">
            <text:p>189,9231755</text:p>
          </table:table-cell>
          <table:table-cell office:value-type="float" office:value="56.9557231" calcext:value-type="float">
            <text:p>56,9557231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00" calcext:value-type="float">
            <text:p>200</text:p>
          </table:table-cell>
          <table:table-cell office:value-type="float" office:value="-283.37" calcext:value-type="float">
            <text:p>-283,37</text:p>
          </table:table-cell>
          <table:table-cell office:value-type="float" office:value="206.4384639" calcext:value-type="float">
            <text:p>206,4384639</text:p>
          </table:table-cell>
          <table:table-cell office:value-type="float" office:value="-9.0702638" calcext:value-type="float">
            <text:p>-9,070263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-283.37" calcext:value-type="float">
            <text:p>-283,37</text:p>
          </table:table-cell>
          <table:table-cell office:value-type="float" office:value="209.133461" calcext:value-type="float">
            <text:p>209,133461</text:p>
          </table:table-cell>
          <table:table-cell office:value-type="float" office:value="-44.1430866" calcext:value-type="float">
            <text:p>-44,143086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-285.92" calcext:value-type="float">
            <text:p>-285,92</text:p>
          </table:table-cell>
          <table:table-cell office:value-type="float" office:value="200.3238418" calcext:value-type="float">
            <text:p>200,3238418</text:p>
          </table:table-cell>
          <table:table-cell office:value-type="float" office:value="-47.1908309" calcext:value-type="float">
            <text:p>-47,190830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00" calcext:value-type="float">
            <text:p>200</text:p>
          </table:table-cell>
          <table:table-cell office:value-type="float" office:value="-285.92" calcext:value-type="float">
            <text:p>-285,92</text:p>
          </table:table-cell>
          <table:table-cell office:value-type="float" office:value="164.9030836" calcext:value-type="float">
            <text:p>164,9030836</text:p>
          </table:table-cell>
          <table:table-cell office:value-type="float" office:value="-116.5664583" calcext:value-type="float">
            <text:p>-116,5664583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00" calcext:value-type="float">
            <text:p>200</text:p>
          </table:table-cell>
          <table:table-cell office:value-type="float" office:value="-285.92" calcext:value-type="float">
            <text:p>-285,92</text:p>
          </table:table-cell>
          <table:table-cell office:value-type="float" office:value="182.2824694" calcext:value-type="float">
            <text:p>182,2824694</text:p>
          </table:table-cell>
          <table:table-cell office:value-type="float" office:value="-139.608998" calcext:value-type="float">
            <text:p>-139,60899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-288.62" calcext:value-type="float">
            <text:p>-288,62</text:p>
          </table:table-cell>
          <table:table-cell office:value-type="float" office:value="189.6698592" calcext:value-type="float">
            <text:p>189,6698592</text:p>
          </table:table-cell>
          <table:table-cell office:value-type="float" office:value="-127.0180146" calcext:value-type="float">
            <text:p>-127,018014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00" calcext:value-type="float">
            <text:p>200</text:p>
          </table:table-cell>
          <table:table-cell office:value-type="float" office:value="-288.62" calcext:value-type="float">
            <text:p>-288,62</text:p>
          </table:table-cell>
          <table:table-cell office:value-type="float" office:value="154.1105076" calcext:value-type="float">
            <text:p>154,1105076</text:p>
          </table:table-cell>
          <table:table-cell office:value-type="float" office:value="-182.6421568" calcext:value-type="float">
            <text:p>-182,642156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 office:value-type="float" office:value="-288.62" calcext:value-type="float">
            <text:p>-288,62</text:p>
          </table:table-cell>
          <table:table-cell office:value-type="float" office:value="170.9116422" calcext:value-type="float">
            <text:p>170,9116422</text:p>
          </table:table-cell>
          <table:table-cell office:value-type="float" office:value="-200.4166883" calcext:value-type="float">
            <text:p>-200,416688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00" calcext:value-type="float">
            <text:p>200</text:p>
          </table:table-cell>
          <table:table-cell office:value-type="float" office:value="-291.21" calcext:value-type="float">
            <text:p>-291,21</text:p>
          </table:table-cell>
          <table:table-cell office:value-type="float" office:value="176.3439677" calcext:value-type="float">
            <text:p>176,3439677</text:p>
          </table:table-cell>
          <table:table-cell office:value-type="float" office:value="-189.2628356" calcext:value-type="float">
            <text:p>-189,2628356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00" calcext:value-type="float">
            <text:p>200</text:p>
          </table:table-cell>
          <table:table-cell office:value-type="float" office:value="-291.21" calcext:value-type="float">
            <text:p>-291,21</text:p>
          </table:table-cell>
          <table:table-cell office:value-type="float" office:value="131.0898916" calcext:value-type="float">
            <text:p>131,0898916</text:p>
          </table:table-cell>
          <table:table-cell office:value-type="float" office:value="-248.5870921" calcext:value-type="float">
            <text:p>-248,5870921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200" calcext:value-type="float">
            <text:p>200</text:p>
          </table:table-cell>
          <table:table-cell office:value-type="float" office:value="-291.21" calcext:value-type="float">
            <text:p>-291,21</text:p>
          </table:table-cell>
          <table:table-cell office:value-type="float" office:value="126.6212492" calcext:value-type="float">
            <text:p>126,6212492</text:p>
          </table:table-cell>
          <table:table-cell office:value-type="float" office:value="-286.355891" calcext:value-type="float">
            <text:p>-286,355891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00" calcext:value-type="float">
            <text:p>200</text:p>
          </table:table-cell>
          <table:table-cell office:value-type="float" office:value="-292.61" calcext:value-type="float">
            <text:p>-292,61</text:p>
          </table:table-cell>
          <table:table-cell office:value-type="float" office:value="106.9716737" calcext:value-type="float">
            <text:p>106,9716737</text:p>
          </table:table-cell>
          <table:table-cell office:value-type="float" office:value="-304.2187825" calcext:value-type="float">
            <text:p>-304,218782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00" calcext:value-type="float">
            <text:p>200</text:p>
          </table:table-cell>
          <table:table-cell office:value-type="float" office:value="-292.61" calcext:value-type="float">
            <text:p>-292,61</text:p>
          </table:table-cell>
          <table:table-cell office:value-type="float" office:value="51.4471035" calcext:value-type="float">
            <text:p>51,4471035</text:p>
          </table:table-cell>
          <table:table-cell office:value-type="float" office:value="-315.0620572" calcext:value-type="float">
            <text:p>-315,0620572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00" calcext:value-type="float">
            <text:p>200</text:p>
          </table:table-cell>
          <table:table-cell office:value-type="float" office:value="-292.61" calcext:value-type="float">
            <text:p>-292,61</text:p>
          </table:table-cell>
          <table:table-cell office:value-type="float" office:value="34.2128069" calcext:value-type="float">
            <text:p>34,2128069</text:p>
          </table:table-cell>
          <table:table-cell office:value-type="float" office:value="-306.2083636" calcext:value-type="float">
            <text:p>-306,2083636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00" calcext:value-type="float">
            <text:p>200</text:p>
          </table:table-cell>
          <table:table-cell office:value-type="float" office:value="-293.06" calcext:value-type="float">
            <text:p>-293,06</text:p>
          </table:table-cell>
          <table:table-cell office:value-type="float" office:value="22.3195846" calcext:value-type="float">
            <text:p>22,3195846</text:p>
          </table:table-cell>
          <table:table-cell office:value-type="float" office:value="-293.3989069" calcext:value-type="float">
            <text:p>-293,3989069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200" calcext:value-type="float">
            <text:p>200</text:p>
          </table:table-cell>
          <table:table-cell office:value-type="float" office:value="-293.06" calcext:value-type="float">
            <text:p>-293,06</text:p>
          </table:table-cell>
          <table:table-cell office:value-type="float" office:value="-11.5201155" calcext:value-type="float">
            <text:p>-11,5201155</text:p>
          </table:table-cell>
          <table:table-cell office:value-type="float" office:value="-290.3656003" calcext:value-type="float">
            <text:p>-290,3656003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200" calcext:value-type="float">
            <text:p>200</text:p>
          </table:table-cell>
          <table:table-cell office:value-type="float" office:value="-293.06" calcext:value-type="float">
            <text:p>-293,06</text:p>
          </table:table-cell>
          <table:table-cell office:value-type="float" office:value="-50.5867574" calcext:value-type="float">
            <text:p>-50,5867574</text:p>
          </table:table-cell>
          <table:table-cell office:value-type="float" office:value="-283.4162205" calcext:value-type="float">
            <text:p>-283,416220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" calcext:value-type="float">
            <text:p>200</text:p>
          </table:table-cell>
          <table:table-cell office:value-type="float" office:value="-292.45" calcext:value-type="float">
            <text:p>-292,45</text:p>
          </table:table-cell>
          <table:table-cell office:value-type="float" office:value="-53.7158456" calcext:value-type="float">
            <text:p>-53,7158456</text:p>
          </table:table-cell>
          <table:table-cell office:value-type="float" office:value="-243.7061036" calcext:value-type="float">
            <text:p>-243,7061036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200" calcext:value-type="float">
            <text:p>200</text:p>
          </table:table-cell>
          <table:table-cell office:value-type="float" office:value="-292.45" calcext:value-type="float">
            <text:p>-292,45</text:p>
          </table:table-cell>
          <table:table-cell office:value-type="float" office:value="-50.4692511" calcext:value-type="float">
            <text:p>-50,4692511</text:p>
          </table:table-cell>
          <table:table-cell office:value-type="float" office:value="-225.7080471" calcext:value-type="float">
            <text:p>-225,7080471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200" calcext:value-type="float">
            <text:p>200</text:p>
          </table:table-cell>
          <table:table-cell office:value-type="float" office:value="-292.45" calcext:value-type="float">
            <text:p>-292,45</text:p>
          </table:table-cell>
          <table:table-cell office:value-type="float" office:value="-106.4123495" calcext:value-type="float">
            <text:p>-106,4123495</text:p>
          </table:table-cell>
          <table:table-cell office:value-type="float" office:value="-230.0606915" calcext:value-type="float">
            <text:p>-230,0606915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200" calcext:value-type="float">
            <text:p>200</text:p>
          </table:table-cell>
          <table:table-cell office:value-type="float" office:value="-291.08" calcext:value-type="float">
            <text:p>-291,08</text:p>
          </table:table-cell>
          <table:table-cell office:value-type="float" office:value="-107.2806719" calcext:value-type="float">
            <text:p>-107,2806719</text:p>
          </table:table-cell>
          <table:table-cell office:value-type="float" office:value="-168.2454911" calcext:value-type="float">
            <text:p>-168,2454911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200" calcext:value-type="float">
            <text:p>200</text:p>
          </table:table-cell>
          <table:table-cell office:value-type="float" office:value="-291.08" calcext:value-type="float">
            <text:p>-291,08</text:p>
          </table:table-cell>
          <table:table-cell office:value-type="float" office:value="-99.5386372" calcext:value-type="float">
            <text:p>-99,5386372</text:p>
          </table:table-cell>
          <table:table-cell office:value-type="float" office:value="-158.3922966" calcext:value-type="float">
            <text:p>-158,3922966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200" calcext:value-type="float">
            <text:p>200</text:p>
          </table:table-cell>
          <table:table-cell office:value-type="float" office:value="-289.77" calcext:value-type="float">
            <text:p>-289,77</text:p>
          </table:table-cell>
          <table:table-cell office:value-type="float" office:value="-103.9770206" calcext:value-type="float">
            <text:p>-103,9770206</text:p>
          </table:table-cell>
          <table:table-cell office:value-type="float" office:value="-183.7100349" calcext:value-type="float">
            <text:p>-183,7100349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200" calcext:value-type="float">
            <text:p>200</text:p>
          </table:table-cell>
          <table:table-cell office:value-type="float" office:value="-289.77" calcext:value-type="float">
            <text:p>-289,77</text:p>
          </table:table-cell>
          <table:table-cell office:value-type="float" office:value="-48.7625259" calcext:value-type="float">
            <text:p>-48,7625259</text:p>
          </table:table-cell>
          <table:table-cell office:value-type="float" office:value="-103.4539516" calcext:value-type="float">
            <text:p>-103,4539516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200" calcext:value-type="float">
            <text:p>200</text:p>
          </table:table-cell>
          <table:table-cell office:value-type="float" office:value="-289.77" calcext:value-type="float">
            <text:p>-289,77</text:p>
          </table:table-cell>
          <table:table-cell office:value-type="float" office:value="-72.7121433" calcext:value-type="float">
            <text:p>-72,7121433</text:p>
          </table:table-cell>
          <table:table-cell office:value-type="float" office:value="-94.3960888" calcext:value-type="float">
            <text:p>-94,3960888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200" calcext:value-type="float">
            <text:p>200</text:p>
          </table:table-cell>
          <table:table-cell office:value-type="float" office:value="-288.58" calcext:value-type="float">
            <text:p>-288,58</text:p>
          </table:table-cell>
          <table:table-cell office:value-type="float" office:value="-89.7523057" calcext:value-type="float">
            <text:p>-89,7523057</text:p>
          </table:table-cell>
          <table:table-cell office:value-type="float" office:value="-114.9610834" calcext:value-type="float">
            <text:p>-114,9610834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200" calcext:value-type="float">
            <text:p>200</text:p>
          </table:table-cell>
          <table:table-cell office:value-type="float" office:value="-288.58" calcext:value-type="float">
            <text:p>-288,58</text:p>
          </table:table-cell>
          <table:table-cell office:value-type="float" office:value="-29.8355249" calcext:value-type="float">
            <text:p>-29,8355249</text:p>
          </table:table-cell>
          <table:table-cell office:value-type="float" office:value="-28.6911488" calcext:value-type="float">
            <text:p>-28,691148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00" calcext:value-type="float">
            <text:p>200</text:p>
          </table:table-cell>
          <table:table-cell office:value-type="float" office:value="-288.58" calcext:value-type="float">
            <text:p>-288,58</text:p>
          </table:table-cell>
          <table:table-cell office:value-type="float" office:value="0" calcext:value-type="float">
            <text:p>0</text:p>
          </table:table-cell>
          <table:table-cell office:value-type="float" office:value="-27.6359128" calcext:value-type="float">
            <text:p>-27,63591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-279.17" calcext:value-type="float">
            <text:p>-279,17</text:p>
          </table:table-cell>
          <table:table-cell office:value-type="float" office:value="0" calcext:value-type="float">
            <text:p>0</text:p>
          </table:table-cell>
          <table:table-cell office:value-type="float" office:value="89.2657958" calcext:value-type="float">
            <text:p>89,26579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-279.17" calcext:value-type="float">
            <text:p>-279,17</text:p>
          </table:table-cell>
          <table:table-cell office:value-type="float" office:value="-25.9342543" calcext:value-type="float">
            <text:p>-25,9342543</text:p>
          </table:table-cell>
          <table:table-cell office:value-type="float" office:value="94.1833018" calcext:value-type="float">
            <text:p>94,1833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-278.91" calcext:value-type="float">
            <text:p>-278,91</text:p>
          </table:table-cell>
          <table:table-cell office:value-type="float" office:value="-41.265933" calcext:value-type="float">
            <text:p>-41,265933</text:p>
          </table:table-cell>
          <table:table-cell office:value-type="float" office:value="69.2510797" calcext:value-type="float">
            <text:p>69,2510797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-278.91" calcext:value-type="float">
            <text:p>-278,91</text:p>
          </table:table-cell>
          <table:table-cell office:value-type="float" office:value="-35.8533781" calcext:value-type="float">
            <text:p>-35,8533781</text:p>
          </table:table-cell>
          <table:table-cell office:value-type="float" office:value="106.5039171" calcext:value-type="float">
            <text:p>106,503917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-278.91" calcext:value-type="float">
            <text:p>-278,91</text:p>
          </table:table-cell>
          <table:table-cell office:value-type="float" office:value="-127.3500568" calcext:value-type="float">
            <text:p>-127,3500568</text:p>
          </table:table-cell>
          <table:table-cell office:value-type="float" office:value="106.1537544" calcext:value-type="float">
            <text:p>106,15375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-276.43" calcext:value-type="float">
            <text:p>-276,43</text:p>
          </table:table-cell>
          <table:table-cell office:value-type="float" office:value="-160.9049114" calcext:value-type="float">
            <text:p>-160,9049114</text:p>
          </table:table-cell>
          <table:table-cell office:value-type="float" office:value="75.3096513" calcext:value-type="float">
            <text:p>75,309651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-276.43" calcext:value-type="float">
            <text:p>-276,43</text:p>
          </table:table-cell>
          <table:table-cell office:value-type="float" office:value="-76.8533437" calcext:value-type="float">
            <text:p>-76,8533437</text:p>
          </table:table-cell>
          <table:table-cell office:value-type="float" office:value="148.8849593" calcext:value-type="float">
            <text:p>148,884959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office:value-type="float" office:value="-276.43" calcext:value-type="float">
            <text:p>-276,43</text:p>
          </table:table-cell>
          <table:table-cell office:value-type="float" office:value="-89.4026934" calcext:value-type="float">
            <text:p>-89,4026934</text:p>
          </table:table-cell>
          <table:table-cell office:value-type="float" office:value="165.8153725" calcext:value-type="float">
            <text:p>165,815372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-274.66" calcext:value-type="float">
            <text:p>-274,66</text:p>
          </table:table-cell>
          <table:table-cell office:value-type="float" office:value="-105.5509551" calcext:value-type="float">
            <text:p>-105,5509551</text:p>
          </table:table-cell>
          <table:table-cell office:value-type="float" office:value="167.3513957" calcext:value-type="float">
            <text:p>167,351395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float" office:value="-274.66" calcext:value-type="float">
            <text:p>-274,66</text:p>
          </table:table-cell>
          <table:table-cell office:value-type="float" office:value="-51.5035067" calcext:value-type="float">
            <text:p>-51,5035067</text:p>
          </table:table-cell>
          <table:table-cell office:value-type="float" office:value="224.8570699" calcext:value-type="float">
            <text:p>224,857069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-274.66" calcext:value-type="float">
            <text:p>-274,66</text:p>
          </table:table-cell>
          <table:table-cell office:value-type="float" office:value="-12.7755039" calcext:value-type="float">
            <text:p>-12,7755039</text:p>
          </table:table-cell>
          <table:table-cell office:value-type="float" office:value="244.278973" calcext:value-type="float">
            <text:p>244,27897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00" calcext:value-type="float">
            <text:p>300</text:p>
          </table:table-cell>
          <table:table-cell office:value-type="float" office:value="-274.59" calcext:value-type="float">
            <text:p>-274,59</text:p>
          </table:table-cell>
          <table:table-cell office:value-type="float" office:value="2.664393" calcext:value-type="float">
            <text:p>2,664393</text:p>
          </table:table-cell>
          <table:table-cell office:value-type="float" office:value="252.589831" calcext:value-type="float">
            <text:p>252,58983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-274.59" calcext:value-type="float">
            <text:p>-274,59</text:p>
          </table:table-cell>
          <table:table-cell office:value-type="float" office:value="31.4370433" calcext:value-type="float">
            <text:p>31,4370433</text:p>
          </table:table-cell>
          <table:table-cell office:value-type="float" office:value="251.0835187" calcext:value-type="float">
            <text:p>251,083518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-274.59" calcext:value-type="float">
            <text:p>-274,59</text:p>
          </table:table-cell>
          <table:table-cell office:value-type="float" office:value="89.5088048" calcext:value-type="float">
            <text:p>89,5088048</text:p>
          </table:table-cell>
          <table:table-cell office:value-type="float" office:value="242.9414013" calcext:value-type="float">
            <text:p>242,941401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float" office:value="-275.84" calcext:value-type="float">
            <text:p>-275,84</text:p>
          </table:table-cell>
          <table:table-cell office:value-type="float" office:value="108.0701536" calcext:value-type="float">
            <text:p>108,0701536</text:p>
          </table:table-cell>
          <table:table-cell office:value-type="float" office:value="211.4991267" calcext:value-type="float">
            <text:p>211,499126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office:value-type="float" office:value="-275.84" calcext:value-type="float">
            <text:p>-275,84</text:p>
          </table:table-cell>
          <table:table-cell office:value-type="float" office:value="109.5625787" calcext:value-type="float">
            <text:p>109,5625787</text:p>
          </table:table-cell>
          <table:table-cell office:value-type="float" office:value="196.0955024" calcext:value-type="float">
            <text:p>196,095502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00" calcext:value-type="float">
            <text:p>300</text:p>
          </table:table-cell>
          <table:table-cell office:value-type="float" office:value="-275.84" calcext:value-type="float">
            <text:p>-275,84</text:p>
          </table:table-cell>
          <table:table-cell office:value-type="float" office:value="157.5254767" calcext:value-type="float">
            <text:p>157,5254767</text:p>
          </table:table-cell>
          <table:table-cell office:value-type="float" office:value="204.2139025" calcext:value-type="float">
            <text:p>204,213902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00" calcext:value-type="float">
            <text:p>300</text:p>
          </table:table-cell>
          <table:table-cell office:value-type="float" office:value="-278.04" calcext:value-type="float">
            <text:p>-278,04</text:p>
          </table:table-cell>
          <table:table-cell office:value-type="float" office:value="157.8231696" calcext:value-type="float">
            <text:p>157,8231696</text:p>
          </table:table-cell>
          <table:table-cell office:value-type="float" office:value="160.8005454" calcext:value-type="float">
            <text:p>160,800545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00" calcext:value-type="float">
            <text:p>300</text:p>
          </table:table-cell>
          <table:table-cell office:value-type="float" office:value="-278.04" calcext:value-type="float">
            <text:p>-278,04</text:p>
          </table:table-cell>
          <table:table-cell office:value-type="float" office:value="141.8140202" calcext:value-type="float">
            <text:p>141,8140202</text:p>
          </table:table-cell>
          <table:table-cell office:value-type="float" office:value="136.1366725" calcext:value-type="float">
            <text:p>136,136672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00" calcext:value-type="float">
            <text:p>300</text:p>
          </table:table-cell>
          <table:table-cell office:value-type="float" office:value="-278.04" calcext:value-type="float">
            <text:p>-278,04</text:p>
          </table:table-cell>
          <table:table-cell office:value-type="float" office:value="180.4299544" calcext:value-type="float">
            <text:p>180,4299544</text:p>
          </table:table-cell>
          <table:table-cell office:value-type="float" office:value="142.2165998" calcext:value-type="float">
            <text:p>142,216599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0" calcext:value-type="float">
            <text:p>300</text:p>
          </table:table-cell>
          <table:table-cell office:value-type="float" office:value="-280.41" calcext:value-type="float">
            <text:p>-280,41</text:p>
          </table:table-cell>
          <table:table-cell office:value-type="float" office:value="188.9642616" calcext:value-type="float">
            <text:p>188,9642616</text:p>
          </table:table-cell>
          <table:table-cell office:value-type="float" office:value="97.9498289" calcext:value-type="float">
            <text:p>97,9498289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00" calcext:value-type="float">
            <text:p>300</text:p>
          </table:table-cell>
          <table:table-cell office:value-type="float" office:value="-280.41" calcext:value-type="float">
            <text:p>-280,41</text:p>
          </table:table-cell>
          <table:table-cell office:value-type="float" office:value="183.3295504" calcext:value-type="float">
            <text:p>183,3295504</text:p>
          </table:table-cell>
          <table:table-cell office:value-type="float" office:value="89.3341987" calcext:value-type="float">
            <text:p>89,334198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00" calcext:value-type="float">
            <text:p>300</text:p>
          </table:table-cell>
          <table:table-cell office:value-type="float" office:value="-282.67" calcext:value-type="float">
            <text:p>-282,67</text:p>
          </table:table-cell>
          <table:table-cell office:value-type="float" office:value="175.1441861" calcext:value-type="float">
            <text:p>175,1441861</text:p>
          </table:table-cell>
          <table:table-cell office:value-type="float" office:value="108.2609325" calcext:value-type="float">
            <text:p>108,260932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300" calcext:value-type="float">
            <text:p>300</text:p>
          </table:table-cell>
          <table:table-cell office:value-type="float" office:value="-282.67" calcext:value-type="float">
            <text:p>-282,67</text:p>
          </table:table-cell>
          <table:table-cell office:value-type="float" office:value="151.8950152" calcext:value-type="float">
            <text:p>151,8950152</text:p>
          </table:table-cell>
          <table:table-cell office:value-type="float" office:value="63.9785883" calcext:value-type="float">
            <text:p>63,978588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00" calcext:value-type="float">
            <text:p>300</text:p>
          </table:table-cell>
          <table:table-cell office:value-type="float" office:value="-282.67" calcext:value-type="float">
            <text:p>-282,67</text:p>
          </table:table-cell>
          <table:table-cell office:value-type="float" office:value="177.2569167" calcext:value-type="float">
            <text:p>177,2569167</text:p>
          </table:table-cell>
          <table:table-cell office:value-type="float" office:value="28.9688168" calcext:value-type="float">
            <text:p>28,968816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00" calcext:value-type="float">
            <text:p>300</text:p>
          </table:table-cell>
          <table:table-cell office:value-type="float" office:value="-284.89" calcext:value-type="float">
            <text:p>-284,89</text:p>
          </table:table-cell>
          <table:table-cell office:value-type="float" office:value="170.8473739" calcext:value-type="float">
            <text:p>170,8473739</text:p>
          </table:table-cell>
          <table:table-cell office:value-type="float" office:value="11.0817747" calcext:value-type="float">
            <text:p>11,081774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00" calcext:value-type="float">
            <text:p>300</text:p>
          </table:table-cell>
          <table:table-cell office:value-type="float" office:value="-284.89" calcext:value-type="float">
            <text:p>-284,89</text:p>
          </table:table-cell>
          <table:table-cell office:value-type="float" office:value="133.7353447" calcext:value-type="float">
            <text:p>133,7353447</text:p>
          </table:table-cell>
          <table:table-cell office:value-type="float" office:value="-17.1897899" calcext:value-type="float">
            <text:p>-17,189789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00" calcext:value-type="float">
            <text:p>300</text:p>
          </table:table-cell>
          <table:table-cell office:value-type="float" office:value="-284.89" calcext:value-type="float">
            <text:p>-284,89</text:p>
          </table:table-cell>
          <table:table-cell office:value-type="float" office:value="166.8101327" calcext:value-type="float">
            <text:p>166,8101327</text:p>
          </table:table-cell>
          <table:table-cell office:value-type="float" office:value="-33.3740826" calcext:value-type="float">
            <text:p>-33,374082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office:value-type="float" office:value="-287.06" calcext:value-type="float">
            <text:p>-287,06</text:p>
          </table:table-cell>
          <table:table-cell office:value-type="float" office:value="167.354728" calcext:value-type="float">
            <text:p>167,354728</text:p>
          </table:table-cell>
          <table:table-cell office:value-type="float" office:value="-44.4961377" calcext:value-type="float">
            <text:p>-44,4961377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300" calcext:value-type="float">
            <text:p>300</text:p>
          </table:table-cell>
          <table:table-cell office:value-type="float" office:value="-287.06" calcext:value-type="float">
            <text:p>-287,06</text:p>
          </table:table-cell>
          <table:table-cell office:value-type="float" office:value="126.8253412" calcext:value-type="float">
            <text:p>126,8253412</text:p>
          </table:table-cell>
          <table:table-cell office:value-type="float" office:value="-63.7461213" calcext:value-type="float">
            <text:p>-63,746121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00" calcext:value-type="float">
            <text:p>300</text:p>
          </table:table-cell>
          <table:table-cell office:value-type="float" office:value="-287.06" calcext:value-type="float">
            <text:p>-287,06</text:p>
          </table:table-cell>
          <table:table-cell office:value-type="float" office:value="151.0882781" calcext:value-type="float">
            <text:p>151,0882781</text:p>
          </table:table-cell>
          <table:table-cell office:value-type="float" office:value="-75.015137" calcext:value-type="float">
            <text:p>-75,01513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00" calcext:value-type="float">
            <text:p>300</text:p>
          </table:table-cell>
          <table:table-cell office:value-type="float" office:value="-289.08" calcext:value-type="float">
            <text:p>-289,08</text:p>
          </table:table-cell>
          <table:table-cell office:value-type="float" office:value="147.5353352" calcext:value-type="float">
            <text:p>147,5353352</text:p>
          </table:table-cell>
          <table:table-cell office:value-type="float" office:value="-103.9696326" calcext:value-type="float">
            <text:p>-103,9696326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00" calcext:value-type="float">
            <text:p>300</text:p>
          </table:table-cell>
          <table:table-cell office:value-type="float" office:value="-289.08" calcext:value-type="float">
            <text:p>-289,08</text:p>
          </table:table-cell>
          <table:table-cell office:value-type="float" office:value="103.1364869" calcext:value-type="float">
            <text:p>103,1364869</text:p>
          </table:table-cell>
          <table:table-cell office:value-type="float" office:value="-131.8781602" calcext:value-type="float">
            <text:p>-131,8781602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300" calcext:value-type="float">
            <text:p>300</text:p>
          </table:table-cell>
          <table:table-cell office:value-type="float" office:value="-289.08" calcext:value-type="float">
            <text:p>-289,08</text:p>
          </table:table-cell>
          <table:table-cell office:value-type="float" office:value="108.4153719" calcext:value-type="float">
            <text:p>108,4153719</text:p>
          </table:table-cell>
          <table:table-cell office:value-type="float" office:value="-141.7773456" calcext:value-type="float">
            <text:p>-141,7773456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300" calcext:value-type="float">
            <text:p>300</text:p>
          </table:table-cell>
          <table:table-cell office:value-type="float" office:value="-290.8" calcext:value-type="float">
            <text:p>-290,8</text:p>
          </table:table-cell>
          <table:table-cell office:value-type="float" office:value="96.321135" calcext:value-type="float">
            <text:p>96,321135</text:p>
          </table:table-cell>
          <table:table-cell office:value-type="float" office:value="-174.1414446" calcext:value-type="float">
            <text:p>-174,1414446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300" calcext:value-type="float">
            <text:p>300</text:p>
          </table:table-cell>
          <table:table-cell office:value-type="float" office:value="-290.8" calcext:value-type="float">
            <text:p>-290,8</text:p>
          </table:table-cell>
          <table:table-cell office:value-type="float" office:value="57.8589876" calcext:value-type="float">
            <text:p>57,8589876</text:p>
          </table:table-cell>
          <table:table-cell office:value-type="float" office:value="-181.0244487" calcext:value-type="float">
            <text:p>-181,0244487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00" calcext:value-type="float">
            <text:p>300</text:p>
          </table:table-cell>
          <table:table-cell office:value-type="float" office:value="-290.8" calcext:value-type="float">
            <text:p>-290,8</text:p>
          </table:table-cell>
          <table:table-cell office:value-type="float" office:value="44.7550657" calcext:value-type="float">
            <text:p>44,7550657</text:p>
          </table:table-cell>
          <table:table-cell office:value-type="float" office:value="-158.4316149" calcext:value-type="float">
            <text:p>-158,4316149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300" calcext:value-type="float">
            <text:p>300</text:p>
          </table:table-cell>
          <table:table-cell office:value-type="float" office:value="-291.25" calcext:value-type="float">
            <text:p>-291,25</text:p>
          </table:table-cell>
          <table:table-cell office:value-type="float" office:value="24.5769835" calcext:value-type="float">
            <text:p>24,5769835</text:p>
          </table:table-cell>
          <table:table-cell office:value-type="float" office:value="-154.8524597" calcext:value-type="float">
            <text:p>-154,8524597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300" calcext:value-type="float">
            <text:p>300</text:p>
          </table:table-cell>
          <table:table-cell office:value-type="float" office:value="-291.25" calcext:value-type="float">
            <text:p>-291,25</text:p>
          </table:table-cell>
          <table:table-cell office:value-type="float" office:value="-8.2109052" calcext:value-type="float">
            <text:p>-8,2109052</text:p>
          </table:table-cell>
          <table:table-cell office:value-type="float" office:value="-149.6181659" calcext:value-type="float">
            <text:p>-149,6181659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300" calcext:value-type="float">
            <text:p>300</text:p>
          </table:table-cell>
          <table:table-cell office:value-type="float" office:value="-290.67" calcext:value-type="float">
            <text:p>-290,67</text:p>
          </table:table-cell>
          <table:table-cell office:value-type="float" office:value="-26.4664484" calcext:value-type="float">
            <text:p>-26,4664484</text:p>
          </table:table-cell>
          <table:table-cell office:value-type="float" office:value="-123.9311374" calcext:value-type="float">
            <text:p>-123,931137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00" calcext:value-type="float">
            <text:p>300</text:p>
          </table:table-cell>
          <table:table-cell office:value-type="float" office:value="-290.67" calcext:value-type="float">
            <text:p>-290,67</text:p>
          </table:table-cell>
          <table:table-cell office:value-type="float" office:value="-29.2882476" calcext:value-type="float">
            <text:p>-29,2882476</text:p>
          </table:table-cell>
          <table:table-cell office:value-type="float" office:value="-87.7038881" calcext:value-type="float">
            <text:p>-87,7038881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300" calcext:value-type="float">
            <text:p>300</text:p>
          </table:table-cell>
          <table:table-cell office:value-type="float" office:value="-290.67" calcext:value-type="float">
            <text:p>-290,67</text:p>
          </table:table-cell>
          <table:table-cell office:value-type="float" office:value="-52.5424297" calcext:value-type="float">
            <text:p>-52,5424297</text:p>
          </table:table-cell>
          <table:table-cell office:value-type="float" office:value="-77.7320404" calcext:value-type="float">
            <text:p>-77,7320404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300" calcext:value-type="float">
            <text:p>300</text:p>
          </table:table-cell>
          <table:table-cell office:value-type="float" office:value="-289.8" calcext:value-type="float">
            <text:p>-289,8</text:p>
          </table:table-cell>
          <table:table-cell office:value-type="float" office:value="-71.3931735" calcext:value-type="float">
            <text:p>-71,3931735</text:p>
          </table:table-cell>
          <table:table-cell office:value-type="float" office:value="-73.6821489" calcext:value-type="float">
            <text:p>-73,6821489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300" calcext:value-type="float">
            <text:p>300</text:p>
          </table:table-cell>
          <table:table-cell office:value-type="float" office:value="-289.8" calcext:value-type="float">
            <text:p>-289,8</text:p>
          </table:table-cell>
          <table:table-cell office:value-type="float" office:value="-52.7355601" calcext:value-type="float">
            <text:p>-52,7355601</text:p>
          </table:table-cell>
          <table:table-cell office:value-type="float" office:value="-12.2561959" calcext:value-type="float">
            <text:p>-12,2561959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300" calcext:value-type="float">
            <text:p>300</text:p>
          </table:table-cell>
          <table:table-cell office:value-type="float" office:value="-289.8" calcext:value-type="float">
            <text:p>-289,8</text:p>
          </table:table-cell>
          <table:table-cell office:value-type="float" office:value="-75.6061631" calcext:value-type="float">
            <text:p>-75,6061631</text:p>
          </table:table-cell>
          <table:table-cell office:value-type="float" office:value="7.913219" calcext:value-type="float">
            <text:p>7,913219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300" calcext:value-type="float">
            <text:p>300</text:p>
          </table:table-cell>
          <table:table-cell office:value-type="float" office:value="-289.13" calcext:value-type="float">
            <text:p>-289,13</text:p>
          </table:table-cell>
          <table:table-cell office:value-type="float" office:value="-71.5008836" calcext:value-type="float">
            <text:p>-71,5008836</text:p>
          </table:table-cell>
          <table:table-cell office:value-type="float" office:value="27.2810894" calcext:value-type="float">
            <text:p>27,2810894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300" calcext:value-type="float">
            <text:p>300</text:p>
          </table:table-cell>
          <table:table-cell office:value-type="float" office:value="-289.13" calcext:value-type="float">
            <text:p>-289,13</text:p>
          </table:table-cell>
          <table:table-cell office:value-type="float" office:value="-22.8005455" calcext:value-type="float">
            <text:p>-22,8005455</text:p>
          </table:table-cell>
          <table:table-cell office:value-type="float" office:value="52.9080339" calcext:value-type="float">
            <text:p>52,9080339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300" calcext:value-type="float">
            <text:p>300</text:p>
          </table:table-cell>
          <table:table-cell office:value-type="float" office:value="-289.13" calcext:value-type="float">
            <text:p>-289,13</text:p>
          </table:table-cell>
          <table:table-cell office:value-type="float" office:value="-47.8422645" calcext:value-type="float">
            <text:p>-47,8422645</text:p>
          </table:table-cell>
          <table:table-cell office:value-type="float" office:value="48.5733448" calcext:value-type="float">
            <text:p>48,5733448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300" calcext:value-type="float">
            <text:p>300</text:p>
          </table:table-cell>
          <table:table-cell office:value-type="float" office:value="-289.02" calcext:value-type="float">
            <text:p>-289,02</text:p>
          </table:table-cell>
          <table:table-cell office:value-type="float" office:value="-47.1543844" calcext:value-type="float">
            <text:p>-47,1543844</text:p>
          </table:table-cell>
          <table:table-cell office:value-type="float" office:value="74.6582077" calcext:value-type="float">
            <text:p>74,6582077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300" calcext:value-type="float">
            <text:p>300</text:p>
          </table:table-cell>
          <table:table-cell office:value-type="float" office:value="-289.02" calcext:value-type="float">
            <text:p>-289,02</text:p>
          </table:table-cell>
          <table:table-cell office:value-type="float" office:value="-9.6770535" calcext:value-type="float">
            <text:p>-9,6770535</text:p>
          </table:table-cell>
          <table:table-cell office:value-type="float" office:value="99.6374644" calcext:value-type="float">
            <text:p>99,637464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00" calcext:value-type="float">
            <text:p>300</text:p>
          </table:table-cell>
          <table:table-cell office:value-type="float" office:value="-289.02" calcext:value-type="float">
            <text:p>-289,02</text:p>
          </table:table-cell>
          <table:table-cell office:value-type="float" office:value="0" calcext:value-type="float">
            <text:p>0</text:p>
          </table:table-cell>
          <table:table-cell office:value-type="float" office:value="86.1130307" calcext:value-type="float">
            <text:p>86,11303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-278.32" calcext:value-type="float">
            <text:p>-278,32</text:p>
          </table:table-cell>
          <table:table-cell office:value-type="float" office:value="0" calcext:value-type="float">
            <text:p>0</text:p>
          </table:table-cell>
          <table:table-cell office:value-type="float" office:value="106.0734191" calcext:value-type="float">
            <text:p>106,07341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-278.32" calcext:value-type="float">
            <text:p>-278,32</text:p>
          </table:table-cell>
          <table:table-cell office:value-type="float" office:value="-35.8198502" calcext:value-type="float">
            <text:p>-35,8198502</text:p>
          </table:table-cell>
          <table:table-cell office:value-type="float" office:value="106.6892625" calcext:value-type="float">
            <text:p>106,68926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-277.73" calcext:value-type="float">
            <text:p>-277,73</text:p>
          </table:table-cell>
          <table:table-cell office:value-type="float" office:value="-40.2316285" calcext:value-type="float">
            <text:p>-40,2316285</text:p>
          </table:table-cell>
          <table:table-cell office:value-type="float" office:value="102.1435834" calcext:value-type="float">
            <text:p>102,143583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-277.73" calcext:value-type="float">
            <text:p>-277,73</text:p>
          </table:table-cell>
          <table:table-cell office:value-type="float" office:value="-19.5934338" calcext:value-type="float">
            <text:p>-19,5934338</text:p>
          </table:table-cell>
          <table:table-cell office:value-type="float" office:value="116.3277202" calcext:value-type="float">
            <text:p>116,3277202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office:value-type="float" office:value="-277.73" calcext:value-type="float">
            <text:p>-277,73</text:p>
          </table:table-cell>
          <table:table-cell office:value-type="float" office:value="-96.4593337" calcext:value-type="float">
            <text:p>-96,4593337</text:p>
          </table:table-cell>
          <table:table-cell office:value-type="float" office:value="124.0910956" calcext:value-type="float">
            <text:p>124,091095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-276.84" calcext:value-type="float">
            <text:p>-276,84</text:p>
          </table:table-cell>
          <table:table-cell office:value-type="float" office:value="-104.7772516" calcext:value-type="float">
            <text:p>-104,7772516</text:p>
          </table:table-cell>
          <table:table-cell office:value-type="float" office:value="175.3656904" calcext:value-type="float">
            <text:p>175,365690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-276.84" calcext:value-type="float">
            <text:p>-276,84</text:p>
          </table:table-cell>
          <table:table-cell office:value-type="float" office:value="-35.3553525" calcext:value-type="float">
            <text:p>-35,3553525</text:p>
          </table:table-cell>
          <table:table-cell office:value-type="float" office:value="215.4307194" calcext:value-type="float">
            <text:p>215,430719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office:value-type="float" office:value="-276.84" calcext:value-type="float">
            <text:p>-276,84</text:p>
          </table:table-cell>
          <table:table-cell office:value-type="float" office:value="-54.4871649" calcext:value-type="float">
            <text:p>-54,4871649</text:p>
          </table:table-cell>
          <table:table-cell office:value-type="float" office:value="229.8875318" calcext:value-type="float">
            <text:p>229,887531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-276.69" calcext:value-type="float">
            <text:p>-276,69</text:p>
          </table:table-cell>
          <table:table-cell office:value-type="float" office:value="-57.6162076" calcext:value-type="float">
            <text:p>-57,6162076</text:p>
          </table:table-cell>
          <table:table-cell office:value-type="float" office:value="263.0385768" calcext:value-type="float">
            <text:p>263,038576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float" office:value="-276.69" calcext:value-type="float">
            <text:p>-276,69</text:p>
          </table:table-cell>
          <table:table-cell office:value-type="float" office:value="-20.5286425" calcext:value-type="float">
            <text:p>-20,5286425</text:p>
          </table:table-cell>
          <table:table-cell office:value-type="float" office:value="293.9254593" calcext:value-type="float">
            <text:p>293,925459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-276.69" calcext:value-type="float">
            <text:p>-276,69</text:p>
          </table:table-cell>
          <table:table-cell office:value-type="float" office:value="-0.9735637" calcext:value-type="float">
            <text:p>-0,9735637</text:p>
          </table:table-cell>
          <table:table-cell office:value-type="float" office:value="302.1027192" calcext:value-type="float">
            <text:p>302,102719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 office:value-type="float" office:value="-276.89" calcext:value-type="float">
            <text:p>-276,89</text:p>
          </table:table-cell>
          <table:table-cell office:value-type="float" office:value="9.6037383" calcext:value-type="float">
            <text:p>9,6037383</text:p>
          </table:table-cell>
          <table:table-cell office:value-type="float" office:value="306.9302176" calcext:value-type="float">
            <text:p>306,930217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-276.89" calcext:value-type="float">
            <text:p>-276,89</text:p>
          </table:table-cell>
          <table:table-cell office:value-type="float" office:value="28.9849002" calcext:value-type="float">
            <text:p>28,9849002</text:p>
          </table:table-cell>
          <table:table-cell office:value-type="float" office:value="311.8819826" calcext:value-type="float">
            <text:p>311,881982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00" calcext:value-type="float">
            <text:p>400</text:p>
          </table:table-cell>
          <table:table-cell office:value-type="float" office:value="-276.89" calcext:value-type="float">
            <text:p>-276,89</text:p>
          </table:table-cell>
          <table:table-cell office:value-type="float" office:value="65.1798313" calcext:value-type="float">
            <text:p>65,1798313</text:p>
          </table:table-cell>
          <table:table-cell office:value-type="float" office:value="310.8287486" calcext:value-type="float">
            <text:p>310,828748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00" calcext:value-type="float">
            <text:p>400</text:p>
          </table:table-cell>
          <table:table-cell office:value-type="float" office:value="-277.64" calcext:value-type="float">
            <text:p>-277,64</text:p>
          </table:table-cell>
          <table:table-cell office:value-type="float" office:value="85.5578836" calcext:value-type="float">
            <text:p>85,5578836</text:p>
          </table:table-cell>
          <table:table-cell office:value-type="float" office:value="272.6120114" calcext:value-type="float">
            <text:p>272,612011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00" calcext:value-type="float">
            <text:p>400</text:p>
          </table:table-cell>
          <table:table-cell office:value-type="float" office:value="-277.64" calcext:value-type="float">
            <text:p>-277,64</text:p>
          </table:table-cell>
          <table:table-cell office:value-type="float" office:value="112.7608355" calcext:value-type="float">
            <text:p>112,7608355</text:p>
          </table:table-cell>
          <table:table-cell office:value-type="float" office:value="257.8451214" calcext:value-type="float">
            <text:p>257,845121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00" calcext:value-type="float">
            <text:p>400</text:p>
          </table:table-cell>
          <table:table-cell office:value-type="float" office:value="-279.53" calcext:value-type="float">
            <text:p>-279,53</text:p>
          </table:table-cell>
          <table:table-cell office:value-type="float" office:value="131.3201176" calcext:value-type="float">
            <text:p>131,3201176</text:p>
          </table:table-cell>
          <table:table-cell office:value-type="float" office:value="248.3498681" calcext:value-type="float">
            <text:p>248,349868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400" calcext:value-type="float">
            <text:p>400</text:p>
          </table:table-cell>
          <table:table-cell office:value-type="float" office:value="-279.53" calcext:value-type="float">
            <text:p>-279,53</text:p>
          </table:table-cell>
          <table:table-cell office:value-type="float" office:value="117.6327331" calcext:value-type="float">
            <text:p>117,6327331</text:p>
          </table:table-cell>
          <table:table-cell office:value-type="float" office:value="191.8729199" calcext:value-type="float">
            <text:p>191,872919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00" calcext:value-type="float">
            <text:p>400</text:p>
          </table:table-cell>
          <table:table-cell office:value-type="float" office:value="-279.53" calcext:value-type="float">
            <text:p>-279,53</text:p>
          </table:table-cell>
          <table:table-cell office:value-type="float" office:value="143.021224" calcext:value-type="float">
            <text:p>143,021224</text:p>
          </table:table-cell>
          <table:table-cell office:value-type="float" office:value="170.9766277" calcext:value-type="float">
            <text:p>170,976627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400" calcext:value-type="float">
            <text:p>400</text:p>
          </table:table-cell>
          <table:table-cell office:value-type="float" office:value="-281.97" calcext:value-type="float">
            <text:p>-281,97</text:p>
          </table:table-cell>
          <table:table-cell office:value-type="float" office:value="161.4411973" calcext:value-type="float">
            <text:p>161,4411973</text:p>
          </table:table-cell>
          <table:table-cell office:value-type="float" office:value="169.3208795" calcext:value-type="float">
            <text:p>169,320879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-281.97" calcext:value-type="float">
            <text:p>-281,97</text:p>
          </table:table-cell>
          <table:table-cell office:value-type="float" office:value="146.2730313" calcext:value-type="float">
            <text:p>146,2730313</text:p>
          </table:table-cell>
          <table:table-cell office:value-type="float" office:value="117.4821202" calcext:value-type="float">
            <text:p>117,482120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400" calcext:value-type="float">
            <text:p>400</text:p>
          </table:table-cell>
          <table:table-cell office:value-type="float" office:value="-281.97" calcext:value-type="float">
            <text:p>-281,97</text:p>
          </table:table-cell>
          <table:table-cell office:value-type="float" office:value="171.4270933" calcext:value-type="float">
            <text:p>171,4270933</text:p>
          </table:table-cell>
          <table:table-cell office:value-type="float" office:value="87.1937835" calcext:value-type="float">
            <text:p>87,193783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00" calcext:value-type="float">
            <text:p>400</text:p>
          </table:table-cell>
          <table:table-cell office:value-type="float" office:value="-284.45" calcext:value-type="float">
            <text:p>-284,45</text:p>
          </table:table-cell>
          <table:table-cell office:value-type="float" office:value="164.5675652" calcext:value-type="float">
            <text:p>164,5675652</text:p>
          </table:table-cell>
          <table:table-cell office:value-type="float" office:value="77.1495556" calcext:value-type="float">
            <text:p>77,149555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00" calcext:value-type="float">
            <text:p>400</text:p>
          </table:table-cell>
          <table:table-cell office:value-type="float" office:value="-284.45" calcext:value-type="float">
            <text:p>-284,45</text:p>
          </table:table-cell>
          <table:table-cell office:value-type="float" office:value="127.1463482" calcext:value-type="float">
            <text:p>127,1463482</text:p>
          </table:table-cell>
          <table:table-cell office:value-type="float" office:value="55.5130657" calcext:value-type="float">
            <text:p>55,513065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-284.45" calcext:value-type="float">
            <text:p>-284,45</text:p>
          </table:table-cell>
          <table:table-cell office:value-type="float" office:value="156.2366473" calcext:value-type="float">
            <text:p>156,2366473</text:p>
          </table:table-cell>
          <table:table-cell office:value-type="float" office:value="34.6610983" calcext:value-type="float">
            <text:p>34,661098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00" calcext:value-type="float">
            <text:p>400</text:p>
          </table:table-cell>
          <table:table-cell office:value-type="float" office:value="-286.81" calcext:value-type="float">
            <text:p>-286,81</text:p>
          </table:table-cell>
          <table:table-cell office:value-type="float" office:value="154.1652351" calcext:value-type="float">
            <text:p>154,1652351</text:p>
          </table:table-cell>
          <table:table-cell office:value-type="float" office:value="10.2594596" calcext:value-type="float">
            <text:p>10,259459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400" calcext:value-type="float">
            <text:p>400</text:p>
          </table:table-cell>
          <table:table-cell office:value-type="float" office:value="-286.81" calcext:value-type="float">
            <text:p>-286,81</text:p>
          </table:table-cell>
          <table:table-cell office:value-type="float" office:value="120.4472264" calcext:value-type="float">
            <text:p>120,4472264</text:p>
          </table:table-cell>
          <table:table-cell office:value-type="float" office:value="-6.3639944" calcext:value-type="float">
            <text:p>-6,363994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400" calcext:value-type="float">
            <text:p>400</text:p>
          </table:table-cell>
          <table:table-cell office:value-type="float" office:value="-286.81" calcext:value-type="float">
            <text:p>-286,81</text:p>
          </table:table-cell>
          <table:table-cell office:value-type="float" office:value="154.9761216" calcext:value-type="float">
            <text:p>154,9761216</text:p>
          </table:table-cell>
          <table:table-cell office:value-type="float" office:value="-19.3448342" calcext:value-type="float">
            <text:p>-19,344834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400" calcext:value-type="float">
            <text:p>400</text:p>
          </table:table-cell>
          <table:table-cell office:value-type="float" office:value="-289.13" calcext:value-type="float">
            <text:p>-289,13</text:p>
          </table:table-cell>
          <table:table-cell office:value-type="float" office:value="159.2978204" calcext:value-type="float">
            <text:p>159,2978204</text:p>
          </table:table-cell>
          <table:table-cell office:value-type="float" office:value="-37.9787007" calcext:value-type="float">
            <text:p>-37,9787007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00" calcext:value-type="float">
            <text:p>400</text:p>
          </table:table-cell>
          <table:table-cell office:value-type="float" office:value="-289.13" calcext:value-type="float">
            <text:p>-289,13</text:p>
          </table:table-cell>
          <table:table-cell office:value-type="float" office:value="123.5915082" calcext:value-type="float">
            <text:p>123,5915082</text:p>
          </table:table-cell>
          <table:table-cell office:value-type="float" office:value="-37.9192584" calcext:value-type="float">
            <text:p>-37,919258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00" calcext:value-type="float">
            <text:p>400</text:p>
          </table:table-cell>
          <table:table-cell office:value-type="float" office:value="-289.13" calcext:value-type="float">
            <text:p>-289,13</text:p>
          </table:table-cell>
          <table:table-cell office:value-type="float" office:value="130.6881309" calcext:value-type="float">
            <text:p>130,6881309</text:p>
          </table:table-cell>
          <table:table-cell office:value-type="float" office:value="-31.1297702" calcext:value-type="float">
            <text:p>-31,129770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00" calcext:value-type="float">
            <text:p>400</text:p>
          </table:table-cell>
          <table:table-cell office:value-type="float" office:value="-290.75" calcext:value-type="float">
            <text:p>-290,75</text:p>
          </table:table-cell>
          <table:table-cell office:value-type="float" office:value="119.4809445" calcext:value-type="float">
            <text:p>119,4809445</text:p>
          </table:table-cell>
          <table:table-cell office:value-type="float" office:value="-69.9420801" calcext:value-type="float">
            <text:p>-69,9420801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400" calcext:value-type="float">
            <text:p>400</text:p>
          </table:table-cell>
          <table:table-cell office:value-type="float" office:value="-290.75" calcext:value-type="float">
            <text:p>-290,75</text:p>
          </table:table-cell>
          <table:table-cell office:value-type="float" office:value="93.2821786" calcext:value-type="float">
            <text:p>93,2821786</text:p>
          </table:table-cell>
          <table:table-cell office:value-type="float" office:value="-85.8731175" calcext:value-type="float">
            <text:p>-85,8731175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400" calcext:value-type="float">
            <text:p>400</text:p>
          </table:table-cell>
          <table:table-cell office:value-type="float" office:value="-291.31" calcext:value-type="float">
            <text:p>-291,31</text:p>
          </table:table-cell>
          <table:table-cell office:value-type="float" office:value="84.3579649" calcext:value-type="float">
            <text:p>84,3579649</text:p>
          </table:table-cell>
          <table:table-cell office:value-type="float" office:value="-77.624874" calcext:value-type="float">
            <text:p>-77,624874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400" calcext:value-type="float">
            <text:p>400</text:p>
          </table:table-cell>
          <table:table-cell office:value-type="float" office:value="-291.31" calcext:value-type="float">
            <text:p>-291,31</text:p>
          </table:table-cell>
          <table:table-cell office:value-type="float" office:value="67.7245705" calcext:value-type="float">
            <text:p>67,7245705</text:p>
          </table:table-cell>
          <table:table-cell office:value-type="float" office:value="-107.454061" calcext:value-type="float">
            <text:p>-107,454061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400" calcext:value-type="float">
            <text:p>400</text:p>
          </table:table-cell>
          <table:table-cell office:value-type="float" office:value="-291.31" calcext:value-type="float">
            <text:p>-291,31</text:p>
          </table:table-cell>
          <table:table-cell office:value-type="float" office:value="67.1569332" calcext:value-type="float">
            <text:p>67,1569332</text:p>
          </table:table-cell>
          <table:table-cell office:value-type="float" office:value="-115.6853012" calcext:value-type="float">
            <text:p>-115,6853012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00" calcext:value-type="float">
            <text:p>400</text:p>
          </table:table-cell>
          <table:table-cell office:value-type="float" office:value="-292.24" calcext:value-type="float">
            <text:p>-292,24</text:p>
          </table:table-cell>
          <table:table-cell office:value-type="float" office:value="60.3847959" calcext:value-type="float">
            <text:p>60,3847959</text:p>
          </table:table-cell>
          <table:table-cell office:value-type="float" office:value="-96.4695291" calcext:value-type="float">
            <text:p>-96,4695291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400" calcext:value-type="float">
            <text:p>400</text:p>
          </table:table-cell>
          <table:table-cell office:value-type="float" office:value="-292.24" calcext:value-type="float">
            <text:p>-292,24</text:p>
          </table:table-cell>
          <table:table-cell office:value-type="float" office:value="31.1330336" calcext:value-type="float">
            <text:p>31,1330336</text:p>
          </table:table-cell>
          <table:table-cell office:value-type="float" office:value="-96.279762" calcext:value-type="float">
            <text:p>-96,279762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400" calcext:value-type="float">
            <text:p>400</text:p>
          </table:table-cell>
          <table:table-cell office:value-type="float" office:value="-292.24" calcext:value-type="float">
            <text:p>-292,24</text:p>
          </table:table-cell>
          <table:table-cell office:value-type="float" office:value="19.4012068" calcext:value-type="float">
            <text:p>19,4012068</text:p>
          </table:table-cell>
          <table:table-cell office:value-type="float" office:value="-87.3395905" calcext:value-type="float">
            <text:p>-87,3395905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400" calcext:value-type="float">
            <text:p>400</text:p>
          </table:table-cell>
          <table:table-cell office:value-type="float" office:value="-292.59" calcext:value-type="float">
            <text:p>-292,59</text:p>
          </table:table-cell>
          <table:table-cell office:value-type="float" office:value="11.3275203" calcext:value-type="float">
            <text:p>11,3275203</text:p>
          </table:table-cell>
          <table:table-cell office:value-type="float" office:value="-53.240362" calcext:value-type="float">
            <text:p>-53,24036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00" calcext:value-type="float">
            <text:p>400</text:p>
          </table:table-cell>
          <table:table-cell office:value-type="float" office:value="-292.59" calcext:value-type="float">
            <text:p>-292,59</text:p>
          </table:table-cell>
          <table:table-cell office:value-type="float" office:value="-7.5167486" calcext:value-type="float">
            <text:p>-7,5167486</text:p>
          </table:table-cell>
          <table:table-cell office:value-type="float" office:value="-31.3226205" calcext:value-type="float">
            <text:p>-31,3226205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400" calcext:value-type="float">
            <text:p>400</text:p>
          </table:table-cell>
          <table:table-cell office:value-type="float" office:value="-292.59" calcext:value-type="float">
            <text:p>-292,59</text:p>
          </table:table-cell>
          <table:table-cell office:value-type="float" office:value="-36.4475118" calcext:value-type="float">
            <text:p>-36,4475118</text:p>
          </table:table-cell>
          <table:table-cell office:value-type="float" office:value="-22.0103669" calcext:value-type="float">
            <text:p>-22,0103669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400" calcext:value-type="float">
            <text:p>400</text:p>
          </table:table-cell>
          <table:table-cell office:value-type="float" office:value="-292.12" calcext:value-type="float">
            <text:p>-292,12</text:p>
          </table:table-cell>
          <table:table-cell office:value-type="float" office:value="-40.936505" calcext:value-type="float">
            <text:p>-40,936505</text:p>
          </table:table-cell>
          <table:table-cell office:value-type="float" office:value="-1.6860155" calcext:value-type="float">
            <text:p>-1,6860155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400" calcext:value-type="float">
            <text:p>400</text:p>
          </table:table-cell>
          <table:table-cell office:value-type="float" office:value="-292.12" calcext:value-type="float">
            <text:p>-292,12</text:p>
          </table:table-cell>
          <table:table-cell office:value-type="float" office:value="-25.685304" calcext:value-type="float">
            <text:p>-25,685304</text:p>
          </table:table-cell>
          <table:table-cell office:value-type="float" office:value="24.6190908" calcext:value-type="float">
            <text:p>24,6190908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400" calcext:value-type="float">
            <text:p>400</text:p>
          </table:table-cell>
          <table:table-cell office:value-type="float" office:value="-292.12" calcext:value-type="float">
            <text:p>-292,12</text:p>
          </table:table-cell>
          <table:table-cell office:value-type="float" office:value="-60.0013519" calcext:value-type="float">
            <text:p>-60,0013519</text:p>
          </table:table-cell>
          <table:table-cell office:value-type="float" office:value="31.2615882" calcext:value-type="float">
            <text:p>31,2615882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400" calcext:value-type="float">
            <text:p>400</text:p>
          </table:table-cell>
          <table:table-cell office:value-type="float" office:value="-291.39" calcext:value-type="float">
            <text:p>-291,39</text:p>
          </table:table-cell>
          <table:table-cell office:value-type="float" office:value="-58.9822058" calcext:value-type="float">
            <text:p>-58,9822058</text:p>
          </table:table-cell>
          <table:table-cell office:value-type="float" office:value="45.0569315" calcext:value-type="float">
            <text:p>45,0569315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400" calcext:value-type="float">
            <text:p>400</text:p>
          </table:table-cell>
          <table:table-cell office:value-type="float" office:value="-291.39" calcext:value-type="float">
            <text:p>-291,39</text:p>
          </table:table-cell>
          <table:table-cell office:value-type="float" office:value="-27.4702705" calcext:value-type="float">
            <text:p>-27,4702705</text:p>
          </table:table-cell>
          <table:table-cell office:value-type="float" office:value="46.9288068" calcext:value-type="float">
            <text:p>46,9288068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400" calcext:value-type="float">
            <text:p>400</text:p>
          </table:table-cell>
          <table:table-cell office:value-type="float" office:value="-291.39" calcext:value-type="float">
            <text:p>-291,39</text:p>
          </table:table-cell>
          <table:table-cell office:value-type="float" office:value="-50.9619694" calcext:value-type="float">
            <text:p>-50,9619694</text:p>
          </table:table-cell>
          <table:table-cell office:value-type="float" office:value="19.2482113" calcext:value-type="float">
            <text:p>19,2482113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400" calcext:value-type="float">
            <text:p>400</text:p>
          </table:table-cell>
          <table:table-cell office:value-type="float" office:value="-290.66" calcext:value-type="float">
            <text:p>-290,66</text:p>
          </table:table-cell>
          <table:table-cell office:value-type="float" office:value="-38.6881862" calcext:value-type="float">
            <text:p>-38,6881862</text:p>
          </table:table-cell>
          <table:table-cell office:value-type="float" office:value="40.6364937" calcext:value-type="float">
            <text:p>40,6364937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400" calcext:value-type="float">
            <text:p>400</text:p>
          </table:table-cell>
          <table:table-cell office:value-type="float" office:value="-290.66" calcext:value-type="float">
            <text:p>-290,66</text:p>
          </table:table-cell>
          <table:table-cell office:value-type="float" office:value="-18.3807018" calcext:value-type="float">
            <text:p>-18,3807018</text:p>
          </table:table-cell>
          <table:table-cell office:value-type="float" office:value="44.8449581" calcext:value-type="float">
            <text:p>44,844958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00" calcext:value-type="float">
            <text:p>400</text:p>
          </table:table-cell>
          <table:table-cell office:value-type="float" office:value="-290.66" calcext:value-type="float">
            <text:p>-290,66</text:p>
          </table:table-cell>
          <table:table-cell office:value-type="float" office:value="0" calcext:value-type="float">
            <text:p>0</text:p>
          </table:table-cell>
          <table:table-cell office:value-type="float" office:value="11.3255142" calcext:value-type="float">
            <text:p>11,32551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-279.86" calcext:value-type="float">
            <text:p>-279,86</text:p>
          </table:table-cell>
          <table:table-cell office:value-type="float" office:value="0" calcext:value-type="float">
            <text:p>0</text:p>
          </table:table-cell>
          <table:table-cell office:value-type="float" office:value="155.5294758" calcext:value-type="float">
            <text:p>155,52947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-279.86" calcext:value-type="float">
            <text:p>-279,86</text:p>
          </table:table-cell>
          <table:table-cell office:value-type="float" office:value="-29.8640899" calcext:value-type="float">
            <text:p>-29,8640899</text:p>
          </table:table-cell>
          <table:table-cell office:value-type="float" office:value="155.1701794" calcext:value-type="float">
            <text:p>155,170179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-279.68" calcext:value-type="float">
            <text:p>-279,68</text:p>
          </table:table-cell>
          <table:table-cell office:value-type="float" office:value="-31.6274753" calcext:value-type="float">
            <text:p>-31,6274753</text:p>
          </table:table-cell>
          <table:table-cell office:value-type="float" office:value="165.2133006" calcext:value-type="float">
            <text:p>165,213300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-279.68" calcext:value-type="float">
            <text:p>-279,68</text:p>
          </table:table-cell>
          <table:table-cell office:value-type="float" office:value="-13.9058659" calcext:value-type="float">
            <text:p>-13,9058659</text:p>
          </table:table-cell>
          <table:table-cell office:value-type="float" office:value="168.0432125" calcext:value-type="float">
            <text:p>168,043212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-279.68" calcext:value-type="float">
            <text:p>-279,68</text:p>
          </table:table-cell>
          <table:table-cell office:value-type="float" office:value="-68.3120867" calcext:value-type="float">
            <text:p>-68,3120867</text:p>
          </table:table-cell>
          <table:table-cell office:value-type="float" office:value="166.3935711" calcext:value-type="float">
            <text:p>166,3935711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-279.33" calcext:value-type="float">
            <text:p>-279,33</text:p>
          </table:table-cell>
          <table:table-cell office:value-type="float" office:value="-69.5652876" calcext:value-type="float">
            <text:p>-69,5652876</text:p>
          </table:table-cell>
          <table:table-cell office:value-type="float" office:value="195.4798725" calcext:value-type="float">
            <text:p>195,479872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-279.33" calcext:value-type="float">
            <text:p>-279,33</text:p>
          </table:table-cell>
          <table:table-cell office:value-type="float" office:value="-22.3315023" calcext:value-type="float">
            <text:p>-22,3315023</text:p>
          </table:table-cell>
          <table:table-cell office:value-type="float" office:value="206.1096326" calcext:value-type="float">
            <text:p>206,109632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  <table:table-cell office:value-type="float" office:value="-279.33" calcext:value-type="float">
            <text:p>-279,33</text:p>
          </table:table-cell>
          <table:table-cell office:value-type="float" office:value="-41.7948361" calcext:value-type="float">
            <text:p>-41,7948361</text:p>
          </table:table-cell>
          <table:table-cell office:value-type="float" office:value="208.2535892" calcext:value-type="float">
            <text:p>208,253589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-278.73" calcext:value-type="float">
            <text:p>-278,73</text:p>
          </table:table-cell>
          <table:table-cell office:value-type="float" office:value="-41.5130275" calcext:value-type="float">
            <text:p>-41,5130275</text:p>
          </table:table-cell>
          <table:table-cell office:value-type="float" office:value="225.0777553" calcext:value-type="float">
            <text:p>225,077755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float" office:value="-278.73" calcext:value-type="float">
            <text:p>-278,73</text:p>
          </table:table-cell>
          <table:table-cell office:value-type="float" office:value="-12.4393642" calcext:value-type="float">
            <text:p>-12,4393642</text:p>
          </table:table-cell>
          <table:table-cell office:value-type="float" office:value="236.9328328" calcext:value-type="float">
            <text:p>236,932832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-278.44" calcext:value-type="float">
            <text:p>-278,44</text:p>
          </table:table-cell>
          <table:table-cell office:value-type="float" office:value="0.2292545" calcext:value-type="float">
            <text:p>0,2292545</text:p>
          </table:table-cell>
          <table:table-cell office:value-type="float" office:value="247.1080836" calcext:value-type="float">
            <text:p>247,108083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00" calcext:value-type="float">
            <text:p>500</text:p>
          </table:table-cell>
          <table:table-cell office:value-type="float" office:value="-278.44" calcext:value-type="float">
            <text:p>-278,44</text:p>
          </table:table-cell>
          <table:table-cell office:value-type="float" office:value="12.4436564" calcext:value-type="float">
            <text:p>12,4436564</text:p>
          </table:table-cell>
          <table:table-cell office:value-type="float" office:value="248.6041667" calcext:value-type="float">
            <text:p>248,604166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00" calcext:value-type="float">
            <text:p>500</text:p>
          </table:table-cell>
          <table:table-cell office:value-type="float" office:value="-278.44" calcext:value-type="float">
            <text:p>-278,44</text:p>
          </table:table-cell>
          <table:table-cell office:value-type="float" office:value="35.3355743" calcext:value-type="float">
            <text:p>35,3355743</text:p>
          </table:table-cell>
          <table:table-cell office:value-type="float" office:value="254.6155442" calcext:value-type="float">
            <text:p>254,615544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500" calcext:value-type="float">
            <text:p>500</text:p>
          </table:table-cell>
          <table:table-cell office:value-type="float" office:value="-278.87" calcext:value-type="float">
            <text:p>-278,87</text:p>
          </table:table-cell>
          <table:table-cell office:value-type="float" office:value="50.2388337" calcext:value-type="float">
            <text:p>50,2388337</text:p>
          </table:table-cell>
          <table:table-cell office:value-type="float" office:value="262.5012824" calcext:value-type="float">
            <text:p>262,501282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00" calcext:value-type="float">
            <text:p>500</text:p>
          </table:table-cell>
          <table:table-cell office:value-type="float" office:value="-278.87" calcext:value-type="float">
            <text:p>-278,87</text:p>
          </table:table-cell>
          <table:table-cell office:value-type="float" office:value="55.0865264" calcext:value-type="float">
            <text:p>55,0865264</text:p>
          </table:table-cell>
          <table:table-cell office:value-type="float" office:value="237.2033298" calcext:value-type="float">
            <text:p>237,203329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-278.87" calcext:value-type="float">
            <text:p>-278,87</text:p>
          </table:table-cell>
          <table:table-cell office:value-type="float" office:value="85.3004354" calcext:value-type="float">
            <text:p>85,3004354</text:p>
          </table:table-cell>
          <table:table-cell office:value-type="float" office:value="215.0659546" calcext:value-type="float">
            <text:p>215,065954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-279.97" calcext:value-type="float">
            <text:p>-279,97</text:p>
          </table:table-cell>
          <table:table-cell office:value-type="float" office:value="91.5532752" calcext:value-type="float">
            <text:p>91,5532752</text:p>
          </table:table-cell>
          <table:table-cell office:value-type="float" office:value="184.4538372" calcext:value-type="float">
            <text:p>184,453837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500" calcext:value-type="float">
            <text:p>500</text:p>
          </table:table-cell>
          <table:table-cell office:value-type="float" office:value="-279.97" calcext:value-type="float">
            <text:p>-279,97</text:p>
          </table:table-cell>
          <table:table-cell office:value-type="float" office:value="80.4499292" calcext:value-type="float">
            <text:p>80,4499292</text:p>
          </table:table-cell>
          <table:table-cell office:value-type="float" office:value="148.3971611" calcext:value-type="float">
            <text:p>148,397161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-279.97" calcext:value-type="float">
            <text:p>-279,97</text:p>
          </table:table-cell>
          <table:table-cell office:value-type="float" office:value="119.2619798" calcext:value-type="float">
            <text:p>119,2619798</text:p>
          </table:table-cell>
          <table:table-cell office:value-type="float" office:value="126.8941275" calcext:value-type="float">
            <text:p>126,894127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00" calcext:value-type="float">
            <text:p>500</text:p>
          </table:table-cell>
          <table:table-cell office:value-type="float" office:value="-281.58" calcext:value-type="float">
            <text:p>-281,58</text:p>
          </table:table-cell>
          <table:table-cell office:value-type="float" office:value="126.9354468" calcext:value-type="float">
            <text:p>126,9354468</text:p>
          </table:table-cell>
          <table:table-cell office:value-type="float" office:value="99.5090494" calcext:value-type="float">
            <text:p>99,509049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-281.58" calcext:value-type="float">
            <text:p>-281,58</text:p>
          </table:table-cell>
          <table:table-cell office:value-type="float" office:value="106.8371656" calcext:value-type="float">
            <text:p>106,8371656</text:p>
          </table:table-cell>
          <table:table-cell office:value-type="float" office:value="63.7756002" calcext:value-type="float">
            <text:p>63,775600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500" calcext:value-type="float">
            <text:p>500</text:p>
          </table:table-cell>
          <table:table-cell office:value-type="float" office:value="-281.58" calcext:value-type="float">
            <text:p>-281,58</text:p>
          </table:table-cell>
          <table:table-cell office:value-type="float" office:value="142.9969858" calcext:value-type="float">
            <text:p>142,9969858</text:p>
          </table:table-cell>
          <table:table-cell office:value-type="float" office:value="38.7984399" calcext:value-type="float">
            <text:p>38,798439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500" calcext:value-type="float">
            <text:p>500</text:p>
          </table:table-cell>
          <table:table-cell office:value-type="float" office:value="-283.43" calcext:value-type="float">
            <text:p>-283,43</text:p>
          </table:table-cell>
          <table:table-cell office:value-type="float" office:value="143.4634683" calcext:value-type="float">
            <text:p>143,4634683</text:p>
          </table:table-cell>
          <table:table-cell office:value-type="float" office:value="14.7422318" calcext:value-type="float">
            <text:p>14,742231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500" calcext:value-type="float">
            <text:p>500</text:p>
          </table:table-cell>
          <table:table-cell office:value-type="float" office:value="-283.43" calcext:value-type="float">
            <text:p>-283,43</text:p>
          </table:table-cell>
          <table:table-cell office:value-type="float" office:value="109.4065579" calcext:value-type="float">
            <text:p>109,4065579</text:p>
          </table:table-cell>
          <table:table-cell office:value-type="float" office:value="3.0101789" calcext:value-type="float">
            <text:p>3,010178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00" calcext:value-type="float">
            <text:p>500</text:p>
          </table:table-cell>
          <table:table-cell office:value-type="float" office:value="-283.43" calcext:value-type="float">
            <text:p>-283,43</text:p>
          </table:table-cell>
          <table:table-cell office:value-type="float" office:value="132.0033105" calcext:value-type="float">
            <text:p>132,0033105</text:p>
          </table:table-cell>
          <table:table-cell office:value-type="float" office:value="-6.3248739" calcext:value-type="float">
            <text:p>-6,324873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float" office:value="-285.07" calcext:value-type="float">
            <text:p>-285,07</text:p>
          </table:table-cell>
          <table:table-cell office:value-type="float" office:value="129.8222812" calcext:value-type="float">
            <text:p>129,8222812</text:p>
          </table:table-cell>
          <table:table-cell office:value-type="float" office:value="-36.1939225" calcext:value-type="float">
            <text:p>-36,193922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500" calcext:value-type="float">
            <text:p>500</text:p>
          </table:table-cell>
          <table:table-cell office:value-type="float" office:value="-285.07" calcext:value-type="float">
            <text:p>-285,07</text:p>
          </table:table-cell>
          <table:table-cell office:value-type="float" office:value="104.1310509" calcext:value-type="float">
            <text:p>104,1310509</text:p>
          </table:table-cell>
          <table:table-cell office:value-type="float" office:value="-50.9702553" calcext:value-type="float">
            <text:p>-50,9702553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500" calcext:value-type="float">
            <text:p>500</text:p>
          </table:table-cell>
          <table:table-cell office:value-type="float" office:value="-285.07" calcext:value-type="float">
            <text:p>-285,07</text:p>
          </table:table-cell>
          <table:table-cell office:value-type="float" office:value="135.1954264" calcext:value-type="float">
            <text:p>135,1954264</text:p>
          </table:table-cell>
          <table:table-cell office:value-type="float" office:value="-59.3312952" calcext:value-type="float">
            <text:p>-59,331295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500" calcext:value-type="float">
            <text:p>500</text:p>
          </table:table-cell>
          <table:table-cell office:value-type="float" office:value="-286.79" calcext:value-type="float">
            <text:p>-286,79</text:p>
          </table:table-cell>
          <table:table-cell office:value-type="float" office:value="148.7803039" calcext:value-type="float">
            <text:p>148,7803039</text:p>
          </table:table-cell>
          <table:table-cell office:value-type="float" office:value="-88.2519956" calcext:value-type="float">
            <text:p>-88,251995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500" calcext:value-type="float">
            <text:p>500</text:p>
          </table:table-cell>
          <table:table-cell office:value-type="float" office:value="-286.79" calcext:value-type="float">
            <text:p>-286,79</text:p>
          </table:table-cell>
          <table:table-cell office:value-type="float" office:value="133.6742717" calcext:value-type="float">
            <text:p>133,6742717</text:p>
          </table:table-cell>
          <table:table-cell office:value-type="float" office:value="-92.9660727" calcext:value-type="float">
            <text:p>-92,966072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float" office:value="-288.34" calcext:value-type="float">
            <text:p>-288,34</text:p>
          </table:table-cell>
          <table:table-cell office:value-type="float" office:value="119.0654564" calcext:value-type="float">
            <text:p>119,0654564</text:p>
          </table:table-cell>
          <table:table-cell office:value-type="float" office:value="-82.9487845" calcext:value-type="float">
            <text:p>-82,948784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00" calcext:value-type="float">
            <text:p>500</text:p>
          </table:table-cell>
          <table:table-cell office:value-type="float" office:value="-288.34" calcext:value-type="float">
            <text:p>-288,34</text:p>
          </table:table-cell>
          <table:table-cell office:value-type="float" office:value="92.7919879" calcext:value-type="float">
            <text:p>92,7919879</text:p>
          </table:table-cell>
          <table:table-cell office:value-type="float" office:value="-112.3469295" calcext:value-type="float">
            <text:p>-112,346929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500" calcext:value-type="float">
            <text:p>500</text:p>
          </table:table-cell>
          <table:table-cell office:value-type="float" office:value="-288.34" calcext:value-type="float">
            <text:p>-288,34</text:p>
          </table:table-cell>
          <table:table-cell office:value-type="float" office:value="95.453693" calcext:value-type="float">
            <text:p>95,453693</text:p>
          </table:table-cell>
          <table:table-cell office:value-type="float" office:value="-122.5277908" calcext:value-type="float">
            <text:p>-122,5277908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float" office:value="-289.71" calcext:value-type="float">
            <text:p>-289,71</text:p>
          </table:table-cell>
          <table:table-cell office:value-type="float" office:value="86.8344284" calcext:value-type="float">
            <text:p>86,8344284</text:p>
          </table:table-cell>
          <table:table-cell office:value-type="float" office:value="-108.0254153" calcext:value-type="float">
            <text:p>-108,0254153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500" calcext:value-type="float">
            <text:p>500</text:p>
          </table:table-cell>
          <table:table-cell office:value-type="float" office:value="-289.71" calcext:value-type="float">
            <text:p>-289,71</text:p>
          </table:table-cell>
          <table:table-cell office:value-type="float" office:value="58.2607079" calcext:value-type="float">
            <text:p>58,2607079</text:p>
          </table:table-cell>
          <table:table-cell office:value-type="float" office:value="-114.1526383" calcext:value-type="float">
            <text:p>-114,1526383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500" calcext:value-type="float">
            <text:p>500</text:p>
          </table:table-cell>
          <table:table-cell office:value-type="float" office:value="-289.71" calcext:value-type="float">
            <text:p>-289,71</text:p>
          </table:table-cell>
          <table:table-cell office:value-type="float" office:value="68.8435195" calcext:value-type="float">
            <text:p>68,8435195</text:p>
          </table:table-cell>
          <table:table-cell office:value-type="float" office:value="-120.0757797" calcext:value-type="float">
            <text:p>-120,0757797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500" calcext:value-type="float">
            <text:p>500</text:p>
          </table:table-cell>
          <table:table-cell office:value-type="float" office:value="-290.86" calcext:value-type="float">
            <text:p>-290,86</text:p>
          </table:table-cell>
          <table:table-cell office:value-type="float" office:value="64.1606049" calcext:value-type="float">
            <text:p>64,1606049</text:p>
          </table:table-cell>
          <table:table-cell office:value-type="float" office:value="-124.5967084" calcext:value-type="float">
            <text:p>-124,5967084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500" calcext:value-type="float">
            <text:p>500</text:p>
          </table:table-cell>
          <table:table-cell office:value-type="float" office:value="-290.86" calcext:value-type="float">
            <text:p>-290,86</text:p>
          </table:table-cell>
          <table:table-cell office:value-type="float" office:value="33.7069222" calcext:value-type="float">
            <text:p>33,7069222</text:p>
          </table:table-cell>
          <table:table-cell office:value-type="float" office:value="-130.3502149" calcext:value-type="float">
            <text:p>-130,3502149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500" calcext:value-type="float">
            <text:p>500</text:p>
          </table:table-cell>
          <table:table-cell office:value-type="float" office:value="-290.86" calcext:value-type="float">
            <text:p>-290,86</text:p>
          </table:table-cell>
          <table:table-cell office:value-type="float" office:value="34.8284949" calcext:value-type="float">
            <text:p>34,8284949</text:p>
          </table:table-cell>
          <table:table-cell office:value-type="float" office:value="-129.3729768" calcext:value-type="float">
            <text:p>-129,3729768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500" calcext:value-type="float">
            <text:p>500</text:p>
          </table:table-cell>
          <table:table-cell office:value-type="float" office:value="-291.64" calcext:value-type="float">
            <text:p>-291,64</text:p>
          </table:table-cell>
          <table:table-cell office:value-type="float" office:value="29.5505215" calcext:value-type="float">
            <text:p>29,5505215</text:p>
          </table:table-cell>
          <table:table-cell office:value-type="float" office:value="-123.0757333" calcext:value-type="float">
            <text:p>-123,075733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-291.64" calcext:value-type="float">
            <text:p>-291,64</text:p>
          </table:table-cell>
          <table:table-cell office:value-type="float" office:value="1.9417475" calcext:value-type="float">
            <text:p>1,9417475</text:p>
          </table:table-cell>
          <table:table-cell office:value-type="float" office:value="-120.4383869" calcext:value-type="float">
            <text:p>-120,4383869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500" calcext:value-type="float">
            <text:p>500</text:p>
          </table:table-cell>
          <table:table-cell office:value-type="float" office:value="-291.64" calcext:value-type="float">
            <text:p>-291,64</text:p>
          </table:table-cell>
          <table:table-cell office:value-type="float" office:value="-22.9058247" calcext:value-type="float">
            <text:p>-22,9058247</text:p>
          </table:table-cell>
          <table:table-cell office:value-type="float" office:value="-121.1849932" calcext:value-type="float">
            <text:p>-121,1849932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500" calcext:value-type="float">
            <text:p>500</text:p>
          </table:table-cell>
          <table:table-cell office:value-type="float" office:value="-291.59" calcext:value-type="float">
            <text:p>-291,59</text:p>
          </table:table-cell>
          <table:table-cell office:value-type="float" office:value="-24.7637159" calcext:value-type="float">
            <text:p>-24,7637159</text:p>
          </table:table-cell>
          <table:table-cell office:value-type="float" office:value="-111.1588365" calcext:value-type="float">
            <text:p>-111,1588365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500" calcext:value-type="float">
            <text:p>500</text:p>
          </table:table-cell>
          <table:table-cell office:value-type="float" office:value="-291.59" calcext:value-type="float">
            <text:p>-291,59</text:p>
          </table:table-cell>
          <table:table-cell office:value-type="float" office:value="-19.7879564" calcext:value-type="float">
            <text:p>-19,7879564</text:p>
          </table:table-cell>
          <table:table-cell office:value-type="float" office:value="-107.192759" calcext:value-type="float">
            <text:p>-107,192759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500" calcext:value-type="float">
            <text:p>500</text:p>
          </table:table-cell>
          <table:table-cell office:value-type="float" office:value="-291.59" calcext:value-type="float">
            <text:p>-291,59</text:p>
          </table:table-cell>
          <table:table-cell office:value-type="float" office:value="-55.1683223" calcext:value-type="float">
            <text:p>-55,1683223</text:p>
          </table:table-cell>
          <table:table-cell office:value-type="float" office:value="-116.7908816" calcext:value-type="float">
            <text:p>-116,7908816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500" calcext:value-type="float">
            <text:p>500</text:p>
          </table:table-cell>
          <table:table-cell office:value-type="float" office:value="-291.13" calcext:value-type="float">
            <text:p>-291,13</text:p>
          </table:table-cell>
          <table:table-cell office:value-type="float" office:value="-55.833665" calcext:value-type="float">
            <text:p>-55,833665</text:p>
          </table:table-cell>
          <table:table-cell office:value-type="float" office:value="-109.0915031" calcext:value-type="float">
            <text:p>-109,0915031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500" calcext:value-type="float">
            <text:p>500</text:p>
          </table:table-cell>
          <table:table-cell office:value-type="float" office:value="-291.13" calcext:value-type="float">
            <text:p>-291,13</text:p>
          </table:table-cell>
          <table:table-cell office:value-type="float" office:value="-48.6092657" calcext:value-type="float">
            <text:p>-48,6092657</text:p>
          </table:table-cell>
          <table:table-cell office:value-type="float" office:value="-112.2641739" calcext:value-type="float">
            <text:p>-112,2641739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500" calcext:value-type="float">
            <text:p>500</text:p>
          </table:table-cell>
          <table:table-cell office:value-type="float" office:value="-290.65" calcext:value-type="float">
            <text:p>-290,65</text:p>
          </table:table-cell>
          <table:table-cell office:value-type="float" office:value="-54.1345775" calcext:value-type="float">
            <text:p>-54,1345775</text:p>
          </table:table-cell>
          <table:table-cell office:value-type="float" office:value="-146.1505649" calcext:value-type="float">
            <text:p>-146,1505649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500" calcext:value-type="float">
            <text:p>500</text:p>
          </table:table-cell>
          <table:table-cell office:value-type="float" office:value="-290.65" calcext:value-type="float">
            <text:p>-290,65</text:p>
          </table:table-cell>
          <table:table-cell office:value-type="float" office:value="-21.5576377" calcext:value-type="float">
            <text:p>-21,5576377</text:p>
          </table:table-cell>
          <table:table-cell office:value-type="float" office:value="-120.1393556" calcext:value-type="float">
            <text:p>-120,1393556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500" calcext:value-type="float">
            <text:p>500</text:p>
          </table:table-cell>
          <table:table-cell office:value-type="float" office:value="-290.65" calcext:value-type="float">
            <text:p>-290,65</text:p>
          </table:table-cell>
          <table:table-cell office:value-type="float" office:value="-38.988033" calcext:value-type="float">
            <text:p>-38,988033</text:p>
          </table:table-cell>
          <table:table-cell office:value-type="float" office:value="-118.5551879" calcext:value-type="float">
            <text:p>-118,555187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-290.07" calcext:value-type="float">
            <text:p>-290,07</text:p>
          </table:table-cell>
          <table:table-cell office:value-type="float" office:value="0" calcext:value-type="float">
            <text:p>0</text:p>
          </table:table-cell>
          <table:table-cell office:value-type="float" office:value="-145.0030318" calcext:value-type="float">
            <text:p>-145,00303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-281.44" calcext:value-type="float">
            <text:p>-281,44</text:p>
          </table:table-cell>
          <table:table-cell office:value-type="float" office:value="0" calcext:value-type="float">
            <text:p>0</text:p>
          </table:table-cell>
          <table:table-cell office:value-type="float" office:value="62.7227943" calcext:value-type="float">
            <text:p>62,72279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-281.44" calcext:value-type="float">
            <text:p>-281,44</text:p>
          </table:table-cell>
          <table:table-cell office:value-type="float" office:value="-26.1360254" calcext:value-type="float">
            <text:p>-26,1360254</text:p>
          </table:table-cell>
          <table:table-cell office:value-type="float" office:value="60.5512402" calcext:value-type="float">
            <text:p>60,55124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-281.06" calcext:value-type="float">
            <text:p>-281,06</text:p>
          </table:table-cell>
          <table:table-cell office:value-type="float" office:value="-27.3585954" calcext:value-type="float">
            <text:p>-27,3585954</text:p>
          </table:table-cell>
          <table:table-cell office:value-type="float" office:value="75.1194428" calcext:value-type="float">
            <text:p>75,119442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-281.06" calcext:value-type="float">
            <text:p>-281,06</text:p>
          </table:table-cell>
          <table:table-cell office:value-type="float" office:value="-18.4131634" calcext:value-type="float">
            <text:p>-18,4131634</text:p>
          </table:table-cell>
          <table:table-cell office:value-type="float" office:value="75.6388665" calcext:value-type="float">
            <text:p>75,638866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-281.06" calcext:value-type="float">
            <text:p>-281,06</text:p>
          </table:table-cell>
          <table:table-cell office:value-type="float" office:value="-69.0226737" calcext:value-type="float">
            <text:p>-69,0226737</text:p>
          </table:table-cell>
          <table:table-cell office:value-type="float" office:value="72.34867" calcext:value-type="float">
            <text:p>72,348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-279.74" calcext:value-type="float">
            <text:p>-279,74</text:p>
          </table:table-cell>
          <table:table-cell office:value-type="float" office:value="-65.0611901" calcext:value-type="float">
            <text:p>-65,0611901</text:p>
          </table:table-cell>
          <table:table-cell office:value-type="float" office:value="106.94442" calcext:value-type="float">
            <text:p>106,94442</text:p>
          </table:table-cell>
        </table:table-row>
        <table:table-row table:style-name="ro1">
          <table:table-cell table:number-columns-repeated="2" office:value-type="float" office:value="600" calcext:value-type="float">
            <text:p>600</text:p>
          </table:table-cell>
          <table:table-cell office:value-type="float" office:value="-279.74" calcext:value-type="float">
            <text:p>-279,74</text:p>
          </table:table-cell>
          <table:table-cell office:value-type="float" office:value="-22.5816358" calcext:value-type="float">
            <text:p>-22,5816358</text:p>
          </table:table-cell>
          <table:table-cell office:value-type="float" office:value="112.8022763" calcext:value-type="float">
            <text:p>112,802276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-279.74" calcext:value-type="float">
            <text:p>-279,74</text:p>
          </table:table-cell>
          <table:table-cell office:value-type="float" office:value="-35.5190422" calcext:value-type="float">
            <text:p>-35,5190422</text:p>
          </table:table-cell>
          <table:table-cell office:value-type="float" office:value="111.7437301" calcext:value-type="float">
            <text:p>111,743730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-279.22" calcext:value-type="float">
            <text:p>-279,22</text:p>
          </table:table-cell>
          <table:table-cell office:value-type="float" office:value="-28.936964" calcext:value-type="float">
            <text:p>-28,936964</text:p>
          </table:table-cell>
          <table:table-cell office:value-type="float" office:value="133.149619" calcext:value-type="float">
            <text:p>133,14961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float" office:value="-279.22" calcext:value-type="float">
            <text:p>-279,22</text:p>
          </table:table-cell>
          <table:table-cell office:value-type="float" office:value="1.5016858" calcext:value-type="float">
            <text:p>1,5016858</text:p>
          </table:table-cell>
          <table:table-cell office:value-type="float" office:value="142.7240552" calcext:value-type="float">
            <text:p>142,724055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office:value-type="float" office:value="-279.59" calcext:value-type="float">
            <text:p>-279,59</text:p>
          </table:table-cell>
          <table:table-cell office:value-type="float" office:value="10.6977701" calcext:value-type="float">
            <text:p>10,6977701</text:p>
          </table:table-cell>
          <table:table-cell office:value-type="float" office:value="151.9165395" calcext:value-type="float">
            <text:p>151,916539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00" calcext:value-type="float">
            <text:p>600</text:p>
          </table:table-cell>
          <table:table-cell office:value-type="float" office:value="-279.59" calcext:value-type="float">
            <text:p>-279,59</text:p>
          </table:table-cell>
          <table:table-cell office:value-type="float" office:value="17.1111989" calcext:value-type="float">
            <text:p>17,1111989</text:p>
          </table:table-cell>
          <table:table-cell office:value-type="float" office:value="153.3903223" calcext:value-type="float">
            <text:p>153,390322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00" calcext:value-type="float">
            <text:p>600</text:p>
          </table:table-cell>
          <table:table-cell office:value-type="float" office:value="-279.59" calcext:value-type="float">
            <text:p>-279,59</text:p>
          </table:table-cell>
          <table:table-cell office:value-type="float" office:value="42.882016" calcext:value-type="float">
            <text:p>42,882016</text:p>
          </table:table-cell>
          <table:table-cell office:value-type="float" office:value="154.9757351" calcext:value-type="float">
            <text:p>154,975735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00" calcext:value-type="float">
            <text:p>600</text:p>
          </table:table-cell>
          <table:table-cell office:value-type="float" office:value="-280.4" calcext:value-type="float">
            <text:p>-280,4</text:p>
          </table:table-cell>
          <table:table-cell office:value-type="float" office:value="47.7676169" calcext:value-type="float">
            <text:p>47,7676169</text:p>
          </table:table-cell>
          <table:table-cell office:value-type="float" office:value="155.0150012" calcext:value-type="float">
            <text:p>155,015001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00" calcext:value-type="float">
            <text:p>600</text:p>
          </table:table-cell>
          <table:table-cell office:value-type="float" office:value="-280.4" calcext:value-type="float">
            <text:p>-280,4</text:p>
          </table:table-cell>
          <table:table-cell office:value-type="float" office:value="38.1225558" calcext:value-type="float">
            <text:p>38,1225558</text:p>
          </table:table-cell>
          <table:table-cell office:value-type="float" office:value="144.4893271" calcext:value-type="float">
            <text:p>144,489327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00" calcext:value-type="float">
            <text:p>600</text:p>
          </table:table-cell>
          <table:table-cell office:value-type="float" office:value="-280.4" calcext:value-type="float">
            <text:p>-280,4</text:p>
          </table:table-cell>
          <table:table-cell office:value-type="float" office:value="60.0113429" calcext:value-type="float">
            <text:p>60,0113429</text:p>
          </table:table-cell>
          <table:table-cell office:value-type="float" office:value="134.5371721" calcext:value-type="float">
            <text:p>134,537172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00" calcext:value-type="float">
            <text:p>600</text:p>
          </table:table-cell>
          <table:table-cell office:value-type="float" office:value="-280.89" calcext:value-type="float">
            <text:p>-280,89</text:p>
          </table:table-cell>
          <table:table-cell office:value-type="float" office:value="64.6513241" calcext:value-type="float">
            <text:p>64,6513241</text:p>
          </table:table-cell>
          <table:table-cell office:value-type="float" office:value="120.8311069" calcext:value-type="float">
            <text:p>120,831106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00" calcext:value-type="float">
            <text:p>600</text:p>
          </table:table-cell>
          <table:table-cell office:value-type="float" office:value="-280.89" calcext:value-type="float">
            <text:p>-280,89</text:p>
          </table:table-cell>
          <table:table-cell office:value-type="float" office:value="60.0730234" calcext:value-type="float">
            <text:p>60,0730234</text:p>
          </table:table-cell>
          <table:table-cell office:value-type="float" office:value="113.5565923" calcext:value-type="float">
            <text:p>113,556592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00" calcext:value-type="float">
            <text:p>600</text:p>
          </table:table-cell>
          <table:table-cell office:value-type="float" office:value="-280.89" calcext:value-type="float">
            <text:p>-280,89</text:p>
          </table:table-cell>
          <table:table-cell office:value-type="float" office:value="94.1331123" calcext:value-type="float">
            <text:p>94,1331123</text:p>
          </table:table-cell>
          <table:table-cell office:value-type="float" office:value="107.9746171" calcext:value-type="float">
            <text:p>107,974617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00" calcext:value-type="float">
            <text:p>600</text:p>
          </table:table-cell>
          <table:table-cell office:value-type="float" office:value="-282.05" calcext:value-type="float">
            <text:p>-282,05</text:p>
          </table:table-cell>
          <table:table-cell office:value-type="float" office:value="98.3226701" calcext:value-type="float">
            <text:p>98,3226701</text:p>
          </table:table-cell>
          <table:table-cell office:value-type="float" office:value="81.5195285" calcext:value-type="float">
            <text:p>81,51952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00" calcext:value-type="float">
            <text:p>600</text:p>
          </table:table-cell>
          <table:table-cell office:value-type="float" office:value="-282.05" calcext:value-type="float">
            <text:p>-282,05</text:p>
          </table:table-cell>
          <table:table-cell office:value-type="float" office:value="85.5624217" calcext:value-type="float">
            <text:p>85,5624217</text:p>
          </table:table-cell>
          <table:table-cell office:value-type="float" office:value="64.320117" calcext:value-type="float">
            <text:p>64,32011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600" calcext:value-type="float">
            <text:p>600</text:p>
          </table:table-cell>
          <table:table-cell office:value-type="float" office:value="-282.05" calcext:value-type="float">
            <text:p>-282,05</text:p>
          </table:table-cell>
          <table:table-cell office:value-type="float" office:value="122.393725" calcext:value-type="float">
            <text:p>122,393725</text:p>
          </table:table-cell>
          <table:table-cell office:value-type="float" office:value="52.8343819" calcext:value-type="float">
            <text:p>52,834381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600" calcext:value-type="float">
            <text:p>600</text:p>
          </table:table-cell>
          <table:table-cell office:value-type="float" office:value="-283.81" calcext:value-type="float">
            <text:p>-283,81</text:p>
          </table:table-cell>
          <table:table-cell office:value-type="float" office:value="128.7793041" calcext:value-type="float">
            <text:p>128,7793041</text:p>
          </table:table-cell>
          <table:table-cell office:value-type="float" office:value="26.5416738" calcext:value-type="float">
            <text:p>26,541673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600" calcext:value-type="float">
            <text:p>600</text:p>
          </table:table-cell>
          <table:table-cell office:value-type="float" office:value="-283.81" calcext:value-type="float">
            <text:p>-283,81</text:p>
          </table:table-cell>
          <table:table-cell office:value-type="float" office:value="106.0792425" calcext:value-type="float">
            <text:p>106,0792425</text:p>
          </table:table-cell>
          <table:table-cell office:value-type="float" office:value="23.1328687" calcext:value-type="float">
            <text:p>23,132868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600" calcext:value-type="float">
            <text:p>600</text:p>
          </table:table-cell>
          <table:table-cell office:value-type="float" office:value="-283.81" calcext:value-type="float">
            <text:p>-283,81</text:p>
          </table:table-cell>
          <table:table-cell office:value-type="float" office:value="117.032546" calcext:value-type="float">
            <text:p>117,032546</text:p>
          </table:table-cell>
          <table:table-cell office:value-type="float" office:value="29.2762509" calcext:value-type="float">
            <text:p>29,276250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00" calcext:value-type="float">
            <text:p>600</text:p>
          </table:table-cell>
          <table:table-cell office:value-type="float" office:value="-285.41" calcext:value-type="float">
            <text:p>-285,41</text:p>
          </table:table-cell>
          <table:table-cell office:value-type="float" office:value="109.5198538" calcext:value-type="float">
            <text:p>109,5198538</text:p>
          </table:table-cell>
          <table:table-cell office:value-type="float" office:value="-2.3081327" calcext:value-type="float">
            <text:p>-2,308132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00" calcext:value-type="float">
            <text:p>600</text:p>
          </table:table-cell>
          <table:table-cell office:value-type="float" office:value="-285.41" calcext:value-type="float">
            <text:p>-285,41</text:p>
          </table:table-cell>
          <table:table-cell office:value-type="float" office:value="97.3098537" calcext:value-type="float">
            <text:p>97,3098537</text:p>
          </table:table-cell>
          <table:table-cell office:value-type="float" office:value="-13.7514044" calcext:value-type="float">
            <text:p>-13,751404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600" calcext:value-type="float">
            <text:p>600</text:p>
          </table:table-cell>
          <table:table-cell office:value-type="float" office:value="-285.41" calcext:value-type="float">
            <text:p>-285,41</text:p>
          </table:table-cell>
          <table:table-cell office:value-type="float" office:value="117.6943812" calcext:value-type="float">
            <text:p>117,6943812</text:p>
          </table:table-cell>
          <table:table-cell office:value-type="float" office:value="-11.4068486" calcext:value-type="float">
            <text:p>-11,406848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00" calcext:value-type="float">
            <text:p>600</text:p>
          </table:table-cell>
          <table:table-cell office:value-type="float" office:value="-286.79" calcext:value-type="float">
            <text:p>-286,79</text:p>
          </table:table-cell>
          <table:table-cell office:value-type="float" office:value="125.6630429" calcext:value-type="float">
            <text:p>125,6630429</text:p>
          </table:table-cell>
          <table:table-cell office:value-type="float" office:value="-47.703841" calcext:value-type="float">
            <text:p>-47,703841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600" calcext:value-type="float">
            <text:p>600</text:p>
          </table:table-cell>
          <table:table-cell office:value-type="float" office:value="-286.79" calcext:value-type="float">
            <text:p>-286,79</text:p>
          </table:table-cell>
          <table:table-cell office:value-type="float" office:value="128.8947194" calcext:value-type="float">
            <text:p>128,8947194</text:p>
          </table:table-cell>
          <table:table-cell office:value-type="float" office:value="-69.424864" calcext:value-type="float">
            <text:p>-69,42486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00" calcext:value-type="float">
            <text:p>600</text:p>
          </table:table-cell>
          <table:table-cell office:value-type="float" office:value="-288.18" calcext:value-type="float">
            <text:p>-288,18</text:p>
          </table:table-cell>
          <table:table-cell office:value-type="float" office:value="111.3072741" calcext:value-type="float">
            <text:p>111,3072741</text:p>
          </table:table-cell>
          <table:table-cell office:value-type="float" office:value="-73.8736491" calcext:value-type="float">
            <text:p>-73,873649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  <table:table-cell office:value-type="float" office:value="-288.18" calcext:value-type="float">
            <text:p>-288,18</text:p>
          </table:table-cell>
          <table:table-cell office:value-type="float" office:value="79.9019382" calcext:value-type="float">
            <text:p>79,9019382</text:p>
          </table:table-cell>
          <table:table-cell office:value-type="float" office:value="-87.3727083" calcext:value-type="float">
            <text:p>-87,3727083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600" calcext:value-type="float">
            <text:p>600</text:p>
          </table:table-cell>
          <table:table-cell office:value-type="float" office:value="-288.18" calcext:value-type="float">
            <text:p>-288,18</text:p>
          </table:table-cell>
          <table:table-cell office:value-type="float" office:value="97.6036928" calcext:value-type="float">
            <text:p>97,6036928</text:p>
          </table:table-cell>
          <table:table-cell office:value-type="float" office:value="-90.9124573" calcext:value-type="float">
            <text:p>-90,9124573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600" calcext:value-type="float">
            <text:p>600</text:p>
          </table:table-cell>
          <table:table-cell office:value-type="float" office:value="-289.43" calcext:value-type="float">
            <text:p>-289,43</text:p>
          </table:table-cell>
          <table:table-cell office:value-type="float" office:value="92.7331174" calcext:value-type="float">
            <text:p>92,7331174</text:p>
          </table:table-cell>
          <table:table-cell office:value-type="float" office:value="-83.705881" calcext:value-type="float">
            <text:p>-83,705881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600" calcext:value-type="float">
            <text:p>600</text:p>
          </table:table-cell>
          <table:table-cell office:value-type="float" office:value="-289.43" calcext:value-type="float">
            <text:p>-289,43</text:p>
          </table:table-cell>
          <table:table-cell office:value-type="float" office:value="55.6742062" calcext:value-type="float">
            <text:p>55,6742062</text:p>
          </table:table-cell>
          <table:table-cell office:value-type="float" office:value="-79.0944246" calcext:value-type="float">
            <text:p>-79,0944246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600" calcext:value-type="float">
            <text:p>600</text:p>
          </table:table-cell>
          <table:table-cell office:value-type="float" office:value="-289.43" calcext:value-type="float">
            <text:p>-289,43</text:p>
          </table:table-cell>
          <table:table-cell office:value-type="float" office:value="56.7128631" calcext:value-type="float">
            <text:p>56,7128631</text:p>
          </table:table-cell>
          <table:table-cell office:value-type="float" office:value="-76.6232916" calcext:value-type="float">
            <text:p>-76,6232916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00" calcext:value-type="float">
            <text:p>600</text:p>
          </table:table-cell>
          <table:table-cell office:value-type="float" office:value="-289.95" calcext:value-type="float">
            <text:p>-289,95</text:p>
          </table:table-cell>
          <table:table-cell office:value-type="float" office:value="50.1103607" calcext:value-type="float">
            <text:p>50,1103607</text:p>
          </table:table-cell>
          <table:table-cell office:value-type="float" office:value="-91.3584709" calcext:value-type="float">
            <text:p>-91,3584709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600" calcext:value-type="float">
            <text:p>600</text:p>
          </table:table-cell>
          <table:table-cell office:value-type="float" office:value="-289.95" calcext:value-type="float">
            <text:p>-289,95</text:p>
          </table:table-cell>
          <table:table-cell office:value-type="float" office:value="26.3567653" calcext:value-type="float">
            <text:p>26,3567653</text:p>
          </table:table-cell>
          <table:table-cell office:value-type="float" office:value="-98.2813974" calcext:value-type="float">
            <text:p>-98,2813974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600" calcext:value-type="float">
            <text:p>600</text:p>
          </table:table-cell>
          <table:table-cell office:value-type="float" office:value="-289.95" calcext:value-type="float">
            <text:p>-289,95</text:p>
          </table:table-cell>
          <table:table-cell office:value-type="float" office:value="26.6756884" calcext:value-type="float">
            <text:p>26,6756884</text:p>
          </table:table-cell>
          <table:table-cell office:value-type="float" office:value="-96.9157761" calcext:value-type="float">
            <text:p>-96,9157761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600" calcext:value-type="float">
            <text:p>600</text:p>
          </table:table-cell>
          <table:table-cell office:value-type="float" office:value="-289.99" calcext:value-type="float">
            <text:p>-289,99</text:p>
          </table:table-cell>
          <table:table-cell office:value-type="float" office:value="20.2621102" calcext:value-type="float">
            <text:p>20,2621102</text:p>
          </table:table-cell>
          <table:table-cell office:value-type="float" office:value="-103.616738" calcext:value-type="float">
            <text:p>-103,61673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00" calcext:value-type="float">
            <text:p>600</text:p>
          </table:table-cell>
          <table:table-cell office:value-type="float" office:value="-289.99" calcext:value-type="float">
            <text:p>-289,99</text:p>
          </table:table-cell>
          <table:table-cell office:value-type="float" office:value="-5.6260085" calcext:value-type="float">
            <text:p>-5,6260085</text:p>
          </table:table-cell>
          <table:table-cell office:value-type="float" office:value="-110.3513744" calcext:value-type="float">
            <text:p>-110,3513744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600" calcext:value-type="float">
            <text:p>600</text:p>
          </table:table-cell>
          <table:table-cell office:value-type="float" office:value="-289.99" calcext:value-type="float">
            <text:p>-289,99</text:p>
          </table:table-cell>
          <table:table-cell office:value-type="float" office:value="-27.1679614" calcext:value-type="float">
            <text:p>-27,1679614</text:p>
          </table:table-cell>
          <table:table-cell office:value-type="float" office:value="-120.3500996" calcext:value-type="float">
            <text:p>-120,3500996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600" calcext:value-type="float">
            <text:p>600</text:p>
          </table:table-cell>
          <table:table-cell office:value-type="float" office:value="-289.48" calcext:value-type="float">
            <text:p>-289,48</text:p>
          </table:table-cell>
          <table:table-cell office:value-type="float" office:value="-26.9442708" calcext:value-type="float">
            <text:p>-26,9442708</text:p>
          </table:table-cell>
          <table:table-cell office:value-type="float" office:value="-114.5772064" calcext:value-type="float">
            <text:p>-114,5772064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600" calcext:value-type="float">
            <text:p>600</text:p>
          </table:table-cell>
          <table:table-cell office:value-type="float" office:value="-289.48" calcext:value-type="float">
            <text:p>-289,48</text:p>
          </table:table-cell>
          <table:table-cell office:value-type="float" office:value="-31.3173491" calcext:value-type="float">
            <text:p>-31,3173491</text:p>
          </table:table-cell>
          <table:table-cell office:value-type="float" office:value="-118.0480554" calcext:value-type="float">
            <text:p>-118,0480554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600" calcext:value-type="float">
            <text:p>600</text:p>
          </table:table-cell>
          <table:table-cell office:value-type="float" office:value="-289.48" calcext:value-type="float">
            <text:p>-289,48</text:p>
          </table:table-cell>
          <table:table-cell office:value-type="float" office:value="-61.900096" calcext:value-type="float">
            <text:p>-61,900096</text:p>
          </table:table-cell>
          <table:table-cell office:value-type="float" office:value="-139.5491719" calcext:value-type="float">
            <text:p>-139,5491719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600" calcext:value-type="float">
            <text:p>600</text:p>
          </table:table-cell>
          <table:table-cell office:value-type="float" office:value="-288.62" calcext:value-type="float">
            <text:p>-288,62</text:p>
          </table:table-cell>
          <table:table-cell office:value-type="float" office:value="-54.4554981" calcext:value-type="float">
            <text:p>-54,4554981</text:p>
          </table:table-cell>
          <table:table-cell office:value-type="float" office:value="-118.3497263" calcext:value-type="float">
            <text:p>-118,3497263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600" calcext:value-type="float">
            <text:p>600</text:p>
          </table:table-cell>
          <table:table-cell office:value-type="float" office:value="-288.62" calcext:value-type="float">
            <text:p>-288,62</text:p>
          </table:table-cell>
          <table:table-cell office:value-type="float" office:value="-64.5293323" calcext:value-type="float">
            <text:p>-64,5293323</text:p>
          </table:table-cell>
          <table:table-cell office:value-type="float" office:value="-114.9734223" calcext:value-type="float">
            <text:p>-114,9734223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600" calcext:value-type="float">
            <text:p>600</text:p>
          </table:table-cell>
          <table:table-cell office:value-type="float" office:value="-287.82" calcext:value-type="float">
            <text:p>-287,82</text:p>
          </table:table-cell>
          <table:table-cell office:value-type="float" office:value="-58.8371512" calcext:value-type="float">
            <text:p>-58,8371512</text:p>
          </table:table-cell>
          <table:table-cell office:value-type="float" office:value="-124.5114995" calcext:value-type="float">
            <text:p>-124,5114995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600" calcext:value-type="float">
            <text:p>600</text:p>
          </table:table-cell>
          <table:table-cell office:value-type="float" office:value="-287.82" calcext:value-type="float">
            <text:p>-287,82</text:p>
          </table:table-cell>
          <table:table-cell office:value-type="float" office:value="-11.0928092" calcext:value-type="float">
            <text:p>-11,0928092</text:p>
          </table:table-cell>
          <table:table-cell office:value-type="float" office:value="-111.4530302" calcext:value-type="float">
            <text:p>-111,4530302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600" calcext:value-type="float">
            <text:p>600</text:p>
          </table:table-cell>
          <table:table-cell office:value-type="float" office:value="-287.82" calcext:value-type="float">
            <text:p>-287,82</text:p>
          </table:table-cell>
          <table:table-cell office:value-type="float" office:value="-43.244378" calcext:value-type="float">
            <text:p>-43,244378</text:p>
          </table:table-cell>
          <table:table-cell office:value-type="float" office:value="-111.2708747" calcext:value-type="float">
            <text:p>-111,270874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00" calcext:value-type="float">
            <text:p>600</text:p>
          </table:table-cell>
          <table:table-cell office:value-type="float" office:value="-287.32" calcext:value-type="float">
            <text:p>-287,32</text:p>
          </table:table-cell>
          <table:table-cell office:value-type="float" office:value="0" calcext:value-type="float">
            <text:p>0</text:p>
          </table:table-cell>
          <table:table-cell office:value-type="float" office:value="-117.4834382" calcext:value-type="float">
            <text:p>-117,48343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-280.14" calcext:value-type="float">
            <text:p>-280,14</text:p>
          </table:table-cell>
          <table:table-cell office:value-type="float" office:value="0" calcext:value-type="float">
            <text:p>0</text:p>
          </table:table-cell>
          <table:table-cell office:value-type="float" office:value="-4.1241914" calcext:value-type="float">
            <text:p>-4,12419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-280.14" calcext:value-type="float">
            <text:p>-280,14</text:p>
          </table:table-cell>
          <table:table-cell office:value-type="float" office:value="-17.4674415" calcext:value-type="float">
            <text:p>-17,4674415</text:p>
          </table:table-cell>
          <table:table-cell office:value-type="float" office:value="1.0687432" calcext:value-type="float">
            <text:p>1,068743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float" office:value="-280" calcext:value-type="float">
            <text:p>-280</text:p>
          </table:table-cell>
          <table:table-cell office:value-type="float" office:value="-16.5398491" calcext:value-type="float">
            <text:p>-16,5398491</text:p>
          </table:table-cell>
          <table:table-cell office:value-type="float" office:value="22.2409268" calcext:value-type="float">
            <text:p>22,240926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-280" calcext:value-type="float">
            <text:p>-280</text:p>
          </table:table-cell>
          <table:table-cell office:value-type="float" office:value="-16.6766387" calcext:value-type="float">
            <text:p>-16,6766387</text:p>
          </table:table-cell>
          <table:table-cell office:value-type="float" office:value="25.6150227" calcext:value-type="float">
            <text:p>25,615022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office:value-type="float" office:value="-279.55" calcext:value-type="float">
            <text:p>-279,55</text:p>
          </table:table-cell>
          <table:table-cell office:value-type="float" office:value="-37.0065331" calcext:value-type="float">
            <text:p>-37,0065331</text:p>
          </table:table-cell>
          <table:table-cell office:value-type="float" office:value="45.1901002" calcext:value-type="float">
            <text:p>45,19010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-279.55" calcext:value-type="float">
            <text:p>-279,55</text:p>
          </table:table-cell>
          <table:table-cell office:value-type="float" office:value="-29.1116813" calcext:value-type="float">
            <text:p>-29,1116813</text:p>
          </table:table-cell>
          <table:table-cell office:value-type="float" office:value="96.5104943" calcext:value-type="float">
            <text:p>96,510494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-279.55" calcext:value-type="float">
            <text:p>-279,55</text:p>
          </table:table-cell>
          <table:table-cell office:value-type="float" office:value="-17.5321922" calcext:value-type="float">
            <text:p>-17,5321922</text:p>
          </table:table-cell>
          <table:table-cell office:value-type="float" office:value="106.1007279" calcext:value-type="float">
            <text:p>106,1007279</text:p>
          </table:table-cell>
        </table:table-row>
        <table:table-row table:style-name="ro1">
          <table:table-cell table:number-columns-repeated="2" office:value-type="float" office:value="700" calcext:value-type="float">
            <text:p>700</text:p>
          </table:table-cell>
          <table:table-cell office:value-type="float" office:value="-279.28" calcext:value-type="float">
            <text:p>-279,28</text:p>
          </table:table-cell>
          <table:table-cell office:value-type="float" office:value="-21.4474933" calcext:value-type="float">
            <text:p>-21,4474933</text:p>
          </table:table-cell>
          <table:table-cell office:value-type="float" office:value="111.5384722" calcext:value-type="float">
            <text:p>111,538472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office:value-type="float" office:value="-279.28" calcext:value-type="float">
            <text:p>-279,28</text:p>
          </table:table-cell>
          <table:table-cell office:value-type="float" office:value="-10.5327024" calcext:value-type="float">
            <text:p>-10,5327024</text:p>
          </table:table-cell>
          <table:table-cell office:value-type="float" office:value="133.6033254" calcext:value-type="float">
            <text:p>133,603325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float" office:value="-279.28" calcext:value-type="float">
            <text:p>-279,28</text:p>
          </table:table-cell>
          <table:table-cell office:value-type="float" office:value="6.3275562" calcext:value-type="float">
            <text:p>6,3275562</text:p>
          </table:table-cell>
          <table:table-cell office:value-type="float" office:value="139.8009247" calcext:value-type="float">
            <text:p>139,800924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office:value-type="float" office:value="-279.32" calcext:value-type="float">
            <text:p>-279,32</text:p>
          </table:table-cell>
          <table:table-cell office:value-type="float" office:value="10.8955215" calcext:value-type="float">
            <text:p>10,8955215</text:p>
          </table:table-cell>
          <table:table-cell office:value-type="float" office:value="140.7593794" calcext:value-type="float">
            <text:p>140,759379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700" calcext:value-type="float">
            <text:p>700</text:p>
          </table:table-cell>
          <table:table-cell office:value-type="float" office:value="-279.32" calcext:value-type="float">
            <text:p>-279,32</text:p>
          </table:table-cell>
          <table:table-cell office:value-type="float" office:value="15.502852" calcext:value-type="float">
            <text:p>15,502852</text:p>
          </table:table-cell>
          <table:table-cell office:value-type="float" office:value="141.5888254" calcext:value-type="float">
            <text:p>141,588825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00" calcext:value-type="float">
            <text:p>700</text:p>
          </table:table-cell>
          <table:table-cell office:value-type="float" office:value="-279.32" calcext:value-type="float">
            <text:p>-279,32</text:p>
          </table:table-cell>
          <table:table-cell office:value-type="float" office:value="36.9602532" calcext:value-type="float">
            <text:p>36,9602532</text:p>
          </table:table-cell>
          <table:table-cell office:value-type="float" office:value="141.9587759" calcext:value-type="float">
            <text:p>141,958775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700" calcext:value-type="float">
            <text:p>700</text:p>
          </table:table-cell>
          <table:table-cell office:value-type="float" office:value="-279.73" calcext:value-type="float">
            <text:p>-279,73</text:p>
          </table:table-cell>
          <table:table-cell office:value-type="float" office:value="39.7524256" calcext:value-type="float">
            <text:p>39,7524256</text:p>
          </table:table-cell>
          <table:table-cell office:value-type="float" office:value="132.5653767" calcext:value-type="float">
            <text:p>132,565376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700" calcext:value-type="float">
            <text:p>700</text:p>
          </table:table-cell>
          <table:table-cell office:value-type="float" office:value="-279.73" calcext:value-type="float">
            <text:p>-279,73</text:p>
          </table:table-cell>
          <table:table-cell office:value-type="float" office:value="34.6086973" calcext:value-type="float">
            <text:p>34,6086973</text:p>
          </table:table-cell>
          <table:table-cell office:value-type="float" office:value="127.7284553" calcext:value-type="float">
            <text:p>127,728455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00" calcext:value-type="float">
            <text:p>700</text:p>
          </table:table-cell>
          <table:table-cell office:value-type="float" office:value="-279.73" calcext:value-type="float">
            <text:p>-279,73</text:p>
          </table:table-cell>
          <table:table-cell office:value-type="float" office:value="61.6422152" calcext:value-type="float">
            <text:p>61,6422152</text:p>
          </table:table-cell>
          <table:table-cell office:value-type="float" office:value="129.0494953" calcext:value-type="float">
            <text:p>129,049495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00" calcext:value-type="float">
            <text:p>700</text:p>
          </table:table-cell>
          <table:table-cell office:value-type="float" office:value="-280.61" calcext:value-type="float">
            <text:p>-280,61</text:p>
          </table:table-cell>
          <table:table-cell office:value-type="float" office:value="70.5726954" calcext:value-type="float">
            <text:p>70,5726954</text:p>
          </table:table-cell>
          <table:table-cell office:value-type="float" office:value="132.5719102" calcext:value-type="float">
            <text:p>132,571910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700" calcext:value-type="float">
            <text:p>700</text:p>
          </table:table-cell>
          <table:table-cell office:value-type="float" office:value="-280.61" calcext:value-type="float">
            <text:p>-280,61</text:p>
          </table:table-cell>
          <table:table-cell office:value-type="float" office:value="67.5934394" calcext:value-type="float">
            <text:p>67,5934394</text:p>
          </table:table-cell>
          <table:table-cell office:value-type="float" office:value="148.7750457" calcext:value-type="float">
            <text:p>148,775045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700" calcext:value-type="float">
            <text:p>700</text:p>
          </table:table-cell>
          <table:table-cell office:value-type="float" office:value="-280.61" calcext:value-type="float">
            <text:p>-280,61</text:p>
          </table:table-cell>
          <table:table-cell office:value-type="float" office:value="87.224916" calcext:value-type="float">
            <text:p>87,224916</text:p>
          </table:table-cell>
          <table:table-cell office:value-type="float" office:value="170.4287018" calcext:value-type="float">
            <text:p>170,428701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700" calcext:value-type="float">
            <text:p>700</text:p>
          </table:table-cell>
          <table:table-cell office:value-type="float" office:value="-281.79" calcext:value-type="float">
            <text:p>-281,79</text:p>
          </table:table-cell>
          <table:table-cell office:value-type="float" office:value="83.2809467" calcext:value-type="float">
            <text:p>83,2809467</text:p>
          </table:table-cell>
          <table:table-cell office:value-type="float" office:value="149.8197255" calcext:value-type="float">
            <text:p>149,819725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-281.79" calcext:value-type="float">
            <text:p>-281,79</text:p>
          </table:table-cell>
          <table:table-cell office:value-type="float" office:value="78.152019" calcext:value-type="float">
            <text:p>78,152019</text:p>
          </table:table-cell>
          <table:table-cell office:value-type="float" office:value="141.6769532" calcext:value-type="float">
            <text:p>141,676953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700" calcext:value-type="float">
            <text:p>700</text:p>
          </table:table-cell>
          <table:table-cell office:value-type="float" office:value="-281.79" calcext:value-type="float">
            <text:p>-281,79</text:p>
          </table:table-cell>
          <table:table-cell office:value-type="float" office:value="105.2185427" calcext:value-type="float">
            <text:p>105,2185427</text:p>
          </table:table-cell>
          <table:table-cell office:value-type="float" office:value="140.2626864" calcext:value-type="float">
            <text:p>140,262686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700" calcext:value-type="float">
            <text:p>700</text:p>
          </table:table-cell>
          <table:table-cell office:value-type="float" office:value="-283.17" calcext:value-type="float">
            <text:p>-283,17</text:p>
          </table:table-cell>
          <table:table-cell office:value-type="float" office:value="113.7619551" calcext:value-type="float">
            <text:p>113,7619551</text:p>
          </table:table-cell>
          <table:table-cell office:value-type="float" office:value="103.2942047" calcext:value-type="float">
            <text:p>103,2942047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700" calcext:value-type="float">
            <text:p>700</text:p>
          </table:table-cell>
          <table:table-cell office:value-type="float" office:value="-283.17" calcext:value-type="float">
            <text:p>-283,17</text:p>
          </table:table-cell>
          <table:table-cell office:value-type="float" office:value="112.141135" calcext:value-type="float">
            <text:p>112,141135</text:p>
          </table:table-cell>
          <table:table-cell office:value-type="float" office:value="91.6307729" calcext:value-type="float">
            <text:p>91,630772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700" calcext:value-type="float">
            <text:p>700</text:p>
          </table:table-cell>
          <table:table-cell office:value-type="float" office:value="-284.61" calcext:value-type="float">
            <text:p>-284,61</text:p>
          </table:table-cell>
          <table:table-cell office:value-type="float" office:value="106.5623092" calcext:value-type="float">
            <text:p>106,5623092</text:p>
          </table:table-cell>
          <table:table-cell office:value-type="float" office:value="98.5116751" calcext:value-type="float">
            <text:p>98,511675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00" calcext:value-type="float">
            <text:p>700</text:p>
          </table:table-cell>
          <table:table-cell office:value-type="float" office:value="-284.61" calcext:value-type="float">
            <text:p>-284,61</text:p>
          </table:table-cell>
          <table:table-cell office:value-type="float" office:value="86.7946259" calcext:value-type="float">
            <text:p>86,7946259</text:p>
          </table:table-cell>
          <table:table-cell office:value-type="float" office:value="71.585708" calcext:value-type="float">
            <text:p>71,58570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700" calcext:value-type="float">
            <text:p>700</text:p>
          </table:table-cell>
          <table:table-cell office:value-type="float" office:value="-284.61" calcext:value-type="float">
            <text:p>-284,61</text:p>
          </table:table-cell>
          <table:table-cell office:value-type="float" office:value="95.032335" calcext:value-type="float">
            <text:p>95,032335</text:p>
          </table:table-cell>
          <table:table-cell office:value-type="float" office:value="53.4317779" calcext:value-type="float">
            <text:p>53,431777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700" calcext:value-type="float">
            <text:p>700</text:p>
          </table:table-cell>
          <table:table-cell office:value-type="float" office:value="-286.41" calcext:value-type="float">
            <text:p>-286,41</text:p>
          </table:table-cell>
          <table:table-cell office:value-type="float" office:value="101.2429897" calcext:value-type="float">
            <text:p>101,2429897</text:p>
          </table:table-cell>
          <table:table-cell office:value-type="float" office:value="38.8596665" calcext:value-type="float">
            <text:p>38,859666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700" calcext:value-type="float">
            <text:p>700</text:p>
          </table:table-cell>
          <table:table-cell office:value-type="float" office:value="-286.41" calcext:value-type="float">
            <text:p>-286,41</text:p>
          </table:table-cell>
          <table:table-cell office:value-type="float" office:value="90.7622884" calcext:value-type="float">
            <text:p>90,7622884</text:p>
          </table:table-cell>
          <table:table-cell office:value-type="float" office:value="-1.3695996" calcext:value-type="float">
            <text:p>-1,369599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700" calcext:value-type="float">
            <text:p>700</text:p>
          </table:table-cell>
          <table:table-cell office:value-type="float" office:value="-286.41" calcext:value-type="float">
            <text:p>-286,41</text:p>
          </table:table-cell>
          <table:table-cell office:value-type="float" office:value="107.5044636" calcext:value-type="float">
            <text:p>107,5044636</text:p>
          </table:table-cell>
          <table:table-cell office:value-type="float" office:value="-33.1170814" calcext:value-type="float">
            <text:p>-33,117081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-288.11" calcext:value-type="float">
            <text:p>-288,11</text:p>
          </table:table-cell>
          <table:table-cell office:value-type="float" office:value="101.1176122" calcext:value-type="float">
            <text:p>101,1176122</text:p>
          </table:table-cell>
          <table:table-cell office:value-type="float" office:value="-57.6754649" calcext:value-type="float">
            <text:p>-57,675464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00" calcext:value-type="float">
            <text:p>700</text:p>
          </table:table-cell>
          <table:table-cell office:value-type="float" office:value="-288.11" calcext:value-type="float">
            <text:p>-288,11</text:p>
          </table:table-cell>
          <table:table-cell office:value-type="float" office:value="75.7531797" calcext:value-type="float">
            <text:p>75,7531797</text:p>
          </table:table-cell>
          <table:table-cell office:value-type="float" office:value="-68.8607891" calcext:value-type="float">
            <text:p>-68,8607891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700" calcext:value-type="float">
            <text:p>700</text:p>
          </table:table-cell>
          <table:table-cell office:value-type="float" office:value="-288.11" calcext:value-type="float">
            <text:p>-288,11</text:p>
          </table:table-cell>
          <table:table-cell office:value-type="float" office:value="99.1205203" calcext:value-type="float">
            <text:p>99,1205203</text:p>
          </table:table-cell>
          <table:table-cell office:value-type="float" office:value="-71.2839402" calcext:value-type="float">
            <text:p>-71,2839402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700" calcext:value-type="float">
            <text:p>700</text:p>
          </table:table-cell>
          <table:table-cell office:value-type="float" office:value="-289.58" calcext:value-type="float">
            <text:p>-289,58</text:p>
          </table:table-cell>
          <table:table-cell office:value-type="float" office:value="98.6524611" calcext:value-type="float">
            <text:p>98,6524611</text:p>
          </table:table-cell>
          <table:table-cell office:value-type="float" office:value="-79.1278676" calcext:value-type="float">
            <text:p>-79,1278676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700" calcext:value-type="float">
            <text:p>700</text:p>
          </table:table-cell>
          <table:table-cell office:value-type="float" office:value="-289.58" calcext:value-type="float">
            <text:p>-289,58</text:p>
          </table:table-cell>
          <table:table-cell office:value-type="float" office:value="65.3432973" calcext:value-type="float">
            <text:p>65,3432973</text:p>
          </table:table-cell>
          <table:table-cell office:value-type="float" office:value="-72.6771769" calcext:value-type="float">
            <text:p>-72,6771769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700" calcext:value-type="float">
            <text:p>700</text:p>
          </table:table-cell>
          <table:table-cell office:value-type="float" office:value="-289.58" calcext:value-type="float">
            <text:p>-289,58</text:p>
          </table:table-cell>
          <table:table-cell office:value-type="float" office:value="56.5794733" calcext:value-type="float">
            <text:p>56,5794733</text:p>
          </table:table-cell>
          <table:table-cell office:value-type="float" office:value="-53.3286925" calcext:value-type="float">
            <text:p>-53,3286925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700" calcext:value-type="float">
            <text:p>700</text:p>
          </table:table-cell>
          <table:table-cell office:value-type="float" office:value="-290.16" calcext:value-type="float">
            <text:p>-290,16</text:p>
          </table:table-cell>
          <table:table-cell office:value-type="float" office:value="42.5024991" calcext:value-type="float">
            <text:p>42,5024991</text:p>
          </table:table-cell>
          <table:table-cell office:value-type="float" office:value="-63.5078302" calcext:value-type="float">
            <text:p>-63,5078302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700" calcext:value-type="float">
            <text:p>700</text:p>
          </table:table-cell>
          <table:table-cell office:value-type="float" office:value="-290.16" calcext:value-type="float">
            <text:p>-290,16</text:p>
          </table:table-cell>
          <table:table-cell office:value-type="float" office:value="28.149617" calcext:value-type="float">
            <text:p>28,149617</text:p>
          </table:table-cell>
          <table:table-cell office:value-type="float" office:value="-66.4054877" calcext:value-type="float">
            <text:p>-66,4054877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700" calcext:value-type="float">
            <text:p>700</text:p>
          </table:table-cell>
          <table:table-cell office:value-type="float" office:value="-290.16" calcext:value-type="float">
            <text:p>-290,16</text:p>
          </table:table-cell>
          <table:table-cell office:value-type="float" office:value="29.4931543" calcext:value-type="float">
            <text:p>29,4931543</text:p>
          </table:table-cell>
          <table:table-cell office:value-type="float" office:value="-56.2864829" calcext:value-type="float">
            <text:p>-56,2864829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700" calcext:value-type="float">
            <text:p>700</text:p>
          </table:table-cell>
          <table:table-cell office:value-type="float" office:value="-290.6" calcext:value-type="float">
            <text:p>-290,6</text:p>
          </table:table-cell>
          <table:table-cell office:value-type="float" office:value="16.1149232" calcext:value-type="float">
            <text:p>16,1149232</text:p>
          </table:table-cell>
          <table:table-cell office:value-type="float" office:value="-62.078112" calcext:value-type="float">
            <text:p>-62,07811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-290.6" calcext:value-type="float">
            <text:p>-290,6</text:p>
          </table:table-cell>
          <table:table-cell office:value-type="float" office:value="-14.7916141" calcext:value-type="float">
            <text:p>-14,7916141</text:p>
          </table:table-cell>
          <table:table-cell office:value-type="float" office:value="-68.8607251" calcext:value-type="float">
            <text:p>-68,8607251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700" calcext:value-type="float">
            <text:p>700</text:p>
          </table:table-cell>
          <table:table-cell office:value-type="float" office:value="-290.27" calcext:value-type="float">
            <text:p>-290,27</text:p>
          </table:table-cell>
          <table:table-cell office:value-type="float" office:value="-27.1316566" calcext:value-type="float">
            <text:p>-27,1316566</text:p>
          </table:table-cell>
          <table:table-cell office:value-type="float" office:value="-76.1611129" calcext:value-type="float">
            <text:p>-76,1611129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700" calcext:value-type="float">
            <text:p>700</text:p>
          </table:table-cell>
          <table:table-cell office:value-type="float" office:value="-290.27" calcext:value-type="float">
            <text:p>-290,27</text:p>
          </table:table-cell>
          <table:table-cell office:value-type="float" office:value="-22.4616716" calcext:value-type="float">
            <text:p>-22,4616716</text:p>
          </table:table-cell>
          <table:table-cell office:value-type="float" office:value="-65.539482" calcext:value-type="float">
            <text:p>-65,539482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700" calcext:value-type="float">
            <text:p>700</text:p>
          </table:table-cell>
          <table:table-cell office:value-type="float" office:value="-290.27" calcext:value-type="float">
            <text:p>-290,27</text:p>
          </table:table-cell>
          <table:table-cell office:value-type="float" office:value="-44.7599219" calcext:value-type="float">
            <text:p>-44,7599219</text:p>
          </table:table-cell>
          <table:table-cell office:value-type="float" office:value="-63.7986824" calcext:value-type="float">
            <text:p>-63,7986824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700" calcext:value-type="float">
            <text:p>700</text:p>
          </table:table-cell>
          <table:table-cell office:value-type="float" office:value="-289.41" calcext:value-type="float">
            <text:p>-289,41</text:p>
          </table:table-cell>
          <table:table-cell office:value-type="float" office:value="-55.4699933" calcext:value-type="float">
            <text:p>-55,4699933</text:p>
          </table:table-cell>
          <table:table-cell office:value-type="float" office:value="-65.4959487" calcext:value-type="float">
            <text:p>-65,4959487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700" calcext:value-type="float">
            <text:p>700</text:p>
          </table:table-cell>
          <table:table-cell office:value-type="float" office:value="-289.41" calcext:value-type="float">
            <text:p>-289,41</text:p>
          </table:table-cell>
          <table:table-cell office:value-type="float" office:value="-31.2579154" calcext:value-type="float">
            <text:p>-31,2579154</text:p>
          </table:table-cell>
          <table:table-cell office:value-type="float" office:value="-33.3399233" calcext:value-type="float">
            <text:p>-33,3399233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700" calcext:value-type="float">
            <text:p>700</text:p>
          </table:table-cell>
          <table:table-cell office:value-type="float" office:value="-289.41" calcext:value-type="float">
            <text:p>-289,41</text:p>
          </table:table-cell>
          <table:table-cell office:value-type="float" office:value="-54.7710389" calcext:value-type="float">
            <text:p>-54,7710389</text:p>
          </table:table-cell>
          <table:table-cell office:value-type="float" office:value="-23.4777582" calcext:value-type="float">
            <text:p>-23,4777582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700" calcext:value-type="float">
            <text:p>700</text:p>
          </table:table-cell>
          <table:table-cell office:value-type="float" office:value="-288.73" calcext:value-type="float">
            <text:p>-288,73</text:p>
          </table:table-cell>
          <table:table-cell office:value-type="float" office:value="-50.6141854" calcext:value-type="float">
            <text:p>-50,6141854</text:p>
          </table:table-cell>
          <table:table-cell office:value-type="float" office:value="-1.3066574" calcext:value-type="float">
            <text:p>-1,3066574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700" calcext:value-type="float">
            <text:p>700</text:p>
          </table:table-cell>
          <table:table-cell office:value-type="float" office:value="-288.73" calcext:value-type="float">
            <text:p>-288,73</text:p>
          </table:table-cell>
          <table:table-cell office:value-type="float" office:value="-8.3170129" calcext:value-type="float">
            <text:p>-8,3170129</text:p>
          </table:table-cell>
          <table:table-cell office:value-type="float" office:value="3.9558214" calcext:value-type="float">
            <text:p>3,9558214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700" calcext:value-type="float">
            <text:p>700</text:p>
          </table:table-cell>
          <table:table-cell office:value-type="float" office:value="-288.73" calcext:value-type="float">
            <text:p>-288,73</text:p>
          </table:table-cell>
          <table:table-cell office:value-type="float" office:value="-45.018441" calcext:value-type="float">
            <text:p>-45,018441</text:p>
          </table:table-cell>
          <table:table-cell office:value-type="float" office:value="-1.0545923" calcext:value-type="float">
            <text:p>-1,054592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-288.61" calcext:value-type="float">
            <text:p>-288,61</text:p>
          </table:table-cell>
          <table:table-cell office:value-type="float" office:value="0" calcext:value-type="float">
            <text:p>0</text:p>
          </table:table-cell>
          <table:table-cell office:value-type="float" office:value="-23.81123" calcext:value-type="float">
            <text:p>-23,811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-280.37" calcext:value-type="float">
            <text:p>-280,37</text:p>
          </table:table-cell>
          <table:table-cell office:value-type="float" office:value="0" calcext:value-type="float">
            <text:p>0</text:p>
          </table:table-cell>
          <table:table-cell office:value-type="float" office:value="67.6759426" calcext:value-type="float">
            <text:p>67,67594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-280.12" calcext:value-type="float">
            <text:p>-280,12</text:p>
          </table:table-cell>
          <table:table-cell office:value-type="float" office:value="0.2290928" calcext:value-type="float">
            <text:p>0,2290928</text:p>
          </table:table-cell>
          <table:table-cell office:value-type="float" office:value="126.4692759" calcext:value-type="float">
            <text:p>126,469275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-280.12" calcext:value-type="float">
            <text:p>-280,12</text:p>
          </table:table-cell>
          <table:table-cell office:value-type="float" office:value="-2.812316" calcext:value-type="float">
            <text:p>-2,812316</text:p>
          </table:table-cell>
          <table:table-cell office:value-type="float" office:value="142.305216" calcext:value-type="float">
            <text:p>142,30521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-280.12" calcext:value-type="float">
            <text:p>-280,12</text:p>
          </table:table-cell>
          <table:table-cell office:value-type="float" office:value="4.5360101" calcext:value-type="float">
            <text:p>4,5360101</text:p>
          </table:table-cell>
          <table:table-cell office:value-type="float" office:value="142.2770584" calcext:value-type="float">
            <text:p>142,277058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-280.52" calcext:value-type="float">
            <text:p>-280,52</text:p>
          </table:table-cell>
          <table:table-cell office:value-type="float" office:value="1.872798" calcext:value-type="float">
            <text:p>1,872798</text:p>
          </table:table-cell>
          <table:table-cell office:value-type="float" office:value="135.1018371" calcext:value-type="float">
            <text:p>135,101837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80.52" calcext:value-type="float">
            <text:p>-280,52</text:p>
          </table:table-cell>
          <table:table-cell office:value-type="float" office:value="-4.1505624" calcext:value-type="float">
            <text:p>-4,1505624</text:p>
          </table:table-cell>
          <table:table-cell office:value-type="float" office:value="154.4402755" calcext:value-type="float">
            <text:p>154,440275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-280.52" calcext:value-type="float">
            <text:p>-280,52</text:p>
          </table:table-cell>
          <table:table-cell office:value-type="float" office:value="-7.553658" calcext:value-type="float">
            <text:p>-7,553658</text:p>
          </table:table-cell>
          <table:table-cell office:value-type="float" office:value="157.8165047" calcext:value-type="float">
            <text:p>157,816504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-280.53" calcext:value-type="float">
            <text:p>-280,53</text:p>
          </table:table-cell>
          <table:table-cell office:value-type="float" office:value="-8.0164447" calcext:value-type="float">
            <text:p>-8,0164447</text:p>
          </table:table-cell>
          <table:table-cell office:value-type="float" office:value="157.6632181" calcext:value-type="float">
            <text:p>157,6632181</text:p>
          </table:table-cell>
        </table:table-row>
        <table:table-row table:style-name="ro1">
          <table:table-cell table:number-columns-repeated="2" office:value-type="float" office:value="800" calcext:value-type="float">
            <text:p>800</text:p>
          </table:table-cell>
          <table:table-cell office:value-type="float" office:value="-280.53" calcext:value-type="float">
            <text:p>-280,53</text:p>
          </table:table-cell>
          <table:table-cell office:value-type="float" office:value="-0.6745115" calcext:value-type="float">
            <text:p>-0,6745115</text:p>
          </table:table-cell>
          <table:table-cell office:value-type="float" office:value="164.4999212" calcext:value-type="float">
            <text:p>164,499921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-280.53" calcext:value-type="float">
            <text:p>-280,53</text:p>
          </table:table-cell>
          <table:table-cell office:value-type="float" office:value="8.6577399" calcext:value-type="float">
            <text:p>8,6577399</text:p>
          </table:table-cell>
          <table:table-cell office:value-type="float" office:value="164.0685324" calcext:value-type="float">
            <text:p>164,068532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-280.68" calcext:value-type="float">
            <text:p>-280,68</text:p>
          </table:table-cell>
          <table:table-cell office:value-type="float" office:value="12.4856709" calcext:value-type="float">
            <text:p>12,4856709</text:p>
          </table:table-cell>
          <table:table-cell office:value-type="float" office:value="162.3900916" calcext:value-type="float">
            <text:p>162,390091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00" calcext:value-type="float">
            <text:p>800</text:p>
          </table:table-cell>
          <table:table-cell office:value-type="float" office:value="-280.68" calcext:value-type="float">
            <text:p>-280,68</text:p>
          </table:table-cell>
          <table:table-cell office:value-type="float" office:value="18.3105954" calcext:value-type="float">
            <text:p>18,3105954</text:p>
          </table:table-cell>
          <table:table-cell office:value-type="float" office:value="166.5591838" calcext:value-type="float">
            <text:p>166,559183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00" calcext:value-type="float">
            <text:p>800</text:p>
          </table:table-cell>
          <table:table-cell office:value-type="float" office:value="-280.68" calcext:value-type="float">
            <text:p>-280,68</text:p>
          </table:table-cell>
          <table:table-cell office:value-type="float" office:value="33.8585672" calcext:value-type="float">
            <text:p>33,8585672</text:p>
          </table:table-cell>
          <table:table-cell office:value-type="float" office:value="174.3358406" calcext:value-type="float">
            <text:p>174,335840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00" calcext:value-type="float">
            <text:p>800</text:p>
          </table:table-cell>
          <table:table-cell office:value-type="float" office:value="-281.15" calcext:value-type="float">
            <text:p>-281,15</text:p>
          </table:table-cell>
          <table:table-cell office:value-type="float" office:value="33.5372963" calcext:value-type="float">
            <text:p>33,5372963</text:p>
          </table:table-cell>
          <table:table-cell office:value-type="float" office:value="159.8308212" calcext:value-type="float">
            <text:p>159,830821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800" calcext:value-type="float">
            <text:p>800</text:p>
          </table:table-cell>
          <table:table-cell office:value-type="float" office:value="-281.15" calcext:value-type="float">
            <text:p>-281,15</text:p>
          </table:table-cell>
          <table:table-cell office:value-type="float" office:value="34.6066745" calcext:value-type="float">
            <text:p>34,6066745</text:p>
          </table:table-cell>
          <table:table-cell office:value-type="float" office:value="154.9616022" calcext:value-type="float">
            <text:p>154,961602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00" calcext:value-type="float">
            <text:p>800</text:p>
          </table:table-cell>
          <table:table-cell office:value-type="float" office:value="-281.15" calcext:value-type="float">
            <text:p>-281,15</text:p>
          </table:table-cell>
          <table:table-cell office:value-type="float" office:value="64.8547978" calcext:value-type="float">
            <text:p>64,8547978</text:p>
          </table:table-cell>
          <table:table-cell office:value-type="float" office:value="152.2790424" calcext:value-type="float">
            <text:p>152,279042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00" calcext:value-type="float">
            <text:p>800</text:p>
          </table:table-cell>
          <table:table-cell office:value-type="float" office:value="-282.22" calcext:value-type="float">
            <text:p>-282,22</text:p>
          </table:table-cell>
          <table:table-cell office:value-type="float" office:value="84.3768745" calcext:value-type="float">
            <text:p>84,3768745</text:p>
          </table:table-cell>
          <table:table-cell office:value-type="float" office:value="131.2218173" calcext:value-type="float">
            <text:p>131,221817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800" calcext:value-type="float">
            <text:p>800</text:p>
          </table:table-cell>
          <table:table-cell office:value-type="float" office:value="-282.22" calcext:value-type="float">
            <text:p>-282,22</text:p>
          </table:table-cell>
          <table:table-cell office:value-type="float" office:value="97.929815" calcext:value-type="float">
            <text:p>97,929815</text:p>
          </table:table-cell>
          <table:table-cell office:value-type="float" office:value="141.9751369" calcext:value-type="float">
            <text:p>141,975136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800" calcext:value-type="float">
            <text:p>800</text:p>
          </table:table-cell>
          <table:table-cell office:value-type="float" office:value="-283.32" calcext:value-type="float">
            <text:p>-283,32</text:p>
          </table:table-cell>
          <table:table-cell office:value-type="float" office:value="95.177792" calcext:value-type="float">
            <text:p>95,177792</text:p>
          </table:table-cell>
          <table:table-cell office:value-type="float" office:value="178.3002981" calcext:value-type="float">
            <text:p>178,300298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800" calcext:value-type="float">
            <text:p>800</text:p>
          </table:table-cell>
          <table:table-cell office:value-type="float" office:value="-283.32" calcext:value-type="float">
            <text:p>-283,32</text:p>
          </table:table-cell>
          <table:table-cell office:value-type="float" office:value="69.5709214" calcext:value-type="float">
            <text:p>69,5709214</text:p>
          </table:table-cell>
          <table:table-cell office:value-type="float" office:value="169.0892859" calcext:value-type="float">
            <text:p>169,089285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" calcext:value-type="float">
            <text:p>800</text:p>
          </table:table-cell>
          <table:table-cell office:value-type="float" office:value="-283.32" calcext:value-type="float">
            <text:p>-283,32</text:p>
          </table:table-cell>
          <table:table-cell office:value-type="float" office:value="76.0053826" calcext:value-type="float">
            <text:p>76,0053826</text:p>
          </table:table-cell>
          <table:table-cell office:value-type="float" office:value="156.5245938" calcext:value-type="float">
            <text:p>156,524593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800" calcext:value-type="float">
            <text:p>800</text:p>
          </table:table-cell>
          <table:table-cell office:value-type="float" office:value="-284.6" calcext:value-type="float">
            <text:p>-284,6</text:p>
          </table:table-cell>
          <table:table-cell office:value-type="float" office:value="84.0109765" calcext:value-type="float">
            <text:p>84,0109765</text:p>
          </table:table-cell>
          <table:table-cell office:value-type="float" office:value="140.5014169" calcext:value-type="float">
            <text:p>140,501416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800" calcext:value-type="float">
            <text:p>800</text:p>
          </table:table-cell>
          <table:table-cell office:value-type="float" office:value="-284.6" calcext:value-type="float">
            <text:p>-284,6</text:p>
          </table:table-cell>
          <table:table-cell office:value-type="float" office:value="80.1473907" calcext:value-type="float">
            <text:p>80,1473907</text:p>
          </table:table-cell>
          <table:table-cell office:value-type="float" office:value="102.269633" calcext:value-type="float">
            <text:p>102,26963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800" calcext:value-type="float">
            <text:p>800</text:p>
          </table:table-cell>
          <table:table-cell office:value-type="float" office:value="-284.6" calcext:value-type="float">
            <text:p>-284,6</text:p>
          </table:table-cell>
          <table:table-cell office:value-type="float" office:value="101.2967129" calcext:value-type="float">
            <text:p>101,2967129</text:p>
          </table:table-cell>
          <table:table-cell office:value-type="float" office:value="91.199001" calcext:value-type="float">
            <text:p>91,19900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-285.74" calcext:value-type="float">
            <text:p>-285,74</text:p>
          </table:table-cell>
          <table:table-cell office:value-type="float" office:value="96.987481" calcext:value-type="float">
            <text:p>96,987481</text:p>
          </table:table-cell>
          <table:table-cell office:value-type="float" office:value="104.154467" calcext:value-type="float">
            <text:p>104,15446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-285.74" calcext:value-type="float">
            <text:p>-285,74</text:p>
          </table:table-cell>
          <table:table-cell office:value-type="float" office:value="64.4399566" calcext:value-type="float">
            <text:p>64,4399566</text:p>
          </table:table-cell>
          <table:table-cell office:value-type="float" office:value="102.8646399" calcext:value-type="float">
            <text:p>102,864639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800" calcext:value-type="float">
            <text:p>800</text:p>
          </table:table-cell>
          <table:table-cell office:value-type="float" office:value="-285.74" calcext:value-type="float">
            <text:p>-285,74</text:p>
          </table:table-cell>
          <table:table-cell office:value-type="float" office:value="64.5838123" calcext:value-type="float">
            <text:p>64,5838123</text:p>
          </table:table-cell>
          <table:table-cell office:value-type="float" office:value="96.6264965" calcext:value-type="float">
            <text:p>96,626496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800" calcext:value-type="float">
            <text:p>800</text:p>
          </table:table-cell>
          <table:table-cell office:value-type="float" office:value="-286.22" calcext:value-type="float">
            <text:p>-286,22</text:p>
          </table:table-cell>
          <table:table-cell office:value-type="float" office:value="62.8930037" calcext:value-type="float">
            <text:p>62,8930037</text:p>
          </table:table-cell>
          <table:table-cell office:value-type="float" office:value="81.2588769" calcext:value-type="float">
            <text:p>81,2588769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800" calcext:value-type="float">
            <text:p>800</text:p>
          </table:table-cell>
          <table:table-cell office:value-type="float" office:value="-286.22" calcext:value-type="float">
            <text:p>-286,22</text:p>
          </table:table-cell>
          <table:table-cell office:value-type="float" office:value="53.6862951" calcext:value-type="float">
            <text:p>53,6862951</text:p>
          </table:table-cell>
          <table:table-cell office:value-type="float" office:value="62.3579105" calcext:value-type="float">
            <text:p>62,357910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800" calcext:value-type="float">
            <text:p>800</text:p>
          </table:table-cell>
          <table:table-cell office:value-type="float" office:value="-286.22" calcext:value-type="float">
            <text:p>-286,22</text:p>
          </table:table-cell>
          <table:table-cell office:value-type="float" office:value="72.5888541" calcext:value-type="float">
            <text:p>72,5888541</text:p>
          </table:table-cell>
          <table:table-cell office:value-type="float" office:value="49.7147439" calcext:value-type="float">
            <text:p>49,714743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00" calcext:value-type="float">
            <text:p>800</text:p>
          </table:table-cell>
          <table:table-cell office:value-type="float" office:value="-286.89" calcext:value-type="float">
            <text:p>-286,89</text:p>
          </table:table-cell>
          <table:table-cell office:value-type="float" office:value="75.5635664" calcext:value-type="float">
            <text:p>75,5635664</text:p>
          </table:table-cell>
          <table:table-cell office:value-type="float" office:value="34.8034649" calcext:value-type="float">
            <text:p>34,803464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00" calcext:value-type="float">
            <text:p>800</text:p>
          </table:table-cell>
          <table:table-cell office:value-type="float" office:value="-286.89" calcext:value-type="float">
            <text:p>-286,89</text:p>
          </table:table-cell>
          <table:table-cell office:value-type="float" office:value="66.2934629" calcext:value-type="float">
            <text:p>66,2934629</text:p>
          </table:table-cell>
          <table:table-cell office:value-type="float" office:value="34.8318965" calcext:value-type="float">
            <text:p>34,831896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800" calcext:value-type="float">
            <text:p>800</text:p>
          </table:table-cell>
          <table:table-cell office:value-type="float" office:value="-286.89" calcext:value-type="float">
            <text:p>-286,89</text:p>
          </table:table-cell>
          <table:table-cell office:value-type="float" office:value="87.3366143" calcext:value-type="float">
            <text:p>87,3366143</text:p>
          </table:table-cell>
          <table:table-cell office:value-type="float" office:value="37.0237594" calcext:value-type="float">
            <text:p>37,0237594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800" calcext:value-type="float">
            <text:p>800</text:p>
          </table:table-cell>
          <table:table-cell office:value-type="float" office:value="-288.08" calcext:value-type="float">
            <text:p>-288,08</text:p>
          </table:table-cell>
          <table:table-cell office:value-type="float" office:value="91.3398807" calcext:value-type="float">
            <text:p>91,3398807</text:p>
          </table:table-cell>
          <table:table-cell office:value-type="float" office:value="1.4786039" calcext:value-type="float">
            <text:p>1,4786039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800" calcext:value-type="float">
            <text:p>800</text:p>
          </table:table-cell>
          <table:table-cell office:value-type="float" office:value="-288.08" calcext:value-type="float">
            <text:p>-288,08</text:p>
          </table:table-cell>
          <table:table-cell office:value-type="float" office:value="81.4733812" calcext:value-type="float">
            <text:p>81,4733812</text:p>
          </table:table-cell>
          <table:table-cell office:value-type="float" office:value="-15.4058516" calcext:value-type="float">
            <text:p>-15,4058516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800" calcext:value-type="float">
            <text:p>800</text:p>
          </table:table-cell>
          <table:table-cell office:value-type="float" office:value="-289.2" calcext:value-type="float">
            <text:p>-289,2</text:p>
          </table:table-cell>
          <table:table-cell office:value-type="float" office:value="65.8822097" calcext:value-type="float">
            <text:p>65,8822097</text:p>
          </table:table-cell>
          <table:table-cell office:value-type="float" office:value="-14.2900625" calcext:value-type="float">
            <text:p>-14,2900625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800" calcext:value-type="float">
            <text:p>800</text:p>
          </table:table-cell>
          <table:table-cell office:value-type="float" office:value="-289.2" calcext:value-type="float">
            <text:p>-289,2</text:p>
          </table:table-cell>
          <table:table-cell office:value-type="float" office:value="37.0335655" calcext:value-type="float">
            <text:p>37,0335655</text:p>
          </table:table-cell>
          <table:table-cell office:value-type="float" office:value="-28.1636687" calcext:value-type="float">
            <text:p>-28,1636687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800" calcext:value-type="float">
            <text:p>800</text:p>
          </table:table-cell>
          <table:table-cell office:value-type="float" office:value="-289.2" calcext:value-type="float">
            <text:p>-289,2</text:p>
          </table:table-cell>
          <table:table-cell office:value-type="float" office:value="33.5781126" calcext:value-type="float">
            <text:p>33,5781126</text:p>
          </table:table-cell>
          <table:table-cell office:value-type="float" office:value="-35.2357105" calcext:value-type="float">
            <text:p>-35,2357105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800" calcext:value-type="float">
            <text:p>800</text:p>
          </table:table-cell>
          <table:table-cell office:value-type="float" office:value="-289.77" calcext:value-type="float">
            <text:p>-289,77</text:p>
          </table:table-cell>
          <table:table-cell office:value-type="float" office:value="31.0030641" calcext:value-type="float">
            <text:p>31,0030641</text:p>
          </table:table-cell>
          <table:table-cell office:value-type="float" office:value="-37.6862014" calcext:value-type="float">
            <text:p>-37,6862014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800" calcext:value-type="float">
            <text:p>800</text:p>
          </table:table-cell>
          <table:table-cell office:value-type="float" office:value="-289.77" calcext:value-type="float">
            <text:p>-289,77</text:p>
          </table:table-cell>
          <table:table-cell office:value-type="float" office:value="7.687868" calcext:value-type="float">
            <text:p>7,687868</text:p>
          </table:table-cell>
          <table:table-cell office:value-type="float" office:value="-49.110467" calcext:value-type="float">
            <text:p>-49,11046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00" calcext:value-type="float">
            <text:p>800</text:p>
          </table:table-cell>
          <table:table-cell office:value-type="float" office:value="-289.77" calcext:value-type="float">
            <text:p>-289,77</text:p>
          </table:table-cell>
          <table:table-cell office:value-type="float" office:value="-19.7090094" calcext:value-type="float">
            <text:p>-19,7090094</text:p>
          </table:table-cell>
          <table:table-cell office:value-type="float" office:value="-52.6036497" calcext:value-type="float">
            <text:p>-52,6036497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800" calcext:value-type="float">
            <text:p>800</text:p>
          </table:table-cell>
          <table:table-cell office:value-type="float" office:value="-289.42" calcext:value-type="float">
            <text:p>-289,42</text:p>
          </table:table-cell>
          <table:table-cell office:value-type="float" office:value="-23.8467183" calcext:value-type="float">
            <text:p>-23,8467183</text:p>
          </table:table-cell>
          <table:table-cell office:value-type="float" office:value="-47.5498014" calcext:value-type="float">
            <text:p>-47,5498014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 office:value-type="float" office:value="-289.42" calcext:value-type="float">
            <text:p>-289,42</text:p>
          </table:table-cell>
          <table:table-cell office:value-type="float" office:value="-14.5818402" calcext:value-type="float">
            <text:p>-14,5818402</text:p>
          </table:table-cell>
          <table:table-cell office:value-type="float" office:value="-41.1757272" calcext:value-type="float">
            <text:p>-41,1757272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800" calcext:value-type="float">
            <text:p>800</text:p>
          </table:table-cell>
          <table:table-cell office:value-type="float" office:value="-289.42" calcext:value-type="float">
            <text:p>-289,42</text:p>
          </table:table-cell>
          <table:table-cell office:value-type="float" office:value="-31.2738158" calcext:value-type="float">
            <text:p>-31,2738158</text:p>
          </table:table-cell>
          <table:table-cell office:value-type="float" office:value="-42.4499496" calcext:value-type="float">
            <text:p>-42,4499496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800" calcext:value-type="float">
            <text:p>800</text:p>
          </table:table-cell>
          <table:table-cell office:value-type="float" office:value="-289.24" calcext:value-type="float">
            <text:p>-289,24</text:p>
          </table:table-cell>
          <table:table-cell office:value-type="float" office:value="-31.4413369" calcext:value-type="float">
            <text:p>-31,4413369</text:p>
          </table:table-cell>
          <table:table-cell office:value-type="float" office:value="-34.7348276" calcext:value-type="float">
            <text:p>-34,7348276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800" calcext:value-type="float">
            <text:p>800</text:p>
          </table:table-cell>
          <table:table-cell office:value-type="float" office:value="-289.24" calcext:value-type="float">
            <text:p>-289,24</text:p>
          </table:table-cell>
          <table:table-cell office:value-type="float" office:value="-12.4373076" calcext:value-type="float">
            <text:p>-12,4373076</text:p>
          </table:table-cell>
          <table:table-cell office:value-type="float" office:value="-19.6234333" calcext:value-type="float">
            <text:p>-19,6234333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800" calcext:value-type="float">
            <text:p>800</text:p>
          </table:table-cell>
          <table:table-cell office:value-type="float" office:value="-289.24" calcext:value-type="float">
            <text:p>-289,24</text:p>
          </table:table-cell>
          <table:table-cell office:value-type="float" office:value="-32.4960665" calcext:value-type="float">
            <text:p>-32,4960665</text:p>
          </table:table-cell>
          <table:table-cell office:value-type="float" office:value="-13.8341158" calcext:value-type="float">
            <text:p>-13,8341158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800" calcext:value-type="float">
            <text:p>800</text:p>
          </table:table-cell>
          <table:table-cell office:value-type="float" office:value="-289.04" calcext:value-type="float">
            <text:p>-289,04</text:p>
          </table:table-cell>
          <table:table-cell office:value-type="float" office:value="-31.4035715" calcext:value-type="float">
            <text:p>-31,4035715</text:p>
          </table:table-cell>
          <table:table-cell office:value-type="float" office:value="2.8048346" calcext:value-type="float">
            <text:p>2,8048346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800" calcext:value-type="float">
            <text:p>800</text:p>
          </table:table-cell>
          <table:table-cell office:value-type="float" office:value="-289.04" calcext:value-type="float">
            <text:p>-289,04</text:p>
          </table:table-cell>
          <table:table-cell office:value-type="float" office:value="-10.840744" calcext:value-type="float">
            <text:p>-10,840744</text:p>
          </table:table-cell>
          <table:table-cell office:value-type="float" office:value="4.0593689" calcext:value-type="float">
            <text:p>4,0593689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800" calcext:value-type="float">
            <text:p>800</text:p>
          </table:table-cell>
          <table:table-cell office:value-type="float" office:value="-289.04" calcext:value-type="float">
            <text:p>-289,04</text:p>
          </table:table-cell>
          <table:table-cell office:value-type="float" office:value="-71.0114295" calcext:value-type="float">
            <text:p>-71,0114295</text:p>
          </table:table-cell>
          <table:table-cell office:value-type="float" office:value="-8.3209212" calcext:value-type="float">
            <text:p>-8,320921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00" calcext:value-type="float">
            <text:p>800</text:p>
          </table:table-cell>
          <table:table-cell office:value-type="float" office:value="-287.93" calcext:value-type="float">
            <text:p>-287,93</text:p>
          </table:table-cell>
          <table:table-cell office:value-type="float" office:value="0" calcext:value-type="float">
            <text:p>0</text:p>
          </table:table-cell>
          <table:table-cell office:value-type="float" office:value="20.6406573" calcext:value-type="float">
            <text:p>20,64065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-281.04" calcext:value-type="float">
            <text:p>-281,04</text:p>
          </table:table-cell>
          <table:table-cell office:value-type="float" office:value="0" calcext:value-type="float">
            <text:p>0</text:p>
          </table:table-cell>
          <table:table-cell office:value-type="float" office:value="183.4982366" calcext:value-type="float">
            <text:p>183,49823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-281.87" calcext:value-type="float">
            <text:p>-281,87</text:p>
          </table:table-cell>
          <table:table-cell office:value-type="float" office:value="57.1618319" calcext:value-type="float">
            <text:p>57,1618319</text:p>
          </table:table-cell>
          <table:table-cell office:value-type="float" office:value="187.8485492" calcext:value-type="float">
            <text:p>187,848549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00" calcext:value-type="float">
            <text:p>900</text:p>
          </table:table-cell>
          <table:table-cell office:value-type="float" office:value="-281.87" calcext:value-type="float">
            <text:p>-281,87</text:p>
          </table:table-cell>
          <table:table-cell office:value-type="float" office:value="-0.7320666" calcext:value-type="float">
            <text:p>-0,7320666</text:p>
          </table:table-cell>
          <table:table-cell office:value-type="float" office:value="191.1760691" calcext:value-type="float">
            <text:p>191,176069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-281.87" calcext:value-type="float">
            <text:p>-281,87</text:p>
          </table:table-cell>
          <table:table-cell office:value-type="float" office:value="-23.8800176" calcext:value-type="float">
            <text:p>-23,8800176</text:p>
          </table:table-cell>
          <table:table-cell office:value-type="float" office:value="188.1428392" calcext:value-type="float">
            <text:p>188,142839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00" calcext:value-type="float">
            <text:p>900</text:p>
          </table:table-cell>
          <table:table-cell office:value-type="float" office:value="-281.49" calcext:value-type="float">
            <text:p>-281,49</text:p>
          </table:table-cell>
          <table:table-cell office:value-type="float" office:value="-24.8433161" calcext:value-type="float">
            <text:p>-24,8433161</text:p>
          </table:table-cell>
          <table:table-cell office:value-type="float" office:value="161.3576794" calcext:value-type="float">
            <text:p>161,35767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office:value-type="float" office:value="-281.49" calcext:value-type="float">
            <text:p>-281,49</text:p>
          </table:table-cell>
          <table:table-cell office:value-type="float" office:value="-6.3970137" calcext:value-type="float">
            <text:p>-6,3970137</text:p>
          </table:table-cell>
          <table:table-cell office:value-type="float" office:value="159.9507609" calcext:value-type="float">
            <text:p>159,950760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-281.49" calcext:value-type="float">
            <text:p>-281,49</text:p>
          </table:table-cell>
          <table:table-cell office:value-type="float" office:value="-14.3092496" calcext:value-type="float">
            <text:p>-14,3092496</text:p>
          </table:table-cell>
          <table:table-cell office:value-type="float" office:value="156.4791103" calcext:value-type="float">
            <text:p>156,479110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office:value-type="float" office:value="-281.32" calcext:value-type="float">
            <text:p>-281,32</text:p>
          </table:table-cell>
          <table:table-cell office:value-type="float" office:value="-14.7640768" calcext:value-type="float">
            <text:p>-14,7640768</text:p>
          </table:table-cell>
          <table:table-cell office:value-type="float" office:value="140.2977197" calcext:value-type="float">
            <text:p>140,297719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-281.32" calcext:value-type="float">
            <text:p>-281,32</text:p>
          </table:table-cell>
          <table:table-cell office:value-type="float" office:value="-4.1273881" calcext:value-type="float">
            <text:p>-4,1273881</text:p>
          </table:table-cell>
          <table:table-cell office:value-type="float" office:value="133.0378283" calcext:value-type="float">
            <text:p>133,0378283</text:p>
          </table:table-cell>
        </table:table-row>
        <table:table-row table:style-name="ro1">
          <table:table-cell table:number-columns-repeated="2" office:value-type="float" office:value="900" calcext:value-type="float">
            <text:p>900</text:p>
          </table:table-cell>
          <table:table-cell office:value-type="float" office:value="-281.32" calcext:value-type="float">
            <text:p>-281,32</text:p>
          </table:table-cell>
          <table:table-cell office:value-type="float" office:value="4.2177266" calcext:value-type="float">
            <text:p>4,2177266</text:p>
          </table:table-cell>
          <table:table-cell office:value-type="float" office:value="117.2608317" calcext:value-type="float">
            <text:p>117,26083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-281.41" calcext:value-type="float">
            <text:p>-281,41</text:p>
          </table:table-cell>
          <table:table-cell office:value-type="float" office:value="13.3861729" calcext:value-type="float">
            <text:p>13,3861729</text:p>
          </table:table-cell>
          <table:table-cell office:value-type="float" office:value="106.0703822" calcext:value-type="float">
            <text:p>106,070382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900" calcext:value-type="float">
            <text:p>900</text:p>
          </table:table-cell>
          <table:table-cell office:value-type="float" office:value="-281.41" calcext:value-type="float">
            <text:p>-281,41</text:p>
          </table:table-cell>
          <table:table-cell office:value-type="float" office:value="27.448601" calcext:value-type="float">
            <text:p>27,448601</text:p>
          </table:table-cell>
          <table:table-cell office:value-type="float" office:value="101.4907236" calcext:value-type="float">
            <text:p>101,490723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00" calcext:value-type="float">
            <text:p>900</text:p>
          </table:table-cell>
          <table:table-cell office:value-type="float" office:value="-281.86" calcext:value-type="float">
            <text:p>-281,86</text:p>
          </table:table-cell>
          <table:table-cell office:value-type="float" office:value="30.2318906" calcext:value-type="float">
            <text:p>30,2318906</text:p>
          </table:table-cell>
          <table:table-cell office:value-type="float" office:value="92.3794627" calcext:value-type="float">
            <text:p>92,379462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-281.86" calcext:value-type="float">
            <text:p>-281,86</text:p>
          </table:table-cell>
          <table:table-cell office:value-type="float" office:value="20.3781873" calcext:value-type="float">
            <text:p>20,3781873</text:p>
          </table:table-cell>
          <table:table-cell office:value-type="float" office:value="74.8426672" calcext:value-type="float">
            <text:p>74,842667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00" calcext:value-type="float">
            <text:p>900</text:p>
          </table:table-cell>
          <table:table-cell office:value-type="float" office:value="-281.86" calcext:value-type="float">
            <text:p>-281,86</text:p>
          </table:table-cell>
          <table:table-cell office:value-type="float" office:value="27.0569186" calcext:value-type="float">
            <text:p>27,0569186</text:p>
          </table:table-cell>
          <table:table-cell office:value-type="float" office:value="73.8766489" calcext:value-type="float">
            <text:p>73,876648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00" calcext:value-type="float">
            <text:p>900</text:p>
          </table:table-cell>
          <table:table-cell office:value-type="float" office:value="-282.15" calcext:value-type="float">
            <text:p>-282,15</text:p>
          </table:table-cell>
          <table:table-cell office:value-type="float" office:value="37.9024302" calcext:value-type="float">
            <text:p>37,9024302</text:p>
          </table:table-cell>
          <table:table-cell office:value-type="float" office:value="77.6792994" calcext:value-type="float">
            <text:p>77,679299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office:value-type="float" office:value="-282.15" calcext:value-type="float">
            <text:p>-282,15</text:p>
          </table:table-cell>
          <table:table-cell office:value-type="float" office:value="60.2687899" calcext:value-type="float">
            <text:p>60,2687899</text:p>
          </table:table-cell>
          <table:table-cell office:value-type="float" office:value="49.6207849" calcext:value-type="float">
            <text:p>49,620784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900" calcext:value-type="float">
            <text:p>900</text:p>
          </table:table-cell>
          <table:table-cell office:value-type="float" office:value="-282.15" calcext:value-type="float">
            <text:p>-282,15</text:p>
          </table:table-cell>
          <table:table-cell office:value-type="float" office:value="114.6719203" calcext:value-type="float">
            <text:p>114,6719203</text:p>
          </table:table-cell>
          <table:table-cell office:value-type="float" office:value="26.5374885" calcext:value-type="float">
            <text:p>26,537488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00" calcext:value-type="float">
            <text:p>900</text:p>
          </table:table-cell>
          <table:table-cell office:value-type="float" office:value="-284.07" calcext:value-type="float">
            <text:p>-284,07</text:p>
          </table:table-cell>
          <table:table-cell office:value-type="float" office:value="114.3390649" calcext:value-type="float">
            <text:p>114,3390649</text:p>
          </table:table-cell>
          <table:table-cell office:value-type="float" office:value="3.8337929" calcext:value-type="float">
            <text:p>3,833792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900" calcext:value-type="float">
            <text:p>900</text:p>
          </table:table-cell>
          <table:table-cell office:value-type="float" office:value="-284.07" calcext:value-type="float">
            <text:p>-284,07</text:p>
          </table:table-cell>
          <table:table-cell office:value-type="float" office:value="61.5052424" calcext:value-type="float">
            <text:p>61,5052424</text:p>
          </table:table-cell>
          <table:table-cell office:value-type="float" office:value="-14.3767721" calcext:value-type="float">
            <text:p>-14,376772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" calcext:value-type="float">
            <text:p>900</text:p>
          </table:table-cell>
          <table:table-cell office:value-type="float" office:value="-284.07" calcext:value-type="float">
            <text:p>-284,07</text:p>
          </table:table-cell>
          <table:table-cell office:value-type="float" office:value="49.5641499" calcext:value-type="float">
            <text:p>49,5641499</text:p>
          </table:table-cell>
          <table:table-cell office:value-type="float" office:value="-22.1867496" calcext:value-type="float">
            <text:p>-22,186749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900" calcext:value-type="float">
            <text:p>900</text:p>
          </table:table-cell>
          <table:table-cell office:value-type="float" office:value="-284.5" calcext:value-type="float">
            <text:p>-284,5</text:p>
          </table:table-cell>
          <table:table-cell office:value-type="float" office:value="50.9635819" calcext:value-type="float">
            <text:p>50,9635819</text:p>
          </table:table-cell>
          <table:table-cell office:value-type="float" office:value="-29.1212675" calcext:value-type="float">
            <text:p>-29,121267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900" calcext:value-type="float">
            <text:p>900</text:p>
          </table:table-cell>
          <table:table-cell office:value-type="float" office:value="-284.5" calcext:value-type="float">
            <text:p>-284,5</text:p>
          </table:table-cell>
          <table:table-cell office:value-type="float" office:value="64.4595393" calcext:value-type="float">
            <text:p>64,4595393</text:p>
          </table:table-cell>
          <table:table-cell office:value-type="float" office:value="-43.5989344" calcext:value-type="float">
            <text:p>-43,598934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900" calcext:value-type="float">
            <text:p>900</text:p>
          </table:table-cell>
          <table:table-cell office:value-type="float" office:value="-284.5" calcext:value-type="float">
            <text:p>-284,5</text:p>
          </table:table-cell>
          <table:table-cell office:value-type="float" office:value="114.025969" calcext:value-type="float">
            <text:p>114,025969</text:p>
          </table:table-cell>
          <table:table-cell office:value-type="float" office:value="-59.2269253" calcext:value-type="float">
            <text:p>-59,226925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900" calcext:value-type="float">
            <text:p>900</text:p>
          </table:table-cell>
          <table:table-cell office:value-type="float" office:value="-286.41" calcext:value-type="float">
            <text:p>-286,41</text:p>
          </table:table-cell>
          <table:table-cell office:value-type="float" office:value="118.2279481" calcext:value-type="float">
            <text:p>118,2279481</text:p>
          </table:table-cell>
          <table:table-cell office:value-type="float" office:value="-74.4591389" calcext:value-type="float">
            <text:p>-74,459138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00" calcext:value-type="float">
            <text:p>900</text:p>
          </table:table-cell>
          <table:table-cell office:value-type="float" office:value="-286.41" calcext:value-type="float">
            <text:p>-286,41</text:p>
          </table:table-cell>
          <table:table-cell office:value-type="float" office:value="79.2666554" calcext:value-type="float">
            <text:p>79,2666554</text:p>
          </table:table-cell>
          <table:table-cell office:value-type="float" office:value="-67.6735722" calcext:value-type="float">
            <text:p>-67,673572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-286.41" calcext:value-type="float">
            <text:p>-286,41</text:p>
          </table:table-cell>
          <table:table-cell office:value-type="float" office:value="73.426572" calcext:value-type="float">
            <text:p>73,426572</text:p>
          </table:table-cell>
          <table:table-cell office:value-type="float" office:value="-46.644469" calcext:value-type="float">
            <text:p>-46,64446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900" calcext:value-type="float">
            <text:p>900</text:p>
          </table:table-cell>
          <table:table-cell office:value-type="float" office:value="-287.41" calcext:value-type="float">
            <text:p>-287,41</text:p>
          </table:table-cell>
          <table:table-cell office:value-type="float" office:value="66.9744037" calcext:value-type="float">
            <text:p>66,9744037</text:p>
          </table:table-cell>
          <table:table-cell office:value-type="float" office:value="-55.3278509" calcext:value-type="float">
            <text:p>-55,3278509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900" calcext:value-type="float">
            <text:p>900</text:p>
          </table:table-cell>
          <table:table-cell office:value-type="float" office:value="-287.41" calcext:value-type="float">
            <text:p>-287,41</text:p>
          </table:table-cell>
          <table:table-cell office:value-type="float" office:value="59.2181554" calcext:value-type="float">
            <text:p>59,2181554</text:p>
          </table:table-cell>
          <table:table-cell office:value-type="float" office:value="-54.0534085" calcext:value-type="float">
            <text:p>-54,053408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900" calcext:value-type="float">
            <text:p>900</text:p>
          </table:table-cell>
          <table:table-cell office:value-type="float" office:value="-287.41" calcext:value-type="float">
            <text:p>-287,41</text:p>
          </table:table-cell>
          <table:table-cell office:value-type="float" office:value="79.950018" calcext:value-type="float">
            <text:p>79,950018</text:p>
          </table:table-cell>
          <table:table-cell office:value-type="float" office:value="-40.1945089" calcext:value-type="float">
            <text:p>-40,194508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00" calcext:value-type="float">
            <text:p>900</text:p>
          </table:table-cell>
          <table:table-cell office:value-type="float" office:value="-288.57" calcext:value-type="float">
            <text:p>-288,57</text:p>
          </table:table-cell>
          <table:table-cell office:value-type="float" office:value="86.2347648" calcext:value-type="float">
            <text:p>86,2347648</text:p>
          </table:table-cell>
          <table:table-cell office:value-type="float" office:value="-60.5447433" calcext:value-type="float">
            <text:p>-60,544743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00" calcext:value-type="float">
            <text:p>900</text:p>
          </table:table-cell>
          <table:table-cell office:value-type="float" office:value="-288.57" calcext:value-type="float">
            <text:p>-288,57</text:p>
          </table:table-cell>
          <table:table-cell office:value-type="float" office:value="77.9734742" calcext:value-type="float">
            <text:p>77,9734742</text:p>
          </table:table-cell>
          <table:table-cell office:value-type="float" office:value="-74.5443945" calcext:value-type="float">
            <text:p>-74,544394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900" calcext:value-type="float">
            <text:p>900</text:p>
          </table:table-cell>
          <table:table-cell office:value-type="float" office:value="-289.43" calcext:value-type="float">
            <text:p>-289,43</text:p>
          </table:table-cell>
          <table:table-cell office:value-type="float" office:value="65.7672277" calcext:value-type="float">
            <text:p>65,7672277</text:p>
          </table:table-cell>
          <table:table-cell office:value-type="float" office:value="-84.9412219" calcext:value-type="float">
            <text:p>-84,9412219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900" calcext:value-type="float">
            <text:p>900</text:p>
          </table:table-cell>
          <table:table-cell office:value-type="float" office:value="-289.43" calcext:value-type="float">
            <text:p>-289,43</text:p>
          </table:table-cell>
          <table:table-cell office:value-type="float" office:value="46.2228501" calcext:value-type="float">
            <text:p>46,2228501</text:p>
          </table:table-cell>
          <table:table-cell office:value-type="float" office:value="-121.0367665" calcext:value-type="float">
            <text:p>-121,0367665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900" calcext:value-type="float">
            <text:p>900</text:p>
          </table:table-cell>
          <table:table-cell office:value-type="float" office:value="-289.43" calcext:value-type="float">
            <text:p>-289,43</text:p>
          </table:table-cell>
          <table:table-cell office:value-type="float" office:value="49.5746309" calcext:value-type="float">
            <text:p>49,5746309</text:p>
          </table:table-cell>
          <table:table-cell office:value-type="float" office:value="-138.9376114" calcext:value-type="float">
            <text:p>-138,9376114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900" calcext:value-type="float">
            <text:p>900</text:p>
          </table:table-cell>
          <table:table-cell office:value-type="float" office:value="-289.9" calcext:value-type="float">
            <text:p>-289,9</text:p>
          </table:table-cell>
          <table:table-cell office:value-type="float" office:value="43.8216562" calcext:value-type="float">
            <text:p>43,8216562</text:p>
          </table:table-cell>
          <table:table-cell office:value-type="float" office:value="-140.2542601" calcext:value-type="float">
            <text:p>-140,2542601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900" calcext:value-type="float">
            <text:p>900</text:p>
          </table:table-cell>
          <table:table-cell office:value-type="float" office:value="-289.9" calcext:value-type="float">
            <text:p>-289,9</text:p>
          </table:table-cell>
          <table:table-cell office:value-type="float" office:value="21.5568511" calcext:value-type="float">
            <text:p>21,5568511</text:p>
          </table:table-cell>
          <table:table-cell office:value-type="float" office:value="-143.6735179" calcext:value-type="float">
            <text:p>-143,6735179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900" calcext:value-type="float">
            <text:p>900</text:p>
          </table:table-cell>
          <table:table-cell office:value-type="float" office:value="-289.9" calcext:value-type="float">
            <text:p>-289,9</text:p>
          </table:table-cell>
          <table:table-cell office:value-type="float" office:value="18.6270842" calcext:value-type="float">
            <text:p>18,6270842</text:p>
          </table:table-cell>
          <table:table-cell office:value-type="float" office:value="-144.4928759" calcext:value-type="float">
            <text:p>-144,4928759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900" calcext:value-type="float">
            <text:p>900</text:p>
          </table:table-cell>
          <table:table-cell office:value-type="float" office:value="-290.02" calcext:value-type="float">
            <text:p>-290,02</text:p>
          </table:table-cell>
          <table:table-cell office:value-type="float" office:value="15.6183977" calcext:value-type="float">
            <text:p>15,6183977</text:p>
          </table:table-cell>
          <table:table-cell office:value-type="float" office:value="-142.7702902" calcext:value-type="float">
            <text:p>-142,7702902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900" calcext:value-type="float">
            <text:p>900</text:p>
          </table:table-cell>
          <table:table-cell office:value-type="float" office:value="-290.02" calcext:value-type="float">
            <text:p>-290,02</text:p>
          </table:table-cell>
          <table:table-cell office:value-type="float" office:value="1.197475" calcext:value-type="float">
            <text:p>1,197475</text:p>
          </table:table-cell>
          <table:table-cell office:value-type="float" office:value="-145.6286738" calcext:value-type="float">
            <text:p>-145,628673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" calcext:value-type="float">
            <text:p>900</text:p>
          </table:table-cell>
          <table:table-cell office:value-type="float" office:value="-290.02" calcext:value-type="float">
            <text:p>-290,02</text:p>
          </table:table-cell>
          <table:table-cell office:value-type="float" office:value="-13.2309484" calcext:value-type="float">
            <text:p>-13,2309484</text:p>
          </table:table-cell>
          <table:table-cell office:value-type="float" office:value="-144.0326739" calcext:value-type="float">
            <text:p>-144,0326739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900" calcext:value-type="float">
            <text:p>900</text:p>
          </table:table-cell>
          <table:table-cell office:value-type="float" office:value="-289.84" calcext:value-type="float">
            <text:p>-289,84</text:p>
          </table:table-cell>
          <table:table-cell office:value-type="float" office:value="-15.7037342" calcext:value-type="float">
            <text:p>-15,7037342</text:p>
          </table:table-cell>
          <table:table-cell office:value-type="float" office:value="-129.4362282" calcext:value-type="float">
            <text:p>-129,4362282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900" calcext:value-type="float">
            <text:p>900</text:p>
          </table:table-cell>
          <table:table-cell office:value-type="float" office:value="-289.84" calcext:value-type="float">
            <text:p>-289,84</text:p>
          </table:table-cell>
          <table:table-cell office:value-type="float" office:value="-17.3618199" calcext:value-type="float">
            <text:p>-17,3618199</text:p>
          </table:table-cell>
          <table:table-cell office:value-type="float" office:value="-132.0997403" calcext:value-type="float">
            <text:p>-132,0997403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900" calcext:value-type="float">
            <text:p>900</text:p>
          </table:table-cell>
          <table:table-cell office:value-type="float" office:value="-289.84" calcext:value-type="float">
            <text:p>-289,84</text:p>
          </table:table-cell>
          <table:table-cell office:value-type="float" office:value="-38.3190223" calcext:value-type="float">
            <text:p>-38,3190223</text:p>
          </table:table-cell>
          <table:table-cell office:value-type="float" office:value="-158.7823584" calcext:value-type="float">
            <text:p>-158,7823584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900" calcext:value-type="float">
            <text:p>900</text:p>
          </table:table-cell>
          <table:table-cell office:value-type="float" office:value="-289.35" calcext:value-type="float">
            <text:p>-289,35</text:p>
          </table:table-cell>
          <table:table-cell office:value-type="float" office:value="-32.6434769" calcext:value-type="float">
            <text:p>-32,6434769</text:p>
          </table:table-cell>
          <table:table-cell office:value-type="float" office:value="-143.9504649" calcext:value-type="float">
            <text:p>-143,9504649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900" calcext:value-type="float">
            <text:p>900</text:p>
          </table:table-cell>
          <table:table-cell office:value-type="float" office:value="-289.35" calcext:value-type="float">
            <text:p>-289,35</text:p>
          </table:table-cell>
          <table:table-cell office:value-type="float" office:value="-10.3572036" calcext:value-type="float">
            <text:p>-10,3572036</text:p>
          </table:table-cell>
          <table:table-cell office:value-type="float" office:value="-136.509306" calcext:value-type="float">
            <text:p>-136,509306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900" calcext:value-type="float">
            <text:p>900</text:p>
          </table:table-cell>
          <table:table-cell office:value-type="float" office:value="-289.35" calcext:value-type="float">
            <text:p>-289,35</text:p>
          </table:table-cell>
          <table:table-cell office:value-type="float" office:value="-32.342771" calcext:value-type="float">
            <text:p>-32,342771</text:p>
          </table:table-cell>
          <table:table-cell office:value-type="float" office:value="-128.0240888" calcext:value-type="float">
            <text:p>-128,0240888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900" calcext:value-type="float">
            <text:p>900</text:p>
          </table:table-cell>
          <table:table-cell office:value-type="float" office:value="-288.89" calcext:value-type="float">
            <text:p>-288,89</text:p>
          </table:table-cell>
          <table:table-cell office:value-type="float" office:value="-32.7207008" calcext:value-type="float">
            <text:p>-32,7207008</text:p>
          </table:table-cell>
          <table:table-cell office:value-type="float" office:value="-99.7709236" calcext:value-type="float">
            <text:p>-99,7709236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900" calcext:value-type="float">
            <text:p>900</text:p>
          </table:table-cell>
          <table:table-cell office:value-type="float" office:value="-288.89" calcext:value-type="float">
            <text:p>-288,89</text:p>
          </table:table-cell>
          <table:table-cell office:value-type="float" office:value="-19.4427686" calcext:value-type="float">
            <text:p>-19,4427686</text:p>
          </table:table-cell>
          <table:table-cell office:value-type="float" office:value="-95.1614189" calcext:value-type="float">
            <text:p>-95,1614189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900" calcext:value-type="float">
            <text:p>900</text:p>
          </table:table-cell>
          <table:table-cell office:value-type="float" office:value="-288.64" calcext:value-type="float">
            <text:p>-288,64</text:p>
          </table:table-cell>
          <table:table-cell office:value-type="float" office:value="-28.4371525" calcext:value-type="float">
            <text:p>-28,4371525</text:p>
          </table:table-cell>
          <table:table-cell office:value-type="float" office:value="-77.3783598" calcext:value-type="float">
            <text:p>-77,378359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00" calcext:value-type="float">
            <text:p>900</text:p>
          </table:table-cell>
          <table:table-cell office:value-type="float" office:value="-288.64" calcext:value-type="float">
            <text:p>-288,64</text:p>
          </table:table-cell>
          <table:table-cell office:value-type="float" office:value="0" calcext:value-type="float">
            <text:p>0</text:p>
          </table:table-cell>
          <table:table-cell office:value-type="float" office:value="-12.9992199" calcext:value-type="float">
            <text:p>-12,99921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-282.37" calcext:value-type="float">
            <text:p>-282,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-282.45" calcext:value-type="float">
            <text:p>-282,45</text:p>
          </table:table-cell>
          <table:table-cell office:value-type="float" office:value="7.9069254" calcext:value-type="float">
            <text:p>7,9069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-282.45" calcext:value-type="float">
            <text:p>-282,45</text:p>
          </table:table-cell>
          <table:table-cell office:value-type="float" office:value="-2.5180259" calcext:value-type="float">
            <text:p>-2,5180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-282.45" calcext:value-type="float">
            <text:p>-282,45</text:p>
          </table:table-cell>
          <table:table-cell office:value-type="float" office:value="-25.2823796" calcext:value-type="float">
            <text:p>-25,2823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-282.16" calcext:value-type="float">
            <text:p>-282,16</text:p>
          </table:table-cell>
          <table:table-cell office:value-type="float" office:value="-26.3192804" calcext:value-type="float">
            <text:p>-26,3192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282.16" calcext:value-type="float">
            <text:p>-282,16</text:p>
          </table:table-cell>
          <table:table-cell office:value-type="float" office:value="-9.0291315" calcext:value-type="float">
            <text:p>-9,0291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-282.16" calcext:value-type="float">
            <text:p>-282,16</text:p>
          </table:table-cell>
          <table:table-cell office:value-type="float" office:value="-27.2066991" calcext:value-type="float">
            <text:p>-27,2066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-281.83" calcext:value-type="float">
            <text:p>-281,83</text:p>
          </table:table-cell>
          <table:table-cell office:value-type="float" office:value="-31.4577267" calcext:value-type="float">
            <text:p>-31,4577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-281.83" calcext:value-type="float">
            <text:p>-281,83</text:p>
          </table:table-cell>
          <table:table-cell office:value-type="float" office:value="-23.7113995" calcext:value-type="float">
            <text:p>-23,7113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-281.6" calcext:value-type="float">
            <text:p>-281,6</text:p>
          </table:table-cell>
          <table:table-cell office:value-type="float" office:value="-18.3097062" calcext:value-type="float">
            <text:p>-18,3097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-281.6" calcext:value-type="float">
            <text:p>-281,6</text:p>
          </table:table-cell>
          <table:table-cell office:value-type="float" office:value="-3.2844372" calcext:value-type="float">
            <text:p>-3,2844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-281.6" calcext:value-type="float">
            <text:p>-281,6</text:p>
          </table:table-cell>
          <table:table-cell office:value-type="float" office:value="4.6196759" calcext:value-type="float">
            <text:p>4,6196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-281.67" calcext:value-type="float">
            <text:p>-281,67</text:p>
          </table:table-cell>
          <table:table-cell office:value-type="float" office:value="7.2105108" calcext:value-type="float">
            <text:p>7,2105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-281.67" calcext:value-type="float">
            <text:p>-281,67</text:p>
          </table:table-cell>
          <table:table-cell office:value-type="float" office:value="15.0344824" calcext:value-type="float">
            <text:p>15,0344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-281.67" calcext:value-type="float">
            <text:p>-281,67</text:p>
          </table:table-cell>
          <table:table-cell office:value-type="float" office:value="37.4433067" calcext:value-type="float">
            <text:p>37,4433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-282.2" calcext:value-type="float">
            <text:p>-282,2</text:p>
          </table:table-cell>
          <table:table-cell office:value-type="float" office:value="40.5989338" calcext:value-type="float">
            <text:p>40,5989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-282.2" calcext:value-type="float">
            <text:p>-282,2</text:p>
          </table:table-cell>
          <table:table-cell office:value-type="float" office:value="33.2350637" calcext:value-type="float">
            <text:p>33,2350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-282.2" calcext:value-type="float">
            <text:p>-282,2</text:p>
          </table:table-cell>
          <table:table-cell office:value-type="float" office:value="52.1428229" calcext:value-type="float">
            <text:p>52,1428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-282.93" calcext:value-type="float">
            <text:p>-282,93</text:p>
          </table:table-cell>
          <table:table-cell office:value-type="float" office:value="54.2635315" calcext:value-type="float">
            <text:p>54,2635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-282.93" calcext:value-type="float">
            <text:p>-282,93</text:p>
          </table:table-cell>
          <table:table-cell office:value-type="float" office:value="43.5503789" calcext:value-type="float">
            <text:p>43,5503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-282.93" calcext:value-type="float">
            <text:p>-282,93</text:p>
          </table:table-cell>
          <table:table-cell office:value-type="float" office:value="61.2608872" calcext:value-type="float">
            <text:p>61,2608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000" calcext:value-type="float">
            <text:p>1000</text:p>
          </table:table-cell>
          <table:table-cell office:value-type="float" office:value="-283.79" calcext:value-type="float">
            <text:p>-283,79</text:p>
          </table:table-cell>
          <table:table-cell office:value-type="float" office:value="62.5987917" calcext:value-type="float">
            <text:p>62,5987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00" calcext:value-type="float">
            <text:p>1000</text:p>
          </table:table-cell>
          <table:table-cell office:value-type="float" office:value="-283.79" calcext:value-type="float">
            <text:p>-283,79</text:p>
          </table:table-cell>
          <table:table-cell office:value-type="float" office:value="-27.8451116" calcext:value-type="float">
            <text:p>-27,8451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00" calcext:value-type="float">
            <text:p>1000</text:p>
          </table:table-cell>
          <table:table-cell office:value-type="float" office:value="-283.79" calcext:value-type="float">
            <text:p>-283,79</text:p>
          </table:table-cell>
          <table:table-cell office:value-type="float" office:value="70.4365084" calcext:value-type="float">
            <text:p>70,4365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00" calcext:value-type="float">
            <text:p>1000</text:p>
          </table:table-cell>
          <table:table-cell office:value-type="float" office:value="-284.7" calcext:value-type="float">
            <text:p>-284,7</text:p>
          </table:table-cell>
          <table:table-cell office:value-type="float" office:value="88.5408341" calcext:value-type="float">
            <text:p>88,5408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float" office:value="-284.7" calcext:value-type="float">
            <text:p>-284,7</text:p>
          </table:table-cell>
          <table:table-cell office:value-type="float" office:value="92.2546264" calcext:value-type="float">
            <text:p>92,2546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00" calcext:value-type="float">
            <text:p>1000</text:p>
          </table:table-cell>
          <table:table-cell office:value-type="float" office:value="-285.71" calcext:value-type="float">
            <text:p>-285,71</text:p>
          </table:table-cell>
          <table:table-cell office:value-type="float" office:value="76.9295335" calcext:value-type="float">
            <text:p>76,9295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000" calcext:value-type="float">
            <text:p>1000</text:p>
          </table:table-cell>
          <table:table-cell office:value-type="float" office:value="-285.71" calcext:value-type="float">
            <text:p>-285,71</text:p>
          </table:table-cell>
          <table:table-cell office:value-type="float" office:value="55.4840642" calcext:value-type="float">
            <text:p>55,4840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00" calcext:value-type="float">
            <text:p>1000</text:p>
          </table:table-cell>
          <table:table-cell office:value-type="float" office:value="-285.71" calcext:value-type="float">
            <text:p>-285,71</text:p>
          </table:table-cell>
          <table:table-cell office:value-type="float" office:value="68.8196371" calcext:value-type="float">
            <text:p>68,8196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00" calcext:value-type="float">
            <text:p>1000</text:p>
          </table:table-cell>
          <table:table-cell office:value-type="float" office:value="-286.66" calcext:value-type="float">
            <text:p>-286,66</text:p>
          </table:table-cell>
          <table:table-cell office:value-type="float" office:value="66.0975192" calcext:value-type="float">
            <text:p>66,0975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office:value-type="float" office:value="-286.66" calcext:value-type="float">
            <text:p>-286,66</text:p>
          </table:table-cell>
          <table:table-cell office:value-type="float" office:value="41.2136808" calcext:value-type="float">
            <text:p>41,2136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000" calcext:value-type="float">
            <text:p>1000</text:p>
          </table:table-cell>
          <table:table-cell office:value-type="float" office:value="-286.66" calcext:value-type="float">
            <text:p>-286,66</text:p>
          </table:table-cell>
          <table:table-cell office:value-type="float" office:value="41.8969843" calcext:value-type="float">
            <text:p>41,8969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000" calcext:value-type="float">
            <text:p>1000</text:p>
          </table:table-cell>
          <table:table-cell office:value-type="float" office:value="-287.2" calcext:value-type="float">
            <text:p>-287,2</text:p>
          </table:table-cell>
          <table:table-cell office:value-type="float" office:value="40.8442424" calcext:value-type="float">
            <text:p>40,8442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000" calcext:value-type="float">
            <text:p>1000</text:p>
          </table:table-cell>
          <table:table-cell office:value-type="float" office:value="-287.2" calcext:value-type="float">
            <text:p>-287,2</text:p>
          </table:table-cell>
          <table:table-cell office:value-type="float" office:value="37.3434912" calcext:value-type="float">
            <text:p>37,3434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000" calcext:value-type="float">
            <text:p>1000</text:p>
          </table:table-cell>
          <table:table-cell office:value-type="float" office:value="-287.2" calcext:value-type="float">
            <text:p>-287,2</text:p>
          </table:table-cell>
          <table:table-cell office:value-type="float" office:value="62.2558875" calcext:value-type="float">
            <text:p>62,2558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000" calcext:value-type="float">
            <text:p>1000</text:p>
          </table:table-cell>
          <table:table-cell office:value-type="float" office:value="-288.06" calcext:value-type="float">
            <text:p>-288,06</text:p>
          </table:table-cell>
          <table:table-cell office:value-type="float" office:value="61.1463032" calcext:value-type="float">
            <text:p>61,1463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000" calcext:value-type="float">
            <text:p>1000</text:p>
          </table:table-cell>
          <table:table-cell office:value-type="float" office:value="-288.06" calcext:value-type="float">
            <text:p>-288,06</text:p>
          </table:table-cell>
          <table:table-cell office:value-type="float" office:value="32.7949498" calcext:value-type="float">
            <text:p>32,7949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000" calcext:value-type="float">
            <text:p>1000</text:p>
          </table:table-cell>
          <table:table-cell office:value-type="float" office:value="-288.06" calcext:value-type="float">
            <text:p>-288,06</text:p>
          </table:table-cell>
          <table:table-cell office:value-type="float" office:value="34.4813403" calcext:value-type="float">
            <text:p>34,4813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000" calcext:value-type="float">
            <text:p>1000</text:p>
          </table:table-cell>
          <table:table-cell office:value-type="float" office:value="-288.49" calcext:value-type="float">
            <text:p>-288,49</text:p>
          </table:table-cell>
          <table:table-cell office:value-type="float" office:value="29.8672661" calcext:value-type="float">
            <text:p>29,8672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000" calcext:value-type="float">
            <text:p>1000</text:p>
          </table:table-cell>
          <table:table-cell office:value-type="float" office:value="-288.49" calcext:value-type="float">
            <text:p>-288,49</text:p>
          </table:table-cell>
          <table:table-cell office:value-type="float" office:value="6.4254844" calcext:value-type="float">
            <text:p>6,4254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-288.44" calcext:value-type="float">
            <text:p>-288,44</text:p>
          </table:table-cell>
          <table:table-cell office:value-type="float" office:value="-3.5165638" calcext:value-type="float">
            <text:p>-3,5165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000" calcext:value-type="float">
            <text:p>1000</text:p>
          </table:table-cell>
          <table:table-cell office:value-type="float" office:value="-288.44" calcext:value-type="float">
            <text:p>-288,44</text:p>
          </table:table-cell>
          <table:table-cell office:value-type="float" office:value="-11.9137847" calcext:value-type="float">
            <text:p>-11,9137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000" calcext:value-type="float">
            <text:p>1000</text:p>
          </table:table-cell>
          <table:table-cell office:value-type="float" office:value="-288.44" calcext:value-type="float">
            <text:p>-288,44</text:p>
          </table:table-cell>
          <table:table-cell office:value-type="float" office:value="-43.9279705" calcext:value-type="float">
            <text:p>-43,9279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000" calcext:value-type="float">
            <text:p>1000</text:p>
          </table:table-cell>
          <table:table-cell office:value-type="float" office:value="-287.89" calcext:value-type="float">
            <text:p>-287,89</text:p>
          </table:table-cell>
          <table:table-cell office:value-type="float" office:value="-43.1245405" calcext:value-type="float">
            <text:p>-43,1245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000" calcext:value-type="float">
            <text:p>1000</text:p>
          </table:table-cell>
          <table:table-cell office:value-type="float" office:value="-287.89" calcext:value-type="float">
            <text:p>-287,89</text:p>
          </table:table-cell>
          <table:table-cell office:value-type="float" office:value="-9.1682844" calcext:value-type="float">
            <text:p>-9,1682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000" calcext:value-type="float">
            <text:p>1000</text:p>
          </table:table-cell>
          <table:table-cell office:value-type="float" office:value="-287.89" calcext:value-type="float">
            <text:p>-287,89</text:p>
          </table:table-cell>
          <table:table-cell office:value-type="float" office:value="3.4890685" calcext:value-type="float">
            <text:p>3,4890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000" calcext:value-type="float">
            <text:p>1000</text:p>
          </table:table-cell>
          <table:table-cell office:value-type="float" office:value="-287.94" calcext:value-type="float">
            <text:p>-287,94</text:p>
          </table:table-cell>
          <table:table-cell office:value-type="float" office:value="4.2423159" calcext:value-type="float">
            <text:p>4,2423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000" calcext:value-type="float">
            <text:p>1000</text:p>
          </table:table-cell>
          <table:table-cell office:value-type="float" office:value="-287.94" calcext:value-type="float">
            <text:p>-287,94</text:p>
          </table:table-cell>
          <table:table-cell office:value-type="float" office:value="1.4590984" calcext:value-type="float">
            <text:p>1,4590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000" calcext:value-type="float">
            <text:p>1000</text:p>
          </table:table-cell>
          <table:table-cell office:value-type="float" office:value="-287.94" calcext:value-type="float">
            <text:p>-287,94</text:p>
          </table:table-cell>
          <table:table-cell office:value-type="float" office:value="11.5518198" calcext:value-type="float">
            <text:p>11,5518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000" calcext:value-type="float">
            <text:p>1000</text:p>
          </table:table-cell>
          <table:table-cell office:value-type="float" office:value="-288.06" calcext:value-type="float">
            <text:p>-288,06</text:p>
          </table:table-cell>
          <table:table-cell office:value-type="float" office:value="11.1507696" calcext:value-type="float">
            <text:p>11,1507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-288.06" calcext:value-type="float">
            <text:p>-288,06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0,067" table:style-name="ta1">
        <table:table-column table:style-name="co1" table:number-columns-repeated="5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276.4" calcext:value-type="float">
            <text:p>-276,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276.14" calcext:value-type="float">
            <text:p>-276,14</text:p>
          </table:table-cell>
          <table:table-cell office:value-type="float" office:value="-1.7712057087" calcext:value-type="float">
            <text:p>-1,7712057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276.14" calcext:value-type="float">
            <text:p>-276,14</text:p>
          </table:table-cell>
          <table:table-cell office:value-type="float" office:value="-1.1013868432" calcext:value-type="float">
            <text:p>-1,1013868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-276.14" calcext:value-type="float">
            <text:p>-276,14</text:p>
          </table:table-cell>
          <table:table-cell office:value-type="float" office:value="-9.2943003335" calcext:value-type="float">
            <text:p>-9,2943003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-274.55" calcext:value-type="float">
            <text:p>-274,55</text:p>
          </table:table-cell>
          <table:table-cell office:value-type="float" office:value="-9.7423684682" calcext:value-type="float">
            <text:p>-9,7423684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74.55" calcext:value-type="float">
            <text:p>-274,55</text:p>
          </table:table-cell>
          <table:table-cell office:value-type="float" office:value="-4.3486638368" calcext:value-type="float">
            <text:p>-4,3486638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-274.55" calcext:value-type="float">
            <text:p>-274,55</text:p>
          </table:table-cell>
          <table:table-cell office:value-type="float" office:value="-15.1396496467" calcext:value-type="float">
            <text:p>-15,1396496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271.8" calcext:value-type="float">
            <text:p>-271,8</text:p>
          </table:table-cell>
          <table:table-cell office:value-type="float" office:value="-17.5273299465" calcext:value-type="float">
            <text:p>-17,5273299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271.8" calcext:value-type="float">
            <text:p>-271,8</text:p>
          </table:table-cell>
          <table:table-cell office:value-type="float" office:value="-13.100958498" calcext:value-type="float">
            <text:p>-13,100958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269.91" calcext:value-type="float">
            <text:p>-269,91</text:p>
          </table:table-cell>
          <table:table-cell office:value-type="float" office:value="-10.0725741492" calcext:value-type="float">
            <text:p>-10,0725741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269.91" calcext:value-type="float">
            <text:p>-269,91</text:p>
          </table:table-cell>
          <table:table-cell office:value-type="float" office:value="-1.7098271427" calcext:value-type="float">
            <text:p>-1,7098271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-269.91" calcext:value-type="float">
            <text:p>-269,91</text:p>
          </table:table-cell>
          <table:table-cell office:value-type="float" office:value="2.8324099518" calcext:value-type="float">
            <text:p>2,8324099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270.55" calcext:value-type="float">
            <text:p>-270,55</text:p>
          </table:table-cell>
          <table:table-cell office:value-type="float" office:value="3.9178244171" calcext:value-type="float">
            <text:p>3,9178244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-270.55" calcext:value-type="float">
            <text:p>-270,55</text:p>
          </table:table-cell>
          <table:table-cell office:value-type="float" office:value="6.0604725045" calcext:value-type="float">
            <text:p>6,0604725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-270.55" calcext:value-type="float">
            <text:p>-270,55</text:p>
          </table:table-cell>
          <table:table-cell office:value-type="float" office:value="14.1540749567" calcext:value-type="float">
            <text:p>14,1540749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-273.53" calcext:value-type="float">
            <text:p>-273,53</text:p>
          </table:table-cell>
          <table:table-cell office:value-type="float" office:value="15.1421653627" calcext:value-type="float">
            <text:p>15,1421653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-273.53" calcext:value-type="float">
            <text:p>-273,53</text:p>
          </table:table-cell>
          <table:table-cell office:value-type="float" office:value="11.6536662792" calcext:value-type="float">
            <text:p>11,6536662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-273.53" calcext:value-type="float">
            <text:p>-273,53</text:p>
          </table:table-cell>
          <table:table-cell office:value-type="float" office:value="17.4050378213" calcext:value-type="float">
            <text:p>17,4050378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office:value-type="float" office:value="-277.15" calcext:value-type="float">
            <text:p>-277,15</text:p>
          </table:table-cell>
          <table:table-cell office:value-type="float" office:value="17.735023079" calcext:value-type="float">
            <text:p>17,735023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office:value-type="float" office:value="-277.15" calcext:value-type="float">
            <text:p>-277,15</text:p>
          </table:table-cell>
          <table:table-cell office:value-type="float" office:value="12.9272048118" calcext:value-type="float">
            <text:p>12,9272048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77.15" calcext:value-type="float">
            <text:p>-277,15</text:p>
          </table:table-cell>
          <table:table-cell office:value-type="float" office:value="16.5988787932" calcext:value-type="float">
            <text:p>16,5988787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  <table:table-cell office:value-type="float" office:value="-280.58" calcext:value-type="float">
            <text:p>-280,58</text:p>
          </table:table-cell>
          <table:table-cell office:value-type="float" office:value="16.5254756903" calcext:value-type="float">
            <text:p>16,5254756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-280.58" calcext:value-type="float">
            <text:p>-280,58</text:p>
          </table:table-cell>
          <table:table-cell office:value-type="float" office:value="12.231640935" calcext:value-type="float">
            <text:p>12,231640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" calcext:value-type="float">
            <text:p>0</text:p>
          </table:table-cell>
          <table:table-cell office:value-type="float" office:value="-280.58" calcext:value-type="float">
            <text:p>-280,58</text:p>
          </table:table-cell>
          <table:table-cell office:value-type="float" office:value="15.7416019409" calcext:value-type="float">
            <text:p>15,7416019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-283.63" calcext:value-type="float">
            <text:p>-283,63</text:p>
          </table:table-cell>
          <table:table-cell office:value-type="float" office:value="18.5378819886" calcext:value-type="float">
            <text:p>18,5378819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-283.63" calcext:value-type="float">
            <text:p>-283,63</text:p>
          </table:table-cell>
          <table:table-cell office:value-type="float" office:value="17.5400818354" calcext:value-type="float">
            <text:p>17,5400818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-286.29" calcext:value-type="float">
            <text:p>-286,29</text:p>
          </table:table-cell>
          <table:table-cell office:value-type="float" office:value="14.1212069476" calcext:value-type="float">
            <text:p>14,1212069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office:value-type="float" office:value="-286.29" calcext:value-type="float">
            <text:p>-286,29</text:p>
          </table:table-cell>
          <table:table-cell office:value-type="float" office:value="11.2200280886" calcext:value-type="float">
            <text:p>11,2200280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  <table:table-cell office:value-type="float" office:value="-286.29" calcext:value-type="float">
            <text:p>-286,29</text:p>
          </table:table-cell>
          <table:table-cell office:value-type="float" office:value="15.4961880228" calcext:value-type="float">
            <text:p>15,4961880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-289.54" calcext:value-type="float">
            <text:p>-289,54</text:p>
          </table:table-cell>
          <table:table-cell office:value-type="float" office:value="15.4561540756" calcext:value-type="float">
            <text:p>15,4561540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-289.54" calcext:value-type="float">
            <text:p>-289,54</text:p>
          </table:table-cell>
          <table:table-cell office:value-type="float" office:value="11.1406960418" calcext:value-type="float">
            <text:p>11,1406960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 office:value-type="float" office:value="-289.54" calcext:value-type="float">
            <text:p>-289,54</text:p>
          </table:table-cell>
          <table:table-cell office:value-type="float" office:value="13.7187005683" calcext:value-type="float">
            <text:p>13,7187005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" calcext:value-type="float">
            <text:p>0</text:p>
          </table:table-cell>
          <table:table-cell office:value-type="float" office:value="-292.31" calcext:value-type="float">
            <text:p>-292,31</text:p>
          </table:table-cell>
          <table:table-cell office:value-type="float" office:value="13.1512998458" calcext:value-type="float">
            <text:p>13,1512998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" calcext:value-type="float">
            <text:p>0</text:p>
          </table:table-cell>
          <table:table-cell office:value-type="float" office:value="-292.31" calcext:value-type="float">
            <text:p>-292,31</text:p>
          </table:table-cell>
          <table:table-cell office:value-type="float" office:value="8.3283973862" calcext:value-type="float">
            <text:p>8,3283973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292.31" calcext:value-type="float">
            <text:p>-292,31</text:p>
          </table:table-cell>
          <table:table-cell office:value-type="float" office:value="9.5921631782" calcext:value-type="float">
            <text:p>9,5921631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-294.18" calcext:value-type="float">
            <text:p>-294,18</text:p>
          </table:table-cell>
          <table:table-cell office:value-type="float" office:value="8.7285500622" calcext:value-type="float">
            <text:p>8,7285500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-294.18" calcext:value-type="float">
            <text:p>-294,18</text:p>
          </table:table-cell>
          <table:table-cell office:value-type="float" office:value="3.3932277702" calcext:value-type="float">
            <text:p>3,3932277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-294.18" calcext:value-type="float">
            <text:p>-294,18</text:p>
          </table:table-cell>
          <table:table-cell office:value-type="float" office:value="1.0039703775" calcext:value-type="float">
            <text:p>1,0039703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-294.28" calcext:value-type="float">
            <text:p>-294,28</text:p>
          </table:table-cell>
          <table:table-cell office:value-type="float" office:value="0.25459732" calcext:value-type="float">
            <text:p>0,25459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-294.28" calcext:value-type="float">
            <text:p>-294,28</text:p>
          </table:table-cell>
          <table:table-cell office:value-type="float" office:value="-1.7901160165" calcext:value-type="float">
            <text:p>-1,7901160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-294.28" calcext:value-type="float">
            <text:p>-294,28</text:p>
          </table:table-cell>
          <table:table-cell office:value-type="float" office:value="-6.8284047027" calcext:value-type="float">
            <text:p>-6,8284047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-292.98" calcext:value-type="float">
            <text:p>-292,98</text:p>
          </table:table-cell>
          <table:table-cell office:value-type="float" office:value="-8.4952633116" calcext:value-type="float">
            <text:p>-8,4952633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-292.98" calcext:value-type="float">
            <text:p>-292,98</text:p>
          </table:table-cell>
          <table:table-cell office:value-type="float" office:value="-9.6044810076" calcext:value-type="float">
            <text:p>-9,6044810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-291.52" calcext:value-type="float">
            <text:p>-291,52</text:p>
          </table:table-cell>
          <table:table-cell office:value-type="float" office:value="-7.984183439" calcext:value-type="float">
            <text:p>-7,984183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-291.52" calcext:value-type="float">
            <text:p>-291,52</text:p>
          </table:table-cell>
          <table:table-cell office:value-type="float" office:value="-3.0919809565" calcext:value-type="float">
            <text:p>-3,0919809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-291.52" calcext:value-type="float">
            <text:p>-291,52</text:p>
          </table:table-cell>
          <table:table-cell office:value-type="float" office:value="-7.9240861207" calcext:value-type="float">
            <text:p>-7,9240861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-290.18" calcext:value-type="float">
            <text:p>-290,18</text:p>
          </table:table-cell>
          <table:table-cell office:value-type="float" office:value="-7.6359354419" calcext:value-type="float">
            <text:p>-7,6359354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-290.18" calcext:value-type="float">
            <text:p>-290,18</text:p>
          </table:table-cell>
          <table:table-cell office:value-type="float" office:value="-1.7599712626" calcext:value-type="float">
            <text:p>-1,7599712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-290.18" calcext:value-type="float">
            <text:p>-290,18</text:p>
          </table:table-cell>
          <table:table-cell office:value-type="float" office:value="-9.0571725064" calcext:value-type="float">
            <text:p>-9,0571725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-288.78" calcext:value-type="float">
            <text:p>-288,78</text:p>
          </table:table-cell>
          <table:table-cell office:value-type="float" office:value="-8.7165563587" calcext:value-type="float">
            <text:p>-8,7165563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-288.78" calcext:value-type="float">
            <text:p>-288,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276.33" calcext:value-type="float">
            <text:p>-276,33</text:p>
          </table:table-cell>
          <table:table-cell office:value-type="float" office:value="0" calcext:value-type="float">
            <text:p>0</text:p>
          </table:table-cell>
          <table:table-cell office:value-type="float" office:value="11.5796557811" calcext:value-type="float">
            <text:p>11,579655781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-276.05" calcext:value-type="float">
            <text:p>-276,05</text:p>
          </table:table-cell>
          <table:table-cell office:value-type="float" office:value="-1.8656224772" calcext:value-type="float">
            <text:p>-1,8656224772</text:p>
          </table:table-cell>
          <table:table-cell office:value-type="float" office:value="12.8271419064" calcext:value-type="float">
            <text:p>12,827141906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-276.05" calcext:value-type="float">
            <text:p>-276,05</text:p>
          </table:table-cell>
          <table:table-cell office:value-type="float" office:value="-3.2741674168" calcext:value-type="float">
            <text:p>-3,2741674168</text:p>
          </table:table-cell>
          <table:table-cell office:value-type="float" office:value="12.2919174984" calcext:value-type="float">
            <text:p>12,291917498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-275.46" calcext:value-type="float">
            <text:p>-275,46</text:p>
          </table:table-cell>
          <table:table-cell office:value-type="float" office:value="-4.6143023213" calcext:value-type="float">
            <text:p>-4,6143023213</text:p>
          </table:table-cell>
          <table:table-cell office:value-type="float" office:value="10.407528415" calcext:value-type="float">
            <text:p>10,4075284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-275.46" calcext:value-type="float">
            <text:p>-275,46</text:p>
          </table:table-cell>
          <table:table-cell office:value-type="float" office:value="-3.0520944696" calcext:value-type="float">
            <text:p>-3,0520944696</text:p>
          </table:table-cell>
          <table:table-cell office:value-type="float" office:value="17.8009785691" calcext:value-type="float">
            <text:p>17,800978569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-275.46" calcext:value-type="float">
            <text:p>-275,46</text:p>
          </table:table-cell>
          <table:table-cell office:value-type="float" office:value="-6.8252178611" calcext:value-type="float">
            <text:p>-6,8252178611</text:p>
          </table:table-cell>
          <table:table-cell office:value-type="float" office:value="15.7771373272" calcext:value-type="float">
            <text:p>15,777137327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-274.26" calcext:value-type="float">
            <text:p>-274,26</text:p>
          </table:table-cell>
          <table:table-cell office:value-type="float" office:value="-8.509475097" calcext:value-type="float">
            <text:p>-8,509475097</text:p>
          </table:table-cell>
          <table:table-cell office:value-type="float" office:value="12.2665758137" calcext:value-type="float">
            <text:p>12,266575813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-274.26" calcext:value-type="float">
            <text:p>-274,26</text:p>
          </table:table-cell>
          <table:table-cell office:value-type="float" office:value="-5.098076163" calcext:value-type="float">
            <text:p>-5,098076163</text:p>
          </table:table-cell>
          <table:table-cell office:value-type="float" office:value="22.4840950427" calcext:value-type="float">
            <text:p>22,484095042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-274.26" calcext:value-type="float">
            <text:p>-274,26</text:p>
          </table:table-cell>
          <table:table-cell office:value-type="float" office:value="-6.6147670354" calcext:value-type="float">
            <text:p>-6,6147670354</text:p>
          </table:table-cell>
          <table:table-cell office:value-type="float" office:value="24.9060144731" calcext:value-type="float">
            <text:p>24,906014473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-273.34" calcext:value-type="float">
            <text:p>-273,34</text:p>
          </table:table-cell>
          <table:table-cell office:value-type="float" office:value="-5.9661852269" calcext:value-type="float">
            <text:p>-5,9661852269</text:p>
          </table:table-cell>
          <table:table-cell office:value-type="float" office:value="27.768973899" calcext:value-type="float">
            <text:p>27,76897389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-273.34" calcext:value-type="float">
            <text:p>-273,34</text:p>
          </table:table-cell>
          <table:table-cell office:value-type="float" office:value="-1.0790643594" calcext:value-type="float">
            <text:p>-1,0790643594</text:p>
          </table:table-cell>
          <table:table-cell office:value-type="float" office:value="28.449021889" calcext:value-type="float">
            <text:p>28,44902188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-273.34" calcext:value-type="float">
            <text:p>-273,34</text:p>
          </table:table-cell>
          <table:table-cell office:value-type="float" office:value="1.7671686371" calcext:value-type="float">
            <text:p>1,7671686371</text:p>
          </table:table-cell>
          <table:table-cell office:value-type="float" office:value="27.5554772801" calcext:value-type="float">
            <text:p>27,555477280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-273.77" calcext:value-type="float">
            <text:p>-273,77</text:p>
          </table:table-cell>
          <table:table-cell office:value-type="float" office:value="2.8077500524" calcext:value-type="float">
            <text:p>2,8077500524</text:p>
          </table:table-cell>
          <table:table-cell office:value-type="float" office:value="25.8041578481" calcext:value-type="float">
            <text:p>25,804157848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" calcext:value-type="float">
            <text:p>100</text:p>
          </table:table-cell>
          <table:table-cell office:value-type="float" office:value="-273.77" calcext:value-type="float">
            <text:p>-273,77</text:p>
          </table:table-cell>
          <table:table-cell office:value-type="float" office:value="4.7630920018" calcext:value-type="float">
            <text:p>4,7630920018</text:p>
          </table:table-cell>
          <table:table-cell office:value-type="float" office:value="26.2260859663" calcext:value-type="float">
            <text:p>26,226085966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" calcext:value-type="float">
            <text:p>100</text:p>
          </table:table-cell>
          <table:table-cell office:value-type="float" office:value="-273.77" calcext:value-type="float">
            <text:p>-273,77</text:p>
          </table:table-cell>
          <table:table-cell office:value-type="float" office:value="9.6353811932" calcext:value-type="float">
            <text:p>9,6353811932</text:p>
          </table:table-cell>
          <table:table-cell office:value-type="float" office:value="26.762888298" calcext:value-type="float">
            <text:p>26,76288829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office:value-type="float" office:value="-275.61" calcext:value-type="float">
            <text:p>-275,61</text:p>
          </table:table-cell>
          <table:table-cell office:value-type="float" office:value="10.016080714" calcext:value-type="float">
            <text:p>10,016080714</text:p>
          </table:table-cell>
          <table:table-cell office:value-type="float" office:value="20.9430644304" calcext:value-type="float">
            <text:p>20,943064430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" calcext:value-type="float">
            <text:p>100</text:p>
          </table:table-cell>
          <table:table-cell office:value-type="float" office:value="-275.61" calcext:value-type="float">
            <text:p>-275,61</text:p>
          </table:table-cell>
          <table:table-cell office:value-type="float" office:value="8.7229894575" calcext:value-type="float">
            <text:p>8,7229894575</text:p>
          </table:table-cell>
          <table:table-cell office:value-type="float" office:value="19.6638089352" calcext:value-type="float">
            <text:p>19,663808935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" calcext:value-type="float">
            <text:p>100</text:p>
          </table:table-cell>
          <table:table-cell office:value-type="float" office:value="-275.61" calcext:value-type="float">
            <text:p>-275,61</text:p>
          </table:table-cell>
          <table:table-cell office:value-type="float" office:value="12.9286169306" calcext:value-type="float">
            <text:p>12,9286169306</text:p>
          </table:table-cell>
          <table:table-cell office:value-type="float" office:value="20.4526081561" calcext:value-type="float">
            <text:p>20,452608156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-277.89" calcext:value-type="float">
            <text:p>-277,89</text:p>
          </table:table-cell>
          <table:table-cell office:value-type="float" office:value="15.4411620819" calcext:value-type="float">
            <text:p>15,4411620819</text:p>
          </table:table-cell>
          <table:table-cell office:value-type="float" office:value="14.7013386349" calcext:value-type="float">
            <text:p>14,701338634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" calcext:value-type="float">
            <text:p>100</text:p>
          </table:table-cell>
          <table:table-cell office:value-type="float" office:value="-277.89" calcext:value-type="float">
            <text:p>-277,89</text:p>
          </table:table-cell>
          <table:table-cell office:value-type="float" office:value="16.6037776121" calcext:value-type="float">
            <text:p>16,6037776121</text:p>
          </table:table-cell>
          <table:table-cell office:value-type="float" office:value="13.5451314403" calcext:value-type="float">
            <text:p>13,545131440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-281.02" calcext:value-type="float">
            <text:p>-281,02</text:p>
          </table:table-cell>
          <table:table-cell office:value-type="float" office:value="15.7245575898" calcext:value-type="float">
            <text:p>15,7245575898</text:p>
          </table:table-cell>
          <table:table-cell office:value-type="float" office:value="15.1492125634" calcext:value-type="float">
            <text:p>15,149212563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00" calcext:value-type="float">
            <text:p>100</text:p>
          </table:table-cell>
          <table:table-cell office:value-type="float" office:value="-281.02" calcext:value-type="float">
            <text:p>-281,02</text:p>
          </table:table-cell>
          <table:table-cell office:value-type="float" office:value="12.9203339015" calcext:value-type="float">
            <text:p>12,9203339015</text:p>
          </table:table-cell>
          <table:table-cell office:value-type="float" office:value="10.2896666179" calcext:value-type="float">
            <text:p>10,289666617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0" calcext:value-type="float">
            <text:p>100</text:p>
          </table:table-cell>
          <table:table-cell office:value-type="float" office:value="-281.02" calcext:value-type="float">
            <text:p>-281,02</text:p>
          </table:table-cell>
          <table:table-cell office:value-type="float" office:value="15.9947991016" calcext:value-type="float">
            <text:p>15,9947991016</text:p>
          </table:table-cell>
          <table:table-cell office:value-type="float" office:value="9.4185081964" calcext:value-type="float">
            <text:p>9,418508196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0" calcext:value-type="float">
            <text:p>100</text:p>
          </table:table-cell>
          <table:table-cell office:value-type="float" office:value="-284.74" calcext:value-type="float">
            <text:p>-284,74</text:p>
          </table:table-cell>
          <table:table-cell office:value-type="float" office:value="16.9505862683" calcext:value-type="float">
            <text:p>16,9505862683</text:p>
          </table:table-cell>
          <table:table-cell office:value-type="float" office:value="10.7828784347" calcext:value-type="float">
            <text:p>10,782878434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0" calcext:value-type="float">
            <text:p>100</text:p>
          </table:table-cell>
          <table:table-cell office:value-type="float" office:value="-284.74" calcext:value-type="float">
            <text:p>-284,74</text:p>
          </table:table-cell>
          <table:table-cell office:value-type="float" office:value="14.4302914213" calcext:value-type="float">
            <text:p>14,4302914213</text:p>
          </table:table-cell>
          <table:table-cell office:value-type="float" office:value="7.5082833301" calcext:value-type="float">
            <text:p>7,508283330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office:value-type="float" office:value="-284.74" calcext:value-type="float">
            <text:p>-284,74</text:p>
          </table:table-cell>
          <table:table-cell office:value-type="float" office:value="16.2991399485" calcext:value-type="float">
            <text:p>16,2991399485</text:p>
          </table:table-cell>
          <table:table-cell office:value-type="float" office:value="6.2569383331" calcext:value-type="float">
            <text:p>6,256938333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0" calcext:value-type="float">
            <text:p>100</text:p>
          </table:table-cell>
          <table:table-cell office:value-type="float" office:value="-288.19" calcext:value-type="float">
            <text:p>-288,19</text:p>
          </table:table-cell>
          <table:table-cell office:value-type="float" office:value="15.1522852906" calcext:value-type="float">
            <text:p>15,1522852906</text:p>
          </table:table-cell>
          <table:table-cell office:value-type="float" office:value="3.3898988953" calcext:value-type="float">
            <text:p>3,3898988953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00" calcext:value-type="float">
            <text:p>100</text:p>
          </table:table-cell>
          <table:table-cell office:value-type="float" office:value="-288.19" calcext:value-type="float">
            <text:p>-288,19</text:p>
          </table:table-cell>
          <table:table-cell office:value-type="float" office:value="11.876533163" calcext:value-type="float">
            <text:p>11,876533163</text:p>
          </table:table-cell>
          <table:table-cell office:value-type="float" office:value="3.1842379934" calcext:value-type="float">
            <text:p>3,184237993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0" calcext:value-type="float">
            <text:p>100</text:p>
          </table:table-cell>
          <table:table-cell office:value-type="float" office:value="-288.19" calcext:value-type="float">
            <text:p>-288,19</text:p>
          </table:table-cell>
          <table:table-cell office:value-type="float" office:value="14.0959884156" calcext:value-type="float">
            <text:p>14,0959884156</text:p>
          </table:table-cell>
          <table:table-cell office:value-type="float" office:value="4.3827962632" calcext:value-type="float">
            <text:p>4,382796263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0" calcext:value-type="float">
            <text:p>100</text:p>
          </table:table-cell>
          <table:table-cell office:value-type="float" office:value="-291.05" calcext:value-type="float">
            <text:p>-291,05</text:p>
          </table:table-cell>
          <table:table-cell office:value-type="float" office:value="13.4150089983" calcext:value-type="float">
            <text:p>13,4150089983</text:p>
          </table:table-cell>
          <table:table-cell office:value-type="float" office:value="0.3959305303" calcext:value-type="float">
            <text:p>0,395930530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-291.05" calcext:value-type="float">
            <text:p>-291,05</text:p>
          </table:table-cell>
          <table:table-cell office:value-type="float" office:value="10.5665001123" calcext:value-type="float">
            <text:p>10,5665001123</text:p>
          </table:table-cell>
          <table:table-cell office:value-type="float" office:value="-0.7479538099" calcext:value-type="float">
            <text:p>-0,747953809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00" calcext:value-type="float">
            <text:p>100</text:p>
          </table:table-cell>
          <table:table-cell office:value-type="float" office:value="-291.05" calcext:value-type="float">
            <text:p>-291,05</text:p>
          </table:table-cell>
          <table:table-cell office:value-type="float" office:value="13.1122845197" calcext:value-type="float">
            <text:p>13,1122845197</text:p>
          </table:table-cell>
          <table:table-cell office:value-type="float" office:value="0.7063145159" calcext:value-type="float">
            <text:p>0,7063145159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office:value-type="float" office:value="-293.63" calcext:value-type="float">
            <text:p>-293,63</text:p>
          </table:table-cell>
          <table:table-cell office:value-type="float" office:value="13.4153793341" calcext:value-type="float">
            <text:p>13,4153793341</text:p>
          </table:table-cell>
          <table:table-cell office:value-type="float" office:value="-2.6516085356" calcext:value-type="float">
            <text:p>-2,6516085356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00" calcext:value-type="float">
            <text:p>100</text:p>
          </table:table-cell>
          <table:table-cell office:value-type="float" office:value="-293.63" calcext:value-type="float">
            <text:p>-293,63</text:p>
          </table:table-cell>
          <table:table-cell office:value-type="float" office:value="10.9911531741" calcext:value-type="float">
            <text:p>10,9911531741</text:p>
          </table:table-cell>
          <table:table-cell office:value-type="float" office:value="-3.6619625994" calcext:value-type="float">
            <text:p>-3,6619625994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00" calcext:value-type="float">
            <text:p>100</text:p>
          </table:table-cell>
          <table:table-cell office:value-type="float" office:value="-295.28" calcext:value-type="float">
            <text:p>-295,28</text:p>
          </table:table-cell>
          <table:table-cell office:value-type="float" office:value="8.3768291871" calcext:value-type="float">
            <text:p>8,3768291871</text:p>
          </table:table-cell>
          <table:table-cell office:value-type="float" office:value="-2.4963822254" calcext:value-type="float">
            <text:p>-2,4963822254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00" calcext:value-type="float">
            <text:p>100</text:p>
          </table:table-cell>
          <table:table-cell office:value-type="float" office:value="-295.28" calcext:value-type="float">
            <text:p>-295,28</text:p>
          </table:table-cell>
          <table:table-cell office:value-type="float" office:value="4.0098541029" calcext:value-type="float">
            <text:p>4,0098541029</text:p>
          </table:table-cell>
          <table:table-cell office:value-type="float" office:value="-6.0870236397" calcext:value-type="float">
            <text:p>-6,0870236397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00" calcext:value-type="float">
            <text:p>100</text:p>
          </table:table-cell>
          <table:table-cell office:value-type="float" office:value="-295.28" calcext:value-type="float">
            <text:p>-295,28</text:p>
          </table:table-cell>
          <table:table-cell office:value-type="float" office:value="1.5471583318" calcext:value-type="float">
            <text:p>1,5471583318</text:p>
          </table:table-cell>
          <table:table-cell office:value-type="float" office:value="-7.7779763531" calcext:value-type="float">
            <text:p>-7,7779763531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00" calcext:value-type="float">
            <text:p>100</text:p>
          </table:table-cell>
          <table:table-cell office:value-type="float" office:value="-295.38" calcext:value-type="float">
            <text:p>-295,38</text:p>
          </table:table-cell>
          <table:table-cell office:value-type="float" office:value="0.5851927601" calcext:value-type="float">
            <text:p>0,5851927601</text:p>
          </table:table-cell>
          <table:table-cell office:value-type="float" office:value="-7.1879933409" calcext:value-type="float">
            <text:p>-7,1879933409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00" calcext:value-type="float">
            <text:p>100</text:p>
          </table:table-cell>
          <table:table-cell office:value-type="float" office:value="-295.38" calcext:value-type="float">
            <text:p>-295,38</text:p>
          </table:table-cell>
          <table:table-cell office:value-type="float" office:value="-1.2189706372" calcext:value-type="float">
            <text:p>-1,2189706372</text:p>
          </table:table-cell>
          <table:table-cell office:value-type="float" office:value="-7.2865345557" calcext:value-type="float">
            <text:p>-7,2865345557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00" calcext:value-type="float">
            <text:p>100</text:p>
          </table:table-cell>
          <table:table-cell office:value-type="float" office:value="-295.38" calcext:value-type="float">
            <text:p>-295,38</text:p>
          </table:table-cell>
          <table:table-cell office:value-type="float" office:value="-4.8994383284" calcext:value-type="float">
            <text:p>-4,8994383284</text:p>
          </table:table-cell>
          <table:table-cell office:value-type="float" office:value="-8.2144383994" calcext:value-type="float">
            <text:p>-8,214438399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" calcext:value-type="float">
            <text:p>100</text:p>
          </table:table-cell>
          <table:table-cell office:value-type="float" office:value="-294.19" calcext:value-type="float">
            <text:p>-294,19</text:p>
          </table:table-cell>
          <table:table-cell office:value-type="float" office:value="-5.828760207" calcext:value-type="float">
            <text:p>-5,828760207</text:p>
          </table:table-cell>
          <table:table-cell office:value-type="float" office:value="-8.8857312917" calcext:value-type="float">
            <text:p>-8,8857312917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00" calcext:value-type="float">
            <text:p>100</text:p>
          </table:table-cell>
          <table:table-cell office:value-type="float" office:value="-294.19" calcext:value-type="float">
            <text:p>-294,19</text:p>
          </table:table-cell>
          <table:table-cell office:value-type="float" office:value="-4.4345853939" calcext:value-type="float">
            <text:p>-4,4345853939</text:p>
          </table:table-cell>
          <table:table-cell office:value-type="float" office:value="-4.9849953519" calcext:value-type="float">
            <text:p>-4,9849953519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00" calcext:value-type="float">
            <text:p>100</text:p>
          </table:table-cell>
          <table:table-cell office:value-type="float" office:value="-294.19" calcext:value-type="float">
            <text:p>-294,19</text:p>
          </table:table-cell>
          <table:table-cell office:value-type="float" office:value="-8.6333338765" calcext:value-type="float">
            <text:p>-8,6333338765</text:p>
          </table:table-cell>
          <table:table-cell office:value-type="float" office:value="-3.7719077971" calcext:value-type="float">
            <text:p>-3,7719077971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00" calcext:value-type="float">
            <text:p>100</text:p>
          </table:table-cell>
          <table:table-cell office:value-type="float" office:value="-292.6" calcext:value-type="float">
            <text:p>-292,6</text:p>
          </table:table-cell>
          <table:table-cell office:value-type="float" office:value="-8.3350649917" calcext:value-type="float">
            <text:p>-8,3350649917</text:p>
          </table:table-cell>
          <table:table-cell office:value-type="float" office:value="-2.5101417608" calcext:value-type="float">
            <text:p>-2,5101417608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00" calcext:value-type="float">
            <text:p>100</text:p>
          </table:table-cell>
          <table:table-cell office:value-type="float" office:value="-292.6" calcext:value-type="float">
            <text:p>-292,6</text:p>
          </table:table-cell>
          <table:table-cell office:value-type="float" office:value="-4.0294884931" calcext:value-type="float">
            <text:p>-4,0294884931</text:p>
          </table:table-cell>
          <table:table-cell office:value-type="float" office:value="-2.9755293754" calcext:value-type="float">
            <text:p>-2,9755293754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00" calcext:value-type="float">
            <text:p>100</text:p>
          </table:table-cell>
          <table:table-cell office:value-type="float" office:value="-292.6" calcext:value-type="float">
            <text:p>-292,6</text:p>
          </table:table-cell>
          <table:table-cell office:value-type="float" office:value="-8.4714283162" calcext:value-type="float">
            <text:p>-8,4714283162</text:p>
          </table:table-cell>
          <table:table-cell office:value-type="float" office:value="-6.0872494967" calcext:value-type="float">
            <text:p>-6,0872494967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00" calcext:value-type="float">
            <text:p>100</text:p>
          </table:table-cell>
          <table:table-cell office:value-type="float" office:value="-291.1" calcext:value-type="float">
            <text:p>-291,1</text:p>
          </table:table-cell>
          <table:table-cell office:value-type="float" office:value="-7.5116709372" calcext:value-type="float">
            <text:p>-7,5116709372</text:p>
          </table:table-cell>
          <table:table-cell office:value-type="float" office:value="-2.0179036349" calcext:value-type="float">
            <text:p>-2,0179036349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00" calcext:value-type="float">
            <text:p>100</text:p>
          </table:table-cell>
          <table:table-cell office:value-type="float" office:value="-291.1" calcext:value-type="float">
            <text:p>-291,1</text:p>
          </table:table-cell>
          <table:table-cell office:value-type="float" office:value="-2.4344538909" calcext:value-type="float">
            <text:p>-2,4344538909</text:p>
          </table:table-cell>
          <table:table-cell office:value-type="float" office:value="-1.7184032968" calcext:value-type="float">
            <text:p>-1,7184032968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office:value-type="float" office:value="-291.1" calcext:value-type="float">
            <text:p>-291,1</text:p>
          </table:table-cell>
          <table:table-cell office:value-type="float" office:value="-7.5615747348" calcext:value-type="float">
            <text:p>-7,5615747348</text:p>
          </table:table-cell>
          <table:table-cell office:value-type="float" office:value="-5.1296459734" calcext:value-type="float">
            <text:p>-5,1296459734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00" calcext:value-type="float">
            <text:p>100</text:p>
          </table:table-cell>
          <table:table-cell office:value-type="float" office:value="-289.95" calcext:value-type="float">
            <text:p>-289,95</text:p>
          </table:table-cell>
          <table:table-cell office:value-type="float" office:value="-6.4991490147" calcext:value-type="float">
            <text:p>-6,4991490147</text:p>
          </table:table-cell>
          <table:table-cell office:value-type="float" office:value="1.3253647277" calcext:value-type="float">
            <text:p>1,325364727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-289.95" calcext:value-type="float">
            <text:p>-289,95</text:p>
          </table:table-cell>
          <table:table-cell office:value-type="float" office:value="0" calcext:value-type="float">
            <text:p>0</text:p>
          </table:table-cell>
          <table:table-cell office:value-type="float" office:value="1.587930217" calcext:value-type="float">
            <text:p>1,5879302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-278.51" calcext:value-type="float">
            <text:p>-278,51</text:p>
          </table:table-cell>
          <table:table-cell office:value-type="float" office:value="0" calcext:value-type="float">
            <text:p>0</text:p>
          </table:table-cell>
          <table:table-cell office:value-type="float" office:value="14.3444788263" calcext:value-type="float">
            <text:p>14,34447882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-278.51" calcext:value-type="float">
            <text:p>-278,51</text:p>
          </table:table-cell>
          <table:table-cell office:value-type="float" office:value="-1.0589439847" calcext:value-type="float">
            <text:p>-1,0589439847</text:p>
          </table:table-cell>
          <table:table-cell office:value-type="float" office:value="15.7656870272" calcext:value-type="float">
            <text:p>15,7656870272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-278.51" calcext:value-type="float">
            <text:p>-278,51</text:p>
          </table:table-cell>
          <table:table-cell office:value-type="float" office:value="-3.5210003346" calcext:value-type="float">
            <text:p>-3,5210003346</text:p>
          </table:table-cell>
          <table:table-cell office:value-type="float" office:value="14.4725062721" calcext:value-type="float">
            <text:p>14,472506272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-277.83" calcext:value-type="float">
            <text:p>-277,83</text:p>
          </table:table-cell>
          <table:table-cell office:value-type="float" office:value="-3.7852392628" calcext:value-type="float">
            <text:p>-3,7852392628</text:p>
          </table:table-cell>
          <table:table-cell office:value-type="float" office:value="16.2750369397" calcext:value-type="float">
            <text:p>16,27503693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-277.83" calcext:value-type="float">
            <text:p>-277,83</text:p>
          </table:table-cell>
          <table:table-cell office:value-type="float" office:value="-4.3727595493" calcext:value-type="float">
            <text:p>-4,3727595493</text:p>
          </table:table-cell>
          <table:table-cell office:value-type="float" office:value="16.6846322607" calcext:value-type="float">
            <text:p>16,684632260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-277.83" calcext:value-type="float">
            <text:p>-277,83</text:p>
          </table:table-cell>
          <table:table-cell office:value-type="float" office:value="-9.8830665922" calcext:value-type="float">
            <text:p>-9,8830665922</text:p>
          </table:table-cell>
          <table:table-cell office:value-type="float" office:value="10.794677597" calcext:value-type="float">
            <text:p>10,7946775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-276.01" calcext:value-type="float">
            <text:p>-276,01</text:p>
          </table:table-cell>
          <table:table-cell office:value-type="float" office:value="-8.4326919312" calcext:value-type="float">
            <text:p>-8,4326919312</text:p>
          </table:table-cell>
          <table:table-cell office:value-type="float" office:value="12.729221058" calcext:value-type="float">
            <text:p>12,72922105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office:value-type="float" office:value="-276.01" calcext:value-type="float">
            <text:p>-276,01</text:p>
          </table:table-cell>
          <table:table-cell office:value-type="float" office:value="-4.8878912871" calcext:value-type="float">
            <text:p>-4,8878912871</text:p>
          </table:table-cell>
          <table:table-cell office:value-type="float" office:value="14.1549786661" calcext:value-type="float">
            <text:p>14,154978666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float" office:value="-276.01" calcext:value-type="float">
            <text:p>-276,01</text:p>
          </table:table-cell>
          <table:table-cell office:value-type="float" office:value="-7.8160796417" calcext:value-type="float">
            <text:p>-7,8160796417</text:p>
          </table:table-cell>
          <table:table-cell office:value-type="float" office:value="11.8373167565" calcext:value-type="float">
            <text:p>11,837316756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float" office:value="-274.37" calcext:value-type="float">
            <text:p>-274,37</text:p>
          </table:table-cell>
          <table:table-cell office:value-type="float" office:value="-6.5295667266" calcext:value-type="float">
            <text:p>-6,5295667266</text:p>
          </table:table-cell>
          <table:table-cell office:value-type="float" office:value="13.6978317098" calcext:value-type="float">
            <text:p>13,697831709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-274.37" calcext:value-type="float">
            <text:p>-274,37</text:p>
          </table:table-cell>
          <table:table-cell office:value-type="float" office:value="-1.9233237616" calcext:value-type="float">
            <text:p>-1,9233237616</text:p>
          </table:table-cell>
          <table:table-cell office:value-type="float" office:value="14.3527670412" calcext:value-type="float">
            <text:p>14,352767041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float" office:value="-274.23" calcext:value-type="float">
            <text:p>-274,23</text:p>
          </table:table-cell>
          <table:table-cell office:value-type="float" office:value="0.1875459109" calcext:value-type="float">
            <text:p>0,1875459109</text:p>
          </table:table-cell>
          <table:table-cell office:value-type="float" office:value="13.9209373146" calcext:value-type="float">
            <text:p>13,920937314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-274.23" calcext:value-type="float">
            <text:p>-274,23</text:p>
          </table:table-cell>
          <table:table-cell office:value-type="float" office:value="2.5884331033" calcext:value-type="float">
            <text:p>2,5884331033</text:p>
          </table:table-cell>
          <table:table-cell office:value-type="float" office:value="12.7641127351" calcext:value-type="float">
            <text:p>12,764112735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office:value-type="float" office:value="-274.23" calcext:value-type="float">
            <text:p>-274,23</text:p>
          </table:table-cell>
          <table:table-cell office:value-type="float" office:value="7.0192029544" calcext:value-type="float">
            <text:p>7,0192029544</text:p>
          </table:table-cell>
          <table:table-cell office:value-type="float" office:value="13.2194691633" calcext:value-type="float">
            <text:p>13,219469163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00" calcext:value-type="float">
            <text:p>200</text:p>
          </table:table-cell>
          <table:table-cell office:value-type="float" office:value="-276.08" calcext:value-type="float">
            <text:p>-276,08</text:p>
          </table:table-cell>
          <table:table-cell office:value-type="float" office:value="8.8710534208" calcext:value-type="float">
            <text:p>8,8710534208</text:p>
          </table:table-cell>
          <table:table-cell office:value-type="float" office:value="13.9981106549" calcext:value-type="float">
            <text:p>13,998110654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0" calcext:value-type="float">
            <text:p>200</text:p>
          </table:table-cell>
          <table:table-cell office:value-type="float" office:value="-276.08" calcext:value-type="float">
            <text:p>-276,08</text:p>
          </table:table-cell>
          <table:table-cell office:value-type="float" office:value="8.0430859999" calcext:value-type="float">
            <text:p>8,0430859999</text:p>
          </table:table-cell>
          <table:table-cell office:value-type="float" office:value="10.8247882613" calcext:value-type="float">
            <text:p>10,824788261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-276.08" calcext:value-type="float">
            <text:p>-276,08</text:p>
          </table:table-cell>
          <table:table-cell office:value-type="float" office:value="11.1632099982" calcext:value-type="float">
            <text:p>11,1632099982</text:p>
          </table:table-cell>
          <table:table-cell office:value-type="float" office:value="11.3227227138" calcext:value-type="float">
            <text:p>11,322722713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office:value-type="float" office:value="-278.77" calcext:value-type="float">
            <text:p>-278,77</text:p>
          </table:table-cell>
          <table:table-cell office:value-type="float" office:value="12.4425675277" calcext:value-type="float">
            <text:p>12,4425675277</text:p>
          </table:table-cell>
          <table:table-cell office:value-type="float" office:value="12.6560057427" calcext:value-type="float">
            <text:p>12,656005742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-278.77" calcext:value-type="float">
            <text:p>-278,77</text:p>
          </table:table-cell>
          <table:table-cell office:value-type="float" office:value="10.8275463632" calcext:value-type="float">
            <text:p>10,8275463632</text:p>
          </table:table-cell>
          <table:table-cell office:value-type="float" office:value="8.9682581464" calcext:value-type="float">
            <text:p>8,968258146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00" calcext:value-type="float">
            <text:p>200</text:p>
          </table:table-cell>
          <table:table-cell office:value-type="float" office:value="-278.77" calcext:value-type="float">
            <text:p>-278,77</text:p>
          </table:table-cell>
          <table:table-cell office:value-type="float" office:value="13.3750787403" calcext:value-type="float">
            <text:p>13,3750787403</text:p>
          </table:table-cell>
          <table:table-cell office:value-type="float" office:value="6.7163830142" calcext:value-type="float">
            <text:p>6,716383014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-281.25" calcext:value-type="float">
            <text:p>-281,25</text:p>
          </table:table-cell>
          <table:table-cell office:value-type="float" office:value="13.3434139708" calcext:value-type="float">
            <text:p>13,3434139708</text:p>
          </table:table-cell>
          <table:table-cell office:value-type="float" office:value="4.4532874791" calcext:value-type="float">
            <text:p>4,453287479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00" calcext:value-type="float">
            <text:p>200</text:p>
          </table:table-cell>
          <table:table-cell office:value-type="float" office:value="-281.25" calcext:value-type="float">
            <text:p>-281,25</text:p>
          </table:table-cell>
          <table:table-cell office:value-type="float" office:value="10.7947713166" calcext:value-type="float">
            <text:p>10,7947713166</text:p>
          </table:table-cell>
          <table:table-cell office:value-type="float" office:value="3.6524309583" calcext:value-type="float">
            <text:p>3,652430958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float" office:value="-281.25" calcext:value-type="float">
            <text:p>-281,25</text:p>
          </table:table-cell>
          <table:table-cell office:value-type="float" office:value="12.7248527585" calcext:value-type="float">
            <text:p>12,7248527585</text:p>
          </table:table-cell>
          <table:table-cell office:value-type="float" office:value="3.8160334477" calcext:value-type="float">
            <text:p>3,8160334477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00" calcext:value-type="float">
            <text:p>200</text:p>
          </table:table-cell>
          <table:table-cell office:value-type="float" office:value="-283.37" calcext:value-type="float">
            <text:p>-283,37</text:p>
          </table:table-cell>
          <table:table-cell office:value-type="float" office:value="13.8313770813" calcext:value-type="float">
            <text:p>13,8313770813</text:p>
          </table:table-cell>
          <table:table-cell office:value-type="float" office:value="-0.6077076746" calcext:value-type="float">
            <text:p>-0,607707674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float" office:value="-283.37" calcext:value-type="float">
            <text:p>-283,37</text:p>
          </table:table-cell>
          <table:table-cell office:value-type="float" office:value="14.011941887" calcext:value-type="float">
            <text:p>14,011941887</text:p>
          </table:table-cell>
          <table:table-cell office:value-type="float" office:value="-2.9575868022" calcext:value-type="float">
            <text:p>-2,957586802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float" office:value="-285.92" calcext:value-type="float">
            <text:p>-285,92</text:p>
          </table:table-cell>
          <table:table-cell office:value-type="float" office:value="13.4216974006" calcext:value-type="float">
            <text:p>13,4216974006</text:p>
          </table:table-cell>
          <table:table-cell office:value-type="float" office:value="-3.1617856703" calcext:value-type="float">
            <text:p>-3,161785670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00" calcext:value-type="float">
            <text:p>200</text:p>
          </table:table-cell>
          <table:table-cell office:value-type="float" office:value="-285.92" calcext:value-type="float">
            <text:p>-285,92</text:p>
          </table:table-cell>
          <table:table-cell office:value-type="float" office:value="11.0485066012" calcext:value-type="float">
            <text:p>11,0485066012</text:p>
          </table:table-cell>
          <table:table-cell office:value-type="float" office:value="-7.8099527061" calcext:value-type="float">
            <text:p>-7,809952706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00" calcext:value-type="float">
            <text:p>200</text:p>
          </table:table-cell>
          <table:table-cell office:value-type="float" office:value="-285.92" calcext:value-type="float">
            <text:p>-285,92</text:p>
          </table:table-cell>
          <table:table-cell office:value-type="float" office:value="12.2129254498" calcext:value-type="float">
            <text:p>12,2129254498</text:p>
          </table:table-cell>
          <table:table-cell office:value-type="float" office:value="-9.353802866" calcext:value-type="float">
            <text:p>-9,35380286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float" office:value="-288.62" calcext:value-type="float">
            <text:p>-288,62</text:p>
          </table:table-cell>
          <table:table-cell office:value-type="float" office:value="12.7078805664" calcext:value-type="float">
            <text:p>12,7078805664</text:p>
          </table:table-cell>
          <table:table-cell office:value-type="float" office:value="-8.5102069782" calcext:value-type="float">
            <text:p>-8,510206978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00" calcext:value-type="float">
            <text:p>200</text:p>
          </table:table-cell>
          <table:table-cell office:value-type="float" office:value="-288.62" calcext:value-type="float">
            <text:p>-288,62</text:p>
          </table:table-cell>
          <table:table-cell office:value-type="float" office:value="10.3254040092" calcext:value-type="float">
            <text:p>10,3254040092</text:p>
          </table:table-cell>
          <table:table-cell office:value-type="float" office:value="-12.2370245056" calcext:value-type="float">
            <text:p>-12,237024505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 office:value-type="float" office:value="-288.62" calcext:value-type="float">
            <text:p>-288,62</text:p>
          </table:table-cell>
          <table:table-cell office:value-type="float" office:value="11.4510800274" calcext:value-type="float">
            <text:p>11,4510800274</text:p>
          </table:table-cell>
          <table:table-cell office:value-type="float" office:value="-13.4279181161" calcext:value-type="float">
            <text:p>-13,427918116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00" calcext:value-type="float">
            <text:p>200</text:p>
          </table:table-cell>
          <table:table-cell office:value-type="float" office:value="-291.21" calcext:value-type="float">
            <text:p>-291,21</text:p>
          </table:table-cell>
          <table:table-cell office:value-type="float" office:value="11.8150458359" calcext:value-type="float">
            <text:p>11,8150458359</text:p>
          </table:table-cell>
          <table:table-cell office:value-type="float" office:value="-12.6806099852" calcext:value-type="float">
            <text:p>-12,6806099852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00" calcext:value-type="float">
            <text:p>200</text:p>
          </table:table-cell>
          <table:table-cell office:value-type="float" office:value="-291.21" calcext:value-type="float">
            <text:p>-291,21</text:p>
          </table:table-cell>
          <table:table-cell office:value-type="float" office:value="8.7830227372" calcext:value-type="float">
            <text:p>8,7830227372</text:p>
          </table:table-cell>
          <table:table-cell office:value-type="float" office:value="-16.6553351707" calcext:value-type="float">
            <text:p>-16,6553351707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200" calcext:value-type="float">
            <text:p>200</text:p>
          </table:table-cell>
          <table:table-cell office:value-type="float" office:value="-291.21" calcext:value-type="float">
            <text:p>-291,21</text:p>
          </table:table-cell>
          <table:table-cell office:value-type="float" office:value="8.4836236964" calcext:value-type="float">
            <text:p>8,4836236964</text:p>
          </table:table-cell>
          <table:table-cell office:value-type="float" office:value="-19.185844697" calcext:value-type="float">
            <text:p>-19,185844697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00" calcext:value-type="float">
            <text:p>200</text:p>
          </table:table-cell>
          <table:table-cell office:value-type="float" office:value="-292.61" calcext:value-type="float">
            <text:p>-292,61</text:p>
          </table:table-cell>
          <table:table-cell office:value-type="float" office:value="7.1671021379" calcext:value-type="float">
            <text:p>7,1671021379</text:p>
          </table:table-cell>
          <table:table-cell office:value-type="float" office:value="-20.3826584275" calcext:value-type="float">
            <text:p>-20,382658427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00" calcext:value-type="float">
            <text:p>200</text:p>
          </table:table-cell>
          <table:table-cell office:value-type="float" office:value="-292.61" calcext:value-type="float">
            <text:p>-292,61</text:p>
          </table:table-cell>
          <table:table-cell office:value-type="float" office:value="3.4469559345" calcext:value-type="float">
            <text:p>3,4469559345</text:p>
          </table:table-cell>
          <table:table-cell office:value-type="float" office:value="-21.1091578324" calcext:value-type="float">
            <text:p>-21,1091578324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00" calcext:value-type="float">
            <text:p>200</text:p>
          </table:table-cell>
          <table:table-cell office:value-type="float" office:value="-292.61" calcext:value-type="float">
            <text:p>-292,61</text:p>
          </table:table-cell>
          <table:table-cell office:value-type="float" office:value="2.2922580623" calcext:value-type="float">
            <text:p>2,2922580623</text:p>
          </table:table-cell>
          <table:table-cell office:value-type="float" office:value="-20.5159603612" calcext:value-type="float">
            <text:p>-20,5159603612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00" calcext:value-type="float">
            <text:p>200</text:p>
          </table:table-cell>
          <table:table-cell office:value-type="float" office:value="-293.06" calcext:value-type="float">
            <text:p>-293,06</text:p>
          </table:table-cell>
          <table:table-cell office:value-type="float" office:value="1.4954121682" calcext:value-type="float">
            <text:p>1,4954121682</text:p>
          </table:table-cell>
          <table:table-cell office:value-type="float" office:value="-19.6577267623" calcext:value-type="float">
            <text:p>-19,6577267623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200" calcext:value-type="float">
            <text:p>200</text:p>
          </table:table-cell>
          <table:table-cell office:value-type="float" office:value="-293.06" calcext:value-type="float">
            <text:p>-293,06</text:p>
          </table:table-cell>
          <table:table-cell office:value-type="float" office:value="-0.7718477385" calcext:value-type="float">
            <text:p>-0,7718477385</text:p>
          </table:table-cell>
          <table:table-cell office:value-type="float" office:value="-19.4544952201" calcext:value-type="float">
            <text:p>-19,4544952201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200" calcext:value-type="float">
            <text:p>200</text:p>
          </table:table-cell>
          <table:table-cell office:value-type="float" office:value="-293.06" calcext:value-type="float">
            <text:p>-293,06</text:p>
          </table:table-cell>
          <table:table-cell office:value-type="float" office:value="-3.3893127458" calcext:value-type="float">
            <text:p>-3,3893127458</text:p>
          </table:table-cell>
          <table:table-cell office:value-type="float" office:value="-18.9888867735" calcext:value-type="float">
            <text:p>-18,988886773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" calcext:value-type="float">
            <text:p>200</text:p>
          </table:table-cell>
          <table:table-cell office:value-type="float" office:value="-292.45" calcext:value-type="float">
            <text:p>-292,45</text:p>
          </table:table-cell>
          <table:table-cell office:value-type="float" office:value="-3.5989616552" calcext:value-type="float">
            <text:p>-3,5989616552</text:p>
          </table:table-cell>
          <table:table-cell office:value-type="float" office:value="-16.3283089412" calcext:value-type="float">
            <text:p>-16,3283089412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200" calcext:value-type="float">
            <text:p>200</text:p>
          </table:table-cell>
          <table:table-cell office:value-type="float" office:value="-292.45" calcext:value-type="float">
            <text:p>-292,45</text:p>
          </table:table-cell>
          <table:table-cell office:value-type="float" office:value="-3.3814398237" calcext:value-type="float">
            <text:p>-3,3814398237</text:p>
          </table:table-cell>
          <table:table-cell office:value-type="float" office:value="-15.1224391557" calcext:value-type="float">
            <text:p>-15,1224391557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200" calcext:value-type="float">
            <text:p>200</text:p>
          </table:table-cell>
          <table:table-cell office:value-type="float" office:value="-292.45" calcext:value-type="float">
            <text:p>-292,45</text:p>
          </table:table-cell>
          <table:table-cell office:value-type="float" office:value="-7.1296274165" calcext:value-type="float">
            <text:p>-7,1296274165</text:p>
          </table:table-cell>
          <table:table-cell office:value-type="float" office:value="-15.4140663305" calcext:value-type="float">
            <text:p>-15,4140663305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200" calcext:value-type="float">
            <text:p>200</text:p>
          </table:table-cell>
          <table:table-cell office:value-type="float" office:value="-291.08" calcext:value-type="float">
            <text:p>-291,08</text:p>
          </table:table-cell>
          <table:table-cell office:value-type="float" office:value="-7.1878050173" calcext:value-type="float">
            <text:p>-7,1878050173</text:p>
          </table:table-cell>
          <table:table-cell office:value-type="float" office:value="-11.2724479037" calcext:value-type="float">
            <text:p>-11,2724479037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200" calcext:value-type="float">
            <text:p>200</text:p>
          </table:table-cell>
          <table:table-cell office:value-type="float" office:value="-291.08" calcext:value-type="float">
            <text:p>-291,08</text:p>
          </table:table-cell>
          <table:table-cell office:value-type="float" office:value="-6.6690886924" calcext:value-type="float">
            <text:p>-6,6690886924</text:p>
          </table:table-cell>
          <table:table-cell office:value-type="float" office:value="-10.6122838722" calcext:value-type="float">
            <text:p>-10,6122838722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200" calcext:value-type="float">
            <text:p>200</text:p>
          </table:table-cell>
          <table:table-cell office:value-type="float" office:value="-289.77" calcext:value-type="float">
            <text:p>-289,77</text:p>
          </table:table-cell>
          <table:table-cell office:value-type="float" office:value="-6.9664603802" calcext:value-type="float">
            <text:p>-6,9664603802</text:p>
          </table:table-cell>
          <table:table-cell office:value-type="float" office:value="-12.3085723383" calcext:value-type="float">
            <text:p>-12,3085723383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200" calcext:value-type="float">
            <text:p>200</text:p>
          </table:table-cell>
          <table:table-cell office:value-type="float" office:value="-289.77" calcext:value-type="float">
            <text:p>-289,77</text:p>
          </table:table-cell>
          <table:table-cell office:value-type="float" office:value="-3.2670892353" calcext:value-type="float">
            <text:p>-3,2670892353</text:p>
          </table:table-cell>
          <table:table-cell office:value-type="float" office:value="-6.9314147572" calcext:value-type="float">
            <text:p>-6,9314147572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200" calcext:value-type="float">
            <text:p>200</text:p>
          </table:table-cell>
          <table:table-cell office:value-type="float" office:value="-289.77" calcext:value-type="float">
            <text:p>-289,77</text:p>
          </table:table-cell>
          <table:table-cell office:value-type="float" office:value="-4.8717136011" calcext:value-type="float">
            <text:p>-4,8717136011</text:p>
          </table:table-cell>
          <table:table-cell office:value-type="float" office:value="-6.3245379496" calcext:value-type="float">
            <text:p>-6,3245379496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200" calcext:value-type="float">
            <text:p>200</text:p>
          </table:table-cell>
          <table:table-cell office:value-type="float" office:value="-288.58" calcext:value-type="float">
            <text:p>-288,58</text:p>
          </table:table-cell>
          <table:table-cell office:value-type="float" office:value="-6.0134044819" calcext:value-type="float">
            <text:p>-6,0134044819</text:p>
          </table:table-cell>
          <table:table-cell office:value-type="float" office:value="-7.7023925878" calcext:value-type="float">
            <text:p>-7,7023925878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200" calcext:value-type="float">
            <text:p>200</text:p>
          </table:table-cell>
          <table:table-cell office:value-type="float" office:value="-288.58" calcext:value-type="float">
            <text:p>-288,58</text:p>
          </table:table-cell>
          <table:table-cell office:value-type="float" office:value="-1.9989801683" calcext:value-type="float">
            <text:p>-1,9989801683</text:p>
          </table:table-cell>
          <table:table-cell office:value-type="float" office:value="-1.9223069696" calcext:value-type="float">
            <text:p>-1,922306969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00" calcext:value-type="float">
            <text:p>200</text:p>
          </table:table-cell>
          <table:table-cell office:value-type="float" office:value="-288.58" calcext:value-type="float">
            <text:p>-288,58</text:p>
          </table:table-cell>
          <table:table-cell office:value-type="float" office:value="0" calcext:value-type="float">
            <text:p>0</text:p>
          </table:table-cell>
          <table:table-cell office:value-type="float" office:value="-1.8516061576" calcext:value-type="float">
            <text:p>-1,85160615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-279.17" calcext:value-type="float">
            <text:p>-279,17</text:p>
          </table:table-cell>
          <table:table-cell office:value-type="float" office:value="0" calcext:value-type="float">
            <text:p>0</text:p>
          </table:table-cell>
          <table:table-cell office:value-type="float" office:value="5.9808083186" calcext:value-type="float">
            <text:p>5,98080831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-279.17" calcext:value-type="float">
            <text:p>-279,17</text:p>
          </table:table-cell>
          <table:table-cell office:value-type="float" office:value="-1.7375950381" calcext:value-type="float">
            <text:p>-1,7375950381</text:p>
          </table:table-cell>
          <table:table-cell office:value-type="float" office:value="6.3102812206" calcext:value-type="float">
            <text:p>6,31028122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-278.91" calcext:value-type="float">
            <text:p>-278,91</text:p>
          </table:table-cell>
          <table:table-cell office:value-type="float" office:value="-2.764817511" calcext:value-type="float">
            <text:p>-2,764817511</text:p>
          </table:table-cell>
          <table:table-cell office:value-type="float" office:value="4.6398223399" calcext:value-type="float">
            <text:p>4,6398223399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-278.91" calcext:value-type="float">
            <text:p>-278,91</text:p>
          </table:table-cell>
          <table:table-cell office:value-type="float" office:value="-2.4021763327" calcext:value-type="float">
            <text:p>-2,4021763327</text:p>
          </table:table-cell>
          <table:table-cell office:value-type="float" office:value="7.1357624457" calcext:value-type="float">
            <text:p>7,13576244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-278.91" calcext:value-type="float">
            <text:p>-278,91</text:p>
          </table:table-cell>
          <table:table-cell office:value-type="float" office:value="-8.5324538056" calcext:value-type="float">
            <text:p>-8,5324538056</text:p>
          </table:table-cell>
          <table:table-cell office:value-type="float" office:value="7.1123015448" calcext:value-type="float">
            <text:p>7,112301544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-276.43" calcext:value-type="float">
            <text:p>-276,43</text:p>
          </table:table-cell>
          <table:table-cell office:value-type="float" office:value="-10.7806290638" calcext:value-type="float">
            <text:p>-10,7806290638</text:p>
          </table:table-cell>
          <table:table-cell office:value-type="float" office:value="5.0457466371" calcext:value-type="float">
            <text:p>5,045746637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office:value-type="float" office:value="-276.43" calcext:value-type="float">
            <text:p>-276,43</text:p>
          </table:table-cell>
          <table:table-cell office:value-type="float" office:value="-5.1491740279" calcext:value-type="float">
            <text:p>-5,1491740279</text:p>
          </table:table-cell>
          <table:table-cell office:value-type="float" office:value="9.9752922731" calcext:value-type="float">
            <text:p>9,975292273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office:value-type="float" office:value="-276.43" calcext:value-type="float">
            <text:p>-276,43</text:p>
          </table:table-cell>
          <table:table-cell office:value-type="float" office:value="-5.9899804578" calcext:value-type="float">
            <text:p>-5,9899804578</text:p>
          </table:table-cell>
          <table:table-cell office:value-type="float" office:value="11.1096299575" calcext:value-type="float">
            <text:p>11,109629957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-274.66" calcext:value-type="float">
            <text:p>-274,66</text:p>
          </table:table-cell>
          <table:table-cell office:value-type="float" office:value="-7.0719139917" calcext:value-type="float">
            <text:p>-7,0719139917</text:p>
          </table:table-cell>
          <table:table-cell office:value-type="float" office:value="11.2125435119" calcext:value-type="float">
            <text:p>11,212543511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float" office:value="-274.66" calcext:value-type="float">
            <text:p>-274,66</text:p>
          </table:table-cell>
          <table:table-cell office:value-type="float" office:value="-3.4507349489" calcext:value-type="float">
            <text:p>-3,4507349489</text:p>
          </table:table-cell>
          <table:table-cell office:value-type="float" office:value="15.0654236833" calcext:value-type="float">
            <text:p>15,065423683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-274.66" calcext:value-type="float">
            <text:p>-274,66</text:p>
          </table:table-cell>
          <table:table-cell office:value-type="float" office:value="-0.8559587613" calcext:value-type="float">
            <text:p>-0,8559587613</text:p>
          </table:table-cell>
          <table:table-cell office:value-type="float" office:value="16.366691191" calcext:value-type="float">
            <text:p>16,36669119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00" calcext:value-type="float">
            <text:p>300</text:p>
          </table:table-cell>
          <table:table-cell office:value-type="float" office:value="-274.59" calcext:value-type="float">
            <text:p>-274,59</text:p>
          </table:table-cell>
          <table:table-cell office:value-type="float" office:value="0.178514331" calcext:value-type="float">
            <text:p>0,178514331</text:p>
          </table:table-cell>
          <table:table-cell office:value-type="float" office:value="16.923518677" calcext:value-type="float">
            <text:p>16,92351867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-274.59" calcext:value-type="float">
            <text:p>-274,59</text:p>
          </table:table-cell>
          <table:table-cell office:value-type="float" office:value="2.1062819011" calcext:value-type="float">
            <text:p>2,1062819011</text:p>
          </table:table-cell>
          <table:table-cell office:value-type="float" office:value="16.8225957529" calcext:value-type="float">
            <text:p>16,822595752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float" office:value="-274.59" calcext:value-type="float">
            <text:p>-274,59</text:p>
          </table:table-cell>
          <table:table-cell office:value-type="float" office:value="5.9970899216" calcext:value-type="float">
            <text:p>5,9970899216</text:p>
          </table:table-cell>
          <table:table-cell office:value-type="float" office:value="16.2770738871" calcext:value-type="float">
            <text:p>16,277073887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float" office:value="-275.84" calcext:value-type="float">
            <text:p>-275,84</text:p>
          </table:table-cell>
          <table:table-cell office:value-type="float" office:value="7.2407002912" calcext:value-type="float">
            <text:p>7,2407002912</text:p>
          </table:table-cell>
          <table:table-cell office:value-type="float" office:value="14.1704414889" calcext:value-type="float">
            <text:p>14,170441488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office:value-type="float" office:value="-275.84" calcext:value-type="float">
            <text:p>-275,84</text:p>
          </table:table-cell>
          <table:table-cell office:value-type="float" office:value="7.3406927729" calcext:value-type="float">
            <text:p>7,3406927729</text:p>
          </table:table-cell>
          <table:table-cell office:value-type="float" office:value="13.1383986608" calcext:value-type="float">
            <text:p>13,138398660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00" calcext:value-type="float">
            <text:p>300</text:p>
          </table:table-cell>
          <table:table-cell office:value-type="float" office:value="-275.84" calcext:value-type="float">
            <text:p>-275,84</text:p>
          </table:table-cell>
          <table:table-cell office:value-type="float" office:value="10.5542069389" calcext:value-type="float">
            <text:p>10,5542069389</text:p>
          </table:table-cell>
          <table:table-cell office:value-type="float" office:value="13.6823314675" calcext:value-type="float">
            <text:p>13,682331467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00" calcext:value-type="float">
            <text:p>300</text:p>
          </table:table-cell>
          <table:table-cell office:value-type="float" office:value="-278.04" calcext:value-type="float">
            <text:p>-278,04</text:p>
          </table:table-cell>
          <table:table-cell office:value-type="float" office:value="10.5741523632" calcext:value-type="float">
            <text:p>10,5741523632</text:p>
          </table:table-cell>
          <table:table-cell office:value-type="float" office:value="10.7736365418" calcext:value-type="float">
            <text:p>10,773636541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00" calcext:value-type="float">
            <text:p>300</text:p>
          </table:table-cell>
          <table:table-cell office:value-type="float" office:value="-278.04" calcext:value-type="float">
            <text:p>-278,04</text:p>
          </table:table-cell>
          <table:table-cell office:value-type="float" office:value="9.5015393534" calcext:value-type="float">
            <text:p>9,5015393534</text:p>
          </table:table-cell>
          <table:table-cell office:value-type="float" office:value="9.1211570575" calcext:value-type="float">
            <text:p>9,121157057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00" calcext:value-type="float">
            <text:p>300</text:p>
          </table:table-cell>
          <table:table-cell office:value-type="float" office:value="-278.04" calcext:value-type="float">
            <text:p>-278,04</text:p>
          </table:table-cell>
          <table:table-cell office:value-type="float" office:value="12.0888069448" calcext:value-type="float">
            <text:p>12,0888069448</text:p>
          </table:table-cell>
          <table:table-cell office:value-type="float" office:value="9.5285121866" calcext:value-type="float">
            <text:p>9,52851218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0" calcext:value-type="float">
            <text:p>300</text:p>
          </table:table-cell>
          <table:table-cell office:value-type="float" office:value="-280.41" calcext:value-type="float">
            <text:p>-280,41</text:p>
          </table:table-cell>
          <table:table-cell office:value-type="float" office:value="12.6606055272" calcext:value-type="float">
            <text:p>12,6606055272</text:p>
          </table:table-cell>
          <table:table-cell office:value-type="float" office:value="6.5626385363" calcext:value-type="float">
            <text:p>6,562638536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00" calcext:value-type="float">
            <text:p>300</text:p>
          </table:table-cell>
          <table:table-cell office:value-type="float" office:value="-280.41" calcext:value-type="float">
            <text:p>-280,41</text:p>
          </table:table-cell>
          <table:table-cell office:value-type="float" office:value="12.2830798768" calcext:value-type="float">
            <text:p>12,2830798768</text:p>
          </table:table-cell>
          <table:table-cell office:value-type="float" office:value="5.9853913129" calcext:value-type="float">
            <text:p>5,985391312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00" calcext:value-type="float">
            <text:p>300</text:p>
          </table:table-cell>
          <table:table-cell office:value-type="float" office:value="-282.67" calcext:value-type="float">
            <text:p>-282,67</text:p>
          </table:table-cell>
          <table:table-cell office:value-type="float" office:value="11.7346604687" calcext:value-type="float">
            <text:p>11,7346604687</text:p>
          </table:table-cell>
          <table:table-cell office:value-type="float" office:value="7.2534824775" calcext:value-type="float">
            <text:p>7,253482477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300" calcext:value-type="float">
            <text:p>300</text:p>
          </table:table-cell>
          <table:table-cell office:value-type="float" office:value="-282.67" calcext:value-type="float">
            <text:p>-282,67</text:p>
          </table:table-cell>
          <table:table-cell office:value-type="float" office:value="10.1769660184" calcext:value-type="float">
            <text:p>10,1769660184</text:p>
          </table:table-cell>
          <table:table-cell office:value-type="float" office:value="4.2865654161" calcext:value-type="float">
            <text:p>4,286565416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00" calcext:value-type="float">
            <text:p>300</text:p>
          </table:table-cell>
          <table:table-cell office:value-type="float" office:value="-282.67" calcext:value-type="float">
            <text:p>-282,67</text:p>
          </table:table-cell>
          <table:table-cell office:value-type="float" office:value="11.8762134189" calcext:value-type="float">
            <text:p>11,8762134189</text:p>
          </table:table-cell>
          <table:table-cell office:value-type="float" office:value="1.9409107256" calcext:value-type="float">
            <text:p>1,940910725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00" calcext:value-type="float">
            <text:p>300</text:p>
          </table:table-cell>
          <table:table-cell office:value-type="float" office:value="-284.89" calcext:value-type="float">
            <text:p>-284,89</text:p>
          </table:table-cell>
          <table:table-cell office:value-type="float" office:value="11.4467740513" calcext:value-type="float">
            <text:p>11,4467740513</text:p>
          </table:table-cell>
          <table:table-cell office:value-type="float" office:value="0.7424789049" calcext:value-type="float">
            <text:p>0,742478904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00" calcext:value-type="float">
            <text:p>300</text:p>
          </table:table-cell>
          <table:table-cell office:value-type="float" office:value="-284.89" calcext:value-type="float">
            <text:p>-284,89</text:p>
          </table:table-cell>
          <table:table-cell office:value-type="float" office:value="8.9602680949" calcext:value-type="float">
            <text:p>8,9602680949</text:p>
          </table:table-cell>
          <table:table-cell office:value-type="float" office:value="-1.1517159233" calcext:value-type="float">
            <text:p>-1,1517159233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00" calcext:value-type="float">
            <text:p>300</text:p>
          </table:table-cell>
          <table:table-cell office:value-type="float" office:value="-284.89" calcext:value-type="float">
            <text:p>-284,89</text:p>
          </table:table-cell>
          <table:table-cell office:value-type="float" office:value="11.1762788909" calcext:value-type="float">
            <text:p>11,1762788909</text:p>
          </table:table-cell>
          <table:table-cell office:value-type="float" office:value="-2.2360635342" calcext:value-type="float">
            <text:p>-2,236063534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00" calcext:value-type="float">
            <text:p>300</text:p>
          </table:table-cell>
          <table:table-cell office:value-type="float" office:value="-287.06" calcext:value-type="float">
            <text:p>-287,06</text:p>
          </table:table-cell>
          <table:table-cell office:value-type="float" office:value="11.212766776" calcext:value-type="float">
            <text:p>11,212766776</text:p>
          </table:table-cell>
          <table:table-cell office:value-type="float" office:value="-2.9812412259" calcext:value-type="float">
            <text:p>-2,981241225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300" calcext:value-type="float">
            <text:p>300</text:p>
          </table:table-cell>
          <table:table-cell office:value-type="float" office:value="-287.06" calcext:value-type="float">
            <text:p>-287,06</text:p>
          </table:table-cell>
          <table:table-cell office:value-type="float" office:value="8.4972978604" calcext:value-type="float">
            <text:p>8,4972978604</text:p>
          </table:table-cell>
          <table:table-cell office:value-type="float" office:value="-4.2709901271" calcext:value-type="float">
            <text:p>-4,270990127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00" calcext:value-type="float">
            <text:p>300</text:p>
          </table:table-cell>
          <table:table-cell office:value-type="float" office:value="-287.06" calcext:value-type="float">
            <text:p>-287,06</text:p>
          </table:table-cell>
          <table:table-cell office:value-type="float" office:value="10.1229146327" calcext:value-type="float">
            <text:p>10,1229146327</text:p>
          </table:table-cell>
          <table:table-cell office:value-type="float" office:value="-5.026014179" calcext:value-type="float">
            <text:p>-5,02601417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00" calcext:value-type="float">
            <text:p>300</text:p>
          </table:table-cell>
          <table:table-cell office:value-type="float" office:value="-289.08" calcext:value-type="float">
            <text:p>-289,08</text:p>
          </table:table-cell>
          <table:table-cell office:value-type="float" office:value="9.8848674584" calcext:value-type="float">
            <text:p>9,8848674584</text:p>
          </table:table-cell>
          <table:table-cell office:value-type="float" office:value="-6.9659653842" calcext:value-type="float">
            <text:p>-6,9659653842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00" calcext:value-type="float">
            <text:p>300</text:p>
          </table:table-cell>
          <table:table-cell office:value-type="float" office:value="-289.08" calcext:value-type="float">
            <text:p>-289,08</text:p>
          </table:table-cell>
          <table:table-cell office:value-type="float" office:value="6.9101446223" calcext:value-type="float">
            <text:p>6,9101446223</text:p>
          </table:table-cell>
          <table:table-cell office:value-type="float" office:value="-8.8358367334" calcext:value-type="float">
            <text:p>-8,8358367334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300" calcext:value-type="float">
            <text:p>300</text:p>
          </table:table-cell>
          <table:table-cell office:value-type="float" office:value="-289.08" calcext:value-type="float">
            <text:p>-289,08</text:p>
          </table:table-cell>
          <table:table-cell office:value-type="float" office:value="7.2638299173" calcext:value-type="float">
            <text:p>7,2638299173</text:p>
          </table:table-cell>
          <table:table-cell office:value-type="float" office:value="-9.4990821552" calcext:value-type="float">
            <text:p>-9,4990821552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300" calcext:value-type="float">
            <text:p>300</text:p>
          </table:table-cell>
          <table:table-cell office:value-type="float" office:value="-290.8" calcext:value-type="float">
            <text:p>-290,8</text:p>
          </table:table-cell>
          <table:table-cell office:value-type="float" office:value="6.453516045" calcext:value-type="float">
            <text:p>6,453516045</text:p>
          </table:table-cell>
          <table:table-cell office:value-type="float" office:value="-11.6674767882" calcext:value-type="float">
            <text:p>-11,6674767882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300" calcext:value-type="float">
            <text:p>300</text:p>
          </table:table-cell>
          <table:table-cell office:value-type="float" office:value="-290.8" calcext:value-type="float">
            <text:p>-290,8</text:p>
          </table:table-cell>
          <table:table-cell office:value-type="float" office:value="3.8765521692" calcext:value-type="float">
            <text:p>3,8765521692</text:p>
          </table:table-cell>
          <table:table-cell office:value-type="float" office:value="-12.1286380629" calcext:value-type="float">
            <text:p>-12,1286380629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00" calcext:value-type="float">
            <text:p>300</text:p>
          </table:table-cell>
          <table:table-cell office:value-type="float" office:value="-290.8" calcext:value-type="float">
            <text:p>-290,8</text:p>
          </table:table-cell>
          <table:table-cell office:value-type="float" office:value="2.9985894019" calcext:value-type="float">
            <text:p>2,9985894019</text:p>
          </table:table-cell>
          <table:table-cell office:value-type="float" office:value="-10.6149181983" calcext:value-type="float">
            <text:p>-10,6149181983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300" calcext:value-type="float">
            <text:p>300</text:p>
          </table:table-cell>
          <table:table-cell office:value-type="float" office:value="-291.25" calcext:value-type="float">
            <text:p>-291,25</text:p>
          </table:table-cell>
          <table:table-cell office:value-type="float" office:value="1.6466578945" calcext:value-type="float">
            <text:p>1,6466578945</text:p>
          </table:table-cell>
          <table:table-cell office:value-type="float" office:value="-10.3751147999" calcext:value-type="float">
            <text:p>-10,3751147999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300" calcext:value-type="float">
            <text:p>300</text:p>
          </table:table-cell>
          <table:table-cell office:value-type="float" office:value="-291.25" calcext:value-type="float">
            <text:p>-291,25</text:p>
          </table:table-cell>
          <table:table-cell office:value-type="float" office:value="-0.5501306484" calcext:value-type="float">
            <text:p>-0,5501306484</text:p>
          </table:table-cell>
          <table:table-cell office:value-type="float" office:value="-10.0244171153" calcext:value-type="float">
            <text:p>-10,0244171153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300" calcext:value-type="float">
            <text:p>300</text:p>
          </table:table-cell>
          <table:table-cell office:value-type="float" office:value="-290.67" calcext:value-type="float">
            <text:p>-290,67</text:p>
          </table:table-cell>
          <table:table-cell office:value-type="float" office:value="-1.7732520428" calcext:value-type="float">
            <text:p>-1,7732520428</text:p>
          </table:table-cell>
          <table:table-cell office:value-type="float" office:value="-8.3033862058" calcext:value-type="float">
            <text:p>-8,303386205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00" calcext:value-type="float">
            <text:p>300</text:p>
          </table:table-cell>
          <table:table-cell office:value-type="float" office:value="-290.67" calcext:value-type="float">
            <text:p>-290,67</text:p>
          </table:table-cell>
          <table:table-cell office:value-type="float" office:value="-1.9623125892" calcext:value-type="float">
            <text:p>-1,9623125892</text:p>
          </table:table-cell>
          <table:table-cell office:value-type="float" office:value="-5.8761605027" calcext:value-type="float">
            <text:p>-5,8761605027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300" calcext:value-type="float">
            <text:p>300</text:p>
          </table:table-cell>
          <table:table-cell office:value-type="float" office:value="-290.67" calcext:value-type="float">
            <text:p>-290,67</text:p>
          </table:table-cell>
          <table:table-cell office:value-type="float" office:value="-3.5203427899" calcext:value-type="float">
            <text:p>-3,5203427899</text:p>
          </table:table-cell>
          <table:table-cell office:value-type="float" office:value="-5.2080467068" calcext:value-type="float">
            <text:p>-5,2080467068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300" calcext:value-type="float">
            <text:p>300</text:p>
          </table:table-cell>
          <table:table-cell office:value-type="float" office:value="-289.8" calcext:value-type="float">
            <text:p>-289,8</text:p>
          </table:table-cell>
          <table:table-cell office:value-type="float" office:value="-4.7833426245" calcext:value-type="float">
            <text:p>-4,7833426245</text:p>
          </table:table-cell>
          <table:table-cell office:value-type="float" office:value="-4.9367039763" calcext:value-type="float">
            <text:p>-4,9367039763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300" calcext:value-type="float">
            <text:p>300</text:p>
          </table:table-cell>
          <table:table-cell office:value-type="float" office:value="-289.8" calcext:value-type="float">
            <text:p>-289,8</text:p>
          </table:table-cell>
          <table:table-cell office:value-type="float" office:value="-3.5332825267" calcext:value-type="float">
            <text:p>-3,5332825267</text:p>
          </table:table-cell>
          <table:table-cell office:value-type="float" office:value="-0.8211651253" calcext:value-type="float">
            <text:p>-0,8211651253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300" calcext:value-type="float">
            <text:p>300</text:p>
          </table:table-cell>
          <table:table-cell office:value-type="float" office:value="-289.8" calcext:value-type="float">
            <text:p>-289,8</text:p>
          </table:table-cell>
          <table:table-cell office:value-type="float" office:value="-5.0656129277" calcext:value-type="float">
            <text:p>-5,0656129277</text:p>
          </table:table-cell>
          <table:table-cell office:value-type="float" office:value="0.530185673" calcext:value-type="float">
            <text:p>0,530185673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300" calcext:value-type="float">
            <text:p>300</text:p>
          </table:table-cell>
          <table:table-cell office:value-type="float" office:value="-289.13" calcext:value-type="float">
            <text:p>-289,13</text:p>
          </table:table-cell>
          <table:table-cell office:value-type="float" office:value="-4.7905592012" calcext:value-type="float">
            <text:p>-4,7905592012</text:p>
          </table:table-cell>
          <table:table-cell office:value-type="float" office:value="1.8278329898" calcext:value-type="float">
            <text:p>1,8278329898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300" calcext:value-type="float">
            <text:p>300</text:p>
          </table:table-cell>
          <table:table-cell office:value-type="float" office:value="-289.13" calcext:value-type="float">
            <text:p>-289,13</text:p>
          </table:table-cell>
          <table:table-cell office:value-type="float" office:value="-1.5276365485" calcext:value-type="float">
            <text:p>-1,5276365485</text:p>
          </table:table-cell>
          <table:table-cell office:value-type="float" office:value="3.5448382713" calcext:value-type="float">
            <text:p>3,5448382713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300" calcext:value-type="float">
            <text:p>300</text:p>
          </table:table-cell>
          <table:table-cell office:value-type="float" office:value="-289.13" calcext:value-type="float">
            <text:p>-289,13</text:p>
          </table:table-cell>
          <table:table-cell office:value-type="float" office:value="-3.2054317215" calcext:value-type="float">
            <text:p>-3,2054317215</text:p>
          </table:table-cell>
          <table:table-cell office:value-type="float" office:value="3.2544141016" calcext:value-type="float">
            <text:p>3,2544141016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300" calcext:value-type="float">
            <text:p>300</text:p>
          </table:table-cell>
          <table:table-cell office:value-type="float" office:value="-289.02" calcext:value-type="float">
            <text:p>-289,02</text:p>
          </table:table-cell>
          <table:table-cell office:value-type="float" office:value="-3.1593437548" calcext:value-type="float">
            <text:p>-3,1593437548</text:p>
          </table:table-cell>
          <table:table-cell office:value-type="float" office:value="5.0020999159" calcext:value-type="float">
            <text:p>5,0020999159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300" calcext:value-type="float">
            <text:p>300</text:p>
          </table:table-cell>
          <table:table-cell office:value-type="float" office:value="-289.02" calcext:value-type="float">
            <text:p>-289,02</text:p>
          </table:table-cell>
          <table:table-cell office:value-type="float" office:value="-0.6483625845" calcext:value-type="float">
            <text:p>-0,6483625845</text:p>
          </table:table-cell>
          <table:table-cell office:value-type="float" office:value="6.6757101148" calcext:value-type="float">
            <text:p>6,675710114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00" calcext:value-type="float">
            <text:p>300</text:p>
          </table:table-cell>
          <table:table-cell office:value-type="float" office:value="-289.02" calcext:value-type="float">
            <text:p>-289,02</text:p>
          </table:table-cell>
          <table:table-cell office:value-type="float" office:value="0" calcext:value-type="float">
            <text:p>0</text:p>
          </table:table-cell>
          <table:table-cell office:value-type="float" office:value="5.7695730569" calcext:value-type="float">
            <text:p>5,76957305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-278.32" calcext:value-type="float">
            <text:p>-278,32</text:p>
          </table:table-cell>
          <table:table-cell office:value-type="float" office:value="0" calcext:value-type="float">
            <text:p>0</text:p>
          </table:table-cell>
          <table:table-cell office:value-type="float" office:value="7.1069190797" calcext:value-type="float">
            <text:p>7,10691907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-278.32" calcext:value-type="float">
            <text:p>-278,32</text:p>
          </table:table-cell>
          <table:table-cell office:value-type="float" office:value="-2.3999299634" calcext:value-type="float">
            <text:p>-2,3999299634</text:p>
          </table:table-cell>
          <table:table-cell office:value-type="float" office:value="7.1481805875" calcext:value-type="float">
            <text:p>7,14818058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-277.73" calcext:value-type="float">
            <text:p>-277,73</text:p>
          </table:table-cell>
          <table:table-cell office:value-type="float" office:value="-2.6955191095" calcext:value-type="float">
            <text:p>-2,6955191095</text:p>
          </table:table-cell>
          <table:table-cell office:value-type="float" office:value="6.8436200878" calcext:value-type="float">
            <text:p>6,843620087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-277.73" calcext:value-type="float">
            <text:p>-277,73</text:p>
          </table:table-cell>
          <table:table-cell office:value-type="float" office:value="-1.3127600646" calcext:value-type="float">
            <text:p>-1,3127600646</text:p>
          </table:table-cell>
          <table:table-cell office:value-type="float" office:value="7.7939572534" calcext:value-type="float">
            <text:p>7,7939572534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office:value-type="float" office:value="-277.73" calcext:value-type="float">
            <text:p>-277,73</text:p>
          </table:table-cell>
          <table:table-cell office:value-type="float" office:value="-6.4627753579" calcext:value-type="float">
            <text:p>-6,4627753579</text:p>
          </table:table-cell>
          <table:table-cell office:value-type="float" office:value="8.3141034052" calcext:value-type="float">
            <text:p>8,314103405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-276.84" calcext:value-type="float">
            <text:p>-276,84</text:p>
          </table:table-cell>
          <table:table-cell office:value-type="float" office:value="-7.0200758572" calcext:value-type="float">
            <text:p>-7,0200758572</text:p>
          </table:table-cell>
          <table:table-cell office:value-type="float" office:value="11.7495012568" calcext:value-type="float">
            <text:p>11,749501256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-276.84" calcext:value-type="float">
            <text:p>-276,84</text:p>
          </table:table-cell>
          <table:table-cell office:value-type="float" office:value="-2.3688086175" calcext:value-type="float">
            <text:p>-2,3688086175</text:p>
          </table:table-cell>
          <table:table-cell office:value-type="float" office:value="14.4338581998" calcext:value-type="float">
            <text:p>14,433858199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office:value-type="float" office:value="-276.84" calcext:value-type="float">
            <text:p>-276,84</text:p>
          </table:table-cell>
          <table:table-cell office:value-type="float" office:value="-3.6506400483" calcext:value-type="float">
            <text:p>-3,6506400483</text:p>
          </table:table-cell>
          <table:table-cell office:value-type="float" office:value="15.4024646306" calcext:value-type="float">
            <text:p>15,402464630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-276.69" calcext:value-type="float">
            <text:p>-276,69</text:p>
          </table:table-cell>
          <table:table-cell office:value-type="float" office:value="-3.8602859092" calcext:value-type="float">
            <text:p>-3,8602859092</text:p>
          </table:table-cell>
          <table:table-cell office:value-type="float" office:value="17.6235846456" calcext:value-type="float">
            <text:p>17,623584645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float" office:value="-276.69" calcext:value-type="float">
            <text:p>-276,69</text:p>
          </table:table-cell>
          <table:table-cell office:value-type="float" office:value="-1.3754190475" calcext:value-type="float">
            <text:p>-1,3754190475</text:p>
          </table:table-cell>
          <table:table-cell office:value-type="float" office:value="19.6930057731" calcext:value-type="float">
            <text:p>19,693005773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-276.69" calcext:value-type="float">
            <text:p>-276,69</text:p>
          </table:table-cell>
          <table:table-cell office:value-type="float" office:value="-0.0652287679" calcext:value-type="float">
            <text:p>-0,0652287679</text:p>
          </table:table-cell>
          <table:table-cell office:value-type="float" office:value="20.2408821864" calcext:value-type="float">
            <text:p>20,240882186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 office:value-type="float" office:value="-276.89" calcext:value-type="float">
            <text:p>-276,89</text:p>
          </table:table-cell>
          <table:table-cell office:value-type="float" office:value="0.6434504661" calcext:value-type="float">
            <text:p>0,6434504661</text:p>
          </table:table-cell>
          <table:table-cell office:value-type="float" office:value="20.5643245792" calcext:value-type="float">
            <text:p>20,564324579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-276.89" calcext:value-type="float">
            <text:p>-276,89</text:p>
          </table:table-cell>
          <table:table-cell office:value-type="float" office:value="1.9419883134" calcext:value-type="float">
            <text:p>1,9419883134</text:p>
          </table:table-cell>
          <table:table-cell office:value-type="float" office:value="20.8960928342" calcext:value-type="float">
            <text:p>20,896092834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00" calcext:value-type="float">
            <text:p>400</text:p>
          </table:table-cell>
          <table:table-cell office:value-type="float" office:value="-276.89" calcext:value-type="float">
            <text:p>-276,89</text:p>
          </table:table-cell>
          <table:table-cell office:value-type="float" office:value="4.3670486971" calcext:value-type="float">
            <text:p>4,3670486971</text:p>
          </table:table-cell>
          <table:table-cell office:value-type="float" office:value="20.8255261562" calcext:value-type="float">
            <text:p>20,825526156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00" calcext:value-type="float">
            <text:p>400</text:p>
          </table:table-cell>
          <table:table-cell office:value-type="float" office:value="-277.64" calcext:value-type="float">
            <text:p>-277,64</text:p>
          </table:table-cell>
          <table:table-cell office:value-type="float" office:value="5.7323782012" calcext:value-type="float">
            <text:p>5,7323782012</text:p>
          </table:table-cell>
          <table:table-cell office:value-type="float" office:value="18.2650047638" calcext:value-type="float">
            <text:p>18,265004763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00" calcext:value-type="float">
            <text:p>400</text:p>
          </table:table-cell>
          <table:table-cell office:value-type="float" office:value="-277.64" calcext:value-type="float">
            <text:p>-277,64</text:p>
          </table:table-cell>
          <table:table-cell office:value-type="float" office:value="7.5549759785" calcext:value-type="float">
            <text:p>7,5549759785</text:p>
          </table:table-cell>
          <table:table-cell office:value-type="float" office:value="17.2756231338" calcext:value-type="float">
            <text:p>17,275623133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00" calcext:value-type="float">
            <text:p>400</text:p>
          </table:table-cell>
          <table:table-cell office:value-type="float" office:value="-279.53" calcext:value-type="float">
            <text:p>-279,53</text:p>
          </table:table-cell>
          <table:table-cell office:value-type="float" office:value="8.7984478792" calcext:value-type="float">
            <text:p>8,7984478792</text:p>
          </table:table-cell>
          <table:table-cell office:value-type="float" office:value="16.6394411627" calcext:value-type="float">
            <text:p>16,639441162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400" calcext:value-type="float">
            <text:p>400</text:p>
          </table:table-cell>
          <table:table-cell office:value-type="float" office:value="-279.53" calcext:value-type="float">
            <text:p>-279,53</text:p>
          </table:table-cell>
          <table:table-cell office:value-type="float" office:value="7.8813931177" calcext:value-type="float">
            <text:p>7,8813931177</text:p>
          </table:table-cell>
          <table:table-cell office:value-type="float" office:value="12.8554856333" calcext:value-type="float">
            <text:p>12,855485633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00" calcext:value-type="float">
            <text:p>400</text:p>
          </table:table-cell>
          <table:table-cell office:value-type="float" office:value="-279.53" calcext:value-type="float">
            <text:p>-279,53</text:p>
          </table:table-cell>
          <table:table-cell office:value-type="float" office:value="9.582422008" calcext:value-type="float">
            <text:p>9,582422008</text:p>
          </table:table-cell>
          <table:table-cell office:value-type="float" office:value="11.4554340559" calcext:value-type="float">
            <text:p>11,455434055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400" calcext:value-type="float">
            <text:p>400</text:p>
          </table:table-cell>
          <table:table-cell office:value-type="float" office:value="-281.97" calcext:value-type="float">
            <text:p>-281,97</text:p>
          </table:table-cell>
          <table:table-cell office:value-type="float" office:value="10.8165602191" calcext:value-type="float">
            <text:p>10,8165602191</text:p>
          </table:table-cell>
          <table:table-cell office:value-type="float" office:value="11.3444989265" calcext:value-type="float">
            <text:p>11,344498926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-281.97" calcext:value-type="float">
            <text:p>-281,97</text:p>
          </table:table-cell>
          <table:table-cell office:value-type="float" office:value="9.8002930971" calcext:value-type="float">
            <text:p>9,8002930971</text:p>
          </table:table-cell>
          <table:table-cell office:value-type="float" office:value="7.8713020534" calcext:value-type="float">
            <text:p>7,871302053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400" calcext:value-type="float">
            <text:p>400</text:p>
          </table:table-cell>
          <table:table-cell office:value-type="float" office:value="-281.97" calcext:value-type="float">
            <text:p>-281,97</text:p>
          </table:table-cell>
          <table:table-cell office:value-type="float" office:value="11.4856152511" calcext:value-type="float">
            <text:p>11,4856152511</text:p>
          </table:table-cell>
          <table:table-cell office:value-type="float" office:value="5.8419834945" calcext:value-type="float">
            <text:p>5,841983494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00" calcext:value-type="float">
            <text:p>400</text:p>
          </table:table-cell>
          <table:table-cell office:value-type="float" office:value="-284.45" calcext:value-type="float">
            <text:p>-284,45</text:p>
          </table:table-cell>
          <table:table-cell office:value-type="float" office:value="11.0260268684" calcext:value-type="float">
            <text:p>11,0260268684</text:p>
          </table:table-cell>
          <table:table-cell office:value-type="float" office:value="5.1690202252" calcext:value-type="float">
            <text:p>5,169020225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00" calcext:value-type="float">
            <text:p>400</text:p>
          </table:table-cell>
          <table:table-cell office:value-type="float" office:value="-284.45" calcext:value-type="float">
            <text:p>-284,45</text:p>
          </table:table-cell>
          <table:table-cell office:value-type="float" office:value="8.5188053294" calcext:value-type="float">
            <text:p>8,5188053294</text:p>
          </table:table-cell>
          <table:table-cell office:value-type="float" office:value="3.7193754019" calcext:value-type="float">
            <text:p>3,719375401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-284.45" calcext:value-type="float">
            <text:p>-284,45</text:p>
          </table:table-cell>
          <table:table-cell office:value-type="float" office:value="10.4678553691" calcext:value-type="float">
            <text:p>10,4678553691</text:p>
          </table:table-cell>
          <table:table-cell office:value-type="float" office:value="2.3222935861" calcext:value-type="float">
            <text:p>2,322293586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00" calcext:value-type="float">
            <text:p>400</text:p>
          </table:table-cell>
          <table:table-cell office:value-type="float" office:value="-286.81" calcext:value-type="float">
            <text:p>-286,81</text:p>
          </table:table-cell>
          <table:table-cell office:value-type="float" office:value="10.3290707517" calcext:value-type="float">
            <text:p>10,3290707517</text:p>
          </table:table-cell>
          <table:table-cell office:value-type="float" office:value="0.6873837932" calcext:value-type="float">
            <text:p>0,687383793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400" calcext:value-type="float">
            <text:p>400</text:p>
          </table:table-cell>
          <table:table-cell office:value-type="float" office:value="-286.81" calcext:value-type="float">
            <text:p>-286,81</text:p>
          </table:table-cell>
          <table:table-cell office:value-type="float" office:value="8.0699641688" calcext:value-type="float">
            <text:p>8,0699641688</text:p>
          </table:table-cell>
          <table:table-cell office:value-type="float" office:value="-0.4263876248" calcext:value-type="float">
            <text:p>-0,426387624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400" calcext:value-type="float">
            <text:p>400</text:p>
          </table:table-cell>
          <table:table-cell office:value-type="float" office:value="-286.81" calcext:value-type="float">
            <text:p>-286,81</text:p>
          </table:table-cell>
          <table:table-cell office:value-type="float" office:value="10.3834001472" calcext:value-type="float">
            <text:p>10,3834001472</text:p>
          </table:table-cell>
          <table:table-cell office:value-type="float" office:value="-1.2961038914" calcext:value-type="float">
            <text:p>-1,296103891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400" calcext:value-type="float">
            <text:p>400</text:p>
          </table:table-cell>
          <table:table-cell office:value-type="float" office:value="-289.13" calcext:value-type="float">
            <text:p>-289,13</text:p>
          </table:table-cell>
          <table:table-cell office:value-type="float" office:value="10.6729539668" calcext:value-type="float">
            <text:p>10,6729539668</text:p>
          </table:table-cell>
          <table:table-cell office:value-type="float" office:value="-2.5445729469" calcext:value-type="float">
            <text:p>-2,544572946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00" calcext:value-type="float">
            <text:p>400</text:p>
          </table:table-cell>
          <table:table-cell office:value-type="float" office:value="-289.13" calcext:value-type="float">
            <text:p>-289,13</text:p>
          </table:table-cell>
          <table:table-cell office:value-type="float" office:value="8.2806310494" calcext:value-type="float">
            <text:p>8,2806310494</text:p>
          </table:table-cell>
          <table:table-cell office:value-type="float" office:value="-2.5405903128" calcext:value-type="float">
            <text:p>-2,540590312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00" calcext:value-type="float">
            <text:p>400</text:p>
          </table:table-cell>
          <table:table-cell office:value-type="float" office:value="-289.13" calcext:value-type="float">
            <text:p>-289,13</text:p>
          </table:table-cell>
          <table:table-cell office:value-type="float" office:value="8.7561047703" calcext:value-type="float">
            <text:p>8,7561047703</text:p>
          </table:table-cell>
          <table:table-cell office:value-type="float" office:value="-2.0856946034" calcext:value-type="float">
            <text:p>-2,085694603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00" calcext:value-type="float">
            <text:p>400</text:p>
          </table:table-cell>
          <table:table-cell office:value-type="float" office:value="-290.75" calcext:value-type="float">
            <text:p>-290,75</text:p>
          </table:table-cell>
          <table:table-cell office:value-type="float" office:value="8.0052232815" calcext:value-type="float">
            <text:p>8,0052232815</text:p>
          </table:table-cell>
          <table:table-cell office:value-type="float" office:value="-4.6861193667" calcext:value-type="float">
            <text:p>-4,6861193667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400" calcext:value-type="float">
            <text:p>400</text:p>
          </table:table-cell>
          <table:table-cell office:value-type="float" office:value="-290.75" calcext:value-type="float">
            <text:p>-290,75</text:p>
          </table:table-cell>
          <table:table-cell office:value-type="float" office:value="6.2499059662" calcext:value-type="float">
            <text:p>6,2499059662</text:p>
          </table:table-cell>
          <table:table-cell office:value-type="float" office:value="-5.7534988725" calcext:value-type="float">
            <text:p>-5,7534988725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400" calcext:value-type="float">
            <text:p>400</text:p>
          </table:table-cell>
          <table:table-cell office:value-type="float" office:value="-291.31" calcext:value-type="float">
            <text:p>-291,31</text:p>
          </table:table-cell>
          <table:table-cell office:value-type="float" office:value="5.6519836483" calcext:value-type="float">
            <text:p>5,6519836483</text:p>
          </table:table-cell>
          <table:table-cell office:value-type="float" office:value="-5.200866558" calcext:value-type="float">
            <text:p>-5,200866558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400" calcext:value-type="float">
            <text:p>400</text:p>
          </table:table-cell>
          <table:table-cell office:value-type="float" office:value="-291.31" calcext:value-type="float">
            <text:p>-291,31</text:p>
          </table:table-cell>
          <table:table-cell office:value-type="float" office:value="4.5375462235" calcext:value-type="float">
            <text:p>4,5375462235</text:p>
          </table:table-cell>
          <table:table-cell office:value-type="float" office:value="-7.199422087" calcext:value-type="float">
            <text:p>-7,199422087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400" calcext:value-type="float">
            <text:p>400</text:p>
          </table:table-cell>
          <table:table-cell office:value-type="float" office:value="-291.31" calcext:value-type="float">
            <text:p>-291,31</text:p>
          </table:table-cell>
          <table:table-cell office:value-type="float" office:value="4.4995145244" calcext:value-type="float">
            <text:p>4,4995145244</text:p>
          </table:table-cell>
          <table:table-cell office:value-type="float" office:value="-7.7509151804" calcext:value-type="float">
            <text:p>-7,7509151804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00" calcext:value-type="float">
            <text:p>400</text:p>
          </table:table-cell>
          <table:table-cell office:value-type="float" office:value="-292.24" calcext:value-type="float">
            <text:p>-292,24</text:p>
          </table:table-cell>
          <table:table-cell office:value-type="float" office:value="4.0457813253" calcext:value-type="float">
            <text:p>4,0457813253</text:p>
          </table:table-cell>
          <table:table-cell office:value-type="float" office:value="-6.4634584497" calcext:value-type="float">
            <text:p>-6,4634584497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400" calcext:value-type="float">
            <text:p>400</text:p>
          </table:table-cell>
          <table:table-cell office:value-type="float" office:value="-292.24" calcext:value-type="float">
            <text:p>-292,24</text:p>
          </table:table-cell>
          <table:table-cell office:value-type="float" office:value="2.0859132512" calcext:value-type="float">
            <text:p>2,0859132512</text:p>
          </table:table-cell>
          <table:table-cell office:value-type="float" office:value="-6.450744054" calcext:value-type="float">
            <text:p>-6,450744054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400" calcext:value-type="float">
            <text:p>400</text:p>
          </table:table-cell>
          <table:table-cell office:value-type="float" office:value="-292.24" calcext:value-type="float">
            <text:p>-292,24</text:p>
          </table:table-cell>
          <table:table-cell office:value-type="float" office:value="1.2998808556" calcext:value-type="float">
            <text:p>1,2998808556</text:p>
          </table:table-cell>
          <table:table-cell office:value-type="float" office:value="-5.8517525635" calcext:value-type="float">
            <text:p>-5,8517525635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400" calcext:value-type="float">
            <text:p>400</text:p>
          </table:table-cell>
          <table:table-cell office:value-type="float" office:value="-292.59" calcext:value-type="float">
            <text:p>-292,59</text:p>
          </table:table-cell>
          <table:table-cell office:value-type="float" office:value="0.7589438601" calcext:value-type="float">
            <text:p>0,7589438601</text:p>
          </table:table-cell>
          <table:table-cell office:value-type="float" office:value="-3.567104254" calcext:value-type="float">
            <text:p>-3,56710425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00" calcext:value-type="float">
            <text:p>400</text:p>
          </table:table-cell>
          <table:table-cell office:value-type="float" office:value="-292.59" calcext:value-type="float">
            <text:p>-292,59</text:p>
          </table:table-cell>
          <table:table-cell office:value-type="float" office:value="-0.5036221562" calcext:value-type="float">
            <text:p>-0,5036221562</text:p>
          </table:table-cell>
          <table:table-cell office:value-type="float" office:value="-2.0986155735" calcext:value-type="float">
            <text:p>-2,0986155735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400" calcext:value-type="float">
            <text:p>400</text:p>
          </table:table-cell>
          <table:table-cell office:value-type="float" office:value="-292.59" calcext:value-type="float">
            <text:p>-292,59</text:p>
          </table:table-cell>
          <table:table-cell office:value-type="float" office:value="-2.4419832906" calcext:value-type="float">
            <text:p>-2,4419832906</text:p>
          </table:table-cell>
          <table:table-cell office:value-type="float" office:value="-1.4746945823" calcext:value-type="float">
            <text:p>-1,4746945823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400" calcext:value-type="float">
            <text:p>400</text:p>
          </table:table-cell>
          <table:table-cell office:value-type="float" office:value="-292.12" calcext:value-type="float">
            <text:p>-292,12</text:p>
          </table:table-cell>
          <table:table-cell office:value-type="float" office:value="-2.742745835" calcext:value-type="float">
            <text:p>-2,742745835</text:p>
          </table:table-cell>
          <table:table-cell office:value-type="float" office:value="-0.1129630385" calcext:value-type="float">
            <text:p>-0,1129630385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400" calcext:value-type="float">
            <text:p>400</text:p>
          </table:table-cell>
          <table:table-cell office:value-type="float" office:value="-292.12" calcext:value-type="float">
            <text:p>-292,12</text:p>
          </table:table-cell>
          <table:table-cell office:value-type="float" office:value="-1.720915368" calcext:value-type="float">
            <text:p>-1,720915368</text:p>
          </table:table-cell>
          <table:table-cell office:value-type="float" office:value="1.6494790836" calcext:value-type="float">
            <text:p>1,6494790836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400" calcext:value-type="float">
            <text:p>400</text:p>
          </table:table-cell>
          <table:table-cell office:value-type="float" office:value="-292.12" calcext:value-type="float">
            <text:p>-292,12</text:p>
          </table:table-cell>
          <table:table-cell office:value-type="float" office:value="-4.0200905773" calcext:value-type="float">
            <text:p>-4,0200905773</text:p>
          </table:table-cell>
          <table:table-cell office:value-type="float" office:value="2.0945264094" calcext:value-type="float">
            <text:p>2,0945264094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400" calcext:value-type="float">
            <text:p>400</text:p>
          </table:table-cell>
          <table:table-cell office:value-type="float" office:value="-291.39" calcext:value-type="float">
            <text:p>-291,39</text:p>
          </table:table-cell>
          <table:table-cell office:value-type="float" office:value="-3.9518077886" calcext:value-type="float">
            <text:p>-3,9518077886</text:p>
          </table:table-cell>
          <table:table-cell office:value-type="float" office:value="3.0188144105" calcext:value-type="float">
            <text:p>3,0188144105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400" calcext:value-type="float">
            <text:p>400</text:p>
          </table:table-cell>
          <table:table-cell office:value-type="float" office:value="-291.39" calcext:value-type="float">
            <text:p>-291,39</text:p>
          </table:table-cell>
          <table:table-cell office:value-type="float" office:value="-1.8405081235" calcext:value-type="float">
            <text:p>-1,8405081235</text:p>
          </table:table-cell>
          <table:table-cell office:value-type="float" office:value="3.1442300556" calcext:value-type="float">
            <text:p>3,1442300556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400" calcext:value-type="float">
            <text:p>400</text:p>
          </table:table-cell>
          <table:table-cell office:value-type="float" office:value="-291.39" calcext:value-type="float">
            <text:p>-291,39</text:p>
          </table:table-cell>
          <table:table-cell office:value-type="float" office:value="-3.4144519498" calcext:value-type="float">
            <text:p>-3,4144519498</text:p>
          </table:table-cell>
          <table:table-cell office:value-type="float" office:value="1.2896301571" calcext:value-type="float">
            <text:p>1,2896301571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400" calcext:value-type="float">
            <text:p>400</text:p>
          </table:table-cell>
          <table:table-cell office:value-type="float" office:value="-290.66" calcext:value-type="float">
            <text:p>-290,66</text:p>
          </table:table-cell>
          <table:table-cell office:value-type="float" office:value="-2.5921084754" calcext:value-type="float">
            <text:p>-2,5921084754</text:p>
          </table:table-cell>
          <table:table-cell office:value-type="float" office:value="2.7226450779" calcext:value-type="float">
            <text:p>2,7226450779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400" calcext:value-type="float">
            <text:p>400</text:p>
          </table:table-cell>
          <table:table-cell office:value-type="float" office:value="-290.66" calcext:value-type="float">
            <text:p>-290,66</text:p>
          </table:table-cell>
          <table:table-cell office:value-type="float" office:value="-1.2315070206" calcext:value-type="float">
            <text:p>-1,2315070206</text:p>
          </table:table-cell>
          <table:table-cell office:value-type="float" office:value="3.0046121927" calcext:value-type="float">
            <text:p>3,004612192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00" calcext:value-type="float">
            <text:p>400</text:p>
          </table:table-cell>
          <table:table-cell office:value-type="float" office:value="-290.66" calcext:value-type="float">
            <text:p>-290,66</text:p>
          </table:table-cell>
          <table:table-cell office:value-type="float" office:value="0" calcext:value-type="float">
            <text:p>0</text:p>
          </table:table-cell>
          <table:table-cell office:value-type="float" office:value="0.7588094514" calcext:value-type="float">
            <text:p>0,75880945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-279.86" calcext:value-type="float">
            <text:p>-279,86</text:p>
          </table:table-cell>
          <table:table-cell office:value-type="float" office:value="0" calcext:value-type="float">
            <text:p>0</text:p>
          </table:table-cell>
          <table:table-cell office:value-type="float" office:value="10.4204748786" calcext:value-type="float">
            <text:p>10,42047487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-279.86" calcext:value-type="float">
            <text:p>-279,86</text:p>
          </table:table-cell>
          <table:table-cell office:value-type="float" office:value="-2.0008940233" calcext:value-type="float">
            <text:p>-2,0008940233</text:p>
          </table:table-cell>
          <table:table-cell office:value-type="float" office:value="10.3964020198" calcext:value-type="float">
            <text:p>10,396402019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-279.68" calcext:value-type="float">
            <text:p>-279,68</text:p>
          </table:table-cell>
          <table:table-cell office:value-type="float" office:value="-2.1190408451" calcext:value-type="float">
            <text:p>-2,1190408451</text:p>
          </table:table-cell>
          <table:table-cell office:value-type="float" office:value="11.0692911402" calcext:value-type="float">
            <text:p>11,069291140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-279.68" calcext:value-type="float">
            <text:p>-279,68</text:p>
          </table:table-cell>
          <table:table-cell office:value-type="float" office:value="-0.9316930153" calcext:value-type="float">
            <text:p>-0,9316930153</text:p>
          </table:table-cell>
          <table:table-cell office:value-type="float" office:value="11.2588952375" calcext:value-type="float">
            <text:p>11,25889523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-279.68" calcext:value-type="float">
            <text:p>-279,68</text:p>
          </table:table-cell>
          <table:table-cell office:value-type="float" office:value="-4.5769098089" calcext:value-type="float">
            <text:p>-4,5769098089</text:p>
          </table:table-cell>
          <table:table-cell office:value-type="float" office:value="11.1483692637" calcext:value-type="float">
            <text:p>11,1483692637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-279.33" calcext:value-type="float">
            <text:p>-279,33</text:p>
          </table:table-cell>
          <table:table-cell office:value-type="float" office:value="-4.6608742692" calcext:value-type="float">
            <text:p>-4,6608742692</text:p>
          </table:table-cell>
          <table:table-cell office:value-type="float" office:value="13.0971514575" calcext:value-type="float">
            <text:p>13,097151457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-279.33" calcext:value-type="float">
            <text:p>-279,33</text:p>
          </table:table-cell>
          <table:table-cell office:value-type="float" office:value="-1.4962106541" calcext:value-type="float">
            <text:p>-1,4962106541</text:p>
          </table:table-cell>
          <table:table-cell office:value-type="float" office:value="13.8093453842" calcext:value-type="float">
            <text:p>13,809345384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  <table:table-cell office:value-type="float" office:value="-279.33" calcext:value-type="float">
            <text:p>-279,33</text:p>
          </table:table-cell>
          <table:table-cell office:value-type="float" office:value="-2.8002540187" calcext:value-type="float">
            <text:p>-2,8002540187</text:p>
          </table:table-cell>
          <table:table-cell office:value-type="float" office:value="13.9529904764" calcext:value-type="float">
            <text:p>13,952990476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-278.73" calcext:value-type="float">
            <text:p>-278,73</text:p>
          </table:table-cell>
          <table:table-cell office:value-type="float" office:value="-2.7813728425" calcext:value-type="float">
            <text:p>-2,7813728425</text:p>
          </table:table-cell>
          <table:table-cell office:value-type="float" office:value="15.0802096051" calcext:value-type="float">
            <text:p>15,080209605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office:value-type="float" office:value="-278.73" calcext:value-type="float">
            <text:p>-278,73</text:p>
          </table:table-cell>
          <table:table-cell office:value-type="float" office:value="-0.8334374014" calcext:value-type="float">
            <text:p>-0,8334374014</text:p>
          </table:table-cell>
          <table:table-cell office:value-type="float" office:value="15.8744997976" calcext:value-type="float">
            <text:p>15,87449979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-278.44" calcext:value-type="float">
            <text:p>-278,44</text:p>
          </table:table-cell>
          <table:table-cell office:value-type="float" office:value="0.0153600515" calcext:value-type="float">
            <text:p>0,0153600515</text:p>
          </table:table-cell>
          <table:table-cell office:value-type="float" office:value="16.5562416012" calcext:value-type="float">
            <text:p>16,556241601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00" calcext:value-type="float">
            <text:p>500</text:p>
          </table:table-cell>
          <table:table-cell office:value-type="float" office:value="-278.44" calcext:value-type="float">
            <text:p>-278,44</text:p>
          </table:table-cell>
          <table:table-cell office:value-type="float" office:value="0.8337249788" calcext:value-type="float">
            <text:p>0,8337249788</text:p>
          </table:table-cell>
          <table:table-cell office:value-type="float" office:value="16.6564791689" calcext:value-type="float">
            <text:p>16,656479168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00" calcext:value-type="float">
            <text:p>500</text:p>
          </table:table-cell>
          <table:table-cell office:value-type="float" office:value="-278.44" calcext:value-type="float">
            <text:p>-278,44</text:p>
          </table:table-cell>
          <table:table-cell office:value-type="float" office:value="2.3674834781" calcext:value-type="float">
            <text:p>2,3674834781</text:p>
          </table:table-cell>
          <table:table-cell office:value-type="float" office:value="17.0592414614" calcext:value-type="float">
            <text:p>17,059241461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500" calcext:value-type="float">
            <text:p>500</text:p>
          </table:table-cell>
          <table:table-cell office:value-type="float" office:value="-278.87" calcext:value-type="float">
            <text:p>-278,87</text:p>
          </table:table-cell>
          <table:table-cell office:value-type="float" office:value="3.3660018579" calcext:value-type="float">
            <text:p>3,3660018579</text:p>
          </table:table-cell>
          <table:table-cell office:value-type="float" office:value="17.5875859208" calcext:value-type="float">
            <text:p>17,587585920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00" calcext:value-type="float">
            <text:p>500</text:p>
          </table:table-cell>
          <table:table-cell office:value-type="float" office:value="-278.87" calcext:value-type="float">
            <text:p>-278,87</text:p>
          </table:table-cell>
          <table:table-cell office:value-type="float" office:value="3.6907972688" calcext:value-type="float">
            <text:p>3,6907972688</text:p>
          </table:table-cell>
          <table:table-cell office:value-type="float" office:value="15.8926230966" calcext:value-type="float">
            <text:p>15,892623096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-278.87" calcext:value-type="float">
            <text:p>-278,87</text:p>
          </table:table-cell>
          <table:table-cell office:value-type="float" office:value="5.7151291718" calcext:value-type="float">
            <text:p>5,7151291718</text:p>
          </table:table-cell>
          <table:table-cell office:value-type="float" office:value="14.4094189582" calcext:value-type="float">
            <text:p>14,409418958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-279.97" calcext:value-type="float">
            <text:p>-279,97</text:p>
          </table:table-cell>
          <table:table-cell office:value-type="float" office:value="6.1340694384" calcext:value-type="float">
            <text:p>6,1340694384</text:p>
          </table:table-cell>
          <table:table-cell office:value-type="float" office:value="12.3584070924" calcext:value-type="float">
            <text:p>12,358407092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500" calcext:value-type="float">
            <text:p>500</text:p>
          </table:table-cell>
          <table:table-cell office:value-type="float" office:value="-279.97" calcext:value-type="float">
            <text:p>-279,97</text:p>
          </table:table-cell>
          <table:table-cell office:value-type="float" office:value="5.3901452564" calcext:value-type="float">
            <text:p>5,3901452564</text:p>
          </table:table-cell>
          <table:table-cell office:value-type="float" office:value="9.9426097937" calcext:value-type="float">
            <text:p>9,942609793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500" calcext:value-type="float">
            <text:p>500</text:p>
          </table:table-cell>
          <table:table-cell office:value-type="float" office:value="-279.97" calcext:value-type="float">
            <text:p>-279,97</text:p>
          </table:table-cell>
          <table:table-cell office:value-type="float" office:value="7.9905526466" calcext:value-type="float">
            <text:p>7,9905526466</text:p>
          </table:table-cell>
          <table:table-cell office:value-type="float" office:value="8.5019065425" calcext:value-type="float">
            <text:p>8,501906542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00" calcext:value-type="float">
            <text:p>500</text:p>
          </table:table-cell>
          <table:table-cell office:value-type="float" office:value="-281.58" calcext:value-type="float">
            <text:p>-281,58</text:p>
          </table:table-cell>
          <table:table-cell office:value-type="float" office:value="8.5046749356" calcext:value-type="float">
            <text:p>8,5046749356</text:p>
          </table:table-cell>
          <table:table-cell office:value-type="float" office:value="6.6671063098" calcext:value-type="float">
            <text:p>6,667106309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-281.58" calcext:value-type="float">
            <text:p>-281,58</text:p>
          </table:table-cell>
          <table:table-cell office:value-type="float" office:value="7.1580900952" calcext:value-type="float">
            <text:p>7,1580900952</text:p>
          </table:table-cell>
          <table:table-cell office:value-type="float" office:value="4.2729652134" calcext:value-type="float">
            <text:p>4,272965213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500" calcext:value-type="float">
            <text:p>500</text:p>
          </table:table-cell>
          <table:table-cell office:value-type="float" office:value="-281.58" calcext:value-type="float">
            <text:p>-281,58</text:p>
          </table:table-cell>
          <table:table-cell office:value-type="float" office:value="9.5807980486" calcext:value-type="float">
            <text:p>9,5807980486</text:p>
          </table:table-cell>
          <table:table-cell office:value-type="float" office:value="2.5994954733" calcext:value-type="float">
            <text:p>2,599495473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500" calcext:value-type="float">
            <text:p>500</text:p>
          </table:table-cell>
          <table:table-cell office:value-type="float" office:value="-283.43" calcext:value-type="float">
            <text:p>-283,43</text:p>
          </table:table-cell>
          <table:table-cell office:value-type="float" office:value="9.6120523761" calcext:value-type="float">
            <text:p>9,6120523761</text:p>
          </table:table-cell>
          <table:table-cell office:value-type="float" office:value="0.9877295306" calcext:value-type="float">
            <text:p>0,987729530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500" calcext:value-type="float">
            <text:p>500</text:p>
          </table:table-cell>
          <table:table-cell office:value-type="float" office:value="-283.43" calcext:value-type="float">
            <text:p>-283,43</text:p>
          </table:table-cell>
          <table:table-cell office:value-type="float" office:value="7.3302393793" calcext:value-type="float">
            <text:p>7,3302393793</text:p>
          </table:table-cell>
          <table:table-cell office:value-type="float" office:value="0.2016819863" calcext:value-type="float">
            <text:p>0,201681986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00" calcext:value-type="float">
            <text:p>500</text:p>
          </table:table-cell>
          <table:table-cell office:value-type="float" office:value="-283.43" calcext:value-type="float">
            <text:p>-283,43</text:p>
          </table:table-cell>
          <table:table-cell office:value-type="float" office:value="8.8442218035" calcext:value-type="float">
            <text:p>8,8442218035</text:p>
          </table:table-cell>
          <table:table-cell office:value-type="float" office:value="-0.4237665513" calcext:value-type="float">
            <text:p>-0,423766551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float" office:value="-285.07" calcext:value-type="float">
            <text:p>-285,07</text:p>
          </table:table-cell>
          <table:table-cell office:value-type="float" office:value="8.6980928404" calcext:value-type="float">
            <text:p>8,6980928404</text:p>
          </table:table-cell>
          <table:table-cell office:value-type="float" office:value="-2.4249928075" calcext:value-type="float">
            <text:p>-2,424992807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500" calcext:value-type="float">
            <text:p>500</text:p>
          </table:table-cell>
          <table:table-cell office:value-type="float" office:value="-285.07" calcext:value-type="float">
            <text:p>-285,07</text:p>
          </table:table-cell>
          <table:table-cell office:value-type="float" office:value="6.9767804103" calcext:value-type="float">
            <text:p>6,9767804103</text:p>
          </table:table-cell>
          <table:table-cell office:value-type="float" office:value="-3.4150071051" calcext:value-type="float">
            <text:p>-3,415007105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500" calcext:value-type="float">
            <text:p>500</text:p>
          </table:table-cell>
          <table:table-cell office:value-type="float" office:value="-285.07" calcext:value-type="float">
            <text:p>-285,07</text:p>
          </table:table-cell>
          <table:table-cell office:value-type="float" office:value="9.0580935688" calcext:value-type="float">
            <text:p>9,0580935688</text:p>
          </table:table-cell>
          <table:table-cell office:value-type="float" office:value="-3.9751967784" calcext:value-type="float">
            <text:p>-3,975196778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500" calcext:value-type="float">
            <text:p>500</text:p>
          </table:table-cell>
          <table:table-cell office:value-type="float" office:value="-286.79" calcext:value-type="float">
            <text:p>-286,79</text:p>
          </table:table-cell>
          <table:table-cell office:value-type="float" office:value="9.9682803613" calcext:value-type="float">
            <text:p>9,9682803613</text:p>
          </table:table-cell>
          <table:table-cell office:value-type="float" office:value="-5.9128837052" calcext:value-type="float">
            <text:p>-5,912883705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500" calcext:value-type="float">
            <text:p>500</text:p>
          </table:table-cell>
          <table:table-cell office:value-type="float" office:value="-286.79" calcext:value-type="float">
            <text:p>-286,79</text:p>
          </table:table-cell>
          <table:table-cell office:value-type="float" office:value="8.9561762039" calcext:value-type="float">
            <text:p>8,9561762039</text:p>
          </table:table-cell>
          <table:table-cell office:value-type="float" office:value="-6.2287268709" calcext:value-type="float">
            <text:p>-6,228726870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float" office:value="-288.34" calcext:value-type="float">
            <text:p>-288,34</text:p>
          </table:table-cell>
          <table:table-cell office:value-type="float" office:value="7.9773855788" calcext:value-type="float">
            <text:p>7,9773855788</text:p>
          </table:table-cell>
          <table:table-cell office:value-type="float" office:value="-5.5575685615" calcext:value-type="float">
            <text:p>-5,557568561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00" calcext:value-type="float">
            <text:p>500</text:p>
          </table:table-cell>
          <table:table-cell office:value-type="float" office:value="-288.34" calcext:value-type="float">
            <text:p>-288,34</text:p>
          </table:table-cell>
          <table:table-cell office:value-type="float" office:value="6.2170631893" calcext:value-type="float">
            <text:p>6,2170631893</text:p>
          </table:table-cell>
          <table:table-cell office:value-type="float" office:value="-7.5272442765" calcext:value-type="float">
            <text:p>-7,527244276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500" calcext:value-type="float">
            <text:p>500</text:p>
          </table:table-cell>
          <table:table-cell office:value-type="float" office:value="-288.34" calcext:value-type="float">
            <text:p>-288,34</text:p>
          </table:table-cell>
          <table:table-cell office:value-type="float" office:value="6.395397431" calcext:value-type="float">
            <text:p>6,395397431</text:p>
          </table:table-cell>
          <table:table-cell office:value-type="float" office:value="-8.2093619836" calcext:value-type="float">
            <text:p>-8,2093619836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500" calcext:value-type="float">
            <text:p>500</text:p>
          </table:table-cell>
          <table:table-cell office:value-type="float" office:value="-289.71" calcext:value-type="float">
            <text:p>-289,71</text:p>
          </table:table-cell>
          <table:table-cell office:value-type="float" office:value="5.8179067028" calcext:value-type="float">
            <text:p>5,8179067028</text:p>
          </table:table-cell>
          <table:table-cell office:value-type="float" office:value="-7.2377028251" calcext:value-type="float">
            <text:p>-7,2377028251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500" calcext:value-type="float">
            <text:p>500</text:p>
          </table:table-cell>
          <table:table-cell office:value-type="float" office:value="-289.71" calcext:value-type="float">
            <text:p>-289,71</text:p>
          </table:table-cell>
          <table:table-cell office:value-type="float" office:value="3.9034674293" calcext:value-type="float">
            <text:p>3,9034674293</text:p>
          </table:table-cell>
          <table:table-cell office:value-type="float" office:value="-7.6482267661" calcext:value-type="float">
            <text:p>-7,6482267661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500" calcext:value-type="float">
            <text:p>500</text:p>
          </table:table-cell>
          <table:table-cell office:value-type="float" office:value="-289.71" calcext:value-type="float">
            <text:p>-289,71</text:p>
          </table:table-cell>
          <table:table-cell office:value-type="float" office:value="4.6125158065" calcext:value-type="float">
            <text:p>4,6125158065</text:p>
          </table:table-cell>
          <table:table-cell office:value-type="float" office:value="-8.0450772399" calcext:value-type="float">
            <text:p>-8,0450772399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500" calcext:value-type="float">
            <text:p>500</text:p>
          </table:table-cell>
          <table:table-cell office:value-type="float" office:value="-290.86" calcext:value-type="float">
            <text:p>-290,86</text:p>
          </table:table-cell>
          <table:table-cell office:value-type="float" office:value="4.2987605283" calcext:value-type="float">
            <text:p>4,2987605283</text:p>
          </table:table-cell>
          <table:table-cell office:value-type="float" office:value="-8.3479794628" calcext:value-type="float">
            <text:p>-8,3479794628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500" calcext:value-type="float">
            <text:p>500</text:p>
          </table:table-cell>
          <table:table-cell office:value-type="float" office:value="-290.86" calcext:value-type="float">
            <text:p>-290,86</text:p>
          </table:table-cell>
          <table:table-cell office:value-type="float" office:value="2.2583637874" calcext:value-type="float">
            <text:p>2,2583637874</text:p>
          </table:table-cell>
          <table:table-cell office:value-type="float" office:value="-8.7334643983" calcext:value-type="float">
            <text:p>-8,7334643983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500" calcext:value-type="float">
            <text:p>500</text:p>
          </table:table-cell>
          <table:table-cell office:value-type="float" office:value="-290.86" calcext:value-type="float">
            <text:p>-290,86</text:p>
          </table:table-cell>
          <table:table-cell office:value-type="float" office:value="2.3335091583" calcext:value-type="float">
            <text:p>2,3335091583</text:p>
          </table:table-cell>
          <table:table-cell office:value-type="float" office:value="-8.6679894456" calcext:value-type="float">
            <text:p>-8,6679894456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500" calcext:value-type="float">
            <text:p>500</text:p>
          </table:table-cell>
          <table:table-cell office:value-type="float" office:value="-291.64" calcext:value-type="float">
            <text:p>-291,64</text:p>
          </table:table-cell>
          <table:table-cell office:value-type="float" office:value="1.9798849405" calcext:value-type="float">
            <text:p>1,9798849405</text:p>
          </table:table-cell>
          <table:table-cell office:value-type="float" office:value="-8.2460741311" calcext:value-type="float">
            <text:p>-8,246074131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0" calcext:value-type="float">
            <text:p>500</text:p>
          </table:table-cell>
          <table:table-cell office:value-type="float" office:value="-291.64" calcext:value-type="float">
            <text:p>-291,64</text:p>
          </table:table-cell>
          <table:table-cell office:value-type="float" office:value="0.1300970825" calcext:value-type="float">
            <text:p>0,1300970825</text:p>
          </table:table-cell>
          <table:table-cell office:value-type="float" office:value="-8.0693719223" calcext:value-type="float">
            <text:p>-8,0693719223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500" calcext:value-type="float">
            <text:p>500</text:p>
          </table:table-cell>
          <table:table-cell office:value-type="float" office:value="-291.64" calcext:value-type="float">
            <text:p>-291,64</text:p>
          </table:table-cell>
          <table:table-cell office:value-type="float" office:value="-1.5346902549" calcext:value-type="float">
            <text:p>-1,5346902549</text:p>
          </table:table-cell>
          <table:table-cell office:value-type="float" office:value="-8.1193945444" calcext:value-type="float">
            <text:p>-8,1193945444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500" calcext:value-type="float">
            <text:p>500</text:p>
          </table:table-cell>
          <table:table-cell office:value-type="float" office:value="-291.59" calcext:value-type="float">
            <text:p>-291,59</text:p>
          </table:table-cell>
          <table:table-cell office:value-type="float" office:value="-1.6591689653" calcext:value-type="float">
            <text:p>-1,6591689653</text:p>
          </table:table-cell>
          <table:table-cell office:value-type="float" office:value="-7.4476420455" calcext:value-type="float">
            <text:p>-7,4476420455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500" calcext:value-type="float">
            <text:p>500</text:p>
          </table:table-cell>
          <table:table-cell office:value-type="float" office:value="-291.59" calcext:value-type="float">
            <text:p>-291,59</text:p>
          </table:table-cell>
          <table:table-cell office:value-type="float" office:value="-1.3257930788" calcext:value-type="float">
            <text:p>-1,3257930788</text:p>
          </table:table-cell>
          <table:table-cell office:value-type="float" office:value="-7.181914853" calcext:value-type="float">
            <text:p>-7,181914853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500" calcext:value-type="float">
            <text:p>500</text:p>
          </table:table-cell>
          <table:table-cell office:value-type="float" office:value="-291.59" calcext:value-type="float">
            <text:p>-291,59</text:p>
          </table:table-cell>
          <table:table-cell office:value-type="float" office:value="-3.6962775941" calcext:value-type="float">
            <text:p>-3,6962775941</text:p>
          </table:table-cell>
          <table:table-cell office:value-type="float" office:value="-7.8249890672" calcext:value-type="float">
            <text:p>-7,8249890672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500" calcext:value-type="float">
            <text:p>500</text:p>
          </table:table-cell>
          <table:table-cell office:value-type="float" office:value="-291.13" calcext:value-type="float">
            <text:p>-291,13</text:p>
          </table:table-cell>
          <table:table-cell office:value-type="float" office:value="-3.740855555" calcext:value-type="float">
            <text:p>-3,740855555</text:p>
          </table:table-cell>
          <table:table-cell office:value-type="float" office:value="-7.3091307077" calcext:value-type="float">
            <text:p>-7,3091307077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500" calcext:value-type="float">
            <text:p>500</text:p>
          </table:table-cell>
          <table:table-cell office:value-type="float" office:value="-291.13" calcext:value-type="float">
            <text:p>-291,13</text:p>
          </table:table-cell>
          <table:table-cell office:value-type="float" office:value="-3.2568208019" calcext:value-type="float">
            <text:p>-3,2568208019</text:p>
          </table:table-cell>
          <table:table-cell office:value-type="float" office:value="-7.5216996513" calcext:value-type="float">
            <text:p>-7,5216996513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500" calcext:value-type="float">
            <text:p>500</text:p>
          </table:table-cell>
          <table:table-cell office:value-type="float" office:value="-290.65" calcext:value-type="float">
            <text:p>-290,65</text:p>
          </table:table-cell>
          <table:table-cell office:value-type="float" office:value="-3.6270166925" calcext:value-type="float">
            <text:p>-3,6270166925</text:p>
          </table:table-cell>
          <table:table-cell office:value-type="float" office:value="-9.7920878483" calcext:value-type="float">
            <text:p>-9,7920878483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500" calcext:value-type="float">
            <text:p>500</text:p>
          </table:table-cell>
          <table:table-cell office:value-type="float" office:value="-290.65" calcext:value-type="float">
            <text:p>-290,65</text:p>
          </table:table-cell>
          <table:table-cell office:value-type="float" office:value="-1.4443617259" calcext:value-type="float">
            <text:p>-1,4443617259</text:p>
          </table:table-cell>
          <table:table-cell office:value-type="float" office:value="-8.0493368252" calcext:value-type="float">
            <text:p>-8,0493368252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500" calcext:value-type="float">
            <text:p>500</text:p>
          </table:table-cell>
          <table:table-cell office:value-type="float" office:value="-290.65" calcext:value-type="float">
            <text:p>-290,65</text:p>
          </table:table-cell>
          <table:table-cell office:value-type="float" office:value="-2.612198211" calcext:value-type="float">
            <text:p>-2,612198211</text:p>
          </table:table-cell>
          <table:table-cell office:value-type="float" office:value="-7.9431975893" calcext:value-type="float">
            <text:p>-7,943197589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float" office:value="-290.07" calcext:value-type="float">
            <text:p>-290,07</text:p>
          </table:table-cell>
          <table:table-cell office:value-type="float" office:value="0" calcext:value-type="float">
            <text:p>0</text:p>
          </table:table-cell>
          <table:table-cell office:value-type="float" office:value="-9.7152031306" calcext:value-type="float">
            <text:p>-9,71520313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-281.44" calcext:value-type="float">
            <text:p>-281,44</text:p>
          </table:table-cell>
          <table:table-cell office:value-type="float" office:value="0" calcext:value-type="float">
            <text:p>0</text:p>
          </table:table-cell>
          <table:table-cell office:value-type="float" office:value="4.2024272181" calcext:value-type="float">
            <text:p>4,20242721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-281.44" calcext:value-type="float">
            <text:p>-281,44</text:p>
          </table:table-cell>
          <table:table-cell office:value-type="float" office:value="-1.7511137018" calcext:value-type="float">
            <text:p>-1,7511137018</text:p>
          </table:table-cell>
          <table:table-cell office:value-type="float" office:value="4.0569330934" calcext:value-type="float">
            <text:p>4,056933093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-281.06" calcext:value-type="float">
            <text:p>-281,06</text:p>
          </table:table-cell>
          <table:table-cell office:value-type="float" office:value="-1.8330258918" calcext:value-type="float">
            <text:p>-1,8330258918</text:p>
          </table:table-cell>
          <table:table-cell office:value-type="float" office:value="5.0330026676" calcext:value-type="float">
            <text:p>5,033002667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-281.06" calcext:value-type="float">
            <text:p>-281,06</text:p>
          </table:table-cell>
          <table:table-cell office:value-type="float" office:value="-1.2336819478" calcext:value-type="float">
            <text:p>-1,2336819478</text:p>
          </table:table-cell>
          <table:table-cell office:value-type="float" office:value="5.0678040555" calcext:value-type="float">
            <text:p>5,067804055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-281.06" calcext:value-type="float">
            <text:p>-281,06</text:p>
          </table:table-cell>
          <table:table-cell office:value-type="float" office:value="-4.6245191379" calcext:value-type="float">
            <text:p>-4,6245191379</text:p>
          </table:table-cell>
          <table:table-cell office:value-type="float" office:value="4.84736089" calcext:value-type="float">
            <text:p>4,8473608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-279.74" calcext:value-type="float">
            <text:p>-279,74</text:p>
          </table:table-cell>
          <table:table-cell office:value-type="float" office:value="-4.3590997367" calcext:value-type="float">
            <text:p>-4,3590997367</text:p>
          </table:table-cell>
          <table:table-cell office:value-type="float" office:value="7.16527614" calcext:value-type="float">
            <text:p>7,16527614</text:p>
          </table:table-cell>
        </table:table-row>
        <table:table-row table:style-name="ro1">
          <table:table-cell table:number-columns-repeated="2" office:value-type="float" office:value="600" calcext:value-type="float">
            <text:p>600</text:p>
          </table:table-cell>
          <table:table-cell office:value-type="float" office:value="-279.74" calcext:value-type="float">
            <text:p>-279,74</text:p>
          </table:table-cell>
          <table:table-cell office:value-type="float" office:value="-1.5129695986" calcext:value-type="float">
            <text:p>-1,5129695986</text:p>
          </table:table-cell>
          <table:table-cell office:value-type="float" office:value="7.5577525121" calcext:value-type="float">
            <text:p>7,557752512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-279.74" calcext:value-type="float">
            <text:p>-279,74</text:p>
          </table:table-cell>
          <table:table-cell office:value-type="float" office:value="-2.3797758274" calcext:value-type="float">
            <text:p>-2,3797758274</text:p>
          </table:table-cell>
          <table:table-cell office:value-type="float" office:value="7.4868299167" calcext:value-type="float">
            <text:p>7,486829916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office:value-type="float" office:value="-279.22" calcext:value-type="float">
            <text:p>-279,22</text:p>
          </table:table-cell>
          <table:table-cell office:value-type="float" office:value="-1.938776588" calcext:value-type="float">
            <text:p>-1,938776588</text:p>
          </table:table-cell>
          <table:table-cell office:value-type="float" office:value="8.921024473" calcext:value-type="float">
            <text:p>8,92102447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float" office:value="-279.22" calcext:value-type="float">
            <text:p>-279,22</text:p>
          </table:table-cell>
          <table:table-cell office:value-type="float" office:value="0.1006129486" calcext:value-type="float">
            <text:p>0,1006129486</text:p>
          </table:table-cell>
          <table:table-cell office:value-type="float" office:value="9.5625116984" calcext:value-type="float">
            <text:p>9,562511698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office:value-type="float" office:value="-279.59" calcext:value-type="float">
            <text:p>-279,59</text:p>
          </table:table-cell>
          <table:table-cell office:value-type="float" office:value="0.7167505967" calcext:value-type="float">
            <text:p>0,7167505967</text:p>
          </table:table-cell>
          <table:table-cell office:value-type="float" office:value="10.1784081465" calcext:value-type="float">
            <text:p>10,178408146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00" calcext:value-type="float">
            <text:p>600</text:p>
          </table:table-cell>
          <table:table-cell office:value-type="float" office:value="-279.59" calcext:value-type="float">
            <text:p>-279,59</text:p>
          </table:table-cell>
          <table:table-cell office:value-type="float" office:value="1.1464503263" calcext:value-type="float">
            <text:p>1,1464503263</text:p>
          </table:table-cell>
          <table:table-cell office:value-type="float" office:value="10.2771515941" calcext:value-type="float">
            <text:p>10,277151594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00" calcext:value-type="float">
            <text:p>600</text:p>
          </table:table-cell>
          <table:table-cell office:value-type="float" office:value="-279.59" calcext:value-type="float">
            <text:p>-279,59</text:p>
          </table:table-cell>
          <table:table-cell office:value-type="float" office:value="2.873095072" calcext:value-type="float">
            <text:p>2,873095072</text:p>
          </table:table-cell>
          <table:table-cell office:value-type="float" office:value="10.3833742517" calcext:value-type="float">
            <text:p>10,383374251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00" calcext:value-type="float">
            <text:p>600</text:p>
          </table:table-cell>
          <table:table-cell office:value-type="float" office:value="-280.4" calcext:value-type="float">
            <text:p>-280,4</text:p>
          </table:table-cell>
          <table:table-cell office:value-type="float" office:value="3.2004303323" calcext:value-type="float">
            <text:p>3,2004303323</text:p>
          </table:table-cell>
          <table:table-cell office:value-type="float" office:value="10.3860050804" calcext:value-type="float">
            <text:p>10,386005080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00" calcext:value-type="float">
            <text:p>600</text:p>
          </table:table-cell>
          <table:table-cell office:value-type="float" office:value="-280.4" calcext:value-type="float">
            <text:p>-280,4</text:p>
          </table:table-cell>
          <table:table-cell office:value-type="float" office:value="2.5542112386" calcext:value-type="float">
            <text:p>2,5542112386</text:p>
          </table:table-cell>
          <table:table-cell office:value-type="float" office:value="9.6807849157" calcext:value-type="float">
            <text:p>9,680784915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00" calcext:value-type="float">
            <text:p>600</text:p>
          </table:table-cell>
          <table:table-cell office:value-type="float" office:value="-280.4" calcext:value-type="float">
            <text:p>-280,4</text:p>
          </table:table-cell>
          <table:table-cell office:value-type="float" office:value="4.0207599743" calcext:value-type="float">
            <text:p>4,0207599743</text:p>
          </table:table-cell>
          <table:table-cell office:value-type="float" office:value="9.0139905307" calcext:value-type="float">
            <text:p>9,013990530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00" calcext:value-type="float">
            <text:p>600</text:p>
          </table:table-cell>
          <table:table-cell office:value-type="float" office:value="-280.89" calcext:value-type="float">
            <text:p>-280,89</text:p>
          </table:table-cell>
          <table:table-cell office:value-type="float" office:value="4.3316387147" calcext:value-type="float">
            <text:p>4,3316387147</text:p>
          </table:table-cell>
          <table:table-cell office:value-type="float" office:value="8.0956841623" calcext:value-type="float">
            <text:p>8,095684162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00" calcext:value-type="float">
            <text:p>600</text:p>
          </table:table-cell>
          <table:table-cell office:value-type="float" office:value="-280.89" calcext:value-type="float">
            <text:p>-280,89</text:p>
          </table:table-cell>
          <table:table-cell office:value-type="float" office:value="4.0248925678" calcext:value-type="float">
            <text:p>4,0248925678</text:p>
          </table:table-cell>
          <table:table-cell office:value-type="float" office:value="7.6082916841" calcext:value-type="float">
            <text:p>7,608291684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00" calcext:value-type="float">
            <text:p>600</text:p>
          </table:table-cell>
          <table:table-cell office:value-type="float" office:value="-280.89" calcext:value-type="float">
            <text:p>-280,89</text:p>
          </table:table-cell>
          <table:table-cell office:value-type="float" office:value="6.3069185241" calcext:value-type="float">
            <text:p>6,3069185241</text:p>
          </table:table-cell>
          <table:table-cell office:value-type="float" office:value="7.2342993457" calcext:value-type="float">
            <text:p>7,234299345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00" calcext:value-type="float">
            <text:p>600</text:p>
          </table:table-cell>
          <table:table-cell office:value-type="float" office:value="-282.05" calcext:value-type="float">
            <text:p>-282,05</text:p>
          </table:table-cell>
          <table:table-cell office:value-type="float" office:value="6.5876188967" calcext:value-type="float">
            <text:p>6,5876188967</text:p>
          </table:table-cell>
          <table:table-cell office:value-type="float" office:value="5.4618084095" calcext:value-type="float">
            <text:p>5,461808409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00" calcext:value-type="float">
            <text:p>600</text:p>
          </table:table-cell>
          <table:table-cell office:value-type="float" office:value="-282.05" calcext:value-type="float">
            <text:p>-282,05</text:p>
          </table:table-cell>
          <table:table-cell office:value-type="float" office:value="5.7326822539" calcext:value-type="float">
            <text:p>5,7326822539</text:p>
          </table:table-cell>
          <table:table-cell office:value-type="float" office:value="4.309447839" calcext:value-type="float">
            <text:p>4,309447839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600" calcext:value-type="float">
            <text:p>600</text:p>
          </table:table-cell>
          <table:table-cell office:value-type="float" office:value="-282.05" calcext:value-type="float">
            <text:p>-282,05</text:p>
          </table:table-cell>
          <table:table-cell office:value-type="float" office:value="8.200379575" calcext:value-type="float">
            <text:p>8,200379575</text:p>
          </table:table-cell>
          <table:table-cell office:value-type="float" office:value="3.5399035873" calcext:value-type="float">
            <text:p>3,539903587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600" calcext:value-type="float">
            <text:p>600</text:p>
          </table:table-cell>
          <table:table-cell office:value-type="float" office:value="-283.81" calcext:value-type="float">
            <text:p>-283,81</text:p>
          </table:table-cell>
          <table:table-cell office:value-type="float" office:value="8.6282133747" calcext:value-type="float">
            <text:p>8,6282133747</text:p>
          </table:table-cell>
          <table:table-cell office:value-type="float" office:value="1.7782921446" calcext:value-type="float">
            <text:p>1,778292144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600" calcext:value-type="float">
            <text:p>600</text:p>
          </table:table-cell>
          <table:table-cell office:value-type="float" office:value="-283.81" calcext:value-type="float">
            <text:p>-283,81</text:p>
          </table:table-cell>
          <table:table-cell office:value-type="float" office:value="7.1073092475" calcext:value-type="float">
            <text:p>7,1073092475</text:p>
          </table:table-cell>
          <table:table-cell office:value-type="float" office:value="1.5499022029" calcext:value-type="float">
            <text:p>1,549902202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600" calcext:value-type="float">
            <text:p>600</text:p>
          </table:table-cell>
          <table:table-cell office:value-type="float" office:value="-283.81" calcext:value-type="float">
            <text:p>-283,81</text:p>
          </table:table-cell>
          <table:table-cell office:value-type="float" office:value="7.841180582" calcext:value-type="float">
            <text:p>7,841180582</text:p>
          </table:table-cell>
          <table:table-cell office:value-type="float" office:value="1.9615088103" calcext:value-type="float">
            <text:p>1,961508810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00" calcext:value-type="float">
            <text:p>600</text:p>
          </table:table-cell>
          <table:table-cell office:value-type="float" office:value="-285.41" calcext:value-type="float">
            <text:p>-285,41</text:p>
          </table:table-cell>
          <table:table-cell office:value-type="float" office:value="7.3378302046" calcext:value-type="float">
            <text:p>7,3378302046</text:p>
          </table:table-cell>
          <table:table-cell office:value-type="float" office:value="-0.1546448909" calcext:value-type="float">
            <text:p>-0,154644890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00" calcext:value-type="float">
            <text:p>600</text:p>
          </table:table-cell>
          <table:table-cell office:value-type="float" office:value="-285.41" calcext:value-type="float">
            <text:p>-285,41</text:p>
          </table:table-cell>
          <table:table-cell office:value-type="float" office:value="6.5197601979" calcext:value-type="float">
            <text:p>6,5197601979</text:p>
          </table:table-cell>
          <table:table-cell office:value-type="float" office:value="-0.9213440948" calcext:value-type="float">
            <text:p>-0,921344094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600" calcext:value-type="float">
            <text:p>600</text:p>
          </table:table-cell>
          <table:table-cell office:value-type="float" office:value="-285.41" calcext:value-type="float">
            <text:p>-285,41</text:p>
          </table:table-cell>
          <table:table-cell office:value-type="float" office:value="7.8855235404" calcext:value-type="float">
            <text:p>7,8855235404</text:p>
          </table:table-cell>
          <table:table-cell office:value-type="float" office:value="-0.7642588562" calcext:value-type="float">
            <text:p>-0,764258856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00" calcext:value-type="float">
            <text:p>600</text:p>
          </table:table-cell>
          <table:table-cell office:value-type="float" office:value="-286.79" calcext:value-type="float">
            <text:p>-286,79</text:p>
          </table:table-cell>
          <table:table-cell office:value-type="float" office:value="8.4194238743" calcext:value-type="float">
            <text:p>8,4194238743</text:p>
          </table:table-cell>
          <table:table-cell office:value-type="float" office:value="-3.196157347" calcext:value-type="float">
            <text:p>-3,196157347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600" calcext:value-type="float">
            <text:p>600</text:p>
          </table:table-cell>
          <table:table-cell office:value-type="float" office:value="-286.79" calcext:value-type="float">
            <text:p>-286,79</text:p>
          </table:table-cell>
          <table:table-cell office:value-type="float" office:value="8.6359461998" calcext:value-type="float">
            <text:p>8,6359461998</text:p>
          </table:table-cell>
          <table:table-cell office:value-type="float" office:value="-4.651465888" calcext:value-type="float">
            <text:p>-4,65146588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00" calcext:value-type="float">
            <text:p>600</text:p>
          </table:table-cell>
          <table:table-cell office:value-type="float" office:value="-288.18" calcext:value-type="float">
            <text:p>-288,18</text:p>
          </table:table-cell>
          <table:table-cell office:value-type="float" office:value="7.4575873647" calcext:value-type="float">
            <text:p>7,4575873647</text:p>
          </table:table-cell>
          <table:table-cell office:value-type="float" office:value="-4.9495344897" calcext:value-type="float">
            <text:p>-4,949534489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  <table:table-cell office:value-type="float" office:value="-288.18" calcext:value-type="float">
            <text:p>-288,18</text:p>
          </table:table-cell>
          <table:table-cell office:value-type="float" office:value="5.3534298594" calcext:value-type="float">
            <text:p>5,3534298594</text:p>
          </table:table-cell>
          <table:table-cell office:value-type="float" office:value="-5.8539714561" calcext:value-type="float">
            <text:p>-5,8539714561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600" calcext:value-type="float">
            <text:p>600</text:p>
          </table:table-cell>
          <table:table-cell office:value-type="float" office:value="-288.18" calcext:value-type="float">
            <text:p>-288,18</text:p>
          </table:table-cell>
          <table:table-cell office:value-type="float" office:value="6.5394474176" calcext:value-type="float">
            <text:p>6,5394474176</text:p>
          </table:table-cell>
          <table:table-cell office:value-type="float" office:value="-6.0911346391" calcext:value-type="float">
            <text:p>-6,0911346391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600" calcext:value-type="float">
            <text:p>600</text:p>
          </table:table-cell>
          <table:table-cell office:value-type="float" office:value="-289.43" calcext:value-type="float">
            <text:p>-289,43</text:p>
          </table:table-cell>
          <table:table-cell office:value-type="float" office:value="6.2131188658" calcext:value-type="float">
            <text:p>6,2131188658</text:p>
          </table:table-cell>
          <table:table-cell office:value-type="float" office:value="-5.608294027" calcext:value-type="float">
            <text:p>-5,608294027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600" calcext:value-type="float">
            <text:p>600</text:p>
          </table:table-cell>
          <table:table-cell office:value-type="float" office:value="-289.43" calcext:value-type="float">
            <text:p>-289,43</text:p>
          </table:table-cell>
          <table:table-cell office:value-type="float" office:value="3.7301718154" calcext:value-type="float">
            <text:p>3,7301718154</text:p>
          </table:table-cell>
          <table:table-cell office:value-type="float" office:value="-5.2993264482" calcext:value-type="float">
            <text:p>-5,2993264482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600" calcext:value-type="float">
            <text:p>600</text:p>
          </table:table-cell>
          <table:table-cell office:value-type="float" office:value="-289.43" calcext:value-type="float">
            <text:p>-289,43</text:p>
          </table:table-cell>
          <table:table-cell office:value-type="float" office:value="3.7997618277" calcext:value-type="float">
            <text:p>3,7997618277</text:p>
          </table:table-cell>
          <table:table-cell office:value-type="float" office:value="-5.1337605372" calcext:value-type="float">
            <text:p>-5,1337605372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00" calcext:value-type="float">
            <text:p>600</text:p>
          </table:table-cell>
          <table:table-cell office:value-type="float" office:value="-289.95" calcext:value-type="float">
            <text:p>-289,95</text:p>
          </table:table-cell>
          <table:table-cell office:value-type="float" office:value="3.3573941669" calcext:value-type="float">
            <text:p>3,3573941669</text:p>
          </table:table-cell>
          <table:table-cell office:value-type="float" office:value="-6.1210175503" calcext:value-type="float">
            <text:p>-6,1210175503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600" calcext:value-type="float">
            <text:p>600</text:p>
          </table:table-cell>
          <table:table-cell office:value-type="float" office:value="-289.95" calcext:value-type="float">
            <text:p>-289,95</text:p>
          </table:table-cell>
          <table:table-cell office:value-type="float" office:value="1.7659032751" calcext:value-type="float">
            <text:p>1,7659032751</text:p>
          </table:table-cell>
          <table:table-cell office:value-type="float" office:value="-6.5848536258" calcext:value-type="float">
            <text:p>-6,5848536258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600" calcext:value-type="float">
            <text:p>600</text:p>
          </table:table-cell>
          <table:table-cell office:value-type="float" office:value="-289.95" calcext:value-type="float">
            <text:p>-289,95</text:p>
          </table:table-cell>
          <table:table-cell office:value-type="float" office:value="1.7872711228" calcext:value-type="float">
            <text:p>1,7872711228</text:p>
          </table:table-cell>
          <table:table-cell office:value-type="float" office:value="-6.4933569987" calcext:value-type="float">
            <text:p>-6,4933569987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600" calcext:value-type="float">
            <text:p>600</text:p>
          </table:table-cell>
          <table:table-cell office:value-type="float" office:value="-289.99" calcext:value-type="float">
            <text:p>-289,99</text:p>
          </table:table-cell>
          <table:table-cell office:value-type="float" office:value="1.3575613834" calcext:value-type="float">
            <text:p>1,3575613834</text:p>
          </table:table-cell>
          <table:table-cell office:value-type="float" office:value="-6.942321446" calcext:value-type="float">
            <text:p>-6,94232144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00" calcext:value-type="float">
            <text:p>600</text:p>
          </table:table-cell>
          <table:table-cell office:value-type="float" office:value="-289.99" calcext:value-type="float">
            <text:p>-289,99</text:p>
          </table:table-cell>
          <table:table-cell office:value-type="float" office:value="-0.3769425695" calcext:value-type="float">
            <text:p>-0,3769425695</text:p>
          </table:table-cell>
          <table:table-cell office:value-type="float" office:value="-7.3935420848" calcext:value-type="float">
            <text:p>-7,3935420848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600" calcext:value-type="float">
            <text:p>600</text:p>
          </table:table-cell>
          <table:table-cell office:value-type="float" office:value="-289.99" calcext:value-type="float">
            <text:p>-289,99</text:p>
          </table:table-cell>
          <table:table-cell office:value-type="float" office:value="-1.8202534138" calcext:value-type="float">
            <text:p>-1,8202534138</text:p>
          </table:table-cell>
          <table:table-cell office:value-type="float" office:value="-8.0634566732" calcext:value-type="float">
            <text:p>-8,0634566732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600" calcext:value-type="float">
            <text:p>600</text:p>
          </table:table-cell>
          <table:table-cell office:value-type="float" office:value="-289.48" calcext:value-type="float">
            <text:p>-289,48</text:p>
          </table:table-cell>
          <table:table-cell office:value-type="float" office:value="-1.8052661436" calcext:value-type="float">
            <text:p>-1,8052661436</text:p>
          </table:table-cell>
          <table:table-cell office:value-type="float" office:value="-7.6766728288" calcext:value-type="float">
            <text:p>-7,6766728288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600" calcext:value-type="float">
            <text:p>600</text:p>
          </table:table-cell>
          <table:table-cell office:value-type="float" office:value="-289.48" calcext:value-type="float">
            <text:p>-289,48</text:p>
          </table:table-cell>
          <table:table-cell office:value-type="float" office:value="-2.0982623897" calcext:value-type="float">
            <text:p>-2,0982623897</text:p>
          </table:table-cell>
          <table:table-cell office:value-type="float" office:value="-7.9092197118" calcext:value-type="float">
            <text:p>-7,9092197118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600" calcext:value-type="float">
            <text:p>600</text:p>
          </table:table-cell>
          <table:table-cell office:value-type="float" office:value="-289.48" calcext:value-type="float">
            <text:p>-289,48</text:p>
          </table:table-cell>
          <table:table-cell office:value-type="float" office:value="-4.147306432" calcext:value-type="float">
            <text:p>-4,147306432</text:p>
          </table:table-cell>
          <table:table-cell office:value-type="float" office:value="-9.3497945173" calcext:value-type="float">
            <text:p>-9,3497945173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600" calcext:value-type="float">
            <text:p>600</text:p>
          </table:table-cell>
          <table:table-cell office:value-type="float" office:value="-288.62" calcext:value-type="float">
            <text:p>-288,62</text:p>
          </table:table-cell>
          <table:table-cell office:value-type="float" office:value="-3.6485183727" calcext:value-type="float">
            <text:p>-3,6485183727</text:p>
          </table:table-cell>
          <table:table-cell office:value-type="float" office:value="-7.9294316621" calcext:value-type="float">
            <text:p>-7,9294316621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600" calcext:value-type="float">
            <text:p>600</text:p>
          </table:table-cell>
          <table:table-cell office:value-type="float" office:value="-288.62" calcext:value-type="float">
            <text:p>-288,62</text:p>
          </table:table-cell>
          <table:table-cell office:value-type="float" office:value="-4.3234652641" calcext:value-type="float">
            <text:p>-4,3234652641</text:p>
          </table:table-cell>
          <table:table-cell office:value-type="float" office:value="-7.7032192941" calcext:value-type="float">
            <text:p>-7,7032192941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600" calcext:value-type="float">
            <text:p>600</text:p>
          </table:table-cell>
          <table:table-cell office:value-type="float" office:value="-287.82" calcext:value-type="float">
            <text:p>-287,82</text:p>
          </table:table-cell>
          <table:table-cell office:value-type="float" office:value="-3.9420891304" calcext:value-type="float">
            <text:p>-3,9420891304</text:p>
          </table:table-cell>
          <table:table-cell office:value-type="float" office:value="-8.3422704665" calcext:value-type="float">
            <text:p>-8,3422704665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600" calcext:value-type="float">
            <text:p>600</text:p>
          </table:table-cell>
          <table:table-cell office:value-type="float" office:value="-287.82" calcext:value-type="float">
            <text:p>-287,82</text:p>
          </table:table-cell>
          <table:table-cell office:value-type="float" office:value="-0.7432182164" calcext:value-type="float">
            <text:p>-0,7432182164</text:p>
          </table:table-cell>
          <table:table-cell office:value-type="float" office:value="-7.4673530234" calcext:value-type="float">
            <text:p>-7,4673530234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600" calcext:value-type="float">
            <text:p>600</text:p>
          </table:table-cell>
          <table:table-cell office:value-type="float" office:value="-287.82" calcext:value-type="float">
            <text:p>-287,82</text:p>
          </table:table-cell>
          <table:table-cell office:value-type="float" office:value="-2.897373326" calcext:value-type="float">
            <text:p>-2,897373326</text:p>
          </table:table-cell>
          <table:table-cell office:value-type="float" office:value="-7.4551486049" calcext:value-type="float">
            <text:p>-7,455148604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00" calcext:value-type="float">
            <text:p>600</text:p>
          </table:table-cell>
          <table:table-cell office:value-type="float" office:value="-287.32" calcext:value-type="float">
            <text:p>-287,32</text:p>
          </table:table-cell>
          <table:table-cell office:value-type="float" office:value="0" calcext:value-type="float">
            <text:p>0</text:p>
          </table:table-cell>
          <table:table-cell office:value-type="float" office:value="-7.8713903594" calcext:value-type="float">
            <text:p>-7,87139035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-280.14" calcext:value-type="float">
            <text:p>-280,14</text:p>
          </table:table-cell>
          <table:table-cell office:value-type="float" office:value="0" calcext:value-type="float">
            <text:p>0</text:p>
          </table:table-cell>
          <table:table-cell office:value-type="float" office:value="-0.2763208238" calcext:value-type="float">
            <text:p>-0,27632082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-280.14" calcext:value-type="float">
            <text:p>-280,14</text:p>
          </table:table-cell>
          <table:table-cell office:value-type="float" office:value="-1.1703185805" calcext:value-type="float">
            <text:p>-1,1703185805</text:p>
          </table:table-cell>
          <table:table-cell office:value-type="float" office:value="0.0716057944" calcext:value-type="float">
            <text:p>0,071605794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00" calcext:value-type="float">
            <text:p>700</text:p>
          </table:table-cell>
          <table:table-cell office:value-type="float" office:value="-280" calcext:value-type="float">
            <text:p>-280</text:p>
          </table:table-cell>
          <table:table-cell office:value-type="float" office:value="-1.1081698897" calcext:value-type="float">
            <text:p>-1,1081698897</text:p>
          </table:table-cell>
          <table:table-cell office:value-type="float" office:value="1.4901420956" calcext:value-type="float">
            <text:p>1,490142095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float" office:value="-280" calcext:value-type="float">
            <text:p>-280</text:p>
          </table:table-cell>
          <table:table-cell office:value-type="float" office:value="-1.1173347929" calcext:value-type="float">
            <text:p>-1,1173347929</text:p>
          </table:table-cell>
          <table:table-cell office:value-type="float" office:value="1.7162065209" calcext:value-type="float">
            <text:p>1,716206520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office:value-type="float" office:value="-279.55" calcext:value-type="float">
            <text:p>-279,55</text:p>
          </table:table-cell>
          <table:table-cell office:value-type="float" office:value="-2.4794377177" calcext:value-type="float">
            <text:p>-2,4794377177</text:p>
          </table:table-cell>
          <table:table-cell office:value-type="float" office:value="3.0277367134" calcext:value-type="float">
            <text:p>3,02773671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-279.55" calcext:value-type="float">
            <text:p>-279,55</text:p>
          </table:table-cell>
          <table:table-cell office:value-type="float" office:value="-1.9504826471" calcext:value-type="float">
            <text:p>-1,9504826471</text:p>
          </table:table-cell>
          <table:table-cell office:value-type="float" office:value="6.4662031181" calcext:value-type="float">
            <text:p>6,466203118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-279.55" calcext:value-type="float">
            <text:p>-279,55</text:p>
          </table:table-cell>
          <table:table-cell office:value-type="float" office:value="-1.1746568774" calcext:value-type="float">
            <text:p>-1,1746568774</text:p>
          </table:table-cell>
          <table:table-cell office:value-type="float" office:value="7.1087487693" calcext:value-type="float">
            <text:p>7,1087487693</text:p>
          </table:table-cell>
        </table:table-row>
        <table:table-row table:style-name="ro1">
          <table:table-cell table:number-columns-repeated="2" office:value-type="float" office:value="700" calcext:value-type="float">
            <text:p>700</text:p>
          </table:table-cell>
          <table:table-cell office:value-type="float" office:value="-279.28" calcext:value-type="float">
            <text:p>-279,28</text:p>
          </table:table-cell>
          <table:table-cell office:value-type="float" office:value="-1.4369820511" calcext:value-type="float">
            <text:p>-1,4369820511</text:p>
          </table:table-cell>
          <table:table-cell office:value-type="float" office:value="7.4730776374" calcext:value-type="float">
            <text:p>7,473077637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office:value-type="float" office:value="-279.28" calcext:value-type="float">
            <text:p>-279,28</text:p>
          </table:table-cell>
          <table:table-cell office:value-type="float" office:value="-0.7056910608" calcext:value-type="float">
            <text:p>-0,7056910608</text:p>
          </table:table-cell>
          <table:table-cell office:value-type="float" office:value="8.9514228018" calcext:value-type="float">
            <text:p>8,951422801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office:value-type="float" office:value="-279.28" calcext:value-type="float">
            <text:p>-279,28</text:p>
          </table:table-cell>
          <table:table-cell office:value-type="float" office:value="0.4239462654" calcext:value-type="float">
            <text:p>0,4239462654</text:p>
          </table:table-cell>
          <table:table-cell office:value-type="float" office:value="9.3666619549" calcext:value-type="float">
            <text:p>9,366661954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office:value-type="float" office:value="-279.32" calcext:value-type="float">
            <text:p>-279,32</text:p>
          </table:table-cell>
          <table:table-cell office:value-type="float" office:value="0.7299999405" calcext:value-type="float">
            <text:p>0,7299999405</text:p>
          </table:table-cell>
          <table:table-cell office:value-type="float" office:value="9.4308784198" calcext:value-type="float">
            <text:p>9,430878419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700" calcext:value-type="float">
            <text:p>700</text:p>
          </table:table-cell>
          <table:table-cell office:value-type="float" office:value="-279.32" calcext:value-type="float">
            <text:p>-279,32</text:p>
          </table:table-cell>
          <table:table-cell office:value-type="float" office:value="1.038691084" calcext:value-type="float">
            <text:p>1,038691084</text:p>
          </table:table-cell>
          <table:table-cell office:value-type="float" office:value="9.4864513018" calcext:value-type="float">
            <text:p>9,486451301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700" calcext:value-type="float">
            <text:p>700</text:p>
          </table:table-cell>
          <table:table-cell office:value-type="float" office:value="-279.32" calcext:value-type="float">
            <text:p>-279,32</text:p>
          </table:table-cell>
          <table:table-cell office:value-type="float" office:value="2.4763369644" calcext:value-type="float">
            <text:p>2,4763369644</text:p>
          </table:table-cell>
          <table:table-cell office:value-type="float" office:value="9.5112379853" calcext:value-type="float">
            <text:p>9,511237985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700" calcext:value-type="float">
            <text:p>700</text:p>
          </table:table-cell>
          <table:table-cell office:value-type="float" office:value="-279.73" calcext:value-type="float">
            <text:p>-279,73</text:p>
          </table:table-cell>
          <table:table-cell office:value-type="float" office:value="2.6634125152" calcext:value-type="float">
            <text:p>2,6634125152</text:p>
          </table:table-cell>
          <table:table-cell office:value-type="float" office:value="8.8818802389" calcext:value-type="float">
            <text:p>8,881880238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700" calcext:value-type="float">
            <text:p>700</text:p>
          </table:table-cell>
          <table:table-cell office:value-type="float" office:value="-279.73" calcext:value-type="float">
            <text:p>-279,73</text:p>
          </table:table-cell>
          <table:table-cell office:value-type="float" office:value="2.3187827191" calcext:value-type="float">
            <text:p>2,3187827191</text:p>
          </table:table-cell>
          <table:table-cell office:value-type="float" office:value="8.5578065051" calcext:value-type="float">
            <text:p>8,557806505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00" calcext:value-type="float">
            <text:p>700</text:p>
          </table:table-cell>
          <table:table-cell office:value-type="float" office:value="-279.73" calcext:value-type="float">
            <text:p>-279,73</text:p>
          </table:table-cell>
          <table:table-cell office:value-type="float" office:value="4.1300284184" calcext:value-type="float">
            <text:p>4,1300284184</text:p>
          </table:table-cell>
          <table:table-cell office:value-type="float" office:value="8.6463161851" calcext:value-type="float">
            <text:p>8,646316185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00" calcext:value-type="float">
            <text:p>700</text:p>
          </table:table-cell>
          <table:table-cell office:value-type="float" office:value="-280.61" calcext:value-type="float">
            <text:p>-280,61</text:p>
          </table:table-cell>
          <table:table-cell office:value-type="float" office:value="4.7283705918" calcext:value-type="float">
            <text:p>4,7283705918</text:p>
          </table:table-cell>
          <table:table-cell office:value-type="float" office:value="8.8823179834" calcext:value-type="float">
            <text:p>8,882317983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700" calcext:value-type="float">
            <text:p>700</text:p>
          </table:table-cell>
          <table:table-cell office:value-type="float" office:value="-280.61" calcext:value-type="float">
            <text:p>-280,61</text:p>
          </table:table-cell>
          <table:table-cell office:value-type="float" office:value="4.5287604398" calcext:value-type="float">
            <text:p>4,5287604398</text:p>
          </table:table-cell>
          <table:table-cell office:value-type="float" office:value="9.9679280619" calcext:value-type="float">
            <text:p>9,967928061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700" calcext:value-type="float">
            <text:p>700</text:p>
          </table:table-cell>
          <table:table-cell office:value-type="float" office:value="-280.61" calcext:value-type="float">
            <text:p>-280,61</text:p>
          </table:table-cell>
          <table:table-cell office:value-type="float" office:value="5.844069372" calcext:value-type="float">
            <text:p>5,844069372</text:p>
          </table:table-cell>
          <table:table-cell office:value-type="float" office:value="11.4187230206" calcext:value-type="float">
            <text:p>11,418723020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700" calcext:value-type="float">
            <text:p>700</text:p>
          </table:table-cell>
          <table:table-cell office:value-type="float" office:value="-281.79" calcext:value-type="float">
            <text:p>-281,79</text:p>
          </table:table-cell>
          <table:table-cell office:value-type="float" office:value="5.5798234289" calcext:value-type="float">
            <text:p>5,5798234289</text:p>
          </table:table-cell>
          <table:table-cell office:value-type="float" office:value="10.0379216085" calcext:value-type="float">
            <text:p>10,03792160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00" calcext:value-type="float">
            <text:p>700</text:p>
          </table:table-cell>
          <table:table-cell office:value-type="float" office:value="-281.79" calcext:value-type="float">
            <text:p>-281,79</text:p>
          </table:table-cell>
          <table:table-cell office:value-type="float" office:value="5.236185273" calcext:value-type="float">
            <text:p>5,236185273</text:p>
          </table:table-cell>
          <table:table-cell office:value-type="float" office:value="9.4923558644" calcext:value-type="float">
            <text:p>9,492355864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700" calcext:value-type="float">
            <text:p>700</text:p>
          </table:table-cell>
          <table:table-cell office:value-type="float" office:value="-281.79" calcext:value-type="float">
            <text:p>-281,79</text:p>
          </table:table-cell>
          <table:table-cell office:value-type="float" office:value="7.0496423609" calcext:value-type="float">
            <text:p>7,0496423609</text:p>
          </table:table-cell>
          <table:table-cell office:value-type="float" office:value="9.3975999888" calcext:value-type="float">
            <text:p>9,3975999888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700" calcext:value-type="float">
            <text:p>700</text:p>
          </table:table-cell>
          <table:table-cell office:value-type="float" office:value="-283.17" calcext:value-type="float">
            <text:p>-283,17</text:p>
          </table:table-cell>
          <table:table-cell office:value-type="float" office:value="7.6220509917" calcext:value-type="float">
            <text:p>7,6220509917</text:p>
          </table:table-cell>
          <table:table-cell office:value-type="float" office:value="6.9207117149" calcext:value-type="float">
            <text:p>6,920711714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700" calcext:value-type="float">
            <text:p>700</text:p>
          </table:table-cell>
          <table:table-cell office:value-type="float" office:value="-283.17" calcext:value-type="float">
            <text:p>-283,17</text:p>
          </table:table-cell>
          <table:table-cell office:value-type="float" office:value="7.513456045" calcext:value-type="float">
            <text:p>7,513456045</text:p>
          </table:table-cell>
          <table:table-cell office:value-type="float" office:value="6.1392617843" calcext:value-type="float">
            <text:p>6,139261784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700" calcext:value-type="float">
            <text:p>700</text:p>
          </table:table-cell>
          <table:table-cell office:value-type="float" office:value="-284.61" calcext:value-type="float">
            <text:p>-284,61</text:p>
          </table:table-cell>
          <table:table-cell office:value-type="float" office:value="7.1396747164" calcext:value-type="float">
            <text:p>7,1396747164</text:p>
          </table:table-cell>
          <table:table-cell office:value-type="float" office:value="6.6002822317" calcext:value-type="float">
            <text:p>6,600282231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00" calcext:value-type="float">
            <text:p>700</text:p>
          </table:table-cell>
          <table:table-cell office:value-type="float" office:value="-284.61" calcext:value-type="float">
            <text:p>-284,61</text:p>
          </table:table-cell>
          <table:table-cell office:value-type="float" office:value="5.8152399353" calcext:value-type="float">
            <text:p>5,8152399353</text:p>
          </table:table-cell>
          <table:table-cell office:value-type="float" office:value="4.796242436" calcext:value-type="float">
            <text:p>4,79624243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700" calcext:value-type="float">
            <text:p>700</text:p>
          </table:table-cell>
          <table:table-cell office:value-type="float" office:value="-284.61" calcext:value-type="float">
            <text:p>-284,61</text:p>
          </table:table-cell>
          <table:table-cell office:value-type="float" office:value="6.367166445" calcext:value-type="float">
            <text:p>6,367166445</text:p>
          </table:table-cell>
          <table:table-cell office:value-type="float" office:value="3.5799291193" calcext:value-type="float">
            <text:p>3,5799291193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700" calcext:value-type="float">
            <text:p>700</text:p>
          </table:table-cell>
          <table:table-cell office:value-type="float" office:value="-286.41" calcext:value-type="float">
            <text:p>-286,41</text:p>
          </table:table-cell>
          <table:table-cell office:value-type="float" office:value="6.7832803099" calcext:value-type="float">
            <text:p>6,7832803099</text:p>
          </table:table-cell>
          <table:table-cell office:value-type="float" office:value="2.6035976555" calcext:value-type="float">
            <text:p>2,603597655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700" calcext:value-type="float">
            <text:p>700</text:p>
          </table:table-cell>
          <table:table-cell office:value-type="float" office:value="-286.41" calcext:value-type="float">
            <text:p>-286,41</text:p>
          </table:table-cell>
          <table:table-cell office:value-type="float" office:value="6.0810733228" calcext:value-type="float">
            <text:p>6,0810733228</text:p>
          </table:table-cell>
          <table:table-cell office:value-type="float" office:value="-0.0917631732" calcext:value-type="float">
            <text:p>-0,091763173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700" calcext:value-type="float">
            <text:p>700</text:p>
          </table:table-cell>
          <table:table-cell office:value-type="float" office:value="-286.41" calcext:value-type="float">
            <text:p>-286,41</text:p>
          </table:table-cell>
          <table:table-cell office:value-type="float" office:value="7.2027990612" calcext:value-type="float">
            <text:p>7,2027990612</text:p>
          </table:table-cell>
          <table:table-cell office:value-type="float" office:value="-2.2188444538" calcext:value-type="float">
            <text:p>-2,218844453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00" calcext:value-type="float">
            <text:p>700</text:p>
          </table:table-cell>
          <table:table-cell office:value-type="float" office:value="-288.11" calcext:value-type="float">
            <text:p>-288,11</text:p>
          </table:table-cell>
          <table:table-cell office:value-type="float" office:value="6.7748800174" calcext:value-type="float">
            <text:p>6,7748800174</text:p>
          </table:table-cell>
          <table:table-cell office:value-type="float" office:value="-3.8642561483" calcext:value-type="float">
            <text:p>-3,864256148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700" calcext:value-type="float">
            <text:p>700</text:p>
          </table:table-cell>
          <table:table-cell office:value-type="float" office:value="-288.11" calcext:value-type="float">
            <text:p>-288,11</text:p>
          </table:table-cell>
          <table:table-cell office:value-type="float" office:value="5.0754630399" calcext:value-type="float">
            <text:p>5,0754630399</text:p>
          </table:table-cell>
          <table:table-cell office:value-type="float" office:value="-4.6136728697" calcext:value-type="float">
            <text:p>-4,6136728697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700" calcext:value-type="float">
            <text:p>700</text:p>
          </table:table-cell>
          <table:table-cell office:value-type="float" office:value="-288.11" calcext:value-type="float">
            <text:p>-288,11</text:p>
          </table:table-cell>
          <table:table-cell office:value-type="float" office:value="6.6410748601" calcext:value-type="float">
            <text:p>6,6410748601</text:p>
          </table:table-cell>
          <table:table-cell office:value-type="float" office:value="-4.7760239934" calcext:value-type="float">
            <text:p>-4,7760239934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700" calcext:value-type="float">
            <text:p>700</text:p>
          </table:table-cell>
          <table:table-cell office:value-type="float" office:value="-289.58" calcext:value-type="float">
            <text:p>-289,58</text:p>
          </table:table-cell>
          <table:table-cell office:value-type="float" office:value="6.6097148937" calcext:value-type="float">
            <text:p>6,6097148937</text:p>
          </table:table-cell>
          <table:table-cell office:value-type="float" office:value="-5.3015671292" calcext:value-type="float">
            <text:p>-5,3015671292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700" calcext:value-type="float">
            <text:p>700</text:p>
          </table:table-cell>
          <table:table-cell office:value-type="float" office:value="-289.58" calcext:value-type="float">
            <text:p>-289,58</text:p>
          </table:table-cell>
          <table:table-cell office:value-type="float" office:value="4.3780009191" calcext:value-type="float">
            <text:p>4,3780009191</text:p>
          </table:table-cell>
          <table:table-cell office:value-type="float" office:value="-4.8693708523" calcext:value-type="float">
            <text:p>-4,8693708523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700" calcext:value-type="float">
            <text:p>700</text:p>
          </table:table-cell>
          <table:table-cell office:value-type="float" office:value="-289.58" calcext:value-type="float">
            <text:p>-289,58</text:p>
          </table:table-cell>
          <table:table-cell office:value-type="float" office:value="3.7908247111" calcext:value-type="float">
            <text:p>3,7908247111</text:p>
          </table:table-cell>
          <table:table-cell office:value-type="float" office:value="-3.5730223975" calcext:value-type="float">
            <text:p>-3,5730223975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700" calcext:value-type="float">
            <text:p>700</text:p>
          </table:table-cell>
          <table:table-cell office:value-type="float" office:value="-290.16" calcext:value-type="float">
            <text:p>-290,16</text:p>
          </table:table-cell>
          <table:table-cell office:value-type="float" office:value="2.8476674397" calcext:value-type="float">
            <text:p>2,8476674397</text:p>
          </table:table-cell>
          <table:table-cell office:value-type="float" office:value="-4.2550246234" calcext:value-type="float">
            <text:p>-4,2550246234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700" calcext:value-type="float">
            <text:p>700</text:p>
          </table:table-cell>
          <table:table-cell office:value-type="float" office:value="-290.16" calcext:value-type="float">
            <text:p>-290,16</text:p>
          </table:table-cell>
          <table:table-cell office:value-type="float" office:value="1.886024339" calcext:value-type="float">
            <text:p>1,886024339</text:p>
          </table:table-cell>
          <table:table-cell office:value-type="float" office:value="-4.4491676759" calcext:value-type="float">
            <text:p>-4,4491676759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700" calcext:value-type="float">
            <text:p>700</text:p>
          </table:table-cell>
          <table:table-cell office:value-type="float" office:value="-290.16" calcext:value-type="float">
            <text:p>-290,16</text:p>
          </table:table-cell>
          <table:table-cell office:value-type="float" office:value="1.9760413381" calcext:value-type="float">
            <text:p>1,9760413381</text:p>
          </table:table-cell>
          <table:table-cell office:value-type="float" office:value="-3.7711943543" calcext:value-type="float">
            <text:p>-3,7711943543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700" calcext:value-type="float">
            <text:p>700</text:p>
          </table:table-cell>
          <table:table-cell office:value-type="float" office:value="-290.6" calcext:value-type="float">
            <text:p>-290,6</text:p>
          </table:table-cell>
          <table:table-cell office:value-type="float" office:value="1.0796998544" calcext:value-type="float">
            <text:p>1,0796998544</text:p>
          </table:table-cell>
          <table:table-cell office:value-type="float" office:value="-4.159233504" calcext:value-type="float">
            <text:p>-4,15923350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00" calcext:value-type="float">
            <text:p>700</text:p>
          </table:table-cell>
          <table:table-cell office:value-type="float" office:value="-290.6" calcext:value-type="float">
            <text:p>-290,6</text:p>
          </table:table-cell>
          <table:table-cell office:value-type="float" office:value="-0.9910381447" calcext:value-type="float">
            <text:p>-0,9910381447</text:p>
          </table:table-cell>
          <table:table-cell office:value-type="float" office:value="-4.6136685817" calcext:value-type="float">
            <text:p>-4,6136685817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700" calcext:value-type="float">
            <text:p>700</text:p>
          </table:table-cell>
          <table:table-cell office:value-type="float" office:value="-290.27" calcext:value-type="float">
            <text:p>-290,27</text:p>
          </table:table-cell>
          <table:table-cell office:value-type="float" office:value="-1.8178209922" calcext:value-type="float">
            <text:p>-1,8178209922</text:p>
          </table:table-cell>
          <table:table-cell office:value-type="float" office:value="-5.1027945643" calcext:value-type="float">
            <text:p>-5,1027945643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700" calcext:value-type="float">
            <text:p>700</text:p>
          </table:table-cell>
          <table:table-cell office:value-type="float" office:value="-290.27" calcext:value-type="float">
            <text:p>-290,27</text:p>
          </table:table-cell>
          <table:table-cell office:value-type="float" office:value="-1.5049319972" calcext:value-type="float">
            <text:p>-1,5049319972</text:p>
          </table:table-cell>
          <table:table-cell office:value-type="float" office:value="-4.391145294" calcext:value-type="float">
            <text:p>-4,391145294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700" calcext:value-type="float">
            <text:p>700</text:p>
          </table:table-cell>
          <table:table-cell office:value-type="float" office:value="-290.27" calcext:value-type="float">
            <text:p>-290,27</text:p>
          </table:table-cell>
          <table:table-cell office:value-type="float" office:value="-2.9989147673" calcext:value-type="float">
            <text:p>-2,9989147673</text:p>
          </table:table-cell>
          <table:table-cell office:value-type="float" office:value="-4.2745117208" calcext:value-type="float">
            <text:p>-4,2745117208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700" calcext:value-type="float">
            <text:p>700</text:p>
          </table:table-cell>
          <table:table-cell office:value-type="float" office:value="-289.41" calcext:value-type="float">
            <text:p>-289,41</text:p>
          </table:table-cell>
          <table:table-cell office:value-type="float" office:value="-3.7164895511" calcext:value-type="float">
            <text:p>-3,7164895511</text:p>
          </table:table-cell>
          <table:table-cell office:value-type="float" office:value="-4.3882285629" calcext:value-type="float">
            <text:p>-4,3882285629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700" calcext:value-type="float">
            <text:p>700</text:p>
          </table:table-cell>
          <table:table-cell office:value-type="float" office:value="-289.41" calcext:value-type="float">
            <text:p>-289,41</text:p>
          </table:table-cell>
          <table:table-cell office:value-type="float" office:value="-2.0942803318" calcext:value-type="float">
            <text:p>-2,0942803318</text:p>
          </table:table-cell>
          <table:table-cell office:value-type="float" office:value="-2.2337748611" calcext:value-type="float">
            <text:p>-2,2337748611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700" calcext:value-type="float">
            <text:p>700</text:p>
          </table:table-cell>
          <table:table-cell office:value-type="float" office:value="-289.41" calcext:value-type="float">
            <text:p>-289,41</text:p>
          </table:table-cell>
          <table:table-cell office:value-type="float" office:value="-3.6696596063" calcext:value-type="float">
            <text:p>-3,6696596063</text:p>
          </table:table-cell>
          <table:table-cell office:value-type="float" office:value="-1.5730097994" calcext:value-type="float">
            <text:p>-1,5730097994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700" calcext:value-type="float">
            <text:p>700</text:p>
          </table:table-cell>
          <table:table-cell office:value-type="float" office:value="-288.73" calcext:value-type="float">
            <text:p>-288,73</text:p>
          </table:table-cell>
          <table:table-cell office:value-type="float" office:value="-3.3911504218" calcext:value-type="float">
            <text:p>-3,3911504218</text:p>
          </table:table-cell>
          <table:table-cell office:value-type="float" office:value="-0.0875460458" calcext:value-type="float">
            <text:p>-0,0875460458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700" calcext:value-type="float">
            <text:p>700</text:p>
          </table:table-cell>
          <table:table-cell office:value-type="float" office:value="-288.73" calcext:value-type="float">
            <text:p>-288,73</text:p>
          </table:table-cell>
          <table:table-cell office:value-type="float" office:value="-0.5572398643" calcext:value-type="float">
            <text:p>-0,5572398643</text:p>
          </table:table-cell>
          <table:table-cell office:value-type="float" office:value="0.2650400338" calcext:value-type="float">
            <text:p>0,2650400338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700" calcext:value-type="float">
            <text:p>700</text:p>
          </table:table-cell>
          <table:table-cell office:value-type="float" office:value="-288.73" calcext:value-type="float">
            <text:p>-288,73</text:p>
          </table:table-cell>
          <table:table-cell office:value-type="float" office:value="-3.016235547" calcext:value-type="float">
            <text:p>-3,016235547</text:p>
          </table:table-cell>
          <table:table-cell office:value-type="float" office:value="-0.0706576841" calcext:value-type="float">
            <text:p>-0,070657684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00" calcext:value-type="float">
            <text:p>700</text:p>
          </table:table-cell>
          <table:table-cell office:value-type="float" office:value="-288.61" calcext:value-type="float">
            <text:p>-288,61</text:p>
          </table:table-cell>
          <table:table-cell office:value-type="float" office:value="0" calcext:value-type="float">
            <text:p>0</text:p>
          </table:table-cell>
          <table:table-cell office:value-type="float" office:value="-1.59535241" calcext:value-type="float">
            <text:p>-1,59535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-280.37" calcext:value-type="float">
            <text:p>-280,37</text:p>
          </table:table-cell>
          <table:table-cell office:value-type="float" office:value="0" calcext:value-type="float">
            <text:p>0</text:p>
          </table:table-cell>
          <table:table-cell office:value-type="float" office:value="4.5342881542" calcext:value-type="float">
            <text:p>4,53428815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-280.12" calcext:value-type="float">
            <text:p>-280,12</text:p>
          </table:table-cell>
          <table:table-cell office:value-type="float" office:value="0.0153492176" calcext:value-type="float">
            <text:p>0,0153492176</text:p>
          </table:table-cell>
          <table:table-cell office:value-type="float" office:value="8.4734414853" calcext:value-type="float">
            <text:p>8,473441485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-280.12" calcext:value-type="float">
            <text:p>-280,12</text:p>
          </table:table-cell>
          <table:table-cell office:value-type="float" office:value="-0.188425172" calcext:value-type="float">
            <text:p>-0,188425172</text:p>
          </table:table-cell>
          <table:table-cell office:value-type="float" office:value="9.534449472" calcext:value-type="float">
            <text:p>9,53444947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-280.12" calcext:value-type="float">
            <text:p>-280,12</text:p>
          </table:table-cell>
          <table:table-cell office:value-type="float" office:value="0.3039126767" calcext:value-type="float">
            <text:p>0,3039126767</text:p>
          </table:table-cell>
          <table:table-cell office:value-type="float" office:value="9.5325629128" calcext:value-type="float">
            <text:p>9,532562912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-280.52" calcext:value-type="float">
            <text:p>-280,52</text:p>
          </table:table-cell>
          <table:table-cell office:value-type="float" office:value="0.125477466" calcext:value-type="float">
            <text:p>0,125477466</text:p>
          </table:table-cell>
          <table:table-cell office:value-type="float" office:value="9.0518230857" calcext:value-type="float">
            <text:p>9,051823085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-280.52" calcext:value-type="float">
            <text:p>-280,52</text:p>
          </table:table-cell>
          <table:table-cell office:value-type="float" office:value="-0.2780876808" calcext:value-type="float">
            <text:p>-0,2780876808</text:p>
          </table:table-cell>
          <table:table-cell office:value-type="float" office:value="10.3474984585" calcext:value-type="float">
            <text:p>10,347498458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-280.52" calcext:value-type="float">
            <text:p>-280,52</text:p>
          </table:table-cell>
          <table:table-cell office:value-type="float" office:value="-0.506095086" calcext:value-type="float">
            <text:p>-0,506095086</text:p>
          </table:table-cell>
          <table:table-cell office:value-type="float" office:value="10.5737058149" calcext:value-type="float">
            <text:p>10,573705814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-280.53" calcext:value-type="float">
            <text:p>-280,53</text:p>
          </table:table-cell>
          <table:table-cell office:value-type="float" office:value="-0.5371017949" calcext:value-type="float">
            <text:p>-0,5371017949</text:p>
          </table:table-cell>
          <table:table-cell office:value-type="float" office:value="10.5634356127" calcext:value-type="float">
            <text:p>10,5634356127</text:p>
          </table:table-cell>
        </table:table-row>
        <table:table-row table:style-name="ro1">
          <table:table-cell table:number-columns-repeated="2" office:value-type="float" office:value="800" calcext:value-type="float">
            <text:p>800</text:p>
          </table:table-cell>
          <table:table-cell office:value-type="float" office:value="-280.53" calcext:value-type="float">
            <text:p>-280,53</text:p>
          </table:table-cell>
          <table:table-cell office:value-type="float" office:value="-0.0451922705" calcext:value-type="float">
            <text:p>-0,0451922705</text:p>
          </table:table-cell>
          <table:table-cell office:value-type="float" office:value="11.0214947204" calcext:value-type="float">
            <text:p>11,021494720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00" calcext:value-type="float">
            <text:p>800</text:p>
          </table:table-cell>
          <table:table-cell office:value-type="float" office:value="-280.53" calcext:value-type="float">
            <text:p>-280,53</text:p>
          </table:table-cell>
          <table:table-cell office:value-type="float" office:value="0.5800685733" calcext:value-type="float">
            <text:p>0,5800685733</text:p>
          </table:table-cell>
          <table:table-cell office:value-type="float" office:value="10.9925916708" calcext:value-type="float">
            <text:p>10,992591670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float" office:value="-280.68" calcext:value-type="float">
            <text:p>-280,68</text:p>
          </table:table-cell>
          <table:table-cell office:value-type="float" office:value="0.8365399503" calcext:value-type="float">
            <text:p>0,8365399503</text:p>
          </table:table-cell>
          <table:table-cell office:value-type="float" office:value="10.8801361372" calcext:value-type="float">
            <text:p>10,880136137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00" calcext:value-type="float">
            <text:p>800</text:p>
          </table:table-cell>
          <table:table-cell office:value-type="float" office:value="-280.68" calcext:value-type="float">
            <text:p>-280,68</text:p>
          </table:table-cell>
          <table:table-cell office:value-type="float" office:value="1.2268098918" calcext:value-type="float">
            <text:p>1,2268098918</text:p>
          </table:table-cell>
          <table:table-cell office:value-type="float" office:value="11.1594653146" calcext:value-type="float">
            <text:p>11,159465314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00" calcext:value-type="float">
            <text:p>800</text:p>
          </table:table-cell>
          <table:table-cell office:value-type="float" office:value="-280.68" calcext:value-type="float">
            <text:p>-280,68</text:p>
          </table:table-cell>
          <table:table-cell office:value-type="float" office:value="2.2685240024" calcext:value-type="float">
            <text:p>2,2685240024</text:p>
          </table:table-cell>
          <table:table-cell office:value-type="float" office:value="11.6805013202" calcext:value-type="float">
            <text:p>11,680501320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00" calcext:value-type="float">
            <text:p>800</text:p>
          </table:table-cell>
          <table:table-cell office:value-type="float" office:value="-281.15" calcext:value-type="float">
            <text:p>-281,15</text:p>
          </table:table-cell>
          <table:table-cell office:value-type="float" office:value="2.2469988521" calcext:value-type="float">
            <text:p>2,2469988521</text:p>
          </table:table-cell>
          <table:table-cell office:value-type="float" office:value="10.7086650204" calcext:value-type="float">
            <text:p>10,708665020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800" calcext:value-type="float">
            <text:p>800</text:p>
          </table:table-cell>
          <table:table-cell office:value-type="float" office:value="-281.15" calcext:value-type="float">
            <text:p>-281,15</text:p>
          </table:table-cell>
          <table:table-cell office:value-type="float" office:value="2.3186471915" calcext:value-type="float">
            <text:p>2,3186471915</text:p>
          </table:table-cell>
          <table:table-cell office:value-type="float" office:value="10.3824273474" calcext:value-type="float">
            <text:p>10,382427347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00" calcext:value-type="float">
            <text:p>800</text:p>
          </table:table-cell>
          <table:table-cell office:value-type="float" office:value="-281.15" calcext:value-type="float">
            <text:p>-281,15</text:p>
          </table:table-cell>
          <table:table-cell office:value-type="float" office:value="4.3452714526" calcext:value-type="float">
            <text:p>4,3452714526</text:p>
          </table:table-cell>
          <table:table-cell office:value-type="float" office:value="10.2026958408" calcext:value-type="float">
            <text:p>10,202695840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00" calcext:value-type="float">
            <text:p>800</text:p>
          </table:table-cell>
          <table:table-cell office:value-type="float" office:value="-282.22" calcext:value-type="float">
            <text:p>-282,22</text:p>
          </table:table-cell>
          <table:table-cell office:value-type="float" office:value="5.6532505915" calcext:value-type="float">
            <text:p>5,6532505915</text:p>
          </table:table-cell>
          <table:table-cell office:value-type="float" office:value="8.7918617591" calcext:value-type="float">
            <text:p>8,791861759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800" calcext:value-type="float">
            <text:p>800</text:p>
          </table:table-cell>
          <table:table-cell office:value-type="float" office:value="-282.22" calcext:value-type="float">
            <text:p>-282,22</text:p>
          </table:table-cell>
          <table:table-cell office:value-type="float" office:value="6.561297605" calcext:value-type="float">
            <text:p>6,561297605</text:p>
          </table:table-cell>
          <table:table-cell office:value-type="float" office:value="9.5123341723" calcext:value-type="float">
            <text:p>9,512334172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800" calcext:value-type="float">
            <text:p>800</text:p>
          </table:table-cell>
          <table:table-cell office:value-type="float" office:value="-283.32" calcext:value-type="float">
            <text:p>-283,32</text:p>
          </table:table-cell>
          <table:table-cell office:value-type="float" office:value="6.376912064" calcext:value-type="float">
            <text:p>6,376912064</text:p>
          </table:table-cell>
          <table:table-cell office:value-type="float" office:value="11.9461199727" calcext:value-type="float">
            <text:p>11,946119972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800" calcext:value-type="float">
            <text:p>800</text:p>
          </table:table-cell>
          <table:table-cell office:value-type="float" office:value="-283.32" calcext:value-type="float">
            <text:p>-283,32</text:p>
          </table:table-cell>
          <table:table-cell office:value-type="float" office:value="4.6612517338" calcext:value-type="float">
            <text:p>4,6612517338</text:p>
          </table:table-cell>
          <table:table-cell office:value-type="float" office:value="11.3289821553" calcext:value-type="float">
            <text:p>11,328982155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00" calcext:value-type="float">
            <text:p>800</text:p>
          </table:table-cell>
          <table:table-cell office:value-type="float" office:value="-283.32" calcext:value-type="float">
            <text:p>-283,32</text:p>
          </table:table-cell>
          <table:table-cell office:value-type="float" office:value="5.0923606342" calcext:value-type="float">
            <text:p>5,0923606342</text:p>
          </table:table-cell>
          <table:table-cell office:value-type="float" office:value="10.4871477846" calcext:value-type="float">
            <text:p>10,487147784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800" calcext:value-type="float">
            <text:p>800</text:p>
          </table:table-cell>
          <table:table-cell office:value-type="float" office:value="-284.6" calcext:value-type="float">
            <text:p>-284,6</text:p>
          </table:table-cell>
          <table:table-cell office:value-type="float" office:value="5.6287354255" calcext:value-type="float">
            <text:p>5,6287354255</text:p>
          </table:table-cell>
          <table:table-cell office:value-type="float" office:value="9.4135949323" calcext:value-type="float">
            <text:p>9,413594932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800" calcext:value-type="float">
            <text:p>800</text:p>
          </table:table-cell>
          <table:table-cell office:value-type="float" office:value="-284.6" calcext:value-type="float">
            <text:p>-284,6</text:p>
          </table:table-cell>
          <table:table-cell office:value-type="float" office:value="5.3698751769" calcext:value-type="float">
            <text:p>5,3698751769</text:p>
          </table:table-cell>
          <table:table-cell office:value-type="float" office:value="6.852065411" calcext:value-type="float">
            <text:p>6,852065411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800" calcext:value-type="float">
            <text:p>800</text:p>
          </table:table-cell>
          <table:table-cell office:value-type="float" office:value="-284.6" calcext:value-type="float">
            <text:p>-284,6</text:p>
          </table:table-cell>
          <table:table-cell office:value-type="float" office:value="6.7868797643" calcext:value-type="float">
            <text:p>6,7868797643</text:p>
          </table:table-cell>
          <table:table-cell office:value-type="float" office:value="6.110333067" calcext:value-type="float">
            <text:p>6,11033306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-285.74" calcext:value-type="float">
            <text:p>-285,74</text:p>
          </table:table-cell>
          <table:table-cell office:value-type="float" office:value="6.498161227" calcext:value-type="float">
            <text:p>6,498161227</text:p>
          </table:table-cell>
          <table:table-cell office:value-type="float" office:value="6.978349289" calcext:value-type="float">
            <text:p>6,97834928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00" calcext:value-type="float">
            <text:p>800</text:p>
          </table:table-cell>
          <table:table-cell office:value-type="float" office:value="-285.74" calcext:value-type="float">
            <text:p>-285,74</text:p>
          </table:table-cell>
          <table:table-cell office:value-type="float" office:value="4.3174770922" calcext:value-type="float">
            <text:p>4,3174770922</text:p>
          </table:table-cell>
          <table:table-cell office:value-type="float" office:value="6.8919308733" calcext:value-type="float">
            <text:p>6,891930873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800" calcext:value-type="float">
            <text:p>800</text:p>
          </table:table-cell>
          <table:table-cell office:value-type="float" office:value="-285.74" calcext:value-type="float">
            <text:p>-285,74</text:p>
          </table:table-cell>
          <table:table-cell office:value-type="float" office:value="4.3271154241" calcext:value-type="float">
            <text:p>4,3271154241</text:p>
          </table:table-cell>
          <table:table-cell office:value-type="float" office:value="6.4739752655" calcext:value-type="float">
            <text:p>6,473975265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800" calcext:value-type="float">
            <text:p>800</text:p>
          </table:table-cell>
          <table:table-cell office:value-type="float" office:value="-286.22" calcext:value-type="float">
            <text:p>-286,22</text:p>
          </table:table-cell>
          <table:table-cell office:value-type="float" office:value="4.2138312479" calcext:value-type="float">
            <text:p>4,2138312479</text:p>
          </table:table-cell>
          <table:table-cell office:value-type="float" office:value="5.4443447523" calcext:value-type="float">
            <text:p>5,4443447523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800" calcext:value-type="float">
            <text:p>800</text:p>
          </table:table-cell>
          <table:table-cell office:value-type="float" office:value="-286.22" calcext:value-type="float">
            <text:p>-286,22</text:p>
          </table:table-cell>
          <table:table-cell office:value-type="float" office:value="3.5969817717" calcext:value-type="float">
            <text:p>3,5969817717</text:p>
          </table:table-cell>
          <table:table-cell office:value-type="float" office:value="4.1779800035" calcext:value-type="float">
            <text:p>4,177980003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800" calcext:value-type="float">
            <text:p>800</text:p>
          </table:table-cell>
          <table:table-cell office:value-type="float" office:value="-286.22" calcext:value-type="float">
            <text:p>-286,22</text:p>
          </table:table-cell>
          <table:table-cell office:value-type="float" office:value="4.8634532247" calcext:value-type="float">
            <text:p>4,8634532247</text:p>
          </table:table-cell>
          <table:table-cell office:value-type="float" office:value="3.3308878413" calcext:value-type="float">
            <text:p>3,330887841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00" calcext:value-type="float">
            <text:p>800</text:p>
          </table:table-cell>
          <table:table-cell office:value-type="float" office:value="-286.89" calcext:value-type="float">
            <text:p>-286,89</text:p>
          </table:table-cell>
          <table:table-cell office:value-type="float" office:value="5.0627589488" calcext:value-type="float">
            <text:p>5,0627589488</text:p>
          </table:table-cell>
          <table:table-cell office:value-type="float" office:value="2.3318321483" calcext:value-type="float">
            <text:p>2,331832148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00" calcext:value-type="float">
            <text:p>800</text:p>
          </table:table-cell>
          <table:table-cell office:value-type="float" office:value="-286.89" calcext:value-type="float">
            <text:p>-286,89</text:p>
          </table:table-cell>
          <table:table-cell office:value-type="float" office:value="4.4416620143" calcext:value-type="float">
            <text:p>4,4416620143</text:p>
          </table:table-cell>
          <table:table-cell office:value-type="float" office:value="2.3337370655" calcext:value-type="float">
            <text:p>2,333737065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800" calcext:value-type="float">
            <text:p>800</text:p>
          </table:table-cell>
          <table:table-cell office:value-type="float" office:value="-286.89" calcext:value-type="float">
            <text:p>-286,89</text:p>
          </table:table-cell>
          <table:table-cell office:value-type="float" office:value="5.8515531581" calcext:value-type="float">
            <text:p>5,8515531581</text:p>
          </table:table-cell>
          <table:table-cell office:value-type="float" office:value="2.4805918798" calcext:value-type="float">
            <text:p>2,4805918798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800" calcext:value-type="float">
            <text:p>800</text:p>
          </table:table-cell>
          <table:table-cell office:value-type="float" office:value="-288.08" calcext:value-type="float">
            <text:p>-288,08</text:p>
          </table:table-cell>
          <table:table-cell office:value-type="float" office:value="6.1197720069" calcext:value-type="float">
            <text:p>6,1197720069</text:p>
          </table:table-cell>
          <table:table-cell office:value-type="float" office:value="0.0990664613" calcext:value-type="float">
            <text:p>0,0990664613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800" calcext:value-type="float">
            <text:p>800</text:p>
          </table:table-cell>
          <table:table-cell office:value-type="float" office:value="-288.08" calcext:value-type="float">
            <text:p>-288,08</text:p>
          </table:table-cell>
          <table:table-cell office:value-type="float" office:value="5.4587165404" calcext:value-type="float">
            <text:p>5,4587165404</text:p>
          </table:table-cell>
          <table:table-cell office:value-type="float" office:value="-1.0321920572" calcext:value-type="float">
            <text:p>-1,0321920572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800" calcext:value-type="float">
            <text:p>800</text:p>
          </table:table-cell>
          <table:table-cell office:value-type="float" office:value="-289.2" calcext:value-type="float">
            <text:p>-289,2</text:p>
          </table:table-cell>
          <table:table-cell office:value-type="float" office:value="4.4141080499" calcext:value-type="float">
            <text:p>4,4141080499</text:p>
          </table:table-cell>
          <table:table-cell office:value-type="float" office:value="-0.9574341875" calcext:value-type="float">
            <text:p>-0,9574341875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800" calcext:value-type="float">
            <text:p>800</text:p>
          </table:table-cell>
          <table:table-cell office:value-type="float" office:value="-289.2" calcext:value-type="float">
            <text:p>-289,2</text:p>
          </table:table-cell>
          <table:table-cell office:value-type="float" office:value="2.4812488885" calcext:value-type="float">
            <text:p>2,4812488885</text:p>
          </table:table-cell>
          <table:table-cell office:value-type="float" office:value="-1.8869658029" calcext:value-type="float">
            <text:p>-1,8869658029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800" calcext:value-type="float">
            <text:p>800</text:p>
          </table:table-cell>
          <table:table-cell office:value-type="float" office:value="-289.2" calcext:value-type="float">
            <text:p>-289,2</text:p>
          </table:table-cell>
          <table:table-cell office:value-type="float" office:value="2.2497335442" calcext:value-type="float">
            <text:p>2,2497335442</text:p>
          </table:table-cell>
          <table:table-cell office:value-type="float" office:value="-2.3607926035" calcext:value-type="float">
            <text:p>-2,3607926035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800" calcext:value-type="float">
            <text:p>800</text:p>
          </table:table-cell>
          <table:table-cell office:value-type="float" office:value="-289.77" calcext:value-type="float">
            <text:p>-289,77</text:p>
          </table:table-cell>
          <table:table-cell office:value-type="float" office:value="2.0772052947" calcext:value-type="float">
            <text:p>2,0772052947</text:p>
          </table:table-cell>
          <table:table-cell office:value-type="float" office:value="-2.5249754938" calcext:value-type="float">
            <text:p>-2,5249754938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800" calcext:value-type="float">
            <text:p>800</text:p>
          </table:table-cell>
          <table:table-cell office:value-type="float" office:value="-289.77" calcext:value-type="float">
            <text:p>-289,77</text:p>
          </table:table-cell>
          <table:table-cell office:value-type="float" office:value="0.515087156" calcext:value-type="float">
            <text:p>0,515087156</text:p>
          </table:table-cell>
          <table:table-cell office:value-type="float" office:value="-3.290401289" calcext:value-type="float">
            <text:p>-3,29040128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00" calcext:value-type="float">
            <text:p>800</text:p>
          </table:table-cell>
          <table:table-cell office:value-type="float" office:value="-289.77" calcext:value-type="float">
            <text:p>-289,77</text:p>
          </table:table-cell>
          <table:table-cell office:value-type="float" office:value="-1.3205036298" calcext:value-type="float">
            <text:p>-1,3205036298</text:p>
          </table:table-cell>
          <table:table-cell office:value-type="float" office:value="-3.5244445299" calcext:value-type="float">
            <text:p>-3,5244445299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800" calcext:value-type="float">
            <text:p>800</text:p>
          </table:table-cell>
          <table:table-cell office:value-type="float" office:value="-289.42" calcext:value-type="float">
            <text:p>-289,42</text:p>
          </table:table-cell>
          <table:table-cell office:value-type="float" office:value="-1.5977301261" calcext:value-type="float">
            <text:p>-1,5977301261</text:p>
          </table:table-cell>
          <table:table-cell office:value-type="float" office:value="-3.1858366938" calcext:value-type="float">
            <text:p>-3,1858366938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 office:value-type="float" office:value="-289.42" calcext:value-type="float">
            <text:p>-289,42</text:p>
          </table:table-cell>
          <table:table-cell office:value-type="float" office:value="-0.9769832934" calcext:value-type="float">
            <text:p>-0,9769832934</text:p>
          </table:table-cell>
          <table:table-cell office:value-type="float" office:value="-2.7587737224" calcext:value-type="float">
            <text:p>-2,7587737224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800" calcext:value-type="float">
            <text:p>800</text:p>
          </table:table-cell>
          <table:table-cell office:value-type="float" office:value="-289.42" calcext:value-type="float">
            <text:p>-289,42</text:p>
          </table:table-cell>
          <table:table-cell office:value-type="float" office:value="-2.0953456586" calcext:value-type="float">
            <text:p>-2,0953456586</text:p>
          </table:table-cell>
          <table:table-cell office:value-type="float" office:value="-2.8441466232" calcext:value-type="float">
            <text:p>-2,8441466232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800" calcext:value-type="float">
            <text:p>800</text:p>
          </table:table-cell>
          <table:table-cell office:value-type="float" office:value="-289.24" calcext:value-type="float">
            <text:p>-289,24</text:p>
          </table:table-cell>
          <table:table-cell office:value-type="float" office:value="-2.1065695723" calcext:value-type="float">
            <text:p>-2,1065695723</text:p>
          </table:table-cell>
          <table:table-cell office:value-type="float" office:value="-2.3272334492" calcext:value-type="float">
            <text:p>-2,3272334492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800" calcext:value-type="float">
            <text:p>800</text:p>
          </table:table-cell>
          <table:table-cell office:value-type="float" office:value="-289.24" calcext:value-type="float">
            <text:p>-289,24</text:p>
          </table:table-cell>
          <table:table-cell office:value-type="float" office:value="-0.8332996092" calcext:value-type="float">
            <text:p>-0,8332996092</text:p>
          </table:table-cell>
          <table:table-cell office:value-type="float" office:value="-1.3147700311" calcext:value-type="float">
            <text:p>-1,3147700311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800" calcext:value-type="float">
            <text:p>800</text:p>
          </table:table-cell>
          <table:table-cell office:value-type="float" office:value="-289.24" calcext:value-type="float">
            <text:p>-289,24</text:p>
          </table:table-cell>
          <table:table-cell office:value-type="float" office:value="-2.1772364555" calcext:value-type="float">
            <text:p>-2,1772364555</text:p>
          </table:table-cell>
          <table:table-cell office:value-type="float" office:value="-0.9268857586" calcext:value-type="float">
            <text:p>-0,9268857586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800" calcext:value-type="float">
            <text:p>800</text:p>
          </table:table-cell>
          <table:table-cell office:value-type="float" office:value="-289.04" calcext:value-type="float">
            <text:p>-289,04</text:p>
          </table:table-cell>
          <table:table-cell office:value-type="float" office:value="-2.1040392905" calcext:value-type="float">
            <text:p>-2,1040392905</text:p>
          </table:table-cell>
          <table:table-cell office:value-type="float" office:value="0.1879239182" calcext:value-type="float">
            <text:p>0,1879239182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800" calcext:value-type="float">
            <text:p>800</text:p>
          </table:table-cell>
          <table:table-cell office:value-type="float" office:value="-289.04" calcext:value-type="float">
            <text:p>-289,04</text:p>
          </table:table-cell>
          <table:table-cell office:value-type="float" office:value="-0.726329848" calcext:value-type="float">
            <text:p>-0,726329848</text:p>
          </table:table-cell>
          <table:table-cell office:value-type="float" office:value="0.2719777163" calcext:value-type="float">
            <text:p>0,2719777163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800" calcext:value-type="float">
            <text:p>800</text:p>
          </table:table-cell>
          <table:table-cell office:value-type="float" office:value="-289.04" calcext:value-type="float">
            <text:p>-289,04</text:p>
          </table:table-cell>
          <table:table-cell office:value-type="float" office:value="-4.7577657765" calcext:value-type="float">
            <text:p>-4,7577657765</text:p>
          </table:table-cell>
          <table:table-cell office:value-type="float" office:value="-0.5575017204" calcext:value-type="float">
            <text:p>-0,557501720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00" calcext:value-type="float">
            <text:p>800</text:p>
          </table:table-cell>
          <table:table-cell office:value-type="float" office:value="-287.93" calcext:value-type="float">
            <text:p>-287,93</text:p>
          </table:table-cell>
          <table:table-cell office:value-type="float" office:value="0" calcext:value-type="float">
            <text:p>0</text:p>
          </table:table-cell>
          <table:table-cell office:value-type="float" office:value="1.3829240391" calcext:value-type="float">
            <text:p>1,38292403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-281.04" calcext:value-type="float">
            <text:p>-281,04</text:p>
          </table:table-cell>
          <table:table-cell office:value-type="float" office:value="0" calcext:value-type="float">
            <text:p>0</text:p>
          </table:table-cell>
          <table:table-cell office:value-type="float" office:value="12.2943818522" calcext:value-type="float">
            <text:p>12,29438185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office:value-type="float" office:value="-281.87" calcext:value-type="float">
            <text:p>-281,87</text:p>
          </table:table-cell>
          <table:table-cell office:value-type="float" office:value="3.8298427373" calcext:value-type="float">
            <text:p>3,8298427373</text:p>
          </table:table-cell>
          <table:table-cell office:value-type="float" office:value="12.5858527964" calcext:value-type="float">
            <text:p>12,585852796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00" calcext:value-type="float">
            <text:p>900</text:p>
          </table:table-cell>
          <table:table-cell office:value-type="float" office:value="-281.87" calcext:value-type="float">
            <text:p>-281,87</text:p>
          </table:table-cell>
          <table:table-cell office:value-type="float" office:value="-0.0490484622" calcext:value-type="float">
            <text:p>-0,0490484622</text:p>
          </table:table-cell>
          <table:table-cell office:value-type="float" office:value="12.8087966297" calcext:value-type="float">
            <text:p>12,808796629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-281.87" calcext:value-type="float">
            <text:p>-281,87</text:p>
          </table:table-cell>
          <table:table-cell office:value-type="float" office:value="-1.5999611792" calcext:value-type="float">
            <text:p>-1,5999611792</text:p>
          </table:table-cell>
          <table:table-cell office:value-type="float" office:value="12.6055702264" calcext:value-type="float">
            <text:p>12,605570226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00" calcext:value-type="float">
            <text:p>900</text:p>
          </table:table-cell>
          <table:table-cell office:value-type="float" office:value="-281.49" calcext:value-type="float">
            <text:p>-281,49</text:p>
          </table:table-cell>
          <table:table-cell office:value-type="float" office:value="-1.6645021787" calcext:value-type="float">
            <text:p>-1,6645021787</text:p>
          </table:table-cell>
          <table:table-cell office:value-type="float" office:value="10.8109645198" calcext:value-type="float">
            <text:p>10,81096451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office:value-type="float" office:value="-281.49" calcext:value-type="float">
            <text:p>-281,49</text:p>
          </table:table-cell>
          <table:table-cell office:value-type="float" office:value="-0.4285999179" calcext:value-type="float">
            <text:p>-0,4285999179</text:p>
          </table:table-cell>
          <table:table-cell office:value-type="float" office:value="10.7167009803" calcext:value-type="float">
            <text:p>10,716700980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-281.49" calcext:value-type="float">
            <text:p>-281,49</text:p>
          </table:table-cell>
          <table:table-cell office:value-type="float" office:value="-0.9587197232" calcext:value-type="float">
            <text:p>-0,9587197232</text:p>
          </table:table-cell>
          <table:table-cell office:value-type="float" office:value="10.4841003901" calcext:value-type="float">
            <text:p>10,484100390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office:value-type="float" office:value="-281.32" calcext:value-type="float">
            <text:p>-281,32</text:p>
          </table:table-cell>
          <table:table-cell office:value-type="float" office:value="-0.9891931456" calcext:value-type="float">
            <text:p>-0,9891931456</text:p>
          </table:table-cell>
          <table:table-cell office:value-type="float" office:value="9.3999472199" calcext:value-type="float">
            <text:p>9,399947219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-281.32" calcext:value-type="float">
            <text:p>-281,32</text:p>
          </table:table-cell>
          <table:table-cell office:value-type="float" office:value="-0.2765350027" calcext:value-type="float">
            <text:p>-0,2765350027</text:p>
          </table:table-cell>
          <table:table-cell office:value-type="float" office:value="8.9135344961" calcext:value-type="float">
            <text:p>8,9135344961</text:p>
          </table:table-cell>
        </table:table-row>
        <table:table-row table:style-name="ro1">
          <table:table-cell table:number-columns-repeated="2" office:value-type="float" office:value="900" calcext:value-type="float">
            <text:p>900</text:p>
          </table:table-cell>
          <table:table-cell office:value-type="float" office:value="-281.32" calcext:value-type="float">
            <text:p>-281,32</text:p>
          </table:table-cell>
          <table:table-cell office:value-type="float" office:value="0.2825876822" calcext:value-type="float">
            <text:p>0,2825876822</text:p>
          </table:table-cell>
          <table:table-cell office:value-type="float" office:value="7.8564757239" calcext:value-type="float">
            <text:p>7,856475723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-281.41" calcext:value-type="float">
            <text:p>-281,41</text:p>
          </table:table-cell>
          <table:table-cell office:value-type="float" office:value="0.8968735843" calcext:value-type="float">
            <text:p>0,8968735843</text:p>
          </table:table-cell>
          <table:table-cell office:value-type="float" office:value="7.1067156074" calcext:value-type="float">
            <text:p>7,106715607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900" calcext:value-type="float">
            <text:p>900</text:p>
          </table:table-cell>
          <table:table-cell office:value-type="float" office:value="-281.41" calcext:value-type="float">
            <text:p>-281,41</text:p>
          </table:table-cell>
          <table:table-cell office:value-type="float" office:value="1.839056267" calcext:value-type="float">
            <text:p>1,839056267</text:p>
          </table:table-cell>
          <table:table-cell office:value-type="float" office:value="6.7998784812" calcext:value-type="float">
            <text:p>6,799878481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00" calcext:value-type="float">
            <text:p>900</text:p>
          </table:table-cell>
          <table:table-cell office:value-type="float" office:value="-281.86" calcext:value-type="float">
            <text:p>-281,86</text:p>
          </table:table-cell>
          <table:table-cell office:value-type="float" office:value="2.0255366702" calcext:value-type="float">
            <text:p>2,0255366702</text:p>
          </table:table-cell>
          <table:table-cell office:value-type="float" office:value="6.1894240009" calcext:value-type="float">
            <text:p>6,189424000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-281.86" calcext:value-type="float">
            <text:p>-281,86</text:p>
          </table:table-cell>
          <table:table-cell office:value-type="float" office:value="1.3653385491" calcext:value-type="float">
            <text:p>1,3653385491</text:p>
          </table:table-cell>
          <table:table-cell office:value-type="float" office:value="5.0144587024" calcext:value-type="float">
            <text:p>5,014458702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00" calcext:value-type="float">
            <text:p>900</text:p>
          </table:table-cell>
          <table:table-cell office:value-type="float" office:value="-281.86" calcext:value-type="float">
            <text:p>-281,86</text:p>
          </table:table-cell>
          <table:table-cell office:value-type="float" office:value="1.8128135462" calcext:value-type="float">
            <text:p>1,8128135462</text:p>
          </table:table-cell>
          <table:table-cell office:value-type="float" office:value="4.9497354763" calcext:value-type="float">
            <text:p>4,949735476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00" calcext:value-type="float">
            <text:p>900</text:p>
          </table:table-cell>
          <table:table-cell office:value-type="float" office:value="-282.15" calcext:value-type="float">
            <text:p>-282,15</text:p>
          </table:table-cell>
          <table:table-cell office:value-type="float" office:value="2.5394628234" calcext:value-type="float">
            <text:p>2,5394628234</text:p>
          </table:table-cell>
          <table:table-cell office:value-type="float" office:value="5.2045130598" calcext:value-type="float">
            <text:p>5,204513059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office:value-type="float" office:value="-282.15" calcext:value-type="float">
            <text:p>-282,15</text:p>
          </table:table-cell>
          <table:table-cell office:value-type="float" office:value="4.0380089233" calcext:value-type="float">
            <text:p>4,0380089233</text:p>
          </table:table-cell>
          <table:table-cell office:value-type="float" office:value="3.3245925883" calcext:value-type="float">
            <text:p>3,324592588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900" calcext:value-type="float">
            <text:p>900</text:p>
          </table:table-cell>
          <table:table-cell office:value-type="float" office:value="-282.15" calcext:value-type="float">
            <text:p>-282,15</text:p>
          </table:table-cell>
          <table:table-cell office:value-type="float" office:value="7.6830186601" calcext:value-type="float">
            <text:p>7,6830186601</text:p>
          </table:table-cell>
          <table:table-cell office:value-type="float" office:value="1.7780117295" calcext:value-type="float">
            <text:p>1,778011729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900" calcext:value-type="float">
            <text:p>900</text:p>
          </table:table-cell>
          <table:table-cell office:value-type="float" office:value="-284.07" calcext:value-type="float">
            <text:p>-284,07</text:p>
          </table:table-cell>
          <table:table-cell office:value-type="float" office:value="7.6607173483" calcext:value-type="float">
            <text:p>7,6607173483</text:p>
          </table:table-cell>
          <table:table-cell office:value-type="float" office:value="0.2568641243" calcext:value-type="float">
            <text:p>0,256864124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900" calcext:value-type="float">
            <text:p>900</text:p>
          </table:table-cell>
          <table:table-cell office:value-type="float" office:value="-284.07" calcext:value-type="float">
            <text:p>-284,07</text:p>
          </table:table-cell>
          <table:table-cell office:value-type="float" office:value="4.1208512408" calcext:value-type="float">
            <text:p>4,1208512408</text:p>
          </table:table-cell>
          <table:table-cell office:value-type="float" office:value="-0.9632437307" calcext:value-type="float">
            <text:p>-0,963243730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" calcext:value-type="float">
            <text:p>900</text:p>
          </table:table-cell>
          <table:table-cell office:value-type="float" office:value="-284.07" calcext:value-type="float">
            <text:p>-284,07</text:p>
          </table:table-cell>
          <table:table-cell office:value-type="float" office:value="3.3207980433" calcext:value-type="float">
            <text:p>3,3207980433</text:p>
          </table:table-cell>
          <table:table-cell office:value-type="float" office:value="-1.4865122232" calcext:value-type="float">
            <text:p>-1,486512223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900" calcext:value-type="float">
            <text:p>900</text:p>
          </table:table-cell>
          <table:table-cell office:value-type="float" office:value="-284.5" calcext:value-type="float">
            <text:p>-284,5</text:p>
          </table:table-cell>
          <table:table-cell office:value-type="float" office:value="3.4145599873" calcext:value-type="float">
            <text:p>3,4145599873</text:p>
          </table:table-cell>
          <table:table-cell office:value-type="float" office:value="-1.9511249225" calcext:value-type="float">
            <text:p>-1,951124922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900" calcext:value-type="float">
            <text:p>900</text:p>
          </table:table-cell>
          <table:table-cell office:value-type="float" office:value="-284.5" calcext:value-type="float">
            <text:p>-284,5</text:p>
          </table:table-cell>
          <table:table-cell office:value-type="float" office:value="4.3187891331" calcext:value-type="float">
            <text:p>4,3187891331</text:p>
          </table:table-cell>
          <table:table-cell office:value-type="float" office:value="-2.9211286048" calcext:value-type="float">
            <text:p>-2,921128604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900" calcext:value-type="float">
            <text:p>900</text:p>
          </table:table-cell>
          <table:table-cell office:value-type="float" office:value="-284.5" calcext:value-type="float">
            <text:p>-284,5</text:p>
          </table:table-cell>
          <table:table-cell office:value-type="float" office:value="7.639739923" calcext:value-type="float">
            <text:p>7,639739923</text:p>
          </table:table-cell>
          <table:table-cell office:value-type="float" office:value="-3.9682039951" calcext:value-type="float">
            <text:p>-3,968203995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900" calcext:value-type="float">
            <text:p>900</text:p>
          </table:table-cell>
          <table:table-cell office:value-type="float" office:value="-286.41" calcext:value-type="float">
            <text:p>-286,41</text:p>
          </table:table-cell>
          <table:table-cell office:value-type="float" office:value="7.9212725227" calcext:value-type="float">
            <text:p>7,9212725227</text:p>
          </table:table-cell>
          <table:table-cell office:value-type="float" office:value="-4.9887623063" calcext:value-type="float">
            <text:p>-4,988762306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900" calcext:value-type="float">
            <text:p>900</text:p>
          </table:table-cell>
          <table:table-cell office:value-type="float" office:value="-286.41" calcext:value-type="float">
            <text:p>-286,41</text:p>
          </table:table-cell>
          <table:table-cell office:value-type="float" office:value="5.3108659118" calcext:value-type="float">
            <text:p>5,3108659118</text:p>
          </table:table-cell>
          <table:table-cell office:value-type="float" office:value="-4.5341293374" calcext:value-type="float">
            <text:p>-4,534129337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-286.41" calcext:value-type="float">
            <text:p>-286,41</text:p>
          </table:table-cell>
          <table:table-cell office:value-type="float" office:value="4.919580324" calcext:value-type="float">
            <text:p>4,919580324</text:p>
          </table:table-cell>
          <table:table-cell office:value-type="float" office:value="-3.125179423" calcext:value-type="float">
            <text:p>-3,125179423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900" calcext:value-type="float">
            <text:p>900</text:p>
          </table:table-cell>
          <table:table-cell office:value-type="float" office:value="-287.41" calcext:value-type="float">
            <text:p>-287,41</text:p>
          </table:table-cell>
          <table:table-cell office:value-type="float" office:value="4.4872850479" calcext:value-type="float">
            <text:p>4,4872850479</text:p>
          </table:table-cell>
          <table:table-cell office:value-type="float" office:value="-3.7069660103" calcext:value-type="float">
            <text:p>-3,7069660103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900" calcext:value-type="float">
            <text:p>900</text:p>
          </table:table-cell>
          <table:table-cell office:value-type="float" office:value="-287.41" calcext:value-type="float">
            <text:p>-287,41</text:p>
          </table:table-cell>
          <table:table-cell office:value-type="float" office:value="3.9676164118" calcext:value-type="float">
            <text:p>3,9676164118</text:p>
          </table:table-cell>
          <table:table-cell office:value-type="float" office:value="-3.6215783695" calcext:value-type="float">
            <text:p>-3,6215783695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900" calcext:value-type="float">
            <text:p>900</text:p>
          </table:table-cell>
          <table:table-cell office:value-type="float" office:value="-287.41" calcext:value-type="float">
            <text:p>-287,41</text:p>
          </table:table-cell>
          <table:table-cell office:value-type="float" office:value="5.356651206" calcext:value-type="float">
            <text:p>5,356651206</text:p>
          </table:table-cell>
          <table:table-cell office:value-type="float" office:value="-2.6930320963" calcext:value-type="float">
            <text:p>-2,693032096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00" calcext:value-type="float">
            <text:p>900</text:p>
          </table:table-cell>
          <table:table-cell office:value-type="float" office:value="-288.57" calcext:value-type="float">
            <text:p>-288,57</text:p>
          </table:table-cell>
          <table:table-cell office:value-type="float" office:value="5.7777292416" calcext:value-type="float">
            <text:p>5,7777292416</text:p>
          </table:table-cell>
          <table:table-cell office:value-type="float" office:value="-4.0564978011" calcext:value-type="float">
            <text:p>-4,056497801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00" calcext:value-type="float">
            <text:p>900</text:p>
          </table:table-cell>
          <table:table-cell office:value-type="float" office:value="-288.57" calcext:value-type="float">
            <text:p>-288,57</text:p>
          </table:table-cell>
          <table:table-cell office:value-type="float" office:value="5.2242227714" calcext:value-type="float">
            <text:p>5,2242227714</text:p>
          </table:table-cell>
          <table:table-cell office:value-type="float" office:value="-4.9944744315" calcext:value-type="float">
            <text:p>-4,994474431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900" calcext:value-type="float">
            <text:p>900</text:p>
          </table:table-cell>
          <table:table-cell office:value-type="float" office:value="-289.43" calcext:value-type="float">
            <text:p>-289,43</text:p>
          </table:table-cell>
          <table:table-cell office:value-type="float" office:value="4.4064042559" calcext:value-type="float">
            <text:p>4,4064042559</text:p>
          </table:table-cell>
          <table:table-cell office:value-type="float" office:value="-5.6910618673" calcext:value-type="float">
            <text:p>-5,6910618673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900" calcext:value-type="float">
            <text:p>900</text:p>
          </table:table-cell>
          <table:table-cell office:value-type="float" office:value="-289.43" calcext:value-type="float">
            <text:p>-289,43</text:p>
          </table:table-cell>
          <table:table-cell office:value-type="float" office:value="3.0969309567" calcext:value-type="float">
            <text:p>3,0969309567</text:p>
          </table:table-cell>
          <table:table-cell office:value-type="float" office:value="-8.1094633555" calcext:value-type="float">
            <text:p>-8,1094633555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900" calcext:value-type="float">
            <text:p>900</text:p>
          </table:table-cell>
          <table:table-cell office:value-type="float" office:value="-289.43" calcext:value-type="float">
            <text:p>-289,43</text:p>
          </table:table-cell>
          <table:table-cell office:value-type="float" office:value="3.3215002703" calcext:value-type="float">
            <text:p>3,3215002703</text:p>
          </table:table-cell>
          <table:table-cell office:value-type="float" office:value="-9.3088199638" calcext:value-type="float">
            <text:p>-9,3088199638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900" calcext:value-type="float">
            <text:p>900</text:p>
          </table:table-cell>
          <table:table-cell office:value-type="float" office:value="-289.9" calcext:value-type="float">
            <text:p>-289,9</text:p>
          </table:table-cell>
          <table:table-cell office:value-type="float" office:value="2.9360509654" calcext:value-type="float">
            <text:p>2,9360509654</text:p>
          </table:table-cell>
          <table:table-cell office:value-type="float" office:value="-9.3970354267" calcext:value-type="float">
            <text:p>-9,3970354267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900" calcext:value-type="float">
            <text:p>900</text:p>
          </table:table-cell>
          <table:table-cell office:value-type="float" office:value="-289.9" calcext:value-type="float">
            <text:p>-289,9</text:p>
          </table:table-cell>
          <table:table-cell office:value-type="float" office:value="1.4443090237" calcext:value-type="float">
            <text:p>1,4443090237</text:p>
          </table:table-cell>
          <table:table-cell office:value-type="float" office:value="-9.6261256993" calcext:value-type="float">
            <text:p>-9,6261256993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900" calcext:value-type="float">
            <text:p>900</text:p>
          </table:table-cell>
          <table:table-cell office:value-type="float" office:value="-289.9" calcext:value-type="float">
            <text:p>-289,9</text:p>
          </table:table-cell>
          <table:table-cell office:value-type="float" office:value="1.2480146414" calcext:value-type="float">
            <text:p>1,2480146414</text:p>
          </table:table-cell>
          <table:table-cell office:value-type="float" office:value="-9.6810226853" calcext:value-type="float">
            <text:p>-9,6810226853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900" calcext:value-type="float">
            <text:p>900</text:p>
          </table:table-cell>
          <table:table-cell office:value-type="float" office:value="-290.02" calcext:value-type="float">
            <text:p>-290,02</text:p>
          </table:table-cell>
          <table:table-cell office:value-type="float" office:value="1.0464326459" calcext:value-type="float">
            <text:p>1,0464326459</text:p>
          </table:table-cell>
          <table:table-cell office:value-type="float" office:value="-9.5656094434" calcext:value-type="float">
            <text:p>-9,5656094434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900" calcext:value-type="float">
            <text:p>900</text:p>
          </table:table-cell>
          <table:table-cell office:value-type="float" office:value="-290.02" calcext:value-type="float">
            <text:p>-290,02</text:p>
          </table:table-cell>
          <table:table-cell office:value-type="float" office:value="0.080230825" calcext:value-type="float">
            <text:p>0,080230825</text:p>
          </table:table-cell>
          <table:table-cell office:value-type="float" office:value="-9.7571211446" calcext:value-type="float">
            <text:p>-9,757121144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" calcext:value-type="float">
            <text:p>900</text:p>
          </table:table-cell>
          <table:table-cell office:value-type="float" office:value="-290.02" calcext:value-type="float">
            <text:p>-290,02</text:p>
          </table:table-cell>
          <table:table-cell office:value-type="float" office:value="-0.8864735428" calcext:value-type="float">
            <text:p>-0,8864735428</text:p>
          </table:table-cell>
          <table:table-cell office:value-type="float" office:value="-9.6501891513" calcext:value-type="float">
            <text:p>-9,6501891513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900" calcext:value-type="float">
            <text:p>900</text:p>
          </table:table-cell>
          <table:table-cell office:value-type="float" office:value="-289.84" calcext:value-type="float">
            <text:p>-289,84</text:p>
          </table:table-cell>
          <table:table-cell office:value-type="float" office:value="-1.0521501914" calcext:value-type="float">
            <text:p>-1,0521501914</text:p>
          </table:table-cell>
          <table:table-cell office:value-type="float" office:value="-8.6722272894" calcext:value-type="float">
            <text:p>-8,6722272894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900" calcext:value-type="float">
            <text:p>900</text:p>
          </table:table-cell>
          <table:table-cell office:value-type="float" office:value="-289.84" calcext:value-type="float">
            <text:p>-289,84</text:p>
          </table:table-cell>
          <table:table-cell office:value-type="float" office:value="-1.1632419333" calcext:value-type="float">
            <text:p>-1,1632419333</text:p>
          </table:table-cell>
          <table:table-cell office:value-type="float" office:value="-8.8506826001" calcext:value-type="float">
            <text:p>-8,8506826001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900" calcext:value-type="float">
            <text:p>900</text:p>
          </table:table-cell>
          <table:table-cell office:value-type="float" office:value="-289.84" calcext:value-type="float">
            <text:p>-289,84</text:p>
          </table:table-cell>
          <table:table-cell office:value-type="float" office:value="-2.5673744941" calcext:value-type="float">
            <text:p>-2,5673744941</text:p>
          </table:table-cell>
          <table:table-cell office:value-type="float" office:value="-10.6384180128" calcext:value-type="float">
            <text:p>-10,6384180128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900" calcext:value-type="float">
            <text:p>900</text:p>
          </table:table-cell>
          <table:table-cell office:value-type="float" office:value="-289.35" calcext:value-type="float">
            <text:p>-289,35</text:p>
          </table:table-cell>
          <table:table-cell office:value-type="float" office:value="-2.1871129523" calcext:value-type="float">
            <text:p>-2,1871129523</text:p>
          </table:table-cell>
          <table:table-cell office:value-type="float" office:value="-9.6446811483" calcext:value-type="float">
            <text:p>-9,6446811483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900" calcext:value-type="float">
            <text:p>900</text:p>
          </table:table-cell>
          <table:table-cell office:value-type="float" office:value="-289.35" calcext:value-type="float">
            <text:p>-289,35</text:p>
          </table:table-cell>
          <table:table-cell office:value-type="float" office:value="-0.6939326412" calcext:value-type="float">
            <text:p>-0,6939326412</text:p>
          </table:table-cell>
          <table:table-cell office:value-type="float" office:value="-9.146123502" calcext:value-type="float">
            <text:p>-9,146123502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900" calcext:value-type="float">
            <text:p>900</text:p>
          </table:table-cell>
          <table:table-cell office:value-type="float" office:value="-289.35" calcext:value-type="float">
            <text:p>-289,35</text:p>
          </table:table-cell>
          <table:table-cell office:value-type="float" office:value="-2.166965657" calcext:value-type="float">
            <text:p>-2,166965657</text:p>
          </table:table-cell>
          <table:table-cell office:value-type="float" office:value="-8.5776139496" calcext:value-type="float">
            <text:p>-8,5776139496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900" calcext:value-type="float">
            <text:p>900</text:p>
          </table:table-cell>
          <table:table-cell office:value-type="float" office:value="-288.89" calcext:value-type="float">
            <text:p>-288,89</text:p>
          </table:table-cell>
          <table:table-cell office:value-type="float" office:value="-2.1922869536" calcext:value-type="float">
            <text:p>-2,1922869536</text:p>
          </table:table-cell>
          <table:table-cell office:value-type="float" office:value="-6.6846518812" calcext:value-type="float">
            <text:p>-6,6846518812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900" calcext:value-type="float">
            <text:p>900</text:p>
          </table:table-cell>
          <table:table-cell office:value-type="float" office:value="-288.89" calcext:value-type="float">
            <text:p>-288,89</text:p>
          </table:table-cell>
          <table:table-cell office:value-type="float" office:value="-1.3026654962" calcext:value-type="float">
            <text:p>-1,3026654962</text:p>
          </table:table-cell>
          <table:table-cell office:value-type="float" office:value="-6.3758150663" calcext:value-type="float">
            <text:p>-6,3758150663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900" calcext:value-type="float">
            <text:p>900</text:p>
          </table:table-cell>
          <table:table-cell office:value-type="float" office:value="-288.64" calcext:value-type="float">
            <text:p>-288,64</text:p>
          </table:table-cell>
          <table:table-cell office:value-type="float" office:value="-1.9052892175" calcext:value-type="float">
            <text:p>-1,9052892175</text:p>
          </table:table-cell>
          <table:table-cell office:value-type="float" office:value="-5.1843501066" calcext:value-type="float">
            <text:p>-5,184350106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00" calcext:value-type="float">
            <text:p>900</text:p>
          </table:table-cell>
          <table:table-cell office:value-type="float" office:value="-288.64" calcext:value-type="float">
            <text:p>-288,64</text:p>
          </table:table-cell>
          <table:table-cell office:value-type="float" office:value="0" calcext:value-type="float">
            <text:p>0</text:p>
          </table:table-cell>
          <table:table-cell office:value-type="float" office:value="-0.8709477333" calcext:value-type="float">
            <text:p>-0,8709477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-282.37" calcext:value-type="float">
            <text:p>-282,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-282.45" calcext:value-type="float">
            <text:p>-282,45</text:p>
          </table:table-cell>
          <table:table-cell office:value-type="float" office:value="0.5297640018" calcext:value-type="float">
            <text:p>0,5297640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-282.45" calcext:value-type="float">
            <text:p>-282,45</text:p>
          </table:table-cell>
          <table:table-cell office:value-type="float" office:value="-0.1687077353" calcext:value-type="float">
            <text:p>-0,1687077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-282.45" calcext:value-type="float">
            <text:p>-282,45</text:p>
          </table:table-cell>
          <table:table-cell office:value-type="float" office:value="-1.6939194332" calcext:value-type="float">
            <text:p>-1,6939194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-282.16" calcext:value-type="float">
            <text:p>-282,16</text:p>
          </table:table-cell>
          <table:table-cell office:value-type="float" office:value="-1.7633917868" calcext:value-type="float">
            <text:p>-1,7633917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-282.16" calcext:value-type="float">
            <text:p>-282,16</text:p>
          </table:table-cell>
          <table:table-cell office:value-type="float" office:value="-0.6049518105" calcext:value-type="float">
            <text:p>-0,6049518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-282.16" calcext:value-type="float">
            <text:p>-282,16</text:p>
          </table:table-cell>
          <table:table-cell office:value-type="float" office:value="-1.8228488397" calcext:value-type="float">
            <text:p>-1,8228488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-281.83" calcext:value-type="float">
            <text:p>-281,83</text:p>
          </table:table-cell>
          <table:table-cell office:value-type="float" office:value="-2.1076676889" calcext:value-type="float">
            <text:p>-2,1076676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-281.83" calcext:value-type="float">
            <text:p>-281,83</text:p>
          </table:table-cell>
          <table:table-cell office:value-type="float" office:value="-1.5886637665" calcext:value-type="float">
            <text:p>-1,5886637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-281.6" calcext:value-type="float">
            <text:p>-281,6</text:p>
          </table:table-cell>
          <table:table-cell office:value-type="float" office:value="-1.2267503154" calcext:value-type="float">
            <text:p>-1,2267503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-281.6" calcext:value-type="float">
            <text:p>-281,6</text:p>
          </table:table-cell>
          <table:table-cell office:value-type="float" office:value="-0.2200572924" calcext:value-type="float">
            <text:p>-0,2200572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-281.6" calcext:value-type="float">
            <text:p>-281,6</text:p>
          </table:table-cell>
          <table:table-cell office:value-type="float" office:value="0.3095182853" calcext:value-type="float">
            <text:p>0,3095182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-281.67" calcext:value-type="float">
            <text:p>-281,67</text:p>
          </table:table-cell>
          <table:table-cell office:value-type="float" office:value="0.4831042236" calcext:value-type="float">
            <text:p>0,4831042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-281.67" calcext:value-type="float">
            <text:p>-281,67</text:p>
          </table:table-cell>
          <table:table-cell office:value-type="float" office:value="1.0073103208" calcext:value-type="float">
            <text:p>1,0073103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-281.67" calcext:value-type="float">
            <text:p>-281,67</text:p>
          </table:table-cell>
          <table:table-cell office:value-type="float" office:value="2.5087015489" calcext:value-type="float">
            <text:p>2,5087015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-282.2" calcext:value-type="float">
            <text:p>-282,2</text:p>
          </table:table-cell>
          <table:table-cell office:value-type="float" office:value="2.7201285646" calcext:value-type="float">
            <text:p>2,7201285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-282.2" calcext:value-type="float">
            <text:p>-282,2</text:p>
          </table:table-cell>
          <table:table-cell office:value-type="float" office:value="2.2267492679" calcext:value-type="float">
            <text:p>2,2267492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-282.2" calcext:value-type="float">
            <text:p>-282,2</text:p>
          </table:table-cell>
          <table:table-cell office:value-type="float" office:value="3.4935691343" calcext:value-type="float">
            <text:p>3,4935691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-282.93" calcext:value-type="float">
            <text:p>-282,93</text:p>
          </table:table-cell>
          <table:table-cell office:value-type="float" office:value="3.6356566105" calcext:value-type="float">
            <text:p>3,6356566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-282.93" calcext:value-type="float">
            <text:p>-282,93</text:p>
          </table:table-cell>
          <table:table-cell office:value-type="float" office:value="2.9178753863" calcext:value-type="float">
            <text:p>2,9178753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-282.93" calcext:value-type="float">
            <text:p>-282,93</text:p>
          </table:table-cell>
          <table:table-cell office:value-type="float" office:value="4.1044794424" calcext:value-type="float">
            <text:p>4,1044794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000" calcext:value-type="float">
            <text:p>1000</text:p>
          </table:table-cell>
          <table:table-cell office:value-type="float" office:value="-283.79" calcext:value-type="float">
            <text:p>-283,79</text:p>
          </table:table-cell>
          <table:table-cell office:value-type="float" office:value="4.1941190439" calcext:value-type="float">
            <text:p>4,1941190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000" calcext:value-type="float">
            <text:p>1000</text:p>
          </table:table-cell>
          <table:table-cell office:value-type="float" office:value="-283.79" calcext:value-type="float">
            <text:p>-283,79</text:p>
          </table:table-cell>
          <table:table-cell office:value-type="float" office:value="-1.8656224772" calcext:value-type="float">
            <text:p>-1,8656224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00" calcext:value-type="float">
            <text:p>1000</text:p>
          </table:table-cell>
          <table:table-cell office:value-type="float" office:value="-283.79" calcext:value-type="float">
            <text:p>-283,79</text:p>
          </table:table-cell>
          <table:table-cell office:value-type="float" office:value="4.7192460628" calcext:value-type="float">
            <text:p>4,7192460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00" calcext:value-type="float">
            <text:p>1000</text:p>
          </table:table-cell>
          <table:table-cell office:value-type="float" office:value="-284.7" calcext:value-type="float">
            <text:p>-284,7</text:p>
          </table:table-cell>
          <table:table-cell office:value-type="float" office:value="5.9322358847" calcext:value-type="float">
            <text:p>5,9322358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float" office:value="-284.7" calcext:value-type="float">
            <text:p>-284,7</text:p>
          </table:table-cell>
          <table:table-cell office:value-type="float" office:value="6.1810599688" calcext:value-type="float">
            <text:p>6,1810599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000" calcext:value-type="float">
            <text:p>1000</text:p>
          </table:table-cell>
          <table:table-cell office:value-type="float" office:value="-285.71" calcext:value-type="float">
            <text:p>-285,71</text:p>
          </table:table-cell>
          <table:table-cell office:value-type="float" office:value="5.1542787445" calcext:value-type="float">
            <text:p>5,1542787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000" calcext:value-type="float">
            <text:p>1000</text:p>
          </table:table-cell>
          <table:table-cell office:value-type="float" office:value="-285.71" calcext:value-type="float">
            <text:p>-285,71</text:p>
          </table:table-cell>
          <table:table-cell office:value-type="float" office:value="3.7174323014" calcext:value-type="float">
            <text:p>3,7174323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000" calcext:value-type="float">
            <text:p>1000</text:p>
          </table:table-cell>
          <table:table-cell office:value-type="float" office:value="-285.71" calcext:value-type="float">
            <text:p>-285,71</text:p>
          </table:table-cell>
          <table:table-cell office:value-type="float" office:value="4.6109156857" calcext:value-type="float">
            <text:p>4,6109156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00" calcext:value-type="float">
            <text:p>1000</text:p>
          </table:table-cell>
          <table:table-cell office:value-type="float" office:value="-286.66" calcext:value-type="float">
            <text:p>-286,66</text:p>
          </table:table-cell>
          <table:table-cell office:value-type="float" office:value="4.4285337864" calcext:value-type="float">
            <text:p>4,4285337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office:value-type="float" office:value="-286.66" calcext:value-type="float">
            <text:p>-286,66</text:p>
          </table:table-cell>
          <table:table-cell office:value-type="float" office:value="2.7613166136" calcext:value-type="float">
            <text:p>2,7613166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000" calcext:value-type="float">
            <text:p>1000</text:p>
          </table:table-cell>
          <table:table-cell office:value-type="float" office:value="-286.66" calcext:value-type="float">
            <text:p>-286,66</text:p>
          </table:table-cell>
          <table:table-cell office:value-type="float" office:value="2.8070979481" calcext:value-type="float">
            <text:p>2,8070979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000" calcext:value-type="float">
            <text:p>1000</text:p>
          </table:table-cell>
          <table:table-cell office:value-type="float" office:value="-287.2" calcext:value-type="float">
            <text:p>-287,2</text:p>
          </table:table-cell>
          <table:table-cell office:value-type="float" office:value="2.7365642408" calcext:value-type="float">
            <text:p>2,7365642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000" calcext:value-type="float">
            <text:p>1000</text:p>
          </table:table-cell>
          <table:table-cell office:value-type="float" office:value="-287.2" calcext:value-type="float">
            <text:p>-287,2</text:p>
          </table:table-cell>
          <table:table-cell office:value-type="float" office:value="2.5020139104" calcext:value-type="float">
            <text:p>2,5020139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000" calcext:value-type="float">
            <text:p>1000</text:p>
          </table:table-cell>
          <table:table-cell office:value-type="float" office:value="-287.2" calcext:value-type="float">
            <text:p>-287,2</text:p>
          </table:table-cell>
          <table:table-cell office:value-type="float" office:value="4.1711444625" calcext:value-type="float">
            <text:p>4,1711444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000" calcext:value-type="float">
            <text:p>1000</text:p>
          </table:table-cell>
          <table:table-cell office:value-type="float" office:value="-288.06" calcext:value-type="float">
            <text:p>-288,06</text:p>
          </table:table-cell>
          <table:table-cell office:value-type="float" office:value="4.0968023144" calcext:value-type="float">
            <text:p>4,0968023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000" calcext:value-type="float">
            <text:p>1000</text:p>
          </table:table-cell>
          <table:table-cell office:value-type="float" office:value="-288.06" calcext:value-type="float">
            <text:p>-288,06</text:p>
          </table:table-cell>
          <table:table-cell office:value-type="float" office:value="2.1972616366" calcext:value-type="float">
            <text:p>2,1972616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000" calcext:value-type="float">
            <text:p>1000</text:p>
          </table:table-cell>
          <table:table-cell office:value-type="float" office:value="-288.06" calcext:value-type="float">
            <text:p>-288,06</text:p>
          </table:table-cell>
          <table:table-cell office:value-type="float" office:value="2.3102498001" calcext:value-type="float">
            <text:p>2,3102498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000" calcext:value-type="float">
            <text:p>1000</text:p>
          </table:table-cell>
          <table:table-cell office:value-type="float" office:value="-288.49" calcext:value-type="float">
            <text:p>-288,49</text:p>
          </table:table-cell>
          <table:table-cell office:value-type="float" office:value="2.0011068287" calcext:value-type="float">
            <text:p>2,0011068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000" calcext:value-type="float">
            <text:p>1000</text:p>
          </table:table-cell>
          <table:table-cell office:value-type="float" office:value="-288.49" calcext:value-type="float">
            <text:p>-288,49</text:p>
          </table:table-cell>
          <table:table-cell office:value-type="float" office:value="0.4305074548" calcext:value-type="float">
            <text:p>0,4305074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-288.44" calcext:value-type="float">
            <text:p>-288,44</text:p>
          </table:table-cell>
          <table:table-cell office:value-type="float" office:value="-0.2356097746" calcext:value-type="float">
            <text:p>-0,2356097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000" calcext:value-type="float">
            <text:p>1000</text:p>
          </table:table-cell>
          <table:table-cell office:value-type="float" office:value="-288.44" calcext:value-type="float">
            <text:p>-288,44</text:p>
          </table:table-cell>
          <table:table-cell office:value-type="float" office:value="-0.7982235749" calcext:value-type="float">
            <text:p>-0,7982235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000" calcext:value-type="float">
            <text:p>1000</text:p>
          </table:table-cell>
          <table:table-cell office:value-type="float" office:value="-288.44" calcext:value-type="float">
            <text:p>-288,44</text:p>
          </table:table-cell>
          <table:table-cell office:value-type="float" office:value="-2.9431740235" calcext:value-type="float">
            <text:p>-2,9431740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000" calcext:value-type="float">
            <text:p>1000</text:p>
          </table:table-cell>
          <table:table-cell office:value-type="float" office:value="-287.89" calcext:value-type="float">
            <text:p>-287,89</text:p>
          </table:table-cell>
          <table:table-cell office:value-type="float" office:value="-2.8893442135" calcext:value-type="float">
            <text:p>-2,8893442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000" calcext:value-type="float">
            <text:p>1000</text:p>
          </table:table-cell>
          <table:table-cell office:value-type="float" office:value="-287.89" calcext:value-type="float">
            <text:p>-287,89</text:p>
          </table:table-cell>
          <table:table-cell office:value-type="float" office:value="-0.6142750548" calcext:value-type="float">
            <text:p>-0,6142750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000" calcext:value-type="float">
            <text:p>1000</text:p>
          </table:table-cell>
          <table:table-cell office:value-type="float" office:value="-287.89" calcext:value-type="float">
            <text:p>-287,89</text:p>
          </table:table-cell>
          <table:table-cell office:value-type="float" office:value="0.2337675895" calcext:value-type="float">
            <text:p>0,2337675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000" calcext:value-type="float">
            <text:p>1000</text:p>
          </table:table-cell>
          <table:table-cell office:value-type="float" office:value="-287.94" calcext:value-type="float">
            <text:p>-287,94</text:p>
          </table:table-cell>
          <table:table-cell office:value-type="float" office:value="0.2842351653" calcext:value-type="float">
            <text:p>0,2842351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000" calcext:value-type="float">
            <text:p>1000</text:p>
          </table:table-cell>
          <table:table-cell office:value-type="float" office:value="-287.94" calcext:value-type="float">
            <text:p>-287,94</text:p>
          </table:table-cell>
          <table:table-cell office:value-type="float" office:value="0.0977595928" calcext:value-type="float">
            <text:p>0,0977595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000" calcext:value-type="float">
            <text:p>1000</text:p>
          </table:table-cell>
          <table:table-cell office:value-type="float" office:value="-287.94" calcext:value-type="float">
            <text:p>-287,94</text:p>
          </table:table-cell>
          <table:table-cell office:value-type="float" office:value="0.7739719266" calcext:value-type="float">
            <text:p>0,7739719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000" calcext:value-type="float">
            <text:p>1000</text:p>
          </table:table-cell>
          <table:table-cell office:value-type="float" office:value="-288.06" calcext:value-type="float">
            <text:p>-288,06</text:p>
          </table:table-cell>
          <table:table-cell office:value-type="float" office:value="0.7471015632" calcext:value-type="float">
            <text:p>0,7471015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-288.06" calcext:value-type="float">
            <text:p>-288,06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00.00.00</text:date>, <text:time style:data-style-name="N2" text:time-value="19:18:41.724909387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5T10:13:19.192493868</meta:creation-date>
    <dc:date>2021-04-15T19:20:05.842866685</dc:date>
    <meta:editing-duration>PT22M5S</meta:editing-duration>
    <meta:editing-cycles>2</meta:editing-cycles>
    <meta:generator>LibreOffice/6.4.6.2$Linux_X86_64 LibreOffice_project/40$Build-2</meta:generator>
    <meta:document-statistic meta:table-count="3" meta:cell-count="10659" meta:object-count="0"/>
  </office:meta>
</office:document-meta>
</file>